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3.231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055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4.232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03cm"/>
    </style:style>
    <style:style style:name="co11" style:family="table-column">
      <style:table-column-properties fo:break-before="auto" style:column-width="1.949cm"/>
    </style:style>
    <style:style style:name="co12" style:family="table-column">
      <style:table-column-properties fo:break-before="auto" style:column-width="4.965cm"/>
    </style:style>
    <style:style style:name="co13" style:family="table-column">
      <style:table-column-properties fo:break-before="auto" style:column-width="3.907cm"/>
    </style:style>
    <style:style style:name="co14" style:family="table-column">
      <style:table-column-properties fo:break-before="auto" style:column-width="4.496cm"/>
    </style:style>
    <style:style style:name="co15" style:family="table-column">
      <style:table-column-properties fo:break-before="auto" style:column-width="4.64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2.187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2.716cm" fo:break-before="auto" style:use-optimal-row-height="false"/>
    </style:style>
    <style:style style:name="ro9" style:family="table-row">
      <style:table-row-properties style:row-height="1.446cm" fo:break-before="auto" style:use-optimal-row-height="false"/>
    </style:style>
    <style:style style:name="ro10" style:family="table-row">
      <style:table-row-properties style:row-height="2.258cm" fo:break-before="auto" style:use-optimal-row-height="false"/>
    </style:style>
    <style:style style:name="ro11" style:family="table-row">
      <style:table-row-properties style:row-height="2.858cm" fo:break-before="auto" style:use-optimal-row-height="false"/>
    </style:style>
    <style:style style:name="ro12" style:family="table-row">
      <style:table-row-properties style:row-height="2.328cm" fo:break-before="auto" style:use-optimal-row-height="false"/>
    </style:style>
    <style:style style:name="ro13" style:family="table-row">
      <style:table-row-properties style:row-height="2.505cm" fo:break-before="auto" style:use-optimal-row-height="false"/>
    </style:style>
    <style:style style:name="ta1" style:family="table" style:master-page-name="PageStyle_5f_weights-concentrations">
      <style:table-properties table:display="true" style:writing-mode="lr-tb"/>
    </style:style>
    <style:style style:name="ta2" style:family="table" style:master-page-name="PageStyle_5f_dung_20_ref_20_coll">
      <style:table-properties table:display="true" style:writing-mode="lr-tb"/>
    </style:style>
    <style:style style:name="ta3" style:family="table" style:master-page-name="PageStyle_5f_Harappa">
      <style:table-properties table:display="true" style:writing-mode="lr-tb"/>
    </style:style>
    <style:style style:name="ta4" style:family="table" style:master-page-name="PageStyle_5f_Kanmer">
      <style:table-properties table:display="true" style:writing-mode="lr-tb"/>
    </style:style>
    <style:style style:name="ta5" style:family="table" style:master-page-name="PageStyle_5f_Shikarpur">
      <style:table-properties table:display="true" style:writing-mode="lr-tb"/>
    </style:style>
    <style:style style:name="ta6" style:family="table" style:master-page-name="PageStyle_5f_Alamgirpu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2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2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35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35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35">
      <style:table-cell-properties fo:border-bottom="none" style:diagonal-bl-tr="none" style:diagonal-tl-br="none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35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35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35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35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fo:padding="0.071cm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cf30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315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31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31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315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ackground-color="#ffff99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ff99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99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1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1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1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1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1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315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36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36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36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37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36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1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1">
      <style:table-cell-properties fo:border-bottom="none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1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315" style:rotation-align="bottom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36">
      <style:table-cell-properties fo:border-bottom="none" fo:background-color="#ffff99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36">
      <style:table-cell-properties fo:border-bottom="none" fo:background-color="#ffff99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36">
      <style:table-cell-properties fo:border-bottom="0.74pt solid #000000" fo:background-color="#ffff99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36">
      <style:table-cell-properties fo:background-color="#ffff99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315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ttb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>
      <style:table-cell-properties fo:border-bottom="none" fo:background-color="#ff99cc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99cc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99cc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>
      <style:table-cell-properties fo:background-color="#ff99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>
      <style:table-cell-properties fo:background-color="#ff99cc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>
      <style:table-cell-properties fo:border-bottom="none" fo:background-color="#ff99cc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>
      <style:table-cell-properties fo:border-bottom="none" fo:background-color="#ff99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ff99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1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1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1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1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0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 style:data-style-name="N11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Default" style:data-style-name="N10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 style:data-style-name="N10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1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Default" style:data-style-name="N11">
      <style:table-cell-properties fo:border-bottom="none" fo:background-color="#ff99cc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11">
      <style:table-cell-properties fo:border-bottom="none" fo:background-color="#ff99cc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1">
      <style:table-cell-properties fo:border-bottom="0.74pt solid #000000" fo:background-color="#ff99cc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0">
      <style:table-cell-properties fo:background-color="#ff99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315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315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071cm" style:rotation-angle="315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Default" style:data-style-name="N11">
      <style:table-cell-properties fo:background-color="#ff99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315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315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315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315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Default" style:data-style-name="N10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315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Default" style:data-style-name="N136">
      <style:table-cell-properties fo:border-bottom="none" fo:background-color="#ff99cc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 style:data-style-name="N136">
      <style:table-cell-properties fo:border-bottom="none" fo:background-color="#ff99cc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Default" style:data-style-name="N136">
      <style:table-cell-properties fo:border-bottom="0.74pt solid #000000" fo:background-color="#ff99cc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Default" style:data-style-name="N136">
      <style:table-cell-properties fo:background-color="#ff99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4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5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315" style:rotation-align="bottom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8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1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234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no-wrap" fo:border="0.74pt solid #000000" style:direction="ltr" fo:padding="0.071cm" style:rotation-angle="315" style:rotation-align="bottom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5" style:family="table-cell" style:parent-style-name="Default" style:data-style-name="N11">
      <style:table-cell-properties fo:border-bottom="none" style:diagonal-bl-tr="none" style:diagonal-tl-br="none" fo:background-color="transparent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6" style:family="table-cell" style:parent-style-name="Default" style:data-style-name="N11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7" style:family="table-cell" style:parent-style-name="Default" style:data-style-name="N11">
      <style:table-cell-properties fo:border-bottom="0.74pt solid #000000" style:diagonal-bl-tr="none" style:diagonal-tl-br="none" fo:background-color="transparent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8" style:family="table-cell" style:parent-style-name="Default" style:data-style-name="N10">
      <style:table-cell-properties fo:border-bottom="0.74pt solid #000000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9" style:family="table-cell" style:parent-style-name="Default" style:data-style-name="N11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0" style:family="table-cell" style:parent-style-name="Default" style:data-style-name="N1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1" style:family="table-cell" style:parent-style-name="Default" style:data-style-name="N11">
      <style:table-cell-properties fo:border-bottom="0.74pt solid #000000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2" style:family="table-cell" style:parent-style-name="Default" style:data-style-name="N10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3" style:family="table-cell" style:parent-style-name="Default" style:data-style-name="N11">
      <style:table-cell-properties fo:border-bottom="none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4" style:family="table-cell" style:parent-style-name="Default" style:data-style-name="N11">
      <style:table-cell-properties fo:border-bottom="none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5" style:family="table-cell" style:parent-style-name="Default" style:data-style-name="N11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6" style:family="table-cell" style:parent-style-name="Default" style:data-style-name="N10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value-type" style:repeat-content="false" fo:wrap-option="no-wrap" fo:border-left="0.74pt solid #000000" style:direction="ltr" fo:padding="0.071cm" fo:border-right="none" style:rotation-angle="315" style:rotation-align="bottom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8" style:family="table-cell" style:parent-style-name="Default" style:data-style-name="N136">
      <style:table-cell-properties fo:border-bottom="none" fo:background-color="#ff99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9" style:family="table-cell" style:parent-style-name="Default" style:data-style-name="N136">
      <style:table-cell-properties fo:border-bottom="none" fo:background-color="#ff99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0" style:family="table-cell" style:parent-style-name="Default" style:data-style-name="N136">
      <style:table-cell-properties fo:border-bottom="0.74pt solid #000000" fo:background-color="#ff99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1" style:family="table-cell" style:parent-style-name="Default" style:data-style-name="N136">
      <style:table-cell-properties fo:border-bottom="0.74pt solid #000000" fo:background-color="#ff99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315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315" style:rotation-align="bottom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weights-concent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41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23" office:value-type="string" calcext:value-type="string">
            <text:p>ID</text:p>
          </table:table-cell>
          <table:table-cell table:style-name="ce35" office:value-type="string" calcext:value-type="string">
            <text:p>dung</text:p>
          </table:table-cell>
          <table:table-cell table:style-name="ce35" office:value-type="string" calcext:value-type="string">
            <text:p>tube</text:p>
          </table:table-cell>
          <table:table-cell table:style-name="ce35" office:value-type="string" calcext:value-type="string">
            <text:p>tube+ash</text:p>
          </table:table-cell>
          <table:table-cell table:style-name="ce35" office:value-type="string" calcext:value-type="string">
            <text:p>ash</text:p>
          </table:table-cell>
          <table:table-cell table:style-name="ce35" office:value-type="string" calcext:value-type="string">
            <text:p>tube+ <text:s text:c="10"/>(ash-carb)</text:p>
          </table:table-cell>
          <table:table-cell table:style-name="ce35" office:value-type="string" calcext:value-type="string">
            <text:p>ash-carb</text:p>
          </table:table-cell>
          <table:table-cell table:style-name="ce35" office:value-type="string" calcext:value-type="string">
            <text:p>bottle</text:p>
          </table:table-cell>
          <table:table-cell table:style-name="ce35" office:value-type="string" calcext:value-type="string">
            <text:p>bottle+ <text:s text:c="4"/>silicates</text:p>
          </table:table-cell>
          <table:table-cell table:style-name="ce35" office:value-type="string" calcext:value-type="string">
            <text:p>silicates</text:p>
          </table:table-cell>
          <table:table-cell table:style-name="ce60" office:value-type="string" calcext:value-type="string">
            <text:p>slide</text:p>
          </table:table-cell>
          <table:table-cell table:style-name="ce60" office:value-type="string" calcext:value-type="string">
            <text:p>slide+ <text:s text:c="4"/>silicates</text:p>
          </table:table-cell>
          <table:table-cell table:style-name="ce60" office:value-type="string" calcext:value-type="string">
            <text:p>silicates on slide</text:p>
          </table:table-cell>
          <table:table-cell table:style-name="ce70" office:value-type="string" calcext:value-type="string">
            <text:p>phytoliths x g of AIF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table-cell table:style-name="ce2" office:value-type="string" calcext:value-type="string" table:number-columns-spanned="2" table:number-rows-spanned="11">
            <text:p>Dung reference collection</text:p>
          </table:table-cell>
          <table:covered-table-cell table:style-name="ce2"/>
          <table:table-cell table:style-name="ce24" office:value-type="string" calcext:value-type="string">
            <text:p>KMR DC001</text:p>
          </table:table-cell>
          <table:table-cell table:style-name="ce36" office:value-type="float" office:value="20.02" calcext:value-type="float">
            <text:p>20.02</text:p>
          </table:table-cell>
          <table:table-cell table:style-name="ce44" office:value-type="float" office:value="12.9036" calcext:value-type="float">
            <text:p>12.9036</text:p>
          </table:table-cell>
          <table:table-cell table:style-name="ce44" office:value-type="float" office:value="14.7123" calcext:value-type="float">
            <text:p>14.7123</text:p>
          </table:table-cell>
          <table:table-cell table:style-name="ce44" table:formula="of:=[.F2]-[.E2]" office:value-type="float" office:value="1.8087" calcext:value-type="float">
            <text:p>1.8087</text:p>
          </table:table-cell>
          <table:table-cell table:style-name="ce51" office:value-type="float" office:value="13.7913" calcext:value-type="float">
            <text:p>13.7913</text:p>
          </table:table-cell>
          <table:table-cell table:style-name="ce44" table:formula="of:=[.H2]-[.E2]" office:value-type="float" office:value="0.887699999999999" calcext:value-type="float">
            <text:p>0.8877</text:p>
          </table:table-cell>
          <table:table-cell table:style-name="ce44" office:value-type="float" office:value="7.0724" calcext:value-type="float">
            <text:p>7.0724</text:p>
          </table:table-cell>
          <table:table-cell table:style-name="ce44" office:value-type="float" office:value="7.9419" calcext:value-type="float">
            <text:p>7.9419</text:p>
          </table:table-cell>
          <table:table-cell table:style-name="ce44" table:formula="of:=[.K2]-[.J2]" office:value-type="float" office:value="0.8695" calcext:value-type="float">
            <text:p>0.8695</text:p>
          </table:table-cell>
          <table:table-cell table:style-name="ce61" office:value-type="float" office:value="4.7093" calcext:value-type="float">
            <text:p>4.7093</text:p>
          </table:table-cell>
          <table:table-cell table:style-name="ce44" office:value-type="float" office:value="4.7097" calcext:value-type="float">
            <text:p>4.7097</text:p>
          </table:table-cell>
          <table:table-cell table:style-name="ce44" table:formula="of:=[.N2]-[.M2]" office:value-type="float" office:value="0.000399999999999956" calcext:value-type="float">
            <text:p>0.0004</text:p>
          </table:table-cell>
          <table:table-cell table:style-name="ce71" office:value-type="float" office:value="154156054.787565" calcext:value-type="float">
            <text:p>154,156,055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2</text:p>
          </table:table-cell>
          <table:table-cell table:style-name="ce37" office:value-type="float" office:value="38.13" calcext:value-type="float">
            <text:p>38.13</text:p>
          </table:table-cell>
          <table:table-cell table:style-name="ce45" office:value-type="float" office:value="12.8232" calcext:value-type="float">
            <text:p>12.8232</text:p>
          </table:table-cell>
          <table:table-cell table:style-name="ce45" office:value-type="float" office:value="16.3131" calcext:value-type="float">
            <text:p>16.3131</text:p>
          </table:table-cell>
          <table:table-cell table:style-name="ce45" table:formula="of:=[.F3]-[.E3]" office:value-type="float" office:value="3.4899" calcext:value-type="float">
            <text:p>3.4899</text:p>
          </table:table-cell>
          <table:table-cell table:style-name="ce52" office:value-type="float" office:value="15.1828" calcext:value-type="float">
            <text:p>15.1828</text:p>
          </table:table-cell>
          <table:table-cell table:style-name="ce45" table:formula="of:=[.H3]-[.E3]" office:value-type="float" office:value="2.3596" calcext:value-type="float">
            <text:p>2.3596</text:p>
          </table:table-cell>
          <table:table-cell table:style-name="ce45" office:value-type="float" office:value="6.8738" calcext:value-type="float">
            <text:p>6.8738</text:p>
          </table:table-cell>
          <table:table-cell table:style-name="ce45" office:value-type="float" office:value="9.2262" calcext:value-type="float">
            <text:p>9.2262</text:p>
          </table:table-cell>
          <table:table-cell table:style-name="ce45" table:formula="of:=[.K3]-[.J3]" office:value-type="float" office:value="2.3524" calcext:value-type="float">
            <text:p>2.3524</text:p>
          </table:table-cell>
          <table:table-cell table:style-name="ce57" office:value-type="float" office:value="4.7175" calcext:value-type="float">
            <text:p>4.7175</text:p>
          </table:table-cell>
          <table:table-cell table:style-name="ce45" office:value-type="float" office:value="4.7177" calcext:value-type="float">
            <text:p>4.7177</text:p>
          </table:table-cell>
          <table:table-cell table:style-name="ce45" table:formula="of:=[.N3]-[.M3]" office:value-type="float" office:value="0.000199999999999534" calcext:value-type="float">
            <text:p>0.0002</text:p>
          </table:table-cell>
          <table:table-cell table:style-name="ce66" office:value-type="float" office:value="320542759.660142" calcext:value-type="float">
            <text:p>320,542,760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3</text:p>
          </table:table-cell>
          <table:table-cell table:style-name="ce37" office:value-type="float" office:value="24.81" calcext:value-type="float">
            <text:p>24.81</text:p>
          </table:table-cell>
          <table:table-cell table:style-name="ce45" office:value-type="float" office:value="12.8175" calcext:value-type="float">
            <text:p>12.8175</text:p>
          </table:table-cell>
          <table:table-cell table:style-name="ce45" office:value-type="float" office:value="15.0583" calcext:value-type="float">
            <text:p>15.0583</text:p>
          </table:table-cell>
          <table:table-cell table:style-name="ce45" table:formula="of:=[.F4]-[.E4]" office:value-type="float" office:value="2.2408" calcext:value-type="float">
            <text:p>2.2408</text:p>
          </table:table-cell>
          <table:table-cell table:style-name="ce52" office:value-type="float" office:value="13.7178" calcext:value-type="float">
            <text:p>13.7178</text:p>
          </table:table-cell>
          <table:table-cell table:style-name="ce45" table:formula="of:=[.H4]-[.E4]" office:value-type="float" office:value="0.9003" calcext:value-type="float">
            <text:p>0.9003</text:p>
          </table:table-cell>
          <table:table-cell table:style-name="ce45" office:value-type="float" office:value="7.1781" calcext:value-type="float">
            <text:p>7.1781</text:p>
          </table:table-cell>
          <table:table-cell table:style-name="ce45" office:value-type="float" office:value="8.0409" calcext:value-type="float">
            <text:p>8.0409</text:p>
          </table:table-cell>
          <table:table-cell table:style-name="ce45" table:formula="of:=[.K4]-[.J4]" office:value-type="float" office:value="0.862800000000001" calcext:value-type="float">
            <text:p>0.8628</text:p>
          </table:table-cell>
          <table:table-cell table:style-name="ce57" office:value-type="float" office:value="4.7047" calcext:value-type="float">
            <text:p>4.7047</text:p>
          </table:table-cell>
          <table:table-cell table:style-name="ce45" office:value-type="float" office:value="4.705" calcext:value-type="float">
            <text:p>4.7050</text:p>
          </table:table-cell>
          <table:table-cell table:style-name="ce45" table:formula="of:=[.N4]-[.M4]" office:value-type="float" office:value="0.000300000000000189" calcext:value-type="float">
            <text:p>0.0003</text:p>
          </table:table-cell>
          <table:table-cell table:style-name="ce66" office:value-type="float" office:value="275696590.36714" calcext:value-type="float">
            <text:p>275,696,590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4</text:p>
          </table:table-cell>
          <table:table-cell table:style-name="ce37" office:value-type="float" office:value="24.5" calcext:value-type="float">
            <text:p>24.50</text:p>
          </table:table-cell>
          <table:table-cell table:style-name="ce45" office:value-type="float" office:value="12.8917" calcext:value-type="float">
            <text:p>12.8917</text:p>
          </table:table-cell>
          <table:table-cell table:style-name="ce45" office:value-type="float" office:value="14.824" calcext:value-type="float">
            <text:p>14.8240</text:p>
          </table:table-cell>
          <table:table-cell table:style-name="ce45" table:formula="of:=[.F5]-[.E5]" office:value-type="float" office:value="1.9323" calcext:value-type="float">
            <text:p>1.9323</text:p>
          </table:table-cell>
          <table:table-cell table:style-name="ce52" office:value-type="float" office:value="14.0363" calcext:value-type="float">
            <text:p>14.0363</text:p>
          </table:table-cell>
          <table:table-cell table:style-name="ce45" table:formula="of:=[.H5]-[.E5]" office:value-type="float" office:value="1.1446" calcext:value-type="float">
            <text:p>1.1446</text:p>
          </table:table-cell>
          <table:table-cell table:style-name="ce45" office:value-type="float" office:value="7.0999" calcext:value-type="float">
            <text:p>7.0999</text:p>
          </table:table-cell>
          <table:table-cell table:style-name="ce45" office:value-type="float" office:value="8.2056" calcext:value-type="float">
            <text:p>8.2056</text:p>
          </table:table-cell>
          <table:table-cell table:style-name="ce45" table:formula="of:=[.K5]-[.J5]" office:value-type="float" office:value="1.1057" calcext:value-type="float">
            <text:p>1.1057</text:p>
          </table:table-cell>
          <table:table-cell table:style-name="ce57" office:value-type="float" office:value="4.7105" calcext:value-type="float">
            <text:p>4.7105</text:p>
          </table:table-cell>
          <table:table-cell table:style-name="ce45" office:value-type="float" office:value="4.7107" calcext:value-type="float">
            <text:p>4.7107</text:p>
          </table:table-cell>
          <table:table-cell table:style-name="ce45" table:formula="of:=[.N5]-[.M5]" office:value-type="float" office:value="0.000200000000000422" calcext:value-type="float">
            <text:p>0.0002</text:p>
          </table:table-cell>
          <table:table-cell table:style-name="ce66" office:value-type="float" office:value="308746016.750689" calcext:value-type="float">
            <text:p>308,746,017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5</text:p>
          </table:table-cell>
          <table:table-cell table:style-name="ce37" office:value-type="float" office:value="28.65" calcext:value-type="float">
            <text:p>28.65</text:p>
          </table:table-cell>
          <table:table-cell table:style-name="ce45" office:value-type="float" office:value="12.9253" calcext:value-type="float">
            <text:p>12.9253</text:p>
          </table:table-cell>
          <table:table-cell table:style-name="ce45" office:value-type="float" office:value="14.349" calcext:value-type="float">
            <text:p>14.3490</text:p>
          </table:table-cell>
          <table:table-cell table:style-name="ce45" table:formula="of:=[.F6]-[.E6]" office:value-type="float" office:value="1.4237" calcext:value-type="float">
            <text:p>1.4237</text:p>
          </table:table-cell>
          <table:table-cell table:style-name="ce52" office:value-type="float" office:value="13.7786" calcext:value-type="float">
            <text:p>13.7786</text:p>
          </table:table-cell>
          <table:table-cell table:style-name="ce45" table:formula="of:=[.H6]-[.E6]" office:value-type="float" office:value="0.853300000000001" calcext:value-type="float">
            <text:p>0.8533</text:p>
          </table:table-cell>
          <table:table-cell table:style-name="ce45" office:value-type="float" office:value="7.0522" calcext:value-type="float">
            <text:p>7.0522</text:p>
          </table:table-cell>
          <table:table-cell table:style-name="ce45" office:value-type="float" office:value="7.8793" calcext:value-type="float">
            <text:p>7.8793</text:p>
          </table:table-cell>
          <table:table-cell table:style-name="ce45" table:formula="of:=[.K6]-[.J6]" office:value-type="float" office:value="0.8271" calcext:value-type="float">
            <text:p>0.8271</text:p>
          </table:table-cell>
          <table:table-cell table:style-name="ce57" office:value-type="float" office:value="4.7193" calcext:value-type="float">
            <text:p>4.7193</text:p>
          </table:table-cell>
          <table:table-cell table:style-name="ce45" office:value-type="float" office:value="4.7195" calcext:value-type="float">
            <text:p>4.7195</text:p>
          </table:table-cell>
          <table:table-cell table:style-name="ce45" table:formula="of:=[.N6]-[.M6]" office:value-type="float" office:value="0.000200000000000422" calcext:value-type="float">
            <text:p>0.0002</text:p>
          </table:table-cell>
          <table:table-cell table:style-name="ce66" office:value-type="float" office:value="188919043.187966" calcext:value-type="float">
            <text:p>188,919,043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6</text:p>
          </table:table-cell>
          <table:table-cell table:style-name="ce37" office:value-type="float" office:value="40.56" calcext:value-type="float">
            <text:p>40.56</text:p>
          </table:table-cell>
          <table:table-cell table:style-name="ce45" office:value-type="float" office:value="12.8005" calcext:value-type="float">
            <text:p>12.8005</text:p>
          </table:table-cell>
          <table:table-cell table:style-name="ce45" office:value-type="float" office:value="15.1679" calcext:value-type="float">
            <text:p>15.1679</text:p>
          </table:table-cell>
          <table:table-cell table:style-name="ce45" table:formula="of:=[.F7]-[.E7]" office:value-type="float" office:value="2.3674" calcext:value-type="float">
            <text:p>2.3674</text:p>
          </table:table-cell>
          <table:table-cell table:style-name="ce52" office:value-type="float" office:value="13.8615" calcext:value-type="float">
            <text:p>13.8615</text:p>
          </table:table-cell>
          <table:table-cell table:style-name="ce45" table:formula="of:=[.H7]-[.E7]" office:value-type="float" office:value="1.061" calcext:value-type="float">
            <text:p>1.0610</text:p>
          </table:table-cell>
          <table:table-cell table:style-name="ce45" office:value-type="float" office:value="7.1428" calcext:value-type="float">
            <text:p>7.1428</text:p>
          </table:table-cell>
          <table:table-cell table:style-name="ce45" office:value-type="float" office:value="8.1841" calcext:value-type="float">
            <text:p>8.1841</text:p>
          </table:table-cell>
          <table:table-cell table:style-name="ce45" table:formula="of:=[.K7]-[.J7]" office:value-type="float" office:value="1.0413" calcext:value-type="float">
            <text:p>1.0413</text:p>
          </table:table-cell>
          <table:table-cell table:style-name="ce57" office:value-type="float" office:value="4.7161" calcext:value-type="float">
            <text:p>4.7161</text:p>
          </table:table-cell>
          <table:table-cell table:style-name="ce45" office:value-type="float" office:value="4.7164" calcext:value-type="float">
            <text:p>4.7164</text:p>
          </table:table-cell>
          <table:table-cell table:style-name="ce45" table:formula="of:=[.N7]-[.M7]" office:value-type="float" office:value="0.000300000000000189" calcext:value-type="float">
            <text:p>0.0003</text:p>
          </table:table-cell>
          <table:table-cell table:style-name="ce66" office:value-type="float" office:value="148334978.840623" calcext:value-type="float">
            <text:p>148,334,979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7</text:p>
          </table:table-cell>
          <table:table-cell table:style-name="ce37" office:value-type="float" office:value="16.95" calcext:value-type="float">
            <text:p>16.95</text:p>
          </table:table-cell>
          <table:table-cell table:style-name="ce45" office:value-type="float" office:value="12.7886" calcext:value-type="float">
            <text:p>12.7886</text:p>
          </table:table-cell>
          <table:table-cell table:style-name="ce45" office:value-type="float" office:value="14.3512" calcext:value-type="float">
            <text:p>14.3512</text:p>
          </table:table-cell>
          <table:table-cell table:style-name="ce45" table:formula="of:=[.F8]-[.E8]" office:value-type="float" office:value="1.5626" calcext:value-type="float">
            <text:p>1.5626</text:p>
          </table:table-cell>
          <table:table-cell table:style-name="ce52" office:value-type="float" office:value="13.3179" calcext:value-type="float">
            <text:p>13.3179</text:p>
          </table:table-cell>
          <table:table-cell table:style-name="ce45" table:formula="of:=[.H8]-[.E8]" office:value-type="float" office:value="0.529299999999999" calcext:value-type="float">
            <text:p>0.5293</text:p>
          </table:table-cell>
          <table:table-cell table:style-name="ce45" office:value-type="float" office:value="6.9184" calcext:value-type="float">
            <text:p>6.9184</text:p>
          </table:table-cell>
          <table:table-cell table:style-name="ce45" office:value-type="float" office:value="7.2835" calcext:value-type="float">
            <text:p>7.2835</text:p>
          </table:table-cell>
          <table:table-cell table:style-name="ce45" table:formula="of:=[.K8]-[.J8]" office:value-type="float" office:value="0.3651" calcext:value-type="float">
            <text:p>0.3651</text:p>
          </table:table-cell>
          <table:table-cell table:style-name="ce57" office:value-type="float" office:value="4.7029" calcext:value-type="float">
            <text:p>4.7029</text:p>
          </table:table-cell>
          <table:table-cell table:style-name="ce45" office:value-type="float" office:value="4.7032" calcext:value-type="float">
            <text:p>4.7032</text:p>
          </table:table-cell>
          <table:table-cell table:style-name="ce45" table:formula="of:=[.N8]-[.M8]" office:value-type="float" office:value="0.000300000000000189" calcext:value-type="float">
            <text:p>0.0003</text:p>
          </table:table-cell>
          <table:table-cell table:style-name="ce66" office:value-type="float" office:value="188743895.658718" calcext:value-type="float">
            <text:p>188,743,896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5" office:value-type="string" calcext:value-type="string">
            <text:p>KMR DC008</text:p>
          </table:table-cell>
          <table:table-cell table:style-name="ce37" office:value-type="float" office:value="38.08" calcext:value-type="float">
            <text:p>38.08</text:p>
          </table:table-cell>
          <table:table-cell table:style-name="ce45" office:value-type="float" office:value="12.8752" calcext:value-type="float">
            <text:p>12.8752</text:p>
          </table:table-cell>
          <table:table-cell table:style-name="ce45" office:value-type="float" office:value="15.9885" calcext:value-type="float">
            <text:p>15.9885</text:p>
          </table:table-cell>
          <table:table-cell table:style-name="ce45" table:formula="of:=[.F9]-[.E9]" office:value-type="float" office:value="3.1133" calcext:value-type="float">
            <text:p>3.1133</text:p>
          </table:table-cell>
          <table:table-cell table:style-name="ce52" office:value-type="float" office:value="14.963" calcext:value-type="float">
            <text:p>14.963</text:p>
          </table:table-cell>
          <table:table-cell table:style-name="ce45" table:formula="of:=[.H9]-[.E9]" office:value-type="float" office:value="2.0878" calcext:value-type="float">
            <text:p>2.0878</text:p>
          </table:table-cell>
          <table:table-cell table:style-name="ce45" office:value-type="float" office:value="6.8192" calcext:value-type="float">
            <text:p>6.8192</text:p>
          </table:table-cell>
          <table:table-cell table:style-name="ce45" office:value-type="float" office:value="8.8434" calcext:value-type="float">
            <text:p>8.8434</text:p>
          </table:table-cell>
          <table:table-cell table:style-name="ce45" table:formula="of:=[.K9]-[.J9]" office:value-type="float" office:value="2.0242" calcext:value-type="float">
            <text:p>2.0242</text:p>
          </table:table-cell>
          <table:table-cell table:style-name="ce57" office:value-type="float" office:value="4.6828" calcext:value-type="float">
            <text:p>4.6828</text:p>
          </table:table-cell>
          <table:table-cell table:style-name="ce45" office:value-type="float" office:value="4.6829" calcext:value-type="float">
            <text:p>4.6829</text:p>
          </table:table-cell>
          <table:table-cell table:style-name="ce45" table:formula="of:=[.N9]-[.M9]" office:value-type="float" office:value="0.0000999999999997669" calcext:value-type="float">
            <text:p>0.0001</text:p>
          </table:table-cell>
          <table:table-cell table:style-name="ce66" office:value-type="float" office:value="466864856.820068" calcext:value-type="float">
            <text:p>466,864,857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6" office:value-type="string" calcext:value-type="string">
            <text:p>ALM DC001</text:p>
          </table:table-cell>
          <table:table-cell table:style-name="ce38" office:value-type="float" office:value="66.41" calcext:value-type="float">
            <text:p>66.41</text:p>
          </table:table-cell>
          <table:table-cell table:style-name="ce46" office:value-type="float" office:value="12.8668" calcext:value-type="float">
            <text:p>12.8668</text:p>
          </table:table-cell>
          <table:table-cell table:style-name="ce46" office:value-type="float" office:value="16.0811" calcext:value-type="float">
            <text:p>16.0811</text:p>
          </table:table-cell>
          <table:table-cell table:style-name="ce46" table:formula="of:=[.F10]-[.E10]" office:value-type="float" office:value="3.2143" calcext:value-type="float">
            <text:p>3.2143</text:p>
          </table:table-cell>
          <table:table-cell table:style-name="ce53" office:value-type="float" office:value="15.0566" calcext:value-type="float">
            <text:p>15.0566</text:p>
          </table:table-cell>
          <table:table-cell table:style-name="ce46" table:formula="of:=[.H10]-[.E10]" office:value-type="float" office:value="2.1898" calcext:value-type="float">
            <text:p>2.1898</text:p>
          </table:table-cell>
          <table:table-cell table:style-name="ce46" office:value-type="float" office:value="7.1148" calcext:value-type="float">
            <text:p>7.1148</text:p>
          </table:table-cell>
          <table:table-cell table:style-name="ce46" office:value-type="float" office:value="9.2346" calcext:value-type="float">
            <text:p>9.2346</text:p>
          </table:table-cell>
          <table:table-cell table:style-name="ce46" table:formula="of:=[.K10]-[.J10]" office:value-type="float" office:value="2.1198" calcext:value-type="float">
            <text:p>2.1198</text:p>
          </table:table-cell>
          <table:table-cell table:style-name="ce58" office:value-type="float" office:value="4.7435" calcext:value-type="float">
            <text:p>4.7435</text:p>
          </table:table-cell>
          <table:table-cell table:style-name="ce46" office:value-type="float" office:value="4.7438" calcext:value-type="float">
            <text:p>4.7438</text:p>
          </table:table-cell>
          <table:table-cell table:style-name="ce46" table:formula="of:=[.N10]-[.M10]" office:value-type="float" office:value="0.000300000000000189" calcext:value-type="float">
            <text:p>0.0003</text:p>
          </table:table-cell>
          <table:table-cell table:style-name="ce64" office:value-type="float" office:value="70985904.6487817" calcext:value-type="float">
            <text:p>70,985,905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7" office:value-type="string" calcext:value-type="string">
            <text:p>ALM DC002</text:p>
          </table:table-cell>
          <table:table-cell table:style-name="ce39" office:value-type="float" office:value="43.66" calcext:value-type="float">
            <text:p>43.66</text:p>
          </table:table-cell>
          <table:table-cell table:style-name="ce47" office:value-type="float" office:value="12.8236" calcext:value-type="float">
            <text:p>12.8236</text:p>
          </table:table-cell>
          <table:table-cell table:style-name="ce47" office:value-type="float" office:value="15.5538" calcext:value-type="float">
            <text:p>15.5538</text:p>
          </table:table-cell>
          <table:table-cell table:style-name="ce47" table:formula="of:=[.F11]-[.E11]" office:value-type="float" office:value="2.7302" calcext:value-type="float">
            <text:p>2.7302</text:p>
          </table:table-cell>
          <table:table-cell table:style-name="ce54" office:value-type="float" office:value="15.8564" calcext:value-type="float">
            <text:p>15.8564</text:p>
          </table:table-cell>
          <table:table-cell table:style-name="ce47" table:formula="of:=[.H11]-[.E11]" office:value-type="float" office:value="3.0328" calcext:value-type="float">
            <text:p>3.0328</text:p>
          </table:table-cell>
          <table:table-cell table:style-name="ce47" office:value-type="float" office:value="7.0009" calcext:value-type="float">
            <text:p>7.0009</text:p>
          </table:table-cell>
          <table:table-cell table:style-name="ce47" office:value-type="float" office:value="8.754" calcext:value-type="float">
            <text:p>8.7540</text:p>
          </table:table-cell>
          <table:table-cell table:style-name="ce47" table:formula="of:=[.K11]-[.J11]" office:value-type="float" office:value="1.7531" calcext:value-type="float">
            <text:p>1.7531</text:p>
          </table:table-cell>
          <table:table-cell table:style-name="ce47" office:value-type="float" office:value="4.726" calcext:value-type="float">
            <text:p>4.7260</text:p>
          </table:table-cell>
          <table:table-cell table:style-name="ce47" office:value-type="float" office:value="4.7262" calcext:value-type="float">
            <text:p>4.7262</text:p>
          </table:table-cell>
          <table:table-cell table:style-name="ce47" table:formula="of:=[.N11]-[.M11]" office:value-type="float" office:value="0.000200000000000422" calcext:value-type="float">
            <text:p>0.0002</text:p>
          </table:table-cell>
          <table:table-cell table:style-name="ce65" office:value-type="float" office:value="60499470.0695349" calcext:value-type="float">
            <text:p>60,499,470</text:p>
          </table:table-cell>
          <table:table-cell table:number-columns-repeated="241"/>
          <table:table-cell table:style-name="ce1" table:number-columns-repeated="767"/>
        </table:table-row>
        <table:table-row table:style-name="ro2">
          <table:covered-table-cell table:style-name="ce3"/>
          <table:covered-table-cell table:style-name="ce2"/>
          <table:table-cell table:style-name="ce28" office:value-type="string" calcext:value-type="string">
            <text:p>NAG DC001</text:p>
          </table:table-cell>
          <table:table-cell table:style-name="ce40" office:value-type="float" office:value="19.92" calcext:value-type="float">
            <text:p>19.92</text:p>
          </table:table-cell>
          <table:table-cell table:style-name="ce48" office:value-type="float" office:value="12.7872" calcext:value-type="float">
            <text:p>12.7872</text:p>
          </table:table-cell>
          <table:table-cell table:style-name="ce48" office:value-type="float" office:value="15.9464" calcext:value-type="float">
            <text:p>15.9464</text:p>
          </table:table-cell>
          <table:table-cell table:style-name="ce48" table:formula="of:=[.F12]-[.E12]" office:value-type="float" office:value="3.1592" calcext:value-type="float">
            <text:p>3.1592</text:p>
          </table:table-cell>
          <table:table-cell table:style-name="ce55" office:value-type="float" office:value="18.8818" calcext:value-type="float">
            <text:p>18.8818</text:p>
          </table:table-cell>
          <table:table-cell table:style-name="ce48" table:formula="of:=[.H12]-[.E12]" office:value-type="float" office:value="6.0946" calcext:value-type="float">
            <text:p>6.0946</text:p>
          </table:table-cell>
          <table:table-cell table:style-name="ce48" office:value-type="float" office:value="6.8857" calcext:value-type="float">
            <text:p>6.8857</text:p>
          </table:table-cell>
          <table:table-cell table:style-name="ce48" office:value-type="float" office:value="9.1737" calcext:value-type="float">
            <text:p>9.1737</text:p>
          </table:table-cell>
          <table:table-cell table:style-name="ce48" table:formula="of:=[.K12]-[.J12]" office:value-type="float" office:value="2.288" calcext:value-type="float">
            <text:p>2.2880</text:p>
          </table:table-cell>
          <table:table-cell table:style-name="ce62" office:value-type="float" office:value="4.6961" calcext:value-type="float">
            <text:p>4.6961</text:p>
          </table:table-cell>
          <table:table-cell table:style-name="ce48" office:value-type="float" office:value="4.6963" calcext:value-type="float">
            <text:p>4.6963</text:p>
          </table:table-cell>
          <table:table-cell table:style-name="ce48" table:formula="of:=[.N12]-[.M12]" office:value-type="float" office:value="0.000199999999999534" calcext:value-type="float">
            <text:p>0.0002</text:p>
          </table:table-cell>
          <table:table-cell table:style-name="ce69" office:value-type="float" office:value="42225132.8121107" calcext:value-type="float">
            <text:p>42,225,133</text:p>
          </table:table-cell>
          <table:table-cell table:number-columns-repeated="241"/>
          <table:table-cell table:style-name="ce1" table:number-columns-repeated="76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/>
          <table:table-cell table:style-name="ce11" office:value-type="string" calcext:value-type="string">
            <text:p>context</text:p>
          </table:table-cell>
          <table:table-cell table:style-name="ce11" office:value-type="string" calcext:value-type="string">
            <text:p>ID</text:p>
          </table:table-cell>
          <table:table-cell table:style-name="ce41" office:value-type="string" calcext:value-type="string">
            <text:p>soil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tube+AIF</text:p>
          </table:table-cell>
          <table:table-cell table:style-name="ce41" office:value-type="string" calcext:value-type="string">
            <text:p>AIF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bottle+silicates</text:p>
          </table:table-cell>
          <table:table-cell table:style-name="ce41" office:value-type="string" calcext:value-type="string">
            <text:p>silicates</text:p>
          </table:table-cell>
          <table:table-cell table:style-name="ce56" office:value-type="string" calcext:value-type="string">
            <text:p>slide</text:p>
          </table:table-cell>
          <table:table-cell table:style-name="ce56" office:value-type="string" calcext:value-type="string">
            <text:p>slide +silicates</text:p>
          </table:table-cell>
          <table:table-cell table:style-name="ce56" office:value-type="string" calcext:value-type="string">
            <text:p>silicates</text:p>
          </table:table-cell>
          <table:table-cell table:style-name="ce56" office:value-type="string" calcext:value-type="string">
            <text:p>phytoliths x g of AIF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table-cell table:style-name="ce5" office:value-type="string" calcext:value-type="string" table:number-columns-spanned="1" table:number-rows-spanned="16">
            <text:p>Harappa</text:p>
          </table:table-cell>
          <table:table-cell table:style-name="ce12" office:value-type="string" calcext:value-type="string" table:number-columns-spanned="1" table:number-rows-spanned="4">
            <text:p>fireplace</text:p>
          </table:table-cell>
          <table:table-cell table:style-name="ce29" office:value-type="string" calcext:value-type="string">
            <text:p>HARP 201.11</text:p>
          </table:table-cell>
          <table:table-cell table:style-name="ce37" office:value-type="float" office:value="4.1" calcext:value-type="float">
            <text:p>4.10</text:p>
          </table:table-cell>
          <table:table-cell table:style-name="ce45" office:value-type="float" office:value="12.7852" calcext:value-type="float">
            <text:p>12.7852</text:p>
          </table:table-cell>
          <table:table-cell table:style-name="ce45" office:value-type="float" office:value="14.535" calcext:value-type="float">
            <text:p>14.5350</text:p>
          </table:table-cell>
          <table:table-cell table:style-name="ce45" table:formula="of:=[.F16]-[.E16]" office:value-type="float" office:value="1.7498" calcext:value-type="float">
            <text:p>1.7498</text:p>
          </table:table-cell>
          <table:table-cell table:style-name="ce45" office:value-type="float" office:value="6.9412" calcext:value-type="float">
            <text:p>6.9412</text:p>
          </table:table-cell>
          <table:table-cell table:style-name="ce45" office:value-type="float" office:value="6.9929" calcext:value-type="float">
            <text:p>6.9929</text:p>
          </table:table-cell>
          <table:table-cell table:style-name="ce45" table:formula="of:=[.I16]-[.H16]" office:value-type="float" office:value="0.0516999999999994" calcext:value-type="float">
            <text:p>0.0517</text:p>
          </table:table-cell>
          <table:table-cell table:style-name="ce57" office:value-type="float" office:value="4.7344" calcext:value-type="float">
            <text:p>4.7344</text:p>
          </table:table-cell>
          <table:table-cell table:style-name="ce57" office:value-type="float" office:value="4.7349" calcext:value-type="float">
            <text:p>4.7349</text:p>
          </table:table-cell>
          <table:table-cell table:style-name="ce57" table:formula="of:=[.L16]-[.K16]" office:value-type="float" office:value="0.000499999999999723" calcext:value-type="float">
            <text:p>0.0005</text:p>
          </table:table-cell>
          <table:table-cell table:style-name="ce63" office:value-type="float" office:value="1144754.27810149" calcext:value-type="float">
            <text:p>1,144,75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1.21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7905" calcext:value-type="float">
            <text:p>12.7905</text:p>
          </table:table-cell>
          <table:table-cell table:style-name="ce45" office:value-type="float" office:value="15.6307" calcext:value-type="float">
            <text:p>15.6307</text:p>
          </table:table-cell>
          <table:table-cell table:style-name="ce45" table:formula="of:=[.F17]-[.E17]" office:value-type="float" office:value="2.8402" calcext:value-type="float">
            <text:p>2.8402</text:p>
          </table:table-cell>
          <table:table-cell table:style-name="ce45" office:value-type="float" office:value="6.8916" calcext:value-type="float">
            <text:p>6.8916</text:p>
          </table:table-cell>
          <table:table-cell table:style-name="ce45" office:value-type="float" office:value="6.9512" calcext:value-type="float">
            <text:p>6.9512</text:p>
          </table:table-cell>
          <table:table-cell table:style-name="ce45" table:formula="of:=[.I17]-[.H17]" office:value-type="float" office:value="0.0595999999999997" calcext:value-type="float">
            <text:p>0.0596</text:p>
          </table:table-cell>
          <table:table-cell table:style-name="ce57" office:value-type="float" office:value="4.7045" calcext:value-type="float">
            <text:p>4.7045</text:p>
          </table:table-cell>
          <table:table-cell table:style-name="ce57" office:value-type="float" office:value="4.7047" calcext:value-type="float">
            <text:p>4.7047</text:p>
          </table:table-cell>
          <table:table-cell table:style-name="ce57" table:formula="of:=[.L17]-[.K17]" office:value-type="float" office:value="0.000199999999999534" calcext:value-type="float">
            <text:p>0.0002</text:p>
          </table:table-cell>
          <table:table-cell table:style-name="ce63" office:value-type="float" office:value="163833.310778579" calcext:value-type="float">
            <text:p>163,83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1.26</text:p>
          </table:table-cell>
          <table:table-cell table:style-name="ce37" office:value-type="float" office:value="4.01" calcext:value-type="float">
            <text:p>4.01</text:p>
          </table:table-cell>
          <table:table-cell table:style-name="ce45" office:value-type="float" office:value="12.7805" calcext:value-type="float">
            <text:p>12.7805</text:p>
          </table:table-cell>
          <table:table-cell table:style-name="ce45" office:value-type="float" office:value="13.528" calcext:value-type="float">
            <text:p>13.5280</text:p>
          </table:table-cell>
          <table:table-cell table:style-name="ce45" table:formula="of:=[.F18]-[.E18]" office:value-type="float" office:value="0.747500000000001" calcext:value-type="float">
            <text:p>0.7475</text:p>
          </table:table-cell>
          <table:table-cell table:style-name="ce45" office:value-type="float" office:value="6.8955" calcext:value-type="float">
            <text:p>6.8955</text:p>
          </table:table-cell>
          <table:table-cell table:style-name="ce45" office:value-type="float" office:value="6.9429" calcext:value-type="float">
            <text:p>6.9429</text:p>
          </table:table-cell>
          <table:table-cell table:style-name="ce45" table:formula="of:=[.I18]-[.H18]" office:value-type="float" office:value="0.0473999999999997" calcext:value-type="float">
            <text:p>0.0474</text:p>
          </table:table-cell>
          <table:table-cell table:style-name="ce57" office:value-type="float" office:value="4.7308" calcext:value-type="float">
            <text:p>4.7308</text:p>
          </table:table-cell>
          <table:table-cell table:style-name="ce57" office:value-type="float" office:value="4.7315" calcext:value-type="float">
            <text:p>4.7315</text:p>
          </table:table-cell>
          <table:table-cell table:style-name="ce57" table:formula="of:=[.L18]-[.K18]" office:value-type="float" office:value="0.000699999999999257" calcext:value-type="float">
            <text:p>0.000699999999999</text:p>
          </table:table-cell>
          <table:table-cell table:style-name="ce63" office:value-type="float" office:value="390331.296080401" calcext:value-type="float">
            <text:p>390,33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2.15</text:p>
          </table:table-cell>
          <table:table-cell table:style-name="ce37" office:value-type="float" office:value="4.06" calcext:value-type="float">
            <text:p>4.06</text:p>
          </table:table-cell>
          <table:table-cell table:style-name="ce45" office:value-type="float" office:value="12.8225" calcext:value-type="float">
            <text:p>12.8225</text:p>
          </table:table-cell>
          <table:table-cell table:style-name="ce45" office:value-type="float" office:value="15.9943" calcext:value-type="float">
            <text:p>15.9943</text:p>
          </table:table-cell>
          <table:table-cell table:style-name="ce45" table:formula="of:=[.F19]-[.E19]" office:value-type="float" office:value="3.1718" calcext:value-type="float">
            <text:p>3.1718</text:p>
          </table:table-cell>
          <table:table-cell table:style-name="ce45" office:value-type="float" office:value="6.9775" calcext:value-type="float">
            <text:p>6.9775</text:p>
          </table:table-cell>
          <table:table-cell table:style-name="ce45" office:value-type="float" office:value="7.0251" calcext:value-type="float">
            <text:p>7.0251</text:p>
          </table:table-cell>
          <table:table-cell table:style-name="ce45" table:formula="of:=[.I19]-[.H19]" office:value-type="float" office:value="0.0476000000000001" calcext:value-type="float">
            <text:p>0.0476</text:p>
          </table:table-cell>
          <table:table-cell table:style-name="ce57" office:value-type="float" office:value="4.6924" calcext:value-type="float">
            <text:p>4.6924</text:p>
          </table:table-cell>
          <table:table-cell table:style-name="ce57" office:value-type="float" office:value="4.6929" calcext:value-type="float">
            <text:p>4.6929</text:p>
          </table:table-cell>
          <table:table-cell table:style-name="ce57" table:formula="of:=[.L19]-[.K19]" office:value-type="float" office:value="0.000499999999999723" calcext:value-type="float">
            <text:p>0.0005</text:p>
          </table:table-cell>
          <table:table-cell table:style-name="ce63" office:value-type="float" office:value="147719.652075506" calcext:value-type="float">
            <text:p>147,720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13" office:value-type="string" calcext:value-type="string" table:number-columns-spanned="1" table:number-rows-spanned="2">
            <text:p>floor</text:p>
          </table:table-cell>
          <table:table-cell table:style-name="ce30" office:value-type="string" calcext:value-type="string">
            <text:p>HARP 201.08</text:p>
          </table:table-cell>
          <table:table-cell table:style-name="ce38" office:value-type="float" office:value="4.08" calcext:value-type="float">
            <text:p>4.08</text:p>
          </table:table-cell>
          <table:table-cell table:style-name="ce46" office:value-type="float" office:value="12.8301" calcext:value-type="float">
            <text:p>12.8301</text:p>
          </table:table-cell>
          <table:table-cell table:style-name="ce46" office:value-type="float" office:value="15.7695" calcext:value-type="float">
            <text:p>15.7695</text:p>
          </table:table-cell>
          <table:table-cell table:style-name="ce46" table:formula="of:=[.F20]-[.E20]" office:value-type="float" office:value="2.9394" calcext:value-type="float">
            <text:p>2.9394</text:p>
          </table:table-cell>
          <table:table-cell table:style-name="ce46" office:value-type="float" office:value="6.9824" calcext:value-type="float">
            <text:p>6.9824</text:p>
          </table:table-cell>
          <table:table-cell table:style-name="ce46" office:value-type="float" office:value="7.1044" calcext:value-type="float">
            <text:p>7.1044</text:p>
          </table:table-cell>
          <table:table-cell table:style-name="ce46" table:formula="of:=[.I20]-[.H20]" office:value-type="float" office:value="0.122" calcext:value-type="float">
            <text:p>0.1220</text:p>
          </table:table-cell>
          <table:table-cell table:style-name="ce58" office:value-type="float" office:value="4.7106" calcext:value-type="float">
            <text:p>4.7106</text:p>
          </table:table-cell>
          <table:table-cell table:style-name="ce58" office:value-type="float" office:value="4.7111" calcext:value-type="float">
            <text:p>4.7111</text:p>
          </table:table-cell>
          <table:table-cell table:style-name="ce58" table:formula="of:=[.L20]-[.K20]" office:value-type="float" office:value="0.000499999999999723" calcext:value-type="float">
            <text:p>0.0005</text:p>
          </table:table-cell>
          <table:table-cell table:style-name="ce64" office:value-type="float" office:value="41018.4193301498" calcext:value-type="float">
            <text:p>41,01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covered-table-cell table:style-name="ce14"/>
          <table:table-cell table:style-name="ce31" office:value-type="string" calcext:value-type="string">
            <text:p>HARP 201.03</text:p>
          </table:table-cell>
          <table:table-cell table:style-name="ce39" office:value-type="float" office:value="4.09" calcext:value-type="float">
            <text:p>4.09</text:p>
          </table:table-cell>
          <table:table-cell table:style-name="ce47" office:value-type="float" office:value="12.8869" calcext:value-type="float">
            <text:p>12.8869</text:p>
          </table:table-cell>
          <table:table-cell table:style-name="ce47" office:value-type="float" office:value="15.5106" calcext:value-type="float">
            <text:p>15.5106</text:p>
          </table:table-cell>
          <table:table-cell table:style-name="ce47" table:formula="of:=[.F21]-[.E21]" office:value-type="float" office:value="2.6237" calcext:value-type="float">
            <text:p>2.6237</text:p>
          </table:table-cell>
          <table:table-cell table:style-name="ce47" office:value-type="float" office:value="6.9568" calcext:value-type="float">
            <text:p>6.9568</text:p>
          </table:table-cell>
          <table:table-cell table:style-name="ce47" office:value-type="float" office:value="7.1682" calcext:value-type="float">
            <text:p>7.1682</text:p>
          </table:table-cell>
          <table:table-cell table:style-name="ce47" table:formula="of:=[.I21]-[.H21]" office:value-type="float" office:value="0.211399999999999" calcext:value-type="float">
            <text:p>0.2114</text:p>
          </table:table-cell>
          <table:table-cell table:style-name="ce59" office:value-type="float" office:value="4.8569" calcext:value-type="float">
            <text:p>4.8569</text:p>
          </table:table-cell>
          <table:table-cell table:style-name="ce59" office:value-type="float" office:value="4.8573" calcext:value-type="float">
            <text:p>4.8573</text:p>
          </table:table-cell>
          <table:table-cell table:style-name="ce59" table:formula="of:=[.L21]-[.K21]" office:value-type="float" office:value="0.000399999999999956" calcext:value-type="float">
            <text:p>0.0004</text:p>
          </table:table-cell>
          <table:table-cell table:style-name="ce65" office:value-type="float" office:value="4955028.79174848" calcext:value-type="float">
            <text:p>4,955,02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13" office:value-type="string" calcext:value-type="string" table:number-columns-spanned="1" table:number-rows-spanned="3">
            <text:p>ash</text:p>
          </table:table-cell>
          <table:table-cell table:style-name="ce30" office:value-type="string" calcext:value-type="string">
            <text:p>HARP 202.08</text:p>
          </table:table-cell>
          <table:table-cell table:style-name="ce38" office:value-type="float" office:value="4.04" calcext:value-type="float">
            <text:p>4.04</text:p>
          </table:table-cell>
          <table:table-cell table:style-name="ce46" office:value-type="float" office:value="12.8131" calcext:value-type="float">
            <text:p>12.8131</text:p>
          </table:table-cell>
          <table:table-cell table:style-name="ce46" office:value-type="float" office:value="15.5655" calcext:value-type="float">
            <text:p>15.5655</text:p>
          </table:table-cell>
          <table:table-cell table:style-name="ce46" table:formula="of:=[.F22]-[.E22]" office:value-type="float" office:value="2.7524" calcext:value-type="float">
            <text:p>2.7524</text:p>
          </table:table-cell>
          <table:table-cell table:style-name="ce46" office:value-type="float" office:value="7.0652" calcext:value-type="float">
            <text:p>7.0652</text:p>
          </table:table-cell>
          <table:table-cell table:style-name="ce46" office:value-type="float" office:value="7.1071" calcext:value-type="float">
            <text:p>7.1071</text:p>
          </table:table-cell>
          <table:table-cell table:style-name="ce46" table:formula="of:=[.I22]-[.H22]" office:value-type="float" office:value="0.0419000000000001" calcext:value-type="float">
            <text:p>0.0419</text:p>
          </table:table-cell>
          <table:table-cell table:style-name="ce58" office:value-type="float" office:value="4.6993" calcext:value-type="float">
            <text:p>4.6993</text:p>
          </table:table-cell>
          <table:table-cell table:style-name="ce58" office:value-type="float" office:value="4.6996" calcext:value-type="float">
            <text:p>4.6996</text:p>
          </table:table-cell>
          <table:table-cell table:style-name="ce58" table:formula="of:=[.L22]-[.K22]" office:value-type="float" office:value="0.000300000000000189" calcext:value-type="float">
            <text:p>0.0003</text:p>
          </table:table-cell>
          <table:table-cell table:style-name="ce64" office:value-type="float" office:value="240713.382802057" calcext:value-type="float">
            <text:p>240,71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covered-table-cell table:style-name="ce5"/>
          <table:table-cell table:style-name="ce29" office:value-type="string" calcext:value-type="string">
            <text:p>HARP 201.19</text:p>
          </table:table-cell>
          <table:table-cell table:style-name="ce37" office:value-type="float" office:value="4.07" calcext:value-type="float">
            <text:p>4.07</text:p>
          </table:table-cell>
          <table:table-cell table:style-name="ce45" office:value-type="float" office:value="12.8767" calcext:value-type="float">
            <text:p>12.8767</text:p>
          </table:table-cell>
          <table:table-cell table:style-name="ce45" office:value-type="float" office:value="14.5075" calcext:value-type="float">
            <text:p>14.5075</text:p>
          </table:table-cell>
          <table:table-cell table:style-name="ce45" table:formula="of:=[.F23]-[.E23]" office:value-type="float" office:value="1.6308" calcext:value-type="float">
            <text:p>1.6308</text:p>
          </table:table-cell>
          <table:table-cell table:style-name="ce45" office:value-type="float" office:value="7.151" calcext:value-type="float">
            <text:p>7.1510</text:p>
          </table:table-cell>
          <table:table-cell table:style-name="ce45" office:value-type="float" office:value="7.1753" calcext:value-type="float">
            <text:p>7.1753</text:p>
          </table:table-cell>
          <table:table-cell table:style-name="ce45" table:formula="of:=[.I23]-[.H23]" office:value-type="float" office:value="0.0243000000000002" calcext:value-type="float">
            <text:p>0.0243</text:p>
          </table:table-cell>
          <table:table-cell table:style-name="ce57" office:value-type="float" office:value="4.7231" calcext:value-type="float">
            <text:p>4.7231</text:p>
          </table:table-cell>
          <table:table-cell table:style-name="ce57" office:value-type="float" office:value="4.7236" calcext:value-type="float">
            <text:p>4.7236</text:p>
          </table:table-cell>
          <table:table-cell table:style-name="ce57" table:formula="of:=[.L23]-[.K23]" office:value-type="float" office:value="0.000500000000000611" calcext:value-type="float">
            <text:p>0.000500000000001</text:p>
          </table:table-cell>
          <table:table-cell table:style-name="ce66" office:value-type="float" office:value="671720.632938062" calcext:value-type="float">
            <text:p>671,72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covered-table-cell table:style-name="ce14"/>
          <table:table-cell table:style-name="ce31" office:value-type="string" calcext:value-type="string">
            <text:p>HARP 201.06</text:p>
          </table:table-cell>
          <table:table-cell table:style-name="ce39" office:value-type="float" office:value="4.06" calcext:value-type="float">
            <text:p>4.06</text:p>
          </table:table-cell>
          <table:table-cell table:style-name="ce47" office:value-type="float" office:value="12.7931" calcext:value-type="float">
            <text:p>12.7931</text:p>
          </table:table-cell>
          <table:table-cell table:style-name="ce47" office:value-type="float" office:value="14.3446" calcext:value-type="float">
            <text:p>14.3446</text:p>
          </table:table-cell>
          <table:table-cell table:style-name="ce47" table:formula="of:=[.F24]-[.E24]" office:value-type="float" office:value="1.5515" calcext:value-type="float">
            <text:p>1.5515</text:p>
          </table:table-cell>
          <table:table-cell table:style-name="ce47" office:value-type="float" office:value="6.9349" calcext:value-type="float">
            <text:p>6.9349</text:p>
          </table:table-cell>
          <table:table-cell table:style-name="ce47" office:value-type="float" office:value="6.9797" calcext:value-type="float">
            <text:p>6.9797</text:p>
          </table:table-cell>
          <table:table-cell table:style-name="ce47" table:formula="of:=[.I24]-[.H24]" office:value-type="float" office:value="0.0448000000000004" calcext:value-type="float">
            <text:p>0.0448</text:p>
          </table:table-cell>
          <table:table-cell table:style-name="ce59" office:value-type="float" office:value="4.8142" calcext:value-type="float">
            <text:p>4.8142</text:p>
          </table:table-cell>
          <table:table-cell table:style-name="ce59" office:value-type="float" office:value="4.8147" calcext:value-type="float">
            <text:p>4.8147</text:p>
          </table:table-cell>
          <table:table-cell table:style-name="ce59" table:formula="of:=[.L24]-[.K24]" office:value-type="float" office:value="0.000500000000000611" calcext:value-type="float">
            <text:p>0.000500000000001</text:p>
          </table:table-cell>
          <table:table-cell table:style-name="ce65" office:value-type="float" office:value="1429261.48887999" calcext:value-type="float">
            <text:p>1,429,26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7">
            <text:p>street</text:p>
          </table:table-cell>
          <table:table-cell table:style-name="ce29" office:value-type="string" calcext:value-type="string">
            <text:p>HARP 202.01</text:p>
          </table:table-cell>
          <table:table-cell table:style-name="ce37" office:value-type="float" office:value="4.09" calcext:value-type="float">
            <text:p>4.09</text:p>
          </table:table-cell>
          <table:table-cell table:style-name="ce45" office:value-type="float" office:value="12.8076" calcext:value-type="float">
            <text:p>12.8076</text:p>
          </table:table-cell>
          <table:table-cell table:style-name="ce45" office:value-type="float" office:value="15.6694" calcext:value-type="float">
            <text:p>15.6694</text:p>
          </table:table-cell>
          <table:table-cell table:style-name="ce45" table:formula="of:=[.F25]-[.E25]" office:value-type="float" office:value="2.8618" calcext:value-type="float">
            <text:p>2.8618</text:p>
          </table:table-cell>
          <table:table-cell table:style-name="ce45" office:value-type="float" office:value="7.0752" calcext:value-type="float">
            <text:p>7.0752</text:p>
          </table:table-cell>
          <table:table-cell table:style-name="ce45" office:value-type="float" office:value="7.1548" calcext:value-type="float">
            <text:p>7.1548</text:p>
          </table:table-cell>
          <table:table-cell table:style-name="ce45" table:formula="of:=[.I25]-[.H25]" office:value-type="float" office:value="0.0796000000000001" calcext:value-type="float">
            <text:p>0.0796</text:p>
          </table:table-cell>
          <table:table-cell table:style-name="ce57" office:value-type="float" office:value="4.7103" calcext:value-type="float">
            <text:p>4.7103</text:p>
          </table:table-cell>
          <table:table-cell table:style-name="ce57" office:value-type="float" office:value="4.7106" calcext:value-type="float">
            <text:p>4.7106</text:p>
          </table:table-cell>
          <table:table-cell table:style-name="ce57" table:formula="of:=[.L25]-[.K25]" office:value-type="float" office:value="0.000300000000000189" calcext:value-type="float">
            <text:p>0.0003</text:p>
          </table:table-cell>
          <table:table-cell table:style-name="ce63" office:value-type="float" office:value="97126.1510404097" calcext:value-type="float">
            <text:p>97,126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2.02</text:p>
          </table:table-cell>
          <table:table-cell table:style-name="ce37" office:value-type="float" office:value="4.08" calcext:value-type="float">
            <text:p>4.08</text:p>
          </table:table-cell>
          <table:table-cell table:style-name="ce45" office:value-type="float" office:value="12.8228" calcext:value-type="float">
            <text:p>12.8228</text:p>
          </table:table-cell>
          <table:table-cell table:style-name="ce45" office:value-type="float" office:value="15.6876" calcext:value-type="float">
            <text:p>15.6876</text:p>
          </table:table-cell>
          <table:table-cell table:style-name="ce45" table:formula="of:=[.F26]-[.E26]" office:value-type="float" office:value="2.8648" calcext:value-type="float">
            <text:p>2.8648</text:p>
          </table:table-cell>
          <table:table-cell table:style-name="ce45" office:value-type="float" office:value="7.1084" calcext:value-type="float">
            <text:p>7.1084</text:p>
          </table:table-cell>
          <table:table-cell table:style-name="ce45" office:value-type="float" office:value="7.183" calcext:value-type="float">
            <text:p>7.1830</text:p>
          </table:table-cell>
          <table:table-cell table:style-name="ce45" table:formula="of:=[.I26]-[.H26]" office:value-type="float" office:value="0.0746000000000002" calcext:value-type="float">
            <text:p>0.0746</text:p>
          </table:table-cell>
          <table:table-cell table:style-name="ce57" office:value-type="float" office:value="4.7244" calcext:value-type="float">
            <text:p>4.7244</text:p>
          </table:table-cell>
          <table:table-cell table:style-name="ce57" office:value-type="float" office:value="4.7247" calcext:value-type="float">
            <text:p>4.7247</text:p>
          </table:table-cell>
          <table:table-cell table:style-name="ce57" table:formula="of:=[.L26]-[.K26]" office:value-type="float" office:value="0.000300000000000189" calcext:value-type="float">
            <text:p>0.0003</text:p>
          </table:table-cell>
          <table:table-cell table:style-name="ce63" office:value-type="float" office:value="427199.157201827" calcext:value-type="float">
            <text:p>427,19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2.03</text:p>
          </table:table-cell>
          <table:table-cell table:style-name="ce37" office:value-type="float" office:value="4.07" calcext:value-type="float">
            <text:p>4.07</text:p>
          </table:table-cell>
          <table:table-cell table:style-name="ce45" office:value-type="float" office:value="12.7876" calcext:value-type="float">
            <text:p>12.7876</text:p>
          </table:table-cell>
          <table:table-cell table:style-name="ce45" office:value-type="float" office:value="15.6825" calcext:value-type="float">
            <text:p>15.6825</text:p>
          </table:table-cell>
          <table:table-cell table:style-name="ce45" table:formula="of:=[.F27]-[.E27]" office:value-type="float" office:value="2.8949" calcext:value-type="float">
            <text:p>2.8949</text:p>
          </table:table-cell>
          <table:table-cell table:style-name="ce45" office:value-type="float" office:value="7.0241" calcext:value-type="float">
            <text:p>7.0241</text:p>
          </table:table-cell>
          <table:table-cell table:style-name="ce45" office:value-type="float" office:value="7.082" calcext:value-type="float">
            <text:p>7.0820</text:p>
          </table:table-cell>
          <table:table-cell table:style-name="ce45" table:formula="of:=[.I27]-[.H27]" office:value-type="float" office:value="0.0579000000000001" calcext:value-type="float">
            <text:p>0.0579</text:p>
          </table:table-cell>
          <table:table-cell table:style-name="ce57" office:value-type="float" office:value="4.7188" calcext:value-type="float">
            <text:p>4.7188</text:p>
          </table:table-cell>
          <table:table-cell table:style-name="ce57" office:value-type="float" office:value="4.7193" calcext:value-type="float">
            <text:p>4.7193</text:p>
          </table:table-cell>
          <table:table-cell table:style-name="ce57" table:formula="of:=[.L27]-[.K27]" office:value-type="float" office:value="0.000499999999999723" calcext:value-type="float">
            <text:p>0.0005</text:p>
          </table:table-cell>
          <table:table-cell table:style-name="ce63" office:value-type="float" office:value="163663.982173779" calcext:value-type="float">
            <text:p>163,66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2.04</text:p>
          </table:table-cell>
          <table:table-cell table:style-name="ce37" office:value-type="float" office:value="4.06" calcext:value-type="float">
            <text:p>4.06</text:p>
          </table:table-cell>
          <table:table-cell table:style-name="ce45" office:value-type="float" office:value="12.8627" calcext:value-type="float">
            <text:p>12.8627</text:p>
          </table:table-cell>
          <table:table-cell table:style-name="ce45" office:value-type="float" office:value="15.9041" calcext:value-type="float">
            <text:p>15.9041</text:p>
          </table:table-cell>
          <table:table-cell table:style-name="ce45" table:formula="of:=[.F28]-[.E28]" office:value-type="float" office:value="3.0414" calcext:value-type="float">
            <text:p>3.0414</text:p>
          </table:table-cell>
          <table:table-cell table:style-name="ce45" office:value-type="float" office:value="6.882" calcext:value-type="float">
            <text:p>6.8820</text:p>
          </table:table-cell>
          <table:table-cell table:style-name="ce45" office:value-type="float" office:value="6.9458" calcext:value-type="float">
            <text:p>6.9458</text:p>
          </table:table-cell>
          <table:table-cell table:style-name="ce45" table:formula="of:=[.I28]-[.H28]" office:value-type="float" office:value="0.0638000000000005" calcext:value-type="float">
            <text:p>0.0638</text:p>
          </table:table-cell>
          <table:table-cell table:style-name="ce57" office:value-type="float" office:value="4.6985" calcext:value-type="float">
            <text:p>4.6985</text:p>
          </table:table-cell>
          <table:table-cell table:style-name="ce57" office:value-type="float" office:value="4.699" calcext:value-type="float">
            <text:p>4.699</text:p>
          </table:table-cell>
          <table:table-cell table:style-name="ce57" table:formula="of:=[.L28]-[.K28]" office:value-type="float" office:value="0.000499999999999723" calcext:value-type="float">
            <text:p>0.0005</text:p>
          </table:table-cell>
          <table:table-cell table:style-name="ce63" office:value-type="float" office:value="94534.3754836092" calcext:value-type="float">
            <text:p>94,53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2.05</text:p>
          </table:table-cell>
          <table:table-cell table:style-name="ce37" office:value-type="float" office:value="4.09" calcext:value-type="float">
            <text:p>4.09</text:p>
          </table:table-cell>
          <table:table-cell table:style-name="ce45" office:value-type="float" office:value="12.8537" calcext:value-type="float">
            <text:p>12.8537</text:p>
          </table:table-cell>
          <table:table-cell table:style-name="ce45" office:value-type="float" office:value="15.8387" calcext:value-type="float">
            <text:p>15.8387</text:p>
          </table:table-cell>
          <table:table-cell table:style-name="ce45" table:formula="of:=[.F29]-[.E29]" office:value-type="float" office:value="2.985" calcext:value-type="float">
            <text:p>2.9850</text:p>
          </table:table-cell>
          <table:table-cell table:style-name="ce45" office:value-type="float" office:value="6.944" calcext:value-type="float">
            <text:p>6.9440</text:p>
          </table:table-cell>
          <table:table-cell table:style-name="ce45" office:value-type="float" office:value="7.0397" calcext:value-type="float">
            <text:p>7.0397</text:p>
          </table:table-cell>
          <table:table-cell table:style-name="ce45" table:formula="of:=[.I29]-[.H29]" office:value-type="float" office:value="0.0956999999999999" calcext:value-type="float">
            <text:p>0.0957</text:p>
          </table:table-cell>
          <table:table-cell table:style-name="ce57" office:value-type="float" office:value="4.6921" calcext:value-type="float">
            <text:p>4.6921</text:p>
          </table:table-cell>
          <table:table-cell table:style-name="ce57" office:value-type="float" office:value="4.6925" calcext:value-type="float">
            <text:p>4.6925</text:p>
          </table:table-cell>
          <table:table-cell table:style-name="ce57" table:formula="of:=[.L29]-[.K29]" office:value-type="float" office:value="0.000399999999999956" calcext:value-type="float">
            <text:p>0.0004</text:p>
          </table:table-cell>
          <table:table-cell table:style-name="ce63" office:value-type="float" office:value="52279.2473147465" calcext:value-type="float">
            <text:p>52,27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HARP 202.06</text:p>
          </table:table-cell>
          <table:table-cell table:style-name="ce37" office:value-type="float" office:value="4" calcext:value-type="float">
            <text:p>4.00</text:p>
          </table:table-cell>
          <table:table-cell table:style-name="ce45" office:value-type="float" office:value="12.8159" calcext:value-type="float">
            <text:p>12.8159</text:p>
          </table:table-cell>
          <table:table-cell table:style-name="ce45" office:value-type="float" office:value="15.7222" calcext:value-type="float">
            <text:p>15.7222</text:p>
          </table:table-cell>
          <table:table-cell table:style-name="ce45" table:formula="of:=[.F30]-[.E30]" office:value-type="float" office:value="2.9063" calcext:value-type="float">
            <text:p>2.9063</text:p>
          </table:table-cell>
          <table:table-cell table:style-name="ce45" office:value-type="float" office:value="7.1254" calcext:value-type="float">
            <text:p>7.1254</text:p>
          </table:table-cell>
          <table:table-cell table:style-name="ce45" office:value-type="float" office:value="7.194" calcext:value-type="float">
            <text:p>7.1940</text:p>
          </table:table-cell>
          <table:table-cell table:style-name="ce45" table:formula="of:=[.I30]-[.H30]" office:value-type="float" office:value="0.0686" calcext:value-type="float">
            <text:p>0.0686</text:p>
          </table:table-cell>
          <table:table-cell table:style-name="ce57" office:value-type="float" office:value="4.6964" calcext:value-type="float">
            <text:p>4.6964</text:p>
          </table:table-cell>
          <table:table-cell table:style-name="ce57" office:value-type="float" office:value="4.6968" calcext:value-type="float">
            <text:p>4.6968</text:p>
          </table:table-cell>
          <table:table-cell table:style-name="ce57" table:formula="of:=[.L30]-[.K30]" office:value-type="float" office:value="0.000399999999999956" calcext:value-type="float">
            <text:p>0.0004</text:p>
          </table:table-cell>
          <table:table-cell table:style-name="ce63" office:value-type="float" office:value="57151.4874323182" calcext:value-type="float">
            <text:p>57,151</text:p>
          </table:table-cell>
          <table:table-cell table:number-columns-repeated="243"/>
          <table:table-cell table:style-name="ce1" table:number-columns-repeated="767"/>
        </table:table-row>
        <table:table-row table:style-name="ro3">
          <table:covered-table-cell table:number-columns-repeated="2" table:style-name="ce5"/>
          <table:table-cell table:style-name="ce29" office:value-type="string" calcext:value-type="string">
            <text:p>HARP 202.07</text:p>
          </table:table-cell>
          <table:table-cell table:style-name="ce37" office:value-type="float" office:value="4.06" calcext:value-type="float">
            <text:p>4.06</text:p>
          </table:table-cell>
          <table:table-cell table:style-name="ce45" office:value-type="float" office:value="12.93" calcext:value-type="float">
            <text:p>12.9300</text:p>
          </table:table-cell>
          <table:table-cell table:style-name="ce45" office:value-type="float" office:value="15.7212" calcext:value-type="float">
            <text:p>15.7212</text:p>
          </table:table-cell>
          <table:table-cell table:style-name="ce45" table:formula="of:=[.F31]-[.E31]" office:value-type="float" office:value="2.7912" calcext:value-type="float">
            <text:p>2.7912</text:p>
          </table:table-cell>
          <table:table-cell table:style-name="ce45" office:value-type="float" office:value="7.028" calcext:value-type="float">
            <text:p>7.0280</text:p>
          </table:table-cell>
          <table:table-cell table:style-name="ce45" office:value-type="float" office:value="7.0777" calcext:value-type="float">
            <text:p>7.0777</text:p>
          </table:table-cell>
          <table:table-cell table:style-name="ce45" table:formula="of:=[.I31]-[.H31]" office:value-type="float" office:value="0.0497000000000005" calcext:value-type="float">
            <text:p>0.0497</text:p>
          </table:table-cell>
          <table:table-cell table:style-name="ce57" office:value-type="float" office:value="4.6575" calcext:value-type="float">
            <text:p>4.6575</text:p>
          </table:table-cell>
          <table:table-cell table:style-name="ce57" office:value-type="float" office:value="4.6579" calcext:value-type="float">
            <text:p>4.6579</text:p>
          </table:table-cell>
          <table:table-cell table:style-name="ce57" table:formula="of:=[.L31]-[.K31]" office:value-type="float" office:value="0.000399999999999956" calcext:value-type="float">
            <text:p>0.0004</text:p>
          </table:table-cell>
          <table:table-cell table:style-name="ce63" office:value-type="float" office:value="183010.72913796" calcext:value-type="float">
            <text:p>183,01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table-cell table:style-name="ce7" office:value-type="string" calcext:value-type="string" table:number-columns-spanned="1" table:number-rows-spanned="16">
            <text:p>Kanmer</text:p>
          </table:table-cell>
          <table:table-cell table:style-name="ce15" office:value-type="string" calcext:value-type="string" table:number-columns-spanned="1" table:number-rows-spanned="4">
            <text:p>ash</text:p>
          </table:table-cell>
          <table:table-cell table:style-name="ce32" office:value-type="string" calcext:value-type="string">
            <text:p>KMR 07/08 A001</text:p>
          </table:table-cell>
          <table:table-cell table:style-name="ce42" office:value-type="float" office:value="4.04" calcext:value-type="float">
            <text:p>4.04</text:p>
          </table:table-cell>
          <table:table-cell table:style-name="ce49" office:value-type="float" office:value="12.8031" calcext:value-type="float">
            <text:p>12.8031</text:p>
          </table:table-cell>
          <table:table-cell table:style-name="ce49" office:value-type="float" office:value="15.7825" calcext:value-type="float">
            <text:p>15.7825</text:p>
          </table:table-cell>
          <table:table-cell table:style-name="ce49" office:value-type="float" office:value="2.9794" calcext:value-type="float">
            <text:p>2.9794</text:p>
          </table:table-cell>
          <table:table-cell table:style-name="ce49" office:value-type="float" office:value="6.8859" calcext:value-type="float">
            <text:p>6.8859</text:p>
          </table:table-cell>
          <table:table-cell table:style-name="ce49" office:value-type="float" office:value="7.0547" calcext:value-type="float">
            <text:p>7.0547</text:p>
          </table:table-cell>
          <table:table-cell table:style-name="ce49" office:value-type="float" office:value="0.1688" calcext:value-type="float">
            <text:p>0.1688</text:p>
          </table:table-cell>
          <table:table-cell table:style-name="ce49" office:value-type="float" office:value="4.7223" calcext:value-type="float">
            <text:p>4.7223</text:p>
          </table:table-cell>
          <table:table-cell table:style-name="ce49" office:value-type="float" office:value="4.7228" calcext:value-type="float">
            <text:p>4.7228</text:p>
          </table:table-cell>
          <table:table-cell table:style-name="ce49" office:value-type="float" office:value="0.000500000000000611" calcext:value-type="float">
            <text:p>0.0005</text:p>
          </table:table-cell>
          <table:table-cell table:style-name="ce67" office:value-type="float" office:value="10524892.0811668" calcext:value-type="float">
            <text:p>10,524,892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covered-table-cell table:style-name="ce16"/>
          <table:table-cell table:style-name="ce29" office:value-type="string" calcext:value-type="string">
            <text:p>KMR 07/08 A002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087" calcext:value-type="float">
            <text:p>12.8087</text:p>
          </table:table-cell>
          <table:table-cell table:style-name="ce45" office:value-type="float" office:value="15.8383" calcext:value-type="float">
            <text:p>15.8383</text:p>
          </table:table-cell>
          <table:table-cell table:style-name="ce45" office:value-type="float" office:value="3.0296" calcext:value-type="float">
            <text:p>3.0296</text:p>
          </table:table-cell>
          <table:table-cell table:style-name="ce45" office:value-type="float" office:value="6.9959" calcext:value-type="float">
            <text:p>6.9959</text:p>
          </table:table-cell>
          <table:table-cell table:style-name="ce45" office:value-type="float" office:value="7.0772" calcext:value-type="float">
            <text:p>7.0772</text:p>
          </table:table-cell>
          <table:table-cell table:style-name="ce45" office:value-type="float" office:value="0.0813000000000006" calcext:value-type="float">
            <text:p>0.0813</text:p>
          </table:table-cell>
          <table:table-cell table:style-name="ce45" office:value-type="float" office:value="4.7258" calcext:value-type="float">
            <text:p>4.7258</text:p>
          </table:table-cell>
          <table:table-cell table:style-name="ce45" office:value-type="float" office:value="4.7259" calcext:value-type="float">
            <text:p>4.7259</text:p>
          </table:table-cell>
          <table:table-cell table:style-name="ce45" office:value-type="float" office:value="0.000100000000000655" calcext:value-type="float">
            <text:p>0.0001</text:p>
          </table:table-cell>
          <table:table-cell table:style-name="ce66" office:value-type="float" office:value="13626274.4878562" calcext:value-type="float">
            <text:p>13,626,27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covered-table-cell table:style-name="ce16"/>
          <table:table-cell table:style-name="ce29" office:value-type="string" calcext:value-type="string">
            <text:p>KMR 07/08 A003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8167" calcext:value-type="float">
            <text:p>12.8167</text:p>
          </table:table-cell>
          <table:table-cell table:style-name="ce45" office:value-type="float" office:value="15.2955" calcext:value-type="float">
            <text:p>15.2955</text:p>
          </table:table-cell>
          <table:table-cell table:style-name="ce45" office:value-type="float" office:value="2.4788" calcext:value-type="float">
            <text:p>2.4788</text:p>
          </table:table-cell>
          <table:table-cell table:style-name="ce45" office:value-type="float" office:value="6.9539" calcext:value-type="float">
            <text:p>6.9539</text:p>
          </table:table-cell>
          <table:table-cell table:style-name="ce45" office:value-type="float" office:value="7.0718" calcext:value-type="float">
            <text:p>7.0718</text:p>
          </table:table-cell>
          <table:table-cell table:style-name="ce45" office:value-type="float" office:value="0.1179" calcext:value-type="float">
            <text:p>0.1179</text:p>
          </table:table-cell>
          <table:table-cell table:style-name="ce45" office:value-type="float" office:value="4.708" calcext:value-type="float">
            <text:p>4.7080</text:p>
          </table:table-cell>
          <table:table-cell table:style-name="ce45" office:value-type="float" office:value="4.7081" calcext:value-type="float">
            <text:p>4.7081</text:p>
          </table:table-cell>
          <table:table-cell table:style-name="ce45" office:value-type="float" office:value="0.0000999999999997669" calcext:value-type="float">
            <text:p>0.0001</text:p>
          </table:table-cell>
          <table:table-cell table:style-name="ce66" office:value-type="float" office:value="19985759.4112824" calcext:value-type="float">
            <text:p>19,985,75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covered-table-cell table:style-name="ce16"/>
          <table:table-cell table:style-name="ce29" office:value-type="string" calcext:value-type="string">
            <text:p>KMR 08/08 A004</text:p>
          </table:table-cell>
          <table:table-cell table:style-name="ce37" office:value-type="float" office:value="4.01" calcext:value-type="float">
            <text:p>4.01</text:p>
          </table:table-cell>
          <table:table-cell table:style-name="ce45" office:value-type="float" office:value="12.8221" calcext:value-type="float">
            <text:p>12.8221</text:p>
          </table:table-cell>
          <table:table-cell table:style-name="ce45" office:value-type="float" office:value="16.3751" calcext:value-type="float">
            <text:p>16.3751</text:p>
          </table:table-cell>
          <table:table-cell table:style-name="ce45" office:value-type="float" office:value="3.553" calcext:value-type="float">
            <text:p>3.5530</text:p>
          </table:table-cell>
          <table:table-cell table:style-name="ce45" office:value-type="float" office:value="6.9529" calcext:value-type="float">
            <text:p>6.9529</text:p>
          </table:table-cell>
          <table:table-cell table:style-name="ce45" office:value-type="float" office:value="7.1889" calcext:value-type="float">
            <text:p>7.1889</text:p>
          </table:table-cell>
          <table:table-cell table:style-name="ce45" office:value-type="float" office:value="0.236000000000001" calcext:value-type="float">
            <text:p>0.2360</text:p>
          </table:table-cell>
          <table:table-cell table:style-name="ce45" office:value-type="float" office:value="4.712" calcext:value-type="float">
            <text:p>4.7120</text:p>
          </table:table-cell>
          <table:table-cell table:style-name="ce45" office:value-type="float" office:value="4.7121" calcext:value-type="float">
            <text:p>4.7121</text:p>
          </table:table-cell>
          <table:table-cell table:style-name="ce45" office:value-type="float" office:value="0.000100000000000655" calcext:value-type="float">
            <text:p>0.0001</text:p>
          </table:table-cell>
          <table:table-cell table:style-name="ce66" office:value-type="float" office:value="15852173.6815481" calcext:value-type="float">
            <text:p>15,852,17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table-cell table:style-name="ce17" office:value-type="string" calcext:value-type="string" table:number-columns-spanned="1" table:number-rows-spanned="2">
            <text:p>floor</text:p>
          </table:table-cell>
          <table:table-cell table:style-name="ce30" office:value-type="string" calcext:value-type="string">
            <text:p>KMR 07/08 FL001</text:p>
          </table:table-cell>
          <table:table-cell table:style-name="ce38" office:value-type="float" office:value="4.06" calcext:value-type="float">
            <text:p>4.06</text:p>
          </table:table-cell>
          <table:table-cell table:style-name="ce46" office:value-type="float" office:value="12.9254" calcext:value-type="float">
            <text:p>12.9254</text:p>
          </table:table-cell>
          <table:table-cell table:style-name="ce46" office:value-type="float" office:value="16.3088" calcext:value-type="float">
            <text:p>16.3088</text:p>
          </table:table-cell>
          <table:table-cell table:style-name="ce46" office:value-type="float" office:value="3.3834" calcext:value-type="float">
            <text:p>3.3834</text:p>
          </table:table-cell>
          <table:table-cell table:style-name="ce46" office:value-type="float" office:value="6.9803" calcext:value-type="float">
            <text:p>6.9803</text:p>
          </table:table-cell>
          <table:table-cell table:style-name="ce46" office:value-type="float" office:value="7.1048" calcext:value-type="float">
            <text:p>7.1048</text:p>
          </table:table-cell>
          <table:table-cell table:style-name="ce46" office:value-type="float" office:value="0.1245" calcext:value-type="float">
            <text:p>0.1245</text:p>
          </table:table-cell>
          <table:table-cell table:style-name="ce46" office:value-type="float" office:value="4.7049" calcext:value-type="float">
            <text:p>4.7049</text:p>
          </table:table-cell>
          <table:table-cell table:style-name="ce46" office:value-type="float" office:value="4.7051" calcext:value-type="float">
            <text:p>4.7051</text:p>
          </table:table-cell>
          <table:table-cell table:style-name="ce46" office:value-type="float" office:value="0.000199999999999534" calcext:value-type="float">
            <text:p>0.0002</text:p>
          </table:table-cell>
          <table:table-cell table:style-name="ce64" office:value-type="float" office:value="3000024.81058197" calcext:value-type="float">
            <text:p>3,000,025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covered-table-cell table:style-name="ce18"/>
          <table:table-cell table:style-name="ce31" office:value-type="string" calcext:value-type="string">
            <text:p>KMR 07/08 FL002</text:p>
          </table:table-cell>
          <table:table-cell table:style-name="ce39" office:value-type="float" office:value="4.05" calcext:value-type="float">
            <text:p>4.05</text:p>
          </table:table-cell>
          <table:table-cell table:style-name="ce47" office:value-type="float" office:value="12.8645" calcext:value-type="float">
            <text:p>12.8645</text:p>
          </table:table-cell>
          <table:table-cell table:style-name="ce47" office:value-type="float" office:value="16.1222" calcext:value-type="float">
            <text:p>16.1222</text:p>
          </table:table-cell>
          <table:table-cell table:style-name="ce47" office:value-type="float" office:value="3.2577" calcext:value-type="float">
            <text:p>3.2577</text:p>
          </table:table-cell>
          <table:table-cell table:style-name="ce47" office:value-type="float" office:value="6.8712" calcext:value-type="float">
            <text:p>6.8712</text:p>
          </table:table-cell>
          <table:table-cell table:style-name="ce47" office:value-type="float" office:value="7.0215" calcext:value-type="float">
            <text:p>7.0215</text:p>
          </table:table-cell>
          <table:table-cell table:style-name="ce47" office:value-type="float" office:value="0.1503" calcext:value-type="float">
            <text:p>0.1503</text:p>
          </table:table-cell>
          <table:table-cell table:style-name="ce47" office:value-type="float" office:value="4.7009" calcext:value-type="float">
            <text:p>4.7009</text:p>
          </table:table-cell>
          <table:table-cell table:style-name="ce47" office:value-type="float" office:value="4.701" calcext:value-type="float">
            <text:p>4.7010</text:p>
          </table:table-cell>
          <table:table-cell table:style-name="ce47" office:value-type="float" office:value="0.0000999999999997669" calcext:value-type="float">
            <text:p>0.0001</text:p>
          </table:table-cell>
          <table:table-cell table:style-name="ce65" office:value-type="float" office:value="11055862.7965211" calcext:value-type="float">
            <text:p>11,055,86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2">
            <text:p>plaster</text:p>
          </table:table-cell>
          <table:table-cell table:style-name="ce29" office:value-type="string" calcext:value-type="string">
            <text:p>KMR 07/08 PL001</text:p>
          </table:table-cell>
          <table:table-cell table:style-name="ce37" office:value-type="float" office:value="4.06" calcext:value-type="float">
            <text:p>4.06</text:p>
          </table:table-cell>
          <table:table-cell table:style-name="ce45" office:value-type="float" office:value="12.8193" calcext:value-type="float">
            <text:p>12.8193</text:p>
          </table:table-cell>
          <table:table-cell table:style-name="ce45" office:value-type="float" office:value="14.0863" calcext:value-type="float">
            <text:p>14.0863</text:p>
          </table:table-cell>
          <table:table-cell table:style-name="ce45" office:value-type="float" office:value="1.267" calcext:value-type="float">
            <text:p>1.2670</text:p>
          </table:table-cell>
          <table:table-cell table:style-name="ce45" office:value-type="float" office:value="7.0956" calcext:value-type="float">
            <text:p>7.0956</text:p>
          </table:table-cell>
          <table:table-cell table:style-name="ce45" office:value-type="float" office:value="7.1825" calcext:value-type="float">
            <text:p>7.1825</text:p>
          </table:table-cell>
          <table:table-cell table:style-name="ce45" office:value-type="float" office:value="0.0869" calcext:value-type="float">
            <text:p>0.0869</text:p>
          </table:table-cell>
          <table:table-cell table:style-name="ce45" office:value-type="float" office:value="4.6899" calcext:value-type="float">
            <text:p>4.6899</text:p>
          </table:table-cell>
          <table:table-cell table:style-name="ce45" office:value-type="float" office:value="4.69" calcext:value-type="float">
            <text:p>4.6900</text:p>
          </table:table-cell>
          <table:table-cell table:style-name="ce45" office:value-type="float" office:value="0.000100000000000655" calcext:value-type="float">
            <text:p>0.0001</text:p>
          </table:table-cell>
          <table:table-cell table:style-name="ce66" office:value-type="float" office:value="11134491.4396177" calcext:value-type="float">
            <text:p>11,134,49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PL002</text:p>
          </table:table-cell>
          <table:table-cell table:style-name="ce37" office:value-type="float" office:value="4.07" calcext:value-type="float">
            <text:p>4.07</text:p>
          </table:table-cell>
          <table:table-cell table:style-name="ce45" office:value-type="float" office:value="12.9022" calcext:value-type="float">
            <text:p>12.9022</text:p>
          </table:table-cell>
          <table:table-cell table:style-name="ce45" office:value-type="float" office:value="16.4148" calcext:value-type="float">
            <text:p>16.4148</text:p>
          </table:table-cell>
          <table:table-cell table:style-name="ce45" office:value-type="float" office:value="3.5126" calcext:value-type="float">
            <text:p>3.5126</text:p>
          </table:table-cell>
          <table:table-cell table:style-name="ce45" office:value-type="float" office:value="6.9844" calcext:value-type="float">
            <text:p>6.9844</text:p>
          </table:table-cell>
          <table:table-cell table:style-name="ce45" office:value-type="float" office:value="7.2913" calcext:value-type="float">
            <text:p>7.2913</text:p>
          </table:table-cell>
          <table:table-cell table:style-name="ce45" office:value-type="float" office:value="0.3069" calcext:value-type="float">
            <text:p>0.3069</text:p>
          </table:table-cell>
          <table:table-cell table:style-name="ce45" office:value-type="float" office:value="4.7177" calcext:value-type="float">
            <text:p>4.7177</text:p>
          </table:table-cell>
          <table:table-cell table:style-name="ce45" office:value-type="float" office:value="4.7181" calcext:value-type="float">
            <text:p>4.7181</text:p>
          </table:table-cell>
          <table:table-cell table:style-name="ce45" office:value-type="float" office:value="0.000399999999999956" calcext:value-type="float">
            <text:p>0.0004</text:p>
          </table:table-cell>
          <table:table-cell table:style-name="ce66" office:value-type="float" office:value="5102863.39594709" calcext:value-type="float">
            <text:p>5,102,86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5"/>
          <table:table-cell table:style-name="ce19" office:value-type="string" calcext:value-type="string" table:number-columns-spanned="1" table:number-rows-spanned="8">
            <text:p>fireplace</text:p>
          </table:table-cell>
          <table:table-cell table:style-name="ce30" office:value-type="string" calcext:value-type="string">
            <text:p>KMR 07/08 FP001</text:p>
          </table:table-cell>
          <table:table-cell table:style-name="ce38" office:value-type="float" office:value="4.02" calcext:value-type="float">
            <text:p>4.02</text:p>
          </table:table-cell>
          <table:table-cell table:style-name="ce46" office:value-type="float" office:value="12.788" calcext:value-type="float">
            <text:p>12.7880</text:p>
          </table:table-cell>
          <table:table-cell table:style-name="ce46" office:value-type="float" office:value="16.0206" calcext:value-type="float">
            <text:p>16.0206</text:p>
          </table:table-cell>
          <table:table-cell table:style-name="ce46" office:value-type="float" office:value="3.2326" calcext:value-type="float">
            <text:p>3.2326</text:p>
          </table:table-cell>
          <table:table-cell table:style-name="ce46" office:value-type="float" office:value="7.0409" calcext:value-type="float">
            <text:p>7.0409</text:p>
          </table:table-cell>
          <table:table-cell table:style-name="ce46" office:value-type="float" office:value="7.1514" calcext:value-type="float">
            <text:p>7.1514</text:p>
          </table:table-cell>
          <table:table-cell table:style-name="ce46" office:value-type="float" office:value="0.1105" calcext:value-type="float">
            <text:p>0.1105</text:p>
          </table:table-cell>
          <table:table-cell table:style-name="ce46" office:value-type="float" office:value="4.7057" calcext:value-type="float">
            <text:p>4.7057</text:p>
          </table:table-cell>
          <table:table-cell table:style-name="ce46" office:value-type="float" office:value="4.7058" calcext:value-type="float">
            <text:p>4.7058</text:p>
          </table:table-cell>
          <table:table-cell table:style-name="ce46" office:value-type="float" office:value="0.0000999999999997669" calcext:value-type="float">
            <text:p>0.0001</text:p>
          </table:table-cell>
          <table:table-cell table:style-name="ce64" office:value-type="float" office:value="17168120.3809706" calcext:value-type="float">
            <text:p>17,168,120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FP002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18" calcext:value-type="float">
            <text:p>12.8180</text:p>
          </table:table-cell>
          <table:table-cell table:style-name="ce45" office:value-type="float" office:value="16.2648" calcext:value-type="float">
            <text:p>16.2648</text:p>
          </table:table-cell>
          <table:table-cell table:style-name="ce45" office:value-type="float" office:value="3.4468" calcext:value-type="float">
            <text:p>3.4468</text:p>
          </table:table-cell>
          <table:table-cell table:style-name="ce45" office:value-type="float" office:value="6.9964" calcext:value-type="float">
            <text:p>6.9964</text:p>
          </table:table-cell>
          <table:table-cell table:style-name="ce45" office:value-type="float" office:value="7.1135" calcext:value-type="float">
            <text:p>7.1135</text:p>
          </table:table-cell>
          <table:table-cell table:style-name="ce45" office:value-type="float" office:value="0.1171" calcext:value-type="float">
            <text:p>0.1171</text:p>
          </table:table-cell>
          <table:table-cell table:style-name="ce45" office:value-type="float" office:value="4.7093" calcext:value-type="float">
            <text:p>4.7093</text:p>
          </table:table-cell>
          <table:table-cell table:style-name="ce45" office:value-type="float" office:value="4.7098" calcext:value-type="float">
            <text:p>4.7098</text:p>
          </table:table-cell>
          <table:table-cell table:style-name="ce45" office:value-type="float" office:value="0.000500000000000611" calcext:value-type="float">
            <text:p>0.0005</text:p>
          </table:table-cell>
          <table:table-cell table:style-name="ce66" office:value-type="float" office:value="4646236.71085656" calcext:value-type="float">
            <text:p>4,646,237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FP003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151" calcext:value-type="float">
            <text:p>12.8151</text:p>
          </table:table-cell>
          <table:table-cell table:style-name="ce45" office:value-type="float" office:value="16.3193" calcext:value-type="float">
            <text:p>16.3193</text:p>
          </table:table-cell>
          <table:table-cell table:style-name="ce45" office:value-type="float" office:value="3.5042" calcext:value-type="float">
            <text:p>3.5042</text:p>
          </table:table-cell>
          <table:table-cell table:style-name="ce45" office:value-type="float" office:value="6.8993" calcext:value-type="float">
            <text:p>6.8993</text:p>
          </table:table-cell>
          <table:table-cell table:style-name="ce45" office:value-type="float" office:value="7.1039" calcext:value-type="float">
            <text:p>7.1039</text:p>
          </table:table-cell>
          <table:table-cell table:style-name="ce45" office:value-type="float" office:value="0.2046" calcext:value-type="float">
            <text:p>0.2046</text:p>
          </table:table-cell>
          <table:table-cell table:style-name="ce45" office:value-type="float" office:value="4.7112" calcext:value-type="float">
            <text:p>4.7112</text:p>
          </table:table-cell>
          <table:table-cell table:style-name="ce45" office:value-type="float" office:value="4.7113" calcext:value-type="float">
            <text:p>4.7113</text:p>
          </table:table-cell>
          <table:table-cell table:style-name="ce45" office:value-type="float" office:value="0.0000999999999997669" calcext:value-type="float">
            <text:p>0.0001</text:p>
          </table:table-cell>
          <table:table-cell table:style-name="ce66" office:value-type="float" office:value="25617787.9973202" calcext:value-type="float">
            <text:p>25,617,78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FP004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488" calcext:value-type="float">
            <text:p>12.8488</text:p>
          </table:table-cell>
          <table:table-cell table:style-name="ce45" office:value-type="float" office:value="16.0908" calcext:value-type="float">
            <text:p>16.0908</text:p>
          </table:table-cell>
          <table:table-cell table:style-name="ce45" office:value-type="float" office:value="3.242" calcext:value-type="float">
            <text:p>3.2420</text:p>
          </table:table-cell>
          <table:table-cell table:style-name="ce45" office:value-type="float" office:value="7.0759" calcext:value-type="float">
            <text:p>7.0759</text:p>
          </table:table-cell>
          <table:table-cell table:style-name="ce45" office:value-type="float" office:value="7.1796" calcext:value-type="float">
            <text:p>7.1796</text:p>
          </table:table-cell>
          <table:table-cell table:style-name="ce45" office:value-type="float" office:value="0.1037" calcext:value-type="float">
            <text:p>0.1037</text:p>
          </table:table-cell>
          <table:table-cell table:style-name="ce45" office:value-type="float" office:value="4.6908" calcext:value-type="float">
            <text:p>4.6908</text:p>
          </table:table-cell>
          <table:table-cell table:style-name="ce45" office:value-type="float" office:value="4.6909" calcext:value-type="float">
            <text:p>4.6909</text:p>
          </table:table-cell>
          <table:table-cell table:style-name="ce45" office:value-type="float" office:value="0.0000999999999997669" calcext:value-type="float">
            <text:p>0.0001</text:p>
          </table:table-cell>
          <table:table-cell table:style-name="ce66" office:value-type="float" office:value="7623085.5182164" calcext:value-type="float">
            <text:p>7,623,086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FP005</text:p>
          </table:table-cell>
          <table:table-cell table:style-name="ce37" office:value-type="float" office:value="4.07" calcext:value-type="float">
            <text:p>4.07</text:p>
          </table:table-cell>
          <table:table-cell table:style-name="ce45" office:value-type="float" office:value="12.7831" calcext:value-type="float">
            <text:p>12.7831</text:p>
          </table:table-cell>
          <table:table-cell table:style-name="ce45" office:value-type="float" office:value="15.919" calcext:value-type="float">
            <text:p>15.9190</text:p>
          </table:table-cell>
          <table:table-cell table:style-name="ce45" office:value-type="float" office:value="3.1359" calcext:value-type="float">
            <text:p>3.1359</text:p>
          </table:table-cell>
          <table:table-cell table:style-name="ce45" office:value-type="float" office:value="6.9007" calcext:value-type="float">
            <text:p>6.9007</text:p>
          </table:table-cell>
          <table:table-cell table:style-name="ce45" office:value-type="float" office:value="6.9563" calcext:value-type="float">
            <text:p>6.9563</text:p>
          </table:table-cell>
          <table:table-cell table:style-name="ce45" office:value-type="float" office:value="0.0556000000000001" calcext:value-type="float">
            <text:p>0.0556</text:p>
          </table:table-cell>
          <table:table-cell table:style-name="ce45" office:value-type="float" office:value="4.6971" calcext:value-type="float">
            <text:p>4.6971</text:p>
          </table:table-cell>
          <table:table-cell table:style-name="ce45" office:value-type="float" office:value="4.6973" calcext:value-type="float">
            <text:p>4.6973</text:p>
          </table:table-cell>
          <table:table-cell table:style-name="ce45" office:value-type="float" office:value="0.000200000000000422" calcext:value-type="float">
            <text:p>0.0002</text:p>
          </table:table-cell>
          <table:table-cell table:style-name="ce66" office:value-type="float" office:value="1799837.87652764" calcext:value-type="float">
            <text:p>1,799,83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FP006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8193" calcext:value-type="float">
            <text:p>12.8193</text:p>
          </table:table-cell>
          <table:table-cell table:style-name="ce45" office:value-type="float" office:value="15.9707" calcext:value-type="float">
            <text:p>15.9707</text:p>
          </table:table-cell>
          <table:table-cell table:style-name="ce45" office:value-type="float" office:value="3.1514" calcext:value-type="float">
            <text:p>3.1514</text:p>
          </table:table-cell>
          <table:table-cell table:style-name="ce45" office:value-type="float" office:value="6.9638" calcext:value-type="float">
            <text:p>6.9638</text:p>
          </table:table-cell>
          <table:table-cell table:style-name="ce45" office:value-type="float" office:value="7.024" calcext:value-type="float">
            <text:p>7.0240</text:p>
          </table:table-cell>
          <table:table-cell table:style-name="ce45" office:value-type="float" office:value="0.0602" calcext:value-type="float">
            <text:p>0.0602</text:p>
          </table:table-cell>
          <table:table-cell table:style-name="ce45" office:value-type="float" office:value="4.7085" calcext:value-type="float">
            <text:p>4.7085</text:p>
          </table:table-cell>
          <table:table-cell table:style-name="ce45" office:value-type="float" office:value="4.7087" calcext:value-type="float">
            <text:p>4.7087</text:p>
          </table:table-cell>
          <table:table-cell table:style-name="ce45" office:value-type="float" office:value="0.000200000000000422" calcext:value-type="float">
            <text:p>0.0002</text:p>
          </table:table-cell>
          <table:table-cell table:style-name="ce66" office:value-type="float" office:value="2385316.35834304" calcext:value-type="float">
            <text:p>2,385,316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5"/>
          <table:table-cell table:style-name="ce29" office:value-type="string" calcext:value-type="string">
            <text:p>KMR 07/08 FP007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47" calcext:value-type="float">
            <text:p>12.8470</text:p>
          </table:table-cell>
          <table:table-cell table:style-name="ce45" office:value-type="float" office:value="16.3512" calcext:value-type="float">
            <text:p>16.3512</text:p>
          </table:table-cell>
          <table:table-cell table:style-name="ce45" office:value-type="float" office:value="3.5042" calcext:value-type="float">
            <text:p>3.5042</text:p>
          </table:table-cell>
          <table:table-cell table:style-name="ce45" office:value-type="float" office:value="6.9607" calcext:value-type="float">
            <text:p>6.9607</text:p>
          </table:table-cell>
          <table:table-cell table:style-name="ce45" office:value-type="float" office:value="7.1307" calcext:value-type="float">
            <text:p>7.1307</text:p>
          </table:table-cell>
          <table:table-cell table:style-name="ce45" office:value-type="float" office:value="0.17" calcext:value-type="float">
            <text:p>0.1700</text:p>
          </table:table-cell>
          <table:table-cell table:style-name="ce45" office:value-type="float" office:value="4.6944" calcext:value-type="float">
            <text:p>4.6944</text:p>
          </table:table-cell>
          <table:table-cell table:style-name="ce45" office:value-type="float" office:value="4.6945" calcext:value-type="float">
            <text:p>4.6945</text:p>
          </table:table-cell>
          <table:table-cell table:style-name="ce45" office:value-type="float" office:value="0.0000999999999997669" calcext:value-type="float">
            <text:p>0.0001</text:p>
          </table:table-cell>
          <table:table-cell table:style-name="ce66" office:value-type="float" office:value="13088819.0236711" calcext:value-type="float">
            <text:p>13,088,819</text:p>
          </table:table-cell>
          <table:table-cell table:number-columns-repeated="243"/>
          <table:table-cell table:style-name="ce1" table:number-columns-repeated="767"/>
        </table:table-row>
        <table:table-row table:style-name="ro3">
          <table:covered-table-cell table:number-columns-repeated="2" table:style-name="ce8"/>
          <table:table-cell table:style-name="ce33" office:value-type="string" calcext:value-type="string">
            <text:p>KMR 07/08 FP008</text:p>
          </table:table-cell>
          <table:table-cell table:style-name="ce43" office:value-type="float" office:value="4.01" calcext:value-type="float">
            <text:p>4.01</text:p>
          </table:table-cell>
          <table:table-cell table:style-name="ce50" office:value-type="float" office:value="12.8225" calcext:value-type="float">
            <text:p>12.8225</text:p>
          </table:table-cell>
          <table:table-cell table:style-name="ce50" office:value-type="float" office:value="15.4457" calcext:value-type="float">
            <text:p>15.4457</text:p>
          </table:table-cell>
          <table:table-cell table:style-name="ce50" office:value-type="float" office:value="2.6232" calcext:value-type="float">
            <text:p>2.6232</text:p>
          </table:table-cell>
          <table:table-cell table:style-name="ce50" office:value-type="float" office:value="7.0615" calcext:value-type="float">
            <text:p>7.0615</text:p>
          </table:table-cell>
          <table:table-cell table:style-name="ce50" office:value-type="float" office:value="7.1073" calcext:value-type="float">
            <text:p>7.1073</text:p>
          </table:table-cell>
          <table:table-cell table:style-name="ce50" office:value-type="float" office:value="0.0458000000000007" calcext:value-type="float">
            <text:p>0.0458</text:p>
          </table:table-cell>
          <table:table-cell table:style-name="ce50" office:value-type="float" office:value="4.7022" calcext:value-type="float">
            <text:p>4.7022</text:p>
          </table:table-cell>
          <table:table-cell table:style-name="ce50" office:value-type="float" office:value="4.7023" calcext:value-type="float">
            <text:p>4.7023</text:p>
          </table:table-cell>
          <table:table-cell table:style-name="ce50" office:value-type="float" office:value="0.0000999999999997669" calcext:value-type="float">
            <text:p>0.0001</text:p>
          </table:table-cell>
          <table:table-cell table:style-name="ce68" office:value-type="float" office:value="3570869.72138875" calcext:value-type="float">
            <text:p>3,570,870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table-cell table:style-name="ce6" office:value-type="string" calcext:value-type="string" table:number-columns-spanned="1" table:number-rows-spanned="16">
            <text:p>Shikarpur</text:p>
          </table:table-cell>
          <table:table-cell table:style-name="ce20" office:value-type="string" calcext:value-type="string" table:number-columns-spanned="1" table:number-rows-spanned="2">
            <text:p>pit</text:p>
          </table:table-cell>
          <table:table-cell table:style-name="ce32" office:value-type="string" calcext:value-type="string">
            <text:p>SKP 08 P001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9135" calcext:value-type="float">
            <text:p>12.9135</text:p>
          </table:table-cell>
          <table:table-cell table:style-name="ce45" office:value-type="float" office:value="15.8178" calcext:value-type="float">
            <text:p>15.8178</text:p>
          </table:table-cell>
          <table:table-cell table:style-name="ce45" table:formula="of:=[.F48]-[.E48]" office:value-type="float" office:value="2.9043" calcext:value-type="float">
            <text:p>2.9043</text:p>
          </table:table-cell>
          <table:table-cell table:style-name="ce45" office:value-type="float" office:value="6.8412" calcext:value-type="float">
            <text:p>6.8412</text:p>
          </table:table-cell>
          <table:table-cell table:style-name="ce45" office:value-type="float" office:value="6.9676" calcext:value-type="float">
            <text:p>6.9676</text:p>
          </table:table-cell>
          <table:table-cell table:style-name="ce45" table:formula="of:=[.I48]-[.H48]" office:value-type="float" office:value="0.1264" calcext:value-type="float">
            <text:p>0.1264</text:p>
          </table:table-cell>
          <table:table-cell table:style-name="ce45" office:value-type="float" office:value="4.7233" calcext:value-type="float">
            <text:p>4.7233</text:p>
          </table:table-cell>
          <table:table-cell table:style-name="ce45" office:value-type="float" office:value="4.7234" calcext:value-type="float">
            <text:p>4.7234</text:p>
          </table:table-cell>
          <table:table-cell table:style-name="ce45" table:formula="of:=[.L48]-[.K48]" office:value-type="float" office:value="0.0000999999999997669" calcext:value-type="float">
            <text:p>0.0001</text:p>
          </table:table-cell>
          <table:table-cell table:style-name="ce66" office:value-type="float" office:value="16549918.8691047" calcext:value-type="float">
            <text:p>16,549,91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P002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785" calcext:value-type="float">
            <text:p>12.8785</text:p>
          </table:table-cell>
          <table:table-cell table:style-name="ce45" office:value-type="float" office:value="15.6138" calcext:value-type="float">
            <text:p>15.6138</text:p>
          </table:table-cell>
          <table:table-cell table:style-name="ce45" table:formula="of:=[.F49]-[.E49]" office:value-type="float" office:value="2.7353" calcext:value-type="float">
            <text:p>2.7353</text:p>
          </table:table-cell>
          <table:table-cell table:style-name="ce45" office:value-type="float" office:value="6.8302" calcext:value-type="float">
            <text:p>6.8302</text:p>
          </table:table-cell>
          <table:table-cell table:style-name="ce45" office:value-type="float" office:value="6.9714" calcext:value-type="float">
            <text:p>6.9714</text:p>
          </table:table-cell>
          <table:table-cell table:style-name="ce45" table:formula="of:=[.I49]-[.H49]" office:value-type="float" office:value="0.1412" calcext:value-type="float">
            <text:p>0.1412</text:p>
          </table:table-cell>
          <table:table-cell table:style-name="ce45" office:value-type="float" office:value="4.6996" calcext:value-type="float">
            <text:p>4.6996</text:p>
          </table:table-cell>
          <table:table-cell table:style-name="ce45" office:value-type="float" office:value="4.6998" calcext:value-type="float">
            <text:p>4.6998</text:p>
          </table:table-cell>
          <table:table-cell table:style-name="ce45" table:formula="of:=[.L49]-[.K49]" office:value-type="float" office:value="0.000199999999999534" calcext:value-type="float">
            <text:p>0.0002</text:p>
          </table:table-cell>
          <table:table-cell table:style-name="ce66" office:value-type="float" office:value="13551720.7180516" calcext:value-type="float">
            <text:p>13,551,72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21" office:value-type="string" calcext:value-type="string" table:number-columns-spanned="1" table:number-rows-spanned="3">
            <text:p>plaster</text:p>
          </table:table-cell>
          <table:table-cell table:style-name="ce30" office:value-type="string" calcext:value-type="string">
            <text:p>SKP 08 PL001</text:p>
          </table:table-cell>
          <table:table-cell table:style-name="ce38" office:value-type="float" office:value="4.02" calcext:value-type="float">
            <text:p>4.02</text:p>
          </table:table-cell>
          <table:table-cell table:style-name="ce46" office:value-type="float" office:value="12.829" calcext:value-type="float">
            <text:p>12.8290</text:p>
          </table:table-cell>
          <table:table-cell table:style-name="ce46" office:value-type="float" office:value="15.69" calcext:value-type="float">
            <text:p>15.6900</text:p>
          </table:table-cell>
          <table:table-cell table:style-name="ce46" table:formula="of:=[.F50]-[.E50]" office:value-type="float" office:value="2.861" calcext:value-type="float">
            <text:p>2.8610</text:p>
          </table:table-cell>
          <table:table-cell table:style-name="ce46" office:value-type="float" office:value="6.74" calcext:value-type="float">
            <text:p>6.7400</text:p>
          </table:table-cell>
          <table:table-cell table:style-name="ce46" office:value-type="float" office:value="7.0316" calcext:value-type="float">
            <text:p>7.0316</text:p>
          </table:table-cell>
          <table:table-cell table:style-name="ce46" table:formula="of:=[.I50]-[.H50]" office:value-type="float" office:value="0.2916" calcext:value-type="float">
            <text:p>0.2916</text:p>
          </table:table-cell>
          <table:table-cell table:style-name="ce46" office:value-type="float" office:value="4.6647" calcext:value-type="float">
            <text:p>4.6647</text:p>
          </table:table-cell>
          <table:table-cell table:style-name="ce46" office:value-type="float" office:value="4.665" calcext:value-type="float">
            <text:p>4.6650</text:p>
          </table:table-cell>
          <table:table-cell table:style-name="ce46" table:formula="of:=[.L50]-[.K50]" office:value-type="float" office:value="0.000300000000000189" calcext:value-type="float">
            <text:p>0.0003</text:p>
          </table:table-cell>
          <table:table-cell table:style-name="ce64" office:value-type="float" office:value="159167.878364108" calcext:value-type="float">
            <text:p>159,16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PL002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839" calcext:value-type="float">
            <text:p>12.8390</text:p>
          </table:table-cell>
          <table:table-cell table:style-name="ce45" office:value-type="float" office:value="15.6314" calcext:value-type="float">
            <text:p>15.6314</text:p>
          </table:table-cell>
          <table:table-cell table:style-name="ce45" table:formula="of:=[.F51]-[.E51]" office:value-type="float" office:value="2.7924" calcext:value-type="float">
            <text:p>2.7924</text:p>
          </table:table-cell>
          <table:table-cell table:style-name="ce45" office:value-type="float" office:value="6.8752" calcext:value-type="float">
            <text:p>6.8752</text:p>
          </table:table-cell>
          <table:table-cell table:style-name="ce45" office:value-type="float" office:value="7.1561" calcext:value-type="float">
            <text:p>7.1561</text:p>
          </table:table-cell>
          <table:table-cell table:style-name="ce45" table:formula="of:=[.I51]-[.H51]" office:value-type="float" office:value="0.2809" calcext:value-type="float">
            <text:p>0.2809</text:p>
          </table:table-cell>
          <table:table-cell table:style-name="ce45" office:value-type="float" office:value="4.619" calcext:value-type="float">
            <text:p>4.6190</text:p>
          </table:table-cell>
          <table:table-cell table:style-name="ce45" office:value-type="float" office:value="4.6194" calcext:value-type="float">
            <text:p>4.6194</text:p>
          </table:table-cell>
          <table:table-cell table:style-name="ce45" table:formula="of:=[.L51]-[.K51]" office:value-type="float" office:value="0.000399999999999956" calcext:value-type="float">
            <text:p>0.0004</text:p>
          </table:table-cell>
          <table:table-cell table:style-name="ce66" office:value-type="float" office:value="8550141.34957316" calcext:value-type="float">
            <text:p>8,550,14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covered-table-cell table:style-name="ce22"/>
          <table:table-cell table:style-name="ce31" office:value-type="string" calcext:value-type="string">
            <text:p>SKP 08 PL003</text:p>
          </table:table-cell>
          <table:table-cell table:style-name="ce39" office:value-type="float" office:value="4.05" calcext:value-type="float">
            <text:p>4.05</text:p>
          </table:table-cell>
          <table:table-cell table:style-name="ce47" office:value-type="float" office:value="12.8451" calcext:value-type="float">
            <text:p>12.8451</text:p>
          </table:table-cell>
          <table:table-cell table:style-name="ce47" office:value-type="float" office:value="15.7146" calcext:value-type="float">
            <text:p>15.7146</text:p>
          </table:table-cell>
          <table:table-cell table:style-name="ce47" table:formula="of:=[.F52]-[.E52]" office:value-type="float" office:value="2.8695" calcext:value-type="float">
            <text:p>2.8695</text:p>
          </table:table-cell>
          <table:table-cell table:style-name="ce47" office:value-type="float" office:value="6.9551" calcext:value-type="float">
            <text:p>6.9551</text:p>
          </table:table-cell>
          <table:table-cell table:style-name="ce47" office:value-type="float" office:value="7.095" calcext:value-type="float">
            <text:p>7.0950</text:p>
          </table:table-cell>
          <table:table-cell table:style-name="ce47" table:formula="of:=[.I52]-[.H52]" office:value-type="float" office:value="0.1399" calcext:value-type="float">
            <text:p>0.1399</text:p>
          </table:table-cell>
          <table:table-cell table:style-name="ce47" office:value-type="float" office:value="4.6422" calcext:value-type="float">
            <text:p>4.6422</text:p>
          </table:table-cell>
          <table:table-cell table:style-name="ce47" office:value-type="float" office:value="4.6426" calcext:value-type="float">
            <text:p>4.6426</text:p>
          </table:table-cell>
          <table:table-cell table:style-name="ce47" table:formula="of:=[.L52]-[.K52]" office:value-type="float" office:value="0.000399999999999956" calcext:value-type="float">
            <text:p>0.0004</text:p>
          </table:table-cell>
          <table:table-cell table:style-name="ce65" office:value-type="float" office:value="215828.822480579" calcext:value-type="float">
            <text:p>215,82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6" office:value-type="string" calcext:value-type="string" table:number-columns-spanned="1" table:number-rows-spanned="4">
            <text:p>ash</text:p>
          </table:table-cell>
          <table:table-cell table:style-name="ce29" office:value-type="string" calcext:value-type="string">
            <text:p>SKP 08 S018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182" calcext:value-type="float">
            <text:p>12.8182</text:p>
          </table:table-cell>
          <table:table-cell table:style-name="ce45" office:value-type="float" office:value="15.7127" calcext:value-type="float">
            <text:p>15.7127</text:p>
          </table:table-cell>
          <table:table-cell table:style-name="ce45" table:formula="of:=[.F53]-[.E53]" office:value-type="float" office:value="2.8945" calcext:value-type="float">
            <text:p>2.8945</text:p>
          </table:table-cell>
          <table:table-cell table:style-name="ce45" office:value-type="float" office:value="6.9801" calcext:value-type="float">
            <text:p>6.9801</text:p>
          </table:table-cell>
          <table:table-cell table:style-name="ce45" office:value-type="float" office:value="7.2056" calcext:value-type="float">
            <text:p>7.2056</text:p>
          </table:table-cell>
          <table:table-cell table:style-name="ce45" table:formula="of:=[.I53]-[.H53]" office:value-type="float" office:value="0.225499999999999" calcext:value-type="float">
            <text:p>0.2255</text:p>
          </table:table-cell>
          <table:table-cell table:style-name="ce45" office:value-type="float" office:value="4.7199" calcext:value-type="float">
            <text:p>4.7199</text:p>
          </table:table-cell>
          <table:table-cell table:style-name="ce45" office:value-type="float" office:value="4.7203" calcext:value-type="float">
            <text:p>4.7203</text:p>
          </table:table-cell>
          <table:table-cell table:style-name="ce45" table:formula="of:=[.L53]-[.K53]" office:value-type="float" office:value="0.000399999999999956" calcext:value-type="float">
            <text:p>0.0004</text:p>
          </table:table-cell>
          <table:table-cell table:style-name="ce66" office:value-type="float" office:value="6128054.24381511" calcext:value-type="float">
            <text:p>6,128,05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S019</text:p>
          </table:table-cell>
          <table:table-cell table:style-name="ce37" office:value-type="float" office:value="4" calcext:value-type="float">
            <text:p>4.00</text:p>
          </table:table-cell>
          <table:table-cell table:style-name="ce45" office:value-type="float" office:value="12.8157" calcext:value-type="float">
            <text:p>12.8157</text:p>
          </table:table-cell>
          <table:table-cell table:style-name="ce45" office:value-type="float" office:value="16.3148" calcext:value-type="float">
            <text:p>16.3148</text:p>
          </table:table-cell>
          <table:table-cell table:style-name="ce45" table:formula="of:=[.F54]-[.E54]" office:value-type="float" office:value="3.4991" calcext:value-type="float">
            <text:p>3.4991</text:p>
          </table:table-cell>
          <table:table-cell table:style-name="ce45" office:value-type="float" office:value="6.8523" calcext:value-type="float">
            <text:p>6.8523</text:p>
          </table:table-cell>
          <table:table-cell table:style-name="ce45" office:value-type="float" office:value="7.1383" calcext:value-type="float">
            <text:p>7.1383</text:p>
          </table:table-cell>
          <table:table-cell table:style-name="ce45" table:formula="of:=[.I54]-[.H54]" office:value-type="float" office:value="0.286" calcext:value-type="float">
            <text:p>0.2860</text:p>
          </table:table-cell>
          <table:table-cell table:style-name="ce45" office:value-type="float" office:value="4.7154" calcext:value-type="float">
            <text:p>4.7154</text:p>
          </table:table-cell>
          <table:table-cell table:style-name="ce45" office:value-type="float" office:value="4.7155" calcext:value-type="float">
            <text:p>4.7155</text:p>
          </table:table-cell>
          <table:table-cell table:style-name="ce45" table:formula="of:=[.L54]-[.K54]" office:value-type="float" office:value="0.0000999999999997669" calcext:value-type="float">
            <text:p>0.0001</text:p>
          </table:table-cell>
          <table:table-cell table:style-name="ce66" office:value-type="float" office:value="31184351.8354722" calcext:value-type="float">
            <text:p>31,184,352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S021</text:p>
          </table:table-cell>
          <table:table-cell table:style-name="ce37" office:value-type="float" office:value="4.06" calcext:value-type="float">
            <text:p>4.06</text:p>
          </table:table-cell>
          <table:table-cell table:style-name="ce45" office:value-type="float" office:value="12.8052" calcext:value-type="float">
            <text:p>12.8052</text:p>
          </table:table-cell>
          <table:table-cell table:style-name="ce45" office:value-type="float" office:value="15.542" calcext:value-type="float">
            <text:p>15.5420</text:p>
          </table:table-cell>
          <table:table-cell table:style-name="ce45" table:formula="of:=[.F55]-[.E55]" office:value-type="float" office:value="2.7368" calcext:value-type="float">
            <text:p>2.7368</text:p>
          </table:table-cell>
          <table:table-cell table:style-name="ce45" office:value-type="float" office:value="6.886" calcext:value-type="float">
            <text:p>6.8860</text:p>
          </table:table-cell>
          <table:table-cell table:style-name="ce45" office:value-type="float" office:value="7.028" calcext:value-type="float">
            <text:p>7.0280</text:p>
          </table:table-cell>
          <table:table-cell table:style-name="ce45" table:formula="of:=[.I55]-[.H55]" office:value-type="float" office:value="0.141999999999999" calcext:value-type="float">
            <text:p>0.1420</text:p>
          </table:table-cell>
          <table:table-cell table:style-name="ce45" office:value-type="float" office:value="4.7309" calcext:value-type="float">
            <text:p>4.7309</text:p>
          </table:table-cell>
          <table:table-cell table:style-name="ce45" office:value-type="float" office:value="4.7311" calcext:value-type="float">
            <text:p>4.7311</text:p>
          </table:table-cell>
          <table:table-cell table:style-name="ce45" table:formula="of:=[.L55]-[.K55]" office:value-type="float" office:value="0.000199999999999534" calcext:value-type="float">
            <text:p>0.0002</text:p>
          </table:table-cell>
          <table:table-cell table:style-name="ce66" office:value-type="float" office:value="6053023.10596396" calcext:value-type="float">
            <text:p>6,053,02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S022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116" calcext:value-type="float">
            <text:p>12.8116</text:p>
          </table:table-cell>
          <table:table-cell table:style-name="ce45" office:value-type="float" office:value="15.6409" calcext:value-type="float">
            <text:p>15.6409</text:p>
          </table:table-cell>
          <table:table-cell table:style-name="ce45" table:formula="of:=[.F56]-[.E56]" office:value-type="float" office:value="2.8293" calcext:value-type="float">
            <text:p>2.8293</text:p>
          </table:table-cell>
          <table:table-cell table:style-name="ce45" office:value-type="float" office:value="6.9796" calcext:value-type="float">
            <text:p>6.9796</text:p>
          </table:table-cell>
          <table:table-cell table:style-name="ce45" office:value-type="float" office:value="7.1902" calcext:value-type="float">
            <text:p>7.1902</text:p>
          </table:table-cell>
          <table:table-cell table:style-name="ce45" table:formula="of:=[.I56]-[.H56]" office:value-type="float" office:value="0.2106" calcext:value-type="float">
            <text:p>0.2106</text:p>
          </table:table-cell>
          <table:table-cell table:style-name="ce45" office:value-type="float" office:value="4.6797" calcext:value-type="float">
            <text:p>4.6797</text:p>
          </table:table-cell>
          <table:table-cell table:style-name="ce45" office:value-type="float" office:value="4.6798" calcext:value-type="float">
            <text:p>4.6798</text:p>
          </table:table-cell>
          <table:table-cell table:style-name="ce45" table:formula="of:=[.L56]-[.K56]" office:value-type="float" office:value="0.0000999999999997669" calcext:value-type="float">
            <text:p>0.0001</text:p>
          </table:table-cell>
          <table:table-cell table:style-name="ce66" office:value-type="float" office:value="18125827.8299809" calcext:value-type="float">
            <text:p>18,125,82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21" office:value-type="string" calcext:value-type="string" table:number-columns-spanned="1" table:number-rows-spanned="3">
            <text:p>fireplace</text:p>
          </table:table-cell>
          <table:table-cell table:style-name="ce30" office:value-type="string" calcext:value-type="string">
            <text:p>SKP 08 FP001</text:p>
          </table:table-cell>
          <table:table-cell table:style-name="ce38" office:value-type="float" office:value="4.02" calcext:value-type="float">
            <text:p>4.02</text:p>
          </table:table-cell>
          <table:table-cell table:style-name="ce46" office:value-type="float" office:value="12.82" calcext:value-type="float">
            <text:p>12.8200</text:p>
          </table:table-cell>
          <table:table-cell table:style-name="ce46" office:value-type="float" office:value="15.6333" calcext:value-type="float">
            <text:p>15.6333</text:p>
          </table:table-cell>
          <table:table-cell table:style-name="ce46" table:formula="of:=[.F57]-[.E57]" office:value-type="float" office:value="2.8133" calcext:value-type="float">
            <text:p>2.8133</text:p>
          </table:table-cell>
          <table:table-cell table:style-name="ce46" office:value-type="float" office:value="6.7842" calcext:value-type="float">
            <text:p>6.7842</text:p>
          </table:table-cell>
          <table:table-cell table:style-name="ce46" office:value-type="float" office:value="7.127" calcext:value-type="float">
            <text:p>7.1270</text:p>
          </table:table-cell>
          <table:table-cell table:style-name="ce46" table:formula="of:=[.I57]-[.H57]" office:value-type="float" office:value="0.3428" calcext:value-type="float">
            <text:p>0.3428</text:p>
          </table:table-cell>
          <table:table-cell table:style-name="ce46" office:value-type="float" office:value="4.6225" calcext:value-type="float">
            <text:p>4.6225</text:p>
          </table:table-cell>
          <table:table-cell table:style-name="ce46" office:value-type="float" office:value="4.6226" calcext:value-type="float">
            <text:p>4.6226</text:p>
          </table:table-cell>
          <table:table-cell table:style-name="ce46" table:formula="of:=[.L57]-[.K57]" office:value-type="float" office:value="0.000100000000000655" calcext:value-type="float">
            <text:p>0.0001</text:p>
          </table:table-cell>
          <table:table-cell table:style-name="ce64" office:value-type="float" office:value="32852819.0084833" calcext:value-type="float">
            <text:p>32,852,81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FP002</text:p>
          </table:table-cell>
          <table:table-cell table:style-name="ce37" office:value-type="float" office:value="4.06" calcext:value-type="float">
            <text:p>4.06</text:p>
          </table:table-cell>
          <table:table-cell table:style-name="ce45" office:value-type="float" office:value="12.7995" calcext:value-type="float">
            <text:p>12.7995</text:p>
          </table:table-cell>
          <table:table-cell table:style-name="ce45" office:value-type="float" office:value="15.6459" calcext:value-type="float">
            <text:p>15.6459</text:p>
          </table:table-cell>
          <table:table-cell table:style-name="ce45" table:formula="of:=[.F58]-[.E58]" office:value-type="float" office:value="2.8464" calcext:value-type="float">
            <text:p>2.8464</text:p>
          </table:table-cell>
          <table:table-cell table:style-name="ce45" office:value-type="float" office:value="6.9195" calcext:value-type="float">
            <text:p>6.9195</text:p>
          </table:table-cell>
          <table:table-cell table:style-name="ce45" office:value-type="float" office:value="7.0147" calcext:value-type="float">
            <text:p>7.0147</text:p>
          </table:table-cell>
          <table:table-cell table:style-name="ce45" table:formula="of:=[.I58]-[.H58]" office:value-type="float" office:value="0.0952000000000002" calcext:value-type="float">
            <text:p>0.0952</text:p>
          </table:table-cell>
          <table:table-cell table:style-name="ce45" office:value-type="float" office:value="4.6399" calcext:value-type="float">
            <text:p>4.6399</text:p>
          </table:table-cell>
          <table:table-cell table:style-name="ce45" office:value-type="float" office:value="4.64" calcext:value-type="float">
            <text:p>4.6400</text:p>
          </table:table-cell>
          <table:table-cell table:style-name="ce45" table:formula="of:=[.L58]-[.K58]" office:value-type="float" office:value="0.0000999999999997669" calcext:value-type="float">
            <text:p>0.0001</text:p>
          </table:table-cell>
          <table:table-cell table:style-name="ce66" office:value-type="float" office:value="7316162.76523462" calcext:value-type="float">
            <text:p>7,316,16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covered-table-cell table:style-name="ce22"/>
          <table:table-cell table:style-name="ce31" office:value-type="string" calcext:value-type="string">
            <text:p>SKP 08 FP003</text:p>
          </table:table-cell>
          <table:table-cell table:style-name="ce39" office:value-type="float" office:value="4.02" calcext:value-type="float">
            <text:p>4.02</text:p>
          </table:table-cell>
          <table:table-cell table:style-name="ce47" office:value-type="float" office:value="12.7673" calcext:value-type="float">
            <text:p>12.7673</text:p>
          </table:table-cell>
          <table:table-cell table:style-name="ce47" office:value-type="float" office:value="15.8246" calcext:value-type="float">
            <text:p>15.8246</text:p>
          </table:table-cell>
          <table:table-cell table:style-name="ce47" table:formula="of:=[.F59]-[.E59]" office:value-type="float" office:value="3.0573" calcext:value-type="float">
            <text:p>3.0573</text:p>
          </table:table-cell>
          <table:table-cell table:style-name="ce47" office:value-type="float" office:value="6.9302" calcext:value-type="float">
            <text:p>6.9302</text:p>
          </table:table-cell>
          <table:table-cell table:style-name="ce47" office:value-type="float" office:value="7.0423" calcext:value-type="float">
            <text:p>7.0423</text:p>
          </table:table-cell>
          <table:table-cell table:style-name="ce47" table:formula="of:=[.I59]-[.H59]" office:value-type="float" office:value="0.1121" calcext:value-type="float">
            <text:p>0.1121</text:p>
          </table:table-cell>
          <table:table-cell table:style-name="ce47" office:value-type="float" office:value="4.7257" calcext:value-type="float">
            <text:p>4.7257</text:p>
          </table:table-cell>
          <table:table-cell table:style-name="ce47" office:value-type="float" office:value="4.7259" calcext:value-type="float">
            <text:p>4.7259</text:p>
          </table:table-cell>
          <table:table-cell table:style-name="ce47" table:formula="of:=[.L59]-[.K59]" office:value-type="float" office:value="0.000200000000000422" calcext:value-type="float">
            <text:p>0.0002</text:p>
          </table:table-cell>
          <table:table-cell table:style-name="ce65" office:value-type="float" office:value="3805757.10425159" calcext:value-type="float">
            <text:p>3,805,757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6" office:value-type="string" calcext:value-type="string" table:number-columns-spanned="1" table:number-rows-spanned="4">
            <text:p>floor</text:p>
          </table:table-cell>
          <table:table-cell table:style-name="ce29" office:value-type="string" calcext:value-type="string">
            <text:p>SKP 08 S003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375" calcext:value-type="float">
            <text:p>12.8375</text:p>
          </table:table-cell>
          <table:table-cell table:style-name="ce45" office:value-type="float" office:value="15.5437" calcext:value-type="float">
            <text:p>15.5437</text:p>
          </table:table-cell>
          <table:table-cell table:style-name="ce45" table:formula="of:=[.F60]-[.E60]" office:value-type="float" office:value="2.7062" calcext:value-type="float">
            <text:p>2.7062</text:p>
          </table:table-cell>
          <table:table-cell table:style-name="ce45" office:value-type="float" office:value="6.7841" calcext:value-type="float">
            <text:p>6.7841</text:p>
          </table:table-cell>
          <table:table-cell table:style-name="ce45" office:value-type="float" office:value="7.0188" calcext:value-type="float">
            <text:p>7.0188</text:p>
          </table:table-cell>
          <table:table-cell table:style-name="ce45" table:formula="of:=[.I60]-[.H60]" office:value-type="float" office:value="0.2347" calcext:value-type="float">
            <text:p>0.2347</text:p>
          </table:table-cell>
          <table:table-cell table:style-name="ce45" office:value-type="float" office:value="4.7182" calcext:value-type="float">
            <text:p>4.7182</text:p>
          </table:table-cell>
          <table:table-cell table:style-name="ce45" office:value-type="float" office:value="4.7183" calcext:value-type="float">
            <text:p>4.7183</text:p>
          </table:table-cell>
          <table:table-cell table:style-name="ce45" table:formula="of:=[.L60]-[.K60]" office:value-type="float" office:value="0.0000999999999997669" calcext:value-type="float">
            <text:p>0.0001</text:p>
          </table:table-cell>
          <table:table-cell table:style-name="ce66" office:value-type="float" office:value="807231.405479147" calcext:value-type="float">
            <text:p>807,23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S012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207" calcext:value-type="float">
            <text:p>12.8207</text:p>
          </table:table-cell>
          <table:table-cell table:style-name="ce45" office:value-type="float" office:value="15.5959" calcext:value-type="float">
            <text:p>15.5959</text:p>
          </table:table-cell>
          <table:table-cell table:style-name="ce45" table:formula="of:=[.F61]-[.E61]" office:value-type="float" office:value="2.7752" calcext:value-type="float">
            <text:p>2.7752</text:p>
          </table:table-cell>
          <table:table-cell table:style-name="ce45" office:value-type="float" office:value="6.8254" calcext:value-type="float">
            <text:p>6.8254</text:p>
          </table:table-cell>
          <table:table-cell table:style-name="ce45" office:value-type="float" office:value="7.0061" calcext:value-type="float">
            <text:p>7.0061</text:p>
          </table:table-cell>
          <table:table-cell table:style-name="ce45" table:formula="of:=[.I61]-[.H61]" office:value-type="float" office:value="0.1807" calcext:value-type="float">
            <text:p>0.1807</text:p>
          </table:table-cell>
          <table:table-cell table:style-name="ce45" office:value-type="float" office:value="4.6387" calcext:value-type="float">
            <text:p>4.6387</text:p>
          </table:table-cell>
          <table:table-cell table:style-name="ce45" office:value-type="float" office:value="4.6388" calcext:value-type="float">
            <text:p>4.6388</text:p>
          </table:table-cell>
          <table:table-cell table:style-name="ce45" table:formula="of:=[.L61]-[.K61]" office:value-type="float" office:value="0.0000999999999997669" calcext:value-type="float">
            <text:p>0.0001</text:p>
          </table:table-cell>
          <table:table-cell table:style-name="ce66" office:value-type="float" office:value="1105000.62904347" calcext:value-type="float">
            <text:p>1,105,00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SKP 08 S015</text:p>
          </table:table-cell>
          <table:table-cell table:style-name="ce37" office:value-type="float" office:value="4.04" calcext:value-type="float">
            <text:p>4.04</text:p>
          </table:table-cell>
          <table:table-cell table:style-name="ce45" office:value-type="float" office:value="12.772" calcext:value-type="float">
            <text:p>12.7720</text:p>
          </table:table-cell>
          <table:table-cell table:style-name="ce45" office:value-type="float" office:value="15.4723" calcext:value-type="float">
            <text:p>15.4723</text:p>
          </table:table-cell>
          <table:table-cell table:style-name="ce45" table:formula="of:=[.F62]-[.E62]" office:value-type="float" office:value="2.7003" calcext:value-type="float">
            <text:p>2.7003</text:p>
          </table:table-cell>
          <table:table-cell table:style-name="ce45" office:value-type="float" office:value="6.8166" calcext:value-type="float">
            <text:p>6.8166</text:p>
          </table:table-cell>
          <table:table-cell table:style-name="ce45" office:value-type="float" office:value="6.9134" calcext:value-type="float">
            <text:p>6.9134</text:p>
          </table:table-cell>
          <table:table-cell table:style-name="ce45" table:formula="of:=[.I62]-[.H62]" office:value-type="float" office:value="0.0968" calcext:value-type="float">
            <text:p>0.0968</text:p>
          </table:table-cell>
          <table:table-cell table:style-name="ce45" office:value-type="float" office:value="4.6929" calcext:value-type="float">
            <text:p>4.6929</text:p>
          </table:table-cell>
          <table:table-cell table:style-name="ce45" office:value-type="float" office:value="4.6932" calcext:value-type="float">
            <text:p>4.6932</text:p>
          </table:table-cell>
          <table:table-cell table:style-name="ce45" table:formula="of:=[.L62]-[.K62]" office:value-type="float" office:value="0.000300000000000189" calcext:value-type="float">
            <text:p>0.0003</text:p>
          </table:table-cell>
          <table:table-cell table:style-name="ce66" office:value-type="float" office:value="3020055.32886183" calcext:value-type="float">
            <text:p>3,020,055</text:p>
          </table:table-cell>
          <table:table-cell table:number-columns-repeated="243"/>
          <table:table-cell table:style-name="ce1" table:number-columns-repeated="767"/>
        </table:table-row>
        <table:table-row table:style-name="ro3">
          <table:covered-table-cell table:number-columns-repeated="2" table:style-name="ce6"/>
          <table:table-cell table:style-name="ce29" office:value-type="string" calcext:value-type="string">
            <text:p>SKP 08 S020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483" calcext:value-type="float">
            <text:p>12.8483</text:p>
          </table:table-cell>
          <table:table-cell table:style-name="ce45" office:value-type="float" office:value="15.6801" calcext:value-type="float">
            <text:p>15.6801</text:p>
          </table:table-cell>
          <table:table-cell table:style-name="ce45" table:formula="of:=[.F63]-[.E63]" office:value-type="float" office:value="2.8318" calcext:value-type="float">
            <text:p>2.8318</text:p>
          </table:table-cell>
          <table:table-cell table:style-name="ce45" office:value-type="float" office:value="6.8056" calcext:value-type="float">
            <text:p>6.8056</text:p>
          </table:table-cell>
          <table:table-cell table:style-name="ce45" office:value-type="float" office:value="6.9752" calcext:value-type="float">
            <text:p>6.9752</text:p>
          </table:table-cell>
          <table:table-cell table:style-name="ce45" table:formula="of:=[.I63]-[.H63]" office:value-type="float" office:value="0.1696" calcext:value-type="float">
            <text:p>0.1696</text:p>
          </table:table-cell>
          <table:table-cell table:style-name="ce45" office:value-type="float" office:value="4.6168" calcext:value-type="float">
            <text:p>4.6168</text:p>
          </table:table-cell>
          <table:table-cell table:style-name="ce45" office:value-type="float" office:value="4.6169" calcext:value-type="float">
            <text:p>4.6169</text:p>
          </table:table-cell>
          <table:table-cell table:style-name="ce45" table:formula="of:=[.L63]-[.K63]" office:value-type="float" office:value="0.000100000000000655" calcext:value-type="float">
            <text:p>0.0001</text:p>
          </table:table-cell>
          <table:table-cell table:style-name="ce66" office:value-type="float" office:value="22020118.9661983" calcext:value-type="float">
            <text:p>22,020,119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table-cell table:style-name="ce9" office:value-type="string" calcext:value-type="string" table:number-columns-spanned="1" table:number-rows-spanned="16">
            <text:p>Alamgirpur</text:p>
          </table:table-cell>
          <table:table-cell table:style-name="ce20" office:value-type="string" calcext:value-type="string" table:number-columns-spanned="1" table:number-rows-spanned="6">
            <text:p>floor</text:p>
          </table:table-cell>
          <table:table-cell table:style-name="ce32" office:value-type="string" calcext:value-type="string">
            <text:p>ALM 08 FL001</text:p>
          </table:table-cell>
          <table:table-cell table:style-name="ce42" office:value-type="float" office:value="4.01" calcext:value-type="float">
            <text:p>4.01</text:p>
          </table:table-cell>
          <table:table-cell table:style-name="ce49" office:value-type="float" office:value="12.8941" calcext:value-type="float">
            <text:p>12.8941</text:p>
          </table:table-cell>
          <table:table-cell table:style-name="ce49" office:value-type="float" office:value="16.0075" calcext:value-type="float">
            <text:p>16.0075</text:p>
          </table:table-cell>
          <table:table-cell table:style-name="ce49" table:formula="of:=[.F64]-[.E64]" office:value-type="float" office:value="3.1134" calcext:value-type="float">
            <text:p>3.1134</text:p>
          </table:table-cell>
          <table:table-cell table:style-name="ce49" office:value-type="float" office:value="6.9251" calcext:value-type="float">
            <text:p>6.9251</text:p>
          </table:table-cell>
          <table:table-cell table:style-name="ce49" office:value-type="float" office:value="7.0408" calcext:value-type="float">
            <text:p>7.0408</text:p>
          </table:table-cell>
          <table:table-cell table:style-name="ce49" table:formula="of:=[.I64]-[.H64]" office:value-type="float" office:value="0.1157" calcext:value-type="float">
            <text:p>0.1157</text:p>
          </table:table-cell>
          <table:table-cell table:style-name="ce49" office:value-type="float" office:value="4.7609" calcext:value-type="float">
            <text:p>4.7609</text:p>
          </table:table-cell>
          <table:table-cell table:style-name="ce49" office:value-type="float" office:value="4.761" calcext:value-type="float">
            <text:p>4.7610</text:p>
          </table:table-cell>
          <table:table-cell table:style-name="ce49" table:formula="of:=[.L64]-[.K64]" office:value-type="float" office:value="0.0000999999999997669" calcext:value-type="float">
            <text:p>0.0001</text:p>
          </table:table-cell>
          <table:table-cell table:style-name="ce67" office:value-type="float" office:value="16577603.07599" calcext:value-type="float">
            <text:p>16,577,60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FL002</text:p>
          </table:table-cell>
          <table:table-cell table:style-name="ce37" office:value-type="float" office:value="4.04" calcext:value-type="float">
            <text:p>4.04</text:p>
          </table:table-cell>
          <table:table-cell table:style-name="ce45" office:value-type="float" office:value="12.7438" calcext:value-type="float">
            <text:p>12.7438</text:p>
          </table:table-cell>
          <table:table-cell table:style-name="ce45" office:value-type="float" office:value="15.4027" calcext:value-type="float">
            <text:p>15.4027</text:p>
          </table:table-cell>
          <table:table-cell table:style-name="ce45" table:formula="of:=[.F65]-[.E65]" office:value-type="float" office:value="2.6589" calcext:value-type="float">
            <text:p>2.6589</text:p>
          </table:table-cell>
          <table:table-cell table:style-name="ce45" office:value-type="float" office:value="7.036" calcext:value-type="float">
            <text:p>7.0360</text:p>
          </table:table-cell>
          <table:table-cell table:style-name="ce45" office:value-type="float" office:value="7.1087" calcext:value-type="float">
            <text:p>7.1087</text:p>
          </table:table-cell>
          <table:table-cell table:style-name="ce45" table:formula="of:=[.I65]-[.H65]" office:value-type="float" office:value="0.0727000000000002" calcext:value-type="float">
            <text:p>0.0727</text:p>
          </table:table-cell>
          <table:table-cell table:style-name="ce45" office:value-type="float" office:value="4.7306" calcext:value-type="float">
            <text:p>4.7306</text:p>
          </table:table-cell>
          <table:table-cell table:style-name="ce45" office:value-type="float" office:value="4.7308" calcext:value-type="float">
            <text:p>4.7308</text:p>
          </table:table-cell>
          <table:table-cell table:style-name="ce45" table:formula="of:=[.L65]-[.K65]" office:value-type="float" office:value="0.000200000000000422" calcext:value-type="float">
            <text:p>0.0002</text:p>
          </table:table-cell>
          <table:table-cell table:style-name="ce66" office:value-type="float" office:value="6489864.16027422" calcext:value-type="float">
            <text:p>6,489,86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FL003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8103" calcext:value-type="float">
            <text:p>12.8103</text:p>
          </table:table-cell>
          <table:table-cell table:style-name="ce45" office:value-type="float" office:value="15.8197" calcext:value-type="float">
            <text:p>15.8197</text:p>
          </table:table-cell>
          <table:table-cell table:style-name="ce45" table:formula="of:=[.F66]-[.E66]" office:value-type="float" office:value="3.0094" calcext:value-type="float">
            <text:p>3.0094</text:p>
          </table:table-cell>
          <table:table-cell table:style-name="ce45" office:value-type="float" office:value="7.073" calcext:value-type="float">
            <text:p>7.0730</text:p>
          </table:table-cell>
          <table:table-cell table:style-name="ce45" office:value-type="float" office:value="7.1963" calcext:value-type="float">
            <text:p>7.1963</text:p>
          </table:table-cell>
          <table:table-cell table:style-name="ce45" table:formula="of:=[.I66]-[.H66]" office:value-type="float" office:value="0.1233" calcext:value-type="float">
            <text:p>0.1233</text:p>
          </table:table-cell>
          <table:table-cell table:style-name="ce45" office:value-type="float" office:value="4.734" calcext:value-type="float">
            <text:p>4.7340</text:p>
          </table:table-cell>
          <table:table-cell table:style-name="ce45" office:value-type="float" office:value="4.7341" calcext:value-type="float">
            <text:p>4.7341</text:p>
          </table:table-cell>
          <table:table-cell table:style-name="ce45" table:formula="of:=[.L66]-[.K66]" office:value-type="float" office:value="0.0000999999999997669" calcext:value-type="float">
            <text:p>0.0001</text:p>
          </table:table-cell>
          <table:table-cell table:style-name="ce66" office:value-type="float" office:value="28842710.9723539" calcext:value-type="float">
            <text:p>28,842,71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FL004</text:p>
          </table:table-cell>
          <table:table-cell table:style-name="ce37" office:value-type="float" office:value="4.04" calcext:value-type="float">
            <text:p>4.04</text:p>
          </table:table-cell>
          <table:table-cell table:style-name="ce45" office:value-type="float" office:value="12.9167" calcext:value-type="float">
            <text:p>12.9167</text:p>
          </table:table-cell>
          <table:table-cell table:style-name="ce45" office:value-type="float" office:value="15.5921" calcext:value-type="float">
            <text:p>15.5921</text:p>
          </table:table-cell>
          <table:table-cell table:style-name="ce45" table:formula="of:=[.F67]-[.E67]" office:value-type="float" office:value="2.6754" calcext:value-type="float">
            <text:p>2.6754</text:p>
          </table:table-cell>
          <table:table-cell table:style-name="ce45" office:value-type="float" office:value="7.1508" calcext:value-type="float">
            <text:p>7.1508</text:p>
          </table:table-cell>
          <table:table-cell table:style-name="ce45" office:value-type="float" office:value="7.3715" calcext:value-type="float">
            <text:p>7.3715</text:p>
          </table:table-cell>
          <table:table-cell table:style-name="ce45" table:formula="of:=[.I67]-[.H67]" office:value-type="float" office:value="0.2207" calcext:value-type="float">
            <text:p>0.2207</text:p>
          </table:table-cell>
          <table:table-cell table:style-name="ce45" office:value-type="float" office:value="4.7376" calcext:value-type="float">
            <text:p>4.7376</text:p>
          </table:table-cell>
          <table:table-cell table:style-name="ce45" office:value-type="float" office:value="4.7377" calcext:value-type="float">
            <text:p>4.7377</text:p>
          </table:table-cell>
          <table:table-cell table:style-name="ce45" table:formula="of:=[.L67]-[.K67]" office:value-type="float" office:value="0.000100000000000655" calcext:value-type="float">
            <text:p>0.0001</text:p>
          </table:table-cell>
          <table:table-cell table:style-name="ce66" office:value-type="float" office:value="32233397.7453863" calcext:value-type="float">
            <text:p>32,233,39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FL005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012" calcext:value-type="float">
            <text:p>12.8012</text:p>
          </table:table-cell>
          <table:table-cell table:style-name="ce45" office:value-type="float" office:value="16.1903" calcext:value-type="float">
            <text:p>16.1903</text:p>
          </table:table-cell>
          <table:table-cell table:style-name="ce45" table:formula="of:=[.F68]-[.E68]" office:value-type="float" office:value="3.3891" calcext:value-type="float">
            <text:p>3.3891</text:p>
          </table:table-cell>
          <table:table-cell table:style-name="ce45" office:value-type="float" office:value="7.0872" calcext:value-type="float">
            <text:p>7.0872</text:p>
          </table:table-cell>
          <table:table-cell table:style-name="ce45" office:value-type="float" office:value="7.2737" calcext:value-type="float">
            <text:p>7.2737</text:p>
          </table:table-cell>
          <table:table-cell table:style-name="ce45" table:formula="of:=[.I68]-[.H68]" office:value-type="float" office:value="0.1865" calcext:value-type="float">
            <text:p>0.1865</text:p>
          </table:table-cell>
          <table:table-cell table:style-name="ce45" office:value-type="float" office:value="4.7148" calcext:value-type="float">
            <text:p>4.7148</text:p>
          </table:table-cell>
          <table:table-cell table:style-name="ce45" office:value-type="float" office:value="4.7149" calcext:value-type="float">
            <text:p>4.7149</text:p>
          </table:table-cell>
          <table:table-cell table:style-name="ce45" table:formula="of:=[.L68]-[.K68]" office:value-type="float" office:value="0.0000999999999997669" calcext:value-type="float">
            <text:p>0.0001</text:p>
          </table:table-cell>
          <table:table-cell table:style-name="ce66" office:value-type="float" office:value="27255993.1556236" calcext:value-type="float">
            <text:p>27,255,993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FL006</text:p>
          </table:table-cell>
          <table:table-cell table:style-name="ce37" office:value-type="float" office:value="4.03" calcext:value-type="float">
            <text:p>4.03</text:p>
          </table:table-cell>
          <table:table-cell table:style-name="ce45" office:value-type="float" office:value="12.8042" calcext:value-type="float">
            <text:p>12.8042</text:p>
          </table:table-cell>
          <table:table-cell table:style-name="ce45" office:value-type="float" office:value="16.2422" calcext:value-type="float">
            <text:p>16.2422</text:p>
          </table:table-cell>
          <table:table-cell table:style-name="ce45" table:formula="of:=[.F69]-[.E69]" office:value-type="float" office:value="3.438" calcext:value-type="float">
            <text:p>3.4380</text:p>
          </table:table-cell>
          <table:table-cell table:style-name="ce45" office:value-type="float" office:value="6.8702" calcext:value-type="float">
            <text:p>6.8702</text:p>
          </table:table-cell>
          <table:table-cell table:style-name="ce45" office:value-type="float" office:value="6.9762" calcext:value-type="float">
            <text:p>6.9762</text:p>
          </table:table-cell>
          <table:table-cell table:style-name="ce45" table:formula="of:=[.I69]-[.H69]" office:value-type="float" office:value="0.106000000000001" calcext:value-type="float">
            <text:p>0.1060</text:p>
          </table:table-cell>
          <table:table-cell table:style-name="ce45" office:value-type="float" office:value="4.7136" calcext:value-type="float">
            <text:p>4.7136</text:p>
          </table:table-cell>
          <table:table-cell table:style-name="ce45" office:value-type="float" office:value="4.7137" calcext:value-type="float">
            <text:p>4.7137</text:p>
          </table:table-cell>
          <table:table-cell table:style-name="ce45" table:formula="of:=[.L69]-[.K69]" office:value-type="float" office:value="0.000100000000000655" calcext:value-type="float">
            <text:p>0.0001</text:p>
          </table:table-cell>
          <table:table-cell table:style-name="ce66" office:value-type="float" office:value="14695860.9655815" calcext:value-type="float">
            <text:p>14,695,861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21" office:value-type="string" calcext:value-type="string" table:number-columns-spanned="1" table:number-rows-spanned="4">
            <text:p>ash</text:p>
          </table:table-cell>
          <table:table-cell table:style-name="ce30" office:value-type="string" calcext:value-type="string">
            <text:p>ALM 08 A001</text:p>
          </table:table-cell>
          <table:table-cell table:style-name="ce38" office:value-type="float" office:value="4.09" calcext:value-type="float">
            <text:p>4.09</text:p>
          </table:table-cell>
          <table:table-cell table:style-name="ce46" office:value-type="float" office:value="12.7924" calcext:value-type="float">
            <text:p>12.7924</text:p>
          </table:table-cell>
          <table:table-cell table:style-name="ce46" office:value-type="float" office:value="15.5665" calcext:value-type="float">
            <text:p>15.5665</text:p>
          </table:table-cell>
          <table:table-cell table:style-name="ce46" table:formula="of:=[.F70]-[.E70]" office:value-type="float" office:value="2.7741" calcext:value-type="float">
            <text:p>2.7741</text:p>
          </table:table-cell>
          <table:table-cell table:style-name="ce46" office:value-type="float" office:value="7.0019" calcext:value-type="float">
            <text:p>7.0019</text:p>
          </table:table-cell>
          <table:table-cell table:style-name="ce46" office:value-type="float" office:value="7.1692" calcext:value-type="float">
            <text:p>7.1692</text:p>
          </table:table-cell>
          <table:table-cell table:style-name="ce46" table:formula="of:=[.I70]-[.H70]" office:value-type="float" office:value="0.1673" calcext:value-type="float">
            <text:p>0.1673</text:p>
          </table:table-cell>
          <table:table-cell table:style-name="ce46" office:value-type="float" office:value="4.7353" calcext:value-type="float">
            <text:p>4.7353</text:p>
          </table:table-cell>
          <table:table-cell table:style-name="ce46" office:value-type="float" office:value="4.7354" calcext:value-type="float">
            <text:p>4.7354</text:p>
          </table:table-cell>
          <table:table-cell table:style-name="ce46" table:formula="of:=[.L70]-[.K70]" office:value-type="float" office:value="0.000100000000000655" calcext:value-type="float">
            <text:p>0.0001</text:p>
          </table:table-cell>
          <table:table-cell table:style-name="ce64" office:value-type="float" office:value="25340907.6415516" calcext:value-type="float">
            <text:p>25,340,908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A002</text:p>
          </table:table-cell>
          <table:table-cell table:style-name="ce37" office:value-type="float" office:value="4.07" calcext:value-type="float">
            <text:p>4.07</text:p>
          </table:table-cell>
          <table:table-cell table:style-name="ce45" office:value-type="float" office:value="12.8347" calcext:value-type="float">
            <text:p>12.8347</text:p>
          </table:table-cell>
          <table:table-cell table:style-name="ce45" office:value-type="float" office:value="16.5701" calcext:value-type="float">
            <text:p>16.5701</text:p>
          </table:table-cell>
          <table:table-cell table:style-name="ce45" table:formula="of:=[.F71]-[.E71]" office:value-type="float" office:value="3.7354" calcext:value-type="float">
            <text:p>3.7354</text:p>
          </table:table-cell>
          <table:table-cell table:style-name="ce45" office:value-type="float" office:value="6.9744" calcext:value-type="float">
            <text:p>6.9744</text:p>
          </table:table-cell>
          <table:table-cell table:style-name="ce45" office:value-type="float" office:value="7.3821" calcext:value-type="float">
            <text:p>7.3821</text:p>
          </table:table-cell>
          <table:table-cell table:style-name="ce45" table:formula="of:=[.I71]-[.H71]" office:value-type="float" office:value="0.4077" calcext:value-type="float">
            <text:p>0.4077</text:p>
          </table:table-cell>
          <table:table-cell table:style-name="ce45" office:value-type="float" office:value="4.7517" calcext:value-type="float">
            <text:p>4.7517</text:p>
          </table:table-cell>
          <table:table-cell table:style-name="ce45" office:value-type="float" office:value="4.7518" calcext:value-type="float">
            <text:p>4.7518</text:p>
          </table:table-cell>
          <table:table-cell table:style-name="ce45" table:formula="of:=[.L71]-[.K71]" office:value-type="float" office:value="0.000100000000000655" calcext:value-type="float">
            <text:p>0.0001</text:p>
          </table:table-cell>
          <table:table-cell table:style-name="ce66" office:value-type="float" office:value="27357754.1067194" calcext:value-type="float">
            <text:p>27,357,754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A003</text:p>
          </table:table-cell>
          <table:table-cell table:style-name="ce37" office:value-type="float" office:value="4.01" calcext:value-type="float">
            <text:p>4.01</text:p>
          </table:table-cell>
          <table:table-cell table:style-name="ce45" office:value-type="float" office:value="12.8946" calcext:value-type="float">
            <text:p>12.8946</text:p>
          </table:table-cell>
          <table:table-cell table:style-name="ce45" office:value-type="float" office:value="16.3367" calcext:value-type="float">
            <text:p>16.3367</text:p>
          </table:table-cell>
          <table:table-cell table:style-name="ce45" table:formula="of:=[.F72]-[.E72]" office:value-type="float" office:value="3.4421" calcext:value-type="float">
            <text:p>3.4421</text:p>
          </table:table-cell>
          <table:table-cell table:style-name="ce45" office:value-type="float" office:value="6.9512" calcext:value-type="float">
            <text:p>6.9512</text:p>
          </table:table-cell>
          <table:table-cell table:style-name="ce45" office:value-type="float" office:value="7.3422" calcext:value-type="float">
            <text:p>7.3422</text:p>
          </table:table-cell>
          <table:table-cell table:style-name="ce45" table:formula="of:=[.I72]-[.H72]" office:value-type="float" office:value="0.391" calcext:value-type="float">
            <text:p>0.3910</text:p>
          </table:table-cell>
          <table:table-cell table:style-name="ce45" office:value-type="float" office:value="4.7553" calcext:value-type="float">
            <text:p>4.7553</text:p>
          </table:table-cell>
          <table:table-cell table:style-name="ce45" office:value-type="float" office:value="4.7554" calcext:value-type="float">
            <text:p>4.7554</text:p>
          </table:table-cell>
          <table:table-cell table:style-name="ce45" table:formula="of:=[.L72]-[.K72]" office:value-type="float" office:value="0.0000999999999997669" calcext:value-type="float">
            <text:p>0.0001</text:p>
          </table:table-cell>
          <table:table-cell table:style-name="ce66" office:value-type="float" office:value="41423906.9959044" calcext:value-type="float">
            <text:p>41,423,907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covered-table-cell table:style-name="ce22"/>
          <table:table-cell table:style-name="ce31" office:value-type="string" calcext:value-type="string">
            <text:p>ALM 08 P001 Ash</text:p>
          </table:table-cell>
          <table:table-cell table:style-name="ce39" office:value-type="float" office:value="4.09" calcext:value-type="float">
            <text:p>4.09</text:p>
          </table:table-cell>
          <table:table-cell table:style-name="ce47" office:value-type="float" office:value="12.7731" calcext:value-type="float">
            <text:p>12.7731</text:p>
          </table:table-cell>
          <table:table-cell table:style-name="ce47" office:value-type="float" office:value="15.6945" calcext:value-type="float">
            <text:p>15.6945</text:p>
          </table:table-cell>
          <table:table-cell table:style-name="ce47" table:formula="of:=[.F73]-[.E73]" office:value-type="float" office:value="2.9214" calcext:value-type="float">
            <text:p>2.9214</text:p>
          </table:table-cell>
          <table:table-cell table:style-name="ce47" office:value-type="float" office:value="7.0896" calcext:value-type="float">
            <text:p>7.0896</text:p>
          </table:table-cell>
          <table:table-cell table:style-name="ce47" office:value-type="float" office:value="7.479" calcext:value-type="float">
            <text:p>7.4790</text:p>
          </table:table-cell>
          <table:table-cell table:style-name="ce47" table:formula="of:=[.I73]-[.H73]" office:value-type="float" office:value="0.3894" calcext:value-type="float">
            <text:p>0.3894</text:p>
          </table:table-cell>
          <table:table-cell table:style-name="ce47" office:value-type="float" office:value="4.7208" calcext:value-type="float">
            <text:p>4.7208</text:p>
          </table:table-cell>
          <table:table-cell table:style-name="ce47" office:value-type="float" office:value="4.721" calcext:value-type="float">
            <text:p>4.7210</text:p>
          </table:table-cell>
          <table:table-cell table:style-name="ce47" table:formula="of:=[.L73]-[.K73]" office:value-type="float" office:value="0.000200000000000422" calcext:value-type="float">
            <text:p>0.0002</text:p>
          </table:table-cell>
          <table:table-cell table:style-name="ce65" office:value-type="float" office:value="24766016.594176" calcext:value-type="float">
            <text:p>24,766,017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style-name="ce6"/>
          <table:table-cell table:style-name="ce10" office:value-type="string" calcext:value-type="string" table:number-columns-spanned="1" table:number-rows-spanned="6">
            <text:p>pit</text:p>
          </table:table-cell>
          <table:table-cell table:style-name="ce29" office:value-type="string" calcext:value-type="string">
            <text:p>ALM 08 P002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9198" calcext:value-type="float">
            <text:p>12.9198</text:p>
          </table:table-cell>
          <table:table-cell table:style-name="ce45" office:value-type="float" office:value="15.6186" calcext:value-type="float">
            <text:p>15.6186</text:p>
          </table:table-cell>
          <table:table-cell table:style-name="ce45" table:formula="of:=[.F74]-[.E74]" office:value-type="float" office:value="2.6988" calcext:value-type="float">
            <text:p>2.6988</text:p>
          </table:table-cell>
          <table:table-cell table:style-name="ce45" office:value-type="float" office:value="6.9995" calcext:value-type="float">
            <text:p>6.9995</text:p>
          </table:table-cell>
          <table:table-cell table:style-name="ce45" office:value-type="float" office:value="7.1386" calcext:value-type="float">
            <text:p>7.1386</text:p>
          </table:table-cell>
          <table:table-cell table:style-name="ce45" table:formula="of:=[.I74]-[.H74]" office:value-type="float" office:value="0.1391" calcext:value-type="float">
            <text:p>0.1391</text:p>
          </table:table-cell>
          <table:table-cell table:style-name="ce45" office:value-type="float" office:value="4.7492" calcext:value-type="float">
            <text:p>4.7492</text:p>
          </table:table-cell>
          <table:table-cell table:style-name="ce45" office:value-type="float" office:value="4.7493" calcext:value-type="float">
            <text:p>4.7493</text:p>
          </table:table-cell>
          <table:table-cell table:style-name="ce45" table:formula="of:=[.L74]-[.K74]" office:value-type="float" office:value="0.0000999999999997669" calcext:value-type="float">
            <text:p>0.0001</text:p>
          </table:table-cell>
          <table:table-cell table:style-name="ce66" office:value-type="float" office:value="11141159.98766" calcext:value-type="float">
            <text:p>11,141,160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P003</text:p>
          </table:table-cell>
          <table:table-cell table:style-name="ce37" office:value-type="float" office:value="4.04" calcext:value-type="float">
            <text:p>4.04</text:p>
          </table:table-cell>
          <table:table-cell table:style-name="ce45" office:value-type="float" office:value="12.845" calcext:value-type="float">
            <text:p>12.8450</text:p>
          </table:table-cell>
          <table:table-cell table:style-name="ce45" office:value-type="float" office:value="15.9389" calcext:value-type="float">
            <text:p>15.9389</text:p>
          </table:table-cell>
          <table:table-cell table:style-name="ce45" table:formula="of:=[.F75]-[.E75]" office:value-type="float" office:value="3.0939" calcext:value-type="float">
            <text:p>3.0939</text:p>
          </table:table-cell>
          <table:table-cell table:style-name="ce45" office:value-type="float" office:value="7.004" calcext:value-type="float">
            <text:p>7.0040</text:p>
          </table:table-cell>
          <table:table-cell table:style-name="ce45" office:value-type="float" office:value="7.0888" calcext:value-type="float">
            <text:p>7.0888</text:p>
          </table:table-cell>
          <table:table-cell table:style-name="ce45" table:formula="of:=[.I75]-[.H75]" office:value-type="float" office:value="0.0848000000000004" calcext:value-type="float">
            <text:p>0.0848</text:p>
          </table:table-cell>
          <table:table-cell table:style-name="ce45" office:value-type="float" office:value="4.7333" calcext:value-type="float">
            <text:p>4.7333</text:p>
          </table:table-cell>
          <table:table-cell table:style-name="ce45" office:value-type="float" office:value="4.7334" calcext:value-type="float">
            <text:p>4.7334</text:p>
          </table:table-cell>
          <table:table-cell table:style-name="ce45" table:formula="of:=[.L75]-[.K75]" office:value-type="float" office:value="0.0000999999999997669" calcext:value-type="float">
            <text:p>0.0001</text:p>
          </table:table-cell>
          <table:table-cell table:style-name="ce66" office:value-type="float" office:value="12123117.4297685" calcext:value-type="float">
            <text:p>12,123,117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P004</text:p>
          </table:table-cell>
          <table:table-cell table:style-name="ce37" office:value-type="float" office:value="4.02" calcext:value-type="float">
            <text:p>4.02</text:p>
          </table:table-cell>
          <table:table-cell table:style-name="ce45" office:value-type="float" office:value="12.7883" calcext:value-type="float">
            <text:p>12.7883</text:p>
          </table:table-cell>
          <table:table-cell table:style-name="ce45" office:value-type="float" office:value="15.8328" calcext:value-type="float">
            <text:p>15.8328</text:p>
          </table:table-cell>
          <table:table-cell table:style-name="ce45" table:formula="of:=[.F76]-[.E76]" office:value-type="float" office:value="3.0445" calcext:value-type="float">
            <text:p>3.0445</text:p>
          </table:table-cell>
          <table:table-cell table:style-name="ce45" office:value-type="float" office:value="7.0783" calcext:value-type="float">
            <text:p>7.0783</text:p>
          </table:table-cell>
          <table:table-cell table:style-name="ce45" office:value-type="float" office:value="7.2283" calcext:value-type="float">
            <text:p>7.2283</text:p>
          </table:table-cell>
          <table:table-cell table:style-name="ce45" table:formula="of:=[.I76]-[.H76]" office:value-type="float" office:value="0.15" calcext:value-type="float">
            <text:p>0.1500</text:p>
          </table:table-cell>
          <table:table-cell table:style-name="ce45" office:value-type="float" office:value="4.737" calcext:value-type="float">
            <text:p>4.7370</text:p>
          </table:table-cell>
          <table:table-cell table:style-name="ce45" office:value-type="float" office:value="4.7372" calcext:value-type="float">
            <text:p>4.7372</text:p>
          </table:table-cell>
          <table:table-cell table:style-name="ce45" table:formula="of:=[.L76]-[.K76]" office:value-type="float" office:value="0.000199999999999534" calcext:value-type="float">
            <text:p>0.0002</text:p>
          </table:table-cell>
          <table:table-cell table:style-name="ce66" office:value-type="float" office:value="17387122.2697072" calcext:value-type="float">
            <text:p>17,387,122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P005</text:p>
          </table:table-cell>
          <table:table-cell table:style-name="ce37" office:value-type="float" office:value="4.05" calcext:value-type="float">
            <text:p>4.05</text:p>
          </table:table-cell>
          <table:table-cell table:style-name="ce45" office:value-type="float" office:value="12.8467" calcext:value-type="float">
            <text:p>12.8467</text:p>
          </table:table-cell>
          <table:table-cell table:style-name="ce45" office:value-type="float" office:value="16.0843" calcext:value-type="float">
            <text:p>16.0843</text:p>
          </table:table-cell>
          <table:table-cell table:style-name="ce45" table:formula="of:=[.F77]-[.E77]" office:value-type="float" office:value="3.2376" calcext:value-type="float">
            <text:p>3.2376</text:p>
          </table:table-cell>
          <table:table-cell table:style-name="ce45" office:value-type="float" office:value="6.9253" calcext:value-type="float">
            <text:p>6.9253</text:p>
          </table:table-cell>
          <table:table-cell table:style-name="ce45" office:value-type="float" office:value="7.0266" calcext:value-type="float">
            <text:p>7.0266</text:p>
          </table:table-cell>
          <table:table-cell table:style-name="ce45" table:formula="of:=[.I77]-[.H77]" office:value-type="float" office:value="0.1013" calcext:value-type="float">
            <text:p>0.1013</text:p>
          </table:table-cell>
          <table:table-cell table:style-name="ce45" office:value-type="float" office:value="4.7321" calcext:value-type="float">
            <text:p>4.7321</text:p>
          </table:table-cell>
          <table:table-cell table:style-name="ce45" office:value-type="float" office:value="4.7322" calcext:value-type="float">
            <text:p>4.7322</text:p>
          </table:table-cell>
          <table:table-cell table:style-name="ce45" table:formula="of:=[.L77]-[.K77]" office:value-type="float" office:value="0.0000999999999997669" calcext:value-type="float">
            <text:p>0.0001</text:p>
          </table:table-cell>
          <table:table-cell table:style-name="ce66" office:value-type="float" office:value="9791191.66295433" calcext:value-type="float">
            <text:p>9,791,192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6"/>
          <table:table-cell table:style-name="ce29" office:value-type="string" calcext:value-type="string">
            <text:p>ALM 08 P006</text:p>
          </table:table-cell>
          <table:table-cell table:style-name="ce37" office:value-type="float" office:value="4.07" calcext:value-type="float">
            <text:p>4.07</text:p>
          </table:table-cell>
          <table:table-cell table:style-name="ce45" office:value-type="float" office:value="12.9201" calcext:value-type="float">
            <text:p>12.9201</text:p>
          </table:table-cell>
          <table:table-cell table:style-name="ce45" office:value-type="float" office:value="16.2751" calcext:value-type="float">
            <text:p>16.2751</text:p>
          </table:table-cell>
          <table:table-cell table:style-name="ce45" table:formula="of:=[.F78]-[.E78]" office:value-type="float" office:value="3.355" calcext:value-type="float">
            <text:p>3.3550</text:p>
          </table:table-cell>
          <table:table-cell table:style-name="ce45" office:value-type="float" office:value="6.9716" calcext:value-type="float">
            <text:p>6.9716</text:p>
          </table:table-cell>
          <table:table-cell table:style-name="ce45" office:value-type="float" office:value="7.2352" calcext:value-type="float">
            <text:p>7.2352</text:p>
          </table:table-cell>
          <table:table-cell table:style-name="ce45" table:formula="of:=[.I78]-[.H78]" office:value-type="float" office:value="0.2636" calcext:value-type="float">
            <text:p>0.2636</text:p>
          </table:table-cell>
          <table:table-cell table:style-name="ce45" office:value-type="float" office:value="4.7259" calcext:value-type="float">
            <text:p>4.7259</text:p>
          </table:table-cell>
          <table:table-cell table:style-name="ce45" office:value-type="float" office:value="4.726" calcext:value-type="float">
            <text:p>4.7260</text:p>
          </table:table-cell>
          <table:table-cell table:style-name="ce45" table:formula="of:=[.L78]-[.K78]" office:value-type="float" office:value="0.0000999999999997669" calcext:value-type="float">
            <text:p>0.0001</text:p>
          </table:table-cell>
          <table:table-cell table:style-name="ce66" office:value-type="float" office:value="41961016.6072457" calcext:value-type="float">
            <text:p>41,961,017</text:p>
          </table:table-cell>
          <table:table-cell table:number-columns-repeated="243"/>
          <table:table-cell table:style-name="ce1" table:number-columns-repeated="767"/>
        </table:table-row>
        <table:table-row table:style-name="ro2">
          <table:covered-table-cell table:number-columns-repeated="2" table:style-name="ce10"/>
          <table:table-cell table:style-name="ce34" office:value-type="string" calcext:value-type="string">
            <text:p>ALM 08 FL007 Pit</text:p>
          </table:table-cell>
          <table:table-cell table:style-name="ce40" office:value-type="float" office:value="4.03" calcext:value-type="float">
            <text:p>4.03</text:p>
          </table:table-cell>
          <table:table-cell table:style-name="ce48" office:value-type="float" office:value="12.8422" calcext:value-type="float">
            <text:p>12.8422</text:p>
          </table:table-cell>
          <table:table-cell table:style-name="ce48" office:value-type="float" office:value="16.1351" calcext:value-type="float">
            <text:p>16.1351</text:p>
          </table:table-cell>
          <table:table-cell table:style-name="ce48" table:formula="of:=[.F79]-[.E79]" office:value-type="float" office:value="3.2929" calcext:value-type="float">
            <text:p>3.2929</text:p>
          </table:table-cell>
          <table:table-cell table:style-name="ce48" office:value-type="float" office:value="7.2037" calcext:value-type="float">
            <text:p>7.2037</text:p>
          </table:table-cell>
          <table:table-cell table:style-name="ce48" office:value-type="float" office:value="7.4047" calcext:value-type="float">
            <text:p>7.4047</text:p>
          </table:table-cell>
          <table:table-cell table:style-name="ce48" table:formula="of:=[.I79]-[.H79]" office:value-type="float" office:value="0.201" calcext:value-type="float">
            <text:p>0.2010</text:p>
          </table:table-cell>
          <table:table-cell table:style-name="ce48" office:value-type="float" office:value="4.7492" calcext:value-type="float">
            <text:p>4.7492</text:p>
          </table:table-cell>
          <table:table-cell table:style-name="ce48" office:value-type="float" office:value="4.7493" calcext:value-type="float">
            <text:p>4.7493</text:p>
          </table:table-cell>
          <table:table-cell table:style-name="ce48" table:formula="of:=[.L79]-[.K79]" office:value-type="float" office:value="0.0000999999999997669" calcext:value-type="float">
            <text:p>0.0001</text:p>
          </table:table-cell>
          <table:table-cell table:style-name="ce69" office:value-type="float" office:value="46575572.9157919" calcext:value-type="float">
            <text:p>46,575,573</text:p>
          </table:table-cell>
          <table:table-cell table:number-columns-repeated="243"/>
          <table:table-cell table:style-name="ce1" table:number-columns-repeated="76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ng ref coll" table:style-name="ta2">
        <table:table-column table:style-name="co7" table:default-cell-style-name="ce72"/>
        <table:table-column table:style-name="co8" table:default-cell-style-name="ce72"/>
        <table:table-column table:style-name="co7" table:number-columns-repeated="12" table:default-cell-style-name="ce72"/>
        <table:table-column table:style-name="co9" table:number-columns-repeated="12" table:default-cell-style-name="ce72"/>
        <table:table-column table:style-name="co10" table:number-columns-repeated="5" table:default-cell-style-name="ce72"/>
        <table:table-column table:style-name="co11" table:number-columns-repeated="33" table:default-cell-style-name="Default"/>
        <table:table-row table:style-name="ro4">
          <table:table-cell table:style-name="ce1" table:number-columns-repeated="2"/>
          <table:table-cell table:style-name="ce87" office:value-type="string" calcext:value-type="string" table:number-columns-spanned="11" table:number-rows-spanned="1">
            <text:p>Absolute count</text:p>
          </table:table-cell>
          <table:covered-table-cell table:number-columns-repeated="9" table:style-name="ce92"/>
          <table:covered-table-cell table:style-name="ce98"/>
          <table:table-cell table:style-name="ce1"/>
          <table:table-cell table:style-name="ce87" office:value-type="string" calcext:value-type="string" table:number-columns-spanned="11" table:number-rows-spanned="1">
            <text:p>Relative count</text:p>
          </table:table-cell>
          <table:covered-table-cell table:number-columns-repeated="9" table:style-name="ce92"/>
          <table:covered-table-cell table:style-name="ce98"/>
          <table:table-cell table:style-name="ce1" table:number-columns-repeated="6"/>
          <table:table-cell table:number-columns-repeated="33"/>
        </table:table-row>
        <table:table-row table:style-name="ro5">
          <table:table-cell table:style-name="ce1" table:number-columns-repeated="2"/>
          <table:table-cell table:style-name="ce88" office:value-type="string" calcext:value-type="string">
            <text:p>KMR DC001</text:p>
          </table:table-cell>
          <table:table-cell table:style-name="ce88" office:value-type="string" calcext:value-type="string">
            <text:p>KMR DC002</text:p>
          </table:table-cell>
          <table:table-cell table:style-name="ce88" office:value-type="string" calcext:value-type="string">
            <text:p>KMR DC003</text:p>
          </table:table-cell>
          <table:table-cell table:style-name="ce88" office:value-type="string" calcext:value-type="string">
            <text:p>KMR DC004</text:p>
          </table:table-cell>
          <table:table-cell table:style-name="ce88" office:value-type="string" calcext:value-type="string">
            <text:p>KMR DC005</text:p>
          </table:table-cell>
          <table:table-cell table:style-name="ce88" office:value-type="string" calcext:value-type="string">
            <text:p>KMR DC006</text:p>
          </table:table-cell>
          <table:table-cell table:style-name="ce88" office:value-type="string" calcext:value-type="string">
            <text:p>KMR DC007</text:p>
          </table:table-cell>
          <table:table-cell table:style-name="ce88" office:value-type="string" calcext:value-type="string">
            <text:p>KMR DC008</text:p>
          </table:table-cell>
          <table:table-cell table:style-name="ce88" office:value-type="string" calcext:value-type="string">
            <text:p>ALM DC001</text:p>
          </table:table-cell>
          <table:table-cell table:style-name="ce88" office:value-type="string" calcext:value-type="string">
            <text:p>ALM DC002</text:p>
          </table:table-cell>
          <table:table-cell table:style-name="ce88" office:value-type="string" calcext:value-type="string">
            <text:p>NAG DC001</text:p>
          </table:table-cell>
          <table:table-cell table:style-name="ce1"/>
          <table:table-cell table:style-name="ce88" office:value-type="string" calcext:value-type="string">
            <text:p>KMR DC001</text:p>
          </table:table-cell>
          <table:table-cell table:style-name="ce88" office:value-type="string" calcext:value-type="string">
            <text:p>KMR DC002</text:p>
          </table:table-cell>
          <table:table-cell table:style-name="ce88" office:value-type="string" calcext:value-type="string">
            <text:p>KMR DC003</text:p>
          </table:table-cell>
          <table:table-cell table:style-name="ce88" office:value-type="string" calcext:value-type="string">
            <text:p>KMR DC004</text:p>
          </table:table-cell>
          <table:table-cell table:style-name="ce88" office:value-type="string" calcext:value-type="string">
            <text:p>KMR DC005</text:p>
          </table:table-cell>
          <table:table-cell table:style-name="ce88" office:value-type="string" calcext:value-type="string">
            <text:p>KMR DC006</text:p>
          </table:table-cell>
          <table:table-cell table:style-name="ce88" office:value-type="string" calcext:value-type="string">
            <text:p>KMR DC007</text:p>
          </table:table-cell>
          <table:table-cell table:style-name="ce88" office:value-type="string" calcext:value-type="string">
            <text:p>KMR DC008</text:p>
          </table:table-cell>
          <table:table-cell table:style-name="ce88" office:value-type="string" calcext:value-type="string">
            <text:p>ALM DC001</text:p>
          </table:table-cell>
          <table:table-cell table:style-name="ce88" office:value-type="string" calcext:value-type="string">
            <text:p>ALM DC002</text:p>
          </table:table-cell>
          <table:table-cell table:style-name="ce88" office:value-type="string" calcext:value-type="string">
            <text:p>NAG DC001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3" office:value-type="string" calcext:value-type="string">
            <text:p>Elongate psilate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74" calcext:value-type="float">
            <text:p>74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146" calcext:value-type="float">
            <text:p>146</text:p>
          </table:table-cell>
          <table:table-cell table:style-name="ce61" office:value-type="float" office:value="101" calcext:value-type="float">
            <text:p>101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125" calcext:value-type="float">
            <text:p>125</text:p>
          </table:table-cell>
          <table:table-cell table:style-name="ce52"/>
          <table:table-cell table:style-name="ce110" table:formula="of:=[.C3]/[.$C$39]" office:value-type="percentage" office:value="0.14030612244898" calcext:value-type="percentage">
            <text:p>14.03%</text:p>
          </table:table-cell>
          <table:table-cell table:style-name="ce110" table:formula="of:=[.D3]/[.$D$39]" office:value-type="percentage" office:value="0.198391420911528" calcext:value-type="percentage">
            <text:p>19.84%</text:p>
          </table:table-cell>
          <table:table-cell table:style-name="ce110" table:formula="of:=[.E3]/[.$E$39]" office:value-type="percentage" office:value="0.152671755725191" calcext:value-type="percentage">
            <text:p>15.27%</text:p>
          </table:table-cell>
          <table:table-cell table:style-name="ce110" table:formula="of:=[.F3]/[.$F$39]" office:value-type="percentage" office:value="0.201704545454545" calcext:value-type="percentage">
            <text:p>20.17%</text:p>
          </table:table-cell>
          <table:table-cell table:style-name="ce110" table:formula="of:=[.G3]/[.$G$39]" office:value-type="percentage" office:value="0.32987012987013" calcext:value-type="percentage">
            <text:p>32.99%</text:p>
          </table:table-cell>
          <table:table-cell table:style-name="ce110" table:formula="of:=[.H3]/[.$H$39]" office:value-type="percentage" office:value="0.397820163487738" calcext:value-type="percentage">
            <text:p>39.78%</text:p>
          </table:table-cell>
          <table:table-cell table:style-name="ce110" table:formula="of:=[.I3]/[.$I$39]" office:value-type="percentage" office:value="0.26790450928382" calcext:value-type="percentage">
            <text:p>26.79%</text:p>
          </table:table-cell>
          <table:table-cell table:style-name="ce110" table:formula="of:=[.J3]/[.$J$39]" office:value-type="percentage" office:value="0.325641025641026" calcext:value-type="percentage">
            <text:p>32.56%</text:p>
          </table:table-cell>
          <table:table-cell table:style-name="ce110" table:formula="of:=[.K3]/[.$K$39]" office:value-type="percentage" office:value="0.404157043879908" calcext:value-type="percentage">
            <text:p>40.42%</text:p>
          </table:table-cell>
          <table:table-cell table:style-name="ce110" table:formula="of:=[.L3]/[.$L$39]" office:value-type="percentage" office:value="0.182795698924731" calcext:value-type="percentage">
            <text:p>18.28%</text:p>
          </table:table-cell>
          <table:table-cell table:style-name="ce110" table:formula="of:=[.M3]/[.$M$39]" office:value-type="percentage" office:value="0.331564986737401" calcext:value-type="percentage">
            <text:p>33.16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4" office:value-type="string" calcext:value-type="string">
            <text:p>Elongate sinuate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5" calcext:value-type="float">
            <text:p>45</text:p>
          </table:table-cell>
          <table:table-cell table:style-name="ce52"/>
          <table:table-cell table:style-name="ce111" table:formula="of:=[.C4]/[.$C$39]" office:value-type="percentage" office:value="0.0255102040816327" calcext:value-type="percentage">
            <text:p>2.55%</text:p>
          </table:table-cell>
          <table:table-cell table:style-name="ce111" table:formula="of:=[.D4]/[.$D$39]" office:value-type="percentage" office:value="0.0375335120643432" calcext:value-type="percentage">
            <text:p>3.75%</text:p>
          </table:table-cell>
          <table:table-cell table:style-name="ce111" table:formula="of:=[.E4]/[.$E$39]" office:value-type="percentage" office:value="0.0279898218829517" calcext:value-type="percentage">
            <text:p>2.80%</text:p>
          </table:table-cell>
          <table:table-cell table:style-name="ce111" table:formula="of:=[.F4]/[.$F$39]" office:value-type="percentage" office:value="0.0227272727272727" calcext:value-type="percentage">
            <text:p>2.27%</text:p>
          </table:table-cell>
          <table:table-cell table:style-name="ce111" table:formula="of:=[.G4]/[.$G$39]" office:value-type="percentage" office:value="0.0155844155844156" calcext:value-type="percentage">
            <text:p>1.56%</text:p>
          </table:table-cell>
          <table:table-cell table:style-name="ce111" table:formula="of:=[.H4]/[.$H$39]" office:value-type="percentage" office:value="0.0190735694822888" calcext:value-type="percentage">
            <text:p>1.91%</text:p>
          </table:table-cell>
          <table:table-cell table:style-name="ce111" table:formula="of:=[.I4]/[.$I$39]" office:value-type="percentage" office:value="0.0318302387267904" calcext:value-type="percentage">
            <text:p>3.18%</text:p>
          </table:table-cell>
          <table:table-cell table:style-name="ce111" table:formula="of:=[.J4]/[.$J$39]" office:value-type="percentage" office:value="0.0333333333333333" calcext:value-type="percentage">
            <text:p>3.33%</text:p>
          </table:table-cell>
          <table:table-cell table:style-name="ce111" table:formula="of:=[.K4]/[.$K$39]" office:value-type="percentage" office:value="0.0115473441108545" calcext:value-type="percentage">
            <text:p>1.15%</text:p>
          </table:table-cell>
          <table:table-cell table:style-name="ce111" table:formula="of:=[.L4]/[.$L$39]" office:value-type="percentage" office:value="0.0295698924731183" calcext:value-type="percentage">
            <text:p>2.96%</text:p>
          </table:table-cell>
          <table:table-cell table:style-name="ce111" table:formula="of:=[.M4]/[.$M$39]" office:value-type="percentage" office:value="0.119363395225464" calcext:value-type="percentage">
            <text:p>11.94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9"/>
          <table:table-cell table:style-name="ce99"/>
          <table:table-cell table:style-name="ce52"/>
          <table:table-cell table:style-name="ce112"/>
          <table:table-cell table:style-name="ce123" table:number-columns-repeated="9"/>
          <table:table-cell table:style-name="ce126"/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6" office:value-type="string" calcext:value-type="string">
            <text:p>Elongate echinate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3" calcext:value-type="float">
            <text:p>3</text:p>
          </table:table-cell>
          <table:table-cell table:style-name="ce52"/>
          <table:table-cell table:style-name="ce113" table:formula="of:=[.C6]/[.$C$39]" office:value-type="percentage" office:value="0.0076530612244898" calcext:value-type="percentage">
            <text:p>0.77%</text:p>
          </table:table-cell>
          <table:table-cell table:style-name="ce113" table:formula="of:=[.D6]/[.$D$39]" office:value-type="percentage" office:value="0.00536193029490617" calcext:value-type="percentage">
            <text:p>0.54%</text:p>
          </table:table-cell>
          <table:table-cell table:style-name="ce113" table:formula="of:=[.E6]/[.$E$39]" office:value-type="percentage" office:value="0.0152671755725191" calcext:value-type="percentage">
            <text:p>1.53%</text:p>
          </table:table-cell>
          <table:table-cell table:style-name="ce113" table:formula="of:=[.F6]/[.$F$39]" office:value-type="percentage" office:value="0.00284090909090909" calcext:value-type="percentage">
            <text:p>0.28%</text:p>
          </table:table-cell>
          <table:table-cell table:style-name="ce113" table:formula="of:=[.G6]/[.$G$39]" office:value-type="percentage" office:value="0.0051948051948052" calcext:value-type="percentage">
            <text:p>0.52%</text:p>
          </table:table-cell>
          <table:table-cell table:style-name="ce113" table:formula="of:=[.H6]/[.$H$39]" office:value-type="percentage" office:value="0" calcext:value-type="percentage">
            <text:p>0.00%</text:p>
          </table:table-cell>
          <table:table-cell table:style-name="ce113" table:formula="of:=[.I6]/[.$I$39]" office:value-type="percentage" office:value="0" calcext:value-type="percentage">
            <text:p>0.00%</text:p>
          </table:table-cell>
          <table:table-cell table:style-name="ce113" table:formula="of:=[.J6]/[.$J$39]" office:value-type="percentage" office:value="0.0102564102564103" calcext:value-type="percentage">
            <text:p>1.03%</text:p>
          </table:table-cell>
          <table:table-cell table:style-name="ce113" table:formula="of:=[.K6]/[.$K$39]" office:value-type="percentage" office:value="0.0069284064665127" calcext:value-type="percentage">
            <text:p>0.69%</text:p>
          </table:table-cell>
          <table:table-cell table:style-name="ce113" table:formula="of:=[.L6]/[.$L$39]" office:value-type="percentage" office:value="0.0672043010752688" calcext:value-type="percentage">
            <text:p>6.72%</text:p>
          </table:table-cell>
          <table:table-cell table:style-name="ce113" table:formula="of:=[.M6]/[.$M$39]" office:value-type="percentage" office:value="0.00795755968169761" calcext:value-type="percentage">
            <text:p>0.80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9"/>
          <table:table-cell table:style-name="ce99"/>
          <table:table-cell table:style-name="ce52"/>
          <table:table-cell table:style-name="ce114"/>
          <table:table-cell table:style-name="ce124" table:number-columns-repeated="9"/>
          <table:table-cell table:style-name="ce127"/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3" office:value-type="string" calcext:value-type="string">
            <text:p>Bylobate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64" calcext:value-type="float">
            <text:p>64</text:p>
          </table:table-cell>
          <table:table-cell table:style-name="ce96" office:value-type="float" office:value="99" calcext:value-type="float">
            <text:p>99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7" calcext:value-type="float">
            <text:p>37</text:p>
          </table:table-cell>
          <table:table-cell table:style-name="ce52"/>
          <table:table-cell table:style-name="ce110" table:formula="of:=[.C8]/[.$C$39]" office:value-type="percentage" office:value="0.104591836734694" calcext:value-type="percentage">
            <text:p>10.46%</text:p>
          </table:table-cell>
          <table:table-cell table:style-name="ce110" table:formula="of:=[.D8]/[.$D$39]" office:value-type="percentage" office:value="0.171581769436997" calcext:value-type="percentage">
            <text:p>17.16%</text:p>
          </table:table-cell>
          <table:table-cell table:style-name="ce110" table:formula="of:=[.E8]/[.$E$39]" office:value-type="percentage" office:value="0.251908396946565" calcext:value-type="percentage">
            <text:p>25.19%</text:p>
          </table:table-cell>
          <table:table-cell table:style-name="ce110" table:formula="of:=[.F8]/[.$F$39]" office:value-type="percentage" office:value="0.173295454545455" calcext:value-type="percentage">
            <text:p>17.33%</text:p>
          </table:table-cell>
          <table:table-cell table:style-name="ce110" table:formula="of:=[.G8]/[.$G$39]" office:value-type="percentage" office:value="0.161038961038961" calcext:value-type="percentage">
            <text:p>16.10%</text:p>
          </table:table-cell>
          <table:table-cell table:style-name="ce110" table:formula="of:=[.H8]/[.$H$39]" office:value-type="percentage" office:value="0.136239782016349" calcext:value-type="percentage">
            <text:p>13.62%</text:p>
          </table:table-cell>
          <table:table-cell table:style-name="ce110" table:formula="of:=[.I8]/[.$I$39]" office:value-type="percentage" office:value="0.175066312997347" calcext:value-type="percentage">
            <text:p>17.51%</text:p>
          </table:table-cell>
          <table:table-cell table:style-name="ce110" table:formula="of:=[.J8]/[.$J$39]" office:value-type="percentage" office:value="0.0948717948717949" calcext:value-type="percentage">
            <text:p>9.49%</text:p>
          </table:table-cell>
          <table:table-cell table:style-name="ce110" table:formula="of:=[.K8]/[.$K$39]" office:value-type="percentage" office:value="0.117782909930716" calcext:value-type="percentage">
            <text:p>11.78%</text:p>
          </table:table-cell>
          <table:table-cell table:style-name="ce110" table:formula="of:=[.L8]/[.$L$39]" office:value-type="percentage" office:value="0.0188172043010753" calcext:value-type="percentage">
            <text:p>1.88%</text:p>
          </table:table-cell>
          <table:table-cell table:style-name="ce110" table:formula="of:=[.M8]/[.$M$39]" office:value-type="percentage" office:value="0.0981432360742706" calcext:value-type="percentage">
            <text:p>9.81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Cylindrical polylobate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2"/>
          <table:table-cell table:style-name="ce115" table:formula="of:=[.C9]/[.$C$39]" office:value-type="percentage" office:value="0.0076530612244898" calcext:value-type="percentage">
            <text:p>0.77%</text:p>
          </table:table-cell>
          <table:table-cell table:style-name="ce115" table:formula="of:=[.D9]/[.$D$39]" office:value-type="percentage" office:value="0.00268096514745308" calcext:value-type="percentage">
            <text:p>0.27%</text:p>
          </table:table-cell>
          <table:table-cell table:style-name="ce115" table:formula="of:=[.E9]/[.$E$39]" office:value-type="percentage" office:value="0.0178117048346056" calcext:value-type="percentage">
            <text:p>1.78%</text:p>
          </table:table-cell>
          <table:table-cell table:style-name="ce115" table:formula="of:=[.F9]/[.$F$39]" office:value-type="percentage" office:value="0.00852272727272727" calcext:value-type="percentage">
            <text:p>0.85%</text:p>
          </table:table-cell>
          <table:table-cell table:style-name="ce115" table:formula="of:=[.G9]/[.$G$39]" office:value-type="percentage" office:value="0.0025974025974026" calcext:value-type="percentage">
            <text:p>0.26%</text:p>
          </table:table-cell>
          <table:table-cell table:style-name="ce115" table:formula="of:=[.H9]/[.$H$39]" office:value-type="percentage" office:value="0.00272479564032698" calcext:value-type="percentage">
            <text:p>0.27%</text:p>
          </table:table-cell>
          <table:table-cell table:style-name="ce115" table:formula="of:=[.I9]/[.$I$39]" office:value-type="percentage" office:value="0.00530503978779841" calcext:value-type="percentage">
            <text:p>0.53%</text:p>
          </table:table-cell>
          <table:table-cell table:style-name="ce115" table:formula="of:=[.J9]/[.$J$39]" office:value-type="percentage" office:value="0.00256410256410256" calcext:value-type="percentage">
            <text:p>0.26%</text:p>
          </table:table-cell>
          <table:table-cell table:style-name="ce115" table:formula="of:=[.K9]/[.$K$39]" office:value-type="percentage" office:value="0.0023094688221709" calcext:value-type="percentage">
            <text:p>0.23%</text:p>
          </table:table-cell>
          <table:table-cell table:style-name="ce115" table:formula="of:=[.L9]/[.$L$39]" office:value-type="percentage" office:value="0.00537634408602151" calcext:value-type="percentage">
            <text:p>0.54%</text:p>
          </table:table-cell>
          <table:table-cell table:style-name="ce115"/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Cubic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/>
          <table:table-cell table:style-name="ce115" table:number-columns-repeated="3"/>
          <table:table-cell table:style-name="ce115" table:formula="of:=[.F10]/[.$F$39]" office:value-type="percentage" office:value="0.00284090909090909" calcext:value-type="percentage">
            <text:p>0.28%</text:p>
          </table:table-cell>
          <table:table-cell table:style-name="ce115" table:number-columns-repeated="5"/>
          <table:table-cell table:style-name="ce115" table:formula="of:=[.L10]/[.$L$39]" office:value-type="percentage" office:value="0.00268817204301075" calcext:value-type="percentage">
            <text:p>0.27%</text:p>
          </table:table-cell>
          <table:table-cell table:style-name="ce115"/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Cross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2"/>
          <table:table-cell table:style-name="ce115" table:formula="of:=[.C11]/[.$C$39]" office:value-type="percentage" office:value="0.0127551020408163" calcext:value-type="percentage">
            <text:p>1.28%</text:p>
          </table:table-cell>
          <table:table-cell table:style-name="ce115" table:formula="of:=[.D11]/[.$D$39]" office:value-type="percentage" office:value="0.00536193029490617" calcext:value-type="percentage">
            <text:p>0.54%</text:p>
          </table:table-cell>
          <table:table-cell table:style-name="ce115" table:formula="of:=[.E11]/[.$E$39]" office:value-type="percentage" office:value="0.0229007633587786" calcext:value-type="percentage">
            <text:p>2.29%</text:p>
          </table:table-cell>
          <table:table-cell table:style-name="ce115" table:formula="of:=[.F11]/[.$F$39]" office:value-type="percentage" office:value="0.00852272727272727" calcext:value-type="percentage">
            <text:p>0.85%</text:p>
          </table:table-cell>
          <table:table-cell table:style-name="ce115" table:formula="of:=[.G11]/[.$G$39]" office:value-type="percentage" office:value="0.0103896103896104" calcext:value-type="percentage">
            <text:p>1.04%</text:p>
          </table:table-cell>
          <table:table-cell table:style-name="ce115" table:formula="of:=[.H11]/[.$H$39]" office:value-type="percentage" office:value="0.0108991825613079" calcext:value-type="percentage">
            <text:p>1.09%</text:p>
          </table:table-cell>
          <table:table-cell table:style-name="ce115" table:formula="of:=[.I11]/[.$I$39]" office:value-type="percentage" office:value="0.00530503978779841" calcext:value-type="percentage">
            <text:p>0.53%</text:p>
          </table:table-cell>
          <table:table-cell table:style-name="ce115" table:number-columns-repeated="4"/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Rondel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2"/>
          <table:table-cell table:style-name="ce115" table:formula="of:=[.C12]/[.$C$39]" office:value-type="percentage" office:value="0.0229591836734694" calcext:value-type="percentage">
            <text:p>2.30%</text:p>
          </table:table-cell>
          <table:table-cell table:style-name="ce115" table:formula="of:=[.D12]/[.$D$39]" office:value-type="percentage" office:value="0.0294906166219839" calcext:value-type="percentage">
            <text:p>2.95%</text:p>
          </table:table-cell>
          <table:table-cell table:style-name="ce115" table:formula="of:=[.E12]/[.$E$39]" office:value-type="percentage" office:value="0.00508905852417303" calcext:value-type="percentage">
            <text:p>0.51%</text:p>
          </table:table-cell>
          <table:table-cell table:style-name="ce115" table:formula="of:=[.F12]/[.$F$39]" office:value-type="percentage" office:value="0.00852272727272727" calcext:value-type="percentage">
            <text:p>0.85%</text:p>
          </table:table-cell>
          <table:table-cell table:style-name="ce115" table:formula="of:=[.G12]/[.$G$39]" office:value-type="percentage" office:value="0.0051948051948052" calcext:value-type="percentage">
            <text:p>0.52%</text:p>
          </table:table-cell>
          <table:table-cell table:style-name="ce115" table:formula="of:=[.H12]/[.$H$39]" office:value-type="percentage" office:value="0.0217983651226158" calcext:value-type="percentage">
            <text:p>2.18%</text:p>
          </table:table-cell>
          <table:table-cell table:style-name="ce115" table:formula="of:=[.I12]/[.$I$39]" office:value-type="percentage" office:value="0.0026525198938992" calcext:value-type="percentage">
            <text:p>0.27%</text:p>
          </table:table-cell>
          <table:table-cell table:style-name="ce115" table:formula="of:=[.J12]/[.$J$39]" office:value-type="percentage" office:value="0.00769230769230769" calcext:value-type="percentage">
            <text:p>0.77%</text:p>
          </table:table-cell>
          <table:table-cell table:style-name="ce115" table:formula="of:=[.K12]/[.$K$39]" office:value-type="percentage" office:value="0.0046189376443418" calcext:value-type="percentage">
            <text:p>0.46%</text:p>
          </table:table-cell>
          <table:table-cell table:style-name="ce115" table:formula="of:=[.L12]/[.$L$39]" office:value-type="percentage" office:value="0.0134408602150538" calcext:value-type="percentage">
            <text:p>1.34%</text:p>
          </table:table-cell>
          <table:table-cell table:style-name="ce115" table:formula="of:=[.M12]/[.$M$39]" office:value-type="percentage" office:value="0.00530503978779841" calcext:value-type="percentage">
            <text:p>0.53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Saddle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2" table:style-name="ce57" office:value-type="float" office:value="13" calcext:value-type="float">
            <text:p>13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7" calcext:value-type="float">
            <text:p>7</text:p>
          </table:table-cell>
          <table:table-cell table:style-name="ce52"/>
          <table:table-cell table:style-name="ce115" table:formula="of:=[.C13]/[.$C$39]" office:value-type="percentage" office:value="0.0357142857142857" calcext:value-type="percentage">
            <text:p>3.57%</text:p>
          </table:table-cell>
          <table:table-cell table:style-name="ce115" table:formula="of:=[.D13]/[.$D$39]" office:value-type="percentage" office:value="0.160857908847185" calcext:value-type="percentage">
            <text:p>16.09%</text:p>
          </table:table-cell>
          <table:table-cell table:style-name="ce115" table:formula="of:=[.E13]/[.$E$39]" office:value-type="percentage" office:value="0.083969465648855" calcext:value-type="percentage">
            <text:p>8.40%</text:p>
          </table:table-cell>
          <table:table-cell table:style-name="ce115" table:formula="of:=[.F13]/[.$F$39]" office:value-type="percentage" office:value="0.105113636363636" calcext:value-type="percentage">
            <text:p>10.51%</text:p>
          </table:table-cell>
          <table:table-cell table:style-name="ce115" table:formula="of:=[.G13]/[.$G$39]" office:value-type="percentage" office:value="0.0337662337662338" calcext:value-type="percentage">
            <text:p>3.38%</text:p>
          </table:table-cell>
          <table:table-cell table:style-name="ce115" table:formula="of:=[.H13]/[.$H$39]" office:value-type="percentage" office:value="0.0354223433242507" calcext:value-type="percentage">
            <text:p>3.54%</text:p>
          </table:table-cell>
          <table:table-cell table:style-name="ce115" table:formula="of:=[.I13]/[.$I$39]" office:value-type="percentage" office:value="0.0981432360742706" calcext:value-type="percentage">
            <text:p>9.81%</text:p>
          </table:table-cell>
          <table:table-cell table:style-name="ce115" table:formula="of:=[.J13]/[.$J$39]" office:value-type="percentage" office:value="0.0897435897435897" calcext:value-type="percentage">
            <text:p>8.97%</text:p>
          </table:table-cell>
          <table:table-cell table:style-name="ce115" table:formula="of:=[.K13]/[.$K$39]" office:value-type="percentage" office:value="0.0184757505773672" calcext:value-type="percentage">
            <text:p>1.85%</text:p>
          </table:table-cell>
          <table:table-cell table:style-name="ce115" table:formula="of:=[.L13]/[.$L$39]" office:value-type="percentage" office:value="0.0537634408602151" calcext:value-type="percentage">
            <text:p>5.38%</text:p>
          </table:table-cell>
          <table:table-cell table:style-name="ce115" table:formula="of:=[.M13]/[.$M$39]" office:value-type="percentage" office:value="0.0185676392572944" calcext:value-type="percentage">
            <text:p>1.86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Trapeziform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83" calcext:value-type="float">
            <text:p>83</text:p>
          </table:table-cell>
          <table:table-cell table:style-name="ce52"/>
          <table:table-cell table:style-name="ce115" table:formula="of:=[.C14]/[.$C$39]" office:value-type="percentage" office:value="0.288265306122449" calcext:value-type="percentage">
            <text:p>28.83%</text:p>
          </table:table-cell>
          <table:table-cell table:style-name="ce115" table:formula="of:=[.D14]/[.$D$39]" office:value-type="percentage" office:value="0.324396782841823" calcext:value-type="percentage">
            <text:p>32.44%</text:p>
          </table:table-cell>
          <table:table-cell table:style-name="ce115" table:formula="of:=[.E14]/[.$E$39]" office:value-type="percentage" office:value="0.251908396946565" calcext:value-type="percentage">
            <text:p>25.19%</text:p>
          </table:table-cell>
          <table:table-cell table:style-name="ce115" table:formula="of:=[.F14]/[.$F$39]" office:value-type="percentage" office:value="0.244318181818182" calcext:value-type="percentage">
            <text:p>24.43%</text:p>
          </table:table-cell>
          <table:table-cell table:style-name="ce115" table:formula="of:=[.G14]/[.$G$39]" office:value-type="percentage" office:value="0.314285714285714" calcext:value-type="percentage">
            <text:p>31.43%</text:p>
          </table:table-cell>
          <table:table-cell table:style-name="ce115" table:formula="of:=[.H14]/[.$H$39]" office:value-type="percentage" office:value="0.256130790190736" calcext:value-type="percentage">
            <text:p>25.61%</text:p>
          </table:table-cell>
          <table:table-cell table:style-name="ce115" table:formula="of:=[.I14]/[.$I$39]" office:value-type="percentage" office:value="0.275862068965517" calcext:value-type="percentage">
            <text:p>27.59%</text:p>
          </table:table-cell>
          <table:table-cell table:style-name="ce115" table:formula="of:=[.J14]/[.$J$39]" office:value-type="percentage" office:value="0.333333333333333" calcext:value-type="percentage">
            <text:p>33.33%</text:p>
          </table:table-cell>
          <table:table-cell table:style-name="ce115" table:formula="of:=[.K14]/[.$K$39]" office:value-type="percentage" office:value="0.214780600461894" calcext:value-type="percentage">
            <text:p>21.48%</text:p>
          </table:table-cell>
          <table:table-cell table:style-name="ce115" table:formula="of:=[.L14]/[.$L$39]" office:value-type="percentage" office:value="0.379032258064516" calcext:value-type="percentage">
            <text:p>37.90%</text:p>
          </table:table-cell>
          <table:table-cell table:style-name="ce115" table:formula="of:=[.M14]/[.$M$39]" office:value-type="percentage" office:value="0.220159151193634" calcext:value-type="percentage">
            <text:p>22.02%</text:p>
          </table:table-cell>
          <table:table-cell table:style-name="ce52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Trapeziform polylobate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8"/>
          <table:table-cell table:number-columns-repeated="2" table:style-name="ce57" office:value-type="float" office:value="1" calcext:value-type="float">
            <text:p>1</text:p>
          </table:table-cell>
          <table:table-cell table:style-name="ce52"/>
          <table:table-cell table:style-name="ce115" table:formula="of:=[.C15]/[.$C$39]" office:value-type="percentage" office:value="0.0255102040816327" calcext:value-type="percentage">
            <text:p>2.55%</text:p>
          </table:table-cell>
          <table:table-cell table:style-name="ce115" table:number-columns-repeated="8"/>
          <table:table-cell table:style-name="ce115" table:formula="of:=[.L15]/[.$L$39]" office:value-type="percentage" office:value="0.00268817204301075" calcext:value-type="percentage">
            <text:p>0.27%</text:p>
          </table:table-cell>
          <table:table-cell table:style-name="ce115" table:formula="of:=[.M15]/[.$M$39]" office:value-type="percentage" office:value="0.0026525198938992" calcext:value-type="percentage">
            <text:p>0.27%</text:p>
          </table:table-cell>
          <table:table-cell table:style-name="ce1" table:number-columns-repeated="2"/>
          <table:table-cell table:style-name="ce52" table:number-columns-repeated="4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Parallepipedal bulliform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2"/>
          <table:table-cell table:style-name="ce115" table:number-columns-repeated="3"/>
          <table:table-cell table:style-name="ce115" table:formula="of:=[.F16]/[.$F$39]" office:value-type="percentage" office:value="0.00284090909090909" calcext:value-type="percentage">
            <text:p>0.28%</text:p>
          </table:table-cell>
          <table:table-cell table:style-name="ce115" table:number-columns-repeated="7"/>
          <table:table-cell table:style-name="ce1" table:number-columns-repeated="2"/>
          <table:table-cell table:style-name="ce52" table:number-columns-repeated="4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Hair base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1"/>
          <table:table-cell table:style-name="ce115" table:number-columns-repeated="3"/>
          <table:table-cell table:style-name="ce115" table:formula="of:=[.F17]/[.$F$39]" office:value-type="percentage" office:value="0" calcext:value-type="percentage">
            <text:p>0.00%</text:p>
          </table:table-cell>
          <table:table-cell table:style-name="ce115" table:number-columns-repeated="2"/>
          <table:table-cell table:style-name="ce115" table:formula="of:=[.I17]/[.$I$39]" office:value-type="percentage" office:value="0.0026525198938992" calcext:value-type="percentage">
            <text:p>0.27%</text:p>
          </table:table-cell>
          <table:table-cell table:style-name="ce115"/>
          <table:table-cell table:style-name="ce115" table:formula="of:=[.K17]/[.$K$39]" office:value-type="percentage" office:value="0.0023094688221709" calcext:value-type="percentage">
            <text:p>0.23%</text:p>
          </table:table-cell>
          <table:table-cell table:style-name="ce115" table:formula="of:=[.L17]/[.$L$39]" office:value-type="percentage" office:value="0.0134408602150538" calcext:value-type="percentage">
            <text:p>1.34%</text:p>
          </table:table-cell>
          <table:table-cell table:style-name="ce115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Trichome</text:p>
          </table:table-cell>
          <table:table-cell table:style-name="ce57" office:value-type="float" office:value="23" calcext:value-type="float">
            <text:p>23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1"/>
          <table:table-cell table:style-name="ce115" table:formula="of:=[.C18]/[.$C$39]" office:value-type="percentage" office:value="0.0586734693877551" calcext:value-type="percentage">
            <text:p>5.87%</text:p>
          </table:table-cell>
          <table:table-cell table:style-name="ce115" table:formula="of:=[.D18]/[.$D$39]" office:value-type="percentage" office:value="0.0241286863270777" calcext:value-type="percentage">
            <text:p>2.41%</text:p>
          </table:table-cell>
          <table:table-cell table:style-name="ce115" table:formula="of:=[.E18]/[.$E$39]" office:value-type="percentage" office:value="0.0229007633587786" calcext:value-type="percentage">
            <text:p>2.29%</text:p>
          </table:table-cell>
          <table:table-cell table:style-name="ce115" table:formula="of:=[.F18]/[.$F$39]" office:value-type="percentage" office:value="0.0227272727272727" calcext:value-type="percentage">
            <text:p>2.27%</text:p>
          </table:table-cell>
          <table:table-cell table:style-name="ce115" table:formula="of:=[.G18]/[.$G$39]" office:value-type="percentage" office:value="0.025974025974026" calcext:value-type="percentage">
            <text:p>2.60%</text:p>
          </table:table-cell>
          <table:table-cell table:style-name="ce115" table:formula="of:=[.H18]/[.$H$39]" office:value-type="percentage" office:value="0.00544959128065395" calcext:value-type="percentage">
            <text:p>0.54%</text:p>
          </table:table-cell>
          <table:table-cell table:style-name="ce115" table:formula="of:=[.I18]/[.$I$39]" office:value-type="percentage" office:value="0.0106100795755968" calcext:value-type="percentage">
            <text:p>1.06%</text:p>
          </table:table-cell>
          <table:table-cell table:style-name="ce115" table:formula="of:=[.J18]/[.$J$39]" office:value-type="percentage" office:value="0.0230769230769231" calcext:value-type="percentage">
            <text:p>2.31%</text:p>
          </table:table-cell>
          <table:table-cell table:style-name="ce115" table:formula="of:=[.K18]/[.$K$39]" office:value-type="percentage" office:value="0.0115473441108545" calcext:value-type="percentage">
            <text:p>1.15%</text:p>
          </table:table-cell>
          <table:table-cell table:style-name="ce115" table:formula="of:=[.L18]/[.$L$39]" office:value-type="percentage" office:value="0.00537634408602151" calcext:value-type="percentage">
            <text:p>0.54%</text:p>
          </table:table-cell>
          <table:table-cell table:style-name="ce115" table:formula="of:=[.M18]/[.$M$39]" office:value-type="percentage" office:value="0.0159151193633952" calcext:value-type="percentage">
            <text:p>1.59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Stomate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1"/>
          <table:table-cell table:style-name="ce115" table:number-columns-repeated="3"/>
          <table:table-cell table:style-name="ce115" table:formula="of:=[.F19]/[.$F$39]" office:value-type="percentage" office:value="0.00284090909090909" calcext:value-type="percentage">
            <text:p>0.28%</text:p>
          </table:table-cell>
          <table:table-cell table:style-name="ce115" table:formula="of:=[.G19]/[.$G$39]" office:value-type="percentage" office:value="0.0051948051948052" calcext:value-type="percentage">
            <text:p>0.52%</text:p>
          </table:table-cell>
          <table:table-cell table:style-name="ce115" table:number-columns-repeated="2"/>
          <table:table-cell table:style-name="ce115" table:formula="of:=[.J19]/[.$J$39]" office:value-type="percentage" office:value="0.0102564102564103" calcext:value-type="percentage">
            <text:p>1.03%</text:p>
          </table:table-cell>
          <table:table-cell table:style-name="ce115" table:formula="of:=[.K19]/[.$K$39]" office:value-type="percentage" office:value="0.0184757505773672" calcext:value-type="percentage">
            <text:p>1.85%</text:p>
          </table:table-cell>
          <table:table-cell table:style-name="ce115" table:formula="of:=[.L19]/[.$L$39]" office:value-type="percentage" office:value="0.00537634408602151" calcext:value-type="percentage">
            <text:p>0.54%</text:p>
          </table:table-cell>
          <table:table-cell table:style-name="ce115" table:formula="of:=[.M19]/[.$M$39]" office:value-type="percentage" office:value="0.00530503978779841" calcext:value-type="percentage">
            <text:p>0.53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Platelet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7" calcext:value-type="float">
            <text:p>17</text:p>
          </table:table-cell>
          <table:table-cell table:style-name="ce1"/>
          <table:table-cell table:style-name="ce115" table:formula="of:=[.C20]/[.$C$39]" office:value-type="percentage" office:value="0.0688775510204082" calcext:value-type="percentage">
            <text:p>6.89%</text:p>
          </table:table-cell>
          <table:table-cell table:style-name="ce115" table:formula="of:=[.D20]/[.$D$39]" office:value-type="percentage" office:value="0.00804289544235925" calcext:value-type="percentage">
            <text:p>0.80%</text:p>
          </table:table-cell>
          <table:table-cell table:style-name="ce115" table:formula="of:=[.E20]/[.$E$39]" office:value-type="percentage" office:value="0.0356234096692112" calcext:value-type="percentage">
            <text:p>3.56%</text:p>
          </table:table-cell>
          <table:table-cell table:style-name="ce115" table:formula="of:=[.F20]/[.$F$39]" office:value-type="percentage" office:value="0.0738636363636364" calcext:value-type="percentage">
            <text:p>7.39%</text:p>
          </table:table-cell>
          <table:table-cell table:style-name="ce115" table:formula="of:=[.G20]/[.$G$39]" office:value-type="percentage" office:value="0.0311688311688312" calcext:value-type="percentage">
            <text:p>3.12%</text:p>
          </table:table-cell>
          <table:table-cell table:style-name="ce115" table:formula="of:=[.H20]/[.$H$39]" office:value-type="percentage" office:value="0.0354223433242507" calcext:value-type="percentage">
            <text:p>3.54%</text:p>
          </table:table-cell>
          <table:table-cell table:style-name="ce115" table:formula="of:=[.I20]/[.$I$39]" office:value-type="percentage" office:value="0.0291777188328912" calcext:value-type="percentage">
            <text:p>2.92%</text:p>
          </table:table-cell>
          <table:table-cell table:style-name="ce115" table:formula="of:=[.J20]/[.$J$39]" office:value-type="percentage" office:value="0.0102564102564103" calcext:value-type="percentage">
            <text:p>1.03%</text:p>
          </table:table-cell>
          <table:table-cell table:style-name="ce115" table:formula="of:=[.K20]/[.$K$39]" office:value-type="percentage" office:value="0.0669745958429561" calcext:value-type="percentage">
            <text:p>6.70%</text:p>
          </table:table-cell>
          <table:table-cell table:style-name="ce115" table:formula="of:=[.L20]/[.$L$39]" office:value-type="percentage" office:value="0.0860215053763441" calcext:value-type="percentage">
            <text:p>8.60%</text:p>
          </table:table-cell>
          <table:table-cell table:style-name="ce115" table:formula="of:=[.M20]/[.$M$39]" office:value-type="percentage" office:value="0.0450928381962865" calcext:value-type="percentage">
            <text:p>4.51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Papillae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1"/>
          <table:table-cell table:style-name="ce115" table:formula="of:=[.C21]/[.$C$39]" office:value-type="percentage" office:value="0.00255102040816327" calcext:value-type="percentage">
            <text:p>0.26%</text:p>
          </table:table-cell>
          <table:table-cell table:style-name="ce115" table:formula="of:=[.D21]/[.$D$39]" office:value-type="percentage" office:value="0.0107238605898123" calcext:value-type="percentage">
            <text:p>1.07%</text:p>
          </table:table-cell>
          <table:table-cell table:style-name="ce115" table:number-columns-repeated="3"/>
          <table:table-cell table:style-name="ce115" table:formula="of:=[.H21]/[.$H$39]" office:value-type="percentage" office:value="0.00272479564032698" calcext:value-type="percentage">
            <text:p>0.27%</text:p>
          </table:table-cell>
          <table:table-cell table:style-name="ce115" table:formula="of:=[.I21]/[.$I$39]" office:value-type="percentage" office:value="0.00530503978779841" calcext:value-type="percentage">
            <text:p>0.53%</text:p>
          </table:table-cell>
          <table:table-cell table:style-name="ce115" table:formula="of:=[.J21]/[.$J$39]" office:value-type="percentage" office:value="0.00512820512820513" calcext:value-type="percentage">
            <text:p>0.51%</text:p>
          </table:table-cell>
          <table:table-cell table:style-name="ce115" table:formula="of:=[.K21]/[.$K$39]" office:value-type="percentage" office:value="0.0069284064665127" calcext:value-type="percentage">
            <text:p>0.69%</text:p>
          </table:table-cell>
          <table:table-cell table:style-name="ce115" table:formula="of:=[.L21]/[.$L$39]" office:value-type="percentage" office:value="0.00806451612903226" calcext:value-type="percentage">
            <text:p>0.81%</text:p>
          </table:table-cell>
          <table:table-cell table:style-name="ce115" table:formula="of:=[.M21]/[.$M$39]" office:value-type="percentage" office:value="0.00530503978779841" calcext:value-type="percentage">
            <text:p>0.53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4" office:value-type="string" calcext:value-type="string">
            <text:p>Bulliform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1"/>
          <table:table-cell table:style-name="ce111" table:formula="of:=[.C22]/[.$C$39]" office:value-type="percentage" office:value="0.0459183673469388" calcext:value-type="percentage">
            <text:p>4.59%</text:p>
          </table:table-cell>
          <table:table-cell table:style-name="ce111" table:formula="of:=[.D22]/[.$D$39]" office:value-type="percentage" office:value="0.00536193029490617" calcext:value-type="percentage">
            <text:p>0.54%</text:p>
          </table:table-cell>
          <table:table-cell table:style-name="ce111" table:formula="of:=[.E22]/[.$E$39]" office:value-type="percentage" office:value="0.0356234096692112" calcext:value-type="percentage">
            <text:p>3.56%</text:p>
          </table:table-cell>
          <table:table-cell table:style-name="ce111" table:formula="of:=[.F22]/[.$F$39]" office:value-type="percentage" office:value="0.0340909090909091" calcext:value-type="percentage">
            <text:p>3.41%</text:p>
          </table:table-cell>
          <table:table-cell table:style-name="ce111" table:formula="of:=[.G22]/[.$G$39]" office:value-type="percentage" office:value="0.012987012987013" calcext:value-type="percentage">
            <text:p>1.30%</text:p>
          </table:table-cell>
          <table:table-cell table:style-name="ce111" table:formula="of:=[.H22]/[.$H$39]" office:value-type="percentage" office:value="0.0326975476839237" calcext:value-type="percentage">
            <text:p>3.27%</text:p>
          </table:table-cell>
          <table:table-cell table:style-name="ce111" table:formula="of:=[.I22]/[.$I$39]" office:value-type="percentage" office:value="0.0344827586206897" calcext:value-type="percentage">
            <text:p>3.45%</text:p>
          </table:table-cell>
          <table:table-cell table:style-name="ce111" table:formula="of:=[.J22]/[.$J$39]" office:value-type="percentage" office:value="0.0205128205128205" calcext:value-type="percentage">
            <text:p>2.05%</text:p>
          </table:table-cell>
          <table:table-cell table:style-name="ce111" table:formula="of:=[.K22]/[.$K$39]" office:value-type="percentage" office:value="0.0277136258660508" calcext:value-type="percentage">
            <text:p>2.77%</text:p>
          </table:table-cell>
          <table:table-cell table:style-name="ce111" table:formula="of:=[.L22]/[.$L$39]" office:value-type="percentage" office:value="0.0349462365591398" calcext:value-type="percentage">
            <text:p>3.49%</text:p>
          </table:table-cell>
          <table:table-cell table:style-name="ce111" table:formula="of:=[.M22]/[.$M$39]" office:value-type="percentage" office:value="0.0291777188328912" calcext:value-type="percentage">
            <text:p>2.92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9"/>
          <table:table-cell table:style-name="ce99"/>
          <table:table-cell table:style-name="ce1"/>
          <table:table-cell table:style-name="ce114"/>
          <table:table-cell table:style-name="ce124" table:number-columns-repeated="9"/>
          <table:table-cell table:style-name="ce127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3" office:value-type="string" calcext:value-type="string">
            <text:p>Globular psilate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10" table:formula="of:=[.C24]/[.$C$39]" office:value-type="percentage" office:value="0.0127551020408163" calcext:value-type="percentage">
            <text:p>1.28%</text:p>
          </table:table-cell>
          <table:table-cell table:style-name="ce110"/>
          <table:table-cell table:style-name="ce110" table:formula="of:=[.E24]/[.$E$39]" office:value-type="percentage" office:value="0.00254452926208651" calcext:value-type="percentage">
            <text:p>0.25%</text:p>
          </table:table-cell>
          <table:table-cell table:style-name="ce110" table:formula="of:=[.F24]/[.$F$39]" office:value-type="percentage" office:value="0.00284090909090909" calcext:value-type="percentage">
            <text:p>0.28%</text:p>
          </table:table-cell>
          <table:table-cell table:style-name="ce110" table:formula="of:=[.G24]/[.$G$39]" office:value-type="percentage" office:value="0.0025974025974026" calcext:value-type="percentage">
            <text:p>0.26%</text:p>
          </table:table-cell>
          <table:table-cell table:style-name="ce110" table:formula="of:=[.H24]/[.$H$39]" office:value-type="percentage" office:value="0.0163487738419619" calcext:value-type="percentage">
            <text:p>1.63%</text:p>
          </table:table-cell>
          <table:table-cell table:style-name="ce110" table:formula="of:=[.I24]/[.$I$39]" office:value-type="percentage" office:value="0" calcext:value-type="percentage">
            <text:p>0.00%</text:p>
          </table:table-cell>
          <table:table-cell table:style-name="ce110" table:formula="of:=[.J24]/[.$J$39]" office:value-type="percentage" office:value="0.00256410256410256" calcext:value-type="percentage">
            <text:p>0.26%</text:p>
          </table:table-cell>
          <table:table-cell table:style-name="ce110" table:formula="of:=[.K24]/[.$K$39]" office:value-type="percentage" office:value="0.0484988452655889" calcext:value-type="percentage">
            <text:p>4.85%</text:p>
          </table:table-cell>
          <table:table-cell table:style-name="ce110" table:formula="of:=[.L24]/[.$L$39]" office:value-type="percentage" office:value="0.0134408602150538" calcext:value-type="percentage">
            <text:p>1.34%</text:p>
          </table:table-cell>
          <table:table-cell table:style-name="ce110" table:formula="of:=[.M24]/[.$M$39]" office:value-type="percentage" office:value="0.0026525198938992" calcext:value-type="percentage">
            <text:p>0.27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Globular echinate</text:p>
          </table:table-cell>
          <table:table-cell table:style-name="ce57" table:number-columns-repeated="11"/>
          <table:table-cell table:style-name="ce1"/>
          <table:table-cell table:style-name="ce115" table:number-columns-repeated="11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Globular granulate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1"/>
          <table:table-cell table:style-name="ce115" table:number-columns-repeated="3"/>
          <table:table-cell table:style-name="ce115" table:formula="of:=[.F26]/[.$F$39]" office:value-type="percentage" office:value="0.00568181818181818" calcext:value-type="percentage">
            <text:p>0.57%</text:p>
          </table:table-cell>
          <table:table-cell table:style-name="ce115" table:number-columns-repeated="7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Tracheid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1"/>
          <table:table-cell table:style-name="ce115" table:formula="of:=[.C27]/[.$C$39]" office:value-type="percentage" office:value="0.0357142857142857" calcext:value-type="percentage">
            <text:p>3.57%</text:p>
          </table:table-cell>
          <table:table-cell table:style-name="ce115" table:formula="of:=[.D27]/[.$D$39]" office:value-type="percentage" office:value="0.00804289544235925" calcext:value-type="percentage">
            <text:p>0.80%</text:p>
          </table:table-cell>
          <table:table-cell table:style-name="ce115" table:formula="of:=[.E27]/[.$E$39]" office:value-type="percentage" office:value="0.0330788804071247" calcext:value-type="percentage">
            <text:p>3.31%</text:p>
          </table:table-cell>
          <table:table-cell table:style-name="ce115" table:formula="of:=[.F27]/[.$F$39]" office:value-type="percentage" office:value="0.0255681818181818" calcext:value-type="percentage">
            <text:p>2.56%</text:p>
          </table:table-cell>
          <table:table-cell table:style-name="ce115" table:formula="of:=[.G27]/[.$G$39]" office:value-type="percentage" office:value="0.0155844155844156" calcext:value-type="percentage">
            <text:p>1.56%</text:p>
          </table:table-cell>
          <table:table-cell table:style-name="ce115" table:formula="of:=[.H27]/[.$H$39]" office:value-type="percentage" office:value="0.0136239782016349" calcext:value-type="percentage">
            <text:p>1.36%</text:p>
          </table:table-cell>
          <table:table-cell table:style-name="ce115" table:formula="of:=[.I27]/[.$I$39]" office:value-type="percentage" office:value="0.0212201591511936" calcext:value-type="percentage">
            <text:p>2.12%</text:p>
          </table:table-cell>
          <table:table-cell table:style-name="ce115" table:formula="of:=[.J27]/[.$J$39]" office:value-type="percentage" office:value="0.0102564102564103" calcext:value-type="percentage">
            <text:p>1.03%</text:p>
          </table:table-cell>
          <table:table-cell table:style-name="ce115" table:formula="of:=[.K27]/[.$K$39]" office:value-type="percentage" office:value="0" calcext:value-type="percentage">
            <text:p>0.00%</text:p>
          </table:table-cell>
          <table:table-cell table:style-name="ce115" table:formula="of:=[.L27]/[.$L$39]" office:value-type="percentage" office:value="0.00537634408602151" calcext:value-type="percentage">
            <text:p>0.54%</text:p>
          </table:table-cell>
          <table:table-cell table:style-name="ce115" table:formula="of:=[.M27]/[.$M$39]" office:value-type="percentage" office:value="0.0106100795755968" calcext:value-type="percentage">
            <text:p>1.06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Schlereid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1"/>
          <table:table-cell table:style-name="ce115" table:number-columns-repeated="2"/>
          <table:table-cell table:style-name="ce115" table:formula="of:=[.E28]/[.$E$39]" office:value-type="percentage" office:value="0.00254452926208651" calcext:value-type="percentage">
            <text:p>0.25%</text:p>
          </table:table-cell>
          <table:table-cell table:style-name="ce115" table:formula="of:=[.F28]/[.$F$39]" office:value-type="percentage" office:value="0.00852272727272727" calcext:value-type="percentage">
            <text:p>0.85%</text:p>
          </table:table-cell>
          <table:table-cell table:style-name="ce115" table:formula="of:=[.G28]/[.$G$39]" office:value-type="percentage" office:value="0.0025974025974026" calcext:value-type="percentage">
            <text:p>0.26%</text:p>
          </table:table-cell>
          <table:table-cell table:style-name="ce115"/>
          <table:table-cell table:style-name="ce115" table:formula="of:=[.I28]/[.$I$39]" office:value-type="percentage" office:value="0.0106100795755968" calcext:value-type="percentage">
            <text:p>1.06%</text:p>
          </table:table-cell>
          <table:table-cell table:style-name="ce115" table:formula="of:=[.J28]/[.$J$39]" office:value-type="percentage" office:value="0.00769230769230769" calcext:value-type="percentage">
            <text:p>0.77%</text:p>
          </table:table-cell>
          <table:table-cell table:style-name="ce115" table:formula="of:=[.K28]/[.$K$39]" office:value-type="percentage" office:value="0.0069284064665127" calcext:value-type="percentage">
            <text:p>0.69%</text:p>
          </table:table-cell>
          <table:table-cell table:style-name="ce115" table:formula="of:=[.L28]/[.$L$39]" office:value-type="percentage" office:value="0.00537634408602151" calcext:value-type="percentage">
            <text:p>0.54%</text:p>
          </table:table-cell>
          <table:table-cell table:style-name="ce115" table:formula="of:=[.M28]/[.$M$39]" office:value-type="percentage" office:value="0.0159151193633952" calcext:value-type="percentage">
            <text:p>1.59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Scalloped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1"/>
          <table:table-cell table:style-name="ce115" table:formula="of:=[.C29]/[.$C$39]" office:value-type="percentage" office:value="0.0459183673469388" calcext:value-type="percentage">
            <text:p>4.59%</text:p>
          </table:table-cell>
          <table:table-cell table:style-name="ce115" table:formula="of:=[.D29]/[.$D$39]" office:value-type="percentage" office:value="0.00536193029490617" calcext:value-type="percentage">
            <text:p>0.54%</text:p>
          </table:table-cell>
          <table:table-cell table:style-name="ce115" table:formula="of:=[.E29]/[.$E$39]" office:value-type="percentage" office:value="0.0279898218829517" calcext:value-type="percentage">
            <text:p>2.80%</text:p>
          </table:table-cell>
          <table:table-cell table:style-name="ce115" table:formula="of:=[.F29]/[.$F$39]" office:value-type="percentage" office:value="0.0397727272727273" calcext:value-type="percentage">
            <text:p>3.98%</text:p>
          </table:table-cell>
          <table:table-cell table:style-name="ce115" table:formula="of:=[.G29]/[.$G$39]" office:value-type="percentage" office:value="0.0181818181818182" calcext:value-type="percentage">
            <text:p>1.82%</text:p>
          </table:table-cell>
          <table:table-cell table:style-name="ce115" table:formula="of:=[.H29]/[.$H$39]" office:value-type="percentage" office:value="0.0108991825613079" calcext:value-type="percentage">
            <text:p>1.09%</text:p>
          </table:table-cell>
          <table:table-cell table:style-name="ce115" table:formula="of:=[.I29]/[.$I$39]" office:value-type="percentage" office:value="0.0185676392572944" calcext:value-type="percentage">
            <text:p>1.86%</text:p>
          </table:table-cell>
          <table:table-cell table:style-name="ce115" table:formula="of:=[.J29]/[.$J$39]" office:value-type="percentage" office:value="0.0128205128205128" calcext:value-type="percentage">
            <text:p>1.28%</text:p>
          </table:table-cell>
          <table:table-cell table:style-name="ce115" table:formula="of:=[.K29]/[.$K$39]" office:value-type="percentage" office:value="0.0207852193995381" calcext:value-type="percentage">
            <text:p>2.08%</text:p>
          </table:table-cell>
          <table:table-cell table:style-name="ce115" table:formula="of:=[.L29]/[.$L$39]" office:value-type="percentage" office:value="0.0295698924731183" calcext:value-type="percentage">
            <text:p>2.96%</text:p>
          </table:table-cell>
          <table:table-cell table:style-name="ce115" table:formula="of:=[.M29]/[.$M$39]" office:value-type="percentage" office:value="0.0318302387267904" calcext:value-type="percentage">
            <text:p>3.18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4" office:value-type="string" calcext:value-type="string">
            <text:p>Dicotyledon</text:p>
          </table:table-cell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1"/>
          <table:table-cell table:style-name="ce111" table:number-columns-repeated="4"/>
          <table:table-cell table:style-name="ce111" table:formula="of:=[.G30]/[.$G$39]" office:value-type="percentage" office:value="0.0025974025974026" calcext:value-type="percentage">
            <text:p>0.26%</text:p>
          </table:table-cell>
          <table:table-cell table:style-name="ce111" table:formula="of:=[.H30]/[.$H$39]" office:value-type="percentage" office:value="0.00272479564032698" calcext:value-type="percentage">
            <text:p>0.27%</text:p>
          </table:table-cell>
          <table:table-cell table:style-name="ce111" table:number-columns-repeated="2"/>
          <table:table-cell table:style-name="ce111" table:formula="of:=[.K30]/[.$K$39]" office:value-type="percentage" office:value="0.0046189376443418" calcext:value-type="percentage">
            <text:p>0.46%</text:p>
          </table:table-cell>
          <table:table-cell table:style-name="ce111"/>
          <table:table-cell table:style-name="ce111" table:formula="of:=[.M30]/[.$M$39]" office:value-type="percentage" office:value="0.0344827586206897" calcext:value-type="percentage">
            <text:p>3.45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9"/>
          <table:table-cell table:style-name="ce99"/>
          <table:table-cell table:style-name="ce1"/>
          <table:table-cell table:style-name="ce114"/>
          <table:table-cell table:style-name="ce124" table:number-columns-repeated="9"/>
          <table:table-cell table:style-name="ce127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3" office:value-type="string" calcext:value-type="string">
            <text:p>Silica skeleton smooth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1"/>
          <table:table-cell table:style-name="ce110" table:formula="of:=[.C32]/[.$C$39]" office:value-type="percentage" office:value="0.00510204081632653" calcext:value-type="percentage">
            <text:p>0.51%</text:p>
          </table:table-cell>
          <table:table-cell table:style-name="ce110" table:formula="of:=[.D32]/[.$D$39]" office:value-type="percentage" office:value="0.0107238605898123" calcext:value-type="percentage">
            <text:p>1.07%</text:p>
          </table:table-cell>
          <table:table-cell table:style-name="ce110" table:formula="of:=[.E32]/[.$E$39]" office:value-type="percentage" office:value="0.00508905852417303" calcext:value-type="percentage">
            <text:p>0.51%</text:p>
          </table:table-cell>
          <table:table-cell table:style-name="ce110" table:formula="of:=[.F32]/[.$F$39]" office:value-type="percentage" office:value="0.0113636363636364" calcext:value-type="percentage">
            <text:p>1.14%</text:p>
          </table:table-cell>
          <table:table-cell table:style-name="ce110" table:formula="of:=[.G32]/[.$G$39]" office:value-type="percentage" office:value="0.0025974025974026" calcext:value-type="percentage">
            <text:p>0.26%</text:p>
          </table:table-cell>
          <table:table-cell table:style-name="ce110" table:formula="of:=[.H32]/[.$H$39]" office:value-type="percentage" office:value="0.00272479564032698" calcext:value-type="percentage">
            <text:p>0.27%</text:p>
          </table:table-cell>
          <table:table-cell table:style-name="ce110" table:formula="of:=[.I32]/[.$I$39]" office:value-type="percentage" office:value="0.0026525198938992" calcext:value-type="percentage">
            <text:p>0.27%</text:p>
          </table:table-cell>
          <table:table-cell table:style-name="ce110" table:formula="of:=[.J32]/[.$J$39]" office:value-type="percentage" office:value="0" calcext:value-type="percentage">
            <text:p>0.00%</text:p>
          </table:table-cell>
          <table:table-cell table:style-name="ce110" table:formula="of:=[.K32]/[.$K$39]" office:value-type="percentage" office:value="0.0023094688221709" calcext:value-type="percentage">
            <text:p>0.23%</text:p>
          </table:table-cell>
          <table:table-cell table:style-name="ce110" table:formula="of:=[.L32]/[.$L$39]" office:value-type="percentage" office:value="0.021505376344086" calcext:value-type="percentage">
            <text:p>2.15%</text:p>
          </table:table-cell>
          <table:table-cell table:style-name="ce110" table:formula="of:=[.M32]/[.$M$39]" office:value-type="percentage" office:value="0.0106100795755968" calcext:value-type="percentage">
            <text:p>1.06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Silica skeleton echinates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1"/>
          <table:table-cell table:style-name="ce115"/>
          <table:table-cell table:style-name="ce115" table:formula="of:=[.D33]/[.$D$39]" office:value-type="percentage" office:value="0.00268096514745308" calcext:value-type="percentage">
            <text:p>0.27%</text:p>
          </table:table-cell>
          <table:table-cell table:style-name="ce115" table:number-columns-repeated="2"/>
          <table:table-cell table:style-name="ce115" table:formula="of:=[.G33]/[.$G$39]" office:value-type="percentage" office:value="0.0025974025974026" calcext:value-type="percentage">
            <text:p>0.26%</text:p>
          </table:table-cell>
          <table:table-cell table:style-name="ce115" table:number-columns-repeated="4"/>
          <table:table-cell table:style-name="ce115" table:formula="of:=[.L33]/[.$L$39]" office:value-type="percentage" office:value="0.00537634408602151" calcext:value-type="percentage">
            <text:p>0.54%</text:p>
          </table:table-cell>
          <table:table-cell table:style-name="ce115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7" office:value-type="string" calcext:value-type="string">
            <text:p>Silica skeleton non smooth 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1"/>
          <table:table-cell table:style-name="ce115" table:formula="of:=[.C34]/[.$C$39]" office:value-type="percentage" office:value="0.0178571428571429" calcext:value-type="percentage">
            <text:p>1.79%</text:p>
          </table:table-cell>
          <table:table-cell table:style-name="ce115" table:formula="of:=[.D34]/[.$D$39]" office:value-type="percentage" office:value="0.0160857908847185" calcext:value-type="percentage">
            <text:p>1.61%</text:p>
          </table:table-cell>
          <table:table-cell table:style-name="ce115" table:formula="of:=[.E34]/[.$E$39]" office:value-type="percentage" office:value="0.0178117048346056" calcext:value-type="percentage">
            <text:p>1.78%</text:p>
          </table:table-cell>
          <table:table-cell table:style-name="ce115" table:formula="of:=[.F34]/[.$F$39]" office:value-type="percentage" office:value="0.0170454545454545" calcext:value-type="percentage">
            <text:p>1.70%</text:p>
          </table:table-cell>
          <table:table-cell table:style-name="ce115" table:formula="of:=[.G34]/[.$G$39]" office:value-type="percentage" office:value="0.0025974025974026" calcext:value-type="percentage">
            <text:p>0.26%</text:p>
          </table:table-cell>
          <table:table-cell table:style-name="ce115"/>
          <table:table-cell table:style-name="ce115" table:formula="of:=[.I34]/[.$I$39]" office:value-type="percentage" office:value="0.00795755968169761" calcext:value-type="percentage">
            <text:p>0.80%</text:p>
          </table:table-cell>
          <table:table-cell table:style-name="ce115" table:formula="of:=[.J34]/[.$J$39]" office:value-type="percentage" office:value="0.00256410256410256" calcext:value-type="percentage">
            <text:p>0.26%</text:p>
          </table:table-cell>
          <table:table-cell table:style-name="ce115" table:formula="of:=[.K34]/[.$K$39]" office:value-type="percentage" office:value="0.0069284064665127" calcext:value-type="percentage">
            <text:p>0.69%</text:p>
          </table:table-cell>
          <table:table-cell table:style-name="ce115" table:formula="of:=[.L34]/[.$L$39]" office:value-type="percentage" office:value="0.00537634408602151" calcext:value-type="percentage">
            <text:p>0.54%</text:p>
          </table:table-cell>
          <table:table-cell table:style-name="ce115" table:formula="of:=[.M34]/[.$M$39]" office:value-type="percentage" office:value="0.00530503978779841" calcext:value-type="percentage">
            <text:p>0.53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4" office:value-type="string" calcext:value-type="string">
            <text:p>Silica skeleton plates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11" table:formula="of:=[.C35]/[.$C$39]" office:value-type="percentage" office:value="0.0076530612244898" calcext:value-type="percentage">
            <text:p>0.77%</text:p>
          </table:table-cell>
          <table:table-cell table:style-name="ce111" table:number-columns-repeated="3"/>
          <table:table-cell table:style-name="ce111" table:formula="of:=[.G35]/[.$G$39]" office:value-type="percentage" office:value="0.0025974025974026" calcext:value-type="percentage">
            <text:p>0.26%</text:p>
          </table:table-cell>
          <table:table-cell table:style-name="ce111" table:number-columns-repeated="3"/>
          <table:table-cell table:style-name="ce111" table:formula="of:=[.K35]/[.$K$39]" office:value-type="percentage" office:value="0.0023094688221709" calcext:value-type="percentage">
            <text:p>0.23%</text:p>
          </table:table-cell>
          <table:table-cell table:style-name="ce111" table:formula="of:=[.L35]/[.$L$39]" office:value-type="percentage" office:value="0.00268817204301075" calcext:value-type="percentage">
            <text:p>0.27%</text:p>
          </table:table-cell>
          <table:table-cell table:style-name="ce111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9"/>
          <table:table-cell table:style-name="ce99"/>
          <table:table-cell table:style-name="ce1"/>
          <table:table-cell table:style-name="ce114"/>
          <table:table-cell table:style-name="ce124" table:number-columns-repeated="9"/>
          <table:table-cell table:style-name="ce127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6" office:value-type="string" calcext:value-type="string">
            <text:p>Undetermined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1"/>
          <table:table-cell table:style-name="ce113" table:formula="of:=[.C37]/[.$C$39]" office:value-type="percentage" office:value="0.0586734693877551" calcext:value-type="percentage">
            <text:p>5.87%</text:p>
          </table:table-cell>
          <table:table-cell table:style-name="ce113" table:formula="of:=[.D37]/[.$D$39]" office:value-type="percentage" office:value="0.00268096514745308" calcext:value-type="percentage">
            <text:p>0.27%</text:p>
          </table:table-cell>
          <table:table-cell table:style-name="ce113" table:formula="of:=[.E37]/[.$E$39]" office:value-type="percentage" office:value="0.0101781170483461" calcext:value-type="percentage">
            <text:p>1.02%</text:p>
          </table:table-cell>
          <table:table-cell table:style-name="ce113" table:formula="of:=[.F37]/[.$F$39]" office:value-type="percentage" office:value="0.00284090909090909" calcext:value-type="percentage">
            <text:p>0.28%</text:p>
          </table:table-cell>
          <table:table-cell table:style-name="ce113" table:formula="of:=[.G37]/[.$G$39]" office:value-type="percentage" office:value="0.0051948051948052" calcext:value-type="percentage">
            <text:p>0.52%</text:p>
          </table:table-cell>
          <table:table-cell table:style-name="ce113"/>
          <table:table-cell table:style-name="ce113" table:formula="of:=[.I37]/[.$I$39]" office:value-type="percentage" office:value="0.00530503978779841" calcext:value-type="percentage">
            <text:p>0.53%</text:p>
          </table:table-cell>
          <table:table-cell table:style-name="ce113"/>
          <table:table-cell table:style-name="ce113" table:formula="of:=[.K37]/[.$K$39]" office:value-type="percentage" office:value="0.0046189376443418" calcext:value-type="percentage">
            <text:p>0.46%</text:p>
          </table:table-cell>
          <table:table-cell table:style-name="ce113" table:formula="of:=[.L37]/[.$L$39]" office:value-type="percentage" office:value="0.0376344086021505" calcext:value-type="percentage">
            <text:p>3.76%</text:p>
          </table:table-cell>
          <table:table-cell table:style-name="ce113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9"/>
          <table:table-cell table:style-name="ce99"/>
          <table:table-cell table:style-name="ce1"/>
          <table:table-cell table:style-name="ce114"/>
          <table:table-cell table:style-name="ce124" table:number-columns-repeated="9"/>
          <table:table-cell table:style-name="ce127"/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/>
          <table:table-cell table:style-name="ce76" office:value-type="string" calcext:value-type="string">
            <text:p>TOT</text:p>
          </table:table-cell>
          <table:table-cell table:style-name="ce62" table:formula="of:=SUM([.C3:.C30])+[.C37]" office:value-type="float" office:value="392" calcext:value-type="float">
            <text:p>392</text:p>
          </table:table-cell>
          <table:table-cell table:style-name="ce4" table:formula="of:=SUM([.D3:.D30])+[.D37]" office:value-type="float" office:value="373" calcext:value-type="float">
            <text:p>373</text:p>
          </table:table-cell>
          <table:table-cell table:style-name="ce4" table:formula="of:=SUM([.E3:.E30])+[.E37]" office:value-type="float" office:value="393" calcext:value-type="float">
            <text:p>393</text:p>
          </table:table-cell>
          <table:table-cell table:style-name="ce4" table:formula="of:=SUM([.F3:.F30])+[.F37]" office:value-type="float" office:value="352" calcext:value-type="float">
            <text:p>352</text:p>
          </table:table-cell>
          <table:table-cell table:style-name="ce4" table:formula="of:=SUM([.G3:.G30])+[.G37]" office:value-type="float" office:value="385" calcext:value-type="float">
            <text:p>385</text:p>
          </table:table-cell>
          <table:table-cell table:style-name="ce4" table:formula="of:=SUM([.H3:.H30])+[.H37]" office:value-type="float" office:value="367" calcext:value-type="float">
            <text:p>367</text:p>
          </table:table-cell>
          <table:table-cell table:style-name="ce4" table:formula="of:=SUM([.I3:.I30])+[.I37]" office:value-type="float" office:value="377" calcext:value-type="float">
            <text:p>377</text:p>
          </table:table-cell>
          <table:table-cell table:style-name="ce4" table:formula="of:=SUM([.J3:.J30])+[.J37]" office:value-type="float" office:value="390" calcext:value-type="float">
            <text:p>390</text:p>
          </table:table-cell>
          <table:table-cell table:style-name="ce4" table:formula="of:=SUM([.K3:.K30])+[.K37]" office:value-type="float" office:value="433" calcext:value-type="float">
            <text:p>433</text:p>
          </table:table-cell>
          <table:table-cell table:style-name="ce4" table:formula="of:=SUM([.L3:.L30])+[.L37]" office:value-type="float" office:value="372" calcext:value-type="float">
            <text:p>372</text:p>
          </table:table-cell>
          <table:table-cell table:style-name="ce100" table:formula="of:=SUM([.M3:.M30])+[.M37]" office:value-type="float" office:value="377" calcext:value-type="float">
            <text:p>377</text:p>
          </table:table-cell>
          <table:table-cell table:style-name="ce1"/>
          <table:table-cell table:style-name="ce113" table:formula="of:=[.C39]/[.$C$39]" office:value-type="percentage" office:value="1" calcext:value-type="percentage">
            <text:p>100.00%</text:p>
          </table:table-cell>
          <table:table-cell table:style-name="ce125" table:formula="of:=[.D39]/[.$D$39]" office:value-type="percentage" office:value="1" calcext:value-type="percentage">
            <text:p>100.00%</text:p>
          </table:table-cell>
          <table:table-cell table:style-name="ce125" table:formula="of:=[.E39]/[.$E$39]" office:value-type="percentage" office:value="1" calcext:value-type="percentage">
            <text:p>100.00%</text:p>
          </table:table-cell>
          <table:table-cell table:style-name="ce125" table:formula="of:=[.F39]/[.$F$39]" office:value-type="percentage" office:value="1" calcext:value-type="percentage">
            <text:p>100.00%</text:p>
          </table:table-cell>
          <table:table-cell table:style-name="ce125" table:formula="of:=[.G39]/[.$G$39]" office:value-type="percentage" office:value="1" calcext:value-type="percentage">
            <text:p>100.00%</text:p>
          </table:table-cell>
          <table:table-cell table:style-name="ce125" table:formula="of:=[.H39]/[.$H$39]" office:value-type="percentage" office:value="1" calcext:value-type="percentage">
            <text:p>100.00%</text:p>
          </table:table-cell>
          <table:table-cell table:style-name="ce125" table:formula="of:=[.I39]/[.$I$39]" office:value-type="percentage" office:value="1" calcext:value-type="percentage">
            <text:p>100.00%</text:p>
          </table:table-cell>
          <table:table-cell table:style-name="ce125" table:formula="of:=[.J39]/[.$J$39]" office:value-type="percentage" office:value="1" calcext:value-type="percentage">
            <text:p>100.00%</text:p>
          </table:table-cell>
          <table:table-cell table:style-name="ce125" table:formula="of:=[.K39]/[.$K$39]" office:value-type="percentage" office:value="1" calcext:value-type="percentage">
            <text:p>100.00%</text:p>
          </table:table-cell>
          <table:table-cell table:style-name="ce125" table:formula="of:=[.L39]/[.$L$39]" office:value-type="percentage" office:value="1" calcext:value-type="percentage">
            <text:p>100.00%</text:p>
          </table:table-cell>
          <table:table-cell table:style-name="ce125" table:formula="of:=[.M39]/[.$M$39]" office:value-type="percentage" office:value="1" calcext:value-type="percentage">
            <text:p>100.00%</text:p>
          </table:table-cell>
          <table:table-cell table:style-name="ce1" table:number-columns-repeated="6"/>
          <table:table-cell table:number-columns-repeated="33"/>
        </table:table-row>
        <table:table-row table:style-name="ro2">
          <table:table-cell table:style-name="ce1" table:number-columns-repeated="2"/>
          <table:table-cell table:style-name="ce89"/>
          <table:table-cell table:style-name="ce93" table:number-columns-repeated="9"/>
          <table:table-cell table:style-name="ce99"/>
          <table:table-cell table:style-name="ce1" table:number-columns-repeated="18"/>
          <table:table-cell table:number-columns-repeated="33"/>
        </table:table-row>
        <table:table-row table:style-name="ro2">
          <table:table-cell table:style-name="ce1"/>
          <table:table-cell table:style-name="ce78" office:value-type="string" calcext:value-type="string">
            <text:p>tot with si sk</text:p>
          </table:table-cell>
          <table:table-cell table:style-name="ce61" office:value-type="float" office:value="455" calcext:value-type="float">
            <text:p>455</text:p>
          </table:table-cell>
          <table:table-cell table:style-name="ce61" office:value-type="float" office:value="456" calcext:value-type="float">
            <text:p>456</text:p>
          </table:table-cell>
          <table:table-cell table:style-name="ce61" office:value-type="float" office:value="459" calcext:value-type="float">
            <text:p>459</text:p>
          </table:table-cell>
          <table:table-cell table:style-name="ce61" office:value-type="float" office:value="462" calcext:value-type="float">
            <text:p>462</text:p>
          </table:table-cell>
          <table:table-cell table:style-name="ce61" office:value-type="float" office:value="404" calcext:value-type="float">
            <text:p>404</text:p>
          </table:table-cell>
          <table:table-cell table:style-name="ce61" office:value-type="float" office:value="371" calcext:value-type="float">
            <text:p>371</text:p>
          </table:table-cell>
          <table:table-cell table:style-name="ce61" office:value-type="float" office:value="403" calcext:value-type="float">
            <text:p>403</text:p>
          </table:table-cell>
          <table:table-cell table:style-name="ce61" office:value-type="float" office:value="394" calcext:value-type="float">
            <text:p>394</text:p>
          </table:table-cell>
          <table:table-cell table:number-columns-repeated="2" table:style-name="ce61" office:value-type="float" office:value="471" calcext:value-type="float">
            <text:p>471</text:p>
          </table:table-cell>
          <table:table-cell table:style-name="ce57" office:value-type="float" office:value="408" calcext:value-type="float">
            <text:p>408</text:p>
          </table:table-cell>
          <table:table-cell table:style-name="ce1" table:number-columns-repeated="18"/>
          <table:table-cell table:number-columns-repeated="33"/>
        </table:table-row>
        <table:table-row table:style-name="ro2">
          <table:table-cell table:style-name="ce1"/>
          <table:table-cell table:style-name="ce79" office:value-type="string" calcext:value-type="string">
            <text:p>fields counted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157" calcext:value-type="float">
            <text:p>157</text:p>
          </table:table-cell>
          <table:table-cell table:style-name="ce62" office:value-type="float" office:value="165" calcext:value-type="float">
            <text:p>165</text:p>
          </table:table-cell>
          <table:table-cell table:style-name="ce62" office:value-type="float" office:value="133" calcext:value-type="float">
            <text:p>133</text:p>
          </table:table-cell>
          <table:table-cell table:style-name="ce1" table:number-columns-repeated="18"/>
          <table:table-cell table:number-columns-repeated="33"/>
        </table:table-row>
        <table:table-row table:style-name="ro2" table:number-rows-repeated="2">
          <table:table-cell table:style-name="ce1" table:number-columns-repeated="10"/>
          <table:table-cell/>
          <table:table-cell table:style-name="ce1" table:number-columns-repeated="20"/>
          <table:table-cell table:number-columns-repeated="33"/>
        </table:table-row>
        <table:table-row table:style-name="ro2">
          <table:table-cell table:style-name="ce1"/>
          <table:table-cell table:style-name="ce80" office:value-type="string" calcext:value-type="string">
            <text:p>Grass leaf (elongate psilate/elongate sinuate/short cells/ bulliforms/stomata/elongate psilate silica skeletons/elongate sinuate silica skeletons)</text:p>
          </table:table-cell>
          <table:table-cell table:style-name="ce1" table:number-columns-repeated="8"/>
          <table:table-cell/>
          <table:table-cell table:style-name="ce1" table:number-columns-repeated="20"/>
          <table:table-cell table:number-columns-repeated="33"/>
        </table:table-row>
        <table:table-row table:style-name="ro2">
          <table:table-cell table:style-name="ce1"/>
          <table:table-cell table:style-name="ce80" office:value-type="string" calcext:value-type="string">
            <text:p>Inflorescence (elongate echinates/dendritic/silica skeleton echinates)</text:p>
          </table:table-cell>
          <table:table-cell table:style-name="ce1" table:number-columns-repeated="8"/>
          <table:table-cell/>
          <table:table-cell table:style-name="ce1" table:number-columns-repeated="20"/>
          <table:table-cell table:number-columns-repeated="33"/>
        </table:table-row>
        <table:table-row table:style-name="ro2">
          <table:table-cell table:style-name="ce1"/>
          <table:table-cell table:style-name="ce80" office:value-type="string" calcext:value-type="string">
            <text:p>Woody species (schlereids/scalloped/globulars/dycotiledon/cystoliths)</text:p>
          </table:table-cell>
          <table:table-cell table:style-name="ce1" table:number-columns-repeated="8"/>
          <table:table-cell/>
          <table:table-cell table:style-name="ce1" table:number-columns-repeated="20"/>
          <table:table-cell table:number-columns-repeated="33"/>
        </table:table-row>
        <table:table-row table:style-name="ro2">
          <table:table-cell table:style-name="ce1" table:number-columns-repeated="10"/>
          <table:table-cell/>
          <table:table-cell table:style-name="ce1" table:number-columns-repeated="20"/>
          <table:table-cell table:number-columns-repeated="33"/>
        </table:table-row>
        <table:table-row table:style-name="ro2">
          <table:table-cell table:style-name="ce1" table:number-columns-repeated="3"/>
          <table:table-cell table:style-name="ce94"/>
          <table:table-cell table:style-name="ce97" table:number-columns-repeated="6"/>
          <table:table-cell/>
          <table:table-cell table:style-name="ce97" table:number-columns-repeated="2"/>
          <table:table-cell table:style-name="ce102"/>
          <table:table-cell table:style-name="ce1" table:number-columns-repeated="17"/>
          <table:table-cell table:number-columns-repeated="33"/>
        </table:table-row>
        <table:table-row table:style-name="ro6">
          <table:table-cell table:style-name="ce1"/>
          <table:table-cell table:style-name="ce4"/>
          <table:table-cell table:style-name="ce90" office:value-type="string" calcext:value-type="string">
            <text:p>KMR DC001</text:p>
          </table:table-cell>
          <table:table-cell table:style-name="ce95" office:value-type="string" calcext:value-type="string">
            <text:p>KMR DC002</text:p>
          </table:table-cell>
          <table:table-cell table:style-name="ce95" office:value-type="string" calcext:value-type="string">
            <text:p>KMR DC003</text:p>
          </table:table-cell>
          <table:table-cell table:style-name="ce95" office:value-type="string" calcext:value-type="string">
            <text:p>KMR DC004</text:p>
          </table:table-cell>
          <table:table-cell table:style-name="ce95" office:value-type="string" calcext:value-type="string">
            <text:p>KMR DC005</text:p>
          </table:table-cell>
          <table:table-cell table:style-name="ce95" office:value-type="string" calcext:value-type="string">
            <text:p>KMR DC006</text:p>
          </table:table-cell>
          <table:table-cell table:style-name="ce95" office:value-type="string" calcext:value-type="string">
            <text:p>KMR DC007</text:p>
          </table:table-cell>
          <table:table-cell table:style-name="ce95" office:value-type="string" calcext:value-type="string">
            <text:p>KMR DC008</text:p>
          </table:table-cell>
          <table:table-cell table:style-name="ce90" office:value-type="string" calcext:value-type="string">
            <text:p>ALM DC001</text:p>
          </table:table-cell>
          <table:table-cell table:style-name="ce95" office:value-type="string" calcext:value-type="string">
            <text:p>ALM DC002</text:p>
          </table:table-cell>
          <table:table-cell table:style-name="ce101" office:value-type="string" calcext:value-type="string">
            <text:p>NAG DC001</text:p>
          </table:table-cell>
          <table:table-cell table:style-name="ce103" office:value-type="string" calcext:value-type="string">
            <text:p>SUM</text:p>
          </table:table-cell>
          <table:table-cell table:style-name="ce116" office:value-type="string" calcext:value-type="string">
            <text:p>KMR DC001</text:p>
          </table:table-cell>
          <table:table-cell table:style-name="ce90" office:value-type="string" calcext:value-type="string">
            <text:p>KMR DC002</text:p>
          </table:table-cell>
          <table:table-cell table:style-name="ce90" office:value-type="string" calcext:value-type="string">
            <text:p>KMR DC003</text:p>
          </table:table-cell>
          <table:table-cell table:style-name="ce90" office:value-type="string" calcext:value-type="string">
            <text:p>KMR DC004</text:p>
          </table:table-cell>
          <table:table-cell table:style-name="ce90" office:value-type="string" calcext:value-type="string">
            <text:p>KMR DC005</text:p>
          </table:table-cell>
          <table:table-cell table:style-name="ce90" office:value-type="string" calcext:value-type="string">
            <text:p>KMR DC006</text:p>
          </table:table-cell>
          <table:table-cell table:style-name="ce90" office:value-type="string" calcext:value-type="string">
            <text:p>KMR DC007</text:p>
          </table:table-cell>
          <table:table-cell table:style-name="ce90" office:value-type="string" calcext:value-type="string">
            <text:p>KMR DC008</text:p>
          </table:table-cell>
          <table:table-cell table:style-name="ce90" office:value-type="string" calcext:value-type="string">
            <text:p>ALM DC001</text:p>
          </table:table-cell>
          <table:table-cell table:style-name="ce90" office:value-type="string" calcext:value-type="string">
            <text:p>ALM DC002</text:p>
          </table:table-cell>
          <table:table-cell table:style-name="ce90" office:value-type="string" calcext:value-type="string">
            <text:p>NAG DC001</text:p>
          </table:table-cell>
          <table:table-cell table:style-name="ce128" office:value-type="string" calcext:value-type="string">
            <text:p>SUM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1" office:value-type="string" calcext:value-type="string">
            <text:p>Grass leaf/stem</text:p>
          </table:table-cell>
          <table:table-cell table:style-name="ce61" table:formula="of:=[.C3]+[.C4]+[.C8]+[.C9]+[.C10]+[.C11]+[.C12]+[.C13]+[.C14]+[.C15]+[.C16]+[.C19]+[.C22]+[.C32]+[.C34]" office:value-type="float" office:value="287" calcext:value-type="float">
            <text:p>287</text:p>
          </table:table-cell>
          <table:table-cell table:style-name="ce61" table:formula="of:=[.D3]+[.D4]+[.D8]+[.D9]+[.D10]+[.D11]+[.D12]+[.D13]+[.D14]+[.D15]+[.D16]+[.D19]+[.D22]+[.D32]+[.D34]" office:value-type="float" office:value="359" calcext:value-type="float">
            <text:p>359</text:p>
          </table:table-cell>
          <table:table-cell table:style-name="ce61" table:formula="of:=[.E3]+[.E4]+[.E8]+[.E9]+[.E10]+[.E11]+[.E12]+[.E13]+[.E14]+[.E15]+[.E16]+[.E19]+[.E22]+[.E32]+[.E34]" office:value-type="float" office:value="343" calcext:value-type="float">
            <text:p>343</text:p>
          </table:table-cell>
          <table:table-cell table:style-name="ce61" table:formula="of:=[.F3]+[.F4]+[.F8]+[.F9]+[.F10]+[.F11]+[.F12]+[.F13]+[.F14]+[.F15]+[.F16]+[.F19]+[.F22]+[.F32]+[.F34]" office:value-type="float" office:value="297" calcext:value-type="float">
            <text:p>297</text:p>
          </table:table-cell>
          <table:table-cell table:style-name="ce61" table:formula="of:=[.G3]+[.G4]+[.G8]+[.G9]+[.G10]+[.G11]+[.G12]+[.G13]+[.G14]+[.G15]+[.G16]+[.G19]+[.G22]+[.G32]+[.G34]" office:value-type="float" office:value="345" calcext:value-type="float">
            <text:p>345</text:p>
          </table:table-cell>
          <table:table-cell table:style-name="ce61" table:formula="of:=[.H3]+[.H4]+[.H8]+[.H9]+[.H10]+[.H11]+[.H12]+[.H13]+[.H14]+[.H15]+[.H16]+[.H19]+[.H22]+[.H32]+[.H34]" office:value-type="float" office:value="336" calcext:value-type="float">
            <text:p>336</text:p>
          </table:table-cell>
          <table:table-cell table:style-name="ce61" table:formula="of:=[.I3]+[.I4]+[.I8]+[.I9]+[.I10]+[.I11]+[.I12]+[.I13]+[.I14]+[.I15]+[.I16]+[.I19]+[.I22]+[.I32]+[.I34]" office:value-type="float" office:value="342" calcext:value-type="float">
            <text:p>342</text:p>
          </table:table-cell>
          <table:table-cell table:style-name="ce61" table:formula="of:=[.J3]+[.J4]+[.J8]+[.J9]+[.J10]+[.J11]+[.J12]+[.J13]+[.J14]+[.J15]+[.J16]+[.J19]+[.J22]+[.J32]+[.J34]" office:value-type="float" office:value="359" calcext:value-type="float">
            <text:p>359</text:p>
          </table:table-cell>
          <table:table-cell table:style-name="ce61" table:formula="of:=[.K3]+[.K4]+[.K8]+[.K9]+[.K10]+[.K11]+[.K12]+[.K13]+[.K14]+[.K15]+[.K16]+[.K19]+[.K22]+[.K32]+[.K34]" office:value-type="float" office:value="359" calcext:value-type="float">
            <text:p>359</text:p>
          </table:table-cell>
          <table:table-cell table:style-name="ce61" table:formula="of:=[.L3]+[.L4]+[.L8]+[.L9]+[.L10]+[.L11]+[.L12]+[.L13]+[.L14]+[.L15]+[.L16]+[.L19]+[.L22]+[.L32]+[.L34]" office:value-type="float" office:value="281" calcext:value-type="float">
            <text:p>281</text:p>
          </table:table-cell>
          <table:table-cell table:style-name="ce61" table:formula="of:=[.M3]+[.M4]+[.M8]+[.M9]+[.M10]+[.M11]+[.M12]+[.M13]+[.M14]+[.M15]+[.M16]+[.M19]+[.M22]+[.M32]+[.M34]" office:value-type="float" office:value="319" calcext:value-type="float">
            <text:p>319</text:p>
          </table:table-cell>
          <table:table-cell table:style-name="ce104" table:formula="of:=SUM([.C51:.M51])" office:value-type="float" office:value="3627" calcext:value-type="float">
            <text:p>3627</text:p>
          </table:table-cell>
          <table:table-cell table:style-name="ce117" table:formula="of:=[.C51]/[.C$55]" office:value-type="percentage" office:value="0.854166666666667" calcext:value-type="percentage">
            <text:p>85.4%</text:p>
          </table:table-cell>
          <table:table-cell table:style-name="ce117" table:formula="of:=[.D51]/[.D$55]" office:value-type="percentage" office:value="0.983561643835616" calcext:value-type="percentage">
            <text:p>98.4%</text:p>
          </table:table-cell>
          <table:table-cell table:style-name="ce117" table:formula="of:=[.E51]/[.E$55]" office:value-type="percentage" office:value="0.937158469945355" calcext:value-type="percentage">
            <text:p>93.7%</text:p>
          </table:table-cell>
          <table:table-cell table:style-name="ce117" table:formula="of:=[.F51]/[.F$55]" office:value-type="percentage" office:value="0.931034482758621" calcext:value-type="percentage">
            <text:p>93.1%</text:p>
          </table:table-cell>
          <table:table-cell table:style-name="ce117" table:formula="of:=[.G51]/[.G$55]" office:value-type="percentage" office:value="0.96100278551532" calcext:value-type="percentage">
            <text:p>96.1%</text:p>
          </table:table-cell>
          <table:table-cell table:style-name="ce117" table:formula="of:=[.H51]/[.H$55]" office:value-type="percentage" office:value="0.971098265895954" calcext:value-type="percentage">
            <text:p>97.1%</text:p>
          </table:table-cell>
          <table:table-cell table:style-name="ce117" table:formula="of:=[.I51]/[.I$55]" office:value-type="percentage" office:value="0.963380281690141" calcext:value-type="percentage">
            <text:p>96.3%</text:p>
          </table:table-cell>
          <table:table-cell table:style-name="ce117" table:formula="of:=[.J51]/[.J$55]" office:value-type="percentage" office:value="0.96505376344086" calcext:value-type="percentage">
            <text:p>96.5%</text:p>
          </table:table-cell>
          <table:table-cell table:style-name="ce117" table:formula="of:=[.K51]/[.K$55]" office:value-type="percentage" office:value="0.908860759493671" calcext:value-type="percentage">
            <text:p>90.9%</text:p>
          </table:table-cell>
          <table:table-cell table:style-name="ce117" table:formula="of:=[.L51]/[.L$55]" office:value-type="percentage" office:value="0.856707317073171" calcext:value-type="percentage">
            <text:p>85.7%</text:p>
          </table:table-cell>
          <table:table-cell table:style-name="ce117" table:formula="of:=[.M51]/[.M$55]" office:value-type="percentage" office:value="0.898591549295775" calcext:value-type="percentage">
            <text:p>89.9%</text:p>
          </table:table-cell>
          <table:table-cell table:style-name="ce129" table:formula="of:=[.N51]/[.N$55]" office:value-type="percentage" office:value="0.930954825462012" calcext:value-type="percentage">
            <text:p>93.1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1" office:value-type="string" calcext:value-type="string">
            <text:p>Inflorescence</text:p>
          </table:table-cell>
          <table:table-cell table:style-name="ce57" table:formula="of:=[.C6]+[.C33]" office:value-type="float" office:value="3" calcext:value-type="float">
            <text:p>3</text:p>
          </table:table-cell>
          <table:table-cell table:style-name="ce57" table:formula="of:=[.D6]+[.D33]" office:value-type="float" office:value="3" calcext:value-type="float">
            <text:p>3</text:p>
          </table:table-cell>
          <table:table-cell table:style-name="ce57" table:formula="of:=[.E6]+[.E33]" office:value-type="float" office:value="6" calcext:value-type="float">
            <text:p>6</text:p>
          </table:table-cell>
          <table:table-cell table:style-name="ce57" table:formula="of:=[.F6]+[.F33]" office:value-type="float" office:value="1" calcext:value-type="float">
            <text:p>1</text:p>
          </table:table-cell>
          <table:table-cell table:style-name="ce57" table:formula="of:=[.G6]+[.G33]" office:value-type="float" office:value="3" calcext:value-type="float">
            <text:p>3</text:p>
          </table:table-cell>
          <table:table-cell table:style-name="ce57" table:number-columns-repeated="2"/>
          <table:table-cell table:style-name="ce57" table:formula="of:=[.J6]+[.J33]" office:value-type="float" office:value="4" calcext:value-type="float">
            <text:p>4</text:p>
          </table:table-cell>
          <table:table-cell table:style-name="ce57" table:formula="of:=[.K6]+[.K33]" office:value-type="float" office:value="3" calcext:value-type="float">
            <text:p>3</text:p>
          </table:table-cell>
          <table:table-cell table:style-name="ce57" table:formula="of:=[.L6]+[.L33]" office:value-type="float" office:value="27" calcext:value-type="float">
            <text:p>27</text:p>
          </table:table-cell>
          <table:table-cell table:style-name="ce57" table:formula="of:=[.M6]+[.M33]" office:value-type="float" office:value="3" calcext:value-type="float">
            <text:p>3</text:p>
          </table:table-cell>
          <table:table-cell table:style-name="ce105" table:formula="of:=SUM([.C52:.M52])" office:value-type="float" office:value="53" calcext:value-type="float">
            <text:p>53</text:p>
          </table:table-cell>
          <table:table-cell table:style-name="ce118" table:formula="of:=[.C52]/[.C$55]" office:value-type="percentage" office:value="0.00892857142857143" calcext:value-type="percentage">
            <text:p>0.9%</text:p>
          </table:table-cell>
          <table:table-cell table:style-name="ce118" table:formula="of:=[.D52]/[.D$55]" office:value-type="percentage" office:value="0.00821917808219178" calcext:value-type="percentage">
            <text:p>0.8%</text:p>
          </table:table-cell>
          <table:table-cell table:style-name="ce118" table:formula="of:=[.E52]/[.E$55]" office:value-type="percentage" office:value="0.0163934426229508" calcext:value-type="percentage">
            <text:p>1.6%</text:p>
          </table:table-cell>
          <table:table-cell table:style-name="ce118" table:formula="of:=[.F52]/[.F$55]" office:value-type="percentage" office:value="0.00313479623824451" calcext:value-type="percentage">
            <text:p>0.3%</text:p>
          </table:table-cell>
          <table:table-cell table:style-name="ce118" table:formula="of:=[.G52]/[.G$55]" office:value-type="percentage" office:value="0.00835654596100279" calcext:value-type="percentage">
            <text:p>0.8%</text:p>
          </table:table-cell>
          <table:table-cell table:style-name="ce118" table:number-columns-repeated="2"/>
          <table:table-cell table:style-name="ce118" table:formula="of:=[.J52]/[.J$55]" office:value-type="percentage" office:value="0.010752688172043" calcext:value-type="percentage">
            <text:p>1.1%</text:p>
          </table:table-cell>
          <table:table-cell table:style-name="ce118" table:formula="of:=[.K52]/[.K$55]" office:value-type="percentage" office:value="0.00759493670886076" calcext:value-type="percentage">
            <text:p>0.8%</text:p>
          </table:table-cell>
          <table:table-cell table:style-name="ce118" table:formula="of:=[.L52]/[.L$55]" office:value-type="percentage" office:value="0.0823170731707317" calcext:value-type="percentage">
            <text:p>8.2%</text:p>
          </table:table-cell>
          <table:table-cell table:style-name="ce118" table:formula="of:=[.M52]/[.M$55]" office:value-type="percentage" office:value="0.00845070422535211" calcext:value-type="percentage">
            <text:p>0.8%</text:p>
          </table:table-cell>
          <table:table-cell table:style-name="ce130" table:formula="of:=[.N52]/[.N$55]" office:value-type="percentage" office:value="0.0136036960985626" calcext:value-type="percentage">
            <text:p>1.4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1" office:value-type="string" calcext:value-type="string">
            <text:p>Woody species</text:p>
          </table:table-cell>
          <table:table-cell table:style-name="ce57" table:formula="of:=[.C24]+[.C25]+[.C26]+[.C28]+[.C29]" office:value-type="float" office:value="23" calcext:value-type="float">
            <text:p>23</text:p>
          </table:table-cell>
          <table:table-cell table:style-name="ce57" table:formula="of:=[.D24]+[.D25]+[.D26]+[.D28]+[.D29]" office:value-type="float" office:value="2" calcext:value-type="float">
            <text:p>2</text:p>
          </table:table-cell>
          <table:table-cell table:style-name="ce57" table:formula="of:=[.E24]+[.E25]+[.E26]+[.E28]+[.E29]" office:value-type="float" office:value="13" calcext:value-type="float">
            <text:p>13</text:p>
          </table:table-cell>
          <table:table-cell table:style-name="ce57" table:formula="of:=[.F24]+[.F25]+[.F26]+[.F28]+[.F29]" office:value-type="float" office:value="20" calcext:value-type="float">
            <text:p>20</text:p>
          </table:table-cell>
          <table:table-cell table:style-name="ce57" table:formula="of:=[.G24]+[.G25]+[.G26]+[.G28]+[.G29]" office:value-type="float" office:value="9" calcext:value-type="float">
            <text:p>9</text:p>
          </table:table-cell>
          <table:table-cell table:style-name="ce57" table:formula="of:=[.H24]+[.H25]+[.H26]+[.H28]+[.H29]" office:value-type="float" office:value="10" calcext:value-type="float">
            <text:p>10</text:p>
          </table:table-cell>
          <table:table-cell table:style-name="ce57" table:formula="of:=[.I24]+[.I25]+[.I26]+[.I28]+[.I29]" office:value-type="float" office:value="11" calcext:value-type="float">
            <text:p>11</text:p>
          </table:table-cell>
          <table:table-cell table:style-name="ce57" table:formula="of:=[.J24]+[.J25]+[.J26]+[.J28]+[.J29]" office:value-type="float" office:value="9" calcext:value-type="float">
            <text:p>9</text:p>
          </table:table-cell>
          <table:table-cell table:style-name="ce57" table:formula="of:=[.K24]+[.K25]+[.K26]+[.K28]+[.K29]" office:value-type="float" office:value="33" calcext:value-type="float">
            <text:p>33</text:p>
          </table:table-cell>
          <table:table-cell table:style-name="ce57" table:formula="of:=[.L24]+[.L25]+[.L26]+[.L28]+[.L29]" office:value-type="float" office:value="18" calcext:value-type="float">
            <text:p>18</text:p>
          </table:table-cell>
          <table:table-cell table:style-name="ce57" table:formula="of:=[.M24]+[.M25]+[.M26]+[.M28]+[.M29]" office:value-type="float" office:value="19" calcext:value-type="float">
            <text:p>19</text:p>
          </table:table-cell>
          <table:table-cell table:style-name="ce105" table:formula="of:=SUM([.C53:.M53])" office:value-type="float" office:value="167" calcext:value-type="float">
            <text:p>167</text:p>
          </table:table-cell>
          <table:table-cell table:style-name="ce118" table:formula="of:=[.C53]/[.C$55]" office:value-type="percentage" office:value="0.068452380952381" calcext:value-type="percentage">
            <text:p>6.8%</text:p>
          </table:table-cell>
          <table:table-cell table:style-name="ce118" table:formula="of:=[.D53]/[.D$55]" office:value-type="percentage" office:value="0.00547945205479452" calcext:value-type="percentage">
            <text:p>0.5%</text:p>
          </table:table-cell>
          <table:table-cell table:style-name="ce118" table:formula="of:=[.E53]/[.E$55]" office:value-type="percentage" office:value="0.0355191256830601" calcext:value-type="percentage">
            <text:p>3.6%</text:p>
          </table:table-cell>
          <table:table-cell table:style-name="ce118" table:formula="of:=[.F53]/[.F$55]" office:value-type="percentage" office:value="0.0626959247648903" calcext:value-type="percentage">
            <text:p>6.3%</text:p>
          </table:table-cell>
          <table:table-cell table:style-name="ce118" table:formula="of:=[.G53]/[.G$55]" office:value-type="percentage" office:value="0.0250696378830084" calcext:value-type="percentage">
            <text:p>2.5%</text:p>
          </table:table-cell>
          <table:table-cell table:style-name="ce118" table:formula="of:=[.H53]/[.H$55]" office:value-type="percentage" office:value="0.0289017341040462" calcext:value-type="percentage">
            <text:p>2.9%</text:p>
          </table:table-cell>
          <table:table-cell table:style-name="ce118" table:formula="of:=[.I53]/[.I$55]" office:value-type="percentage" office:value="0.0309859154929577" calcext:value-type="percentage">
            <text:p>3.1%</text:p>
          </table:table-cell>
          <table:table-cell table:style-name="ce118" table:formula="of:=[.J53]/[.J$55]" office:value-type="percentage" office:value="0.0241935483870968" calcext:value-type="percentage">
            <text:p>2.4%</text:p>
          </table:table-cell>
          <table:table-cell table:style-name="ce118" table:formula="of:=[.K53]/[.K$55]" office:value-type="percentage" office:value="0.0835443037974684" calcext:value-type="percentage">
            <text:p>8.4%</text:p>
          </table:table-cell>
          <table:table-cell table:style-name="ce118" table:formula="of:=[.L53]/[.L$55]" office:value-type="percentage" office:value="0.0548780487804878" calcext:value-type="percentage">
            <text:p>5.5%</text:p>
          </table:table-cell>
          <table:table-cell table:style-name="ce118" table:formula="of:=[.M53]/[.M$55]" office:value-type="percentage" office:value="0.0535211267605634" calcext:value-type="percentage">
            <text:p>5.4%</text:p>
          </table:table-cell>
          <table:table-cell table:style-name="ce130" table:formula="of:=[.N53]/[.N$55]" office:value-type="percentage" office:value="0.042864476386037" calcext:value-type="percentage">
            <text:p>4.3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79" office:value-type="string" calcext:value-type="string">
            <text:p>UNDETERMINED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4" calcext:value-type="float">
            <text:p>14</text:p>
          </table:table-cell>
          <table:table-cell table:style-name="ce106" table:formula="of:=SUM([.C54:.M54])" office:value-type="float" office:value="49" calcext:value-type="float">
            <text:p>49</text:p>
          </table:table-cell>
          <table:table-cell table:style-name="ce119" table:formula="of:=[.C54]/[.C$55]" office:value-type="percentage" office:value="0.068452380952381" calcext:value-type="percentage">
            <text:p>6.8%</text:p>
          </table:table-cell>
          <table:table-cell table:style-name="ce119" table:formula="of:=[.D54]/[.D$55]" office:value-type="percentage" office:value="0.00273972602739726" calcext:value-type="percentage">
            <text:p>0.3%</text:p>
          </table:table-cell>
          <table:table-cell table:style-name="ce119" table:formula="of:=[.E54]/[.E$55]" office:value-type="percentage" office:value="0.0109289617486339" calcext:value-type="percentage">
            <text:p>1.1%</text:p>
          </table:table-cell>
          <table:table-cell table:style-name="ce119" table:formula="of:=[.F54]/[.F$55]" office:value-type="percentage" office:value="0.00313479623824451" calcext:value-type="percentage">
            <text:p>0.3%</text:p>
          </table:table-cell>
          <table:table-cell table:style-name="ce119" table:formula="of:=[.G54]/[.G$55]" office:value-type="percentage" office:value="0.00557103064066852" calcext:value-type="percentage">
            <text:p>0.6%</text:p>
          </table:table-cell>
          <table:table-cell table:style-name="ce119"/>
          <table:table-cell table:style-name="ce119" table:formula="of:=[.I54]/[.I$55]" office:value-type="percentage" office:value="0.00563380281690141" calcext:value-type="percentage">
            <text:p>0.6%</text:p>
          </table:table-cell>
          <table:table-cell table:style-name="ce119" table:number-columns-repeated="2"/>
          <table:table-cell table:style-name="ce119" table:formula="of:=[.L54]/[.L$55]" office:value-type="percentage" office:value="0.00609756097560976" calcext:value-type="percentage">
            <text:p>0.6%</text:p>
          </table:table-cell>
          <table:table-cell table:style-name="ce119" table:formula="of:=[.M54]/[.M$55]" office:value-type="percentage" office:value="0.0394366197183099" calcext:value-type="percentage">
            <text:p>3.9%</text:p>
          </table:table-cell>
          <table:table-cell table:style-name="ce131" table:formula="of:=[.N54]/[.N$55]" office:value-type="percentage" office:value="0.0125770020533881" calcext:value-type="percentage">
            <text:p>1.3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table:formula="of:=SUM([.C51:.C54])" office:value-type="float" office:value="336" calcext:value-type="float">
            <text:p>336</text:p>
          </table:table-cell>
          <table:table-cell table:style-name="ce91" table:formula="of:=SUM([.D51:.D54])" office:value-type="float" office:value="365" calcext:value-type="float">
            <text:p>365</text:p>
          </table:table-cell>
          <table:table-cell table:style-name="ce91" table:formula="of:=SUM([.E51:.E54])" office:value-type="float" office:value="366" calcext:value-type="float">
            <text:p>366</text:p>
          </table:table-cell>
          <table:table-cell table:style-name="ce91" table:formula="of:=SUM([.F51:.F54])" office:value-type="float" office:value="319" calcext:value-type="float">
            <text:p>319</text:p>
          </table:table-cell>
          <table:table-cell table:style-name="ce91" table:formula="of:=SUM([.G51:.G54])" office:value-type="float" office:value="359" calcext:value-type="float">
            <text:p>359</text:p>
          </table:table-cell>
          <table:table-cell table:style-name="ce91" table:formula="of:=SUM([.H51:.H54])" office:value-type="float" office:value="346" calcext:value-type="float">
            <text:p>346</text:p>
          </table:table-cell>
          <table:table-cell table:style-name="ce91" table:formula="of:=SUM([.I51:.I54])" office:value-type="float" office:value="355" calcext:value-type="float">
            <text:p>355</text:p>
          </table:table-cell>
          <table:table-cell table:style-name="ce91" table:formula="of:=SUM([.J51:.J54])" office:value-type="float" office:value="372" calcext:value-type="float">
            <text:p>372</text:p>
          </table:table-cell>
          <table:table-cell table:style-name="ce91" table:formula="of:=SUM([.K51:.K54])" office:value-type="float" office:value="395" calcext:value-type="float">
            <text:p>395</text:p>
          </table:table-cell>
          <table:table-cell table:style-name="ce91" table:formula="of:=SUM([.L51:.L54])" office:value-type="float" office:value="328" calcext:value-type="float">
            <text:p>328</text:p>
          </table:table-cell>
          <table:table-cell table:style-name="ce91" table:formula="of:=SUM([.M51:.M54])" office:value-type="float" office:value="355" calcext:value-type="float">
            <text:p>355</text:p>
          </table:table-cell>
          <table:table-cell table:style-name="ce106" table:formula="of:=SUM([.C55:.M55])" office:value-type="float" office:value="3896" calcext:value-type="float">
            <text:p>3896</text:p>
          </table:table-cell>
          <table:table-cell table:style-name="ce120" table:formula="of:=[.C55]/[.C$55]" office:value-type="percentage" office:value="1" calcext:value-type="percentage">
            <text:p>100%</text:p>
          </table:table-cell>
          <table:table-cell table:style-name="ce120" table:formula="of:=[.D55]/[.D$55]" office:value-type="percentage" office:value="1" calcext:value-type="percentage">
            <text:p>100%</text:p>
          </table:table-cell>
          <table:table-cell table:style-name="ce120" table:formula="of:=[.E55]/[.E$55]" office:value-type="percentage" office:value="1" calcext:value-type="percentage">
            <text:p>100%</text:p>
          </table:table-cell>
          <table:table-cell table:style-name="ce120" table:formula="of:=[.F55]/[.F$55]" office:value-type="percentage" office:value="1" calcext:value-type="percentage">
            <text:p>100%</text:p>
          </table:table-cell>
          <table:table-cell table:style-name="ce120" table:formula="of:=[.G55]/[.G$55]" office:value-type="percentage" office:value="1" calcext:value-type="percentage">
            <text:p>100%</text:p>
          </table:table-cell>
          <table:table-cell table:style-name="ce120" table:formula="of:=[.H55]/[.H$55]" office:value-type="percentage" office:value="1" calcext:value-type="percentage">
            <text:p>100%</text:p>
          </table:table-cell>
          <table:table-cell table:style-name="ce120" table:formula="of:=[.I55]/[.I$55]" office:value-type="percentage" office:value="1" calcext:value-type="percentage">
            <text:p>100%</text:p>
          </table:table-cell>
          <table:table-cell table:style-name="ce120" table:formula="of:=[.J55]/[.J$55]" office:value-type="percentage" office:value="1" calcext:value-type="percentage">
            <text:p>100%</text:p>
          </table:table-cell>
          <table:table-cell table:style-name="ce120" table:formula="of:=[.K55]/[.K$55]" office:value-type="percentage" office:value="1" calcext:value-type="percentage">
            <text:p>100%</text:p>
          </table:table-cell>
          <table:table-cell table:style-name="ce120" table:formula="of:=[.L55]/[.L$55]" office:value-type="percentage" office:value="1" calcext:value-type="percentage">
            <text:p>100%</text:p>
          </table:table-cell>
          <table:table-cell table:style-name="ce120" table:formula="of:=[.M55]/[.M$55]" office:value-type="percentage" office:value="1" calcext:value-type="percentage">
            <text:p>100%</text:p>
          </table:table-cell>
          <table:table-cell table:style-name="ce131" table:formula="of:=[.N55]/[.N$55]" office:value-type="percentage" office:value="1" calcext:value-type="percentage">
            <text:p>100.0%</text:p>
          </table:table-cell>
          <table:table-cell table:style-name="ce1" table:number-columns-repeated="5"/>
          <table:table-cell table:number-columns-repeated="33"/>
        </table:table-row>
        <table:table-row table:style-name="ro2" table:number-rows-repeated="2">
          <table:table-cell table:style-name="ce1"/>
          <table:table-cell table:style-name="ce83"/>
          <table:table-cell table:style-name="ce52" table:number-columns-repeated="8"/>
          <table:table-cell/>
          <table:table-cell table:style-name="ce52" table:number-columns-repeated="2"/>
          <table:table-cell table:style-name="ce107"/>
          <table:table-cell table:style-name="ce12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4" office:value-type="string" calcext:value-type="string">
            <text:p>Long cells (elongate psilate, elongate non psilate, elongate echinate)</text:p>
          </table:table-cell>
          <table:table-cell table:style-name="ce52" table:number-columns-repeated="8"/>
          <table:table-cell/>
          <table:table-cell table:style-name="ce52" table:number-columns-repeated="2"/>
          <table:table-cell table:style-name="ce107"/>
          <table:table-cell table:style-name="ce12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4" office:value-type="string" calcext:value-type="string">
            <text:p>Short cells (bylobate,cylindrical polylobate, cross, rondel, saddle, trapeziform, trapeziform polylobate, trapeziform sinuate, globular psilate, globular granulate, cystolith)</text:p>
          </table:table-cell>
          <table:table-cell table:style-name="ce52" table:number-columns-repeated="8"/>
          <table:table-cell/>
          <table:table-cell table:style-name="ce52" table:number-columns-repeated="2"/>
          <table:table-cell table:style-name="ce107"/>
          <table:table-cell table:style-name="ce12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4" office:value-type="string" calcext:value-type="string">
            <text:p>Silica skeletons (silica skeleton made of elongate psilate and elongate non psilate)</text:p>
          </table:table-cell>
          <table:table-cell table:style-name="ce52" table:number-columns-repeated="8"/>
          <table:table-cell/>
          <table:table-cell table:style-name="ce52" table:number-columns-repeated="2"/>
          <table:table-cell table:style-name="ce107"/>
          <table:table-cell table:style-name="ce12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4" office:value-type="string" calcext:value-type="string">
            <text:p>Other (cubic, hair base, trichomes, stomate, platelet, papillae, bulliform, tracheid, sclereid, scallop, dicotyledon)</text:p>
          </table:table-cell>
          <table:table-cell table:style-name="ce52" table:number-columns-repeated="8"/>
          <table:table-cell/>
          <table:table-cell table:style-name="ce52" table:number-columns-repeated="2"/>
          <table:table-cell table:style-name="ce107"/>
          <table:table-cell table:style-name="ce12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3"/>
          <table:table-cell table:style-name="ce52" table:number-columns-repeated="8"/>
          <table:table-cell/>
          <table:table-cell table:style-name="ce52" table:number-columns-repeated="2"/>
          <table:table-cell table:style-name="ce107"/>
          <table:table-cell table:style-name="ce12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 table:number-columns-repeated="10"/>
          <table:table-cell/>
          <table:table-cell table:style-name="ce1" table:number-columns-repeated="2"/>
          <table:table-cell table:style-name="ce108"/>
          <table:table-cell table:style-name="ce1" table:number-columns-repeated="11"/>
          <table:table-cell table:style-name="ce108"/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5" office:value-type="string" calcext:value-type="string">
            <text:p>Long cells</text:p>
          </table:table-cell>
          <table:table-cell table:style-name="ce61" table:formula="of:=[.C3]+[.C4]+[.C6]" office:value-type="float" office:value="68" calcext:value-type="float">
            <text:p>68</text:p>
          </table:table-cell>
          <table:table-cell table:style-name="ce61" table:formula="of:=[.D3]+[.D4]+[.D6]" office:value-type="float" office:value="90" calcext:value-type="float">
            <text:p>90</text:p>
          </table:table-cell>
          <table:table-cell table:style-name="ce61" table:formula="of:=[.E3]+[.E4]+[.E6]" office:value-type="float" office:value="77" calcext:value-type="float">
            <text:p>77</text:p>
          </table:table-cell>
          <table:table-cell table:style-name="ce61" table:formula="of:=[.F3]+[.F4]+[.F6]" office:value-type="float" office:value="80" calcext:value-type="float">
            <text:p>80</text:p>
          </table:table-cell>
          <table:table-cell table:style-name="ce61" table:formula="of:=[.G3]+[.G4]+[.G6]" office:value-type="float" office:value="135" calcext:value-type="float">
            <text:p>135</text:p>
          </table:table-cell>
          <table:table-cell table:style-name="ce61" table:formula="of:=[.H3]+[.H4]+[.H6]" office:value-type="float" office:value="153" calcext:value-type="float">
            <text:p>153</text:p>
          </table:table-cell>
          <table:table-cell table:style-name="ce61" table:formula="of:=[.I3]+[.I4]+[.I6]" office:value-type="float" office:value="113" calcext:value-type="float">
            <text:p>113</text:p>
          </table:table-cell>
          <table:table-cell table:style-name="ce61" table:formula="of:=[.J3]+[.J4]+[.J6]" office:value-type="float" office:value="144" calcext:value-type="float">
            <text:p>144</text:p>
          </table:table-cell>
          <table:table-cell table:style-name="ce61" table:formula="of:=[.K3]+[.K4]+[.K6]" office:value-type="float" office:value="183" calcext:value-type="float">
            <text:p>183</text:p>
          </table:table-cell>
          <table:table-cell table:style-name="ce61" table:formula="of:=[.L3]+[.L4]+[.L6]" office:value-type="float" office:value="104" calcext:value-type="float">
            <text:p>104</text:p>
          </table:table-cell>
          <table:table-cell table:style-name="ce61" table:formula="of:=[.M3]+[.M4]+[.M6]" office:value-type="float" office:value="173" calcext:value-type="float">
            <text:p>173</text:p>
          </table:table-cell>
          <table:table-cell table:style-name="ce104" table:formula="of:=SUM([.C64:.M64])" office:value-type="float" office:value="1320" calcext:value-type="float">
            <text:p>1320</text:p>
          </table:table-cell>
          <table:table-cell table:style-name="ce117" table:formula="of:=[.C64]/[.C$39]" office:value-type="percentage" office:value="0.173469387755102" calcext:value-type="percentage">
            <text:p>17.3%</text:p>
          </table:table-cell>
          <table:table-cell table:style-name="ce117" table:formula="of:=[.D64]/[.D$39]" office:value-type="percentage" office:value="0.241286863270777" calcext:value-type="percentage">
            <text:p>24.1%</text:p>
          </table:table-cell>
          <table:table-cell table:style-name="ce117" table:formula="of:=[.E64]/[.E$39]" office:value-type="percentage" office:value="0.195928753180662" calcext:value-type="percentage">
            <text:p>19.6%</text:p>
          </table:table-cell>
          <table:table-cell table:style-name="ce117" table:formula="of:=[.F64]/[.F$39]" office:value-type="percentage" office:value="0.227272727272727" calcext:value-type="percentage">
            <text:p>22.7%</text:p>
          </table:table-cell>
          <table:table-cell table:style-name="ce117" table:formula="of:=[.G64]/[.G$39]" office:value-type="percentage" office:value="0.350649350649351" calcext:value-type="percentage">
            <text:p>35.1%</text:p>
          </table:table-cell>
          <table:table-cell table:style-name="ce117" table:formula="of:=[.H64]/[.H$39]" office:value-type="percentage" office:value="0.416893732970027" calcext:value-type="percentage">
            <text:p>41.7%</text:p>
          </table:table-cell>
          <table:table-cell table:style-name="ce117" table:formula="of:=[.I64]/[.I$39]" office:value-type="percentage" office:value="0.29973474801061" calcext:value-type="percentage">
            <text:p>30.0%</text:p>
          </table:table-cell>
          <table:table-cell table:style-name="ce117" table:formula="of:=[.J64]/[.J$39]" office:value-type="percentage" office:value="0.369230769230769" calcext:value-type="percentage">
            <text:p>36.9%</text:p>
          </table:table-cell>
          <table:table-cell table:style-name="ce117" table:formula="of:=[.K64]/[.K$39]" office:value-type="percentage" office:value="0.422632794457275" calcext:value-type="percentage">
            <text:p>42.3%</text:p>
          </table:table-cell>
          <table:table-cell table:style-name="ce117" table:formula="of:=[.L64]/[.L$39]" office:value-type="percentage" office:value="0.279569892473118" calcext:value-type="percentage">
            <text:p>28.0%</text:p>
          </table:table-cell>
          <table:table-cell table:style-name="ce117" table:formula="of:=[.M64]/[.M$39]" office:value-type="percentage" office:value="0.458885941644562" calcext:value-type="percentage">
            <text:p>45.9%</text:p>
          </table:table-cell>
          <table:table-cell table:style-name="ce129" table:formula="of:=[.N64]/[.N$67]" office:value-type="percentage" office:value="0.313464735217288" calcext:value-type="percentage">
            <text:p>31.3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6" office:value-type="string" calcext:value-type="string">
            <text:p>Short cells</text:p>
          </table:table-cell>
          <table:table-cell table:style-name="ce57" table:formula="of:=SUM([.C8:.C30])" office:value-type="float" office:value="301" calcext:value-type="float">
            <text:p>301</text:p>
          </table:table-cell>
          <table:table-cell table:style-name="ce57" table:formula="of:=SUM([.D8:.D30])" office:value-type="float" office:value="282" calcext:value-type="float">
            <text:p>282</text:p>
          </table:table-cell>
          <table:table-cell table:style-name="ce57" table:formula="of:=SUM([.E8:.E30])" office:value-type="float" office:value="312" calcext:value-type="float">
            <text:p>312</text:p>
          </table:table-cell>
          <table:table-cell table:style-name="ce57" table:formula="of:=SUM([.F8:.F30])" office:value-type="float" office:value="271" calcext:value-type="float">
            <text:p>271</text:p>
          </table:table-cell>
          <table:table-cell table:style-name="ce57" table:formula="of:=SUM([.G8:.G30])" office:value-type="float" office:value="248" calcext:value-type="float">
            <text:p>248</text:p>
          </table:table-cell>
          <table:table-cell table:style-name="ce57" table:formula="of:=SUM([.H8:.H30])" office:value-type="float" office:value="214" calcext:value-type="float">
            <text:p>214</text:p>
          </table:table-cell>
          <table:table-cell table:style-name="ce57" table:formula="of:=SUM([.I8:.I30])" office:value-type="float" office:value="262" calcext:value-type="float">
            <text:p>262</text:p>
          </table:table-cell>
          <table:table-cell table:style-name="ce57" table:formula="of:=SUM([.J8:.J30])" office:value-type="float" office:value="246" calcext:value-type="float">
            <text:p>246</text:p>
          </table:table-cell>
          <table:table-cell table:style-name="ce57" table:formula="of:=SUM([.K8:.K30])" office:value-type="float" office:value="248" calcext:value-type="float">
            <text:p>248</text:p>
          </table:table-cell>
          <table:table-cell table:style-name="ce57" table:formula="of:=SUM([.L8:.L30])" office:value-type="float" office:value="254" calcext:value-type="float">
            <text:p>254</text:p>
          </table:table-cell>
          <table:table-cell table:style-name="ce57" table:formula="of:=SUM([.M8:.M30])" office:value-type="float" office:value="204" calcext:value-type="float">
            <text:p>204</text:p>
          </table:table-cell>
          <table:table-cell table:style-name="ce105" table:formula="of:=SUM([.C65:.M65])" office:value-type="float" office:value="2842" calcext:value-type="float">
            <text:p>2842</text:p>
          </table:table-cell>
          <table:table-cell table:style-name="ce118" table:formula="of:=[.C65]/[.C$39]" office:value-type="percentage" office:value="0.767857142857143" calcext:value-type="percentage">
            <text:p>76.8%</text:p>
          </table:table-cell>
          <table:table-cell table:style-name="ce118" table:formula="of:=[.D65]/[.D$39]" office:value-type="percentage" office:value="0.756032171581769" calcext:value-type="percentage">
            <text:p>75.6%</text:p>
          </table:table-cell>
          <table:table-cell table:style-name="ce118" table:formula="of:=[.E65]/[.E$39]" office:value-type="percentage" office:value="0.793893129770992" calcext:value-type="percentage">
            <text:p>79.4%</text:p>
          </table:table-cell>
          <table:table-cell table:style-name="ce118" table:formula="of:=[.F65]/[.F$39]" office:value-type="percentage" office:value="0.769886363636364" calcext:value-type="percentage">
            <text:p>77.0%</text:p>
          </table:table-cell>
          <table:table-cell table:style-name="ce118" table:formula="of:=[.G65]/[.G$39]" office:value-type="percentage" office:value="0.644155844155844" calcext:value-type="percentage">
            <text:p>64.4%</text:p>
          </table:table-cell>
          <table:table-cell table:style-name="ce118" table:formula="of:=[.H65]/[.H$39]" office:value-type="percentage" office:value="0.583106267029973" calcext:value-type="percentage">
            <text:p>58.3%</text:p>
          </table:table-cell>
          <table:table-cell table:style-name="ce118" table:formula="of:=[.I65]/[.I$39]" office:value-type="percentage" office:value="0.694960212201592" calcext:value-type="percentage">
            <text:p>69.5%</text:p>
          </table:table-cell>
          <table:table-cell table:style-name="ce118" table:formula="of:=[.J65]/[.J$39]" office:value-type="percentage" office:value="0.630769230769231" calcext:value-type="percentage">
            <text:p>63.1%</text:p>
          </table:table-cell>
          <table:table-cell table:style-name="ce118" table:formula="of:=[.K65]/[.K$39]" office:value-type="percentage" office:value="0.572748267898383" calcext:value-type="percentage">
            <text:p>57.3%</text:p>
          </table:table-cell>
          <table:table-cell table:style-name="ce118" table:formula="of:=[.L65]/[.L$39]" office:value-type="percentage" office:value="0.682795698924731" calcext:value-type="percentage">
            <text:p>68.3%</text:p>
          </table:table-cell>
          <table:table-cell table:style-name="ce118" table:formula="of:=[.M65]/[.M$39]" office:value-type="percentage" office:value="0.541114058355438" calcext:value-type="percentage">
            <text:p>54.1%</text:p>
          </table:table-cell>
          <table:table-cell table:style-name="ce130" table:formula="of:=[.N65]/[.N$67]" office:value-type="percentage" office:value="0.674899073854191" calcext:value-type="percentage">
            <text:p>67.5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6" office:value-type="string" calcext:value-type="string">
            <text:p>UNDETERMINED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105" table:formula="of:=SUM([.C66:.M66])" office:value-type="float" office:value="49" calcext:value-type="float">
            <text:p>49</text:p>
          </table:table-cell>
          <table:table-cell table:style-name="ce119" table:formula="of:=[.C66]/[.C$39]" office:value-type="percentage" office:value="0.0586734693877551" calcext:value-type="percentage">
            <text:p>5.9%</text:p>
          </table:table-cell>
          <table:table-cell table:style-name="ce119" table:formula="of:=[.D66]/[.D$39]" office:value-type="percentage" office:value="0.00268096514745308" calcext:value-type="percentage">
            <text:p>0.3%</text:p>
          </table:table-cell>
          <table:table-cell table:style-name="ce119" table:formula="of:=[.E66]/[.E$39]" office:value-type="percentage" office:value="0.0101781170483461" calcext:value-type="percentage">
            <text:p>1.0%</text:p>
          </table:table-cell>
          <table:table-cell table:style-name="ce119" table:formula="of:=[.F66]/[.F$39]" office:value-type="percentage" office:value="0.00284090909090909" calcext:value-type="percentage">
            <text:p>0.3%</text:p>
          </table:table-cell>
          <table:table-cell table:style-name="ce119" table:formula="of:=[.G66]/[.G$39]" office:value-type="percentage" office:value="0.0051948051948052" calcext:value-type="percentage">
            <text:p>0.5%</text:p>
          </table:table-cell>
          <table:table-cell table:style-name="ce119"/>
          <table:table-cell table:style-name="ce119" table:formula="of:=[.I66]/[.I$39]" office:value-type="percentage" office:value="0.00530503978779841" calcext:value-type="percentage">
            <text:p>0.5%</text:p>
          </table:table-cell>
          <table:table-cell table:style-name="ce119"/>
          <table:table-cell table:style-name="ce119" table:formula="of:=[.K66]/[.K$39]" office:value-type="percentage" office:value="0.0046189376443418" calcext:value-type="percentage">
            <text:p>0.5%</text:p>
          </table:table-cell>
          <table:table-cell table:style-name="ce119" table:formula="of:=[.L66]/[.L$39]" office:value-type="percentage" office:value="0.0376344086021505" calcext:value-type="percentage">
            <text:p>3.8%</text:p>
          </table:table-cell>
          <table:table-cell table:style-name="ce119"/>
          <table:table-cell table:style-name="ce130" table:formula="of:=[.N66]/[.N$67]" office:value-type="percentage" office:value="0.0116361909285205" calcext:value-type="percentage">
            <text:p>1.2%</text:p>
          </table:table-cell>
          <table:table-cell table:style-name="ce1" table:number-columns-repeated="5"/>
          <table:table-cell table:number-columns-repeated="33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table:formula="of:=SUM([.C64:.C66])" office:value-type="float" office:value="392" calcext:value-type="float">
            <text:p>392</text:p>
          </table:table-cell>
          <table:table-cell table:style-name="ce91" table:formula="of:=SUM([.D64:.D66])" office:value-type="float" office:value="373" calcext:value-type="float">
            <text:p>373</text:p>
          </table:table-cell>
          <table:table-cell table:style-name="ce91" table:formula="of:=SUM([.E64:.E66])" office:value-type="float" office:value="393" calcext:value-type="float">
            <text:p>393</text:p>
          </table:table-cell>
          <table:table-cell table:style-name="ce91" table:formula="of:=SUM([.F64:.F66])" office:value-type="float" office:value="352" calcext:value-type="float">
            <text:p>352</text:p>
          </table:table-cell>
          <table:table-cell table:style-name="ce91" table:formula="of:=SUM([.G64:.G66])" office:value-type="float" office:value="385" calcext:value-type="float">
            <text:p>385</text:p>
          </table:table-cell>
          <table:table-cell table:style-name="ce91" table:formula="of:=SUM([.H64:.H66])" office:value-type="float" office:value="367" calcext:value-type="float">
            <text:p>367</text:p>
          </table:table-cell>
          <table:table-cell table:style-name="ce91" table:formula="of:=SUM([.I64:.I66])" office:value-type="float" office:value="377" calcext:value-type="float">
            <text:p>377</text:p>
          </table:table-cell>
          <table:table-cell table:style-name="ce91" table:formula="of:=SUM([.J64:.J66])" office:value-type="float" office:value="390" calcext:value-type="float">
            <text:p>390</text:p>
          </table:table-cell>
          <table:table-cell table:style-name="ce91" table:formula="of:=SUM([.K64:.K66])" office:value-type="float" office:value="433" calcext:value-type="float">
            <text:p>433</text:p>
          </table:table-cell>
          <table:table-cell table:style-name="ce91" table:formula="of:=SUM([.L64:.L66])" office:value-type="float" office:value="372" calcext:value-type="float">
            <text:p>372</text:p>
          </table:table-cell>
          <table:table-cell table:style-name="ce91" table:formula="of:=SUM([.M64:.M66])" office:value-type="float" office:value="377" calcext:value-type="float">
            <text:p>377</text:p>
          </table:table-cell>
          <table:table-cell table:style-name="ce109" table:formula="of:=SUM([.C67:.M67])" office:value-type="float" office:value="4211" calcext:value-type="float">
            <text:p>4211</text:p>
          </table:table-cell>
          <table:table-cell table:style-name="ce122" table:formula="of:=[.C67]/[.C$39]" office:value-type="percentage" office:value="1" calcext:value-type="percentage">
            <text:p>100.0%</text:p>
          </table:table-cell>
          <table:table-cell table:style-name="ce122" table:formula="of:=[.D67]/[.D$39]" office:value-type="percentage" office:value="1" calcext:value-type="percentage">
            <text:p>100.0%</text:p>
          </table:table-cell>
          <table:table-cell table:style-name="ce122" table:formula="of:=[.E67]/[.E$39]" office:value-type="percentage" office:value="1" calcext:value-type="percentage">
            <text:p>100.0%</text:p>
          </table:table-cell>
          <table:table-cell table:style-name="ce122" table:formula="of:=[.F67]/[.F$39]" office:value-type="percentage" office:value="1" calcext:value-type="percentage">
            <text:p>100.0%</text:p>
          </table:table-cell>
          <table:table-cell table:style-name="ce122" table:formula="of:=[.G67]/[.G$39]" office:value-type="percentage" office:value="1" calcext:value-type="percentage">
            <text:p>100.0%</text:p>
          </table:table-cell>
          <table:table-cell table:style-name="ce122" table:formula="of:=[.H67]/[.H$39]" office:value-type="percentage" office:value="1" calcext:value-type="percentage">
            <text:p>100.0%</text:p>
          </table:table-cell>
          <table:table-cell table:style-name="ce122" table:formula="of:=[.I67]/[.I$39]" office:value-type="percentage" office:value="1" calcext:value-type="percentage">
            <text:p>100.0%</text:p>
          </table:table-cell>
          <table:table-cell table:style-name="ce122" table:formula="of:=[.J67]/[.J$39]" office:value-type="percentage" office:value="1" calcext:value-type="percentage">
            <text:p>100.0%</text:p>
          </table:table-cell>
          <table:table-cell table:style-name="ce122" table:formula="of:=[.K67]/[.K$39]" office:value-type="percentage" office:value="1" calcext:value-type="percentage">
            <text:p>100.0%</text:p>
          </table:table-cell>
          <table:table-cell table:style-name="ce122" table:formula="of:=[.L67]/[.L$39]" office:value-type="percentage" office:value="1" calcext:value-type="percentage">
            <text:p>100.0%</text:p>
          </table:table-cell>
          <table:table-cell table:style-name="ce122" table:formula="of:=[.M67]/[.M$39]" office:value-type="percentage" office:value="1" calcext:value-type="percentage">
            <text:p>100.0%</text:p>
          </table:table-cell>
          <table:table-cell table:style-name="ce132" table:formula="of:=[.N67]/[.N$67]" office:value-type="percentage" office:value="1" calcext:value-type="percentage">
            <text:p>100.0%</text:p>
          </table:table-cell>
          <table:table-cell table:style-name="ce1" table:number-columns-repeated="5"/>
          <table:table-cell table:number-columns-repeated="33"/>
        </table:table-row>
        <table:table-row table:style-name="ro7" table:number-rows-repeated="104850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Harappa" table:style-name="ta3">
        <table:table-column table:style-name="co1" table:default-cell-style-name="ce1"/>
        <table:table-column table:style-name="co12" table:default-cell-style-name="ce1"/>
        <table:table-column table:style-name="co1" table:number-columns-repeated="255" table:default-cell-style-name="ce1"/>
        <table:table-row table:style-name="ro2">
          <table:table-cell table:number-columns-repeated="2"/>
          <table:table-cell table:style-name="ce136" office:value-type="string" calcext:value-type="string" table:number-columns-spanned="16" table:number-rows-spanned="1">
            <text:p>Absolute count</text:p>
          </table:table-cell>
          <table:covered-table-cell table:number-columns-repeated="15" table:style-name="ce136"/>
          <table:table-cell/>
          <table:table-cell table:style-name="ce87" office:value-type="string" calcext:value-type="string" table:number-columns-spanned="16" table:number-rows-spanned="1">
            <text:p>Relative count</text:p>
          </table:table-cell>
          <table:covered-table-cell table:number-columns-repeated="14" table:style-name="ce171"/>
          <table:covered-table-cell table:style-name="ce183"/>
          <table:table-cell table:number-columns-repeated="222"/>
        </table:table-row>
        <table:table-row table:style-name="ro2">
          <table:table-cell table:number-columns-repeated="2"/>
          <table:table-cell table:style-name="ce137" office:value-type="string" calcext:value-type="string" table:number-columns-spanned="2" table:number-rows-spanned="1">
            <text:p>Floor</text:p>
          </table:table-cell>
          <table:covered-table-cell table:style-name="ce142"/>
          <table:table-cell table:style-name="ce137" office:value-type="string" calcext:value-type="string" table:number-columns-spanned="3" table:number-rows-spanned="1">
            <text:p>Ash accumulation</text:p>
          </table:table-cell>
          <table:covered-table-cell table:number-columns-repeated="2" table:style-name="ce142"/>
          <table:table-cell table:style-name="ce137" office:value-type="string" calcext:value-type="string" table:number-columns-spanned="4" table:number-rows-spanned="1">
            <text:p>Fireplace</text:p>
          </table:table-cell>
          <table:covered-table-cell table:number-columns-repeated="3" table:style-name="ce142"/>
          <table:table-cell table:style-name="ce156" office:value-type="string" calcext:value-type="string" table:number-columns-spanned="7" table:number-rows-spanned="1">
            <text:p>Street deposit</text:p>
          </table:table-cell>
          <table:covered-table-cell table:number-columns-repeated="5" table:style-name="ce142"/>
          <table:covered-table-cell table:style-name="ce158"/>
          <table:table-cell/>
          <table:table-cell table:style-name="ce137" office:value-type="string" calcext:value-type="string" table:number-columns-spanned="2" table:number-rows-spanned="1">
            <text:p>Floor</text:p>
          </table:table-cell>
          <table:covered-table-cell table:style-name="ce142"/>
          <table:table-cell table:style-name="ce137" office:value-type="string" calcext:value-type="string" table:number-columns-spanned="3" table:number-rows-spanned="1">
            <text:p>Ash accumulation</text:p>
          </table:table-cell>
          <table:covered-table-cell table:number-columns-repeated="2" table:style-name="ce142"/>
          <table:table-cell table:style-name="ce137" office:value-type="string" calcext:value-type="string" table:number-columns-spanned="4" table:number-rows-spanned="1">
            <text:p>Fireplace</text:p>
          </table:table-cell>
          <table:covered-table-cell table:number-columns-repeated="3" table:style-name="ce142"/>
          <table:table-cell table:style-name="ce156" office:value-type="string" calcext:value-type="string" table:number-columns-spanned="7" table:number-rows-spanned="1">
            <text:p>Street deposit</text:p>
          </table:table-cell>
          <table:covered-table-cell table:number-columns-repeated="5" table:style-name="ce142"/>
          <table:covered-table-cell table:style-name="ce158"/>
          <table:table-cell table:number-columns-repeated="222"/>
        </table:table-row>
        <table:table-row table:style-name="ro8">
          <table:table-cell table:style-name="ce133"/>
          <table:table-cell table:style-name="ce83" office:value-type="string" calcext:value-type="string">
            <text:p>ID</text:p>
          </table:table-cell>
          <table:table-cell table:style-name="ce138" office:value-type="string" calcext:value-type="string">
            <text:p>HARP 201.03</text:p>
          </table:table-cell>
          <table:table-cell table:style-name="ce143" office:value-type="string" calcext:value-type="string">
            <text:p>HARP 201.08</text:p>
          </table:table-cell>
          <table:table-cell table:style-name="ce138" office:value-type="string" calcext:value-type="string">
            <text:p>HARP 201.06</text:p>
          </table:table-cell>
          <table:table-cell table:style-name="ce143" office:value-type="string" calcext:value-type="string">
            <text:p>HARP 210.19</text:p>
          </table:table-cell>
          <table:table-cell table:style-name="ce143" office:value-type="string" calcext:value-type="string">
            <text:p>HARP 202.08</text:p>
          </table:table-cell>
          <table:table-cell table:style-name="ce138" office:value-type="string" calcext:value-type="string">
            <text:p>HARP 210.11</text:p>
          </table:table-cell>
          <table:table-cell table:style-name="ce143" office:value-type="string" calcext:value-type="string">
            <text:p>HARP 201.21</text:p>
          </table:table-cell>
          <table:table-cell table:style-name="ce143" office:value-type="string" calcext:value-type="string">
            <text:p>HARP 210.26</text:p>
          </table:table-cell>
          <table:table-cell table:style-name="ce143" office:value-type="string" calcext:value-type="string">
            <text:p>HARP 202.15</text:p>
          </table:table-cell>
          <table:table-cell table:style-name="ce138" office:value-type="string" calcext:value-type="string">
            <text:p>HARP 202.01</text:p>
          </table:table-cell>
          <table:table-cell table:style-name="ce143" office:value-type="string" calcext:value-type="string">
            <text:p>HARP 202.02</text:p>
          </table:table-cell>
          <table:table-cell table:style-name="ce143" office:value-type="string" calcext:value-type="string">
            <text:p>HARP 22.03</text:p>
          </table:table-cell>
          <table:table-cell table:style-name="ce143" office:value-type="string" calcext:value-type="string">
            <text:p>HARP 202.04</text:p>
          </table:table-cell>
          <table:table-cell table:style-name="ce143" office:value-type="string" calcext:value-type="string">
            <text:p>AHRP 202.05</text:p>
          </table:table-cell>
          <table:table-cell table:style-name="ce143" office:value-type="string" calcext:value-type="string">
            <text:p>HARP 202.06</text:p>
          </table:table-cell>
          <table:table-cell table:style-name="ce154" office:value-type="string" calcext:value-type="string">
            <text:p>HARP 202.07</text:p>
          </table:table-cell>
          <table:table-cell table:style-name="ce133"/>
          <table:table-cell table:style-name="ce138" office:value-type="string" calcext:value-type="string">
            <text:p>HARP 201.03</text:p>
          </table:table-cell>
          <table:table-cell table:style-name="ce143" office:value-type="string" calcext:value-type="string">
            <text:p>HARP 201.08</text:p>
          </table:table-cell>
          <table:table-cell table:style-name="ce138" office:value-type="string" calcext:value-type="string">
            <text:p>HARP 201.06</text:p>
          </table:table-cell>
          <table:table-cell table:style-name="ce143" office:value-type="string" calcext:value-type="string">
            <text:p>HARP 210.19</text:p>
          </table:table-cell>
          <table:table-cell table:style-name="ce143" office:value-type="string" calcext:value-type="string">
            <text:p>HARP 202.08</text:p>
          </table:table-cell>
          <table:table-cell table:style-name="ce138" office:value-type="string" calcext:value-type="string">
            <text:p>HARP 210.11</text:p>
          </table:table-cell>
          <table:table-cell table:style-name="ce143" office:value-type="string" calcext:value-type="string">
            <text:p>HARP 201.21</text:p>
          </table:table-cell>
          <table:table-cell table:style-name="ce143" office:value-type="string" calcext:value-type="string">
            <text:p>HARP 210.26</text:p>
          </table:table-cell>
          <table:table-cell table:style-name="ce143" office:value-type="string" calcext:value-type="string">
            <text:p>HARP 202.15</text:p>
          </table:table-cell>
          <table:table-cell table:style-name="ce138" office:value-type="string" calcext:value-type="string">
            <text:p>HARP 202.01</text:p>
          </table:table-cell>
          <table:table-cell table:style-name="ce143" office:value-type="string" calcext:value-type="string">
            <text:p>HARP 202.02</text:p>
          </table:table-cell>
          <table:table-cell table:style-name="ce143" office:value-type="string" calcext:value-type="string">
            <text:p>HARP 22.03</text:p>
          </table:table-cell>
          <table:table-cell table:style-name="ce143" office:value-type="string" calcext:value-type="string">
            <text:p>HARP 202.04</text:p>
          </table:table-cell>
          <table:table-cell table:style-name="ce143" office:value-type="string" calcext:value-type="string">
            <text:p>AHRP 202.05</text:p>
          </table:table-cell>
          <table:table-cell table:style-name="ce143" office:value-type="string" calcext:value-type="string">
            <text:p>HARP 202.06</text:p>
          </table:table-cell>
          <table:table-cell table:style-name="ce154" office:value-type="string" calcext:value-type="string">
            <text:p>HARP 202.07</text:p>
          </table:table-cell>
          <table:table-cell table:style-name="ce133" table:number-columns-repeated="14"/>
          <table:table-cell table:number-columns-repeated="208"/>
        </table:table-row>
        <table:table-row table:style-name="ro2">
          <table:table-cell/>
          <table:table-cell table:style-name="ce134" office:value-type="string" calcext:value-type="string">
            <text:p>Year</text:p>
          </table:table-cell>
          <table:table-cell table:style-name="ce77" office:value-type="string" calcext:value-type="string">
            <text:p>H88</text:p>
          </table:table-cell>
          <table:table-cell table:style-name="ce135" office:value-type="string" calcext:value-type="string">
            <text:p>H88</text:p>
          </table:table-cell>
          <table:table-cell table:style-name="ce77" office:value-type="string" calcext:value-type="string">
            <text:p>H88</text:p>
          </table:table-cell>
          <table:table-cell table:style-name="ce135" office:value-type="string" calcext:value-type="string">
            <text:p>H88</text:p>
          </table:table-cell>
          <table:table-cell table:style-name="ce135" office:value-type="string" calcext:value-type="string">
            <text:p>H89</text:p>
          </table:table-cell>
          <table:table-cell table:style-name="ce77" office:value-type="string" calcext:value-type="string">
            <text:p>H88</text:p>
          </table:table-cell>
          <table:table-cell table:style-name="ce135" office:value-type="string" calcext:value-type="string">
            <text:p>H88</text:p>
          </table:table-cell>
          <table:table-cell table:style-name="ce135" office:value-type="string" calcext:value-type="string">
            <text:p>H97</text:p>
          </table:table-cell>
          <table:table-cell table:style-name="ce135" office:value-type="string" calcext:value-type="string">
            <text:p>H89</text:p>
          </table:table-cell>
          <table:table-cell table:style-name="ce77" office:value-type="string" calcext:value-type="string">
            <text:p>H90</text:p>
          </table:table-cell>
          <table:table-cell table:number-columns-repeated="5" table:style-name="ce135" office:value-type="string" calcext:value-type="string">
            <text:p>H90</text:p>
          </table:table-cell>
          <table:table-cell table:style-name="ce159" office:value-type="string" calcext:value-type="string">
            <text:p>H90</text:p>
          </table:table-cell>
          <table:table-cell/>
          <table:table-cell table:style-name="ce77" office:value-type="string" calcext:value-type="string">
            <text:p>H88</text:p>
          </table:table-cell>
          <table:table-cell table:style-name="ce135" office:value-type="string" calcext:value-type="string">
            <text:p>H88</text:p>
          </table:table-cell>
          <table:table-cell table:style-name="ce77" office:value-type="string" calcext:value-type="string">
            <text:p>H88</text:p>
          </table:table-cell>
          <table:table-cell table:style-name="ce135" office:value-type="string" calcext:value-type="string">
            <text:p>H88</text:p>
          </table:table-cell>
          <table:table-cell table:style-name="ce135" office:value-type="string" calcext:value-type="string">
            <text:p>H89</text:p>
          </table:table-cell>
          <table:table-cell table:style-name="ce77" office:value-type="string" calcext:value-type="string">
            <text:p>H88</text:p>
          </table:table-cell>
          <table:table-cell table:style-name="ce135" office:value-type="string" calcext:value-type="string">
            <text:p>H88</text:p>
          </table:table-cell>
          <table:table-cell table:style-name="ce135" office:value-type="string" calcext:value-type="string">
            <text:p>H97</text:p>
          </table:table-cell>
          <table:table-cell table:style-name="ce135" office:value-type="string" calcext:value-type="string">
            <text:p>H89</text:p>
          </table:table-cell>
          <table:table-cell table:style-name="ce77" office:value-type="string" calcext:value-type="string">
            <text:p>H90</text:p>
          </table:table-cell>
          <table:table-cell table:number-columns-repeated="5" table:style-name="ce135" office:value-type="string" calcext:value-type="string">
            <text:p>H90</text:p>
          </table:table-cell>
          <table:table-cell table:style-name="ce159" office:value-type="string" calcext:value-type="string">
            <text:p>H90</text:p>
          </table:table-cell>
          <table:table-cell table:number-columns-repeated="222"/>
        </table:table-row>
        <table:table-row table:style-name="ro2">
          <table:table-cell/>
          <table:table-cell table:style-name="ce83" office:value-type="string" calcext:value-type="string">
            <text:p>Lot</text:p>
          </table:table-cell>
          <table:table-cell table:style-name="ce139" office:value-type="float" office:value="539" calcext:value-type="float">
            <text:p>539</text:p>
          </table:table-cell>
          <table:table-cell table:style-name="ce52" office:value-type="float" office:value="572" calcext:value-type="float">
            <text:p>572</text:p>
          </table:table-cell>
          <table:table-cell table:style-name="ce139" office:value-type="float" office:value="772" calcext:value-type="float">
            <text:p>772</text:p>
          </table:table-cell>
          <table:table-cell table:style-name="ce52" office:value-type="float" office:value="574" calcext:value-type="float">
            <text:p>574</text:p>
          </table:table-cell>
          <table:table-cell table:style-name="ce52" office:value-type="float" office:value="2004" calcext:value-type="float">
            <text:p>2004</text:p>
          </table:table-cell>
          <table:table-cell table:style-name="ce139" office:value-type="float" office:value="772" calcext:value-type="float">
            <text:p>772</text:p>
          </table:table-cell>
          <table:table-cell table:style-name="ce52" office:value-type="float" office:value="368" calcext:value-type="float">
            <text:p>368</text:p>
          </table:table-cell>
          <table:table-cell table:style-name="ce52" office:value-type="float" office:value="7846" calcext:value-type="float">
            <text:p>7846</text:p>
          </table:table-cell>
          <table:table-cell table:style-name="ce52" office:value-type="float" office:value="2032" calcext:value-type="float">
            <text:p>2032</text:p>
          </table:table-cell>
          <table:table-cell table:style-name="ce139" office:value-type="float" office:value="3066" calcext:value-type="float">
            <text:p>3066</text:p>
          </table:table-cell>
          <table:table-cell table:style-name="ce52" office:value-type="float" office:value="3062" calcext:value-type="float">
            <text:p>3062</text:p>
          </table:table-cell>
          <table:table-cell table:style-name="ce52" office:value-type="float" office:value="3065" calcext:value-type="float">
            <text:p>3065</text:p>
          </table:table-cell>
          <table:table-cell table:style-name="ce52" office:value-type="float" office:value="3052" calcext:value-type="float">
            <text:p>3052</text:p>
          </table:table-cell>
          <table:table-cell table:style-name="ce52" office:value-type="float" office:value="3055" calcext:value-type="float">
            <text:p>3055</text:p>
          </table:table-cell>
          <table:table-cell table:style-name="ce52" office:value-type="float" office:value="3048" calcext:value-type="float">
            <text:p>3048</text:p>
          </table:table-cell>
          <table:table-cell table:style-name="ce100" office:value-type="float" office:value="3056" calcext:value-type="float">
            <text:p>3056</text:p>
          </table:table-cell>
          <table:table-cell/>
          <table:table-cell table:style-name="ce139" office:value-type="float" office:value="539" calcext:value-type="float">
            <text:p>539</text:p>
          </table:table-cell>
          <table:table-cell table:style-name="ce52" office:value-type="float" office:value="572" calcext:value-type="float">
            <text:p>572</text:p>
          </table:table-cell>
          <table:table-cell table:style-name="ce139" office:value-type="float" office:value="772" calcext:value-type="float">
            <text:p>772</text:p>
          </table:table-cell>
          <table:table-cell table:style-name="ce52" office:value-type="float" office:value="574" calcext:value-type="float">
            <text:p>574</text:p>
          </table:table-cell>
          <table:table-cell table:style-name="ce52" office:value-type="float" office:value="2004" calcext:value-type="float">
            <text:p>2004</text:p>
          </table:table-cell>
          <table:table-cell table:style-name="ce139" office:value-type="float" office:value="772" calcext:value-type="float">
            <text:p>772</text:p>
          </table:table-cell>
          <table:table-cell table:style-name="ce52" office:value-type="float" office:value="368" calcext:value-type="float">
            <text:p>368</text:p>
          </table:table-cell>
          <table:table-cell table:style-name="ce52" office:value-type="float" office:value="7846" calcext:value-type="float">
            <text:p>7846</text:p>
          </table:table-cell>
          <table:table-cell table:style-name="ce52" office:value-type="float" office:value="2032" calcext:value-type="float">
            <text:p>2032</text:p>
          </table:table-cell>
          <table:table-cell table:style-name="ce139" office:value-type="float" office:value="3066" calcext:value-type="float">
            <text:p>3066</text:p>
          </table:table-cell>
          <table:table-cell table:style-name="ce52" office:value-type="float" office:value="3062" calcext:value-type="float">
            <text:p>3062</text:p>
          </table:table-cell>
          <table:table-cell table:style-name="ce52" office:value-type="float" office:value="3065" calcext:value-type="float">
            <text:p>3065</text:p>
          </table:table-cell>
          <table:table-cell table:style-name="ce52" office:value-type="float" office:value="3052" calcext:value-type="float">
            <text:p>3052</text:p>
          </table:table-cell>
          <table:table-cell table:style-name="ce52" office:value-type="float" office:value="3055" calcext:value-type="float">
            <text:p>3055</text:p>
          </table:table-cell>
          <table:table-cell table:style-name="ce52" office:value-type="float" office:value="3048" calcext:value-type="float">
            <text:p>3048</text:p>
          </table:table-cell>
          <table:table-cell table:style-name="ce100" office:value-type="float" office:value="3056" calcext:value-type="float">
            <text:p>3056</text:p>
          </table:table-cell>
          <table:table-cell table:number-columns-repeated="222"/>
        </table:table-row>
        <table:table-row table:style-name="ro2">
          <table:table-cell/>
          <table:table-cell table:style-name="ce83" office:value-type="string" calcext:value-type="string">
            <text:p>Feature</text:p>
          </table:table-cell>
          <table:table-cell table:style-name="ce140" office:value-type="float" office:value="25" calcext:value-type="float">
            <text:p>25</text:p>
          </table:table-cell>
          <table:table-cell table:style-name="ce55" office:value-type="float" office:value="45" calcext:value-type="float">
            <text:p>45</text:p>
          </table:table-cell>
          <table:table-cell table:style-name="ce139" office:value-type="float" office:value="99" calcext:value-type="float">
            <text:p>99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6" calcext:value-type="float">
            <text:p>506</text:p>
          </table:table-cell>
          <table:table-cell table:style-name="ce139" office:value-type="float" office:value="29" calcext:value-type="float">
            <text:p>29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573" calcext:value-type="float">
            <text:p>573</text:p>
          </table:table-cell>
          <table:table-cell table:style-name="ce52" office:value-type="float" office:value="27" calcext:value-type="float">
            <text:p>27</text:p>
          </table:table-cell>
          <table:table-cell table:style-name="ce139" office:value-type="float" office:value="74" calcext:value-type="float">
            <text:p>7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3" calcext:value-type="float">
            <text:p>53</text:p>
          </table:table-cell>
          <table:table-cell table:style-name="ce100" office:value-type="float" office:value="60" calcext:value-type="float">
            <text:p>60</text:p>
          </table:table-cell>
          <table:table-cell/>
          <table:table-cell table:style-name="ce140" office:value-type="float" office:value="25" calcext:value-type="float">
            <text:p>25</text:p>
          </table:table-cell>
          <table:table-cell table:style-name="ce55" office:value-type="float" office:value="45" calcext:value-type="float">
            <text:p>45</text:p>
          </table:table-cell>
          <table:table-cell table:style-name="ce140" office:value-type="float" office:value="99" calcext:value-type="float">
            <text:p>99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6" calcext:value-type="float">
            <text:p>506</text:p>
          </table:table-cell>
          <table:table-cell table:style-name="ce140" office:value-type="float" office:value="29" calcext:value-type="float">
            <text:p>29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573" calcext:value-type="float">
            <text:p>573</text:p>
          </table:table-cell>
          <table:table-cell table:style-name="ce55" office:value-type="float" office:value="27" calcext:value-type="float">
            <text:p>27</text:p>
          </table:table-cell>
          <table:table-cell table:style-name="ce140" office:value-type="float" office:value="74" calcext:value-type="float">
            <text:p>74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53" calcext:value-type="float">
            <text:p>53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22"/>
        </table:table-row>
        <table:table-row table:style-name="ro2">
          <table:table-cell/>
          <table:table-cell table:style-name="ce73" office:value-type="string" calcext:value-type="string">
            <text:p>Elongate psilate</text:p>
          </table:table-cell>
          <table:table-cell table:style-name="ce141" office:value-type="float" office:value="238" calcext:value-type="float">
            <text:p>238</text:p>
          </table:table-cell>
          <table:table-cell table:style-name="ce51" office:value-type="float" office:value="21" calcext:value-type="float">
            <text:p>21</text:p>
          </table:table-cell>
          <table:table-cell table:style-name="ce141" office:value-type="float" office:value="121" calcext:value-type="float">
            <text:p>121</text:p>
          </table:table-cell>
          <table:table-cell table:style-name="ce51" office:value-type="float" office:value="248" calcext:value-type="float">
            <text:p>248</text:p>
          </table:table-cell>
          <table:table-cell table:style-name="ce51" office:value-type="float" office:value="136" calcext:value-type="float">
            <text:p>136</text:p>
          </table:table-cell>
          <table:table-cell table:style-name="ce141" office:value-type="float" office:value="301" calcext:value-type="float">
            <text:p>301</text:p>
          </table:table-cell>
          <table:table-cell table:style-name="ce51" office:value-type="float" office:value="58" calcext:value-type="float">
            <text:p>58</text:p>
          </table:table-cell>
          <table:table-cell table:number-columns-repeated="2" table:style-name="ce51" office:value-type="float" office:value="114" calcext:value-type="float">
            <text:p>114</text:p>
          </table:table-cell>
          <table:table-cell table:style-name="ce141" office:value-type="float" office:value="32" calcext:value-type="float">
            <text:p>32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34" calcext:value-type="float">
            <text:p>34</text:p>
          </table:table-cell>
          <table:table-cell table:style-name="ce153" office:value-type="float" office:value="121" calcext:value-type="float">
            <text:p>121</text:p>
          </table:table-cell>
          <table:table-cell/>
          <table:table-cell table:style-name="ce112" table:formula="of:=[.C7]/[.$C$43]" office:value-type="percentage" office:value="0.666666666666667" calcext:value-type="percentage">
            <text:p>66.67%</text:p>
          </table:table-cell>
          <table:table-cell table:style-name="ce123" table:formula="of:=[.D7]/[.$D$43]" office:value-type="percentage" office:value="0.84" calcext:value-type="percentage">
            <text:p>84.00%</text:p>
          </table:table-cell>
          <table:table-cell table:style-name="ce112" table:formula="of:=[.E7]/[.$E$43]" office:value-type="percentage" office:value="0.470817120622568" calcext:value-type="percentage">
            <text:p>47.08%</text:p>
          </table:table-cell>
          <table:table-cell table:style-name="ce123" table:formula="of:=[.F7]/[.$F$43]" office:value-type="percentage" office:value="0.679452054794521" calcext:value-type="percentage">
            <text:p>67.95%</text:p>
          </table:table-cell>
          <table:table-cell table:style-name="ce126" table:formula="of:=[.G7]/[.$G$43]" office:value-type="percentage" office:value="0.566666666666667" calcext:value-type="percentage">
            <text:p>56.67%</text:p>
          </table:table-cell>
          <table:table-cell table:style-name="ce123" table:formula="of:=[.H7]/[.$H$43]" office:value-type="percentage" office:value="0.850282485875706" calcext:value-type="percentage">
            <text:p>85.03%</text:p>
          </table:table-cell>
          <table:table-cell table:style-name="ce123" table:formula="of:=[.I7]/[.$I$43]" office:value-type="percentage" office:value="0.734177215189873" calcext:value-type="percentage">
            <text:p>73.42%</text:p>
          </table:table-cell>
          <table:table-cell table:style-name="ce123" table:formula="of:=[.J7]/[.$J$43]" office:value-type="percentage" office:value="0.522935779816514" calcext:value-type="percentage">
            <text:p>52.29%</text:p>
          </table:table-cell>
          <table:table-cell table:style-name="ce123" table:formula="of:=[.K7]/[.$K$43]" office:value-type="percentage" office:value="0.467213114754098" calcext:value-type="percentage">
            <text:p>46.72%</text:p>
          </table:table-cell>
          <table:table-cell table:style-name="ce112" table:formula="of:=[.L7]/[.$L$43]" office:value-type="percentage" office:value="0.60377358490566" calcext:value-type="percentage">
            <text:p>60.38%</text:p>
          </table:table-cell>
          <table:table-cell table:style-name="ce123" table:formula="of:=[.M7]/[.$M$43]" office:value-type="percentage" office:value="0.562248995983936" calcext:value-type="percentage">
            <text:p>56.22%</text:p>
          </table:table-cell>
          <table:table-cell table:style-name="ce123" table:formula="of:=[.N7]/[.$N$43]" office:value-type="percentage" office:value="0.473429951690821" calcext:value-type="percentage">
            <text:p>47.34%</text:p>
          </table:table-cell>
          <table:table-cell table:style-name="ce123" table:formula="of:=[.O7]/[.$O$43]" office:value-type="percentage" office:value="0.736842105263158" calcext:value-type="percentage">
            <text:p>73.68%</text:p>
          </table:table-cell>
          <table:table-cell table:style-name="ce123" table:formula="of:=[.P7]/[.$P$43]" office:value-type="percentage" office:value="0.636363636363636" calcext:value-type="percentage">
            <text:p>63.64%</text:p>
          </table:table-cell>
          <table:table-cell table:style-name="ce123" table:formula="of:=[.Q7]/[.$Q$43]" office:value-type="percentage" office:value="0.693877551020408" calcext:value-type="percentage">
            <text:p>69.39%</text:p>
          </table:table-cell>
          <table:table-cell table:style-name="ce126" table:formula="of:=[.R7]/[.$R$43]" office:value-type="percentage" office:value="0.581730769230769" calcext:value-type="percentage">
            <text:p>58.17%</text:p>
          </table:table-cell>
          <table:table-cell table:number-columns-repeated="222"/>
        </table:table-row>
        <table:table-row table:style-name="ro2">
          <table:table-cell/>
          <table:table-cell table:style-name="ce74" office:value-type="string" calcext:value-type="string">
            <text:p>Elongate sinuate</text:p>
          </table:table-cell>
          <table:table-cell table:style-name="ce140" office:value-type="float" office:value="10" calcext:value-type="float">
            <text:p>10</text:p>
          </table:table-cell>
          <table:table-cell table:style-name="ce144"/>
          <table:table-cell table:style-name="ce140" office:value-type="float" office:value="10" calcext:value-type="float">
            <text:p>1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" calcext:value-type="float">
            <text:p>1</text:p>
          </table:table-cell>
          <table:table-cell table:style-name="ce140"/>
          <table:table-cell table:style-name="ce15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40" office:value-type="float" office:value="3" calcext:value-type="float">
            <text:p>3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table:number-columns-repeated="3"/>
          <table:table-cell table:style-name="ce4"/>
          <table:table-cell/>
          <table:table-cell table:style-name="ce169" table:formula="of:=[.C8]/[.$C$43]" office:value-type="percentage" office:value="0.0280112044817927" calcext:value-type="percentage">
            <text:p>2.80%</text:p>
          </table:table-cell>
          <table:table-cell table:style-name="ce172"/>
          <table:table-cell table:style-name="ce169" table:formula="of:=[.E8]/[.$E$43]" office:value-type="percentage" office:value="0.0389105058365759" calcext:value-type="percentage">
            <text:p>3.89%</text:p>
          </table:table-cell>
          <table:table-cell table:style-name="ce172" table:formula="of:=[.F8]/[.$F$43]" office:value-type="percentage" office:value="0.0191780821917808" calcext:value-type="percentage">
            <text:p>1.92%</text:p>
          </table:table-cell>
          <table:table-cell table:style-name="ce177"/>
          <table:table-cell table:style-name="ce172"/>
          <table:table-cell table:style-name="ce172" table:formula="of:=[.I8]/[.$I$43]" office:value-type="percentage" office:value="0.0126582278481013" calcext:value-type="percentage">
            <text:p>1.27%</text:p>
          </table:table-cell>
          <table:table-cell table:style-name="ce172" table:formula="of:=[.J8]/[.$J$43]" office:value-type="percentage" office:value="0.00458715596330275" calcext:value-type="percentage">
            <text:p>0.46%</text:p>
          </table:table-cell>
          <table:table-cell table:style-name="ce172"/>
          <table:table-cell table:style-name="ce169" table:formula="of:=[.L8]/[.$L$43]" office:value-type="percentage" office:value="0.0566037735849057" calcext:value-type="percentage">
            <text:p>5.66%</text:p>
          </table:table-cell>
          <table:table-cell table:style-name="ce172" table:formula="of:=[.M8]/[.$M$43]" office:value-type="percentage" office:value="0.0160642570281124" calcext:value-type="percentage">
            <text:p>1.61%</text:p>
          </table:table-cell>
          <table:table-cell table:style-name="ce172" table:formula="of:=[.N8]/[.$N$43]" office:value-type="percentage" office:value="0.0193236714975845" calcext:value-type="percentage">
            <text:p>1.93%</text:p>
          </table:table-cell>
          <table:table-cell table:style-name="ce172" table:number-columns-repeated="3"/>
          <table:table-cell table:style-name="ce177"/>
          <table:table-cell table:number-columns-repeated="222"/>
        </table:table-row>
        <table:table-row table:style-name="ro2">
          <table:table-cell table:number-columns-repeated="2"/>
          <table:table-cell table:style-name="ce52"/>
          <table:table-cell table:style-name="ce145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3" office:value-type="string" calcext:value-type="string">
            <text:p>Elongate echinate</text:p>
          </table:table-cell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4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141"/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41"/>
          <table:table-cell table:style-name="ce51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153" office:value-type="float" office:value="2" calcext:value-type="float">
            <text:p>2</text:p>
          </table:table-cell>
          <table:table-cell/>
          <table:table-cell table:style-name="ce112"/>
          <table:table-cell table:style-name="ce123" table:formula="of:=[.D10]/[.$D$43]" office:value-type="percentage" office:value="0.04" calcext:value-type="percentage">
            <text:p>4.00%</text:p>
          </table:table-cell>
          <table:table-cell table:style-name="ce112"/>
          <table:table-cell table:style-name="ce123" table:formula="of:=[.F10]/[.$F$43]" office:value-type="percentage" office:value="0.00273972602739726" calcext:value-type="percentage">
            <text:p>0.27%</text:p>
          </table:table-cell>
          <table:table-cell table:style-name="ce126" table:formula="of:=[.G10]/[.$G$43]" office:value-type="percentage" office:value="0.0416666666666667" calcext:value-type="percentage">
            <text:p>4.17%</text:p>
          </table:table-cell>
          <table:table-cell table:style-name="ce123" table:number-columns-repeated="2"/>
          <table:table-cell table:style-name="ce123" table:formula="of:=[.J10]/[.$J$43]" office:value-type="percentage" office:value="0.0137614678899083" calcext:value-type="percentage">
            <text:p>1.38%</text:p>
          </table:table-cell>
          <table:table-cell table:style-name="ce123" table:formula="of:=[.K10]/[.$K$43]" office:value-type="percentage" office:value="0.0163934426229508" calcext:value-type="percentage">
            <text:p>1.64%</text:p>
          </table:table-cell>
          <table:table-cell table:style-name="ce112"/>
          <table:table-cell table:style-name="ce123" table:formula="of:=[.M10]/[.$M$43]" office:value-type="percentage" office:value="0.0240963855421687" calcext:value-type="percentage">
            <text:p>2.41%</text:p>
          </table:table-cell>
          <table:table-cell table:style-name="ce123" table:formula="of:=[.N10]/[.$N$43]" office:value-type="percentage" office:value="0.00966183574879227" calcext:value-type="percentage">
            <text:p>0.97%</text:p>
          </table:table-cell>
          <table:table-cell table:style-name="ce123" table:number-columns-repeated="3"/>
          <table:table-cell table:style-name="ce126" table:formula="of:=[.R10]/[.$R$43]" office:value-type="percentage" office:value="0.00961538461538462" calcext:value-type="percentage">
            <text:p>0.96%</text:p>
          </table:table-cell>
          <table:table-cell table:number-columns-repeated="222"/>
        </table:table-row>
        <table:table-row table:style-name="ro2">
          <table:table-cell/>
          <table:table-cell table:style-name="ce74" office:value-type="string" calcext:value-type="string">
            <text:p>Dendritic</text:p>
          </table:table-cell>
          <table:table-cell table:style-name="ce140"/>
          <table:table-cell table:style-name="ce147"/>
          <table:table-cell table:style-name="ce140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140"/>
          <table:table-cell table:style-name="ce55" table:number-columns-repeated="3"/>
          <table:table-cell table:style-name="ce140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4"/>
          <table:table-cell/>
          <table:table-cell table:style-name="ce169"/>
          <table:table-cell table:style-name="ce172"/>
          <table:table-cell table:style-name="ce169" table:formula="of:=[.E11]/[.$E$43]" office:value-type="percentage" office:value="0.00389105058365759" calcext:value-type="percentage">
            <text:p>0.39%</text:p>
          </table:table-cell>
          <table:table-cell table:style-name="ce172" table:formula="of:=[.F11]/[.$F$43]" office:value-type="percentage" office:value="0.00547945205479452" calcext:value-type="percentage">
            <text:p>0.55%</text:p>
          </table:table-cell>
          <table:table-cell table:style-name="ce177"/>
          <table:table-cell table:style-name="ce172" table:number-columns-repeated="4"/>
          <table:table-cell table:style-name="ce169"/>
          <table:table-cell table:style-name="ce172" table:formula="of:=[.M11]/[.$M$43]" office:value-type="percentage" office:value="0.00401606425702811" calcext:value-type="percentage">
            <text:p>0.40%</text:p>
          </table:table-cell>
          <table:table-cell table:style-name="ce172" table:number-columns-repeated="4"/>
          <table:table-cell table:style-name="ce177"/>
          <table:table-cell table:number-columns-repeated="222"/>
        </table:table-row>
        <table:table-row table:style-name="ro2">
          <table:table-cell table:number-columns-repeated="2"/>
          <table:table-cell table:style-name="ce52"/>
          <table:table-cell table:style-name="ce148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3" office:value-type="string" calcext:value-type="string">
            <text:p>Bylobate</text:p>
          </table:table-cell>
          <table:table-cell table:style-name="ce141" office:value-type="float" office:value="14" calcext:value-type="float">
            <text:p>14</text:p>
          </table:table-cell>
          <table:table-cell table:style-name="ce146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30" calcext:value-type="float">
            <text:p>30</text:p>
          </table:table-cell>
          <table:table-cell table:style-name="ce141" office:value-type="float" office:value="3" calcext:value-type="float">
            <text:p>3</text:p>
          </table:table-cell>
          <table:table-cell table:style-name="ce51" table:number-columns-repeated="5"/>
          <table:table-cell table:style-name="ce153"/>
          <table:table-cell/>
          <table:table-cell table:style-name="ce112" table:formula="of:=[.C13]/[.$C$43]" office:value-type="percentage" office:value="0.0392156862745098" calcext:value-type="percentage">
            <text:p>3.92%</text:p>
          </table:table-cell>
          <table:table-cell table:style-name="ce123" table:formula="of:=[.D13]/[.$D$43]" office:value-type="percentage" office:value="0.08" calcext:value-type="percentage">
            <text:p>8.00%</text:p>
          </table:table-cell>
          <table:table-cell table:style-name="ce112" table:formula="of:=[.E13]/[.$E$43]" office:value-type="percentage" office:value="0.0505836575875486" calcext:value-type="percentage">
            <text:p>5.06%</text:p>
          </table:table-cell>
          <table:table-cell table:style-name="ce123" table:formula="of:=[.F13]/[.$F$43]" office:value-type="percentage" office:value="0.0493150684931507" calcext:value-type="percentage">
            <text:p>4.93%</text:p>
          </table:table-cell>
          <table:table-cell table:style-name="ce126" table:formula="of:=[.G13]/[.$G$43]" office:value-type="percentage" office:value="0.025" calcext:value-type="percentage">
            <text:p>2.50%</text:p>
          </table:table-cell>
          <table:table-cell table:style-name="ce123" table:formula="of:=[.H13]/[.$H$43]" office:value-type="percentage" office:value="0.00282485875706215" calcext:value-type="percentage">
            <text:p>0.28%</text:p>
          </table:table-cell>
          <table:table-cell table:style-name="ce123" table:formula="of:=[.I13]/[.$I$43]" office:value-type="percentage" office:value="0.0379746835443038" calcext:value-type="percentage">
            <text:p>3.80%</text:p>
          </table:table-cell>
          <table:table-cell table:style-name="ce123"/>
          <table:table-cell table:style-name="ce123" table:formula="of:=[.K13]/[.$K$43]" office:value-type="percentage" office:value="0.122950819672131" calcext:value-type="percentage">
            <text:p>12.30%</text:p>
          </table:table-cell>
          <table:table-cell table:style-name="ce112" table:formula="of:=[.L13]/[.$L$43]" office:value-type="percentage" office:value="0.0566037735849057" calcext:value-type="percentage">
            <text:p>5.66%</text:p>
          </table:table-cell>
          <table:table-cell table:style-name="ce123" table:number-columns-repeated="5"/>
          <table:table-cell table:style-name="ce126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Cylindrical polylobate</text:p>
          </table:table-cell>
          <table:table-cell table:style-name="ce139" office:value-type="float" office:value="2" calcext:value-type="float">
            <text:p>2</text:p>
          </table:table-cell>
          <table:table-cell table:style-name="ce148"/>
          <table:table-cell table:style-name="ce139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 table:formula="of:=[.C14]/[.$C$43]" office:value-type="percentage" office:value="0.00560224089635854" calcext:value-type="percentage">
            <text:p>0.56%</text:p>
          </table:table-cell>
          <table:table-cell table:style-name="ce124"/>
          <table:table-cell table:style-name="ce114" table:formula="of:=[.E14]/[.$E$43]" office:value-type="percentage" office:value="0.00389105058365759" calcext:value-type="percentage">
            <text:p>0.39%</text:p>
          </table:table-cell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Cubic</text:p>
          </table:table-cell>
          <table:table-cell table:style-name="ce139"/>
          <table:table-cell table:style-name="ce148"/>
          <table:table-cell table:style-name="ce139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 table:formula="of:=[.F15]/[.$F$43]" office:value-type="percentage" office:value="0.00547945205479452" calcext:value-type="percentage">
            <text:p>0.55%</text:p>
          </table:table-cell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Cross</text:p>
          </table:table-cell>
          <table:table-cell table:style-name="ce139"/>
          <table:table-cell table:style-name="ce148"/>
          <table:table-cell table:style-name="ce13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 table:formula="of:=[.E16]/[.$E$43]" office:value-type="percentage" office:value="0.00778210116731518" calcext:value-type="percentage">
            <text:p>0.78%</text:p>
          </table:table-cell>
          <table:table-cell table:style-name="ce124" table:formula="of:=[.F16]/[.$F$43]" office:value-type="percentage" office:value="0.00273972602739726" calcext:value-type="percentage">
            <text:p>0.27%</text:p>
          </table:table-cell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Rondel</text:p>
          </table:table-cell>
          <table:table-cell table:style-name="ce139"/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39"/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139"/>
          <table:table-cell table:style-name="ce52" office:value-type="float" office:value="3" calcext:value-type="float">
            <text:p>3</text:p>
          </table:table-cell>
          <table:table-cell table:style-name="ce52" table:number-columns-repeated="4"/>
          <table:table-cell table:style-name="ce100" office:value-type="float" office:value="4" calcext:value-type="float">
            <text:p>4</text:p>
          </table:table-cell>
          <table:table-cell/>
          <table:table-cell table:style-name="ce114"/>
          <table:table-cell table:style-name="ce124" table:formula="of:=[.D17]/[.$D$43]" office:value-type="percentage" office:value="0.04" calcext:value-type="percentage">
            <text:p>4.00%</text:p>
          </table:table-cell>
          <table:table-cell table:style-name="ce114" table:formula="of:=[.E17]/[.$E$43]" office:value-type="percentage" office:value="0.0194552529182879" calcext:value-type="percentage">
            <text:p>1.95%</text:p>
          </table:table-cell>
          <table:table-cell table:style-name="ce124" table:formula="of:=[.F17]/[.$F$43]" office:value-type="percentage" office:value="0.00273972602739726" calcext:value-type="percentage">
            <text:p>0.27%</text:p>
          </table:table-cell>
          <table:table-cell table:style-name="ce127"/>
          <table:table-cell table:style-name="ce124" table:number-columns-repeated="2"/>
          <table:table-cell table:style-name="ce124" table:formula="of:=[.J17]/[.$J$43]" office:value-type="percentage" office:value="0.0137614678899083" calcext:value-type="percentage">
            <text:p>1.38%</text:p>
          </table:table-cell>
          <table:table-cell table:style-name="ce124"/>
          <table:table-cell table:style-name="ce114"/>
          <table:table-cell table:style-name="ce124" table:number-columns-repeated="5"/>
          <table:table-cell table:style-name="ce127" table:formula="of:=[.R17]/[.$R$43]" office:value-type="percentage" office:value="0.0192307692307692" calcext:value-type="percentage">
            <text:p>1.92%</text:p>
          </table:table-cell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Saddle</text:p>
          </table:table-cell>
          <table:table-cell table:style-name="ce139" office:value-type="float" office:value="16" calcext:value-type="float">
            <text:p>16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9" calcext:value-type="float">
            <text:p>1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8" calcext:value-type="float">
            <text:p>28</text:p>
          </table:table-cell>
          <table:table-cell table:style-name="ce13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139" office:value-type="float" office:value="3" calcext:value-type="float">
            <text:p>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style-name="ce114" table:formula="of:=[.C18]/[.$C$43]" office:value-type="percentage" office:value="0.0448179271708684" calcext:value-type="percentage">
            <text:p>4.48%</text:p>
          </table:table-cell>
          <table:table-cell table:style-name="ce124" table:formula="of:=[.D18]/[.$D$43]" office:value-type="percentage" office:value="0.2" calcext:value-type="percentage">
            <text:p>20.00%</text:p>
          </table:table-cell>
          <table:table-cell table:style-name="ce114" table:formula="of:=[.E18]/[.$E$43]" office:value-type="percentage" office:value="0.0739299610894942" calcext:value-type="percentage">
            <text:p>7.39%</text:p>
          </table:table-cell>
          <table:table-cell table:style-name="ce124" table:formula="of:=[.F18]/[.$F$43]" office:value-type="percentage" office:value="0.0356164383561644" calcext:value-type="percentage">
            <text:p>3.56%</text:p>
          </table:table-cell>
          <table:table-cell table:style-name="ce127" table:formula="of:=[.G18]/[.$G$43]" office:value-type="percentage" office:value="0.116666666666667" calcext:value-type="percentage">
            <text:p>11.67%</text:p>
          </table:table-cell>
          <table:table-cell table:style-name="ce124" table:formula="of:=[.H18]/[.$H$43]" office:value-type="percentage" office:value="0.0169491525423729" calcext:value-type="percentage">
            <text:p>1.69%</text:p>
          </table:table-cell>
          <table:table-cell table:style-name="ce124" table:formula="of:=[.I18]/[.$I$43]" office:value-type="percentage" office:value="0.0759493670886076" calcext:value-type="percentage">
            <text:p>7.59%</text:p>
          </table:table-cell>
          <table:table-cell table:style-name="ce124" table:formula="of:=[.J18]/[.$J$43]" office:value-type="percentage" office:value="0.036697247706422" calcext:value-type="percentage">
            <text:p>3.67%</text:p>
          </table:table-cell>
          <table:table-cell table:style-name="ce124" table:formula="of:=[.K18]/[.$K$43]" office:value-type="percentage" office:value="0.0327868852459016" calcext:value-type="percentage">
            <text:p>3.28%</text:p>
          </table:table-cell>
          <table:table-cell table:style-name="ce114" table:formula="of:=[.L18]/[.$L$43]" office:value-type="percentage" office:value="0.0566037735849057" calcext:value-type="percentage">
            <text:p>5.66%</text:p>
          </table:table-cell>
          <table:table-cell table:style-name="ce124" table:formula="of:=[.M18]/[.$M$43]" office:value-type="percentage" office:value="0.072289156626506" calcext:value-type="percentage">
            <text:p>7.23%</text:p>
          </table:table-cell>
          <table:table-cell table:style-name="ce124" table:formula="of:=[.N18]/[.$N$43]" office:value-type="percentage" office:value="0.072463768115942" calcext:value-type="percentage">
            <text:p>7.25%</text:p>
          </table:table-cell>
          <table:table-cell table:style-name="ce124" table:number-columns-repeated="2"/>
          <table:table-cell table:style-name="ce124" table:formula="of:=[.Q18]/[.$Q$43]" office:value-type="percentage" office:value="0.0408163265306122" calcext:value-type="percentage">
            <text:p>4.08%</text:p>
          </table:table-cell>
          <table:table-cell table:style-name="ce127" table:formula="of:=[.R18]/[.$R$43]" office:value-type="percentage" office:value="0.0480769230769231" calcext:value-type="percentage">
            <text:p>4.81%</text:p>
          </table:table-cell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Trapeziform</text:p>
          </table:table-cell>
          <table:table-cell table:style-name="ce139" office:value-type="float" office:value="20" calcext:value-type="float">
            <text:p>20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59" calcext:value-type="float">
            <text:p>5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1" calcext:value-type="float">
            <text:p>41</text:p>
          </table:table-cell>
          <table:table-cell table:style-name="ce139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64" calcext:value-type="float">
            <text:p>64</text:p>
          </table:table-cell>
          <table:table-cell table:style-name="ce139" office:value-type="float" office:value="6" calcext:value-type="float">
            <text:p>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100" office:value-type="float" office:value="39" calcext:value-type="float">
            <text:p>39</text:p>
          </table:table-cell>
          <table:table-cell/>
          <table:table-cell table:style-name="ce114" table:formula="of:=[.C19]/[.$C$43]" office:value-type="percentage" office:value="0.0560224089635854" calcext:value-type="percentage">
            <text:p>5.60%</text:p>
          </table:table-cell>
          <table:table-cell table:style-name="ce124" table:formula="of:=[.D19]/[.$D$43]" office:value-type="percentage" office:value="0.36" calcext:value-type="percentage">
            <text:p>36.00%</text:p>
          </table:table-cell>
          <table:table-cell table:style-name="ce114" table:formula="of:=[.E19]/[.$E$43]" office:value-type="percentage" office:value="0.229571984435798" calcext:value-type="percentage">
            <text:p>22.96%</text:p>
          </table:table-cell>
          <table:table-cell table:style-name="ce124" table:formula="of:=[.F19]/[.$F$43]" office:value-type="percentage" office:value="0.0657534246575342" calcext:value-type="percentage">
            <text:p>6.58%</text:p>
          </table:table-cell>
          <table:table-cell table:style-name="ce127" table:formula="of:=[.G19]/[.$G$43]" office:value-type="percentage" office:value="0.170833333333333" calcext:value-type="percentage">
            <text:p>17.08%</text:p>
          </table:table-cell>
          <table:table-cell table:style-name="ce124" table:formula="of:=[.H19]/[.$H$43]" office:value-type="percentage" office:value="0.0338983050847458" calcext:value-type="percentage">
            <text:p>3.39%</text:p>
          </table:table-cell>
          <table:table-cell table:style-name="ce124" table:formula="of:=[.I19]/[.$I$43]" office:value-type="percentage" office:value="0.0759493670886076" calcext:value-type="percentage">
            <text:p>7.59%</text:p>
          </table:table-cell>
          <table:table-cell table:style-name="ce124" table:formula="of:=[.J19]/[.$J$43]" office:value-type="percentage" office:value="0.0504587155963303" calcext:value-type="percentage">
            <text:p>5.05%</text:p>
          </table:table-cell>
          <table:table-cell table:style-name="ce124" table:formula="of:=[.K19]/[.$K$43]" office:value-type="percentage" office:value="0.262295081967213" calcext:value-type="percentage">
            <text:p>26.23%</text:p>
          </table:table-cell>
          <table:table-cell table:style-name="ce114" table:formula="of:=[.L19]/[.$L$43]" office:value-type="percentage" office:value="0.113207547169811" calcext:value-type="percentage">
            <text:p>11.32%</text:p>
          </table:table-cell>
          <table:table-cell table:style-name="ce124" table:formula="of:=[.M19]/[.$M$43]" office:value-type="percentage" office:value="0.0522088353413655" calcext:value-type="percentage">
            <text:p>5.22%</text:p>
          </table:table-cell>
          <table:table-cell table:style-name="ce124" table:formula="of:=[.N19]/[.$N$43]" office:value-type="percentage" office:value="0.0676328502415459" calcext:value-type="percentage">
            <text:p>6.76%</text:p>
          </table:table-cell>
          <table:table-cell table:style-name="ce124" table:formula="of:=[.O19]/[.$O$43]" office:value-type="percentage" office:value="0.0701754385964912" calcext:value-type="percentage">
            <text:p>7.02%</text:p>
          </table:table-cell>
          <table:table-cell table:style-name="ce124" table:formula="of:=[.P19]/[.$P$43]" office:value-type="percentage" office:value="0.0909090909090909" calcext:value-type="percentage">
            <text:p>9.09%</text:p>
          </table:table-cell>
          <table:table-cell table:style-name="ce124" table:formula="of:=[.Q19]/[.$Q$43]" office:value-type="percentage" office:value="0.0408163265306122" calcext:value-type="percentage">
            <text:p>4.08%</text:p>
          </table:table-cell>
          <table:table-cell table:style-name="ce127" table:formula="of:=[.R19]/[.$R$43]" office:value-type="percentage" office:value="0.1875" calcext:value-type="percentage">
            <text:p>18.75%</text:p>
          </table:table-cell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Trapeziform sinuate</text:p>
          </table:table-cell>
          <table:table-cell table:style-name="ce139"/>
          <table:table-cell table:style-name="ce148"/>
          <table:table-cell table:style-name="ce139" office:value-type="float" office:value="1" calcext:value-type="float">
            <text:p>1</text:p>
          </table:table-cell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 table:formula="of:=[.E20]/[.$E$43]" office:value-type="percentage" office:value="0.00389105058365759" calcext:value-type="percentage">
            <text:p>0.39%</text:p>
          </table:table-cell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Hair base</text:p>
          </table:table-cell>
          <table:table-cell table:style-name="ce139"/>
          <table:table-cell table:style-name="ce148"/>
          <table:table-cell table:style-name="ce139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39"/>
          <table:table-cell table:style-name="ce52" table:number-columns-repeated="3"/>
          <table:table-cell table:style-name="ce139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 table:formula="of:=[.F21]/[.$F$43]" office:value-type="percentage" office:value="0.00273972602739726" calcext:value-type="percentage">
            <text:p>0.27%</text:p>
          </table:table-cell>
          <table:table-cell table:style-name="ce127"/>
          <table:table-cell table:style-name="ce124" table:number-columns-repeated="4"/>
          <table:table-cell table:style-name="ce114"/>
          <table:table-cell table:style-name="ce124" table:formula="of:=[.M21]/[.$M$43]" office:value-type="percentage" office:value="0.00803212851405622" calcext:value-type="percentage">
            <text:p>0.80%</text:p>
          </table:table-cell>
          <table:table-cell table:style-name="ce124" table:number-columns-repeated="4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Trichome</text:p>
          </table:table-cell>
          <table:table-cell table:style-name="ce139" office:value-type="float" office:value="7" calcext:value-type="float">
            <text:p>7</text:p>
          </table:table-cell>
          <table:table-cell table:style-name="ce148"/>
          <table:table-cell table:style-name="ce139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139" office:value-type="float" office:value="6" calcext:value-type="float">
            <text:p>6</text:p>
          </table:table-cell>
          <table:table-cell table:style-name="ce52" table:number-columns-repeated="3"/>
          <table:table-cell table:style-name="ce139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100"/>
          <table:table-cell/>
          <table:table-cell table:style-name="ce114" table:formula="of:=[.C22]/[.$C$43]" office:value-type="percentage" office:value="0.0196078431372549" calcext:value-type="percentage">
            <text:p>1.96%</text:p>
          </table:table-cell>
          <table:table-cell table:style-name="ce124"/>
          <table:table-cell table:style-name="ce114" table:formula="of:=[.E22]/[.$E$43]" office:value-type="percentage" office:value="0.0155642023346304" calcext:value-type="percentage">
            <text:p>1.56%</text:p>
          </table:table-cell>
          <table:table-cell table:style-name="ce124" table:formula="of:=[.F22]/[.$F$43]" office:value-type="percentage" office:value="0.0191780821917808" calcext:value-type="percentage">
            <text:p>1.92%</text:p>
          </table:table-cell>
          <table:table-cell table:style-name="ce127" table:formula="of:=[.G22]/[.$G$43]" office:value-type="percentage" office:value="0.0125" calcext:value-type="percentage">
            <text:p>1.25%</text:p>
          </table:table-cell>
          <table:table-cell table:style-name="ce124" table:formula="of:=[.H22]/[.$H$43]" office:value-type="percentage" office:value="0.0169491525423729" calcext:value-type="percentage">
            <text:p>1.69%</text:p>
          </table:table-cell>
          <table:table-cell table:style-name="ce124" table:number-columns-repeated="3"/>
          <table:table-cell table:style-name="ce114"/>
          <table:table-cell table:style-name="ce124" table:formula="of:=[.M22]/[.$M$43]" office:value-type="percentage" office:value="0.00803212851405622" calcext:value-type="percentage">
            <text:p>0.80%</text:p>
          </table:table-cell>
          <table:table-cell table:style-name="ce124"/>
          <table:table-cell table:style-name="ce124" table:formula="of:=[.O22]/[.$O$43]" office:value-type="percentage" office:value="0.0087719298245614" calcext:value-type="percentage">
            <text:p>0.88%</text:p>
          </table:table-cell>
          <table:table-cell table:style-name="ce124" table:number-columns-repeated="2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Stomate</text:p>
          </table:table-cell>
          <table:table-cell table:style-name="ce139"/>
          <table:table-cell table:style-name="ce148"/>
          <table:table-cell table:style-name="ce139" office:value-type="float" office:value="3" calcext:value-type="float">
            <text:p>3</text:p>
          </table:table-cell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 table:formula="of:=[.E23]/[.$E$43]" office:value-type="percentage" office:value="0.0116731517509728" calcext:value-type="percentage">
            <text:p>1.17%</text:p>
          </table:table-cell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Cyperaceae epidermal platelet</text:p>
          </table:table-cell>
          <table:table-cell table:style-name="ce139"/>
          <table:table-cell table:style-name="ce148"/>
          <table:table-cell table:style-name="ce77" office:value-type="float" office:value="2" calcext:value-type="float">
            <text:p>2</text:p>
          </table:table-cell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 table:formula="of:=[.E24]/[.$E$43]" office:value-type="percentage" office:value="0.00778210116731518" calcext:value-type="percentage">
            <text:p>0.78%</text:p>
          </table:table-cell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Papillae</text:p>
          </table:table-cell>
          <table:table-cell table:style-name="ce139"/>
          <table:table-cell table:style-name="ce148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formula="of:=[.M25]/[.$M$43]" office:value-type="percentage" office:value="0.00803212851405622" calcext:value-type="percentage">
            <text:p>0.80%</text:p>
          </table:table-cell>
          <table:table-cell table:style-name="ce124" table:number-columns-repeated="4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4" office:value-type="string" calcext:value-type="string">
            <text:p>Bulliform</text:p>
          </table:table-cell>
          <table:table-cell table:style-name="ce140" office:value-type="float" office:value="8" calcext:value-type="float">
            <text:p>8</text:p>
          </table:table-cell>
          <table:table-cell table:style-name="ce147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140" office:value-type="float" office:value="22" calcext:value-type="float">
            <text:p>22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140" office:value-type="float" office:value="2" calcext:value-type="float">
            <text:p>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/>
          <table:table-cell table:style-name="ce4"/>
          <table:table-cell/>
          <table:table-cell table:style-name="ce169" table:formula="of:=[.C26]/[.$C$43]" office:value-type="percentage" office:value="0.0224089635854342" calcext:value-type="percentage">
            <text:p>2.24%</text:p>
          </table:table-cell>
          <table:table-cell table:style-name="ce172" table:formula="of:=[.D26]/[.$D$43]" office:value-type="percentage" office:value="0.04" calcext:value-type="percentage">
            <text:p>4.00%</text:p>
          </table:table-cell>
          <table:table-cell table:style-name="ce169" table:formula="of:=[.E26]/[.$E$43]" office:value-type="percentage" office:value="0.00778210116731518" calcext:value-type="percentage">
            <text:p>0.78%</text:p>
          </table:table-cell>
          <table:table-cell table:style-name="ce172" table:formula="of:=[.F26]/[.$F$43]" office:value-type="percentage" office:value="0.0164383561643836" calcext:value-type="percentage">
            <text:p>1.64%</text:p>
          </table:table-cell>
          <table:table-cell table:style-name="ce177"/>
          <table:table-cell table:style-name="ce172" table:formula="of:=[.H26]/[.$H$43]" office:value-type="percentage" office:value="0.0621468926553672" calcext:value-type="percentage">
            <text:p>6.21%</text:p>
          </table:table-cell>
          <table:table-cell table:style-name="ce172"/>
          <table:table-cell table:style-name="ce172" table:formula="of:=[.J26]/[.$J$43]" office:value-type="percentage" office:value="0.018348623853211" calcext:value-type="percentage">
            <text:p>1.83%</text:p>
          </table:table-cell>
          <table:table-cell table:style-name="ce172"/>
          <table:table-cell table:style-name="ce169" table:formula="of:=[.L26]/[.$L$43]" office:value-type="percentage" office:value="0.0377358490566038" calcext:value-type="percentage">
            <text:p>3.77%</text:p>
          </table:table-cell>
          <table:table-cell table:style-name="ce172" table:formula="of:=[.M26]/[.$M$43]" office:value-type="percentage" office:value="0.0522088353413655" calcext:value-type="percentage">
            <text:p>5.22%</text:p>
          </table:table-cell>
          <table:table-cell table:style-name="ce172" table:formula="of:=[.N26]/[.$N$43]" office:value-type="percentage" office:value="0.0386473429951691" calcext:value-type="percentage">
            <text:p>3.86%</text:p>
          </table:table-cell>
          <table:table-cell table:style-name="ce172" table:formula="of:=[.O26]/[.$O$43]" office:value-type="percentage" office:value="0.0175438596491228" calcext:value-type="percentage">
            <text:p>1.75%</text:p>
          </table:table-cell>
          <table:table-cell table:style-name="ce172" table:formula="of:=[.P26]/[.$P$43]" office:value-type="percentage" office:value="0.0606060606060606" calcext:value-type="percentage">
            <text:p>6.06%</text:p>
          </table:table-cell>
          <table:table-cell table:style-name="ce172"/>
          <table:table-cell table:style-name="ce177"/>
          <table:table-cell table:number-columns-repeated="222"/>
        </table:table-row>
        <table:table-row table:style-name="ro2">
          <table:table-cell table:number-columns-repeated="2"/>
          <table:table-cell table:style-name="ce52"/>
          <table:table-cell table:style-name="ce148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3" office:value-type="string" calcext:value-type="string">
            <text:p>Globular psilate</text:p>
          </table:table-cell>
          <table:table-cell table:style-name="ce141" office:value-type="float" office:value="3" calcext:value-type="float">
            <text:p>3</text:p>
          </table:table-cell>
          <table:table-cell table:style-name="ce146"/>
          <table:table-cell table:style-name="ce141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141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141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153" office:value-type="float" office:value="6" calcext:value-type="float">
            <text:p>6</text:p>
          </table:table-cell>
          <table:table-cell/>
          <table:table-cell table:style-name="ce112" table:formula="of:=[.C28]/[.$C$43]" office:value-type="percentage" office:value="0.00840336134453782" calcext:value-type="percentage">
            <text:p>0.84%</text:p>
          </table:table-cell>
          <table:table-cell table:style-name="ce123"/>
          <table:table-cell table:style-name="ce112"/>
          <table:table-cell table:style-name="ce123" table:formula="of:=[.F28]/[.$F$43]" office:value-type="percentage" office:value="0.00547945205479452" calcext:value-type="percentage">
            <text:p>0.55%</text:p>
          </table:table-cell>
          <table:table-cell table:style-name="ce126" table:formula="of:=[.G28]/[.$G$43]" office:value-type="percentage" office:value="0.0125" calcext:value-type="percentage">
            <text:p>1.25%</text:p>
          </table:table-cell>
          <table:table-cell table:style-name="ce123" table:number-columns-repeated="2"/>
          <table:table-cell table:style-name="ce123" table:formula="of:=[.J28]/[.$J$43]" office:value-type="percentage" office:value="0.018348623853211" calcext:value-type="percentage">
            <text:p>1.83%</text:p>
          </table:table-cell>
          <table:table-cell table:style-name="ce123" table:formula="of:=[.K28]/[.$K$43]" office:value-type="percentage" office:value="0.0327868852459016" calcext:value-type="percentage">
            <text:p>3.28%</text:p>
          </table:table-cell>
          <table:table-cell table:style-name="ce112"/>
          <table:table-cell table:style-name="ce123" table:formula="of:=[.M28]/[.$M$43]" office:value-type="percentage" office:value="0.00803212851405622" calcext:value-type="percentage">
            <text:p>0.80%</text:p>
          </table:table-cell>
          <table:table-cell table:style-name="ce123" table:formula="of:=[.N28]/[.$N$43]" office:value-type="percentage" office:value="0.00483091787439613" calcext:value-type="percentage">
            <text:p>0.48%</text:p>
          </table:table-cell>
          <table:table-cell table:style-name="ce123"/>
          <table:table-cell table:style-name="ce123" table:formula="of:=[.P28]/[.$P$43]" office:value-type="percentage" office:value="0.0303030303030303" calcext:value-type="percentage">
            <text:p>3.03%</text:p>
          </table:table-cell>
          <table:table-cell table:style-name="ce123" table:formula="of:=[.Q28]/[.$Q$43]" office:value-type="percentage" office:value="0.0408163265306122" calcext:value-type="percentage">
            <text:p>4.08%</text:p>
          </table:table-cell>
          <table:table-cell table:style-name="ce126" table:formula="of:=[.R28]/[.$R$43]" office:value-type="percentage" office:value="0.0288461538461538" calcext:value-type="percentage">
            <text:p>2.88%</text:p>
          </table:table-cell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Globular echinate</text:p>
          </table:table-cell>
          <table:table-cell table:style-name="ce139"/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39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139"/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100"/>
          <table:table-cell/>
          <table:table-cell table:style-name="ce114"/>
          <table:table-cell table:style-name="ce124" table:formula="of:=[.D29]/[.$D$43]" office:value-type="percentage" office:value="0.04" calcext:value-type="percentage">
            <text:p>4.00%</text:p>
          </table:table-cell>
          <table:table-cell table:style-name="ce114" table:formula="of:=[.E29]/[.$E$43]" office:value-type="percentage" office:value="0.00389105058365759" calcext:value-type="percentage">
            <text:p>0.39%</text:p>
          </table:table-cell>
          <table:table-cell table:style-name="ce124" table:formula="of:=[.F29]/[.$F$43]" office:value-type="percentage" office:value="0.00273972602739726" calcext:value-type="percentage">
            <text:p>0.27%</text:p>
          </table:table-cell>
          <table:table-cell table:style-name="ce127"/>
          <table:table-cell table:style-name="ce124"/>
          <table:table-cell table:style-name="ce124" table:formula="of:=[.I29]/[.$I$43]" office:value-type="percentage" office:value="0.0126582278481013" calcext:value-type="percentage">
            <text:p>1.27%</text:p>
          </table:table-cell>
          <table:table-cell table:style-name="ce124" table:formula="of:=[.J29]/[.$J$43]" office:value-type="percentage" office:value="0.0137614678899083" calcext:value-type="percentage">
            <text:p>1.38%</text:p>
          </table:table-cell>
          <table:table-cell table:style-name="ce124"/>
          <table:table-cell table:style-name="ce114"/>
          <table:table-cell table:style-name="ce124"/>
          <table:table-cell table:style-name="ce124" table:formula="of:=[.N29]/[.$N$43]" office:value-type="percentage" office:value="0.0193236714975845" calcext:value-type="percentage">
            <text:p>1.93%</text:p>
          </table:table-cell>
          <table:table-cell table:style-name="ce124" table:number-columns-repeated="3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Globular granulate</text:p>
          </table:table-cell>
          <table:table-cell table:style-name="ce139"/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139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4" calcext:value-type="float">
            <text:p>4</text:p>
          </table:table-cell>
          <table:table-cell table:style-name="ce139" office:value-type="float" office:value="1" calcext:value-type="float">
            <text:p>1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/>
          <table:table-cell table:style-name="ce114"/>
          <table:table-cell table:style-name="ce124" table:formula="of:=[.D30]/[.$D$43]" office:value-type="percentage" office:value="0.12" calcext:value-type="percentage">
            <text:p>12.00%</text:p>
          </table:table-cell>
          <table:table-cell table:style-name="ce114" table:formula="of:=[.E30]/[.$E$43]" office:value-type="percentage" office:value="0.00778210116731518" calcext:value-type="percentage">
            <text:p>0.78%</text:p>
          </table:table-cell>
          <table:table-cell table:style-name="ce124" table:formula="of:=[.F30]/[.$F$43]" office:value-type="percentage" office:value="0.0191780821917808" calcext:value-type="percentage">
            <text:p>1.92%</text:p>
          </table:table-cell>
          <table:table-cell table:style-name="ce127" table:formula="of:=[.G30]/[.$G$43]" office:value-type="percentage" office:value="0.0208333333333333" calcext:value-type="percentage">
            <text:p>2.08%</text:p>
          </table:table-cell>
          <table:table-cell table:style-name="ce124" table:formula="of:=[.H30]/[.$H$43]" office:value-type="percentage" office:value="0.00564971751412429" calcext:value-type="percentage">
            <text:p>0.56%</text:p>
          </table:table-cell>
          <table:table-cell table:style-name="ce124" table:formula="of:=[.I30]/[.$I$43]" office:value-type="percentage" office:value="0.0506329113924051" calcext:value-type="percentage">
            <text:p>5.06%</text:p>
          </table:table-cell>
          <table:table-cell table:style-name="ce124" table:formula="of:=[.J30]/[.$J$43]" office:value-type="percentage" office:value="0.0688073394495413" calcext:value-type="percentage">
            <text:p>6.88%</text:p>
          </table:table-cell>
          <table:table-cell table:style-name="ce124" table:formula="of:=[.K30]/[.$K$43]" office:value-type="percentage" office:value="0.0163934426229508" calcext:value-type="percentage">
            <text:p>1.64%</text:p>
          </table:table-cell>
          <table:table-cell table:style-name="ce114" table:formula="of:=[.L30]/[.$L$43]" office:value-type="percentage" office:value="0.0188679245283019" calcext:value-type="percentage">
            <text:p>1.89%</text:p>
          </table:table-cell>
          <table:table-cell table:style-name="ce124" table:formula="of:=[.M30]/[.$M$43]" office:value-type="percentage" office:value="0.0763052208835341" calcext:value-type="percentage">
            <text:p>7.63%</text:p>
          </table:table-cell>
          <table:table-cell table:style-name="ce124" table:formula="of:=[.N30]/[.$N$43]" office:value-type="percentage" office:value="0.0676328502415459" calcext:value-type="percentage">
            <text:p>6.76%</text:p>
          </table:table-cell>
          <table:table-cell table:style-name="ce124" table:formula="of:=[.O30]/[.$O$43]" office:value-type="percentage" office:value="0.0614035087719298" calcext:value-type="percentage">
            <text:p>6.14%</text:p>
          </table:table-cell>
          <table:table-cell table:style-name="ce124" table:formula="of:=[.P30]/[.$P$43]" office:value-type="percentage" office:value="0.181818181818182" calcext:value-type="percentage">
            <text:p>18.18%</text:p>
          </table:table-cell>
          <table:table-cell table:style-name="ce124" table:formula="of:=[.Q30]/[.$Q$43]" office:value-type="percentage" office:value="0.142857142857143" calcext:value-type="percentage">
            <text:p>14.29%</text:p>
          </table:table-cell>
          <table:table-cell table:style-name="ce127" table:formula="of:=[.R30]/[.$R$43]" office:value-type="percentage" office:value="0.0384615384615385" calcext:value-type="percentage">
            <text:p>3.85%</text:p>
          </table:table-cell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Tracheid</text:p>
          </table:table-cell>
          <table:table-cell table:style-name="ce139" office:value-type="float" office:value="2" calcext:value-type="float">
            <text:p>2</text:p>
          </table:table-cell>
          <table:table-cell table:style-name="ce148"/>
          <table:table-cell table:style-name="ce139" office:value-type="float" office:value="2" calcext:value-type="float">
            <text:p>2</text:p>
          </table:table-cell>
          <table:table-cell table:style-name="ce52" table:number-columns-repeated="2"/>
          <table:table-cell table:style-name="ce139"/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 table:formula="of:=[.C31]/[.$C$43]" office:value-type="percentage" office:value="0.00560224089635854" calcext:value-type="percentage">
            <text:p>0.56%</text:p>
          </table:table-cell>
          <table:table-cell table:style-name="ce124"/>
          <table:table-cell table:style-name="ce114" table:formula="of:=[.E31]/[.$E$43]" office:value-type="percentage" office:value="0.00778210116731518" calcext:value-type="percentage">
            <text:p>0.78%</text:p>
          </table:table-cell>
          <table:table-cell table:style-name="ce124"/>
          <table:table-cell table:style-name="ce127"/>
          <table:table-cell table:style-name="ce124" table:number-columns-repeated="2"/>
          <table:table-cell table:style-name="ce124" table:formula="of:=[.J31]/[.$J$43]" office:value-type="percentage" office:value="0.0091743119266055" calcext:value-type="percentage">
            <text:p>0.92%</text:p>
          </table:table-cell>
          <table:table-cell table:style-name="ce12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Schlereid</text:p>
          </table:table-cell>
          <table:table-cell table:style-name="ce139" office:value-type="float" office:value="3" calcext:value-type="float">
            <text:p>3</text:p>
          </table:table-cell>
          <table:table-cell table:style-name="ce148"/>
          <table:table-cell table:style-name="ce139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39"/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 table:formula="of:=[.C32]/[.$C$43]" office:value-type="percentage" office:value="0.00840336134453782" calcext:value-type="percentage">
            <text:p>0.84%</text:p>
          </table:table-cell>
          <table:table-cell table:style-name="ce124"/>
          <table:table-cell table:style-name="ce114"/>
          <table:table-cell table:style-name="ce124" table:formula="of:=[.F32]/[.$F$43]" office:value-type="percentage" office:value="0.00273972602739726" calcext:value-type="percentage">
            <text:p>0.27%</text:p>
          </table:table-cell>
          <table:table-cell table:style-name="ce127"/>
          <table:table-cell table:style-name="ce124" table:number-columns-repeated="2"/>
          <table:table-cell table:style-name="ce124" table:formula="of:=[.J32]/[.$J$43]" office:value-type="percentage" office:value="0.018348623853211" calcext:value-type="percentage">
            <text:p>1.83%</text:p>
          </table:table-cell>
          <table:table-cell table:style-name="ce12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Scalloped</text:p>
          </table:table-cell>
          <table:table-cell table:style-name="ce139" office:value-type="float" office:value="18" calcext:value-type="float">
            <text:p>18</text:p>
          </table:table-cell>
          <table:table-cell table:style-name="ce148"/>
          <table:table-cell table:style-name="ce139" office:value-type="float" office:value="1" calcext:value-type="float">
            <text:p>1</text:p>
          </table:table-cell>
          <table:table-cell table:style-name="ce52" table:number-columns-repeated="2"/>
          <table:table-cell table:style-name="ce139"/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139"/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100"/>
          <table:table-cell/>
          <table:table-cell table:style-name="ce114" table:formula="of:=[.C33]/[.$C$43]" office:value-type="percentage" office:value="0.0504201680672269" calcext:value-type="percentage">
            <text:p>5.04%</text:p>
          </table:table-cell>
          <table:table-cell table:style-name="ce124"/>
          <table:table-cell table:style-name="ce114" table:formula="of:=[.E33]/[.$E$43]" office:value-type="percentage" office:value="0.00389105058365759" calcext:value-type="percentage">
            <text:p>0.39%</text:p>
          </table:table-cell>
          <table:table-cell table:style-name="ce124"/>
          <table:table-cell table:style-name="ce127"/>
          <table:table-cell table:style-name="ce124" table:number-columns-repeated="2"/>
          <table:table-cell table:style-name="ce124" table:formula="of:=[.J33]/[.$J$43]" office:value-type="percentage" office:value="0.0137614678899083" calcext:value-type="percentage">
            <text:p>1.38%</text:p>
          </table:table-cell>
          <table:table-cell table:style-name="ce124"/>
          <table:table-cell table:style-name="ce114"/>
          <table:table-cell table:style-name="ce124" table:number-columns-repeated="4"/>
          <table:table-cell table:style-name="ce124" table:formula="of:=[.Q33]/[.$Q$43]" office:value-type="percentage" office:value="0.0204081632653061" calcext:value-type="percentage">
            <text:p>2.04%</text:p>
          </table:table-cell>
          <table:table-cell table:style-name="ce127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Dicotyledon</text:p>
          </table:table-cell>
          <table:table-cell table:style-name="ce139" office:value-type="float" office:value="9" calcext:value-type="float">
            <text:p>9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139"/>
          <table:table-cell table:style-name="ce52"/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2" calcext:value-type="float">
            <text:p>12</text:p>
          </table:table-cell>
          <table:table-cell table:style-name="ce139" office:value-type="float" office:value="3" calcext:value-type="float">
            <text:p>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100" office:value-type="float" office:value="18" calcext:value-type="float">
            <text:p>18</text:p>
          </table:table-cell>
          <table:table-cell/>
          <table:table-cell table:style-name="ce114" table:formula="of:=[.C34]/[.$C$43]" office:value-type="percentage" office:value="0.0252100840336134" calcext:value-type="percentage">
            <text:p>2.52%</text:p>
          </table:table-cell>
          <table:table-cell table:style-name="ce124" table:formula="of:=[.D34]/[.$D$43]" office:value-type="percentage" office:value="0.08" calcext:value-type="percentage">
            <text:p>8.00%</text:p>
          </table:table-cell>
          <table:table-cell table:style-name="ce114" table:formula="of:=[.E34]/[.$E$43]" office:value-type="percentage" office:value="0.0194552529182879" calcext:value-type="percentage">
            <text:p>1.95%</text:p>
          </table:table-cell>
          <table:table-cell table:style-name="ce124" table:formula="of:=[.F34]/[.$F$43]" office:value-type="percentage" office:value="0.0219178082191781" calcext:value-type="percentage">
            <text:p>2.19%</text:p>
          </table:table-cell>
          <table:table-cell table:style-name="ce127" table:formula="of:=[.G34]/[.$G$43]" office:value-type="percentage" office:value="0.025" calcext:value-type="percentage">
            <text:p>2.50%</text:p>
          </table:table-cell>
          <table:table-cell table:style-name="ce124" table:number-columns-repeated="2"/>
          <table:table-cell table:style-name="ce124" table:formula="of:=[.J34]/[.$J$43]" office:value-type="percentage" office:value="0.197247706422018" calcext:value-type="percentage">
            <text:p>19.72%</text:p>
          </table:table-cell>
          <table:table-cell table:style-name="ce124" table:formula="of:=[.K34]/[.$K$43]" office:value-type="percentage" office:value="0.0491803278688525" calcext:value-type="percentage">
            <text:p>4.92%</text:p>
          </table:table-cell>
          <table:table-cell table:style-name="ce114" table:formula="of:=[.L34]/[.$L$43]" office:value-type="percentage" office:value="0.0566037735849057" calcext:value-type="percentage">
            <text:p>5.66%</text:p>
          </table:table-cell>
          <table:table-cell table:style-name="ce124" table:formula="of:=[.M34]/[.$M$43]" office:value-type="percentage" office:value="0.0642570281124498" calcext:value-type="percentage">
            <text:p>6.43%</text:p>
          </table:table-cell>
          <table:table-cell table:style-name="ce124" table:formula="of:=[.N34]/[.$N$43]" office:value-type="percentage" office:value="0.207729468599034" calcext:value-type="percentage">
            <text:p>20.77%</text:p>
          </table:table-cell>
          <table:table-cell table:style-name="ce124" table:formula="of:=[.O34]/[.$O$43]" office:value-type="percentage" office:value="0.0614035087719298" calcext:value-type="percentage">
            <text:p>6.14%</text:p>
          </table:table-cell>
          <table:table-cell table:style-name="ce124"/>
          <table:table-cell table:style-name="ce124" table:formula="of:=[.Q34]/[.$Q$43]" office:value-type="percentage" office:value="0.0204081632653061" calcext:value-type="percentage">
            <text:p>2.04%</text:p>
          </table:table-cell>
          <table:table-cell table:style-name="ce127" table:formula="of:=[.R34]/[.$R$43]" office:value-type="percentage" office:value="0.0865384615384615" calcext:value-type="percentage">
            <text:p>8.65%</text:p>
          </table:table-cell>
          <table:table-cell table:number-columns-repeated="222"/>
        </table:table-row>
        <table:table-row table:style-name="ro2">
          <table:table-cell/>
          <table:table-cell table:style-name="ce74" office:value-type="string" calcext:value-type="string">
            <text:p>Cystolith</text:p>
          </table:table-cell>
          <table:table-cell table:style-name="ce140"/>
          <table:table-cell table:style-name="ce147"/>
          <table:table-cell table:style-name="ce140"/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140" office:value-type="float" office:value="2" calcext:value-type="float">
            <text:p>2</text:p>
          </table:table-cell>
          <table:table-cell table:style-name="ce55" table:number-columns-repeated="3"/>
          <table:table-cell table:style-name="ce140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4"/>
          <table:table-cell/>
          <table:table-cell table:style-name="ce169"/>
          <table:table-cell table:style-name="ce172"/>
          <table:table-cell table:style-name="ce169"/>
          <table:table-cell table:style-name="ce172" table:formula="of:=[.F35]/[.$F$43]" office:value-type="percentage" office:value="0.00547945205479452" calcext:value-type="percentage">
            <text:p>0.55%</text:p>
          </table:table-cell>
          <table:table-cell table:style-name="ce177"/>
          <table:table-cell table:style-name="ce172" table:formula="of:=[.H35]/[.$H$43]" office:value-type="percentage" office:value="0.00564971751412429" calcext:value-type="percentage">
            <text:p>0.56%</text:p>
          </table:table-cell>
          <table:table-cell table:style-name="ce172" table:number-columns-repeated="3"/>
          <table:table-cell table:style-name="ce169"/>
          <table:table-cell table:style-name="ce172" table:number-columns-repeated="2"/>
          <table:table-cell table:style-name="ce172" table:formula="of:=[.O35]/[.$O$43]" office:value-type="percentage" office:value="0.0087719298245614" calcext:value-type="percentage">
            <text:p>0.88%</text:p>
          </table:table-cell>
          <table:table-cell table:style-name="ce172" table:number-columns-repeated="2"/>
          <table:table-cell table:style-name="ce177"/>
          <table:table-cell table:number-columns-repeated="222"/>
        </table:table-row>
        <table:table-row table:style-name="ro2">
          <table:table-cell/>
          <table:table-cell table:style-name="ce135"/>
          <table:table-cell table:style-name="ce52"/>
          <table:table-cell table:style-name="ce148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3" office:value-type="string" calcext:value-type="string">
            <text:p>Silica skeleton psilate</text:p>
          </table:table-cell>
          <table:table-cell table:style-name="ce141"/>
          <table:table-cell table:style-name="ce146"/>
          <table:table-cell table:style-name="ce141" office:value-type="float" office:value="2" calcext:value-type="float">
            <text:p>2</text:p>
          </table:table-cell>
          <table:table-cell table:style-name="ce51" table:number-columns-repeated="2"/>
          <table:table-cell table:style-name="ce141"/>
          <table:table-cell table:style-name="ce51" table:number-columns-repeated="3"/>
          <table:table-cell table:style-name="ce141"/>
          <table:table-cell table:style-name="ce51" table:number-columns-repeated="5"/>
          <table:table-cell table:style-name="ce153"/>
          <table:table-cell/>
          <table:table-cell table:style-name="ce112"/>
          <table:table-cell table:style-name="ce123"/>
          <table:table-cell table:style-name="ce112" table:formula="of:=[.E37]/[.$E$43]" office:value-type="percentage" office:value="0.00778210116731518" calcext:value-type="percentage">
            <text:p>0.78%</text:p>
          </table:table-cell>
          <table:table-cell table:style-name="ce123"/>
          <table:table-cell table:style-name="ce126"/>
          <table:table-cell table:style-name="ce123" table:number-columns-repeated="4"/>
          <table:table-cell table:style-name="ce112"/>
          <table:table-cell table:style-name="ce123" table:number-columns-repeated="5"/>
          <table:table-cell table:style-name="ce126"/>
          <table:table-cell table:number-columns-repeated="222"/>
        </table:table-row>
        <table:table-row table:style-name="ro2">
          <table:table-cell/>
          <table:table-cell table:style-name="ce77" office:value-type="string" calcext:value-type="string">
            <text:p>Silica skeleton echinates</text:p>
          </table:table-cell>
          <table:table-cell table:style-name="ce139" office:value-type="float" office:value="1" calcext:value-type="float">
            <text:p>1</text:p>
          </table:table-cell>
          <table:table-cell table:style-name="ce148"/>
          <table:table-cell table:style-name="ce139" office:value-type="float" office:value="2" calcext:value-type="float">
            <text:p>2</text:p>
          </table:table-cell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 table:formula="of:=[.E38]/[.$E$43]" office:value-type="percentage" office:value="0.00778210116731518" calcext:value-type="percentage">
            <text:p>0.78%</text:p>
          </table:table-cell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4" office:value-type="string" calcext:value-type="string">
            <text:p>Silica skeleton sinuate</text:p>
          </table:table-cell>
          <table:table-cell table:style-name="ce140" office:value-type="float" office:value="2" calcext:value-type="float">
            <text:p>2</text:p>
          </table:table-cell>
          <table:table-cell table:style-name="ce147"/>
          <table:table-cell table:style-name="ce140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140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40"/>
          <table:table-cell table:style-name="ce55" table:number-columns-repeated="5"/>
          <table:table-cell table:style-name="ce4"/>
          <table:table-cell/>
          <table:table-cell table:style-name="ce169" table:formula="of:=[.C39]/[.$C$43]" office:value-type="percentage" office:value="0.00560224089635854" calcext:value-type="percentage">
            <text:p>0.56%</text:p>
          </table:table-cell>
          <table:table-cell table:style-name="ce172"/>
          <table:table-cell table:style-name="ce169" table:formula="of:=[.E39]/[.$E$43]" office:value-type="percentage" office:value="0.00389105058365759" calcext:value-type="percentage">
            <text:p>0.39%</text:p>
          </table:table-cell>
          <table:table-cell table:style-name="ce172" table:formula="of:=[.F39]/[.$F$43]" office:value-type="percentage" office:value="0.00547945205479452" calcext:value-type="percentage">
            <text:p>0.55%</text:p>
          </table:table-cell>
          <table:table-cell table:style-name="ce177"/>
          <table:table-cell table:style-name="ce172" table:number-columns-repeated="3"/>
          <table:table-cell table:style-name="ce172" table:formula="of:=[.K39]/[.$K$43]" office:value-type="percentage" office:value="0.00409836065573771" calcext:value-type="percentage">
            <text:p>0.41%</text:p>
          </table:table-cell>
          <table:table-cell table:style-name="ce169"/>
          <table:table-cell table:style-name="ce172" table:number-columns-repeated="5"/>
          <table:table-cell table:style-name="ce177"/>
          <table:table-cell table:number-columns-repeated="222"/>
        </table:table-row>
        <table:table-row table:style-name="ro2">
          <table:table-cell/>
          <table:table-cell table:style-name="ce135"/>
          <table:table-cell table:style-name="ce52"/>
          <table:table-cell table:style-name="ce148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6" office:value-type="string" calcext:value-type="string">
            <text:p>Undetermined</text:p>
          </table:table-cell>
          <table:table-cell table:style-name="ce89" office:value-type="float" office:value="7" calcext:value-type="float">
            <text:p>7</text:p>
          </table:table-cell>
          <table:table-cell table:style-name="ce149"/>
          <table:table-cell table:style-name="ce89" office:value-type="float" office:value="3" calcext:value-type="float">
            <text:p>3</text:p>
          </table:table-cell>
          <table:table-cell table:style-name="ce93" office:value-type="float" office:value="13" calcext:value-type="float">
            <text:p>13</text:p>
          </table:table-cell>
          <table:table-cell table:style-name="ce93"/>
          <table:table-cell table:style-name="ce89" office:value-type="float" office:value="2" calcext:value-type="float">
            <text:p>2</text:p>
          </table:table-cell>
          <table:table-cell table:style-name="ce93" table:number-columns-repeated="3"/>
          <table:table-cell table:style-name="ce89"/>
          <table:table-cell table:style-name="ce93" office:value-type="float" office:value="8" calcext:value-type="float">
            <text:p>8</text:p>
          </table:table-cell>
          <table:table-cell table:number-columns-repeated="2" table:style-name="ce93" office:value-type="float" office:value="4" calcext:value-type="float">
            <text:p>4</text:p>
          </table:table-cell>
          <table:table-cell table:style-name="ce93" table:number-columns-repeated="2"/>
          <table:table-cell table:style-name="ce99"/>
          <table:table-cell/>
          <table:table-cell table:style-name="ce170" table:formula="of:=[.C41]/[.$C$43]" office:value-type="percentage" office:value="0.0196078431372549" calcext:value-type="percentage">
            <text:p>1.96%</text:p>
          </table:table-cell>
          <table:table-cell table:style-name="ce173"/>
          <table:table-cell table:style-name="ce170"/>
          <table:table-cell table:style-name="ce173" table:formula="of:=[.F41]/[.$F$43]" office:value-type="percentage" office:value="0.0356164383561644" calcext:value-type="percentage">
            <text:p>3.56%</text:p>
          </table:table-cell>
          <table:table-cell table:style-name="ce181"/>
          <table:table-cell table:style-name="ce173" table:formula="of:=[.H41]/[.$H$43]" office:value-type="percentage" office:value="0.00564971751412429" calcext:value-type="percentage">
            <text:p>0.56%</text:p>
          </table:table-cell>
          <table:table-cell table:style-name="ce173" table:number-columns-repeated="3"/>
          <table:table-cell table:style-name="ce170"/>
          <table:table-cell table:style-name="ce173" table:formula="of:=[.M41]/[.$M$43]" office:value-type="percentage" office:value="0.0321285140562249" calcext:value-type="percentage">
            <text:p>3.21%</text:p>
          </table:table-cell>
          <table:table-cell table:style-name="ce173" table:formula="of:=[.N41]/[.$N$43]" office:value-type="percentage" office:value="0.0193236714975845" calcext:value-type="percentage">
            <text:p>1.93%</text:p>
          </table:table-cell>
          <table:table-cell table:style-name="ce173" table:formula="of:=[.O41]/[.$O$43]" office:value-type="percentage" office:value="0.0350877192982456" calcext:value-type="percentage">
            <text:p>3.51%</text:p>
          </table:table-cell>
          <table:table-cell table:style-name="ce173" table:number-columns-repeated="2"/>
          <table:table-cell table:style-name="ce181"/>
          <table:table-cell table:number-columns-repeated="222"/>
        </table:table-row>
        <table:table-row table:style-name="ro2">
          <table:table-cell table:number-columns-repeated="2"/>
          <table:table-cell table:style-name="ce52"/>
          <table:table-cell table:style-name="ce135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/>
          <table:table-cell table:style-name="ce114"/>
          <table:table-cell table:style-name="ce124"/>
          <table:table-cell table:style-name="ce114"/>
          <table:table-cell table:style-name="ce124"/>
          <table:table-cell table:style-name="ce127"/>
          <table:table-cell table:style-name="ce124" table:number-columns-repeated="4"/>
          <table:table-cell table:style-name="ce114"/>
          <table:table-cell table:style-name="ce124" table:number-columns-repeated="5"/>
          <table:table-cell table:style-name="ce127"/>
          <table:table-cell table:number-columns-repeated="222"/>
        </table:table-row>
        <table:table-row table:style-name="ro2">
          <table:table-cell/>
          <table:table-cell table:style-name="ce76" office:value-type="string" calcext:value-type="string">
            <text:p>TOT</text:p>
          </table:table-cell>
          <table:table-cell table:style-name="ce89" table:formula="of:=SUM([.C7:.C42])-[.C37]-[.C38]-[.C39]" office:value-type="float" office:value="357" calcext:value-type="float">
            <text:p>357</text:p>
          </table:table-cell>
          <table:table-cell table:style-name="ce150" table:formula="of:=SUM([.D8:.D42])-[.D37]-[.D38]-[.D39]" office:value-type="float" office:value="25" calcext:value-type="float">
            <text:p>25</text:p>
          </table:table-cell>
          <table:table-cell table:style-name="ce89" table:formula="of:=SUM([.E7:.E42])-[.E37]-[.E38]-[.E39]" office:value-type="float" office:value="257" calcext:value-type="float">
            <text:p>257</text:p>
          </table:table-cell>
          <table:table-cell table:style-name="ce93" table:formula="of:=SUM([.F7:.F42])-[.F37]-[.F38]-[.F39]" office:value-type="float" office:value="365" calcext:value-type="float">
            <text:p>365</text:p>
          </table:table-cell>
          <table:table-cell table:style-name="ce93" table:formula="of:=SUM([.G7:.G42])-[.G37]-[.G38]-[.G39]" office:value-type="float" office:value="240" calcext:value-type="float">
            <text:p>240</text:p>
          </table:table-cell>
          <table:table-cell table:style-name="ce89" table:formula="of:=SUM([.H7:.H42])-[.H37]-[.H38]-[.H39]" office:value-type="float" office:value="354" calcext:value-type="float">
            <text:p>354</text:p>
          </table:table-cell>
          <table:table-cell table:style-name="ce93" table:formula="of:=SUM([.I7:.I42])-[.I37]-[.I38]-[.I39]" office:value-type="float" office:value="79" calcext:value-type="float">
            <text:p>79</text:p>
          </table:table-cell>
          <table:table-cell table:style-name="ce93" table:formula="of:=SUM([.J7:.J42])-[.J37]-[.J38]-[.J39]" office:value-type="float" office:value="218" calcext:value-type="float">
            <text:p>218</text:p>
          </table:table-cell>
          <table:table-cell table:style-name="ce93" table:formula="of:=SUM([.K7:.K42])-[.K37]-[.K38]-[.K39]" office:value-type="float" office:value="244" calcext:value-type="float">
            <text:p>244</text:p>
          </table:table-cell>
          <table:table-cell table:style-name="ce89" table:formula="of:=SUM([.L7:.L42])-[.L37]-[.L38]-[.L39]" office:value-type="float" office:value="53" calcext:value-type="float">
            <text:p>53</text:p>
          </table:table-cell>
          <table:table-cell table:style-name="ce93" table:formula="of:=SUM([.M7:.M42])-[.M37]-[.M38]-[.M39]" office:value-type="float" office:value="249" calcext:value-type="float">
            <text:p>249</text:p>
          </table:table-cell>
          <table:table-cell table:style-name="ce93" table:formula="of:=SUM([.N7:.N42])-[.N37]-[.N38]-[.N39]" office:value-type="float" office:value="207" calcext:value-type="float">
            <text:p>207</text:p>
          </table:table-cell>
          <table:table-cell table:style-name="ce93" table:formula="of:=SUM([.O7:.O42])-[.O37]-[.O38]-[.O39]" office:value-type="float" office:value="114" calcext:value-type="float">
            <text:p>114</text:p>
          </table:table-cell>
          <table:table-cell table:style-name="ce93" table:formula="of:=SUM([.P7:.P42])-[.P37]-[.P38]-[.P39]" office:value-type="float" office:value="33" calcext:value-type="float">
            <text:p>33</text:p>
          </table:table-cell>
          <table:table-cell table:style-name="ce93" table:formula="of:=SUM([.Q7:.Q42])-[.Q37]-[.Q38]-[.Q39]" office:value-type="float" office:value="49" calcext:value-type="float">
            <text:p>49</text:p>
          </table:table-cell>
          <table:table-cell table:style-name="ce99" table:formula="of:=SUM([.R7:.R42])-[.R37]-[.R38]-[.R39]" office:value-type="float" office:value="208" calcext:value-type="float">
            <text:p>208</text:p>
          </table:table-cell>
          <table:table-cell/>
          <table:table-cell table:style-name="ce170" table:formula="of:=[.C43]/[.$C$43]" office:value-type="percentage" office:value="1" calcext:value-type="percentage">
            <text:p>100.00%</text:p>
          </table:table-cell>
          <table:table-cell table:style-name="ce174" table:formula="of:=[.D43]/[.$D$43]" office:value-type="percentage" office:value="1" calcext:value-type="percentage">
            <text:p>100.00%</text:p>
          </table:table-cell>
          <table:table-cell table:style-name="ce176" table:formula="of:=[.E43]/[.$E$43]" office:value-type="percentage" office:value="1" calcext:value-type="percentage">
            <text:p>100.00%</text:p>
          </table:table-cell>
          <table:table-cell table:style-name="ce174" table:formula="of:=[.F43]/[.$F$43]" office:value-type="percentage" office:value="1" calcext:value-type="percentage">
            <text:p>100.00%</text:p>
          </table:table-cell>
          <table:table-cell table:style-name="ce182" table:formula="of:=[.G43]/[.$G$43]" office:value-type="percentage" office:value="1" calcext:value-type="percentage">
            <text:p>100.00%</text:p>
          </table:table-cell>
          <table:table-cell table:style-name="ce174" table:formula="of:=[.H43]/[.$H$43]" office:value-type="percentage" office:value="1" calcext:value-type="percentage">
            <text:p>100.00%</text:p>
          </table:table-cell>
          <table:table-cell table:style-name="ce174" table:formula="of:=[.I43]/[.$I$43]" office:value-type="percentage" office:value="1" calcext:value-type="percentage">
            <text:p>100.00%</text:p>
          </table:table-cell>
          <table:table-cell table:style-name="ce174" table:formula="of:=[.J43]/[.$J$43]" office:value-type="percentage" office:value="1" calcext:value-type="percentage">
            <text:p>100.00%</text:p>
          </table:table-cell>
          <table:table-cell table:style-name="ce174" table:formula="of:=[.K43]/[.$K$43]" office:value-type="percentage" office:value="1" calcext:value-type="percentage">
            <text:p>100.00%</text:p>
          </table:table-cell>
          <table:table-cell table:style-name="ce176" table:formula="of:=[.L43]/[.$L$43]" office:value-type="percentage" office:value="1" calcext:value-type="percentage">
            <text:p>100.00%</text:p>
          </table:table-cell>
          <table:table-cell table:style-name="ce174" table:formula="of:=[.M43]/[.$M$43]" office:value-type="percentage" office:value="1" calcext:value-type="percentage">
            <text:p>100.00%</text:p>
          </table:table-cell>
          <table:table-cell table:style-name="ce174" table:formula="of:=[.N43]/[.$N$43]" office:value-type="percentage" office:value="1" calcext:value-type="percentage">
            <text:p>100.00%</text:p>
          </table:table-cell>
          <table:table-cell table:style-name="ce174" table:formula="of:=[.O43]/[.$O$43]" office:value-type="percentage" office:value="1" calcext:value-type="percentage">
            <text:p>100.00%</text:p>
          </table:table-cell>
          <table:table-cell table:style-name="ce174" table:formula="of:=[.P43]/[.$P$43]" office:value-type="percentage" office:value="1" calcext:value-type="percentage">
            <text:p>100.00%</text:p>
          </table:table-cell>
          <table:table-cell table:style-name="ce174" table:formula="of:=[.Q43]/[.$Q$43]" office:value-type="percentage" office:value="1" calcext:value-type="percentage">
            <text:p>100.00%</text:p>
          </table:table-cell>
          <table:table-cell table:style-name="ce182" table:formula="of:=[.R43]/[.$R$43]" office:value-type="percentage" office:value="1" calcext:value-type="percentage">
            <text:p>100.00%</text:p>
          </table:table-cell>
          <table:table-cell table:number-columns-repeated="222"/>
        </table:table-row>
        <table:table-row table:style-name="ro2">
          <table:table-cell/>
          <table:table-cell table:style-name="ce52" table:number-columns-repeated="2"/>
          <table:table-cell table:style-name="ce135"/>
          <table:table-cell table:style-name="ce139"/>
          <table:table-cell table:style-name="ce52" table:number-columns-repeated="2"/>
          <table:table-cell table:style-name="ce139"/>
          <table:table-cell table:style-name="ce52" table:number-columns-repeated="3"/>
          <table:table-cell table:style-name="ce139"/>
          <table:table-cell table:style-name="ce52" table:number-columns-repeated="5"/>
          <table:table-cell table:style-name="ce100"/>
          <table:table-cell table:number-columns-repeated="239"/>
        </table:table-row>
        <table:table-row table:style-name="ro2">
          <table:table-cell/>
          <table:table-cell table:style-name="ce78" office:value-type="string" calcext:value-type="string">
            <text:p>tot with si sk</text:p>
          </table:table-cell>
          <table:table-cell table:style-name="ce141" office:value-type="float" office:value="369" calcext:value-type="float">
            <text:p>369</text:p>
          </table:table-cell>
          <table:table-cell table:style-name="ce151" office:value-type="float" office:value="25" calcext:value-type="float">
            <text:p>25</text:p>
          </table:table-cell>
          <table:table-cell table:style-name="ce141" office:value-type="float" office:value="270" calcext:value-type="float">
            <text:p>270</text:p>
          </table:table-cell>
          <table:table-cell table:style-name="ce51" office:value-type="float" office:value="375" calcext:value-type="float">
            <text:p>375</text:p>
          </table:table-cell>
          <table:table-cell table:style-name="ce51" office:value-type="float" office:value="240" calcext:value-type="float">
            <text:p>240</text:p>
          </table:table-cell>
          <table:table-cell table:style-name="ce141" office:value-type="float" office:value="354" calcext:value-type="float">
            <text:p>354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249" calcext:value-type="float">
            <text:p>249</text:p>
          </table:table-cell>
          <table:table-cell table:style-name="ce141" office:value-type="float" office:value="53" calcext:value-type="float">
            <text:p>53</text:p>
          </table:table-cell>
          <table:table-cell table:style-name="ce51" office:value-type="float" office:value="249" calcext:value-type="float">
            <text:p>249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49" calcext:value-type="float">
            <text:p>49</text:p>
          </table:table-cell>
          <table:table-cell table:style-name="ce153" office:value-type="float" office:value="208" calcext:value-type="float">
            <text:p>208</text:p>
          </table:table-cell>
          <table:table-cell table:number-columns-repeated="239"/>
        </table:table-row>
        <table:table-row table:style-name="ro2">
          <table:table-cell/>
          <table:table-cell table:style-name="ce79" office:value-type="string" calcext:value-type="string">
            <text:p>fields counted</text:p>
          </table:table-cell>
          <table:table-cell table:style-name="ce140" office:value-type="float" office:value="110" calcext:value-type="float">
            <text:p>110</text:p>
          </table:table-cell>
          <table:table-cell table:style-name="ce152" office:value-type="float" office:value="371" calcext:value-type="float">
            <text:p>371</text:p>
          </table:table-cell>
          <table:table-cell table:style-name="ce140" office:value-type="float" office:value="80" calcext:value-type="float">
            <text:p>80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371" calcext:value-type="float">
            <text:p>371</text:p>
          </table:table-cell>
          <table:table-cell table:style-name="ce140" office:value-type="float" office:value="134" calcext:value-type="float">
            <text:p>134</text:p>
          </table:table-cell>
          <table:table-cell table:number-columns-repeated="3" table:style-name="ce55" office:value-type="float" office:value="371" calcext:value-type="float">
            <text:p>371</text:p>
          </table:table-cell>
          <table:table-cell table:style-name="ce140" office:value-type="float" office:value="371" calcext:value-type="float">
            <text:p>371</text:p>
          </table:table-cell>
          <table:table-cell table:number-columns-repeated="5" table:style-name="ce55" office:value-type="float" office:value="371" calcext:value-type="float">
            <text:p>371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239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table:style-name="ce84"/>
          <table:table-cell table:number-columns-repeated="254"/>
        </table:table-row>
        <table:table-row table:style-name="ro2">
          <table:table-cell/>
          <table:table-cell table:style-name="ce80" office:value-type="string" calcext:value-type="string">
            <text:p>Grass leaf (elongate psilate/elongate sinuate/short cells/bulliform/stomate/silica skeleton made of elongate psilate/silica skeletons made of elongate sinuate)</text:p>
          </table:table-cell>
          <table:table-cell table:number-columns-repeated="255"/>
        </table:table-row>
        <table:table-row table:style-name="ro2">
          <table:table-cell/>
          <table:table-cell table:style-name="ce80" office:value-type="string" calcext:value-type="string">
            <text:p>Inflorescence (elongate echinate/elongate columellate/elongate pilate/elongate polylobate/dendritic/silica skeletons made of these elongate type cells )</text:p>
          </table:table-cell>
          <table:table-cell table:number-columns-repeated="255"/>
        </table:table-row>
        <table:table-row table:style-name="ro2">
          <table:table-cell/>
          <table:table-cell table:style-name="ce80" office:value-type="string" calcext:value-type="string">
            <text:p>Woody species (schlereids/scalloped/globulars/dycotiledon/cystoliths)</text:p>
          </table:table-cell>
          <table:table-cell table:number-columns-repeated="255"/>
        </table:table-row>
        <table:table-row table:style-name="ro2" table:number-rows-repeated="2">
          <table:table-cell table:number-columns-repeated="257"/>
        </table:table-row>
        <table:table-row table:style-name="ro8">
          <table:table-cell table:number-columns-repeated="2"/>
          <table:table-cell table:style-name="ce138" office:value-type="string" calcext:value-type="string">
            <text:p>HARP 201.03</text:p>
          </table:table-cell>
          <table:table-cell table:style-name="ce143" office:value-type="string" calcext:value-type="string">
            <text:p>HARP 201.08</text:p>
          </table:table-cell>
          <table:table-cell table:style-name="ce138" office:value-type="string" calcext:value-type="string">
            <text:p>HARP 201.06</text:p>
          </table:table-cell>
          <table:table-cell table:style-name="ce143" office:value-type="string" calcext:value-type="string">
            <text:p>HARP 210.19</text:p>
          </table:table-cell>
          <table:table-cell table:style-name="ce154" office:value-type="string" calcext:value-type="string">
            <text:p>HARP 202.08</text:p>
          </table:table-cell>
          <table:table-cell table:style-name="ce138" office:value-type="string" calcext:value-type="string">
            <text:p>HARP 210.11</text:p>
          </table:table-cell>
          <table:table-cell table:style-name="ce143" office:value-type="string" calcext:value-type="string">
            <text:p>HARP 201.21</text:p>
          </table:table-cell>
          <table:table-cell table:style-name="ce143" office:value-type="string" calcext:value-type="string">
            <text:p>HARP 210.26</text:p>
          </table:table-cell>
          <table:table-cell table:style-name="ce154" office:value-type="string" calcext:value-type="string">
            <text:p>HARP 202.15</text:p>
          </table:table-cell>
          <table:table-cell table:style-name="ce138" office:value-type="string" calcext:value-type="string">
            <text:p>HARP 202.01</text:p>
          </table:table-cell>
          <table:table-cell table:style-name="ce143" office:value-type="string" calcext:value-type="string">
            <text:p>HARP 202.02</text:p>
          </table:table-cell>
          <table:table-cell table:style-name="ce143" office:value-type="string" calcext:value-type="string">
            <text:p>HARP 22.03</text:p>
          </table:table-cell>
          <table:table-cell table:style-name="ce157" office:value-type="string" calcext:value-type="string">
            <text:p>HARP 202.04</text:p>
          </table:table-cell>
          <table:table-cell table:style-name="ce157" office:value-type="string" calcext:value-type="string">
            <text:p>AHRP 202.05</text:p>
          </table:table-cell>
          <table:table-cell table:style-name="ce143" office:value-type="string" calcext:value-type="string">
            <text:p>HARP 202.06</text:p>
          </table:table-cell>
          <table:table-cell table:style-name="ce154" office:value-type="string" calcext:value-type="string">
            <text:p>HARP 202.07</text:p>
          </table:table-cell>
          <table:table-cell table:style-name="ce160" office:value-type="string" calcext:value-type="string">
            <text:p>SUM</text:p>
          </table:table-cell>
          <table:table-cell/>
          <table:table-cell table:style-name="ce138" office:value-type="string" calcext:value-type="string">
            <text:p>HARP 201.03</text:p>
          </table:table-cell>
          <table:table-cell table:style-name="ce143" office:value-type="string" calcext:value-type="string">
            <text:p>HARP 201.08</text:p>
          </table:table-cell>
          <table:table-cell table:style-name="ce138" office:value-type="string" calcext:value-type="string">
            <text:p>HARP 201.06</text:p>
          </table:table-cell>
          <table:table-cell table:style-name="ce143" office:value-type="string" calcext:value-type="string">
            <text:p>HARP 210.19</text:p>
          </table:table-cell>
          <table:table-cell table:style-name="ce154" office:value-type="string" calcext:value-type="string">
            <text:p>HARP 202.08</text:p>
          </table:table-cell>
          <table:table-cell table:style-name="ce138" office:value-type="string" calcext:value-type="string">
            <text:p>HARP 210.11</text:p>
          </table:table-cell>
          <table:table-cell table:style-name="ce143" office:value-type="string" calcext:value-type="string">
            <text:p>HARP 201.21</text:p>
          </table:table-cell>
          <table:table-cell table:style-name="ce143" office:value-type="string" calcext:value-type="string">
            <text:p>HARP 210.26</text:p>
          </table:table-cell>
          <table:table-cell table:style-name="ce154" office:value-type="string" calcext:value-type="string">
            <text:p>HARP 202.15</text:p>
          </table:table-cell>
          <table:table-cell table:style-name="ce138" office:value-type="string" calcext:value-type="string">
            <text:p>HARP 202.01</text:p>
          </table:table-cell>
          <table:table-cell table:style-name="ce143" office:value-type="string" calcext:value-type="string">
            <text:p>HARP 202.02</text:p>
          </table:table-cell>
          <table:table-cell table:style-name="ce143" office:value-type="string" calcext:value-type="string">
            <text:p>HARP 22.03</text:p>
          </table:table-cell>
          <table:table-cell table:style-name="ce143" office:value-type="string" calcext:value-type="string">
            <text:p>HARP 202.04</text:p>
          </table:table-cell>
          <table:table-cell table:style-name="ce143" office:value-type="string" calcext:value-type="string">
            <text:p>AHRP 202.05</text:p>
          </table:table-cell>
          <table:table-cell table:style-name="ce143" office:value-type="string" calcext:value-type="string">
            <text:p>HARP 202.06</text:p>
          </table:table-cell>
          <table:table-cell table:style-name="ce154" office:value-type="string" calcext:value-type="string">
            <text:p>HARP 202.07</text:p>
          </table:table-cell>
          <table:table-cell table:style-name="ce160" office:value-type="string" calcext:value-type="string">
            <text:p>SUM</text:p>
          </table:table-cell>
          <table:table-cell/>
          <table:table-cell table:style-name="ce188" office:value-type="string" calcext:value-type="string">
            <text:p>FLOOR</text:p>
          </table:table-cell>
          <table:table-cell table:style-name="ce188" office:value-type="string" calcext:value-type="string">
            <text:p>ASH</text:p>
          </table:table-cell>
          <table:table-cell table:style-name="ce188" office:value-type="string" calcext:value-type="string">
            <text:p>FIREPLACE</text:p>
          </table:table-cell>
          <table:table-cell table:style-name="ce188" office:value-type="string" calcext:value-type="string">
            <text:p>STREET</text:p>
          </table:table-cell>
          <table:table-cell table:style-name="ce188" office:value-type="string" calcext:value-type="string">
            <text:p>FLOOR</text:p>
          </table:table-cell>
          <table:table-cell table:style-name="ce188" office:value-type="string" calcext:value-type="string">
            <text:p>ASH</text:p>
          </table:table-cell>
          <table:table-cell table:style-name="ce188" office:value-type="string" calcext:value-type="string">
            <text:p>FIREPLACE</text:p>
          </table:table-cell>
          <table:table-cell table:style-name="ce188" office:value-type="string" calcext:value-type="string">
            <text:p>STREET</text:p>
          </table:table-cell>
          <table:table-cell table:number-columns-repeated="211"/>
        </table:table-row>
        <table:table-row table:style-name="ro2">
          <table:table-cell/>
          <table:table-cell table:style-name="ce85" office:value-type="string" calcext:value-type="string">
            <text:p>Grass leaf/stem</text:p>
          </table:table-cell>
          <table:table-cell table:style-name="ce141" table:formula="of:=[.C7]+[.C8]+[.C13]+[.C14]+[.C15]+[.C16]+[.C17]+[.C18]+[.C19]+[.C20]+[.C23]+[.C26]+[.C37]+[.C39]" office:value-type="float" office:value="310" calcext:value-type="float">
            <text:p>310</text:p>
          </table:table-cell>
          <table:table-cell table:style-name="ce51" table:formula="of:=[.D7]+[.D8]+[.D13]+[.D14]+[.D15]+[.D16]+[.D17]+[.D18]+[.D19]+[.D20]+[.D23]+[.D26]+[.D37]+[.D39]" office:value-type="float" office:value="39" calcext:value-type="float">
            <text:p>39</text:p>
          </table:table-cell>
          <table:table-cell table:style-name="ce139" table:formula="of:=[.E7]+[.E8]+[.E13]+[.E14]+[.E15]+[.E16]+[.E17]+[.E18]+[.E19]+[.E20]+[.E23]+[.E26]+[.E37]+[.E39]" office:value-type="float" office:value="239" calcext:value-type="float">
            <text:p>239</text:p>
          </table:table-cell>
          <table:table-cell table:style-name="ce52" table:formula="of:=[.F7]+[.F8]+[.F13]+[.F14]+[.F15]+[.F16]+[.F17]+[.F18]+[.F19]+[.F20]+[.F23]+[.F26]+[.F37]+[.F39]" office:value-type="float" office:value="322" calcext:value-type="float">
            <text:p>322</text:p>
          </table:table-cell>
          <table:table-cell table:style-name="ce100" table:formula="of:=[.G7]+[.G8]+[.G13]+[.G14]+[.G15]+[.G16]+[.G17]+[.G18]+[.G19]+[.G20]+[.G23]+[.G26]+[.G37]+[.G39]" office:value-type="float" office:value="213" calcext:value-type="float">
            <text:p>213</text:p>
          </table:table-cell>
          <table:table-cell table:style-name="ce139" table:formula="of:=[.H7]+[.H8]+[.H13]+[.H14]+[.H15]+[.H16]+[.H17]+[.H18]+[.H19]+[.H20]+[.H23]+[.H26]+[.H37]+[.H39]" office:value-type="float" office:value="342" calcext:value-type="float">
            <text:p>342</text:p>
          </table:table-cell>
          <table:table-cell table:style-name="ce52" table:formula="of:=[.I7]+[.I8]+[.I13]+[.I14]+[.I15]+[.I16]+[.I17]+[.I18]+[.I19]+[.I20]+[.I23]+[.I26]+[.I37]+[.I39]" office:value-type="float" office:value="74" calcext:value-type="float">
            <text:p>74</text:p>
          </table:table-cell>
          <table:table-cell table:style-name="ce52" table:formula="of:=[.J7]+[.J8]+[.J13]+[.J14]+[.J15]+[.J16]+[.J17]+[.J18]+[.J19]+[.J20]+[.J23]+[.J26]+[.J37]+[.J39]" office:value-type="float" office:value="141" calcext:value-type="float">
            <text:p>141</text:p>
          </table:table-cell>
          <table:table-cell table:style-name="ce100" table:formula="of:=[.K7]+[.K8]+[.K13]+[.K14]+[.K15]+[.K16]+[.K17]+[.K18]+[.K19]+[.K20]+[.K23]+[.K26]+[.K37]+[.K39]" office:value-type="float" office:value="217" calcext:value-type="float">
            <text:p>217</text:p>
          </table:table-cell>
          <table:table-cell table:style-name="ce139" table:formula="of:=[.L7]+[.L8]+[.L13]+[.L14]+[.L15]+[.L16]+[.L17]+[.L18]+[.L19]+[.L20]+[.L23]+[.L26]+[.L37]+[.L39]" office:value-type="float" office:value="49" calcext:value-type="float">
            <text:p>49</text:p>
          </table:table-cell>
          <table:table-cell table:style-name="ce52" table:formula="of:=[.M7]+[.M8]+[.M13]+[.M14]+[.M15]+[.M16]+[.M17]+[.M18]+[.M19]+[.M20]+[.M23]+[.M26]+[.M37]+[.M39]" office:value-type="float" office:value="191" calcext:value-type="float">
            <text:p>191</text:p>
          </table:table-cell>
          <table:table-cell table:style-name="ce52" table:formula="of:=[.N7]+[.N8]+[.N13]+[.N14]+[.N15]+[.N16]+[.N17]+[.N18]+[.N19]+[.N20]+[.N23]+[.N26]+[.N37]+[.N39]" office:value-type="float" office:value="139" calcext:value-type="float">
            <text:p>139</text:p>
          </table:table-cell>
          <table:table-cell table:style-name="ce51" table:formula="of:=[.O7]+[.O8]+[.O13]+[.O14]+[.O15]+[.O16]+[.O17]+[.O18]+[.O19]+[.O20]+[.O23]+[.O26]+[.O37]+[.O39]" office:value-type="float" office:value="94" calcext:value-type="float">
            <text:p>94</text:p>
          </table:table-cell>
          <table:table-cell table:style-name="ce51" table:formula="of:=[.P7]+[.P8]+[.P13]+[.P14]+[.P15]+[.P16]+[.P17]+[.P18]+[.P19]+[.P20]+[.P23]+[.P26]+[.P37]+[.P39]" office:value-type="float" office:value="26" calcext:value-type="float">
            <text:p>26</text:p>
          </table:table-cell>
          <table:table-cell table:style-name="ce52" table:formula="of:=[.Q7]+[.Q8]+[.Q13]+[.Q14]+[.Q15]+[.Q16]+[.Q17]+[.Q18]+[.Q19]+[.Q20]+[.Q23]+[.Q26]+[.Q37]+[.Q39]" office:value-type="float" office:value="38" calcext:value-type="float">
            <text:p>38</text:p>
          </table:table-cell>
          <table:table-cell table:style-name="ce100" table:formula="of:=[.R7]+[.R8]+[.R13]+[.R14]+[.R15]+[.R16]+[.R17]+[.R18]+[.R19]+[.R20]+[.R23]+[.R26]+[.R37]+[.R39]" office:value-type="float" office:value="174" calcext:value-type="float">
            <text:p>174</text:p>
          </table:table-cell>
          <table:table-cell table:style-name="ce161" table:formula="of:=SUM([.C55:.R55])" office:value-type="float" office:value="2608" calcext:value-type="float">
            <text:p>2608</text:p>
          </table:table-cell>
          <table:table-cell/>
          <table:table-cell table:style-name="ce112" table:formula="of:=[.C55]/[.$C$59]" office:value-type="percentage" office:value="0.890804597701149" calcext:value-type="percentage">
            <text:p>89.08%</text:p>
          </table:table-cell>
          <table:table-cell table:style-name="ce126" table:formula="of:=[.D55]/[.$D$59]" office:value-type="percentage" office:value="0.847826086956522" calcext:value-type="percentage">
            <text:p>84.78%</text:p>
          </table:table-cell>
          <table:table-cell table:style-name="ce180" table:formula="of:=[.E55]/[.$E$59]" office:value-type="percentage" office:value="0.940944881889764" calcext:value-type="percentage">
            <text:p>94.09%</text:p>
          </table:table-cell>
          <table:table-cell table:style-name="ce180" table:formula="of:=[.F55]/[.$F$59]" office:value-type="percentage" office:value="0.899441340782123" calcext:value-type="percentage">
            <text:p>89.94%</text:p>
          </table:table-cell>
          <table:table-cell table:style-name="ce180" table:formula="of:=[.G55]/[.$G$59]" office:value-type="percentage" office:value="0.89873417721519" calcext:value-type="percentage">
            <text:p>89.87%</text:p>
          </table:table-cell>
          <table:table-cell table:style-name="ce112" table:formula="of:=[.H55]/[.$H$59]" office:value-type="percentage" office:value="0.982758620689655" calcext:value-type="percentage">
            <text:p>98.28%</text:p>
          </table:table-cell>
          <table:table-cell table:style-name="ce123" table:formula="of:=[.I55]/[.$I$59]" office:value-type="percentage" office:value="0.936708860759494" calcext:value-type="percentage">
            <text:p>93.67%</text:p>
          </table:table-cell>
          <table:table-cell table:style-name="ce123" table:formula="of:=[.J55]/[.$J$59]" office:value-type="percentage" office:value="0.665094339622642" calcext:value-type="percentage">
            <text:p>66.51%</text:p>
          </table:table-cell>
          <table:table-cell table:style-name="ce126" table:formula="of:=[.K55]/[.$K$59]" office:value-type="percentage" office:value="0.885714285714286" calcext:value-type="percentage">
            <text:p>88.57%</text:p>
          </table:table-cell>
          <table:table-cell table:style-name="ce180" table:formula="of:=[.L55]/[.$L$59]" office:value-type="percentage" office:value="0.924528301886793" calcext:value-type="percentage">
            <text:p>92.45%</text:p>
          </table:table-cell>
          <table:table-cell table:style-name="ce180" table:formula="of:=[.M55]/[.$M$59]" office:value-type="percentage" office:value="0.786008230452675" calcext:value-type="percentage">
            <text:p>78.60%</text:p>
          </table:table-cell>
          <table:table-cell table:style-name="ce180" table:formula="of:=[.N55]/[.$N$59]" office:value-type="percentage" office:value="0.671497584541063" calcext:value-type="percentage">
            <text:p>67.15%</text:p>
          </table:table-cell>
          <table:table-cell table:style-name="ce180" table:formula="of:=[.O55]/[.$O$59]" office:value-type="percentage" office:value="0.831858407079646" calcext:value-type="percentage">
            <text:p>83.19%</text:p>
          </table:table-cell>
          <table:table-cell table:style-name="ce180" table:formula="of:=[.P55]/[.$P$59]" office:value-type="percentage" office:value="0.787878787878788" calcext:value-type="percentage">
            <text:p>78.79%</text:p>
          </table:table-cell>
          <table:table-cell table:style-name="ce180" table:formula="of:=[.Q55]/[.$Q$59]" office:value-type="percentage" office:value="0.775510204081633" calcext:value-type="percentage">
            <text:p>77.55%</text:p>
          </table:table-cell>
          <table:table-cell table:style-name="ce126" table:formula="of:=[.R55]/[.$R$59]" office:value-type="percentage" office:value="0.836538461538462" calcext:value-type="percentage">
            <text:p>83.65%</text:p>
          </table:table-cell>
          <table:table-cell table:style-name="ce184" table:formula="of:=[.S55]/[.$S$59]" office:value-type="percentage" office:value="0.859874711506759" calcext:value-type="percentage">
            <text:p>85.99%</text:p>
          </table:table-cell>
          <table:table-cell/>
          <table:table-cell table:style-name="ce57" table:formula="of:=SUM([.C55:.D55])" office:value-type="float" office:value="349" calcext:value-type="float">
            <text:p>349</text:p>
          </table:table-cell>
          <table:table-cell table:style-name="ce57" table:formula="of:=SUM([.E55:.G55])" office:value-type="float" office:value="774" calcext:value-type="float">
            <text:p>774</text:p>
          </table:table-cell>
          <table:table-cell table:style-name="ce57" table:formula="of:=SUM([.H55:.K55])" office:value-type="float" office:value="774" calcext:value-type="float">
            <text:p>774</text:p>
          </table:table-cell>
          <table:table-cell table:style-name="ce57" table:formula="of:=SUM([.L55:.R55])" office:value-type="float" office:value="711" calcext:value-type="float">
            <text:p>711</text:p>
          </table:table-cell>
          <table:table-cell table:style-name="ce110" table:formula="of:=[.AM55]/[.$AM$59]" office:value-type="percentage" office:value="0.885786802030457" calcext:value-type="percentage">
            <text:p>88.58%</text:p>
          </table:table-cell>
          <table:table-cell table:style-name="ce110" table:formula="of:=[.AN55]/[.$AN$59]" office:value-type="percentage" office:value="0.911660777385159" calcext:value-type="percentage">
            <text:p>91.17%</text:p>
          </table:table-cell>
          <table:table-cell table:style-name="ce110" table:formula="of:=[.AO55]/[.$AO$59]" office:value-type="percentage" office:value="0.875565610859728" calcext:value-type="percentage">
            <text:p>87.56%</text:p>
          </table:table-cell>
          <table:table-cell table:style-name="ce110" table:formula="of:=[.AP55]/[.$AP$59]" office:value-type="percentage" office:value="0.78476821192053" calcext:value-type="percentage">
            <text:p>78.48%</text:p>
          </table:table-cell>
          <table:table-cell table:number-columns-repeated="211"/>
        </table:table-row>
        <table:table-row table:style-name="ro2">
          <table:table-cell/>
          <table:table-cell table:style-name="ce86" office:value-type="string" calcext:value-type="string">
            <text:p>Inflorescence</text:p>
          </table:table-cell>
          <table:table-cell table:style-name="ce139" table:formula="of:=[.C10]+[.C11]+[.C38]" office:value-type="float" office:value="1" calcext:value-type="float">
            <text:p>1</text:p>
          </table:table-cell>
          <table:table-cell table:style-name="ce52" table:formula="of:=[.D10]+[.D11]+[.D38]" office:value-type="float" office:value="1" calcext:value-type="float">
            <text:p>1</text:p>
          </table:table-cell>
          <table:table-cell table:style-name="ce139" table:formula="of:=[.E10]+[.E11]+[.E38]" office:value-type="float" office:value="3" calcext:value-type="float">
            <text:p>3</text:p>
          </table:table-cell>
          <table:table-cell table:style-name="ce52" table:formula="of:=[.F10]+[.F11]+[.F38]" office:value-type="float" office:value="3" calcext:value-type="float">
            <text:p>3</text:p>
          </table:table-cell>
          <table:table-cell table:style-name="ce100" table:formula="of:=[.G10]+[.G11]+[.G38]" office:value-type="float" office:value="10" calcext:value-type="float">
            <text:p>10</text:p>
          </table:table-cell>
          <table:table-cell table:style-name="ce139"/>
          <table:table-cell table:style-name="ce52"/>
          <table:table-cell table:style-name="ce52" table:formula="of:=[.J10]+[.J11]+[.J38]" office:value-type="float" office:value="3" calcext:value-type="float">
            <text:p>3</text:p>
          </table:table-cell>
          <table:table-cell table:style-name="ce100" table:formula="of:=[.K10]+[.K11]+[.K38]" office:value-type="float" office:value="4" calcext:value-type="float">
            <text:p>4</text:p>
          </table:table-cell>
          <table:table-cell table:style-name="ce139" table:formula="of:=[.L10]+[.L11]+[.L38]" office:value-type="float" office:value="0" calcext:value-type="float">
            <text:p>0</text:p>
          </table:table-cell>
          <table:table-cell table:style-name="ce52" table:formula="of:=[.M10]+[.M11]+[.M38]" office:value-type="float" office:value="7" calcext:value-type="float">
            <text:p>7</text:p>
          </table:table-cell>
          <table:table-cell table:style-name="ce52" table:formula="of:=[.N10]+[.N11]+[.N38]" office:value-type="float" office:value="2" calcext:value-type="float">
            <text:p>2</text:p>
          </table:table-cell>
          <table:table-cell table:style-name="ce52" table:number-columns-repeated="3"/>
          <table:table-cell table:style-name="ce100" table:formula="of:=[.R10]+[.R11]+[.R38]" office:value-type="float" office:value="2" calcext:value-type="float">
            <text:p>2</text:p>
          </table:table-cell>
          <table:table-cell table:style-name="ce162" table:formula="of:=SUM([.C56:.R56])" office:value-type="float" office:value="36" calcext:value-type="float">
            <text:p>36</text:p>
          </table:table-cell>
          <table:table-cell/>
          <table:table-cell table:style-name="ce114" table:formula="of:=[.C56]/[.$C$59]" office:value-type="percentage" office:value="0.0028735632183908" calcext:value-type="percentage">
            <text:p>0.29%</text:p>
          </table:table-cell>
          <table:table-cell table:style-name="ce127" table:formula="of:=[.D56]/[.$D$59]" office:value-type="percentage" office:value="0.0217391304347826" calcext:value-type="percentage">
            <text:p>2.17%</text:p>
          </table:table-cell>
          <table:table-cell table:style-name="ce180" table:formula="of:=[.E56]/[.$E$59]" office:value-type="percentage" office:value="0.0118110236220472" calcext:value-type="percentage">
            <text:p>1.18%</text:p>
          </table:table-cell>
          <table:table-cell table:style-name="ce180" table:formula="of:=[.F56]/[.$F$59]" office:value-type="percentage" office:value="0.00837988826815642" calcext:value-type="percentage">
            <text:p>0.84%</text:p>
          </table:table-cell>
          <table:table-cell table:style-name="ce180" table:formula="of:=[.G56]/[.$G$59]" office:value-type="percentage" office:value="0.0421940928270042" calcext:value-type="percentage">
            <text:p>4.22%</text:p>
          </table:table-cell>
          <table:table-cell table:style-name="ce114" table:formula="of:=[.H56]/[.$H$59]" office:value-type="percentage" office:value="0" calcext:value-type="percentage">
            <text:p>0.00%</text:p>
          </table:table-cell>
          <table:table-cell table:style-name="ce124"/>
          <table:table-cell table:style-name="ce124" table:formula="of:=[.J56]/[.$J$59]" office:value-type="percentage" office:value="0.0141509433962264" calcext:value-type="percentage">
            <text:p>1.42%</text:p>
          </table:table-cell>
          <table:table-cell table:style-name="ce127" table:formula="of:=[.K56]/[.$K$59]" office:value-type="percentage" office:value="0.0163265306122449" calcext:value-type="percentage">
            <text:p>1.63%</text:p>
          </table:table-cell>
          <table:table-cell table:style-name="ce180" table:formula="of:=[.L56]/[.$L$59]" office:value-type="percentage" office:value="0" calcext:value-type="percentage">
            <text:p>0.00%</text:p>
          </table:table-cell>
          <table:table-cell table:style-name="ce180" table:formula="of:=[.M56]/[.$M$59]" office:value-type="percentage" office:value="0.0288065843621399" calcext:value-type="percentage">
            <text:p>2.88%</text:p>
          </table:table-cell>
          <table:table-cell table:style-name="ce180" table:formula="of:=[.N56]/[.$N$59]" office:value-type="percentage" office:value="0.00966183574879227" calcext:value-type="percentage">
            <text:p>0.97%</text:p>
          </table:table-cell>
          <table:table-cell table:style-name="ce180" table:number-columns-repeated="3"/>
          <table:table-cell table:style-name="ce127" table:formula="of:=[.R56]/[.$R$59]" office:value-type="percentage" office:value="0.00961538461538462" calcext:value-type="percentage">
            <text:p>0.96%</text:p>
          </table:table-cell>
          <table:table-cell table:style-name="ce185" table:formula="of:=[.S56]/[.$S$59]" office:value-type="percentage" office:value="0.0118694362017804" calcext:value-type="percentage">
            <text:p>1.19%</text:p>
          </table:table-cell>
          <table:table-cell/>
          <table:table-cell table:style-name="ce57" table:formula="of:=SUM([.C56:.D56])" office:value-type="float" office:value="2" calcext:value-type="float">
            <text:p>2</text:p>
          </table:table-cell>
          <table:table-cell table:style-name="ce57" table:formula="of:=SUM([.E56:.G56])" office:value-type="float" office:value="16" calcext:value-type="float">
            <text:p>16</text:p>
          </table:table-cell>
          <table:table-cell table:style-name="ce57" table:formula="of:=SUM([.H56:.K56])" office:value-type="float" office:value="7" calcext:value-type="float">
            <text:p>7</text:p>
          </table:table-cell>
          <table:table-cell table:style-name="ce57" table:formula="of:=SUM([.L56:.R56])" office:value-type="float" office:value="11" calcext:value-type="float">
            <text:p>11</text:p>
          </table:table-cell>
          <table:table-cell table:style-name="ce115" table:formula="of:=[.AM56]/[.$AM$59]" office:value-type="percentage" office:value="0.00507614213197969" calcext:value-type="percentage">
            <text:p>0.51%</text:p>
          </table:table-cell>
          <table:table-cell table:style-name="ce115" table:formula="of:=[.AN56]/[.$AN$59]" office:value-type="percentage" office:value="0.0188457008244994" calcext:value-type="percentage">
            <text:p>1.88%</text:p>
          </table:table-cell>
          <table:table-cell table:style-name="ce115" table:formula="of:=[.AO56]/[.$AO$59]" office:value-type="percentage" office:value="0.00791855203619909" calcext:value-type="percentage">
            <text:p>0.79%</text:p>
          </table:table-cell>
          <table:table-cell table:style-name="ce115" table:formula="of:=[.AP56]/[.$AP$59]" office:value-type="percentage" office:value="0.0121412803532009" calcext:value-type="percentage">
            <text:p>1.21%</text:p>
          </table:table-cell>
          <table:table-cell table:number-columns-repeated="211"/>
        </table:table-row>
        <table:table-row table:style-name="ro2">
          <table:table-cell/>
          <table:table-cell table:style-name="ce86" office:value-type="string" calcext:value-type="string">
            <text:p>Woody species</text:p>
          </table:table-cell>
          <table:table-cell table:style-name="ce139" table:formula="of:=[.C28]+[.C29]+[.C30]+[.C33]+[.C34]+[.C35]" office:value-type="float" office:value="30" calcext:value-type="float">
            <text:p>30</text:p>
          </table:table-cell>
          <table:table-cell table:style-name="ce52" table:formula="of:=[.D28]+[.D29]+[.D30]+[.D33]+[.D34]+[.D35]" office:value-type="float" office:value="6" calcext:value-type="float">
            <text:p>6</text:p>
          </table:table-cell>
          <table:table-cell table:style-name="ce139" table:formula="of:=[.E28]+[.E29]+[.E30]+[.E33]+[.E34]+[.E35]" office:value-type="float" office:value="9" calcext:value-type="float">
            <text:p>9</text:p>
          </table:table-cell>
          <table:table-cell table:style-name="ce52" table:formula="of:=[.F28]+[.F29]+[.F30]+[.F33]+[.F34]+[.F35]" office:value-type="float" office:value="20" calcext:value-type="float">
            <text:p>20</text:p>
          </table:table-cell>
          <table:table-cell table:style-name="ce100" table:formula="of:=[.G28]+[.G29]+[.G30]+[.G33]+[.G34]+[.G35]" office:value-type="float" office:value="14" calcext:value-type="float">
            <text:p>14</text:p>
          </table:table-cell>
          <table:table-cell table:style-name="ce139" table:formula="of:=[.H28]+[.H29]+[.H30]+[.H33]+[.H34]+[.H35]" office:value-type="float" office:value="4" calcext:value-type="float">
            <text:p>4</text:p>
          </table:table-cell>
          <table:table-cell table:style-name="ce52" table:formula="of:=[.I28]+[.I29]+[.I30]+[.I33]+[.I34]+[.I35]" office:value-type="float" office:value="5" calcext:value-type="float">
            <text:p>5</text:p>
          </table:table-cell>
          <table:table-cell table:style-name="ce52" table:formula="of:=[.J28]+[.J29]+[.J30]+[.J33]+[.J34]+[.J35]" office:value-type="float" office:value="68" calcext:value-type="float">
            <text:p>68</text:p>
          </table:table-cell>
          <table:table-cell table:style-name="ce100" table:formula="of:=[.K28]+[.K29]+[.K30]+[.K33]+[.K34]+[.K35]" office:value-type="float" office:value="24" calcext:value-type="float">
            <text:p>24</text:p>
          </table:table-cell>
          <table:table-cell table:style-name="ce139" table:formula="of:=[.L28]+[.L29]+[.L30]+[.L33]+[.L34]+[.L35]" office:value-type="float" office:value="4" calcext:value-type="float">
            <text:p>4</text:p>
          </table:table-cell>
          <table:table-cell table:style-name="ce52" table:formula="of:=[.M28]+[.M29]+[.M30]+[.M33]+[.M34]+[.M35]" office:value-type="float" office:value="37" calcext:value-type="float">
            <text:p>37</text:p>
          </table:table-cell>
          <table:table-cell table:style-name="ce52" table:formula="of:=[.N28]+[.N29]+[.N30]+[.N33]+[.N34]+[.N35]" office:value-type="float" office:value="62" calcext:value-type="float">
            <text:p>62</text:p>
          </table:table-cell>
          <table:table-cell table:style-name="ce52" table:formula="of:=[.O28]+[.O29]+[.O30]+[.O33]+[.O34]+[.O35]" office:value-type="float" office:value="15" calcext:value-type="float">
            <text:p>15</text:p>
          </table:table-cell>
          <table:table-cell table:style-name="ce52" table:formula="of:=[.P28]+[.P29]+[.P30]+[.P33]+[.P34]+[.P35]" office:value-type="float" office:value="7" calcext:value-type="float">
            <text:p>7</text:p>
          </table:table-cell>
          <table:table-cell table:style-name="ce52" table:formula="of:=[.Q28]+[.Q29]+[.Q30]+[.Q33]+[.Q34]+[.Q35]" office:value-type="float" office:value="11" calcext:value-type="float">
            <text:p>11</text:p>
          </table:table-cell>
          <table:table-cell table:style-name="ce100" table:formula="of:=[.R28]+[.R29]+[.R30]+[.R33]+[.R34]+[.R35]" office:value-type="float" office:value="32" calcext:value-type="float">
            <text:p>32</text:p>
          </table:table-cell>
          <table:table-cell table:style-name="ce162" table:formula="of:=SUM([.C57:.R57])" office:value-type="float" office:value="348" calcext:value-type="float">
            <text:p>348</text:p>
          </table:table-cell>
          <table:table-cell/>
          <table:table-cell table:style-name="ce114" table:formula="of:=[.C57]/[.$C$59]" office:value-type="percentage" office:value="0.0862068965517241" calcext:value-type="percentage">
            <text:p>8.62%</text:p>
          </table:table-cell>
          <table:table-cell table:style-name="ce127" table:formula="of:=[.D57]/[.$D$59]" office:value-type="percentage" office:value="0.130434782608696" calcext:value-type="percentage">
            <text:p>13.04%</text:p>
          </table:table-cell>
          <table:table-cell table:style-name="ce180" table:formula="of:=[.E57]/[.$E$59]" office:value-type="percentage" office:value="0.0354330708661417" calcext:value-type="percentage">
            <text:p>3.54%</text:p>
          </table:table-cell>
          <table:table-cell table:style-name="ce180" table:formula="of:=[.F57]/[.$F$59]" office:value-type="percentage" office:value="0.0558659217877095" calcext:value-type="percentage">
            <text:p>5.59%</text:p>
          </table:table-cell>
          <table:table-cell table:style-name="ce180" table:formula="of:=[.G57]/[.$G$59]" office:value-type="percentage" office:value="0.0590717299578059" calcext:value-type="percentage">
            <text:p>5.91%</text:p>
          </table:table-cell>
          <table:table-cell table:style-name="ce114" table:formula="of:=[.H57]/[.$H$59]" office:value-type="percentage" office:value="0.0114942528735632" calcext:value-type="percentage">
            <text:p>1.15%</text:p>
          </table:table-cell>
          <table:table-cell table:style-name="ce124" table:formula="of:=[.I57]/[.$I$59]" office:value-type="percentage" office:value="0.0632911392405063" calcext:value-type="percentage">
            <text:p>6.33%</text:p>
          </table:table-cell>
          <table:table-cell table:style-name="ce124" table:formula="of:=[.J57]/[.$J$59]" office:value-type="percentage" office:value="0.320754716981132" calcext:value-type="percentage">
            <text:p>32.08%</text:p>
          </table:table-cell>
          <table:table-cell table:style-name="ce127" table:formula="of:=[.K57]/[.$K$59]" office:value-type="percentage" office:value="0.0979591836734694" calcext:value-type="percentage">
            <text:p>9.80%</text:p>
          </table:table-cell>
          <table:table-cell table:style-name="ce180" table:formula="of:=[.L57]/[.$L$59]" office:value-type="percentage" office:value="0.0754716981132075" calcext:value-type="percentage">
            <text:p>7.55%</text:p>
          </table:table-cell>
          <table:table-cell table:style-name="ce180" table:formula="of:=[.M57]/[.$M$59]" office:value-type="percentage" office:value="0.152263374485597" calcext:value-type="percentage">
            <text:p>15.23%</text:p>
          </table:table-cell>
          <table:table-cell table:style-name="ce180" table:formula="of:=[.N57]/[.$N$59]" office:value-type="percentage" office:value="0.29951690821256" calcext:value-type="percentage">
            <text:p>29.95%</text:p>
          </table:table-cell>
          <table:table-cell table:style-name="ce180" table:formula="of:=[.O57]/[.$O$59]" office:value-type="percentage" office:value="0.132743362831858" calcext:value-type="percentage">
            <text:p>13.27%</text:p>
          </table:table-cell>
          <table:table-cell table:style-name="ce180" table:formula="of:=[.P57]/[.$P$59]" office:value-type="percentage" office:value="0.212121212121212" calcext:value-type="percentage">
            <text:p>21.21%</text:p>
          </table:table-cell>
          <table:table-cell table:style-name="ce180" table:formula="of:=[.Q57]/[.$Q$59]" office:value-type="percentage" office:value="0.224489795918367" calcext:value-type="percentage">
            <text:p>22.45%</text:p>
          </table:table-cell>
          <table:table-cell table:style-name="ce127" table:formula="of:=[.R57]/[.$R$59]" office:value-type="percentage" office:value="0.153846153846154" calcext:value-type="percentage">
            <text:p>15.38%</text:p>
          </table:table-cell>
          <table:table-cell table:style-name="ce185" table:formula="of:=[.S57]/[.$S$59]" office:value-type="percentage" office:value="0.114737883283877" calcext:value-type="percentage">
            <text:p>11.47%</text:p>
          </table:table-cell>
          <table:table-cell/>
          <table:table-cell table:style-name="ce57" table:formula="of:=SUM([.C57:.D57])" office:value-type="float" office:value="36" calcext:value-type="float">
            <text:p>36</text:p>
          </table:table-cell>
          <table:table-cell table:style-name="ce57" table:formula="of:=SUM([.E57:.G57])" office:value-type="float" office:value="43" calcext:value-type="float">
            <text:p>43</text:p>
          </table:table-cell>
          <table:table-cell table:style-name="ce57" table:formula="of:=SUM([.H57:.K57])" office:value-type="float" office:value="101" calcext:value-type="float">
            <text:p>101</text:p>
          </table:table-cell>
          <table:table-cell table:style-name="ce57" table:formula="of:=SUM([.L57:.R57])" office:value-type="float" office:value="168" calcext:value-type="float">
            <text:p>168</text:p>
          </table:table-cell>
          <table:table-cell table:style-name="ce115" table:formula="of:=[.AM57]/[.$AM$59]" office:value-type="percentage" office:value="0.0913705583756345" calcext:value-type="percentage">
            <text:p>9.14%</text:p>
          </table:table-cell>
          <table:table-cell table:style-name="ce115" table:formula="of:=[.AN57]/[.$AN$59]" office:value-type="percentage" office:value="0.0506478209658422" calcext:value-type="percentage">
            <text:p>5.06%</text:p>
          </table:table-cell>
          <table:table-cell table:style-name="ce115" table:formula="of:=[.AO57]/[.$AO$59]" office:value-type="percentage" office:value="0.114253393665158" calcext:value-type="percentage">
            <text:p>11.43%</text:p>
          </table:table-cell>
          <table:table-cell table:style-name="ce115" table:formula="of:=[.AP57]/[.$AP$59]" office:value-type="percentage" office:value="0.185430463576159" calcext:value-type="percentage">
            <text:p>18.54%</text:p>
          </table:table-cell>
          <table:table-cell table:number-columns-repeated="211"/>
        </table:table-row>
        <table:table-row table:style-name="ro2">
          <table:table-cell/>
          <table:table-cell table:style-name="ce79" office:value-type="string" calcext:value-type="string">
            <text:p>UNDETERMINED</text:p>
          </table:table-cell>
          <table:table-cell table:style-name="ce140" office:value-type="float" office:value="7" calcext:value-type="float">
            <text:p>7</text:p>
          </table:table-cell>
          <table:table-cell table:style-name="ce147"/>
          <table:table-cell table:style-name="ce140" office:value-type="float" office:value="3" calcext:value-type="float">
            <text:p>3</text:p>
          </table:table-cell>
          <table:table-cell table:style-name="ce55" office:value-type="float" office:value="13" calcext:value-type="float">
            <text:p>13</text:p>
          </table:table-cell>
          <table:table-cell table:style-name="ce4"/>
          <table:table-cell table:style-name="ce140" office:value-type="float" office:value="2" calcext:value-type="float">
            <text:p>2</text:p>
          </table:table-cell>
          <table:table-cell table:style-name="ce55" table:number-columns-repeated="2"/>
          <table:table-cell table:style-name="ce4"/>
          <table:table-cell table:style-name="ce140"/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5"/>
          <table:table-cell table:style-name="ce4"/>
          <table:table-cell table:style-name="ce163" table:formula="of:=SUM([.C58:.R58])" office:value-type="float" office:value="41" calcext:value-type="float">
            <text:p>41</text:p>
          </table:table-cell>
          <table:table-cell/>
          <table:table-cell table:style-name="ce169" table:formula="of:=[.C58]/[.$C$59]" office:value-type="percentage" office:value="0.0201149425287356" calcext:value-type="percentage">
            <text:p>2.01%</text:p>
          </table:table-cell>
          <table:table-cell table:style-name="ce177"/>
          <table:table-cell table:style-name="ce180" table:formula="of:=[.E58]/[.$E$59]" office:value-type="percentage" office:value="0.0118110236220472" calcext:value-type="percentage">
            <text:p>1.18%</text:p>
          </table:table-cell>
          <table:table-cell table:style-name="ce180" table:formula="of:=[.F58]/[.$F$59]" office:value-type="percentage" office:value="0.0363128491620112" calcext:value-type="percentage">
            <text:p>3.63%</text:p>
          </table:table-cell>
          <table:table-cell table:style-name="ce180"/>
          <table:table-cell table:style-name="ce169" table:formula="of:=[.H58]/[.$H$59]" office:value-type="percentage" office:value="0.00574712643678161" calcext:value-type="percentage">
            <text:p>0.57%</text:p>
          </table:table-cell>
          <table:table-cell table:style-name="ce172" table:number-columns-repeated="2"/>
          <table:table-cell table:style-name="ce177"/>
          <table:table-cell table:style-name="ce180"/>
          <table:table-cell table:style-name="ce180" table:formula="of:=[.M58]/[.$M$59]" office:value-type="percentage" office:value="0.0329218106995885" calcext:value-type="percentage">
            <text:p>3.29%</text:p>
          </table:table-cell>
          <table:table-cell table:style-name="ce180" table:formula="of:=[.N58]/[.$N$59]" office:value-type="percentage" office:value="0.0193236714975845" calcext:value-type="percentage">
            <text:p>1.93%</text:p>
          </table:table-cell>
          <table:table-cell table:style-name="ce180" table:formula="of:=[.O58]/[.$O$59]" office:value-type="percentage" office:value="0.0353982300884956" calcext:value-type="percentage">
            <text:p>3.54%</text:p>
          </table:table-cell>
          <table:table-cell table:style-name="ce180" table:number-columns-repeated="2"/>
          <table:table-cell table:style-name="ce177"/>
          <table:table-cell table:style-name="ce186" table:formula="of:=[.S58]/[.$S$59]" office:value-type="percentage" office:value="0.0135179690075833" calcext:value-type="percentage">
            <text:p>1.35%</text:p>
          </table:table-cell>
          <table:table-cell/>
          <table:table-cell table:style-name="ce57" table:formula="of:=SUM([.C58:.D58])" office:value-type="float" office:value="7" calcext:value-type="float">
            <text:p>7</text:p>
          </table:table-cell>
          <table:table-cell table:style-name="ce57" table:formula="of:=SUM([.E58:.G58])" office:value-type="float" office:value="16" calcext:value-type="float">
            <text:p>16</text:p>
          </table:table-cell>
          <table:table-cell table:style-name="ce57" table:formula="of:=SUM([.H58:.K58])" office:value-type="float" office:value="2" calcext:value-type="float">
            <text:p>2</text:p>
          </table:table-cell>
          <table:table-cell table:style-name="ce57" table:formula="of:=SUM([.L58:.R58])" office:value-type="float" office:value="16" calcext:value-type="float">
            <text:p>16</text:p>
          </table:table-cell>
          <table:table-cell table:style-name="ce111" table:formula="of:=[.AM58]/[.$AM$59]" office:value-type="percentage" office:value="0.0177664974619289" calcext:value-type="percentage">
            <text:p>1.78%</text:p>
          </table:table-cell>
          <table:table-cell table:style-name="ce111" table:formula="of:=[.AN58]/[.$AN$59]" office:value-type="percentage" office:value="0.0188457008244994" calcext:value-type="percentage">
            <text:p>1.88%</text:p>
          </table:table-cell>
          <table:table-cell table:style-name="ce111" table:formula="of:=[.AO58]/[.$AO$59]" office:value-type="percentage" office:value="0.00226244343891403" calcext:value-type="percentage">
            <text:p>0.23%</text:p>
          </table:table-cell>
          <table:table-cell table:style-name="ce111" table:formula="of:=[.AP58]/[.$AP$59]" office:value-type="percentage" office:value="0.0176600441501104" calcext:value-type="percentage">
            <text:p>1.77%</text:p>
          </table:table-cell>
          <table:table-cell table:number-columns-repeated="211"/>
        </table:table-row>
        <table:table-row table:style-name="ro2">
          <table:table-cell/>
          <table:table-cell table:style-name="ce82" office:value-type="string" calcext:value-type="string">
            <text:p>TOT</text:p>
          </table:table-cell>
          <table:table-cell table:style-name="ce140" table:formula="of:=SUM([.C55:.C58])" office:value-type="float" office:value="348" calcext:value-type="float">
            <text:p>348</text:p>
          </table:table-cell>
          <table:table-cell table:style-name="ce55" table:formula="of:=SUM([.D55:.D58])" office:value-type="float" office:value="46" calcext:value-type="float">
            <text:p>46</text:p>
          </table:table-cell>
          <table:table-cell table:style-name="ce140" table:formula="of:=SUM([.E55:.E58])" office:value-type="float" office:value="254" calcext:value-type="float">
            <text:p>254</text:p>
          </table:table-cell>
          <table:table-cell table:style-name="ce55" table:formula="of:=SUM([.F55:.F58])" office:value-type="float" office:value="358" calcext:value-type="float">
            <text:p>358</text:p>
          </table:table-cell>
          <table:table-cell table:style-name="ce4" table:formula="of:=SUM([.G55:.G58])" office:value-type="float" office:value="237" calcext:value-type="float">
            <text:p>237</text:p>
          </table:table-cell>
          <table:table-cell table:style-name="ce140" table:formula="of:=SUM([.H55:.H58])" office:value-type="float" office:value="348" calcext:value-type="float">
            <text:p>348</text:p>
          </table:table-cell>
          <table:table-cell table:style-name="ce55" table:formula="of:=SUM([.I55:.I58])" office:value-type="float" office:value="79" calcext:value-type="float">
            <text:p>79</text:p>
          </table:table-cell>
          <table:table-cell table:style-name="ce55" table:formula="of:=SUM([.J55:.J58])" office:value-type="float" office:value="212" calcext:value-type="float">
            <text:p>212</text:p>
          </table:table-cell>
          <table:table-cell table:style-name="ce4" table:formula="of:=SUM([.K55:.K58])" office:value-type="float" office:value="245" calcext:value-type="float">
            <text:p>245</text:p>
          </table:table-cell>
          <table:table-cell table:style-name="ce140" table:formula="of:=SUM([.L55:.L58])" office:value-type="float" office:value="53" calcext:value-type="float">
            <text:p>53</text:p>
          </table:table-cell>
          <table:table-cell table:style-name="ce55" table:formula="of:=SUM([.M55:.M58])" office:value-type="float" office:value="243" calcext:value-type="float">
            <text:p>243</text:p>
          </table:table-cell>
          <table:table-cell table:style-name="ce55" table:formula="of:=SUM([.N55:.N58])" office:value-type="float" office:value="207" calcext:value-type="float">
            <text:p>207</text:p>
          </table:table-cell>
          <table:table-cell table:style-name="ce93" table:formula="of:=SUM([.O55:.O58])" office:value-type="float" office:value="113" calcext:value-type="float">
            <text:p>113</text:p>
          </table:table-cell>
          <table:table-cell table:style-name="ce93" table:formula="of:=SUM([.P55:.P58])" office:value-type="float" office:value="33" calcext:value-type="float">
            <text:p>33</text:p>
          </table:table-cell>
          <table:table-cell table:style-name="ce55" table:formula="of:=SUM([.Q55:.Q58])" office:value-type="float" office:value="49" calcext:value-type="float">
            <text:p>49</text:p>
          </table:table-cell>
          <table:table-cell table:style-name="ce4" table:formula="of:=SUM([.R55:.R58])" office:value-type="float" office:value="208" calcext:value-type="float">
            <text:p>208</text:p>
          </table:table-cell>
          <table:table-cell table:style-name="ce164" table:formula="of:=SUM([.C59:.R59])" office:value-type="float" office:value="3033" calcext:value-type="float">
            <text:p>3033</text:p>
          </table:table-cell>
          <table:table-cell/>
          <table:table-cell table:style-name="ce175" table:formula="of:=[.C59]/[.$C$59]" office:value-type="percentage" office:value="1" calcext:value-type="percentage">
            <text:p>100%</text:p>
          </table:table-cell>
          <table:table-cell table:style-name="ce178" table:formula="of:=[.D59]/[.$D$59]" office:value-type="percentage" office:value="1" calcext:value-type="percentage">
            <text:p>100%</text:p>
          </table:table-cell>
          <table:table-cell table:style-name="ce178" table:formula="of:=[.E59]/[.$E$59]" office:value-type="percentage" office:value="1" calcext:value-type="percentage">
            <text:p>100%</text:p>
          </table:table-cell>
          <table:table-cell table:style-name="ce178" table:formula="of:=[.F59]/[.$F$59]" office:value-type="percentage" office:value="1" calcext:value-type="percentage">
            <text:p>100%</text:p>
          </table:table-cell>
          <table:table-cell table:style-name="ce178" table:formula="of:=[.G59]/[.$G$59]" office:value-type="percentage" office:value="1" calcext:value-type="percentage">
            <text:p>100%</text:p>
          </table:table-cell>
          <table:table-cell table:style-name="ce178" table:formula="of:=[.H59]/[.$H$59]" office:value-type="percentage" office:value="1" calcext:value-type="percentage">
            <text:p>100%</text:p>
          </table:table-cell>
          <table:table-cell table:style-name="ce178" table:formula="of:=[.I59]/[.$I$59]" office:value-type="percentage" office:value="1" calcext:value-type="percentage">
            <text:p>100%</text:p>
          </table:table-cell>
          <table:table-cell table:style-name="ce178" table:formula="of:=[.J59]/[.$J$59]" office:value-type="percentage" office:value="1" calcext:value-type="percentage">
            <text:p>100%</text:p>
          </table:table-cell>
          <table:table-cell table:style-name="ce178" table:formula="of:=[.K59]/[.$K$59]" office:value-type="percentage" office:value="1" calcext:value-type="percentage">
            <text:p>100%</text:p>
          </table:table-cell>
          <table:table-cell table:style-name="ce178" table:formula="of:=[.L59]/[.$L$59]" office:value-type="percentage" office:value="1" calcext:value-type="percentage">
            <text:p>100%</text:p>
          </table:table-cell>
          <table:table-cell table:style-name="ce178" table:formula="of:=[.M59]/[.$M$59]" office:value-type="percentage" office:value="1" calcext:value-type="percentage">
            <text:p>100%</text:p>
          </table:table-cell>
          <table:table-cell table:style-name="ce178" table:formula="of:=[.N59]/[.$N$59]" office:value-type="percentage" office:value="1" calcext:value-type="percentage">
            <text:p>100%</text:p>
          </table:table-cell>
          <table:table-cell table:style-name="ce178" table:formula="of:=[.O59]/[.$O$59]" office:value-type="percentage" office:value="1" calcext:value-type="percentage">
            <text:p>100%</text:p>
          </table:table-cell>
          <table:table-cell table:style-name="ce178" table:formula="of:=[.P59]/[.$P$59]" office:value-type="percentage" office:value="1" calcext:value-type="percentage">
            <text:p>100%</text:p>
          </table:table-cell>
          <table:table-cell table:style-name="ce178" table:formula="of:=[.Q59]/[.$Q$59]" office:value-type="percentage" office:value="1" calcext:value-type="percentage">
            <text:p>100%</text:p>
          </table:table-cell>
          <table:table-cell table:style-name="ce179" table:formula="of:=[.R59]/[.$R$59]" office:value-type="percentage" office:value="1" calcext:value-type="percentage">
            <text:p>100%</text:p>
          </table:table-cell>
          <table:table-cell table:style-name="ce187" table:formula="of:=[.S59]/[.$S$59]" office:value-type="percentage" office:value="1" calcext:value-type="percentage">
            <text:p>100%</text:p>
          </table:table-cell>
          <table:table-cell/>
          <table:table-cell table:style-name="ce91" table:formula="of:=SUM([.C59:.D59])" office:value-type="float" office:value="394" calcext:value-type="float">
            <text:p>394</text:p>
          </table:table-cell>
          <table:table-cell table:style-name="ce91" table:formula="of:=SUM([.E59:.G59])" office:value-type="float" office:value="849" calcext:value-type="float">
            <text:p>849</text:p>
          </table:table-cell>
          <table:table-cell table:style-name="ce91" table:formula="of:=SUM([.H59:.K59])" office:value-type="float" office:value="884" calcext:value-type="float">
            <text:p>884</text:p>
          </table:table-cell>
          <table:table-cell table:style-name="ce91" table:formula="of:=SUM([.L59:.R59])" office:value-type="float" office:value="906" calcext:value-type="float">
            <text:p>906</text:p>
          </table:table-cell>
          <table:table-cell table:style-name="ce120" table:formula="of:=[.AM59]/[.$AM$59]" office:value-type="percentage" office:value="1" calcext:value-type="percentage">
            <text:p>100%</text:p>
          </table:table-cell>
          <table:table-cell table:style-name="ce120" table:formula="of:=[.AN59]/[.$AN$59]" office:value-type="percentage" office:value="1" calcext:value-type="percentage">
            <text:p>100%</text:p>
          </table:table-cell>
          <table:table-cell table:style-name="ce120" table:formula="of:=[.AO59]/[.$AO$59]" office:value-type="percentage" office:value="1" calcext:value-type="percentage">
            <text:p>100%</text:p>
          </table:table-cell>
          <table:table-cell table:style-name="ce120" table:formula="of:=[.AP59]/[.$AP$59]" office:value-type="percentage" office:value="1" calcext:value-type="percentage">
            <text:p>100%</text:p>
          </table:table-cell>
          <table:table-cell table:number-columns-repeated="211"/>
        </table:table-row>
        <table:table-row table:style-name="ro2" table:number-rows-repeated="4">
          <table:table-cell table:number-columns-repeated="18"/>
          <table:table-cell table:style-name="ce165"/>
          <table:table-cell table:number-columns-repeated="17"/>
          <table:table-cell table:style-name="ce165"/>
          <table:table-cell table:number-columns-repeated="220"/>
        </table:table-row>
        <table:table-row table:style-name="ro2">
          <table:table-cell/>
          <table:table-cell table:style-name="ce84" office:value-type="string" calcext:value-type="string">
            <text:p>Long cells (elongate psilate, elongate non psilate, elongate echinate, dendritic)</text:p>
          </table:table-cell>
          <table:table-cell table:number-columns-repeated="16"/>
          <table:table-cell table:style-name="ce165"/>
          <table:table-cell table:number-columns-repeated="17"/>
          <table:table-cell table:style-name="ce165"/>
          <table:table-cell table:number-columns-repeated="220"/>
        </table:table-row>
        <table:table-row table:style-name="ro2">
          <table:table-cell/>
          <table:table-cell table:style-name="ce84" office:value-type="string" calcext:value-type="string">
            <text:p>Short cells (bylobate,cylindrical polylobate, cross, rondel, saddle, trapeziform, trapeziform polylobate, trapeziform sinuate, globular psilate, globular granulate, cystolith)</text:p>
          </table:table-cell>
          <table:table-cell table:number-columns-repeated="16"/>
          <table:table-cell table:style-name="ce165"/>
          <table:table-cell table:number-columns-repeated="17"/>
          <table:table-cell table:style-name="ce165"/>
          <table:table-cell table:number-columns-repeated="220"/>
        </table:table-row>
        <table:table-row table:style-name="ro2">
          <table:table-cell/>
          <table:table-cell table:style-name="ce84" office:value-type="string" calcext:value-type="string">
            <text:p>Silica skeletons (silica skeleton made of elongate psilate and elongate non psilate)</text:p>
          </table:table-cell>
          <table:table-cell table:number-columns-repeated="16"/>
          <table:table-cell table:style-name="ce165"/>
          <table:table-cell table:number-columns-repeated="17"/>
          <table:table-cell table:style-name="ce165"/>
          <table:table-cell table:number-columns-repeated="220"/>
        </table:table-row>
        <table:table-row table:style-name="ro2">
          <table:table-cell/>
          <table:table-cell table:style-name="ce84" office:value-type="string" calcext:value-type="string">
            <text:p>Other (cubic, hair base, trichomes, stomate, platelet, papillae, bulliform, tracheid, sclereid, scalloped, dicotyledon)</text:p>
          </table:table-cell>
          <table:table-cell table:number-columns-repeated="16"/>
          <table:table-cell table:style-name="ce165"/>
          <table:table-cell table:number-columns-repeated="17"/>
          <table:table-cell table:style-name="ce165"/>
          <table:table-cell table:number-columns-repeated="220"/>
        </table:table-row>
        <table:table-row table:style-name="ro2" table:number-rows-repeated="2">
          <table:table-cell table:number-columns-repeated="18"/>
          <table:table-cell table:style-name="ce165"/>
          <table:table-cell table:number-columns-repeated="17"/>
          <table:table-cell table:style-name="ce165"/>
          <table:table-cell table:number-columns-repeated="220"/>
        </table:table-row>
        <table:table-row table:style-name="ro2">
          <table:table-cell/>
          <table:table-cell table:style-name="ce85" office:value-type="string" calcext:value-type="string">
            <text:p>Long cells</text:p>
          </table:table-cell>
          <table:table-cell table:style-name="ce141" table:formula="of:=[.C7]+[.C8]+[.C10]+[.C11]" office:value-type="float" office:value="248" calcext:value-type="float">
            <text:p>248</text:p>
          </table:table-cell>
          <table:table-cell table:style-name="ce153" table:formula="of:=[.D7]+[.D8]+[.D10]+[.D11]" office:value-type="float" office:value="22" calcext:value-type="float">
            <text:p>22</text:p>
          </table:table-cell>
          <table:table-cell table:style-name="ce141" table:formula="of:=[.E7]+[.E8]+[.E10]+[.E11]" office:value-type="float" office:value="132" calcext:value-type="float">
            <text:p>132</text:p>
          </table:table-cell>
          <table:table-cell table:style-name="ce51" table:formula="of:=[.F7]+[.F8]+[.F10]+[.F11]" office:value-type="float" office:value="258" calcext:value-type="float">
            <text:p>258</text:p>
          </table:table-cell>
          <table:table-cell table:style-name="ce153" table:formula="of:=[.G7]+[.G8]+[.G10]+[.G11]" office:value-type="float" office:value="147" calcext:value-type="float">
            <text:p>147</text:p>
          </table:table-cell>
          <table:table-cell table:style-name="ce141" table:formula="of:=[.H7]+[.H8]+[.H10]+[.H11]" office:value-type="float" office:value="301" calcext:value-type="float">
            <text:p>301</text:p>
          </table:table-cell>
          <table:table-cell table:style-name="ce51" table:formula="of:=[.I7]+[.I8]+[.I10]+[.I11]" office:value-type="float" office:value="59" calcext:value-type="float">
            <text:p>59</text:p>
          </table:table-cell>
          <table:table-cell table:style-name="ce51" table:formula="of:=[.J7]+[.J8]+[.J10]+[.J11]" office:value-type="float" office:value="118" calcext:value-type="float">
            <text:p>118</text:p>
          </table:table-cell>
          <table:table-cell table:style-name="ce153" table:formula="of:=[.K7]+[.K8]+[.K10]+[.K11]" office:value-type="float" office:value="118" calcext:value-type="float">
            <text:p>118</text:p>
          </table:table-cell>
          <table:table-cell table:style-name="ce141" table:formula="of:=[.L7]+[.L8]+[.L10]+[.L11]" office:value-type="float" office:value="35" calcext:value-type="float">
            <text:p>35</text:p>
          </table:table-cell>
          <table:table-cell table:style-name="ce51" table:formula="of:=[.M7]+[.M8]+[.M10]+[.M11]" office:value-type="float" office:value="151" calcext:value-type="float">
            <text:p>151</text:p>
          </table:table-cell>
          <table:table-cell table:style-name="ce51" table:formula="of:=[.N7]+[.N8]+[.N10]+[.N11]" office:value-type="float" office:value="104" calcext:value-type="float">
            <text:p>104</text:p>
          </table:table-cell>
          <table:table-cell table:style-name="ce51" table:formula="of:=[.O7]+[.O8]+[.O10]+[.O11]" office:value-type="float" office:value="84" calcext:value-type="float">
            <text:p>84</text:p>
          </table:table-cell>
          <table:table-cell table:style-name="ce51" table:formula="of:=[.P7]+[.P8]+[.P10]+[.P11]" office:value-type="float" office:value="21" calcext:value-type="float">
            <text:p>21</text:p>
          </table:table-cell>
          <table:table-cell table:style-name="ce51" table:formula="of:=[.Q7]+[.Q8]+[.Q10]+[.Q11]" office:value-type="float" office:value="34" calcext:value-type="float">
            <text:p>34</text:p>
          </table:table-cell>
          <table:table-cell table:style-name="ce51" table:formula="of:=[.R7]+[.R8]+[.R10]+[.R11]" office:value-type="float" office:value="123" calcext:value-type="float">
            <text:p>123</text:p>
          </table:table-cell>
          <table:table-cell table:style-name="ce166" table:formula="of:=SUM([.C70:.R70])" office:value-type="float" office:value="1955" calcext:value-type="float">
            <text:p>1955</text:p>
          </table:table-cell>
          <table:table-cell/>
          <table:table-cell table:style-name="ce112" table:formula="of:=[.C70]/[.$C$74]" office:value-type="percentage" office:value="0.702549575070822" calcext:value-type="percentage">
            <text:p>70.25%</text:p>
          </table:table-cell>
          <table:table-cell table:style-name="ce126" table:formula="of:=[.D70]/[.$D$74]" office:value-type="percentage" office:value="0.478260869565217" calcext:value-type="percentage">
            <text:p>47.83%</text:p>
          </table:table-cell>
          <table:table-cell table:style-name="ce112" table:formula="of:=[.E70]/[.$E$74]" office:value-type="percentage" office:value="0.50965250965251" calcext:value-type="percentage">
            <text:p>50.97%</text:p>
          </table:table-cell>
          <table:table-cell table:style-name="ce123" table:formula="of:=[.F70]/[.$F$74]" office:value-type="percentage" office:value="0.728813559322034" calcext:value-type="percentage">
            <text:p>72.88%</text:p>
          </table:table-cell>
          <table:table-cell table:style-name="ce126" table:formula="of:=[.G70]/[.$G$74]" office:value-type="percentage" office:value="0.6125" calcext:value-type="percentage">
            <text:p>61.25%</text:p>
          </table:table-cell>
          <table:table-cell table:style-name="ce112" table:formula="of:=[.H70]/[.$H$74]" office:value-type="percentage" office:value="0.855113636363636" calcext:value-type="percentage">
            <text:p>85.51%</text:p>
          </table:table-cell>
          <table:table-cell table:style-name="ce123" table:formula="of:=[.I70]/[.$I$74]" office:value-type="percentage" office:value="0.746835443037975" calcext:value-type="percentage">
            <text:p>74.68%</text:p>
          </table:table-cell>
          <table:table-cell table:style-name="ce123" table:formula="of:=[.J70]/[.$J$74]" office:value-type="percentage" office:value="0.541284403669725" calcext:value-type="percentage">
            <text:p>54.13%</text:p>
          </table:table-cell>
          <table:table-cell table:style-name="ce126" table:formula="of:=[.K70]/[.$K$74]" office:value-type="percentage" office:value="0.481632653061225" calcext:value-type="percentage">
            <text:p>48.16%</text:p>
          </table:table-cell>
          <table:table-cell table:style-name="ce112" table:formula="of:=[.L70]/[.$L$74]" office:value-type="percentage" office:value="0.660377358490566" calcext:value-type="percentage">
            <text:p>66.04%</text:p>
          </table:table-cell>
          <table:table-cell table:style-name="ce123" table:formula="of:=[.M70]/[.$M$74]" office:value-type="percentage" office:value="0.62655601659751" calcext:value-type="percentage">
            <text:p>62.66%</text:p>
          </table:table-cell>
          <table:table-cell table:style-name="ce123" table:formula="of:=[.N70]/[.$N$74]" office:value-type="percentage" office:value="0.512315270935961" calcext:value-type="percentage">
            <text:p>51.23%</text:p>
          </table:table-cell>
          <table:table-cell table:style-name="ce123" table:formula="of:=[.O70]/[.$O$74]" office:value-type="percentage" office:value="0.763636363636364" calcext:value-type="percentage">
            <text:p>76.36%</text:p>
          </table:table-cell>
          <table:table-cell table:style-name="ce123" table:formula="of:=[.P70]/[.$P$74]" office:value-type="percentage" office:value="0.636363636363636" calcext:value-type="percentage">
            <text:p>63.64%</text:p>
          </table:table-cell>
          <table:table-cell table:style-name="ce123" table:formula="of:=[.Q70]/[.$Q$74]" office:value-type="percentage" office:value="0.693877551020408" calcext:value-type="percentage">
            <text:p>69.39%</text:p>
          </table:table-cell>
          <table:table-cell table:style-name="ce126" table:formula="of:=[.R70]/[.$R$74]" office:value-type="percentage" office:value="0.591346153846154" calcext:value-type="percentage">
            <text:p>59.13%</text:p>
          </table:table-cell>
          <table:table-cell table:style-name="ce184" table:formula="of:=[.S70]/[.$S$74]" office:value-type="percentage" office:value="0.642458100558659" calcext:value-type="percentage">
            <text:p>64.25%</text:p>
          </table:table-cell>
          <table:table-cell/>
          <table:table-cell table:style-name="ce61" table:formula="of:=SUM([.C70:.D70])" office:value-type="float" office:value="270" calcext:value-type="float">
            <text:p>270</text:p>
          </table:table-cell>
          <table:table-cell table:style-name="ce61" table:formula="of:=SUM([.E70:.G70])" office:value-type="float" office:value="537" calcext:value-type="float">
            <text:p>537</text:p>
          </table:table-cell>
          <table:table-cell table:style-name="ce61" table:formula="of:=SUM([.H70:.K70])" office:value-type="float" office:value="596" calcext:value-type="float">
            <text:p>596</text:p>
          </table:table-cell>
          <table:table-cell table:style-name="ce61" table:formula="of:=SUM([.L70:.R70])" office:value-type="float" office:value="552" calcext:value-type="float">
            <text:p>552</text:p>
          </table:table-cell>
          <table:table-cell table:style-name="ce110" table:formula="of:=[.AM70]/[.$AM$74]" office:value-type="percentage" office:value="0.676691729323308" calcext:value-type="percentage">
            <text:p>67.67%</text:p>
          </table:table-cell>
          <table:table-cell table:style-name="ce110" table:formula="of:=[.AN70]/[.$AN$74]" office:value-type="percentage" office:value="0.629542790152403" calcext:value-type="percentage">
            <text:p>62.95%</text:p>
          </table:table-cell>
          <table:table-cell table:style-name="ce110" table:formula="of:=[.AO70]/[.$AO$74]" office:value-type="percentage" office:value="0.666666666666667" calcext:value-type="percentage">
            <text:p>66.67%</text:p>
          </table:table-cell>
          <table:table-cell table:style-name="ce110" table:formula="of:=[.AP70]/[.$AP$74]" office:value-type="percentage" office:value="0.615384615384615" calcext:value-type="percentage">
            <text:p>61.54%</text:p>
          </table:table-cell>
          <table:table-cell table:number-columns-repeated="211"/>
        </table:table-row>
        <table:table-row table:style-name="ro2">
          <table:table-cell/>
          <table:table-cell table:style-name="ce86" office:value-type="string" calcext:value-type="string">
            <text:p>Short cells</text:p>
          </table:table-cell>
          <table:table-cell table:style-name="ce139" table:formula="of:=[.C13]+[.C14]+[.C16]+[.C17]+[.C18]+[.C19]+[.C20]+[.C28]+[.C29]+[.C30]" office:value-type="float" office:value="55" calcext:value-type="float">
            <text:p>55</text:p>
          </table:table-cell>
          <table:table-cell table:style-name="ce100" table:formula="of:=[.D13]+[.D14]+[.D16]+[.D17]+[.D18]+[.D19]+[.D20]+[.D28]+[.D29]+[.D30]" office:value-type="float" office:value="21" calcext:value-type="float">
            <text:p>21</text:p>
          </table:table-cell>
          <table:table-cell table:style-name="ce139" table:formula="of:=[.E13]+[.E14]+[.E16]+[.E17]+[.E18]+[.E19]+[.E20]+[.E28]+[.E29]+[.E30]" office:value-type="float" office:value="103" calcext:value-type="float">
            <text:p>103</text:p>
          </table:table-cell>
          <table:table-cell table:style-name="ce52" table:formula="of:=[.F13]+[.F14]+[.F16]+[.F17]+[.F18]+[.F19]+[.F20]+[.F28]+[.F29]+[.F30]" office:value-type="float" office:value="67" calcext:value-type="float">
            <text:p>67</text:p>
          </table:table-cell>
          <table:table-cell table:style-name="ce100" table:formula="of:=[.G13]+[.G14]+[.G16]+[.G17]+[.G18]+[.G19]+[.G20]+[.G28]+[.G29]+[.G30]" office:value-type="float" office:value="84" calcext:value-type="float">
            <text:p>84</text:p>
          </table:table-cell>
          <table:table-cell table:style-name="ce139" table:formula="of:=[.H13]+[.H14]+[.H16]+[.H17]+[.H18]+[.H19]+[.H20]+[.H28]+[.H29]+[.H30]" office:value-type="float" office:value="21" calcext:value-type="float">
            <text:p>21</text:p>
          </table:table-cell>
          <table:table-cell table:style-name="ce52" table:formula="of:=[.I13]+[.I14]+[.I16]+[.I17]+[.I18]+[.I19]+[.I20]+[.I28]+[.I29]+[.I30]" office:value-type="float" office:value="20" calcext:value-type="float">
            <text:p>20</text:p>
          </table:table-cell>
          <table:table-cell table:style-name="ce52" table:formula="of:=[.J13]+[.J14]+[.J16]+[.J17]+[.J18]+[.J19]+[.J20]+[.J28]+[.J29]+[.J30]" office:value-type="float" office:value="44" calcext:value-type="float">
            <text:p>44</text:p>
          </table:table-cell>
          <table:table-cell table:style-name="ce100" table:formula="of:=[.K13]+[.K14]+[.K16]+[.K17]+[.K18]+[.K19]+[.K20]+[.K28]+[.K29]+[.K30]" office:value-type="float" office:value="114" calcext:value-type="float">
            <text:p>114</text:p>
          </table:table-cell>
          <table:table-cell table:style-name="ce139" table:formula="of:=[.L13]+[.L14]+[.L16]+[.L17]+[.L18]+[.L19]+[.L20]+[.L28]+[.L29]+[.L30]" office:value-type="float" office:value="13" calcext:value-type="float">
            <text:p>13</text:p>
          </table:table-cell>
          <table:table-cell table:style-name="ce52" table:formula="of:=[.M13]+[.M14]+[.M16]+[.M17]+[.M18]+[.M19]+[.M20]+[.M28]+[.M29]+[.M30]" office:value-type="float" office:value="55" calcext:value-type="float">
            <text:p>55</text:p>
          </table:table-cell>
          <table:table-cell table:style-name="ce52" table:formula="of:=[.N13]+[.N14]+[.N16]+[.N17]+[.N18]+[.N19]+[.N20]+[.N28]+[.N29]+[.N30]" office:value-type="float" office:value="48" calcext:value-type="float">
            <text:p>48</text:p>
          </table:table-cell>
          <table:table-cell table:style-name="ce52" table:formula="of:=[.O13]+[.O14]+[.O16]+[.O17]+[.O18]+[.O19]+[.O20]+[.O28]+[.O29]+[.O30]" office:value-type="float" office:value="15" calcext:value-type="float">
            <text:p>15</text:p>
          </table:table-cell>
          <table:table-cell table:style-name="ce52" table:formula="of:=[.P13]+[.P14]+[.P16]+[.P17]+[.P18]+[.P19]+[.P20]+[.P28]+[.P29]+[.P30]" office:value-type="float" office:value="10" calcext:value-type="float">
            <text:p>10</text:p>
          </table:table-cell>
          <table:table-cell table:style-name="ce52" table:formula="of:=[.Q13]+[.Q14]+[.Q16]+[.Q17]+[.Q18]+[.Q19]+[.Q20]+[.Q28]+[.Q29]+[.Q30]" office:value-type="float" office:value="13" calcext:value-type="float">
            <text:p>13</text:p>
          </table:table-cell>
          <table:table-cell table:style-name="ce52" table:formula="of:=[.R13]+[.R14]+[.R16]+[.R17]+[.R18]+[.R19]+[.R20]+[.R28]+[.R29]+[.R30]" office:value-type="float" office:value="67" calcext:value-type="float">
            <text:p>67</text:p>
          </table:table-cell>
          <table:table-cell table:style-name="ce167" table:formula="of:=SUM([.C71:.R71])" office:value-type="float" office:value="750" calcext:value-type="float">
            <text:p>750</text:p>
          </table:table-cell>
          <table:table-cell/>
          <table:table-cell table:style-name="ce114" table:formula="of:=[.C71]/[.$C$74]" office:value-type="percentage" office:value="0.155807365439093" calcext:value-type="percentage">
            <text:p>15.58%</text:p>
          </table:table-cell>
          <table:table-cell table:style-name="ce127" table:formula="of:=[.D71]/[.$D$74]" office:value-type="percentage" office:value="0.456521739130435" calcext:value-type="percentage">
            <text:p>45.65%</text:p>
          </table:table-cell>
          <table:table-cell table:style-name="ce114" table:formula="of:=[.E71]/[.$E$74]" office:value-type="percentage" office:value="0.397683397683398" calcext:value-type="percentage">
            <text:p>39.77%</text:p>
          </table:table-cell>
          <table:table-cell table:style-name="ce124" table:formula="of:=[.F71]/[.$F$74]" office:value-type="percentage" office:value="0.189265536723164" calcext:value-type="percentage">
            <text:p>18.93%</text:p>
          </table:table-cell>
          <table:table-cell table:style-name="ce127" table:formula="of:=[.G71]/[.$G$74]" office:value-type="percentage" office:value="0.35" calcext:value-type="percentage">
            <text:p>35.00%</text:p>
          </table:table-cell>
          <table:table-cell table:style-name="ce114" table:formula="of:=[.H71]/[.$H$74]" office:value-type="percentage" office:value="0.0596590909090909" calcext:value-type="percentage">
            <text:p>5.97%</text:p>
          </table:table-cell>
          <table:table-cell table:style-name="ce124" table:formula="of:=[.I71]/[.$I$74]" office:value-type="percentage" office:value="0.253164556962025" calcext:value-type="percentage">
            <text:p>25.32%</text:p>
          </table:table-cell>
          <table:table-cell table:style-name="ce124" table:formula="of:=[.J71]/[.$J$74]" office:value-type="percentage" office:value="0.201834862385321" calcext:value-type="percentage">
            <text:p>20.18%</text:p>
          </table:table-cell>
          <table:table-cell table:style-name="ce127" table:formula="of:=[.K71]/[.$K$74]" office:value-type="percentage" office:value="0.46530612244898" calcext:value-type="percentage">
            <text:p>46.53%</text:p>
          </table:table-cell>
          <table:table-cell table:style-name="ce114" table:formula="of:=[.L71]/[.$L$74]" office:value-type="percentage" office:value="0.245283018867925" calcext:value-type="percentage">
            <text:p>24.53%</text:p>
          </table:table-cell>
          <table:table-cell table:style-name="ce124" table:formula="of:=[.M71]/[.$M$74]" office:value-type="percentage" office:value="0.228215767634855" calcext:value-type="percentage">
            <text:p>22.82%</text:p>
          </table:table-cell>
          <table:table-cell table:style-name="ce124" table:formula="of:=[.N71]/[.$N$74]" office:value-type="percentage" office:value="0.236453201970443" calcext:value-type="percentage">
            <text:p>23.65%</text:p>
          </table:table-cell>
          <table:table-cell table:style-name="ce124" table:formula="of:=[.O71]/[.$O$74]" office:value-type="percentage" office:value="0.136363636363636" calcext:value-type="percentage">
            <text:p>13.64%</text:p>
          </table:table-cell>
          <table:table-cell table:style-name="ce124" table:formula="of:=[.P71]/[.$P$74]" office:value-type="percentage" office:value="0.303030303030303" calcext:value-type="percentage">
            <text:p>30.30%</text:p>
          </table:table-cell>
          <table:table-cell table:style-name="ce124" table:formula="of:=[.Q71]/[.$Q$74]" office:value-type="percentage" office:value="0.26530612244898" calcext:value-type="percentage">
            <text:p>26.53%</text:p>
          </table:table-cell>
          <table:table-cell table:style-name="ce127" table:formula="of:=[.R71]/[.$R$74]" office:value-type="percentage" office:value="0.322115384615385" calcext:value-type="percentage">
            <text:p>32.21%</text:p>
          </table:table-cell>
          <table:table-cell table:style-name="ce185" table:formula="of:=[.S71]/[.$S$74]" office:value-type="percentage" office:value="0.246467302004601" calcext:value-type="percentage">
            <text:p>24.65%</text:p>
          </table:table-cell>
          <table:table-cell/>
          <table:table-cell table:style-name="ce57" table:formula="of:=SUM([.C71:.D71])" office:value-type="float" office:value="76" calcext:value-type="float">
            <text:p>76</text:p>
          </table:table-cell>
          <table:table-cell table:style-name="ce57" table:formula="of:=SUM([.E71:.G71])" office:value-type="float" office:value="254" calcext:value-type="float">
            <text:p>254</text:p>
          </table:table-cell>
          <table:table-cell table:style-name="ce57" table:formula="of:=SUM([.H71:.K71])" office:value-type="float" office:value="199" calcext:value-type="float">
            <text:p>199</text:p>
          </table:table-cell>
          <table:table-cell table:style-name="ce57" table:formula="of:=SUM([.L71:.R71])" office:value-type="float" office:value="221" calcext:value-type="float">
            <text:p>221</text:p>
          </table:table-cell>
          <table:table-cell table:style-name="ce115" table:formula="of:=[.AM71]/[.$AM$74]" office:value-type="percentage" office:value="0.19047619047619" calcext:value-type="percentage">
            <text:p>19.05%</text:p>
          </table:table-cell>
          <table:table-cell table:style-name="ce115" table:formula="of:=[.AN71]/[.$AN$74]" office:value-type="percentage" office:value="0.297772567409144" calcext:value-type="percentage">
            <text:p>29.78%</text:p>
          </table:table-cell>
          <table:table-cell table:style-name="ce115" table:formula="of:=[.AO71]/[.$AO$74]" office:value-type="percentage" office:value="0.222595078299776" calcext:value-type="percentage">
            <text:p>22.26%</text:p>
          </table:table-cell>
          <table:table-cell table:style-name="ce115" table:formula="of:=[.AP71]/[.$AP$74]" office:value-type="percentage" office:value="0.246376811594203" calcext:value-type="percentage">
            <text:p>24.64%</text:p>
          </table:table-cell>
          <table:table-cell table:number-columns-repeated="211"/>
        </table:table-row>
        <table:table-row table:style-name="ro2">
          <table:table-cell/>
          <table:table-cell table:style-name="ce86" office:value-type="string" calcext:value-type="string">
            <text:p>Silica skeletons</text:p>
          </table:table-cell>
          <table:table-cell table:style-name="ce139" table:formula="of:=[.C37]+[.C38]+[.C39]" office:value-type="float" office:value="3" calcext:value-type="float">
            <text:p>3</text:p>
          </table:table-cell>
          <table:table-cell table:style-name="ce100"/>
          <table:table-cell table:style-name="ce139" table:formula="of:=[.E37]+[.E38]+[.E39]" office:value-type="float" office:value="5" calcext:value-type="float">
            <text:p>5</text:p>
          </table:table-cell>
          <table:table-cell table:style-name="ce52" table:formula="of:=[.F37]+[.F38]+[.F39]" office:value-type="float" office:value="2" calcext:value-type="float">
            <text:p>2</text:p>
          </table:table-cell>
          <table:table-cell table:style-name="ce100"/>
          <table:table-cell table:style-name="ce139"/>
          <table:table-cell table:style-name="ce52" table:number-columns-repeated="2"/>
          <table:table-cell table:style-name="ce100" table:formula="of:=[.K37]+[.K38]+[.K39]" office:value-type="float" office:value="1" calcext:value-type="float">
            <text:p>1</text:p>
          </table:table-cell>
          <table:table-cell table:style-name="ce139"/>
          <table:table-cell table:style-name="ce52" table:number-columns-repeated="6"/>
          <table:table-cell table:style-name="ce167" table:formula="of:=SUM([.C72:.R72])" office:value-type="float" office:value="11" calcext:value-type="float">
            <text:p>11</text:p>
          </table:table-cell>
          <table:table-cell/>
          <table:table-cell table:style-name="ce114" table:formula="of:=[.C72]/[.$C$74]" office:value-type="percentage" office:value="0.0084985835694051" calcext:value-type="percentage">
            <text:p>0.85%</text:p>
          </table:table-cell>
          <table:table-cell table:style-name="ce127"/>
          <table:table-cell table:style-name="ce114" table:formula="of:=[.E72]/[.$E$74]" office:value-type="percentage" office:value="0.0193050193050193" calcext:value-type="percentage">
            <text:p>1.93%</text:p>
          </table:table-cell>
          <table:table-cell table:style-name="ce124" table:formula="of:=[.F72]/[.$F$74]" office:value-type="percentage" office:value="0.00564971751412429" calcext:value-type="percentage">
            <text:p>0.56%</text:p>
          </table:table-cell>
          <table:table-cell table:style-name="ce127"/>
          <table:table-cell table:style-name="ce114"/>
          <table:table-cell table:style-name="ce124" table:number-columns-repeated="2"/>
          <table:table-cell table:style-name="ce127" table:formula="of:=[.K72]/[.$K$74]" office:value-type="percentage" office:value="0.00408163265306122" calcext:value-type="percentage">
            <text:p>0.41%</text:p>
          </table:table-cell>
          <table:table-cell table:style-name="ce114"/>
          <table:table-cell table:style-name="ce124" table:number-columns-repeated="5"/>
          <table:table-cell table:style-name="ce127"/>
          <table:table-cell table:style-name="ce185" table:formula="of:=[.S72]/[.$S$74]" office:value-type="percentage" office:value="0.00361485376273414" calcext:value-type="percentage">
            <text:p>0.36%</text:p>
          </table:table-cell>
          <table:table-cell/>
          <table:table-cell table:style-name="ce57" table:formula="of:=SUM([.C72:.D72])" office:value-type="float" office:value="3" calcext:value-type="float">
            <text:p>3</text:p>
          </table:table-cell>
          <table:table-cell table:style-name="ce57" table:formula="of:=SUM([.E72:.G72])" office:value-type="float" office:value="7" calcext:value-type="float">
            <text:p>7</text:p>
          </table:table-cell>
          <table:table-cell table:style-name="ce57" table:formula="of:=SUM([.H72:.K72])" office:value-type="float" office:value="1" calcext:value-type="float">
            <text:p>1</text:p>
          </table:table-cell>
          <table:table-cell table:style-name="ce57" table:formula="of:=SUM([.L72:.R72])" office:value-type="float" office:value="0" calcext:value-type="float">
            <text:p>0</text:p>
          </table:table-cell>
          <table:table-cell table:style-name="ce115" table:formula="of:=[.AM72]/[.$AM$74]" office:value-type="percentage" office:value="0.0075187969924812" calcext:value-type="percentage">
            <text:p>0.75%</text:p>
          </table:table-cell>
          <table:table-cell table:style-name="ce115" table:formula="of:=[.AN72]/[.$AN$74]" office:value-type="percentage" office:value="0.0082063305978898" calcext:value-type="percentage">
            <text:p>0.82%</text:p>
          </table:table-cell>
          <table:table-cell table:style-name="ce115" table:formula="of:=[.AO72]/[.$AO$74]" office:value-type="percentage" office:value="0.00111856823266219" calcext:value-type="percentage">
            <text:p>0.11%</text:p>
          </table:table-cell>
          <table:table-cell table:style-name="ce115" table:formula="of:=[.AP72]/[.$AP$74]" office:value-type="percentage" office:value="0" calcext:value-type="percentage">
            <text:p>0.00%</text:p>
          </table:table-cell>
          <table:table-cell table:number-columns-repeated="211"/>
        </table:table-row>
        <table:table-row table:style-name="ro2">
          <table:table-cell/>
          <table:table-cell table:style-name="ce86" office:value-type="string" calcext:value-type="string">
            <text:p>Other</text:p>
          </table:table-cell>
          <table:table-cell table:style-name="ce140" table:formula="of:=[.C15]+[.C21]+[.C22]+[.C23]+[.C24]+[.C25]+[.C26]+[.C31]+[.C32]+[.C33]+[.C34]+[.C35]" office:value-type="float" office:value="47" calcext:value-type="float">
            <text:p>47</text:p>
          </table:table-cell>
          <table:table-cell table:style-name="ce4" table:formula="of:=[.D15]+[.D21]+[.D22]+[.D23]+[.D24]+[.D25]+[.D26]+[.D31]+[.D32]+[.D33]+[.D34]+[.D35]" office:value-type="float" office:value="3" calcext:value-type="float">
            <text:p>3</text:p>
          </table:table-cell>
          <table:table-cell table:style-name="ce140" table:formula="of:=[.E15]+[.E21]+[.E22]+[.E23]+[.E24]+[.E25]+[.E26]+[.E31]+[.E32]+[.E33]+[.E34]+[.E35]" office:value-type="float" office:value="19" calcext:value-type="float">
            <text:p>19</text:p>
          </table:table-cell>
          <table:table-cell table:style-name="ce55" table:formula="of:=[.F15]+[.F21]+[.F22]+[.F23]+[.F24]+[.F25]+[.F26]+[.F31]+[.F32]+[.F33]+[.F34]+[.F35]" office:value-type="float" office:value="27" calcext:value-type="float">
            <text:p>27</text:p>
          </table:table-cell>
          <table:table-cell table:style-name="ce4" table:formula="of:=[.G15]+[.G21]+[.G22]+[.G23]+[.G24]+[.G25]+[.G26]+[.G31]+[.G32]+[.G33]+[.G34]+[.G35]" office:value-type="float" office:value="9" calcext:value-type="float">
            <text:p>9</text:p>
          </table:table-cell>
          <table:table-cell table:style-name="ce140" table:formula="of:=[.H15]+[.H21]+[.H22]+[.H23]+[.H24]+[.H25]+[.H26]+[.H31]+[.H32]+[.H33]+[.H34]+[.H35]" office:value-type="float" office:value="30" calcext:value-type="float">
            <text:p>30</text:p>
          </table:table-cell>
          <table:table-cell table:style-name="ce55"/>
          <table:table-cell table:style-name="ce55" table:formula="of:=[.J15]+[.J21]+[.J22]+[.J23]+[.J24]+[.J25]+[.J26]+[.J31]+[.J32]+[.J33]+[.J34]+[.J35]" office:value-type="float" office:value="56" calcext:value-type="float">
            <text:p>56</text:p>
          </table:table-cell>
          <table:table-cell table:style-name="ce4" table:formula="of:=[.K15]+[.K21]+[.K22]+[.K23]+[.K24]+[.K25]+[.K26]+[.K31]+[.K32]+[.K33]+[.K34]+[.K35]" office:value-type="float" office:value="12" calcext:value-type="float">
            <text:p>12</text:p>
          </table:table-cell>
          <table:table-cell table:style-name="ce140" table:formula="of:=[.L15]+[.L21]+[.L22]+[.L23]+[.L24]+[.L25]+[.L26]+[.L31]+[.L32]+[.L33]+[.L34]+[.L35]" office:value-type="float" office:value="5" calcext:value-type="float">
            <text:p>5</text:p>
          </table:table-cell>
          <table:table-cell table:style-name="ce55" table:formula="of:=[.M15]+[.M21]+[.M22]+[.M23]+[.M24]+[.M25]+[.M26]+[.M31]+[.M32]+[.M33]+[.M34]+[.M35]" office:value-type="float" office:value="35" calcext:value-type="float">
            <text:p>35</text:p>
          </table:table-cell>
          <table:table-cell table:style-name="ce55" table:formula="of:=[.N15]+[.N21]+[.N22]+[.N23]+[.N24]+[.N25]+[.N26]+[.N31]+[.N32]+[.N33]+[.N34]+[.N35]" office:value-type="float" office:value="51" calcext:value-type="float">
            <text:p>51</text:p>
          </table:table-cell>
          <table:table-cell table:style-name="ce55" table:formula="of:=[.O15]+[.O21]+[.O22]+[.O23]+[.O24]+[.O25]+[.O26]+[.O31]+[.O32]+[.O33]+[.O34]+[.O35]" office:value-type="float" office:value="11" calcext:value-type="float">
            <text:p>11</text:p>
          </table:table-cell>
          <table:table-cell table:style-name="ce55" table:formula="of:=[.P15]+[.P21]+[.P22]+[.P23]+[.P24]+[.P25]+[.P26]+[.P31]+[.P32]+[.P33]+[.P34]+[.P35]" office:value-type="float" office:value="2" calcext:value-type="float">
            <text:p>2</text:p>
          </table:table-cell>
          <table:table-cell table:style-name="ce55" table:formula="of:=[.Q15]+[.Q21]+[.Q22]+[.Q23]+[.Q24]+[.Q25]+[.Q26]+[.Q31]+[.Q32]+[.Q33]+[.Q34]+[.Q35]" office:value-type="float" office:value="2" calcext:value-type="float">
            <text:p>2</text:p>
          </table:table-cell>
          <table:table-cell table:style-name="ce55" table:formula="of:=[.R15]+[.R21]+[.R22]+[.R23]+[.R24]+[.R25]+[.R26]+[.R31]+[.R32]+[.R33]+[.R34]+[.R35]" office:value-type="float" office:value="18" calcext:value-type="float">
            <text:p>18</text:p>
          </table:table-cell>
          <table:table-cell table:style-name="ce168" table:formula="of:=SUM([.C73:.R73])" office:value-type="float" office:value="327" calcext:value-type="float">
            <text:p>327</text:p>
          </table:table-cell>
          <table:table-cell/>
          <table:table-cell table:style-name="ce169" table:formula="of:=[.C73]/[.$C$74]" office:value-type="percentage" office:value="0.13314447592068" calcext:value-type="percentage">
            <text:p>13.31%</text:p>
          </table:table-cell>
          <table:table-cell table:style-name="ce177" table:formula="of:=[.D73]/[.$D$74]" office:value-type="percentage" office:value="0.0652173913043478" calcext:value-type="percentage">
            <text:p>6.52%</text:p>
          </table:table-cell>
          <table:table-cell table:style-name="ce169" table:formula="of:=[.E73]/[.$E$74]" office:value-type="percentage" office:value="0.0733590733590734" calcext:value-type="percentage">
            <text:p>7.34%</text:p>
          </table:table-cell>
          <table:table-cell table:style-name="ce172" table:formula="of:=[.F73]/[.$F$74]" office:value-type="percentage" office:value="0.076271186440678" calcext:value-type="percentage">
            <text:p>7.63%</text:p>
          </table:table-cell>
          <table:table-cell table:style-name="ce177" table:formula="of:=[.G73]/[.$G$74]" office:value-type="percentage" office:value="0.0375" calcext:value-type="percentage">
            <text:p>3.75%</text:p>
          </table:table-cell>
          <table:table-cell table:style-name="ce114" table:formula="of:=[.H73]/[.$H$74]" office:value-type="percentage" office:value="0.0852272727272727" calcext:value-type="percentage">
            <text:p>8.52%</text:p>
          </table:table-cell>
          <table:table-cell table:style-name="ce124"/>
          <table:table-cell table:style-name="ce124" table:formula="of:=[.J73]/[.$J$74]" office:value-type="percentage" office:value="0.256880733944954" calcext:value-type="percentage">
            <text:p>25.69%</text:p>
          </table:table-cell>
          <table:table-cell table:style-name="ce127" table:formula="of:=[.K73]/[.$K$74]" office:value-type="percentage" office:value="0.0489795918367347" calcext:value-type="percentage">
            <text:p>4.90%</text:p>
          </table:table-cell>
          <table:table-cell table:style-name="ce114" table:formula="of:=[.L73]/[.$L$74]" office:value-type="percentage" office:value="0.0943396226415094" calcext:value-type="percentage">
            <text:p>9.43%</text:p>
          </table:table-cell>
          <table:table-cell table:style-name="ce124" table:formula="of:=[.M73]/[.$M$74]" office:value-type="percentage" office:value="0.145228215767635" calcext:value-type="percentage">
            <text:p>14.52%</text:p>
          </table:table-cell>
          <table:table-cell table:style-name="ce124" table:formula="of:=[.N73]/[.$N$74]" office:value-type="percentage" office:value="0.251231527093596" calcext:value-type="percentage">
            <text:p>25.12%</text:p>
          </table:table-cell>
          <table:table-cell table:style-name="ce124" table:formula="of:=[.O73]/[.$O$74]" office:value-type="percentage" office:value="0.1" calcext:value-type="percentage">
            <text:p>10.00%</text:p>
          </table:table-cell>
          <table:table-cell table:style-name="ce124" table:formula="of:=[.P73]/[.$P$74]" office:value-type="percentage" office:value="0.0606060606060606" calcext:value-type="percentage">
            <text:p>6.06%</text:p>
          </table:table-cell>
          <table:table-cell table:style-name="ce124" table:formula="of:=[.Q73]/[.$Q$74]" office:value-type="percentage" office:value="0.0408163265306122" calcext:value-type="percentage">
            <text:p>4.08%</text:p>
          </table:table-cell>
          <table:table-cell table:style-name="ce127" table:formula="of:=[.R73]/[.$R$74]" office:value-type="percentage" office:value="0.0865384615384615" calcext:value-type="percentage">
            <text:p>8.65%</text:p>
          </table:table-cell>
          <table:table-cell table:style-name="ce185" table:formula="of:=[.S73]/[.$S$74]" office:value-type="percentage" office:value="0.107459743674006" calcext:value-type="percentage">
            <text:p>10.75%</text:p>
          </table:table-cell>
          <table:table-cell/>
          <table:table-cell table:style-name="ce57" table:formula="of:=SUM([.C73:.D73])" office:value-type="float" office:value="50" calcext:value-type="float">
            <text:p>50</text:p>
          </table:table-cell>
          <table:table-cell table:style-name="ce57" table:formula="of:=SUM([.E73:.G73])" office:value-type="float" office:value="55" calcext:value-type="float">
            <text:p>55</text:p>
          </table:table-cell>
          <table:table-cell table:style-name="ce57" table:formula="of:=SUM([.H73:.K73])" office:value-type="float" office:value="98" calcext:value-type="float">
            <text:p>98</text:p>
          </table:table-cell>
          <table:table-cell table:style-name="ce57" table:formula="of:=SUM([.L73:.R73])" office:value-type="float" office:value="124" calcext:value-type="float">
            <text:p>124</text:p>
          </table:table-cell>
          <table:table-cell table:style-name="ce115" table:formula="of:=[.AM73]/[.$AM$74]" office:value-type="percentage" office:value="0.12531328320802" calcext:value-type="percentage">
            <text:p>12.53%</text:p>
          </table:table-cell>
          <table:table-cell table:style-name="ce115" table:formula="of:=[.AN73]/[.$AN$74]" office:value-type="percentage" office:value="0.0644783118405627" calcext:value-type="percentage">
            <text:p>6.45%</text:p>
          </table:table-cell>
          <table:table-cell table:style-name="ce115" table:formula="of:=[.AO73]/[.$AO$74]" office:value-type="percentage" office:value="0.109619686800895" calcext:value-type="percentage">
            <text:p>10.96%</text:p>
          </table:table-cell>
          <table:table-cell table:style-name="ce115" table:formula="of:=[.AP73]/[.$AP$74]" office:value-type="percentage" office:value="0.138238573021182" calcext:value-type="percentage">
            <text:p>13.82%</text:p>
          </table:table-cell>
          <table:table-cell table:number-columns-repeated="211"/>
        </table:table-row>
        <table:table-row table:style-name="ro2">
          <table:table-cell/>
          <table:table-cell table:style-name="ce82" office:value-type="string" calcext:value-type="string">
            <text:p>TOT</text:p>
          </table:table-cell>
          <table:table-cell table:style-name="ce140" table:formula="of:=SUM([.C70:.C73])" office:value-type="float" office:value="353" calcext:value-type="float">
            <text:p>353</text:p>
          </table:table-cell>
          <table:table-cell table:style-name="ce99" table:formula="of:=SUM([.D70:.D73])" office:value-type="float" office:value="46" calcext:value-type="float">
            <text:p>46</text:p>
          </table:table-cell>
          <table:table-cell table:style-name="ce55" table:formula="of:=SUM([.E70:.E73])" office:value-type="float" office:value="259" calcext:value-type="float">
            <text:p>259</text:p>
          </table:table-cell>
          <table:table-cell table:style-name="ce55" table:formula="of:=SUM([.F70:.F73])" office:value-type="float" office:value="354" calcext:value-type="float">
            <text:p>354</text:p>
          </table:table-cell>
          <table:table-cell table:style-name="ce99" table:formula="of:=SUM([.G70:.G73])" office:value-type="float" office:value="240" calcext:value-type="float">
            <text:p>240</text:p>
          </table:table-cell>
          <table:table-cell table:style-name="ce55" table:formula="of:=SUM([.H70:.H73])" office:value-type="float" office:value="352" calcext:value-type="float">
            <text:p>352</text:p>
          </table:table-cell>
          <table:table-cell table:style-name="ce55" table:formula="of:=SUM([.I70:.I73])" office:value-type="float" office:value="79" calcext:value-type="float">
            <text:p>79</text:p>
          </table:table-cell>
          <table:table-cell table:style-name="ce55" table:formula="of:=SUM([.J70:.J73])" office:value-type="float" office:value="218" calcext:value-type="float">
            <text:p>218</text:p>
          </table:table-cell>
          <table:table-cell table:style-name="ce99" table:formula="of:=SUM([.K70:.K73])" office:value-type="float" office:value="245" calcext:value-type="float">
            <text:p>245</text:p>
          </table:table-cell>
          <table:table-cell table:style-name="ce55" table:formula="of:=SUM([.L70:.L73])" office:value-type="float" office:value="53" calcext:value-type="float">
            <text:p>53</text:p>
          </table:table-cell>
          <table:table-cell table:style-name="ce55" table:formula="of:=SUM([.M70:.M73])" office:value-type="float" office:value="241" calcext:value-type="float">
            <text:p>241</text:p>
          </table:table-cell>
          <table:table-cell table:style-name="ce55" table:formula="of:=SUM([.N70:.N73])" office:value-type="float" office:value="203" calcext:value-type="float">
            <text:p>203</text:p>
          </table:table-cell>
          <table:table-cell table:style-name="ce55" table:formula="of:=SUM([.O70:.O73])" office:value-type="float" office:value="110" calcext:value-type="float">
            <text:p>110</text:p>
          </table:table-cell>
          <table:table-cell table:style-name="ce55" table:formula="of:=SUM([.P70:.P73])" office:value-type="float" office:value="33" calcext:value-type="float">
            <text:p>33</text:p>
          </table:table-cell>
          <table:table-cell table:style-name="ce55" table:formula="of:=SUM([.Q70:.Q73])" office:value-type="float" office:value="49" calcext:value-type="float">
            <text:p>49</text:p>
          </table:table-cell>
          <table:table-cell table:style-name="ce55" table:formula="of:=SUM([.R70:.R73])" office:value-type="float" office:value="208" calcext:value-type="float">
            <text:p>208</text:p>
          </table:table-cell>
          <table:table-cell table:style-name="ce168" table:formula="of:=SUM([.C74:.R74])" office:value-type="float" office:value="3043" calcext:value-type="float">
            <text:p>3043</text:p>
          </table:table-cell>
          <table:table-cell/>
          <table:table-cell table:style-name="ce175" table:formula="of:=[.C74]/[.$C$74]" office:value-type="percentage" office:value="1" calcext:value-type="percentage">
            <text:p>100%</text:p>
          </table:table-cell>
          <table:table-cell table:style-name="ce179" table:formula="of:=[.D74]/[.$D$74]" office:value-type="percentage" office:value="1" calcext:value-type="percentage">
            <text:p>100%</text:p>
          </table:table-cell>
          <table:table-cell table:style-name="ce175" table:formula="of:=[.E74]/[.$E$74]" office:value-type="percentage" office:value="1" calcext:value-type="percentage">
            <text:p>100%</text:p>
          </table:table-cell>
          <table:table-cell table:style-name="ce178" table:formula="of:=[.F74]/[.$F$74]" office:value-type="percentage" office:value="1" calcext:value-type="percentage">
            <text:p>100%</text:p>
          </table:table-cell>
          <table:table-cell table:style-name="ce179" table:formula="of:=[.G74]/[.$G$74]" office:value-type="percentage" office:value="1" calcext:value-type="percentage">
            <text:p>100%</text:p>
          </table:table-cell>
          <table:table-cell table:style-name="ce175" table:formula="of:=[.H74]/[.$H$74]" office:value-type="percentage" office:value="1" calcext:value-type="percentage">
            <text:p>100%</text:p>
          </table:table-cell>
          <table:table-cell table:style-name="ce178" table:formula="of:=[.I74]/[.$I$74]" office:value-type="percentage" office:value="1" calcext:value-type="percentage">
            <text:p>100%</text:p>
          </table:table-cell>
          <table:table-cell table:style-name="ce178" table:formula="of:=[.J74]/[.$J$74]" office:value-type="percentage" office:value="1" calcext:value-type="percentage">
            <text:p>100%</text:p>
          </table:table-cell>
          <table:table-cell table:style-name="ce179" table:formula="of:=[.K74]/[.$K$74]" office:value-type="percentage" office:value="1" calcext:value-type="percentage">
            <text:p>100%</text:p>
          </table:table-cell>
          <table:table-cell table:style-name="ce175" table:formula="of:=[.L74]/[.$L$74]" office:value-type="percentage" office:value="1" calcext:value-type="percentage">
            <text:p>100%</text:p>
          </table:table-cell>
          <table:table-cell table:style-name="ce178" table:formula="of:=[.M74]/[.$M$74]" office:value-type="percentage" office:value="1" calcext:value-type="percentage">
            <text:p>100%</text:p>
          </table:table-cell>
          <table:table-cell table:style-name="ce178" table:formula="of:=[.N74]/[.$N$74]" office:value-type="percentage" office:value="1" calcext:value-type="percentage">
            <text:p>100%</text:p>
          </table:table-cell>
          <table:table-cell table:style-name="ce178" table:formula="of:=[.O74]/[.$O$74]" office:value-type="percentage" office:value="1" calcext:value-type="percentage">
            <text:p>100%</text:p>
          </table:table-cell>
          <table:table-cell table:style-name="ce178" table:formula="of:=[.P74]/[.$P$74]" office:value-type="percentage" office:value="1" calcext:value-type="percentage">
            <text:p>100%</text:p>
          </table:table-cell>
          <table:table-cell table:style-name="ce178" table:formula="of:=[.Q74]/[.$Q$74]" office:value-type="percentage" office:value="1" calcext:value-type="percentage">
            <text:p>100%</text:p>
          </table:table-cell>
          <table:table-cell table:style-name="ce179" table:formula="of:=[.R74]/[.$R$74]" office:value-type="percentage" office:value="1" calcext:value-type="percentage">
            <text:p>100%</text:p>
          </table:table-cell>
          <table:table-cell table:style-name="ce187" table:formula="of:=[.S74]/[.$S$74]" office:value-type="percentage" office:value="1" calcext:value-type="percentage">
            <text:p>100%</text:p>
          </table:table-cell>
          <table:table-cell/>
          <table:table-cell table:style-name="ce91" table:formula="of:=SUM([.C74:.D74])" office:value-type="float" office:value="399" calcext:value-type="float">
            <text:p>399</text:p>
          </table:table-cell>
          <table:table-cell table:style-name="ce91" table:formula="of:=SUM([.E74:.G74])" office:value-type="float" office:value="853" calcext:value-type="float">
            <text:p>853</text:p>
          </table:table-cell>
          <table:table-cell table:style-name="ce91" table:formula="of:=SUM([.H74:.K74])" office:value-type="float" office:value="894" calcext:value-type="float">
            <text:p>894</text:p>
          </table:table-cell>
          <table:table-cell table:style-name="ce91" table:formula="of:=SUM([.L74:.R74])" office:value-type="float" office:value="897" calcext:value-type="float">
            <text:p>897</text:p>
          </table:table-cell>
          <table:table-cell table:style-name="ce120" table:formula="of:=[.AM74]/[.$AM$74]" office:value-type="percentage" office:value="1" calcext:value-type="percentage">
            <text:p>100%</text:p>
          </table:table-cell>
          <table:table-cell table:style-name="ce120" table:formula="of:=[.AN74]/[.$AN$74]" office:value-type="percentage" office:value="1" calcext:value-type="percentage">
            <text:p>100%</text:p>
          </table:table-cell>
          <table:table-cell table:style-name="ce120" table:formula="of:=[.AO74]/[.$AO$74]" office:value-type="percentage" office:value="1" calcext:value-type="percentage">
            <text:p>100%</text:p>
          </table:table-cell>
          <table:table-cell table:style-name="ce120" table:formula="of:=[.AP74]/[.$AP$74]" office:value-type="percentage" office:value="1" calcext:value-type="percentage">
            <text:p>100%</text:p>
          </table:table-cell>
          <table:table-cell table:number-columns-repeated="211"/>
        </table:table-row>
        <table:table-row table:style-name="ro2" table:number-rows-repeated="1048501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Kanmer" table:style-name="ta4">
        <table:table-column table:style-name="co11" table:default-cell-style-name="Default"/>
        <table:table-column table:style-name="co13" table:default-cell-style-name="ce72"/>
        <table:table-column table:style-name="co11" table:number-columns-repeated="62" table:default-cell-style-name="Default"/>
        <table:table-row table:style-name="ro2">
          <table:table-cell table:style-name="ce1" table:number-columns-repeated="2"/>
          <table:table-cell table:style-name="ce196" office:value-type="string" calcext:value-type="string" table:number-columns-spanned="16" table:number-rows-spanned="1">
            <text:p>Absolute count</text:p>
          </table:table-cell>
          <table:covered-table-cell table:number-columns-repeated="15" table:style-name="ce196"/>
          <table:table-cell table:style-name="ce1" table:number-columns-repeated="4"/>
          <table:table-cell table:style-name="ce196" office:value-type="string" calcext:value-type="string" table:number-columns-spanned="16" table:number-rows-spanned="1">
            <text:p>Relative number (%)</text:p>
          </table:table-cell>
          <table:covered-table-cell table:number-columns-repeated="15" table:style-name="ce196"/>
          <table:table-cell table:style-name="ce1" table:number-columns-repeated="9"/>
          <table:table-cell table:number-columns-repeated="17"/>
        </table:table-row>
        <table:table-row table:style-name="ro9">
          <table:table-cell table:style-name="ce1"/>
          <table:table-cell table:style-name="ce189"/>
          <table:table-cell table:style-name="ce197" office:value-type="string" calcext:value-type="string">
            <text:p>A001</text:p>
          </table:table-cell>
          <table:table-cell table:style-name="ce197" office:value-type="string" calcext:value-type="string">
            <text:p>A002</text:p>
          </table:table-cell>
          <table:table-cell table:style-name="ce197" office:value-type="string" calcext:value-type="string">
            <text:p>A003</text:p>
          </table:table-cell>
          <table:table-cell table:style-name="ce197" office:value-type="string" calcext:value-type="string">
            <text:p>A004</text:p>
          </table:table-cell>
          <table:table-cell table:style-name="ce197" office:value-type="string" calcext:value-type="string">
            <text:p>FL001</text:p>
          </table:table-cell>
          <table:table-cell table:style-name="ce197" office:value-type="string" calcext:value-type="string">
            <text:p>FL002</text:p>
          </table:table-cell>
          <table:table-cell table:style-name="ce197" office:value-type="string" calcext:value-type="string">
            <text:p>PL001</text:p>
          </table:table-cell>
          <table:table-cell table:style-name="ce197" office:value-type="string" calcext:value-type="string">
            <text:p>PL002</text:p>
          </table:table-cell>
          <table:table-cell table:style-name="ce197" office:value-type="string" calcext:value-type="string">
            <text:p>FP001</text:p>
          </table:table-cell>
          <table:table-cell table:style-name="ce197" office:value-type="string" calcext:value-type="string">
            <text:p>FP002</text:p>
          </table:table-cell>
          <table:table-cell table:style-name="ce197" office:value-type="string" calcext:value-type="string">
            <text:p>FP003</text:p>
          </table:table-cell>
          <table:table-cell table:style-name="ce197" office:value-type="string" calcext:value-type="string">
            <text:p>FP004</text:p>
          </table:table-cell>
          <table:table-cell table:style-name="ce197" office:value-type="string" calcext:value-type="string">
            <text:p>FP005</text:p>
          </table:table-cell>
          <table:table-cell table:style-name="ce197" office:value-type="string" calcext:value-type="string">
            <text:p>FP006</text:p>
          </table:table-cell>
          <table:table-cell table:style-name="ce138" office:value-type="string" calcext:value-type="string">
            <text:p>FP007</text:p>
          </table:table-cell>
          <table:table-cell table:style-name="ce197" office:value-type="string" calcext:value-type="string">
            <text:p>FP008</text:p>
          </table:table-cell>
          <table:table-cell table:style-name="ce202" table:number-columns-repeated="3"/>
          <table:table-cell table:style-name="ce204"/>
          <table:table-cell table:style-name="ce197" office:value-type="string" calcext:value-type="string">
            <text:p>A001</text:p>
          </table:table-cell>
          <table:table-cell table:style-name="ce197" office:value-type="string" calcext:value-type="string">
            <text:p>A002</text:p>
          </table:table-cell>
          <table:table-cell table:style-name="ce197" office:value-type="string" calcext:value-type="string">
            <text:p>A003</text:p>
          </table:table-cell>
          <table:table-cell table:style-name="ce197" office:value-type="string" calcext:value-type="string">
            <text:p>A004</text:p>
          </table:table-cell>
          <table:table-cell table:style-name="ce197" office:value-type="string" calcext:value-type="string">
            <text:p>FL001</text:p>
          </table:table-cell>
          <table:table-cell table:style-name="ce197" office:value-type="string" calcext:value-type="string">
            <text:p>FL002</text:p>
          </table:table-cell>
          <table:table-cell table:style-name="ce197" office:value-type="string" calcext:value-type="string">
            <text:p>PL001</text:p>
          </table:table-cell>
          <table:table-cell table:style-name="ce197" office:value-type="string" calcext:value-type="string">
            <text:p>PL002</text:p>
          </table:table-cell>
          <table:table-cell table:style-name="ce197" office:value-type="string" calcext:value-type="string">
            <text:p>FP001</text:p>
          </table:table-cell>
          <table:table-cell table:style-name="ce197" office:value-type="string" calcext:value-type="string">
            <text:p>FP002</text:p>
          </table:table-cell>
          <table:table-cell table:style-name="ce197" office:value-type="string" calcext:value-type="string">
            <text:p>FP003</text:p>
          </table:table-cell>
          <table:table-cell table:style-name="ce197" office:value-type="string" calcext:value-type="string">
            <text:p>FP004</text:p>
          </table:table-cell>
          <table:table-cell table:style-name="ce197" office:value-type="string" calcext:value-type="string">
            <text:p>FP005</text:p>
          </table:table-cell>
          <table:table-cell table:style-name="ce197" office:value-type="string" calcext:value-type="string">
            <text:p>FP006</text:p>
          </table:table-cell>
          <table:table-cell table:style-name="ce138" office:value-type="string" calcext:value-type="string">
            <text:p>FP007</text:p>
          </table:table-cell>
          <table:table-cell table:style-name="ce197" office:value-type="string" calcext:value-type="string">
            <text:p>FP008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34" office:value-type="string" calcext:value-type="string">
            <text:p>Trench</text:p>
          </table:table-cell>
          <table:table-cell table:number-columns-repeated="3" table:style-name="ce198" office:value-type="string" calcext:value-type="string">
            <text:p>Z17</text:p>
          </table:table-cell>
          <table:table-cell table:style-name="ce198" office:value-type="string" calcext:value-type="string">
            <text:p>AA17</text:p>
          </table:table-cell>
          <table:table-cell table:style-name="ce198" office:value-type="string" calcext:value-type="string">
            <text:p>Z17</text:p>
          </table:table-cell>
          <table:table-cell table:style-name="ce198" office:value-type="string" calcext:value-type="string">
            <text:p>Z18</text:p>
          </table:table-cell>
          <table:table-cell table:style-name="ce198" office:value-type="string" calcext:value-type="string">
            <text:p>Z17</text:p>
          </table:table-cell>
          <table:table-cell table:style-name="ce198" office:value-type="string" calcext:value-type="string">
            <text:p>Z30</text:p>
          </table:table-cell>
          <table:table-cell table:style-name="ce198" office:value-type="string" calcext:value-type="string">
            <text:p>AA17</text:p>
          </table:table-cell>
          <table:table-cell table:number-columns-repeated="5" table:style-name="ce198" office:value-type="string" calcext:value-type="string">
            <text:p>Z17</text:p>
          </table:table-cell>
          <table:table-cell table:style-name="ce200" office:value-type="string" calcext:value-type="string">
            <text:p>Z18</text:p>
          </table:table-cell>
          <table:table-cell table:style-name="ce198" office:value-type="string" calcext:value-type="string">
            <text:p>Z17</text:p>
          </table:table-cell>
          <table:table-cell table:style-name="ce1" table:number-columns-repeated="3"/>
          <table:table-cell table:style-name="ce134" office:value-type="string" calcext:value-type="string">
            <text:p>Trench</text:p>
          </table:table-cell>
          <table:table-cell table:number-columns-repeated="3" table:style-name="ce198" office:value-type="string" calcext:value-type="string">
            <text:p>Z17</text:p>
          </table:table-cell>
          <table:table-cell table:style-name="ce198" office:value-type="string" calcext:value-type="string">
            <text:p>AA17</text:p>
          </table:table-cell>
          <table:table-cell table:style-name="ce198" office:value-type="string" calcext:value-type="string">
            <text:p>Z17</text:p>
          </table:table-cell>
          <table:table-cell table:style-name="ce198" office:value-type="string" calcext:value-type="string">
            <text:p>Z18</text:p>
          </table:table-cell>
          <table:table-cell table:style-name="ce198" office:value-type="string" calcext:value-type="string">
            <text:p>Z17</text:p>
          </table:table-cell>
          <table:table-cell table:style-name="ce198" office:value-type="string" calcext:value-type="string">
            <text:p>Z30</text:p>
          </table:table-cell>
          <table:table-cell table:style-name="ce198" office:value-type="string" calcext:value-type="string">
            <text:p>AA17</text:p>
          </table:table-cell>
          <table:table-cell table:number-columns-repeated="5" table:style-name="ce198" office:value-type="string" calcext:value-type="string">
            <text:p>Z17</text:p>
          </table:table-cell>
          <table:table-cell table:style-name="ce200" office:value-type="string" calcext:value-type="string">
            <text:p>Z18</text:p>
          </table:table-cell>
          <table:table-cell table:style-name="ce198" office:value-type="string" calcext:value-type="string">
            <text:p>Z17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0" office:value-type="string" calcext:value-type="string">
            <text:p>Elongate psilate</text:p>
          </table:table-cell>
          <table:table-cell table:style-name="ce61" office:value-type="float" office:value="100" calcext:value-type="float">
            <text:p>100</text:p>
          </table:table-cell>
          <table:table-cell table:style-name="ce51" office:value-type="float" office:value="76" calcext:value-type="float">
            <text:p>76</text:p>
          </table:table-cell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97" calcext:value-type="float">
            <text:p>97</text:p>
          </table:table-cell>
          <table:table-cell table:style-name="ce61" office:value-type="float" office:value="112" calcext:value-type="float">
            <text:p>112</text:p>
          </table:table-cell>
          <table:table-cell table:style-name="ce61" office:value-type="float" office:value="103" calcext:value-type="float">
            <text:p>103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78" calcext:value-type="float">
            <text:p>78</text:p>
          </table:table-cell>
          <table:table-cell table:style-name="ce61" office:value-type="float" office:value="124" calcext:value-type="float">
            <text:p>124</text:p>
          </table:table-cell>
          <table:table-cell table:style-name="ce61" office:value-type="float" office:value="114" calcext:value-type="float">
            <text:p>114</text:p>
          </table:table-cell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68" calcext:value-type="float">
            <text:p>68</text:p>
          </table:table-cell>
          <table:table-cell table:style-name="ce141" office:value-type="float" office:value="152" calcext:value-type="float">
            <text:p>152</text:p>
          </table:table-cell>
          <table:table-cell table:style-name="ce61" office:value-type="float" office:value="134" calcext:value-type="float">
            <text:p>134</text:p>
          </table:table-cell>
          <table:table-cell table:style-name="ce1"/>
          <table:table-cell table:style-name="ce141"/>
          <table:table-cell table:style-name="ce51"/>
          <table:table-cell table:style-name="ce205" office:value-type="string" calcext:value-type="string">
            <text:p>Elongate psilate</text:p>
          </table:table-cell>
          <table:table-cell table:style-name="ce110" office:value-type="percentage" office:value="0.267379679144385" calcext:value-type="percentage">
            <text:p>26.74%</text:p>
          </table:table-cell>
          <table:table-cell table:style-name="ce123" office:value-type="percentage" office:value="0.20708446866485" calcext:value-type="percentage">
            <text:p>20.71%</text:p>
          </table:table-cell>
          <table:table-cell table:style-name="ce110" office:value-type="percentage" office:value="0.42382271468144" calcext:value-type="percentage">
            <text:p>42.38%</text:p>
          </table:table-cell>
          <table:table-cell table:style-name="ce110" office:value-type="percentage" office:value="0.304469273743017" calcext:value-type="percentage">
            <text:p>30.45%</text:p>
          </table:table-cell>
          <table:table-cell table:style-name="ce110" office:value-type="percentage" office:value="0.340782122905028" calcext:value-type="percentage">
            <text:p>34.08%</text:p>
          </table:table-cell>
          <table:table-cell table:style-name="ce110" office:value-type="percentage" office:value="0.265027322404372" calcext:value-type="percentage">
            <text:p>26.50%</text:p>
          </table:table-cell>
          <table:table-cell table:style-name="ce110" office:value-type="percentage" office:value="0.318181818181818" calcext:value-type="percentage">
            <text:p>31.82%</text:p>
          </table:table-cell>
          <table:table-cell table:style-name="ce110" office:value-type="percentage" office:value="0.286111111111111" calcext:value-type="percentage">
            <text:p>28.61%</text:p>
          </table:table-cell>
          <table:table-cell table:style-name="ce110" office:value-type="percentage" office:value="0.286501377410468" calcext:value-type="percentage">
            <text:p>28.65%</text:p>
          </table:table-cell>
          <table:table-cell table:style-name="ce110" office:value-type="percentage" office:value="0.213114754098361" calcext:value-type="percentage">
            <text:p>21.31%</text:p>
          </table:table-cell>
          <table:table-cell table:style-name="ce110" office:value-type="percentage" office:value="0.345403899721448" calcext:value-type="percentage">
            <text:p>34.54%</text:p>
          </table:table-cell>
          <table:table-cell table:style-name="ce110" office:value-type="percentage" office:value="0.32112676056338" calcext:value-type="percentage">
            <text:p>32.11%</text:p>
          </table:table-cell>
          <table:table-cell table:style-name="ce110" office:value-type="percentage" office:value="0.180592991913747" calcext:value-type="percentage">
            <text:p>18.06%</text:p>
          </table:table-cell>
          <table:table-cell table:style-name="ce110" office:value-type="percentage" office:value="0.188365650969529" calcext:value-type="percentage">
            <text:p>18.84%</text:p>
          </table:table-cell>
          <table:table-cell table:style-name="ce112" office:value-type="percentage" office:value="0.38974358974359" calcext:value-type="percentage">
            <text:p>38.97%</text:p>
          </table:table-cell>
          <table:table-cell table:style-name="ce110" office:value-type="percentage" office:value="0.375350140056022" calcext:value-type="percentage">
            <text:p>37.54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1" office:value-type="string" calcext:value-type="string">
            <text:p>Elongate sinuate</text:p>
          </table:table-cell>
          <table:table-cell table:style-name="ce57"/>
          <table:table-cell table:style-name="ce1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1"/>
          <table:table-cell table:style-name="ce140"/>
          <table:table-cell table:style-name="ce55"/>
          <table:table-cell table:style-name="ce206" office:value-type="string" calcext:value-type="string">
            <text:p>Elongate sinuate</text:p>
          </table:table-cell>
          <table:table-cell table:style-name="ce111"/>
          <table:table-cell table:style-name="ce172"/>
          <table:table-cell table:style-name="ce111" office:value-type="percentage" office:value="0.0138504155124654" calcext:value-type="percentage">
            <text:p>1.39%</text:p>
          </table:table-cell>
          <table:table-cell table:style-name="ce111" table:number-columns-repeated="2"/>
          <table:table-cell table:style-name="ce111" office:value-type="percentage" office:value="0.0163934426229508" calcext:value-type="percentage">
            <text:p>1.64%</text:p>
          </table:table-cell>
          <table:table-cell table:style-name="ce111" office:value-type="percentage" office:value="0.00568181818181818" calcext:value-type="percentage">
            <text:p>0.57%</text:p>
          </table:table-cell>
          <table:table-cell table:style-name="ce111" office:value-type="percentage" office:value="0.00277777777777778" calcext:value-type="percentage">
            <text:p>0.28%</text:p>
          </table:table-cell>
          <table:table-cell table:style-name="ce111" office:value-type="percentage" office:value="0.00550964187327824" calcext:value-type="percentage">
            <text:p>0.55%</text:p>
          </table:table-cell>
          <table:table-cell table:style-name="ce111" office:value-type="percentage" office:value="0.00546448087431694" calcext:value-type="percentage">
            <text:p>0.55%</text:p>
          </table:table-cell>
          <table:table-cell table:style-name="ce111" office:value-type="percentage" office:value="0.00557103064066852" calcext:value-type="percentage">
            <text:p>0.56%</text:p>
          </table:table-cell>
          <table:table-cell table:style-name="ce111" office:value-type="percentage" office:value="0.00845070422535211" calcext:value-type="percentage">
            <text:p>0.85%</text:p>
          </table:table-cell>
          <table:table-cell table:style-name="ce111"/>
          <table:table-cell table:style-name="ce111" office:value-type="percentage" office:value="0.00831024930747922" calcext:value-type="percentage">
            <text:p>0.83%</text:p>
          </table:table-cell>
          <table:table-cell table:style-name="ce169" office:value-type="percentage" office:value="0.00769230769230769" calcext:value-type="percentage">
            <text:p>0.77%</text:p>
          </table:table-cell>
          <table:table-cell table:style-name="ce111" office:value-type="percentage" office:value="0.00560224089635854" calcext:value-type="percentage">
            <text:p>0.56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14"/>
          <table:table-cell table:style-name="ce99"/>
          <table:table-cell table:style-name="ce1" table:number-columns-repeated="3"/>
          <table:table-cell table:style-name="ce75"/>
          <table:table-cell table:style-name="ce180" table:number-columns-repeated="16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0" office:value-type="string" calcext:value-type="string">
            <text:p>Elongate echinate</text:p>
          </table:table-cell>
          <table:table-cell table:style-name="ce57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7" calcext:value-type="float">
            <text:p>67</text:p>
          </table:table-cell>
          <table:table-cell table:style-name="ce139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1"/>
          <table:table-cell table:style-name="ce141"/>
          <table:table-cell table:style-name="ce51"/>
          <table:table-cell table:style-name="ce205" office:value-type="string" calcext:value-type="string">
            <text:p>Elongate echinate</text:p>
          </table:table-cell>
          <table:table-cell table:style-name="ce110" office:value-type="percentage" office:value="0.0053475935828877" calcext:value-type="percentage">
            <text:p>0.53%</text:p>
          </table:table-cell>
          <table:table-cell table:style-name="ce123" office:value-type="percentage" office:value="0.00817438692098092" calcext:value-type="percentage">
            <text:p>0.82%</text:p>
          </table:table-cell>
          <table:table-cell table:style-name="ce110" office:value-type="percentage" office:value="0.0886426592797784" calcext:value-type="percentage">
            <text:p>8.86%</text:p>
          </table:table-cell>
          <table:table-cell table:number-columns-repeated="2" table:style-name="ce110" office:value-type="percentage" office:value="0.0111731843575419" calcext:value-type="percentage">
            <text:p>1.12%</text:p>
          </table:table-cell>
          <table:table-cell table:style-name="ce110" office:value-type="percentage" office:value="0.00273224043715847" calcext:value-type="percentage">
            <text:p>0.27%</text:p>
          </table:table-cell>
          <table:table-cell table:style-name="ce110" office:value-type="percentage" office:value="0.00284090909090909" calcext:value-type="percentage">
            <text:p>0.28%</text:p>
          </table:table-cell>
          <table:table-cell table:style-name="ce110" office:value-type="percentage" office:value="0.00833333333333333" calcext:value-type="percentage">
            <text:p>0.83%</text:p>
          </table:table-cell>
          <table:table-cell table:style-name="ce110" office:value-type="percentage" office:value="0.00826446280991735" calcext:value-type="percentage">
            <text:p>0.83%</text:p>
          </table:table-cell>
          <table:table-cell table:style-name="ce110" office:value-type="percentage" office:value="0.0109289617486339" calcext:value-type="percentage">
            <text:p>1.09%</text:p>
          </table:table-cell>
          <table:table-cell table:style-name="ce110" office:value-type="percentage" office:value="0.0473537604456824" calcext:value-type="percentage">
            <text:p>4.74%</text:p>
          </table:table-cell>
          <table:table-cell table:style-name="ce110" office:value-type="percentage" office:value="0.0676056338028169" calcext:value-type="percentage">
            <text:p>6.76%</text:p>
          </table:table-cell>
          <table:table-cell table:style-name="ce110" office:value-type="percentage" office:value="0.16711590296496" calcext:value-type="percentage">
            <text:p>16.71%</text:p>
          </table:table-cell>
          <table:table-cell table:style-name="ce110" office:value-type="percentage" office:value="0.185595567867036" calcext:value-type="percentage">
            <text:p>18.56%</text:p>
          </table:table-cell>
          <table:table-cell table:style-name="ce112" office:value-type="percentage" office:value="0.0179487179487179" calcext:value-type="percentage">
            <text:p>1.79%</text:p>
          </table:table-cell>
          <table:table-cell table:style-name="ce110" office:value-type="percentage" office:value="0.0168067226890756" calcext:value-type="percentage">
            <text:p>1.68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Elongate polylobate</text:p>
          </table:table-cell>
          <table:table-cell table:style-name="ce57" office:value-type="float" office:value="5" calcext:value-type="float">
            <text:p>5</text:p>
          </table:table-cell>
          <table:table-cell table:style-name="ce1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139"/>
          <table:table-cell table:style-name="ce57"/>
          <table:table-cell table:style-name="ce1"/>
          <table:table-cell table:style-name="ce139"/>
          <table:table-cell table:style-name="ce1"/>
          <table:table-cell table:style-name="ce159" office:value-type="string" calcext:value-type="string">
            <text:p>Elongate polylobate</text:p>
          </table:table-cell>
          <table:table-cell table:style-name="ce115" office:value-type="percentage" office:value="0.0133689839572192" calcext:value-type="percentage">
            <text:p>1.34%</text:p>
          </table:table-cell>
          <table:table-cell table:style-name="ce180"/>
          <table:table-cell table:style-name="ce115"/>
          <table:table-cell table:style-name="ce115" office:value-type="percentage" office:value="0.00837988826815642" calcext:value-type="percentage">
            <text:p>0.84%</text:p>
          </table:table-cell>
          <table:table-cell table:style-name="ce115" table:number-columns-repeated="2"/>
          <table:table-cell table:style-name="ce115" office:value-type="percentage" office:value="0.00284090909090909" calcext:value-type="percentage">
            <text:p>0.28%</text:p>
          </table:table-cell>
          <table:table-cell table:style-name="ce115" office:value-type="percentage" office:value="0.00277777777777778" calcext:value-type="percentage">
            <text:p>0.28%</text:p>
          </table:table-cell>
          <table:table-cell table:style-name="ce115" table:number-columns-repeated="4"/>
          <table:table-cell table:style-name="ce115" office:value-type="percentage" office:value="0.00808625336927224" calcext:value-type="percentage">
            <text:p>0.81%</text:p>
          </table:table-cell>
          <table:table-cell table:style-name="ce115"/>
          <table:table-cell table:style-name="ce114"/>
          <table:table-cell table:style-name="ce115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1" office:value-type="string" calcext:value-type="string">
            <text:p>Elongate pilate</text:p>
          </table:table-cell>
          <table:table-cell table:style-name="ce62"/>
          <table:table-cell table:style-name="ce55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140"/>
          <table:table-cell table:style-name="ce62"/>
          <table:table-cell table:style-name="ce1"/>
          <table:table-cell table:style-name="ce140"/>
          <table:table-cell table:style-name="ce55"/>
          <table:table-cell table:style-name="ce206" office:value-type="string" calcext:value-type="string">
            <text:p>Elongate pilate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72" office:value-type="percentage" office:value="0.00544959128065395" calcext:value-type="percentage">
            <text:p>0.54%</text:p>
          </table:table-cell>
          <table:table-cell table:style-name="ce111" office:value-type="percentage" office:value="0.00831024930747922" calcext:value-type="percentage">
            <text:p>0.83%</text:p>
          </table:table-cell>
          <table:table-cell table:style-name="ce111" table:number-columns-repeated="7"/>
          <table:table-cell table:style-name="ce111" office:value-type="percentage" office:value="0.00557103064066852" calcext:value-type="percentage">
            <text:p>0.56%</text:p>
          </table:table-cell>
          <table:table-cell table:style-name="ce111" office:value-type="percentage" office:value="0.0028169014084507" calcext:value-type="percentage">
            <text:p>0.28%</text:p>
          </table:table-cell>
          <table:table-cell table:style-name="ce111" table:number-columns-repeated="2"/>
          <table:table-cell table:style-name="ce169"/>
          <table:table-cell table:style-name="ce111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50"/>
          <table:table-cell table:style-name="ce89"/>
          <table:table-cell table:style-name="ce93" table:number-columns-repeated="14"/>
          <table:table-cell table:style-name="ce99"/>
          <table:table-cell table:style-name="ce1" table:number-columns-repeated="3"/>
          <table:table-cell table:style-name="ce75"/>
          <table:table-cell table:style-name="ce180" table:number-columns-repeated="16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Bylobates</text:p>
          </table:table-cell>
          <table:table-cell table:style-name="ce100"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2" calcext:value-type="float">
            <text:p>12</text:p>
          </table:table-cell>
          <table:table-cell table:style-name="ce139" office:value-type="float" office:value="12" calcext:value-type="float">
            <text:p>12</text:p>
          </table:table-cell>
          <table:table-cell table:style-name="ce57" office:value-type="float" office:value="22" calcext:value-type="float">
            <text:p>22</text:p>
          </table:table-cell>
          <table:table-cell table:style-name="ce1"/>
          <table:table-cell table:style-name="ce141"/>
          <table:table-cell table:style-name="ce51"/>
          <table:table-cell table:style-name="ce151" office:value-type="string" calcext:value-type="string">
            <text:p>Bylobates</text:p>
          </table:table-cell>
          <table:table-cell table:style-name="ce110" office:value-type="percentage" office:value="0.106951871657754" calcext:value-type="percentage">
            <text:p>10.70%</text:p>
          </table:table-cell>
          <table:table-cell table:style-name="ce110" office:value-type="percentage" office:value="0.138964577656676" calcext:value-type="percentage">
            <text:p>13.90%</text:p>
          </table:table-cell>
          <table:table-cell table:style-name="ce110" office:value-type="percentage" office:value="0.0637119113573407" calcext:value-type="percentage">
            <text:p>6.37%</text:p>
          </table:table-cell>
          <table:table-cell table:style-name="ce110" office:value-type="percentage" office:value="0.0558659217877095" calcext:value-type="percentage">
            <text:p>5.59%</text:p>
          </table:table-cell>
          <table:table-cell table:style-name="ce110" office:value-type="percentage" office:value="0.0279329608938547" calcext:value-type="percentage">
            <text:p>2.79%</text:p>
          </table:table-cell>
          <table:table-cell table:style-name="ce110" office:value-type="percentage" office:value="0.0491803278688524" calcext:value-type="percentage">
            <text:p>4.92%</text:p>
          </table:table-cell>
          <table:table-cell table:style-name="ce110" office:value-type="percentage" office:value="0.0653409090909091" calcext:value-type="percentage">
            <text:p>6.53%</text:p>
          </table:table-cell>
          <table:table-cell table:style-name="ce110" office:value-type="percentage" office:value="0.0722222222222222" calcext:value-type="percentage">
            <text:p>7.22%</text:p>
          </table:table-cell>
          <table:table-cell table:style-name="ce110" office:value-type="percentage" office:value="0.0688705234159779" calcext:value-type="percentage">
            <text:p>6.89%</text:p>
          </table:table-cell>
          <table:table-cell table:style-name="ce110" office:value-type="percentage" office:value="0.213114754098361" calcext:value-type="percentage">
            <text:p>21.31%</text:p>
          </table:table-cell>
          <table:table-cell table:style-name="ce110" office:value-type="percentage" office:value="0.064066852367688" calcext:value-type="percentage">
            <text:p>6.41%</text:p>
          </table:table-cell>
          <table:table-cell table:style-name="ce110" office:value-type="percentage" office:value="0.047887323943662" calcext:value-type="percentage">
            <text:p>4.79%</text:p>
          </table:table-cell>
          <table:table-cell table:style-name="ce110" office:value-type="percentage" office:value="0.0619946091644205" calcext:value-type="percentage">
            <text:p>6.20%</text:p>
          </table:table-cell>
          <table:table-cell table:style-name="ce110" office:value-type="percentage" office:value="0.0332409972299169" calcext:value-type="percentage">
            <text:p>3.32%</text:p>
          </table:table-cell>
          <table:table-cell table:style-name="ce110" office:value-type="percentage" office:value="0.0307692307692308" calcext:value-type="percentage">
            <text:p>3.08%</text:p>
          </table:table-cell>
          <table:table-cell table:style-name="ce110" office:value-type="percentage" office:value="0.061624649859944" calcext:value-type="percentage">
            <text:p>6.16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Cylindrical polylobate</text:p>
          </table:table-cell>
          <table:table-cell table:style-name="ce100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Cylindrical polylobate</text:p>
          </table:table-cell>
          <table:table-cell table:style-name="ce115" office:value-type="percentage" office:value="0.0053475935828877" calcext:value-type="percentage">
            <text:p>0.53%</text:p>
          </table:table-cell>
          <table:table-cell table:style-name="ce115" office:value-type="percentage" office:value="0.00817438692098092" calcext:value-type="percentage">
            <text:p>0.82%</text:p>
          </table:table-cell>
          <table:table-cell table:style-name="ce115"/>
          <table:table-cell table:style-name="ce115" office:value-type="percentage" office:value="0.00837988826815642" calcext:value-type="percentage">
            <text:p>0.84%</text:p>
          </table:table-cell>
          <table:table-cell table:style-name="ce115" table:number-columns-repeated="4"/>
          <table:table-cell table:style-name="ce115" office:value-type="percentage" office:value="0.00275482093663912" calcext:value-type="percentage">
            <text:p>0.28%</text:p>
          </table:table-cell>
          <table:table-cell table:style-name="ce115" office:value-type="percentage" office:value="0.0109289617486339" calcext:value-type="percentage">
            <text:p>1.09%</text:p>
          </table:table-cell>
          <table:table-cell table:style-name="ce115" office:value-type="percentage" office:value="0.00278551532033426" calcext:value-type="percentage">
            <text:p>0.28%</text:p>
          </table:table-cell>
          <table:table-cell table:style-name="ce115"/>
          <table:table-cell table:style-name="ce115" office:value-type="percentage" office:value="0.00269541778975741" calcext:value-type="percentage">
            <text:p>0.27%</text:p>
          </table:table-cell>
          <table:table-cell table:style-name="ce115" office:value-type="percentage" office:value="0.00831024930747922" calcext:value-type="percentage">
            <text:p>0.83%</text:p>
          </table:table-cell>
          <table:table-cell table:style-name="ce115" office:value-type="percentage" office:value="0.00256410256410256" calcext:value-type="percentage">
            <text:p>0.26%</text:p>
          </table:table-cell>
          <table:table-cell table:style-name="ce115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Cubic</text:p>
          </table:table-cell>
          <table:table-cell table:style-name="ce100"/>
          <table:table-cell table:style-name="ce1"/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139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Cubic</text:p>
          </table:table-cell>
          <table:table-cell table:style-name="ce115" table:number-columns-repeated="5"/>
          <table:table-cell table:style-name="ce115" office:value-type="percentage" office:value="0.0109289617486339" calcext:value-type="percentage">
            <text:p>1.09%</text:p>
          </table:table-cell>
          <table:table-cell table:style-name="ce115" table:number-columns-repeated="4"/>
          <table:table-cell table:style-name="ce115" office:value-type="percentage" office:value="0.00278551532033426" calcext:value-type="percentage">
            <text:p>0.28%</text:p>
          </table:table-cell>
          <table:table-cell table:style-name="ce115"/>
          <table:table-cell table:style-name="ce115" office:value-type="percentage" office:value="0.00269541778975741" calcext:value-type="percentage">
            <text:p>0.27%</text:p>
          </table:table-cell>
          <table:table-cell table:style-name="ce115"/>
          <table:table-cell table:style-name="ce115" office:value-type="percentage" office:value="0.00256410256410256" calcext:value-type="percentage">
            <text:p>0.26%</text:p>
          </table:table-cell>
          <table:table-cell table:style-name="ce115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Cross</text:p>
          </table:table-cell>
          <table:table-cell table:style-name="ce100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139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Cross</text:p>
          </table:table-cell>
          <table:table-cell table:style-name="ce115" office:value-type="percentage" office:value="0.0240641711229946" calcext:value-type="percentage">
            <text:p>2.41%</text:p>
          </table:table-cell>
          <table:table-cell table:style-name="ce115" office:value-type="percentage" office:value="0.0190735694822888" calcext:value-type="percentage">
            <text:p>1.91%</text:p>
          </table:table-cell>
          <table:table-cell table:style-name="ce115" office:value-type="percentage" office:value="0.00277008310249307" calcext:value-type="percentage">
            <text:p>0.28%</text:p>
          </table:table-cell>
          <table:table-cell table:style-name="ce115"/>
          <table:table-cell table:style-name="ce115" office:value-type="percentage" office:value="0.00837988826815642" calcext:value-type="percentage">
            <text:p>0.84%</text:p>
          </table:table-cell>
          <table:table-cell table:style-name="ce115" office:value-type="percentage" office:value="0.0109289617486339" calcext:value-type="percentage">
            <text:p>1.09%</text:p>
          </table:table-cell>
          <table:table-cell table:style-name="ce115" office:value-type="percentage" office:value="0.00284090909090909" calcext:value-type="percentage">
            <text:p>0.28%</text:p>
          </table:table-cell>
          <table:table-cell table:style-name="ce115"/>
          <table:table-cell table:style-name="ce115" office:value-type="percentage" office:value="0.00826446280991735" calcext:value-type="percentage">
            <text:p>0.83%</text:p>
          </table:table-cell>
          <table:table-cell table:style-name="ce115" office:value-type="percentage" office:value="0.0163934426229508" calcext:value-type="percentage">
            <text:p>1.64%</text:p>
          </table:table-cell>
          <table:table-cell table:style-name="ce115"/>
          <table:table-cell table:style-name="ce115" office:value-type="percentage" office:value="0.0112676056338028" calcext:value-type="percentage">
            <text:p>1.13%</text:p>
          </table:table-cell>
          <table:table-cell table:style-name="ce115" office:value-type="percentage" office:value="0.00808625336927224" calcext:value-type="percentage">
            <text:p>0.81%</text:p>
          </table:table-cell>
          <table:table-cell table:style-name="ce115"/>
          <table:table-cell table:style-name="ce115" office:value-type="percentage" office:value="0.0128205128205128" calcext:value-type="percentage">
            <text:p>1.28%</text:p>
          </table:table-cell>
          <table:table-cell table:style-name="ce115" office:value-type="percentage" office:value="0.00280112044817927" calcext:value-type="percentage">
            <text:p>0.28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Saddle</text:p>
          </table:table-cell>
          <table:table-cell table:style-name="ce100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1" calcext:value-type="float">
            <text:p>21</text:p>
          </table:table-cell>
          <table:table-cell table:style-name="ce139" office:value-type="float" office:value="33" calcext:value-type="float">
            <text:p>33</text:p>
          </table:table-cell>
          <table:table-cell table:style-name="ce57" office:value-type="float" office:value="22" calcext:value-type="float">
            <text:p>22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Saddle</text:p>
          </table:table-cell>
          <table:table-cell table:style-name="ce115" office:value-type="percentage" office:value="0.0561497326203208" calcext:value-type="percentage">
            <text:p>5.61%</text:p>
          </table:table-cell>
          <table:table-cell table:style-name="ce115" office:value-type="percentage" office:value="0.0844686648501362" calcext:value-type="percentage">
            <text:p>8.45%</text:p>
          </table:table-cell>
          <table:table-cell table:style-name="ce115" office:value-type="percentage" office:value="0.0720221606648199" calcext:value-type="percentage">
            <text:p>7.20%</text:p>
          </table:table-cell>
          <table:table-cell table:style-name="ce115" office:value-type="percentage" office:value="0.053072625698324" calcext:value-type="percentage">
            <text:p>5.31%</text:p>
          </table:table-cell>
          <table:table-cell table:style-name="ce115" office:value-type="percentage" office:value="0.0726256983240223" calcext:value-type="percentage">
            <text:p>7.26%</text:p>
          </table:table-cell>
          <table:table-cell table:style-name="ce115" office:value-type="percentage" office:value="0.0765027322404372" calcext:value-type="percentage">
            <text:p>7.65%</text:p>
          </table:table-cell>
          <table:table-cell table:style-name="ce115" office:value-type="percentage" office:value="0.102272727272727" calcext:value-type="percentage">
            <text:p>10.23%</text:p>
          </table:table-cell>
          <table:table-cell table:style-name="ce115" office:value-type="percentage" office:value="0.0861111111111111" calcext:value-type="percentage">
            <text:p>8.61%</text:p>
          </table:table-cell>
          <table:table-cell table:style-name="ce115" office:value-type="percentage" office:value="0.118457300275482" calcext:value-type="percentage">
            <text:p>11.85%</text:p>
          </table:table-cell>
          <table:table-cell table:style-name="ce115" office:value-type="percentage" office:value="0.0792349726775956" calcext:value-type="percentage">
            <text:p>7.92%</text:p>
          </table:table-cell>
          <table:table-cell table:style-name="ce115" office:value-type="percentage" office:value="0.0389972144846797" calcext:value-type="percentage">
            <text:p>3.90%</text:p>
          </table:table-cell>
          <table:table-cell table:style-name="ce115" office:value-type="percentage" office:value="0.0563380281690141" calcext:value-type="percentage">
            <text:p>5.63%</text:p>
          </table:table-cell>
          <table:table-cell table:style-name="ce115" office:value-type="percentage" office:value="0.0512129380053908" calcext:value-type="percentage">
            <text:p>5.12%</text:p>
          </table:table-cell>
          <table:table-cell table:style-name="ce115" office:value-type="percentage" office:value="0.0581717451523546" calcext:value-type="percentage">
            <text:p>5.82%</text:p>
          </table:table-cell>
          <table:table-cell table:style-name="ce115" office:value-type="percentage" office:value="0.0846153846153846" calcext:value-type="percentage">
            <text:p>8.46%</text:p>
          </table:table-cell>
          <table:table-cell table:style-name="ce115" office:value-type="percentage" office:value="0.061624649859944" calcext:value-type="percentage">
            <text:p>6.16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Rondel</text:p>
          </table:table-cell>
          <table:table-cell table:style-name="ce100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" calcext:value-type="float">
            <text:p>18</text:p>
          </table:table-cell>
          <table:table-cell table:style-name="ce139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Rondel</text:p>
          </table:table-cell>
          <table:table-cell table:style-name="ce115" office:value-type="percentage" office:value="0.171122994652406" calcext:value-type="percentage">
            <text:p>17.11%</text:p>
          </table:table-cell>
          <table:table-cell table:style-name="ce115" office:value-type="percentage" office:value="0.0272479564032697" calcext:value-type="percentage">
            <text:p>2.72%</text:p>
          </table:table-cell>
          <table:table-cell table:style-name="ce115" office:value-type="percentage" office:value="0.0332409972299169" calcext:value-type="percentage">
            <text:p>3.32%</text:p>
          </table:table-cell>
          <table:table-cell table:style-name="ce115" office:value-type="percentage" office:value="0.0279329608938547" calcext:value-type="percentage">
            <text:p>2.79%</text:p>
          </table:table-cell>
          <table:table-cell table:style-name="ce115" office:value-type="percentage" office:value="0.0391061452513966" calcext:value-type="percentage">
            <text:p>3.91%</text:p>
          </table:table-cell>
          <table:table-cell table:style-name="ce115" office:value-type="percentage" office:value="0.0437158469945355" calcext:value-type="percentage">
            <text:p>4.37%</text:p>
          </table:table-cell>
          <table:table-cell table:style-name="ce115" office:value-type="percentage" office:value="0.0170454545454545" calcext:value-type="percentage">
            <text:p>1.70%</text:p>
          </table:table-cell>
          <table:table-cell table:style-name="ce115" office:value-type="percentage" office:value="0.0388888888888889" calcext:value-type="percentage">
            <text:p>3.89%</text:p>
          </table:table-cell>
          <table:table-cell table:style-name="ce115" office:value-type="percentage" office:value="0.0303030303030303" calcext:value-type="percentage">
            <text:p>3.03%</text:p>
          </table:table-cell>
          <table:table-cell table:style-name="ce115" office:value-type="percentage" office:value="0.0273224043715847" calcext:value-type="percentage">
            <text:p>2.73%</text:p>
          </table:table-cell>
          <table:table-cell table:style-name="ce115" office:value-type="percentage" office:value="0.0139275766016713" calcext:value-type="percentage">
            <text:p>1.39%</text:p>
          </table:table-cell>
          <table:table-cell table:style-name="ce115" office:value-type="percentage" office:value="0.0591549295774648" calcext:value-type="percentage">
            <text:p>5.92%</text:p>
          </table:table-cell>
          <table:table-cell table:style-name="ce115" office:value-type="percentage" office:value="0.0377358490566038" calcext:value-type="percentage">
            <text:p>3.77%</text:p>
          </table:table-cell>
          <table:table-cell table:style-name="ce115" office:value-type="percentage" office:value="0.0498614958448753" calcext:value-type="percentage">
            <text:p>4.99%</text:p>
          </table:table-cell>
          <table:table-cell table:style-name="ce115" office:value-type="percentage" office:value="0.0256410256410256" calcext:value-type="percentage">
            <text:p>2.56%</text:p>
          </table:table-cell>
          <table:table-cell table:style-name="ce115" office:value-type="percentage" office:value="0.0140056022408964" calcext:value-type="percentage">
            <text:p>1.40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Trapeziform</text:p>
          </table:table-cell>
          <table:table-cell table:style-name="ce100" office:value-type="float" office:value="121" calcext:value-type="float">
            <text:p>121</text:p>
          </table:table-cell>
          <table:table-cell table:style-name="ce1" office:value-type="float" office:value="170" calcext:value-type="float">
            <text:p>170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81" calcext:value-type="float">
            <text:p>81</text:p>
          </table:table-cell>
          <table:table-cell table:style-name="ce139" office:value-type="float" office:value="103" calcext:value-type="float">
            <text:p>103</text:p>
          </table:table-cell>
          <table:table-cell table:style-name="ce57" office:value-type="float" office:value="120" calcext:value-type="float">
            <text:p>120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Trapeziform</text:p>
          </table:table-cell>
          <table:table-cell table:style-name="ce115" office:value-type="percentage" office:value="0.323529411764706" calcext:value-type="percentage">
            <text:p>32.35%</text:p>
          </table:table-cell>
          <table:table-cell table:style-name="ce115" office:value-type="percentage" office:value="0.463215258855586" calcext:value-type="percentage">
            <text:p>46.32%</text:p>
          </table:table-cell>
          <table:table-cell table:style-name="ce115" office:value-type="percentage" office:value="0.21606648199446" calcext:value-type="percentage">
            <text:p>21.61%</text:p>
          </table:table-cell>
          <table:table-cell table:style-name="ce115" office:value-type="percentage" office:value="0.388268156424581" calcext:value-type="percentage">
            <text:p>38.83%</text:p>
          </table:table-cell>
          <table:table-cell table:style-name="ce115" office:value-type="percentage" office:value="0.410614525139665" calcext:value-type="percentage">
            <text:p>41.06%</text:p>
          </table:table-cell>
          <table:table-cell table:style-name="ce115" office:value-type="percentage" office:value="0.472677595628415" calcext:value-type="percentage">
            <text:p>47.27%</text:p>
          </table:table-cell>
          <table:table-cell table:style-name="ce115" office:value-type="percentage" office:value="0.451704545454545" calcext:value-type="percentage">
            <text:p>45.17%</text:p>
          </table:table-cell>
          <table:table-cell table:style-name="ce115" office:value-type="percentage" office:value="0.405555555555556" calcext:value-type="percentage">
            <text:p>40.56%</text:p>
          </table:table-cell>
          <table:table-cell table:style-name="ce115" office:value-type="percentage" office:value="0.377410468319559" calcext:value-type="percentage">
            <text:p>37.74%</text:p>
          </table:table-cell>
          <table:table-cell table:style-name="ce115" office:value-type="percentage" office:value="0.398907103825137" calcext:value-type="percentage">
            <text:p>39.89%</text:p>
          </table:table-cell>
          <table:table-cell table:style-name="ce115" office:value-type="percentage" office:value="0.353760445682451" calcext:value-type="percentage">
            <text:p>35.38%</text:p>
          </table:table-cell>
          <table:table-cell table:style-name="ce115" office:value-type="percentage" office:value="0.343661971830986" calcext:value-type="percentage">
            <text:p>34.37%</text:p>
          </table:table-cell>
          <table:table-cell table:style-name="ce115" office:value-type="percentage" office:value="0.250673854447439" calcext:value-type="percentage">
            <text:p>25.07%</text:p>
          </table:table-cell>
          <table:table-cell table:style-name="ce115" office:value-type="percentage" office:value="0.224376731301939" calcext:value-type="percentage">
            <text:p>22.44%</text:p>
          </table:table-cell>
          <table:table-cell table:style-name="ce115" office:value-type="percentage" office:value="0.264102564102564" calcext:value-type="percentage">
            <text:p>26.41%</text:p>
          </table:table-cell>
          <table:table-cell table:style-name="ce115" office:value-type="percentage" office:value="0.336134453781513" calcext:value-type="percentage">
            <text:p>33.61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Trapeziform polylobate</text:p>
          </table:table-cell>
          <table:table-cell table:style-name="ce100"/>
          <table:table-cell table:style-name="ce1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139"/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Trapeziform polylobate</text:p>
          </table:table-cell>
          <table:table-cell table:style-name="ce115" table:number-columns-repeated="5"/>
          <table:table-cell table:style-name="ce115" office:value-type="percentage" office:value="0.00273224043715847" calcext:value-type="percentage">
            <text:p>0.27%</text:p>
          </table:table-cell>
          <table:table-cell table:style-name="ce115" table:number-columns-repeated="10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Parallepipedal bulliform</text:p>
          </table:table-cell>
          <table:table-cell table:style-name="ce100"/>
          <table:table-cell table:style-name="ce1"/>
          <table:table-cell table:style-name="ce57" table:number-columns-repeated="12"/>
          <table:table-cell table:style-name="ce139"/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Parallepipedal bulliform</text:p>
          </table:table-cell>
          <table:table-cell table:style-name="ce115" table:number-columns-repeated="15"/>
          <table:table-cell table:style-name="ce115" office:value-type="percentage" office:value="0.00280112044817927" calcext:value-type="percentage">
            <text:p>0.28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Trichome</text:p>
          </table:table-cell>
          <table:table-cell table:style-name="ce100" office:value-type="float" office:value="2" calcext:value-type="float">
            <text:p>2</text:p>
          </table:table-cell>
          <table:table-cell table:style-name="ce1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139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Trichome</text:p>
          </table:table-cell>
          <table:table-cell table:style-name="ce115" office:value-type="percentage" office:value="0.0053475935828877" calcext:value-type="percentage">
            <text:p>0.53%</text:p>
          </table:table-cell>
          <table:table-cell table:style-name="ce115"/>
          <table:table-cell table:style-name="ce115" office:value-type="percentage" office:value="0.00554016620498615" calcext:value-type="percentage">
            <text:p>0.55%</text:p>
          </table:table-cell>
          <table:table-cell table:style-name="ce115"/>
          <table:table-cell table:style-name="ce115" office:value-type="percentage" office:value="0.00279329608938547" calcext:value-type="percentage">
            <text:p>0.28%</text:p>
          </table:table-cell>
          <table:table-cell table:style-name="ce115"/>
          <table:table-cell table:style-name="ce115" office:value-type="percentage" office:value="0.00284090909090909" calcext:value-type="percentage">
            <text:p>0.28%</text:p>
          </table:table-cell>
          <table:table-cell table:style-name="ce115" office:value-type="percentage" office:value="0.00555555555555555" calcext:value-type="percentage">
            <text:p>0.56%</text:p>
          </table:table-cell>
          <table:table-cell table:style-name="ce115"/>
          <table:table-cell table:style-name="ce115" office:value-type="percentage" office:value="0.00546448087431694" calcext:value-type="percentage">
            <text:p>0.55%</text:p>
          </table:table-cell>
          <table:table-cell table:style-name="ce115" office:value-type="percentage" office:value="0.00557103064066852" calcext:value-type="percentage">
            <text:p>0.56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15" office:value-type="percentage" office:value="0.00808625336927224" calcext:value-type="percentage">
            <text:p>0.81%</text:p>
          </table:table-cell>
          <table:table-cell table:style-name="ce115" office:value-type="percentage" office:value="0.0110803324099723" calcext:value-type="percentage">
            <text:p>1.11%</text:p>
          </table:table-cell>
          <table:table-cell table:style-name="ce115" office:value-type="percentage" office:value="0.00512820512820513" calcext:value-type="percentage">
            <text:p>0.51%</text:p>
          </table:table-cell>
          <table:table-cell table:style-name="ce115" office:value-type="percentage" office:value="0.00840336134453781" calcext:value-type="percentage">
            <text:p>0.84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Platelet</text:p>
          </table:table-cell>
          <table:table-cell table:style-name="ce100"/>
          <table:table-cell table:style-name="ce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139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Platelet</text:p>
          </table:table-cell>
          <table:table-cell table:style-name="ce115"/>
          <table:table-cell table:style-name="ce115" office:value-type="percentage" office:value="0.00272479564032697" calcext:value-type="percentage">
            <text:p>0.27%</text:p>
          </table:table-cell>
          <table:table-cell table:style-name="ce115" office:value-type="percentage" office:value="0.00277008310249307" calcext:value-type="percentage">
            <text:p>0.28%</text:p>
          </table:table-cell>
          <table:table-cell table:style-name="ce115" office:value-type="percentage" office:value="0.00837988826815642" calcext:value-type="percentage">
            <text:p>0.84%</text:p>
          </table:table-cell>
          <table:table-cell table:style-name="ce115" table:number-columns-repeated="3"/>
          <table:table-cell table:style-name="ce115" office:value-type="percentage" office:value="0.00277777777777778" calcext:value-type="percentage">
            <text:p>0.28%</text:p>
          </table:table-cell>
          <table:table-cell table:style-name="ce115" office:value-type="percentage" office:value="0.00275482093663912" calcext:value-type="percentage">
            <text:p>0.28%</text:p>
          </table:table-cell>
          <table:table-cell table:style-name="ce115" table:number-columns-repeated="5"/>
          <table:table-cell table:style-name="ce115" office:value-type="percentage" office:value="0.00256410256410256" calcext:value-type="percentage">
            <text:p>0.26%</text:p>
          </table:table-cell>
          <table:table-cell table:style-name="ce115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Papillae</text:p>
          </table:table-cell>
          <table:table-cell table:style-name="ce100"/>
          <table:table-cell table:style-name="ce1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139"/>
          <table:table-cell table:style-name="ce57" office:value-type="float" office:value="3" calcext:value-type="float">
            <text:p>3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Papillae</text:p>
          </table:table-cell>
          <table:table-cell table:style-name="ce115"/>
          <table:table-cell table:style-name="ce115" office:value-type="percentage" office:value="0.00544959128065395" calcext:value-type="percentage">
            <text:p>0.54%</text:p>
          </table:table-cell>
          <table:table-cell table:style-name="ce115"/>
          <table:table-cell table:style-name="ce115" office:value-type="percentage" office:value="0.00279329608938547" calcext:value-type="percentage">
            <text:p>0.28%</text:p>
          </table:table-cell>
          <table:table-cell table:style-name="ce115"/>
          <table:table-cell table:style-name="ce115" office:value-type="percentage" office:value="0.0109289617486339" calcext:value-type="percentage">
            <text:p>1.09%</text:p>
          </table:table-cell>
          <table:table-cell table:style-name="ce115" office:value-type="percentage" office:value="0.00568181818181818" calcext:value-type="percentage">
            <text:p>0.57%</text:p>
          </table:table-cell>
          <table:table-cell table:style-name="ce115"/>
          <table:table-cell table:style-name="ce115" office:value-type="percentage" office:value="0.0220385674931129" calcext:value-type="percentage">
            <text:p>2.20%</text:p>
          </table:table-cell>
          <table:table-cell table:style-name="ce115" table:number-columns-repeated="3"/>
          <table:table-cell table:style-name="ce115" office:value-type="percentage" office:value="0.0188679245283019" calcext:value-type="percentage">
            <text:p>1.89%</text:p>
          </table:table-cell>
          <table:table-cell table:style-name="ce115" table:number-columns-repeated="2"/>
          <table:table-cell table:style-name="ce115" office:value-type="percentage" office:value="0.00840336134453781" calcext:value-type="percentage">
            <text:p>0.84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1" office:value-type="string" calcext:value-type="string">
            <text:p>Bulliform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6" calcext:value-type="float">
            <text:p>26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 table:style-name="ce62" office:value-type="float" office:value="19" calcext:value-type="float">
            <text:p>19</text:p>
          </table:table-cell>
          <table:table-cell table:style-name="ce140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1"/>
          <table:table-cell table:style-name="ce140"/>
          <table:table-cell table:style-name="ce55"/>
          <table:table-cell table:style-name="ce152" office:value-type="string" calcext:value-type="string">
            <text:p>Bulliform</text:p>
          </table:table-cell>
          <table:table-cell table:style-name="ce111" office:value-type="percentage" office:value="0.0053475935828877" calcext:value-type="percentage">
            <text:p>0.53%</text:p>
          </table:table-cell>
          <table:table-cell table:style-name="ce111" office:value-type="percentage" office:value="0.00817438692098092" calcext:value-type="percentage">
            <text:p>0.82%</text:p>
          </table:table-cell>
          <table:table-cell table:style-name="ce111" office:value-type="percentage" office:value="0.03601108033241" calcext:value-type="percentage">
            <text:p>3.60%</text:p>
          </table:table-cell>
          <table:table-cell table:style-name="ce111" office:value-type="percentage" office:value="0.0251396648044693" calcext:value-type="percentage">
            <text:p>2.51%</text:p>
          </table:table-cell>
          <table:table-cell table:style-name="ce111" office:value-type="percentage" office:value="0.0363128491620112" calcext:value-type="percentage">
            <text:p>3.63%</text:p>
          </table:table-cell>
          <table:table-cell table:style-name="ce111" office:value-type="percentage" office:value="0.0163934426229508" calcext:value-type="percentage">
            <text:p>1.64%</text:p>
          </table:table-cell>
          <table:table-cell table:style-name="ce111" office:value-type="percentage" office:value="0.00852272727272727" calcext:value-type="percentage">
            <text:p>0.85%</text:p>
          </table:table-cell>
          <table:table-cell table:style-name="ce111" office:value-type="percentage" office:value="0.0722222222222222" calcext:value-type="percentage">
            <text:p>7.22%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1" office:value-type="percentage" office:value="0.00273224043715847" calcext:value-type="percentage">
            <text:p>0.27%</text:p>
          </table:table-cell>
          <table:table-cell table:style-name="ce111" office:value-type="percentage" office:value="0.0194986072423398" calcext:value-type="percentage">
            <text:p>1.95%</text:p>
          </table:table-cell>
          <table:table-cell table:style-name="ce111" office:value-type="percentage" office:value="0.0366197183098591" calcext:value-type="percentage">
            <text:p>3.66%</text:p>
          </table:table-cell>
          <table:table-cell table:style-name="ce111" office:value-type="percentage" office:value="0.0512129380053908" calcext:value-type="percentage">
            <text:p>5.12%</text:p>
          </table:table-cell>
          <table:table-cell table:style-name="ce111" office:value-type="percentage" office:value="0.0526315789473684" calcext:value-type="percentage">
            <text:p>5.26%</text:p>
          </table:table-cell>
          <table:table-cell table:style-name="ce111" office:value-type="percentage" office:value="0.0307692307692308" calcext:value-type="percentage">
            <text:p>3.08%</text:p>
          </table:table-cell>
          <table:table-cell table:style-name="ce111" office:value-type="percentage" office:value="0.0364145658263305" calcext:value-type="percentage">
            <text:p>3.64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50"/>
          <table:table-cell table:style-name="ce89"/>
          <table:table-cell table:style-name="ce93" table:number-columns-repeated="14"/>
          <table:table-cell table:style-name="ce99"/>
          <table:table-cell table:style-name="ce1" table:number-columns-repeated="3"/>
          <table:table-cell table:style-name="ce75"/>
          <table:table-cell table:style-name="ce180" table:number-columns-repeated="16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Globular psilate</text:p>
          </table:table-cell>
          <table:table-cell table:style-name="ce100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139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1"/>
          <table:table-cell table:style-name="ce141"/>
          <table:table-cell table:style-name="ce51"/>
          <table:table-cell table:style-name="ce151" office:value-type="string" calcext:value-type="string">
            <text:p>Globular psilate</text:p>
          </table:table-cell>
          <table:table-cell table:style-name="ce110" office:value-type="percentage" office:value="0.00267379679144385" calcext:value-type="percentage">
            <text:p>0.27%</text:p>
          </table:table-cell>
          <table:table-cell table:style-name="ce110" office:value-type="percentage" office:value="0.0108991825613079" calcext:value-type="percentage">
            <text:p>1.09%</text:p>
          </table:table-cell>
          <table:table-cell table:style-name="ce110" office:value-type="percentage" office:value="0.00831024930747922" calcext:value-type="percentage">
            <text:p>0.83%</text:p>
          </table:table-cell>
          <table:table-cell table:style-name="ce110" office:value-type="percentage" office:value="0.0279329608938547" calcext:value-type="percentage">
            <text:p>2.79%</text:p>
          </table:table-cell>
          <table:table-cell table:style-name="ce110" office:value-type="percentage" office:value="0.0111731843575419" calcext:value-type="percentage">
            <text:p>1.12%</text:p>
          </table:table-cell>
          <table:table-cell table:style-name="ce110" office:value-type="percentage" office:value="0.0163934426229508" calcext:value-type="percentage">
            <text:p>1.64%</text:p>
          </table:table-cell>
          <table:table-cell table:style-name="ce110" office:value-type="percentage" office:value="0.00852272727272727" calcext:value-type="percentage">
            <text:p>0.85%</text:p>
          </table:table-cell>
          <table:table-cell table:style-name="ce110" office:value-type="percentage" office:value="0.0138888888888889" calcext:value-type="percentage">
            <text:p>1.39%</text:p>
          </table:table-cell>
          <table:table-cell table:style-name="ce110" office:value-type="percentage" office:value="0.00550964187327824" calcext:value-type="percentage">
            <text:p>0.55%</text:p>
          </table:table-cell>
          <table:table-cell table:style-name="ce110" office:value-type="percentage" office:value="0.00273224043715847" calcext:value-type="percentage">
            <text:p>0.27%</text:p>
          </table:table-cell>
          <table:table-cell table:style-name="ce110" office:value-type="percentage" office:value="0.0139275766016713" calcext:value-type="percentage">
            <text:p>1.39%</text:p>
          </table:table-cell>
          <table:table-cell table:style-name="ce110" office:value-type="percentage" office:value="0.0225352112676056" calcext:value-type="percentage">
            <text:p>2.25%</text:p>
          </table:table-cell>
          <table:table-cell table:style-name="ce110" office:value-type="percentage" office:value="0.0161725067385445" calcext:value-type="percentage">
            <text:p>1.62%</text:p>
          </table:table-cell>
          <table:table-cell table:style-name="ce110" office:value-type="percentage" office:value="0.0166204986149584" calcext:value-type="percentage">
            <text:p>1.66%</text:p>
          </table:table-cell>
          <table:table-cell table:style-name="ce110" office:value-type="percentage" office:value="0.0102564102564103" calcext:value-type="percentage">
            <text:p>1.03%</text:p>
          </table:table-cell>
          <table:table-cell table:style-name="ce110" office:value-type="percentage" office:value="0.00840336134453781" calcext:value-type="percentage">
            <text:p>0.84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Globular granulate</text:p>
          </table:table-cell>
          <table:table-cell table:style-name="ce100"/>
          <table:table-cell table:style-name="ce1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139"/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Globular granulate</text:p>
          </table:table-cell>
          <table:table-cell table:style-name="ce115" table:number-columns-repeated="8"/>
          <table:table-cell table:style-name="ce115" office:value-type="percentage" office:value="0.00275482093663912" calcext:value-type="percentage">
            <text:p>0.28%</text:p>
          </table:table-cell>
          <table:table-cell table:style-name="ce115" table:number-columns-repeated="7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Tracheid</text:p>
          </table:table-cell>
          <table:table-cell table:style-name="ce100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Tracheid</text:p>
          </table:table-cell>
          <table:table-cell table:style-name="ce115" office:value-type="percentage" office:value="0.0053475935828877" calcext:value-type="percentage">
            <text:p>0.53%</text:p>
          </table:table-cell>
          <table:table-cell table:style-name="ce115" office:value-type="percentage" office:value="0.00272479564032697" calcext:value-type="percentage">
            <text:p>0.27%</text:p>
          </table:table-cell>
          <table:table-cell table:style-name="ce115" office:value-type="percentage" office:value="0.00277008310249307" calcext:value-type="percentage">
            <text:p>0.28%</text:p>
          </table:table-cell>
          <table:table-cell table:style-name="ce115" table:number-columns-repeated="3"/>
          <table:table-cell table:style-name="ce115" office:value-type="percentage" office:value="0.00568181818181818" calcext:value-type="percentage">
            <text:p>0.57%</text:p>
          </table:table-cell>
          <table:table-cell table:style-name="ce115"/>
          <table:table-cell table:style-name="ce115" office:value-type="percentage" office:value="0.00275482093663912" calcext:value-type="percentage">
            <text:p>0.28%</text:p>
          </table:table-cell>
          <table:table-cell table:style-name="ce115" office:value-type="percentage" office:value="0.00273224043715847" calcext:value-type="percentage">
            <text:p>0.27%</text:p>
          </table:table-cell>
          <table:table-cell table:style-name="ce115" office:value-type="percentage" office:value="0.011142061281337" calcext:value-type="percentage">
            <text:p>1.11%</text:p>
          </table:table-cell>
          <table:table-cell table:style-name="ce115" office:value-type="percentage" office:value="0.00563380281690141" calcext:value-type="percentage">
            <text:p>0.56%</text:p>
          </table:table-cell>
          <table:table-cell table:style-name="ce115" office:value-type="percentage" office:value="0.00269541778975741" calcext:value-type="percentage">
            <text:p>0.27%</text:p>
          </table:table-cell>
          <table:table-cell table:style-name="ce115" office:value-type="percentage" office:value="0.0166204986149584" calcext:value-type="percentage">
            <text:p>1.66%</text:p>
          </table:table-cell>
          <table:table-cell table:style-name="ce115" office:value-type="percentage" office:value="0.00256410256410256" calcext:value-type="percentage">
            <text:p>0.26%</text:p>
          </table:table-cell>
          <table:table-cell table:style-name="ce115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Schlereid</text:p>
          </table:table-cell>
          <table:table-cell table:style-name="ce100"/>
          <table:table-cell table:style-name="ce1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139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Schlereid</text:p>
          </table:table-cell>
          <table:table-cell table:style-name="ce115" table:number-columns-repeated="2"/>
          <table:table-cell table:style-name="ce115" office:value-type="percentage" office:value="0.00554016620498615" calcext:value-type="percentage">
            <text:p>0.55%</text:p>
          </table:table-cell>
          <table:table-cell table:style-name="ce115" table:number-columns-repeated="5"/>
          <table:table-cell table:style-name="ce115" office:value-type="percentage" office:value="0.00275482093663912" calcext:value-type="percentage">
            <text:p>0.28%</text:p>
          </table:table-cell>
          <table:table-cell table:style-name="ce115"/>
          <table:table-cell table:style-name="ce115" office:value-type="percentage" office:value="0.00835654596100278" calcext:value-type="percentage">
            <text:p>0.84%</text:p>
          </table:table-cell>
          <table:table-cell table:style-name="ce115" office:value-type="percentage" office:value="0.0028169014084507" calcext:value-type="percentage">
            <text:p>0.28%</text:p>
          </table:table-cell>
          <table:table-cell table:style-name="ce115" office:value-type="percentage" office:value="0.00808625336927224" calcext:value-type="percentage">
            <text:p>0.81%</text:p>
          </table:table-cell>
          <table:table-cell table:style-name="ce115"/>
          <table:table-cell table:style-name="ce115" office:value-type="percentage" office:value="0.00512820512820513" calcext:value-type="percentage">
            <text:p>0.51%</text:p>
          </table:table-cell>
          <table:table-cell table:style-name="ce115" office:value-type="percentage" office:value="0.00280112044817927" calcext:value-type="percentage">
            <text:p>0.28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Scalloped</text:p>
          </table:table-cell>
          <table:table-cell table:style-name="ce100" office:value-type="float" office:value="2" calcext:value-type="float">
            <text:p>2</text:p>
          </table:table-cell>
          <table:table-cell table:style-name="ce1"/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139" office:value-type="float" office:value="41" calcext:value-type="float">
            <text:p>41</text:p>
          </table:table-cell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Scallop</text:p>
          </table:table-cell>
          <table:table-cell table:style-name="ce115" office:value-type="percentage" office:value="0.0053475935828877" calcext:value-type="percentage">
            <text:p>0.53%</text:p>
          </table:table-cell>
          <table:table-cell table:style-name="ce115"/>
          <table:table-cell table:style-name="ce115" office:value-type="percentage" office:value="0.00554016620498615" calcext:value-type="percentage">
            <text:p>0.55%</text:p>
          </table:table-cell>
          <table:table-cell table:style-name="ce115" office:value-type="percentage" office:value="0.00558659217877095" calcext:value-type="percentage">
            <text:p>0.56%</text:p>
          </table:table-cell>
          <table:table-cell table:style-name="ce115"/>
          <table:table-cell table:style-name="ce115" office:value-type="percentage" office:value="0.00546448087431694" calcext:value-type="percentage">
            <text:p>0.55%</text:p>
          </table:table-cell>
          <table:table-cell table:style-name="ce115" table:number-columns-repeated="4"/>
          <table:table-cell table:style-name="ce115" office:value-type="percentage" office:value="0.00557103064066852" calcext:value-type="percentage">
            <text:p>0.56%</text:p>
          </table:table-cell>
          <table:table-cell table:style-name="ce115" office:value-type="percentage" office:value="0.00563380281690141" calcext:value-type="percentage">
            <text:p>0.56%</text:p>
          </table:table-cell>
          <table:table-cell table:style-name="ce115" office:value-type="percentage" office:value="0.00808625336927224" calcext:value-type="percentage">
            <text:p>0.81%</text:p>
          </table:table-cell>
          <table:table-cell table:style-name="ce115" office:value-type="percentage" office:value="0.0110803324099723" calcext:value-type="percentage">
            <text:p>1.11%</text:p>
          </table:table-cell>
          <table:table-cell table:style-name="ce115" office:value-type="percentage" office:value="0.105128205128205" calcext:value-type="percentage">
            <text:p>10.51%</text:p>
          </table:table-cell>
          <table:table-cell table:style-name="ce115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Dicotyledon</text:p>
          </table:table-cell>
          <table:table-cell table:style-name="ce100"/>
          <table:table-cell table:style-name="ce1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49" calcext:value-type="float">
            <text:p>49</text:p>
          </table:table-cell>
          <table:table-cell table:style-name="ce139"/>
          <table:table-cell table:style-name="ce57" office:value-type="float" office:value="20" calcext:value-type="float">
            <text:p>20</text:p>
          </table:table-cell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Dicotyledon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15" office:value-type="percentage" office:value="0.00544959128065395" calcext:value-type="percentage">
            <text:p>0.54%</text:p>
          </table:table-cell>
          <table:table-cell table:style-name="ce115" office:value-type="percentage" office:value="0.00554016620498615" calcext:value-type="percentage">
            <text:p>0.55%</text:p>
          </table:table-cell>
          <table:table-cell table:style-name="ce115" office:value-type="percentage" office:value="0.0698324022346369" calcext:value-type="percentage">
            <text:p>6.98%</text:p>
          </table:table-cell>
          <table:table-cell table:style-name="ce115" office:value-type="percentage" office:value="0.0391061452513966" calcext:value-type="percentage">
            <text:p>3.91%</text:p>
          </table:table-cell>
          <table:table-cell table:style-name="ce115" table:number-columns-repeated="3"/>
          <table:table-cell table:style-name="ce115" office:value-type="percentage" office:value="0.0495867768595041" calcext:value-type="percentage">
            <text:p>4.96%</text:p>
          </table:table-cell>
          <table:table-cell table:style-name="ce115"/>
          <table:table-cell table:style-name="ce115" office:value-type="percentage" office:value="0.0557103064066852" calcext:value-type="percentage">
            <text:p>5.57%</text:p>
          </table:table-cell>
          <table:table-cell table:style-name="ce115"/>
          <table:table-cell table:style-name="ce115" office:value-type="percentage" office:value="0.102425876010782" calcext:value-type="percentage">
            <text:p>10.24%</text:p>
          </table:table-cell>
          <table:table-cell table:style-name="ce115" office:value-type="percentage" office:value="0.135734072022161" calcext:value-type="percentage">
            <text:p>13.57%</text:p>
          </table:table-cell>
          <table:table-cell table:style-name="ce115"/>
          <table:table-cell table:style-name="ce115" office:value-type="percentage" office:value="0.0560224089635854" calcext:value-type="percentage">
            <text:p>5.60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Cystolith</text:p>
          </table:table-cell>
          <table:table-cell table:style-name="ce4"/>
          <table:table-cell table:style-name="ce55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140"/>
          <table:table-cell table:style-name="ce62"/>
          <table:table-cell table:style-name="ce1"/>
          <table:table-cell table:style-name="ce140"/>
          <table:table-cell table:style-name="ce55"/>
          <table:table-cell table:style-name="ce152" office:value-type="string" calcext:value-type="string">
            <text:p>Cystolith</text:p>
          </table:table-cell>
          <table:table-cell table:style-name="ce111" table:number-columns-repeated="3"/>
          <table:table-cell table:style-name="ce111" office:value-type="percentage" office:value="0.00279329608938547" calcext:value-type="percentage">
            <text:p>0.28%</text:p>
          </table:table-cell>
          <table:table-cell table:style-name="ce111" table:number-columns-repeated="12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3"/>
          <table:table-cell table:style-name="ce55" table:number-columns-repeated="15"/>
          <table:table-cell table:style-name="ce4"/>
          <table:table-cell table:style-name="ce1" table:number-columns-repeated="3"/>
          <table:table-cell table:style-name="ce75"/>
          <table:table-cell table:style-name="ce180" table:number-columns-repeated="16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Silica skeleton psilate</text:p>
          </table:table-cell>
          <table:table-cell table:style-name="ce100"/>
          <table:table-cell table:style-name="ce1"/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139"/>
          <table:table-cell table:style-name="ce57"/>
          <table:table-cell table:style-name="ce1"/>
          <table:table-cell table:style-name="ce141"/>
          <table:table-cell table:style-name="ce51"/>
          <table:table-cell table:style-name="ce151" office:value-type="string" calcext:value-type="string">
            <text:p>Silica skeleton psilate</text:p>
          </table:table-cell>
          <table:table-cell table:style-name="ce110" table:number-columns-repeated="9"/>
          <table:table-cell table:style-name="ce110" office:value-type="percentage" office:value="0.00273224043715847" calcext:value-type="percentage">
            <text:p>0.27%</text:p>
          </table:table-cell>
          <table:table-cell table:style-name="ce110" table:number-columns-repeated="6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Silica skeleton echinates</text:p>
          </table:table-cell>
          <table:table-cell table:style-name="ce100"/>
          <table:table-cell table:style-name="ce1"/>
          <table:table-cell table:style-name="ce57" table:number-columns-repeated="9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139"/>
          <table:table-cell table:style-name="ce57"/>
          <table:table-cell table:style-name="ce1"/>
          <table:table-cell table:style-name="ce139"/>
          <table:table-cell table:style-name="ce1"/>
          <table:table-cell table:style-name="ce75" office:value-type="string" calcext:value-type="string">
            <text:p>Silica skeleton echinates</text:p>
          </table:table-cell>
          <table:table-cell table:style-name="ce115" table:number-columns-repeated="11"/>
          <table:table-cell table:style-name="ce115" office:value-type="percentage" office:value="0.00845070422535211" calcext:value-type="percentage">
            <text:p>0.85%</text:p>
          </table:table-cell>
          <table:table-cell table:style-name="ce115" table:number-columns-repeated="4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Silica skeleton sinuate</text:p>
          </table:table-cell>
          <table:table-cell table:style-name="ce62" office:value-type="float" office:value="1" calcext:value-type="float">
            <text:p>1</text:p>
          </table:table-cell>
          <table:table-cell table:style-name="ce55"/>
          <table:table-cell table:style-name="ce62" table:number-columns-repeated="7"/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140"/>
          <table:table-cell table:style-name="ce62"/>
          <table:table-cell table:style-name="ce1"/>
          <table:table-cell table:style-name="ce140"/>
          <table:table-cell table:style-name="ce55"/>
          <table:table-cell table:style-name="ce152" office:value-type="string" calcext:value-type="string">
            <text:p>Silica skeleton sinuate</text:p>
          </table:table-cell>
          <table:table-cell table:style-name="ce111" office:value-type="percentage" office:value="0.00267379679144385" calcext:value-type="percentage">
            <text:p>0.27%</text:p>
          </table:table-cell>
          <table:table-cell table:style-name="ce111" table:number-columns-repeated="8"/>
          <table:table-cell table:style-name="ce111" office:value-type="percentage" office:value="0.00819672131147541" calcext:value-type="percentage">
            <text:p>0.82%</text:p>
          </table:table-cell>
          <table:table-cell table:style-name="ce111" table:number-columns-repeated="6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3"/>
          <table:table-cell table:style-name="ce55" table:number-columns-repeated="15"/>
          <table:table-cell table:style-name="ce4"/>
          <table:table-cell table:style-name="ce1" table:number-columns-repeated="3"/>
          <table:table-cell table:style-name="ce75"/>
          <table:table-cell table:style-name="ce169"/>
          <table:table-cell table:style-name="ce172" table:number-columns-repeated="14"/>
          <table:table-cell table:style-name="ce177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Undetermined</text:p>
          </table:table-cell>
          <table:table-cell table:style-name="ce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140"/>
          <table:table-cell table:style-name="ce62" office:value-type="float" office:value="1" calcext:value-type="float">
            <text:p>1</text:p>
          </table:table-cell>
          <table:table-cell table:style-name="ce1"/>
          <table:table-cell table:style-name="ce89"/>
          <table:table-cell table:style-name="ce93"/>
          <table:table-cell table:style-name="ce193" office:value-type="string" calcext:value-type="string">
            <text:p>Undetermined</text:p>
          </table:table-cell>
          <table:table-cell table:style-name="ce113"/>
          <table:table-cell table:style-name="ce173" office:value-type="percentage" office:value="0.00272479564032697" calcext:value-type="percentage">
            <text:p>0.27%</text:p>
          </table:table-cell>
          <table:table-cell table:style-name="ce113" office:value-type="percentage" office:value="0.00554016620498615" calcext:value-type="percentage">
            <text:p>0.55%</text:p>
          </table:table-cell>
          <table:table-cell table:style-name="ce113" table:number-columns-repeated="4"/>
          <table:table-cell table:style-name="ce113" office:value-type="percentage" office:value="0.00277777777777778" calcext:value-type="percentage">
            <text:p>0.28%</text:p>
          </table:table-cell>
          <table:table-cell table:style-name="ce113" office:value-type="percentage" office:value="0.00550964187327824" calcext:value-type="percentage">
            <text:p>0.55%</text:p>
          </table:table-cell>
          <table:table-cell table:style-name="ce113" table:number-columns-repeated="3"/>
          <table:table-cell table:style-name="ce113" office:value-type="percentage" office:value="0.0134770889487871" calcext:value-type="percentage">
            <text:p>1.35%</text:p>
          </table:table-cell>
          <table:table-cell table:style-name="ce113"/>
          <table:table-cell table:style-name="ce170"/>
          <table:table-cell table:style-name="ce113" office:value-type="percentage" office:value="0.00280112044817927" calcext:value-type="percentage">
            <text:p>0.28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3"/>
          <table:table-cell table:style-name="ce1" table:number-columns-repeated="15"/>
          <table:table-cell table:style-name="ce99"/>
          <table:table-cell table:style-name="ce1" table:number-columns-repeated="3"/>
          <table:table-cell table:style-name="ce75"/>
          <table:table-cell table:style-name="ce170"/>
          <table:table-cell table:style-name="ce173" table:number-columns-repeated="14"/>
          <table:table-cell table:style-name="ce181"/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2" office:value-type="string" calcext:value-type="string">
            <text:p>TOT</text:p>
          </table:table-cell>
          <table:table-cell table:style-name="ce91" office:value-type="float" office:value="374" calcext:value-type="float">
            <text:p>374</text:p>
          </table:table-cell>
          <table:table-cell table:style-name="ce91" office:value-type="float" office:value="367" calcext:value-type="float">
            <text:p>367</text:p>
          </table:table-cell>
          <table:table-cell table:style-name="ce91" office:value-type="float" office:value="361" calcext:value-type="float">
            <text:p>361</text:p>
          </table:table-cell>
          <table:table-cell table:number-columns-repeated="2" table:style-name="ce91" office:value-type="float" office:value="358" calcext:value-type="float">
            <text:p>358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60" calcext:value-type="float">
            <text:p>360</text:p>
          </table:table-cell>
          <table:table-cell table:style-name="ce91" office:value-type="float" office:value="363" calcext:value-type="float">
            <text:p>363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59" calcext:value-type="float">
            <text:p>359</text:p>
          </table:table-cell>
          <table:table-cell table:style-name="ce91" office:value-type="float" office:value="355" calcext:value-type="float">
            <text:p>355</text:p>
          </table:table-cell>
          <table:table-cell table:style-name="ce91" office:value-type="float" office:value="371" calcext:value-type="float">
            <text:p>371</text:p>
          </table:table-cell>
          <table:table-cell table:style-name="ce91" office:value-type="float" office:value="361" calcext:value-type="float">
            <text:p>361</text:p>
          </table:table-cell>
          <table:table-cell table:style-name="ce91" office:value-type="float" office:value="390" calcext:value-type="float">
            <text:p>390</text:p>
          </table:table-cell>
          <table:table-cell table:style-name="ce91" office:value-type="float" office:value="357" calcext:value-type="float">
            <text:p>357</text:p>
          </table:table-cell>
          <table:table-cell table:style-name="ce1"/>
          <table:table-cell table:style-name="ce89"/>
          <table:table-cell table:style-name="ce93"/>
          <table:table-cell table:style-name="ce193" office:value-type="string" calcext:value-type="string">
            <text:p>TOT</text:p>
          </table:table-cell>
          <table:table-cell table:style-name="ce113" office:value-type="percentage" office:value="1" calcext:value-type="percentage">
            <text:p>100.00%</text:p>
          </table:table-cell>
          <table:table-cell table:style-name="ce173" office:value-type="percentage" office:value="1" calcext:value-type="percentage">
            <text:p>100.00%</text:p>
          </table:table-cell>
          <table:table-cell table:number-columns-repeated="12" table:style-name="ce113" office:value-type="percentage" office:value="1" calcext:value-type="percentage">
            <text:p>100.00%</text:p>
          </table:table-cell>
          <table:table-cell table:style-name="ce170" office:value-type="percentage" office:value="1" calcext:value-type="percentage">
            <text:p>100.00%</text:p>
          </table:table-cell>
          <table:table-cell table:style-name="ce113" office:value-type="percentage" office:value="1" calcext:value-type="percentage">
            <text:p>100.00%</text:p>
          </table:table-cell>
          <table:table-cell table:style-name="ce1" table:number-columns-repeated="9"/>
          <table:table-cell table:number-columns-repeated="17"/>
        </table:table-row>
        <table:table-row table:style-name="ro2">
          <table:table-cell table:style-name="ce1"/>
          <table:table-cell table:style-name="ce193"/>
          <table:table-cell table:style-name="ce55" table:number-columns-repeated="15"/>
          <table:table-cell table:style-name="ce4"/>
          <table:table-cell table:style-name="ce1" table:number-columns-repeated="3"/>
          <table:table-cell table:style-name="ce75"/>
          <table:table-cell table:style-name="ce1" table:number-columns-repeated="25"/>
          <table:table-cell table:number-columns-repeated="17"/>
        </table:table-row>
        <table:table-row table:style-name="ro2">
          <table:table-cell table:style-name="ce1"/>
          <table:table-cell table:style-name="ce86" office:value-type="string" calcext:value-type="string">
            <text:p>tot with si sk</text:p>
          </table:table-cell>
          <table:table-cell table:style-name="ce61" office:value-type="float" office:value="380" calcext:value-type="float">
            <text:p>380</text:p>
          </table:table-cell>
          <table:table-cell table:style-name="ce61" office:value-type="float" office:value="367" calcext:value-type="float">
            <text:p>367</text:p>
          </table:table-cell>
          <table:table-cell table:style-name="ce61" office:value-type="float" office:value="361" calcext:value-type="float">
            <text:p>361</text:p>
          </table:table-cell>
          <table:table-cell table:number-columns-repeated="2" table:style-name="ce61" office:value-type="float" office:value="358" calcext:value-type="float">
            <text:p>358</text:p>
          </table:table-cell>
          <table:table-cell table:style-name="ce61" office:value-type="float" office:value="366" calcext:value-type="float">
            <text:p>366</text:p>
          </table:table-cell>
          <table:table-cell table:style-name="ce61" office:value-type="float" office:value="352" calcext:value-type="float">
            <text:p>352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363" calcext:value-type="float">
            <text:p>363</text:p>
          </table:table-cell>
          <table:table-cell table:style-name="ce61" office:value-type="float" office:value="373" calcext:value-type="float">
            <text:p>373</text:p>
          </table:table-cell>
          <table:table-cell table:style-name="ce61" office:value-type="float" office:value="359" calcext:value-type="float">
            <text:p>359</text:p>
          </table:table-cell>
          <table:table-cell table:style-name="ce61" office:value-type="float" office:value="364" calcext:value-type="float">
            <text:p>364</text:p>
          </table:table-cell>
          <table:table-cell table:style-name="ce61" office:value-type="float" office:value="371" calcext:value-type="float">
            <text:p>371</text:p>
          </table:table-cell>
          <table:table-cell table:style-name="ce61" office:value-type="float" office:value="361" calcext:value-type="float">
            <text:p>361</text:p>
          </table:table-cell>
          <table:table-cell table:style-name="ce61" office:value-type="float" office:value="390" calcext:value-type="float">
            <text:p>390</text:p>
          </table:table-cell>
          <table:table-cell table:style-name="ce61" office:value-type="float" office:value="357" calcext:value-type="float">
            <text:p>357</text:p>
          </table:table-cell>
          <table:table-cell table:style-name="ce1" table:number-columns-repeated="3"/>
          <table:table-cell table:style-name="ce134"/>
          <table:table-cell table:style-name="ce1" table:number-columns-repeated="25"/>
          <table:table-cell table:number-columns-repeated="17"/>
        </table:table-row>
        <table:table-row table:style-name="ro2">
          <table:table-cell table:style-name="ce1"/>
          <table:table-cell table:style-name="ce194" office:value-type="string" calcext:value-type="string">
            <text:p>fields counted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63" calcext:value-type="float">
            <text:p>63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float" office:value="161" calcext:value-type="float">
            <text:p>16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59" calcext:value-type="float">
            <text:p>159</text:p>
          </table:table-cell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34" calcext:value-type="float">
            <text:p>134</text:p>
          </table:table-cell>
          <table:table-cell table:number-columns-repeated="2" table:style-name="ce62" office:value-type="float" office:value="106" calcext:value-type="float">
            <text:p>106</text:p>
          </table:table-cell>
          <table:table-cell table:style-name="ce62" office:value-type="float" office:value="128" calcext:value-type="float">
            <text:p>128</text:p>
          </table:table-cell>
          <table:table-cell table:style-name="ce1" table:number-columns-repeated="3"/>
          <table:table-cell table:style-name="ce134"/>
          <table:table-cell table:style-name="ce1" table:number-columns-repeated="25"/>
          <table:table-cell table:number-columns-repeated="17"/>
        </table:table-row>
        <table:table-row table:style-name="ro2" table:number-rows-repeated="3">
          <table:table-cell table:style-name="ce1" table:number-columns-repeated="47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19" table:number-rows-spanned="1">
            <text:p>Grass leaf/stem (elongate psilate/elongate sinuate/short cells/bulliform/stomate/silica skeleton made of elongate psilate/silica skeletons made of elongate sinuate)</text:p>
          </table:table-cell>
          <table:covered-table-cell table:number-columns-repeated="18" table:style-name="ce84"/>
          <table:table-cell table:style-name="ce1" table:number-columns-repeated="27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17" table:number-rows-spanned="1">
            <text:p>Inflorescence (elongate echinate/elongate columellate/elongate pilate/elongate polylobate/dendritic/silica skeletons made of these elongate type cells )</text:p>
          </table:table-cell>
          <table:covered-table-cell table:number-columns-repeated="16" table:style-name="ce84"/>
          <table:table-cell table:style-name="ce1" table:number-columns-repeated="29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7" table:number-rows-spanned="1">
            <text:p>Woody species (schlereids/scalloped/globulars/dycotiledon/cystoliths)</text:p>
          </table:table-cell>
          <table:covered-table-cell table:number-columns-repeated="6" table:style-name="ce84"/>
          <table:table-cell table:style-name="ce1" table:number-columns-repeated="39"/>
          <table:table-cell table:number-columns-repeated="17"/>
        </table:table-row>
        <table:table-row table:style-name="ro2" table:number-rows-repeated="3">
          <table:table-cell table:style-name="ce1" table:number-columns-repeated="47"/>
          <table:table-cell table:number-columns-repeated="17"/>
        </table:table-row>
        <table:table-row table:style-name="ro10">
          <table:table-cell table:style-name="ce1" table:number-columns-repeated="2"/>
          <table:table-cell table:style-name="ce199" office:value-type="string" calcext:value-type="string">
            <text:p>A001</text:p>
          </table:table-cell>
          <table:table-cell table:style-name="ce199" office:value-type="string" calcext:value-type="string">
            <text:p>A002</text:p>
          </table:table-cell>
          <table:table-cell table:style-name="ce199" office:value-type="string" calcext:value-type="string">
            <text:p>A003</text:p>
          </table:table-cell>
          <table:table-cell table:style-name="ce199" office:value-type="string" calcext:value-type="string">
            <text:p>A004</text:p>
          </table:table-cell>
          <table:table-cell table:style-name="ce199" office:value-type="string" calcext:value-type="string">
            <text:p>FL001</text:p>
          </table:table-cell>
          <table:table-cell table:style-name="ce199" office:value-type="string" calcext:value-type="string">
            <text:p>FL002</text:p>
          </table:table-cell>
          <table:table-cell table:style-name="ce199" office:value-type="string" calcext:value-type="string">
            <text:p>PL001</text:p>
          </table:table-cell>
          <table:table-cell table:style-name="ce199" office:value-type="string" calcext:value-type="string">
            <text:p>PL002</text:p>
          </table:table-cell>
          <table:table-cell table:style-name="ce199" office:value-type="string" calcext:value-type="string">
            <text:p>FP001</text:p>
          </table:table-cell>
          <table:table-cell table:style-name="ce199" office:value-type="string" calcext:value-type="string">
            <text:p>FP002</text:p>
          </table:table-cell>
          <table:table-cell table:style-name="ce199" office:value-type="string" calcext:value-type="string">
            <text:p>FP003</text:p>
          </table:table-cell>
          <table:table-cell table:style-name="ce199" office:value-type="string" calcext:value-type="string">
            <text:p>FP004</text:p>
          </table:table-cell>
          <table:table-cell table:style-name="ce199" office:value-type="string" calcext:value-type="string">
            <text:p>FP005</text:p>
          </table:table-cell>
          <table:table-cell table:style-name="ce199" office:value-type="string" calcext:value-type="string">
            <text:p>FP006</text:p>
          </table:table-cell>
          <table:table-cell table:style-name="ce201" office:value-type="string" calcext:value-type="string">
            <text:p>FP007</text:p>
          </table:table-cell>
          <table:table-cell table:style-name="ce199" office:value-type="string" calcext:value-type="string">
            <text:p>FP008</text:p>
          </table:table-cell>
          <table:table-cell table:style-name="ce203" office:value-type="string" calcext:value-type="string">
            <text:p>SUM</text:p>
          </table:table-cell>
          <table:table-cell table:style-name="ce199" office:value-type="string" calcext:value-type="string">
            <text:p>A001</text:p>
          </table:table-cell>
          <table:table-cell table:style-name="ce199" office:value-type="string" calcext:value-type="string">
            <text:p>A002</text:p>
          </table:table-cell>
          <table:table-cell table:style-name="ce199" office:value-type="string" calcext:value-type="string">
            <text:p>A003</text:p>
          </table:table-cell>
          <table:table-cell table:style-name="ce199" office:value-type="string" calcext:value-type="string">
            <text:p>A004</text:p>
          </table:table-cell>
          <table:table-cell table:style-name="ce199" office:value-type="string" calcext:value-type="string">
            <text:p>FL001</text:p>
          </table:table-cell>
          <table:table-cell table:style-name="ce199" office:value-type="string" calcext:value-type="string">
            <text:p>FL002</text:p>
          </table:table-cell>
          <table:table-cell table:style-name="ce199" office:value-type="string" calcext:value-type="string">
            <text:p>PL001</text:p>
          </table:table-cell>
          <table:table-cell table:style-name="ce199" office:value-type="string" calcext:value-type="string">
            <text:p>PL002</text:p>
          </table:table-cell>
          <table:table-cell table:style-name="ce199" office:value-type="string" calcext:value-type="string">
            <text:p>FP001</text:p>
          </table:table-cell>
          <table:table-cell table:style-name="ce199" office:value-type="string" calcext:value-type="string">
            <text:p>FP002</text:p>
          </table:table-cell>
          <table:table-cell table:style-name="ce199" office:value-type="string" calcext:value-type="string">
            <text:p>FP003</text:p>
          </table:table-cell>
          <table:table-cell table:style-name="ce199" office:value-type="string" calcext:value-type="string">
            <text:p>FP004</text:p>
          </table:table-cell>
          <table:table-cell table:style-name="ce199" office:value-type="string" calcext:value-type="string">
            <text:p>FP005</text:p>
          </table:table-cell>
          <table:table-cell table:style-name="ce199" office:value-type="string" calcext:value-type="string">
            <text:p>FP006</text:p>
          </table:table-cell>
          <table:table-cell table:style-name="ce201" office:value-type="string" calcext:value-type="string">
            <text:p>FP007</text:p>
          </table:table-cell>
          <table:table-cell table:style-name="ce199" office:value-type="string" calcext:value-type="string">
            <text:p>FP008</text:p>
          </table:table-cell>
          <table:table-cell table:style-name="ce203" office:value-type="string" calcext:value-type="string">
            <text:p>SUM</text:p>
          </table:table-cell>
          <table:table-cell table:style-name="ce1"/>
          <table:table-cell table:style-name="ce208" office:value-type="string" calcext:value-type="string">
            <text:p>ASH</text:p>
          </table:table-cell>
          <table:table-cell table:style-name="ce208" office:value-type="string" calcext:value-type="string">
            <text:p>FLOOR</text:p>
          </table:table-cell>
          <table:table-cell table:style-name="ce208" office:value-type="string" calcext:value-type="string">
            <text:p>PLSTER</text:p>
          </table:table-cell>
          <table:table-cell table:style-name="ce208" office:value-type="string" calcext:value-type="string">
            <text:p>FIREPLACE</text:p>
          </table:table-cell>
          <table:table-cell table:style-name="ce209"/>
          <table:table-cell table:style-name="ce208" office:value-type="string" calcext:value-type="string">
            <text:p>ASH</text:p>
          </table:table-cell>
          <table:table-cell table:style-name="ce208" office:value-type="string" calcext:value-type="string">
            <text:p>FLOOR</text:p>
          </table:table-cell>
          <table:table-cell table:style-name="ce208" office:value-type="string" calcext:value-type="string">
            <text:p>PLSTER</text:p>
          </table:table-cell>
          <table:table-cell table:style-name="ce208" office:value-type="string" calcext:value-type="string">
            <text:p>FIREPLACE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5" office:value-type="string" calcext:value-type="string">
            <text:p>Grass leaf/stem</text:p>
          </table:table-cell>
          <table:table-cell table:style-name="ce61" office:value-type="float" office:value="358" calcext:value-type="float">
            <text:p>358</text:p>
          </table:table-cell>
          <table:table-cell table:style-name="ce61" office:value-type="float" office:value="348" calcext:value-type="float">
            <text:p>348</text:p>
          </table:table-cell>
          <table:table-cell table:style-name="ce61" office:value-type="float" office:value="298" calcext:value-type="float">
            <text:p>298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22" calcext:value-type="float">
            <text:p>322</text:p>
          </table:table-cell>
          <table:table-cell table:style-name="ce61" office:value-type="float" office:value="343" calcext:value-type="float">
            <text:p>343</text:p>
          </table:table-cell>
          <table:table-cell table:style-name="ce61" office:value-type="float" office:value="339" calcext:value-type="float">
            <text:p>339</text:p>
          </table:table-cell>
          <table:table-cell table:style-name="ce61" office:value-type="float" office:value="321" calcext:value-type="float">
            <text:p>321</text:p>
          </table:table-cell>
          <table:table-cell table:style-name="ce61" office:value-type="float" office:value="326" calcext:value-type="float">
            <text:p>326</text:p>
          </table:table-cell>
          <table:table-cell table:style-name="ce61" office:value-type="float" office:value="357" calcext:value-type="float">
            <text:p>357</text:p>
          </table:table-cell>
          <table:table-cell table:style-name="ce61" office:value-type="float" office:value="296" calcext:value-type="float">
            <text:p>296</text:p>
          </table:table-cell>
          <table:table-cell table:style-name="ce61" office:value-type="float" office:value="301" calcext:value-type="float">
            <text:p>301</text:p>
          </table:table-cell>
          <table:table-cell table:style-name="ce61" office:value-type="float" office:value="220" calcext:value-type="float">
            <text:p>220</text:p>
          </table:table-cell>
          <table:table-cell table:style-name="ce61" office:value-type="float" office:value="206" calcext:value-type="float">
            <text:p>206</text:p>
          </table:table-cell>
          <table:table-cell table:style-name="ce61" office:value-type="float" office:value="319" calcext:value-type="float">
            <text:p>319</text:p>
          </table:table-cell>
          <table:table-cell table:style-name="ce61" office:value-type="float" office:value="307" calcext:value-type="float">
            <text:p>307</text:p>
          </table:table-cell>
          <table:table-cell table:style-name="ce161" office:value-type="float" office:value="4961" calcext:value-type="float">
            <text:p>4961</text:p>
          </table:table-cell>
          <table:table-cell table:style-name="ce110" office:value-type="percentage" office:value="0.972826086956522" calcext:value-type="percentage">
            <text:p>97.28%</text:p>
          </table:table-cell>
          <table:table-cell table:style-name="ce110" office:value-type="percentage" office:value="0.966666666666667" calcext:value-type="percentage">
            <text:p>96.67%</text:p>
          </table:table-cell>
          <table:table-cell table:style-name="ce110" office:value-type="percentage" office:value="0.866279069767442" calcext:value-type="percentage">
            <text:p>86.63%</text:p>
          </table:table-cell>
          <table:table-cell table:style-name="ce110" office:value-type="percentage" office:value="0.869565217391304" calcext:value-type="percentage">
            <text:p>86.96%</text:p>
          </table:table-cell>
          <table:table-cell table:style-name="ce110" office:value-type="percentage" office:value="0.936046511627907" calcext:value-type="percentage">
            <text:p>93.60%</text:p>
          </table:table-cell>
          <table:table-cell table:style-name="ce110" office:value-type="percentage" office:value="0.974431818181818" calcext:value-type="percentage">
            <text:p>97.44%</text:p>
          </table:table-cell>
          <table:table-cell table:style-name="ce110" office:value-type="percentage" office:value="0.98546511627907" calcext:value-type="percentage">
            <text:p>98.55%</text:p>
          </table:table-cell>
          <table:table-cell table:style-name="ce110" office:value-type="percentage" office:value="0.969788519637462" calcext:value-type="percentage">
            <text:p>96.98%</text:p>
          </table:table-cell>
          <table:table-cell table:style-name="ce110" office:value-type="percentage" office:value="0.923512747875354" calcext:value-type="percentage">
            <text:p>92.35%</text:p>
          </table:table-cell>
          <table:table-cell table:style-name="ce110" office:value-type="percentage" office:value="0.986187845303867" calcext:value-type="percentage">
            <text:p>98.62%</text:p>
          </table:table-cell>
          <table:table-cell table:style-name="ce110" office:value-type="percentage" office:value="0.857971014492754" calcext:value-type="percentage">
            <text:p>85.80%</text:p>
          </table:table-cell>
          <table:table-cell table:style-name="ce110" office:value-type="percentage" office:value="0.885294117647059" calcext:value-type="percentage">
            <text:p>88.53%</text:p>
          </table:table-cell>
          <table:table-cell table:style-name="ce110" office:value-type="percentage" office:value="0.647058823529412" calcext:value-type="percentage">
            <text:p>64.71%</text:p>
          </table:table-cell>
          <table:table-cell table:style-name="ce110" office:value-type="percentage" office:value="0.620481927710843" calcext:value-type="percentage">
            <text:p>62.05%</text:p>
          </table:table-cell>
          <table:table-cell table:style-name="ce110" office:value-type="percentage" office:value="0.855227882037533" calcext:value-type="percentage">
            <text:p>85.52%</text:p>
          </table:table-cell>
          <table:table-cell table:style-name="ce110" office:value-type="percentage" office:value="0.908284023668639" calcext:value-type="percentage">
            <text:p>90.83%</text:p>
          </table:table-cell>
          <table:table-cell table:style-name="ce184" office:value-type="percentage" office:value="0.890504397774188" calcext:value-type="percentage">
            <text:p>89.05%</text:p>
          </table:table-cell>
          <table:table-cell table:style-name="ce1"/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665" calcext:value-type="float">
            <text:p>665</text:p>
          </table:table-cell>
          <table:table-cell table:style-name="ce61" office:value-type="float" office:value="647" calcext:value-type="float">
            <text:p>647</text:p>
          </table:table-cell>
          <table:table-cell table:style-name="ce61" office:value-type="float" office:value="2332" calcext:value-type="float">
            <text:p>2332</text:p>
          </table:table-cell>
          <table:table-cell table:style-name="ce1"/>
          <table:table-cell table:style-name="ce110" office:value-type="percentage" office:value="0.920254057868737" calcext:value-type="percentage">
            <text:p>92.03%</text:p>
          </table:table-cell>
          <table:table-cell table:style-name="ce110" office:value-type="percentage" office:value="0.955459770114943" calcext:value-type="percentage">
            <text:p>95.55%</text:p>
          </table:table-cell>
          <table:table-cell table:style-name="ce110" office:value-type="percentage" office:value="0.945906432748538" calcext:value-type="percentage">
            <text:p>94.59%</text:p>
          </table:table-cell>
          <table:table-cell table:style-name="ce110" office:value-type="percentage" office:value="0.837944664031621" calcext:value-type="percentage">
            <text:p>83.79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6" office:value-type="string" calcext:value-type="string">
            <text:p>Inflorescence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162" office:value-type="float" office:value="264" calcext:value-type="float">
            <text:p>264</text:p>
          </table:table-cell>
          <table:table-cell table:style-name="ce115" office:value-type="percentage" office:value="0.0190217391304348" calcext:value-type="percentage">
            <text:p>1.90%</text:p>
          </table:table-cell>
          <table:table-cell table:style-name="ce115" office:value-type="percentage" office:value="0.0138888888888889" calcext:value-type="percentage">
            <text:p>1.39%</text:p>
          </table:table-cell>
          <table:table-cell table:style-name="ce115" office:value-type="percentage" office:value="0.101744186046512" calcext:value-type="percentage">
            <text:p>10.17%</text:p>
          </table:table-cell>
          <table:table-cell table:style-name="ce115" office:value-type="percentage" office:value="0.0202898550724638" calcext:value-type="percentage">
            <text:p>2.03%</text:p>
          </table:table-cell>
          <table:table-cell table:style-name="ce115" office:value-type="percentage" office:value="0.0116279069767442" calcext:value-type="percentage">
            <text:p>1.16%</text:p>
          </table:table-cell>
          <table:table-cell table:style-name="ce115" office:value-type="percentage" office:value="0.00284090909090909" calcext:value-type="percentage">
            <text:p>0.28%</text:p>
          </table:table-cell>
          <table:table-cell table:style-name="ce115" office:value-type="percentage" office:value="0.00581395348837209" calcext:value-type="percentage">
            <text:p>0.58%</text:p>
          </table:table-cell>
          <table:table-cell table:style-name="ce115" office:value-type="percentage" office:value="0.0120845921450151" calcext:value-type="percentage">
            <text:p>1.21%</text:p>
          </table:table-cell>
          <table:table-cell table:style-name="ce115" office:value-type="percentage" office:value="0.0084985835694051" calcext:value-type="percentage">
            <text:p>0.85%</text:p>
          </table:table-cell>
          <table:table-cell table:style-name="ce115" office:value-type="percentage" office:value="0.0110497237569061" calcext:value-type="percentage">
            <text:p>1.10%</text:p>
          </table:table-cell>
          <table:table-cell table:style-name="ce115" office:value-type="percentage" office:value="0.0550724637681159" calcext:value-type="percentage">
            <text:p>5.51%</text:p>
          </table:table-cell>
          <table:table-cell table:style-name="ce115" office:value-type="percentage" office:value="0.0823529411764706" calcext:value-type="percentage">
            <text:p>8.24%</text:p>
          </table:table-cell>
          <table:table-cell table:style-name="ce115" office:value-type="percentage" office:value="0.191176470588235" calcext:value-type="percentage">
            <text:p>19.12%</text:p>
          </table:table-cell>
          <table:table-cell table:style-name="ce115" office:value-type="percentage" office:value="0.201807228915663" calcext:value-type="percentage">
            <text:p>20.18%</text:p>
          </table:table-cell>
          <table:table-cell table:style-name="ce115" office:value-type="percentage" office:value="0.0187667560321716" calcext:value-type="percentage">
            <text:p>1.88%</text:p>
          </table:table-cell>
          <table:table-cell table:style-name="ce115" office:value-type="percentage" office:value="0.0177514792899408" calcext:value-type="percentage">
            <text:p>1.78%</text:p>
          </table:table-cell>
          <table:table-cell table:style-name="ce185" office:value-type="percentage" office:value="0.0473882606354335" calcext:value-type="percentage">
            <text:p>4.74%</text:p>
          </table:table-cell>
          <table:table-cell table:style-name="ce1"/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9" calcext:value-type="float">
            <text:p>199</text:p>
          </table:table-cell>
          <table:table-cell table:style-name="ce1"/>
          <table:table-cell table:style-name="ce115" office:value-type="percentage" office:value="0.0381086803105152" calcext:value-type="percentage">
            <text:p>3.81%</text:p>
          </table:table-cell>
          <table:table-cell table:style-name="ce115" office:value-type="percentage" office:value="0.00718390804597701" calcext:value-type="percentage">
            <text:p>0.72%</text:p>
          </table:table-cell>
          <table:table-cell table:style-name="ce115" office:value-type="percentage" office:value="0.010233918128655" calcext:value-type="percentage">
            <text:p>1.02%</text:p>
          </table:table-cell>
          <table:table-cell table:style-name="ce115" office:value-type="percentage" office:value="0.0715055695292849" calcext:value-type="percentage">
            <text:p>7.15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6" office:value-type="string" calcext:value-type="string">
            <text:p>Woody species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24" calcext:value-type="float">
            <text:p>24</text:p>
          </table:table-cell>
          <table:table-cell table:style-name="ce162" office:value-type="float" office:value="334" calcext:value-type="float">
            <text:p>334</text:p>
          </table:table-cell>
          <table:table-cell table:style-name="ce115" office:value-type="percentage" office:value="0.00815217391304348" calcext:value-type="percentage">
            <text:p>0.82%</text:p>
          </table:table-cell>
          <table:table-cell table:style-name="ce115" office:value-type="percentage" office:value="0.0166666666666667" calcext:value-type="percentage">
            <text:p>1.67%</text:p>
          </table:table-cell>
          <table:table-cell table:style-name="ce115" office:value-type="percentage" office:value="0.0261627906976744" calcext:value-type="percentage">
            <text:p>2.62%</text:p>
          </table:table-cell>
          <table:table-cell table:style-name="ce115" office:value-type="percentage" office:value="0.110144927536232" calcext:value-type="percentage">
            <text:p>11.01%</text:p>
          </table:table-cell>
          <table:table-cell table:style-name="ce115" office:value-type="percentage" office:value="0.0523255813953488" calcext:value-type="percentage">
            <text:p>5.23%</text:p>
          </table:table-cell>
          <table:table-cell table:style-name="ce115" office:value-type="percentage" office:value="0.0227272727272727" calcext:value-type="percentage">
            <text:p>2.27%</text:p>
          </table:table-cell>
          <table:table-cell table:style-name="ce115" office:value-type="percentage" office:value="0.00872093023255814" calcext:value-type="percentage">
            <text:p>0.87%</text:p>
          </table:table-cell>
          <table:table-cell table:style-name="ce115" office:value-type="percentage" office:value="0.0151057401812689" calcext:value-type="percentage">
            <text:p>1.51%</text:p>
          </table:table-cell>
          <table:table-cell table:style-name="ce115" office:value-type="percentage" office:value="0.0623229461756374" calcext:value-type="percentage">
            <text:p>6.23%</text:p>
          </table:table-cell>
          <table:table-cell table:style-name="ce115" office:value-type="percentage" office:value="0.00276243093922652" calcext:value-type="percentage">
            <text:p>0.28%</text:p>
          </table:table-cell>
          <table:table-cell table:style-name="ce115" office:value-type="percentage" office:value="0.0869565217391304" calcext:value-type="percentage">
            <text:p>8.70%</text:p>
          </table:table-cell>
          <table:table-cell table:style-name="ce115" office:value-type="percentage" office:value="0.0323529411764706" calcext:value-type="percentage">
            <text:p>3.24%</text:p>
          </table:table-cell>
          <table:table-cell table:style-name="ce115" office:value-type="percentage" office:value="0.147058823529412" calcext:value-type="percentage">
            <text:p>14.71%</text:p>
          </table:table-cell>
          <table:table-cell table:style-name="ce115" office:value-type="percentage" office:value="0.177710843373494" calcext:value-type="percentage">
            <text:p>17.77%</text:p>
          </table:table-cell>
          <table:table-cell table:style-name="ce115" office:value-type="percentage" office:value="0.126005361930295" calcext:value-type="percentage">
            <text:p>12.60%</text:p>
          </table:table-cell>
          <table:table-cell table:style-name="ce115" office:value-type="percentage" office:value="0.0710059171597633" calcext:value-type="percentage">
            <text:p>7.10%</text:p>
          </table:table-cell>
          <table:table-cell table:style-name="ce185" office:value-type="percentage" office:value="0.0599533297433136" calcext:value-type="percentage">
            <text:p>6.00%</text:p>
          </table:table-cell>
          <table:table-cell table:style-name="ce1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44" calcext:value-type="float">
            <text:p>244</text:p>
          </table:table-cell>
          <table:table-cell table:style-name="ce1"/>
          <table:table-cell table:style-name="ce115" office:value-type="percentage" office:value="0.0395201129146083" calcext:value-type="percentage">
            <text:p>3.95%</text:p>
          </table:table-cell>
          <table:table-cell table:style-name="ce115" office:value-type="percentage" office:value="0.0373563218390805" calcext:value-type="percentage">
            <text:p>3.74%</text:p>
          </table:table-cell>
          <table:table-cell table:style-name="ce115" office:value-type="percentage" office:value="0.0394736842105263" calcext:value-type="percentage">
            <text:p>3.95%</text:p>
          </table:table-cell>
          <table:table-cell table:style-name="ce115" office:value-type="percentage" office:value="0.0876751706791232" calcext:value-type="percentage">
            <text:p>8.77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194" office:value-type="string" calcext:value-type="string">
            <text:p>UNDETERMINED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163" office:value-type="float" office:value="12" calcext:value-type="float">
            <text:p>12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1" office:value-type="percentage" office:value="0.00277777777777778" calcext:value-type="percentage">
            <text:p>0.28%</text:p>
          </table:table-cell>
          <table:table-cell table:style-name="ce111" office:value-type="percentage" office:value="0.00581395348837209" calcext:value-type="percentage">
            <text:p>0.58%</text:p>
          </table:table-cell>
          <table:table-cell table:number-columns-repeated="4" table:style-name="ce111" office:value-type="percentage" office:value="0" calcext:value-type="percentage">
            <text:p>0.00%</text:p>
          </table:table-cell>
          <table:table-cell table:style-name="ce111" office:value-type="percentage" office:value="0.00302114803625378" calcext:value-type="percentage">
            <text:p>0.30%</text:p>
          </table:table-cell>
          <table:table-cell table:style-name="ce111" office:value-type="percentage" office:value="0.0056657223796034" calcext:value-type="percentage">
            <text:p>0.57%</text:p>
          </table:table-cell>
          <table:table-cell table:number-columns-repeated="3" table:style-name="ce111" office:value-type="percentage" office:value="0" calcext:value-type="percentage">
            <text:p>0.00%</text:p>
          </table:table-cell>
          <table:table-cell table:style-name="ce111" office:value-type="percentage" office:value="0.0147058823529412" calcext:value-type="percentage">
            <text:p>1.47%</text:p>
          </table:table-cell>
          <table:table-cell table:number-columns-repeated="2" table:style-name="ce111" office:value-type="percentage" office:value="0" calcext:value-type="percentage">
            <text:p>0.00%</text:p>
          </table:table-cell>
          <table:table-cell table:style-name="ce111" office:value-type="percentage" office:value="0.0029585798816568" calcext:value-type="percentage">
            <text:p>0.30%</text:p>
          </table:table-cell>
          <table:table-cell table:style-name="ce186" office:value-type="percentage" office:value="0.00215401184706516" calcext:value-type="percentage">
            <text:p>0.22%</text:p>
          </table:table-cell>
          <table:table-cell table:style-name="ce1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1"/>
          <table:table-cell table:style-name="ce115" office:value-type="percentage" office:value="0.00211714890613973" calcext:value-type="percentage">
            <text:p>0.21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15" office:value-type="percentage" office:value="0.0043859649122807" calcext:value-type="percentage">
            <text:p>0.44%</text:p>
          </table:table-cell>
          <table:table-cell table:style-name="ce115" office:value-type="percentage" office:value="0.00287459575997125" calcext:value-type="percentage">
            <text:p>0.29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office:value-type="float" office:value="368" calcext:value-type="float">
            <text:p>368</text:p>
          </table:table-cell>
          <table:table-cell table:style-name="ce91" office:value-type="float" office:value="360" calcext:value-type="float">
            <text:p>360</text:p>
          </table:table-cell>
          <table:table-cell table:style-name="ce91" office:value-type="float" office:value="344" calcext:value-type="float">
            <text:p>344</text:p>
          </table:table-cell>
          <table:table-cell table:style-name="ce91" office:value-type="float" office:value="345" calcext:value-type="float">
            <text:p>345</text:p>
          </table:table-cell>
          <table:table-cell table:style-name="ce91" office:value-type="float" office:value="344" calcext:value-type="float">
            <text:p>344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44" calcext:value-type="float">
            <text:p>344</text:p>
          </table:table-cell>
          <table:table-cell table:style-name="ce91" office:value-type="float" office:value="331" calcext:value-type="float">
            <text:p>331</text:p>
          </table:table-cell>
          <table:table-cell table:style-name="ce91" office:value-type="float" office:value="353" calcext:value-type="float">
            <text:p>353</text:p>
          </table:table-cell>
          <table:table-cell table:style-name="ce91" office:value-type="float" office:value="362" calcext:value-type="float">
            <text:p>362</text:p>
          </table:table-cell>
          <table:table-cell table:style-name="ce91" office:value-type="float" office:value="345" calcext:value-type="float">
            <text:p>345</text:p>
          </table:table-cell>
          <table:table-cell table:number-columns-repeated="2" table:style-name="ce91" office:value-type="float" office:value="340" calcext:value-type="float">
            <text:p>340</text:p>
          </table:table-cell>
          <table:table-cell table:style-name="ce91" office:value-type="float" office:value="332" calcext:value-type="float">
            <text:p>332</text:p>
          </table:table-cell>
          <table:table-cell table:style-name="ce91" office:value-type="float" office:value="373" calcext:value-type="float">
            <text:p>373</text:p>
          </table:table-cell>
          <table:table-cell table:style-name="ce91" office:value-type="float" office:value="338" calcext:value-type="float">
            <text:p>338</text:p>
          </table:table-cell>
          <table:table-cell table:style-name="ce164" office:value-type="float" office:value="5571" calcext:value-type="float">
            <text:p>5571</text:p>
          </table:table-cell>
          <table:table-cell table:number-columns-repeated="16" table:style-name="ce113" office:value-type="percentage" office:value="1" calcext:value-type="percentage">
            <text:p>100.00%</text:p>
          </table:table-cell>
          <table:table-cell table:style-name="ce207" office:value-type="percentage" office:value="1" calcext:value-type="percentage">
            <text:p>100.00%</text:p>
          </table:table-cell>
          <table:table-cell table:style-name="ce1"/>
          <table:table-cell table:style-name="ce62" office:value-type="float" office:value="1417" calcext:value-type="float">
            <text:p>1417</text:p>
          </table:table-cell>
          <table:table-cell table:style-name="ce62" office:value-type="float" office:value="696" calcext:value-type="float">
            <text:p>696</text:p>
          </table:table-cell>
          <table:table-cell table:style-name="ce62" office:value-type="float" office:value="684" calcext:value-type="float">
            <text:p>684</text:p>
          </table:table-cell>
          <table:table-cell table:style-name="ce62" office:value-type="float" office:value="2783" calcext:value-type="float">
            <text:p>2783</text:p>
          </table:table-cell>
          <table:table-cell table:style-name="ce1"/>
          <table:table-cell table:number-columns-repeated="4" table:style-name="ce113" office:value-type="percentage" office:value="1" calcext:value-type="percentage">
            <text:p>100.00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 table:number-columns-repeated="18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1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7" table:number-rows-spanned="1">
            <text:p>Long cells (elongate psilate, elongate non psilate, elongate echinate, dendritic)</text:p>
          </table:table-cell>
          <table:covered-table-cell table:number-columns-repeated="6" table:style-name="ce84"/>
          <table:table-cell table:style-name="ce1" table:number-columns-repeated="10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1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17" table:number-rows-spanned="1">
            <text:p>Short cells (bylobate,cylindrical polylobate, cross, rondel, saddle, trapeziform, trapeziform polylobate, trapeziform sinuate, globular psilate, globular granulate, cystolith)</text:p>
          </table:table-cell>
          <table:covered-table-cell table:number-columns-repeated="16" table:style-name="ce84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1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9" table:number-rows-spanned="1">
            <text:p>Silica skeletons (silica skeleton made of elongate psilate and elongate non psilate)</text:p>
          </table:table-cell>
          <table:covered-table-cell table:number-columns-repeated="8" table:style-name="ce84"/>
          <table:table-cell table:style-name="ce1" table:number-columns-repeated="8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1"/>
          <table:table-cell table:number-columns-repeated="17"/>
        </table:table-row>
        <table:table-row table:style-name="ro2">
          <table:table-cell table:style-name="ce1"/>
          <table:table-cell table:style-name="ce195" office:value-type="string" calcext:value-type="string" table:number-columns-spanned="13" table:number-rows-spanned="1">
            <text:p>Other (cubic, hair base, trichomes, stomate, platelet, papillae, bulliform, tracheid, sclereid, scalloped, dicotyledon)</text:p>
          </table:table-cell>
          <table:covered-table-cell table:number-columns-repeated="12" table:style-name="ce84"/>
          <table:table-cell table:style-name="ce1" table:number-columns-repeated="4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1"/>
          <table:table-cell table:number-columns-repeated="17"/>
        </table:table-row>
        <table:table-row table:style-name="ro2">
          <table:table-cell table:style-name="ce1" table:number-columns-repeated="18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1"/>
          <table:table-cell table:number-columns-repeated="17"/>
        </table:table-row>
        <table:table-row table:style-name="ro2">
          <table:table-cell table:style-name="ce1"/>
          <table:table-cell table:style-name="ce85" office:value-type="string" calcext:value-type="string">
            <text:p>Long cells</text:p>
          </table:table-cell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193" calcext:value-type="float">
            <text:p>193</text:p>
          </table:table-cell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126" calcext:value-type="float">
            <text:p>126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108" calcext:value-type="float">
            <text:p>108</text:p>
          </table:table-cell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142" calcext:value-type="float">
            <text:p>142</text:p>
          </table:table-cell>
          <table:table-cell table:style-name="ce61" office:value-type="float" office:value="132" calcext:value-type="float">
            <text:p>132</text:p>
          </table:table-cell>
          <table:table-cell table:style-name="ce61" office:value-type="float" office:value="138" calcext:value-type="float">
            <text:p>138</text:p>
          </table:table-cell>
          <table:table-cell table:style-name="ce61" office:value-type="float" office:value="162" calcext:value-type="float">
            <text:p>162</text:p>
          </table:table-cell>
          <table:table-cell table:style-name="ce61" office:value-type="float" office:value="142" calcext:value-type="float">
            <text:p>142</text:p>
          </table:table-cell>
          <table:table-cell table:style-name="ce161" office:value-type="float" office:value="2005" calcext:value-type="float">
            <text:p>2005</text:p>
          </table:table-cell>
          <table:table-cell table:style-name="ce110" office:value-type="percentage" office:value="0.286096256684492" calcext:value-type="percentage">
            <text:p>28.61%</text:p>
          </table:table-cell>
          <table:table-cell table:style-name="ce110" office:value-type="percentage" office:value="0.221311475409836" calcext:value-type="percentage">
            <text:p>22.13%</text:p>
          </table:table-cell>
          <table:table-cell table:style-name="ce110" office:value-type="percentage" office:value="0.537604456824513" calcext:value-type="percentage">
            <text:p>53.76%</text:p>
          </table:table-cell>
          <table:table-cell table:style-name="ce110" office:value-type="percentage" office:value="0.324022346368715" calcext:value-type="percentage">
            <text:p>32.40%</text:p>
          </table:table-cell>
          <table:table-cell table:style-name="ce110" office:value-type="percentage" office:value="0.35195530726257" calcext:value-type="percentage">
            <text:p>35.20%</text:p>
          </table:table-cell>
          <table:table-cell table:style-name="ce110" office:value-type="percentage" office:value="0.284153005464481" calcext:value-type="percentage">
            <text:p>28.42%</text:p>
          </table:table-cell>
          <table:table-cell table:style-name="ce110" office:value-type="percentage" office:value="0.329545454545454" calcext:value-type="percentage">
            <text:p>32.95%</text:p>
          </table:table-cell>
          <table:table-cell table:style-name="ce110" office:value-type="percentage" office:value="0.3008356545961" calcext:value-type="percentage">
            <text:p>30.08%</text:p>
          </table:table-cell>
          <table:table-cell table:style-name="ce110" office:value-type="percentage" office:value="0.301939058171745" calcext:value-type="percentage">
            <text:p>30.19%</text:p>
          </table:table-cell>
          <table:table-cell table:style-name="ce110" office:value-type="percentage" office:value="0.229508196721311" calcext:value-type="percentage">
            <text:p>22.95%</text:p>
          </table:table-cell>
          <table:table-cell table:style-name="ce110" office:value-type="percentage" office:value="0.403899721448468" calcext:value-type="percentage">
            <text:p>40.39%</text:p>
          </table:table-cell>
          <table:table-cell table:style-name="ce110" office:value-type="percentage" office:value="0.4" calcext:value-type="percentage">
            <text:p>40.00%</text:p>
          </table:table-cell>
          <table:table-cell table:style-name="ce110" office:value-type="percentage" office:value="0.360655737704918" calcext:value-type="percentage">
            <text:p>36.07%</text:p>
          </table:table-cell>
          <table:table-cell table:style-name="ce110" office:value-type="percentage" office:value="0.382271468144044" calcext:value-type="percentage">
            <text:p>38.23%</text:p>
          </table:table-cell>
          <table:table-cell table:style-name="ce110" office:value-type="percentage" office:value="0.415384615384615" calcext:value-type="percentage">
            <text:p>41.54%</text:p>
          </table:table-cell>
          <table:table-cell table:style-name="ce110" office:value-type="percentage" office:value="0.4" calcext:value-type="percentage">
            <text:p>40.00%</text:p>
          </table:table-cell>
          <table:table-cell table:style-name="ce184" office:value-type="percentage" office:value="0.345391903531438" calcext:value-type="percentage">
            <text:p>34.54%</text:p>
          </table:table-cell>
          <table:table-cell table:style-name="ce1"/>
          <table:table-cell table:style-name="ce141" office:value-type="float" office:value="497" calcext:value-type="float">
            <text:p>497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224" calcext:value-type="float">
            <text:p>224</text:p>
          </table:table-cell>
          <table:table-cell table:style-name="ce153" office:value-type="float" office:value="1054" calcext:value-type="float">
            <text:p>1054</text:p>
          </table:table-cell>
          <table:table-cell table:style-name="ce1"/>
          <table:table-cell table:style-name="ce110" office:value-type="percentage" office:value="0.341111873713109" calcext:value-type="percentage">
            <text:p>34.11%</text:p>
          </table:table-cell>
          <table:table-cell table:style-name="ce110" office:value-type="percentage" office:value="0.31767955801105" calcext:value-type="percentage">
            <text:p>31.77%</text:p>
          </table:table-cell>
          <table:table-cell table:style-name="ce110" office:value-type="percentage" office:value="0.315049226441631" calcext:value-type="percentage">
            <text:p>31.50%</text:p>
          </table:table-cell>
          <table:table-cell table:style-name="ce110" office:value-type="percentage" office:value="0.361826295914864" calcext:value-type="percentage">
            <text:p>36.18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6" office:value-type="string" calcext:value-type="string">
            <text:p>Short cells</text:p>
          </table:table-cell>
          <table:table-cell table:style-name="ce57" office:value-type="float" office:value="258" calcext:value-type="float">
            <text:p>258</text:p>
          </table:table-cell>
          <table:table-cell table:style-name="ce57" office:value-type="float" office:value="276" calcext:value-type="float">
            <text:p>276</text:p>
          </table:table-cell>
          <table:table-cell table:style-name="ce57" office:value-type="float" office:value="143" calcext:value-type="float">
            <text:p>143</text:p>
          </table:table-cell>
          <table:table-cell table:style-name="ce57" office:value-type="float" office:value="202" calcext:value-type="float">
            <text:p>202</text:p>
          </table:table-cell>
          <table:table-cell table:style-name="ce57" office:value-type="float" office:value="204" calcext:value-type="float">
            <text:p>204</text:p>
          </table:table-cell>
          <table:table-cell table:style-name="ce57" office:value-type="float" office:value="246" calcext:value-type="float">
            <text:p>246</text:p>
          </table:table-cell>
          <table:table-cell table:style-name="ce57" office:value-type="float" office:value="228" calcext:value-type="float">
            <text:p>228</text:p>
          </table:table-cell>
          <table:table-cell table:style-name="ce57" office:value-type="float" office:value="222" calcext:value-type="float">
            <text:p>222</text:p>
          </table:table-cell>
          <table:table-cell table:style-name="ce57" office:value-type="float" office:value="223" calcext:value-type="float">
            <text:p>223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175" calcext:value-type="float">
            <text:p>175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173" calcext:value-type="float">
            <text:p>173</text:p>
          </table:table-cell>
          <table:table-cell table:style-name="ce162" office:value-type="float" office:value="3284" calcext:value-type="float">
            <text:p>3284</text:p>
          </table:table-cell>
          <table:table-cell table:style-name="ce115" office:value-type="percentage" office:value="0.689839572192513" calcext:value-type="percentage">
            <text:p>68.98%</text:p>
          </table:table-cell>
          <table:table-cell table:style-name="ce115" office:value-type="percentage" office:value="0.754098360655738" calcext:value-type="percentage">
            <text:p>75.41%</text:p>
          </table:table-cell>
          <table:table-cell table:style-name="ce115" office:value-type="percentage" office:value="0.398328690807799" calcext:value-type="percentage">
            <text:p>39.83%</text:p>
          </table:table-cell>
          <table:table-cell table:style-name="ce115" office:value-type="percentage" office:value="0.564245810055866" calcext:value-type="percentage">
            <text:p>56.42%</text:p>
          </table:table-cell>
          <table:table-cell table:style-name="ce115" office:value-type="percentage" office:value="0.569832402234637" calcext:value-type="percentage">
            <text:p>56.98%</text:p>
          </table:table-cell>
          <table:table-cell table:style-name="ce115" office:value-type="percentage" office:value="0.672131147540983" calcext:value-type="percentage">
            <text:p>67.21%</text:p>
          </table:table-cell>
          <table:table-cell table:style-name="ce115" office:value-type="percentage" office:value="0.647727272727273" calcext:value-type="percentage">
            <text:p>64.77%</text:p>
          </table:table-cell>
          <table:table-cell table:style-name="ce115" office:value-type="percentage" office:value="0.618384401114206" calcext:value-type="percentage">
            <text:p>61.84%</text:p>
          </table:table-cell>
          <table:table-cell table:style-name="ce115" office:value-type="percentage" office:value="0.617728531855956" calcext:value-type="percentage">
            <text:p>61.77%</text:p>
          </table:table-cell>
          <table:table-cell table:style-name="ce115" office:value-type="percentage" office:value="0.748633879781421" calcext:value-type="percentage">
            <text:p>74.86%</text:p>
          </table:table-cell>
          <table:table-cell table:style-name="ce115" office:value-type="percentage" office:value="0.487465181058496" calcext:value-type="percentage">
            <text:p>48.75%</text:p>
          </table:table-cell>
          <table:table-cell table:style-name="ce115" office:value-type="percentage" office:value="0.540845070422535" calcext:value-type="percentage">
            <text:p>54.08%</text:p>
          </table:table-cell>
          <table:table-cell table:style-name="ce115" office:value-type="percentage" office:value="0.434426229508197" calcext:value-type="percentage">
            <text:p>43.44%</text:p>
          </table:table-cell>
          <table:table-cell table:style-name="ce115" office:value-type="percentage" office:value="0.390581717451523" calcext:value-type="percentage">
            <text:p>39.06%</text:p>
          </table:table-cell>
          <table:table-cell table:style-name="ce115" office:value-type="percentage" office:value="0.430769230769231" calcext:value-type="percentage">
            <text:p>43.08%</text:p>
          </table:table-cell>
          <table:table-cell table:style-name="ce115" office:value-type="percentage" office:value="0.487323943661972" calcext:value-type="percentage">
            <text:p>48.73%</text:p>
          </table:table-cell>
          <table:table-cell table:style-name="ce185" office:value-type="percentage" office:value="0.565719207579673" calcext:value-type="percentage">
            <text:p>56.57%</text:p>
          </table:table-cell>
          <table:table-cell table:style-name="ce1"/>
          <table:table-cell table:style-name="ce139" office:value-type="float" office:value="879" calcext:value-type="float">
            <text:p>879</text:p>
          </table:table-cell>
          <table:table-cell table:number-columns-repeated="2" table:style-name="ce1" office:value-type="float" office:value="450" calcext:value-type="float">
            <text:p>450</text:p>
          </table:table-cell>
          <table:table-cell table:style-name="ce100" office:value-type="float" office:value="1505" calcext:value-type="float">
            <text:p>1505</text:p>
          </table:table-cell>
          <table:table-cell table:style-name="ce1"/>
          <table:table-cell table:style-name="ce115" office:value-type="percentage" office:value="0.603294440631434" calcext:value-type="percentage">
            <text:p>60.33%</text:p>
          </table:table-cell>
          <table:table-cell table:style-name="ce115" office:value-type="percentage" office:value="0.621546961325967" calcext:value-type="percentage">
            <text:p>62.15%</text:p>
          </table:table-cell>
          <table:table-cell table:style-name="ce115" office:value-type="percentage" office:value="0.632911392405063" calcext:value-type="percentage">
            <text:p>63.29%</text:p>
          </table:table-cell>
          <table:table-cell table:style-name="ce115" office:value-type="percentage" office:value="0.516649502231377" calcext:value-type="percentage">
            <text:p>51.66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6" office:value-type="string" calcext:value-type="string">
            <text:p>Silica skeleton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162" office:value-type="float" office:value="8" calcext:value-type="float">
            <text:p>8</text:p>
          </table:table-cell>
          <table:table-cell table:style-name="ce115" office:value-type="percentage" office:value="0.00267379679144385" calcext:value-type="percentage">
            <text:p>0.27%</text:p>
          </table:table-cell>
          <table:table-cell table:number-columns-repeated="8" table:style-name="ce115" office:value-type="percentage" office:value="0" calcext:value-type="percentage">
            <text:p>0.00%</text:p>
          </table:table-cell>
          <table:table-cell table:style-name="ce115" office:value-type="percentage" office:value="0.0109289617486339" calcext:value-type="percentage">
            <text:p>1.09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15" office:value-type="percentage" office:value="0.00845070422535211" calcext:value-type="percentage">
            <text:p>0.85%</text:p>
          </table:table-cell>
          <table:table-cell table:number-columns-repeated="4" table:style-name="ce115" office:value-type="percentage" office:value="0" calcext:value-type="percentage">
            <text:p>0.00%</text:p>
          </table:table-cell>
          <table:table-cell table:style-name="ce185" office:value-type="percentage" office:value="0.00137812230835487" calcext:value-type="percentage">
            <text:p>0.14%</text:p>
          </table:table-cell>
          <table:table-cell table:style-name="ce1"/>
          <table:table-cell table:style-name="ce13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00" office:value-type="float" office:value="7" calcext:value-type="float">
            <text:p>7</text:p>
          </table:table-cell>
          <table:table-cell table:style-name="ce1"/>
          <table:table-cell table:style-name="ce115" office:value-type="percentage" office:value="0.000686341798215511" calcext:value-type="percentage">
            <text:p>0.07%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15" office:value-type="percentage" office:value="0.00240302094061105" calcext:value-type="percentage">
            <text:p>0.24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6" office:value-type="string" calcext:value-type="string">
            <text:p>Other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40" calcext:value-type="float">
            <text:p>40</text:p>
          </table:table-cell>
          <table:table-cell table:style-name="ce163" office:value-type="float" office:value="508" calcext:value-type="float">
            <text:p>508</text:p>
          </table:table-cell>
          <table:table-cell table:style-name="ce115" office:value-type="percentage" office:value="0.0213903743315508" calcext:value-type="percentage">
            <text:p>2.14%</text:p>
          </table:table-cell>
          <table:table-cell table:style-name="ce115" office:value-type="percentage" office:value="0.0245901639344262" calcext:value-type="percentage">
            <text:p>2.46%</text:p>
          </table:table-cell>
          <table:table-cell table:style-name="ce115" office:value-type="percentage" office:value="0.064066852367688" calcext:value-type="percentage">
            <text:p>6.41%</text:p>
          </table:table-cell>
          <table:table-cell table:style-name="ce115" office:value-type="percentage" office:value="0.111731843575419" calcext:value-type="percentage">
            <text:p>11.17%</text:p>
          </table:table-cell>
          <table:table-cell table:style-name="ce115" office:value-type="percentage" office:value="0.0782122905027933" calcext:value-type="percentage">
            <text:p>7.82%</text:p>
          </table:table-cell>
          <table:table-cell table:style-name="ce115" office:value-type="percentage" office:value="0.0437158469945355" calcext:value-type="percentage">
            <text:p>4.37%</text:p>
          </table:table-cell>
          <table:table-cell table:style-name="ce115" office:value-type="percentage" office:value="0.0227272727272727" calcext:value-type="percentage">
            <text:p>2.27%</text:p>
          </table:table-cell>
          <table:table-cell table:style-name="ce115" office:value-type="percentage" office:value="0.0807799442896936" calcext:value-type="percentage">
            <text:p>8.08%</text:p>
          </table:table-cell>
          <table:table-cell table:style-name="ce115" office:value-type="percentage" office:value="0.0803324099722991" calcext:value-type="percentage">
            <text:p>8.03%</text:p>
          </table:table-cell>
          <table:table-cell table:style-name="ce115" office:value-type="percentage" office:value="0.0109289617486339" calcext:value-type="percentage">
            <text:p>1.09%</text:p>
          </table:table-cell>
          <table:table-cell table:style-name="ce115" office:value-type="percentage" office:value="0.108635097493036" calcext:value-type="percentage">
            <text:p>10.86%</text:p>
          </table:table-cell>
          <table:table-cell table:style-name="ce115" office:value-type="percentage" office:value="0.0507042253521127" calcext:value-type="percentage">
            <text:p>5.07%</text:p>
          </table:table-cell>
          <table:table-cell table:style-name="ce115" office:value-type="percentage" office:value="0.204918032786885" calcext:value-type="percentage">
            <text:p>20.49%</text:p>
          </table:table-cell>
          <table:table-cell table:style-name="ce115" office:value-type="percentage" office:value="0.227146814404432" calcext:value-type="percentage">
            <text:p>22.71%</text:p>
          </table:table-cell>
          <table:table-cell table:style-name="ce115" office:value-type="percentage" office:value="0.153846153846154" calcext:value-type="percentage">
            <text:p>15.38%</text:p>
          </table:table-cell>
          <table:table-cell table:style-name="ce115" office:value-type="percentage" office:value="0.112676056338028" calcext:value-type="percentage">
            <text:p>11.27%</text:p>
          </table:table-cell>
          <table:table-cell table:style-name="ce185" office:value-type="percentage" office:value="0.087510766580534" calcext:value-type="percentage">
            <text:p>8.75%</text:p>
          </table:table-cell>
          <table:table-cell table:style-name="ce1"/>
          <table:table-cell table:style-name="ce140" office:value-type="float" office:value="80" calcext:value-type="float">
            <text:p>8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37" calcext:value-type="float">
            <text:p>37</text:p>
          </table:table-cell>
          <table:table-cell table:style-name="ce4" office:value-type="float" office:value="347" calcext:value-type="float">
            <text:p>347</text:p>
          </table:table-cell>
          <table:table-cell table:style-name="ce1"/>
          <table:table-cell table:style-name="ce115" office:value-type="percentage" office:value="0.0549073438572409" calcext:value-type="percentage">
            <text:p>5.49%</text:p>
          </table:table-cell>
          <table:table-cell table:style-name="ce115" office:value-type="percentage" office:value="0.0607734806629834" calcext:value-type="percentage">
            <text:p>6.08%</text:p>
          </table:table-cell>
          <table:table-cell table:style-name="ce115" office:value-type="percentage" office:value="0.0520393811533052" calcext:value-type="percentage">
            <text:p>5.20%</text:p>
          </table:table-cell>
          <table:table-cell table:style-name="ce115" office:value-type="percentage" office:value="0.119121180913148" calcext:value-type="percentage">
            <text:p>11.91%</text:p>
          </table:table-cell>
          <table:table-cell table:style-name="ce1"/>
          <table:table-cell table:number-columns-repeated="17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office:value-type="float" office:value="374" calcext:value-type="float">
            <text:p>374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59" calcext:value-type="float">
            <text:p>359</text:p>
          </table:table-cell>
          <table:table-cell table:number-columns-repeated="2" table:style-name="ce91" office:value-type="float" office:value="358" calcext:value-type="float">
            <text:p>358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59" calcext:value-type="float">
            <text:p>359</text:p>
          </table:table-cell>
          <table:table-cell table:style-name="ce91" office:value-type="float" office:value="361" calcext:value-type="float">
            <text:p>361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59" calcext:value-type="float">
            <text:p>359</text:p>
          </table:table-cell>
          <table:table-cell table:style-name="ce91" office:value-type="float" office:value="355" calcext:value-type="float">
            <text:p>355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61" calcext:value-type="float">
            <text:p>361</text:p>
          </table:table-cell>
          <table:table-cell table:style-name="ce91" office:value-type="float" office:value="390" calcext:value-type="float">
            <text:p>390</text:p>
          </table:table-cell>
          <table:table-cell table:style-name="ce91" office:value-type="float" office:value="355" calcext:value-type="float">
            <text:p>355</text:p>
          </table:table-cell>
          <table:table-cell table:style-name="ce164" office:value-type="float" office:value="5805" calcext:value-type="float">
            <text:p>5805</text:p>
          </table:table-cell>
          <table:table-cell table:number-columns-repeated="16" table:style-name="ce113" office:value-type="percentage" office:value="1" calcext:value-type="percentage">
            <text:p>100.00%</text:p>
          </table:table-cell>
          <table:table-cell table:style-name="ce207" office:value-type="percentage" office:value="1" calcext:value-type="percentage">
            <text:p>100.00%</text:p>
          </table:table-cell>
          <table:table-cell table:style-name="ce1"/>
          <table:table-cell table:style-name="ce89" office:value-type="float" office:value="1457" calcext:value-type="float">
            <text:p>1457</text:p>
          </table:table-cell>
          <table:table-cell table:style-name="ce93" office:value-type="float" office:value="724" calcext:value-type="float">
            <text:p>724</text:p>
          </table:table-cell>
          <table:table-cell table:style-name="ce93" office:value-type="float" office:value="711" calcext:value-type="float">
            <text:p>711</text:p>
          </table:table-cell>
          <table:table-cell table:style-name="ce99" office:value-type="float" office:value="2913" calcext:value-type="float">
            <text:p>2913</text:p>
          </table:table-cell>
          <table:table-cell table:style-name="ce1"/>
          <table:table-cell table:number-columns-repeated="4" table:style-name="ce113" office:value-type="percentage" office:value="1" calcext:value-type="percentage">
            <text:p>100.00%</text:p>
          </table:table-cell>
          <table:table-cell table:style-name="ce1"/>
          <table:table-cell table:number-columns-repeated="17"/>
        </table:table-row>
        <table:table-row table:style-name="ro7" table:number-rows-repeated="104850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hikarpur" table:style-name="ta5">
        <table:table-column table:style-name="co11" table:default-cell-style-name="Default"/>
        <table:table-column table:style-name="co14" table:default-cell-style-name="ce72"/>
        <table:table-column table:style-name="co11" table:number-columns-repeated="62" table:default-cell-style-name="Default"/>
        <table:table-row table:style-name="ro2">
          <table:table-cell table:style-name="ce1" table:number-columns-repeated="2"/>
          <table:table-cell table:style-name="ce87" office:value-type="string" calcext:value-type="string" table:number-columns-spanned="16" table:number-rows-spanned="1">
            <text:p>Absolute count</text:p>
          </table:table-cell>
          <table:covered-table-cell table:number-columns-repeated="14" table:style-name="ce171"/>
          <table:covered-table-cell table:style-name="ce183"/>
          <table:table-cell table:style-name="ce1"/>
          <table:table-cell table:style-name="ce87" office:value-type="string" calcext:value-type="string" table:number-columns-spanned="16" table:number-rows-spanned="1">
            <text:p>Relative count</text:p>
          </table:table-cell>
          <table:covered-table-cell table:number-columns-repeated="14" table:style-name="ce171"/>
          <table:covered-table-cell table:style-name="ce183"/>
          <table:table-cell table:style-name="ce1" table:number-columns-repeated="23"/>
          <table:table-cell table:number-columns-repeated="6"/>
        </table:table-row>
        <table:table-row table:style-name="ro11">
          <table:table-cell table:style-name="ce1"/>
          <table:table-cell table:style-name="ce83"/>
          <table:table-cell table:style-name="ce211" office:value-type="string" calcext:value-type="string">
            <text:p>SKP 08 P001</text:p>
          </table:table-cell>
          <table:table-cell table:style-name="ce211" office:value-type="string" calcext:value-type="string">
            <text:p>SKP 08 P002</text:p>
          </table:table-cell>
          <table:table-cell table:style-name="ce211" office:value-type="string" calcext:value-type="string">
            <text:p>SKP 08 PL001</text:p>
          </table:table-cell>
          <table:table-cell table:style-name="ce211" office:value-type="string" calcext:value-type="string">
            <text:p>SKP 08 PL002</text:p>
          </table:table-cell>
          <table:table-cell table:style-name="ce211" office:value-type="string" calcext:value-type="string">
            <text:p>SKP 08 PL003</text:p>
          </table:table-cell>
          <table:table-cell table:style-name="ce211" office:value-type="string" calcext:value-type="string">
            <text:p>SKP 08 S018</text:p>
          </table:table-cell>
          <table:table-cell table:style-name="ce211" office:value-type="string" calcext:value-type="string">
            <text:p>SKP 08 S019</text:p>
          </table:table-cell>
          <table:table-cell table:style-name="ce211" office:value-type="string" calcext:value-type="string">
            <text:p>SKP 08 S021</text:p>
          </table:table-cell>
          <table:table-cell table:style-name="ce211" office:value-type="string" calcext:value-type="string">
            <text:p>SKP 08 S022</text:p>
          </table:table-cell>
          <table:table-cell table:style-name="ce211" office:value-type="string" calcext:value-type="string">
            <text:p>SKP 08 FP001</text:p>
          </table:table-cell>
          <table:table-cell table:style-name="ce211" office:value-type="string" calcext:value-type="string">
            <text:p>SKP 08 FP002</text:p>
          </table:table-cell>
          <table:table-cell table:style-name="ce211" office:value-type="string" calcext:value-type="string">
            <text:p>SKP 08 FP003</text:p>
          </table:table-cell>
          <table:table-cell table:style-name="ce211" office:value-type="string" calcext:value-type="string">
            <text:p>SKP 08 S003</text:p>
          </table:table-cell>
          <table:table-cell table:style-name="ce211" office:value-type="string" calcext:value-type="string">
            <text:p>SKP 08 S012</text:p>
          </table:table-cell>
          <table:table-cell table:style-name="ce211" office:value-type="string" calcext:value-type="string">
            <text:p>SKP 08 S015</text:p>
          </table:table-cell>
          <table:table-cell table:style-name="ce211" office:value-type="string" calcext:value-type="string">
            <text:p>SKP 08 S020</text:p>
          </table:table-cell>
          <table:table-cell table:style-name="ce1"/>
          <table:table-cell table:style-name="ce211" office:value-type="string" calcext:value-type="string">
            <text:p>SKP 08 P001</text:p>
          </table:table-cell>
          <table:table-cell table:style-name="ce211" office:value-type="string" calcext:value-type="string">
            <text:p>SKP 08 P002</text:p>
          </table:table-cell>
          <table:table-cell table:style-name="ce211" office:value-type="string" calcext:value-type="string">
            <text:p>SKP 08 PL001</text:p>
          </table:table-cell>
          <table:table-cell table:style-name="ce211" office:value-type="string" calcext:value-type="string">
            <text:p>SKP 08 PL002</text:p>
          </table:table-cell>
          <table:table-cell table:style-name="ce211" office:value-type="string" calcext:value-type="string">
            <text:p>SKP 08 PL003</text:p>
          </table:table-cell>
          <table:table-cell table:style-name="ce211" office:value-type="string" calcext:value-type="string">
            <text:p>SKP 08 S018</text:p>
          </table:table-cell>
          <table:table-cell table:style-name="ce211" office:value-type="string" calcext:value-type="string">
            <text:p>SKP 08 S019</text:p>
          </table:table-cell>
          <table:table-cell table:style-name="ce211" office:value-type="string" calcext:value-type="string">
            <text:p>SKP 08 S021</text:p>
          </table:table-cell>
          <table:table-cell table:style-name="ce211" office:value-type="string" calcext:value-type="string">
            <text:p>SKP 08 S022</text:p>
          </table:table-cell>
          <table:table-cell table:style-name="ce211" office:value-type="string" calcext:value-type="string">
            <text:p>SKP 08 FP001</text:p>
          </table:table-cell>
          <table:table-cell table:style-name="ce211" office:value-type="string" calcext:value-type="string">
            <text:p>SKP 08 FP002</text:p>
          </table:table-cell>
          <table:table-cell table:style-name="ce211" office:value-type="string" calcext:value-type="string">
            <text:p>SKP 08 FP003</text:p>
          </table:table-cell>
          <table:table-cell table:style-name="ce211" office:value-type="string" calcext:value-type="string">
            <text:p>SKP 08 S003</text:p>
          </table:table-cell>
          <table:table-cell table:style-name="ce211" office:value-type="string" calcext:value-type="string">
            <text:p>SKP 08 S012</text:p>
          </table:table-cell>
          <table:table-cell table:style-name="ce211" office:value-type="string" calcext:value-type="string">
            <text:p>SKP 08 S015</text:p>
          </table:table-cell>
          <table:table-cell table:style-name="ce211" office:value-type="string" calcext:value-type="string">
            <text:p>SKP 08 S020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0" office:value-type="string" calcext:value-type="string">
            <text:p>Elongate psilate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143" calcext:value-type="float">
            <text:p>143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92" calcext:value-type="float">
            <text:p>192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102" calcext:value-type="float">
            <text:p>102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float" office:value="146" calcext:value-type="float">
            <text:p>146</text:p>
          </table:table-cell>
          <table:table-cell table:style-name="ce61" office:value-type="float" office:value="142" calcext:value-type="float">
            <text:p>142</text:p>
          </table:table-cell>
          <table:table-cell table:style-name="ce61" office:value-type="float" office:value="137" calcext:value-type="float">
            <text:p>137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133" calcext:value-type="float">
            <text:p>133</text:p>
          </table:table-cell>
          <table:table-cell table:style-name="ce1"/>
          <table:table-cell table:style-name="ce110" table:formula="of:=[.C3]/[.$C$41]" office:value-type="percentage" office:value="0.358126721763085" calcext:value-type="percentage">
            <text:p>35.81%</text:p>
          </table:table-cell>
          <table:table-cell table:style-name="ce110" table:formula="of:=[.D3]/[.$D$41]" office:value-type="percentage" office:value="0.402816901408451" calcext:value-type="percentage">
            <text:p>40.28%</text:p>
          </table:table-cell>
          <table:table-cell table:style-name="ce110" table:formula="of:=[.E3]/[.$E$41]" office:value-type="percentage" office:value="0.739130434782609" calcext:value-type="percentage">
            <text:p>73.91%</text:p>
          </table:table-cell>
          <table:table-cell table:style-name="ce110" table:formula="of:=[.F3]/[.$F$41]" office:value-type="percentage" office:value="0.53781512605042" calcext:value-type="percentage">
            <text:p>53.78%</text:p>
          </table:table-cell>
          <table:table-cell table:style-name="ce110" table:formula="of:=[.G3]/[.$G$41]" office:value-type="percentage" office:value="0.482352941176471" calcext:value-type="percentage">
            <text:p>48.24%</text:p>
          </table:table-cell>
          <table:table-cell table:style-name="ce110" table:formula="of:=[.H3]/[.$H$41]" office:value-type="percentage" office:value="0.276422764227642" calcext:value-type="percentage">
            <text:p>27.64%</text:p>
          </table:table-cell>
          <table:table-cell table:style-name="ce110" table:formula="of:=[.I3]/[.$I$41]" office:value-type="percentage" office:value="0.253481894150418" calcext:value-type="percentage">
            <text:p>25.35%</text:p>
          </table:table-cell>
          <table:table-cell table:style-name="ce110" table:formula="of:=[.J3]/[.$J$41]" office:value-type="percentage" office:value="0.331428571428571" calcext:value-type="percentage">
            <text:p>33.14%</text:p>
          </table:table-cell>
          <table:table-cell table:style-name="ce110" table:formula="of:=[.K3]/[.$K$41]" office:value-type="percentage" office:value="0.35042735042735" calcext:value-type="percentage">
            <text:p>35.04%</text:p>
          </table:table-cell>
          <table:table-cell table:style-name="ce110" table:formula="of:=[.L3]/[.$L$41]" office:value-type="percentage" office:value="0.401098901098901" calcext:value-type="percentage">
            <text:p>40.11%</text:p>
          </table:table-cell>
          <table:table-cell table:style-name="ce110" table:formula="of:=[.M3]/[.$M$41]" office:value-type="percentage" office:value="0.403409090909091" calcext:value-type="percentage">
            <text:p>40.34%</text:p>
          </table:table-cell>
          <table:table-cell table:style-name="ce110" table:formula="of:=[.N3]/[.$N$41]" office:value-type="percentage" office:value="0.360526315789474" calcext:value-type="percentage">
            <text:p>36.05%</text:p>
          </table:table-cell>
          <table:table-cell table:style-name="ce110" table:formula="of:=[.O3]/[.$O$41]" office:value-type="percentage" office:value="0.472972972972973" calcext:value-type="percentage">
            <text:p>47.30%</text:p>
          </table:table-cell>
          <table:table-cell table:style-name="ce110" table:formula="of:=[.P3]/[.$P$41]" office:value-type="percentage" office:value="0.54320987654321" calcext:value-type="percentage">
            <text:p>54.32%</text:p>
          </table:table-cell>
          <table:table-cell table:style-name="ce110" table:formula="of:=[.Q3]/[.$Q$41]" office:value-type="percentage" office:value="0.397183098591549" calcext:value-type="percentage">
            <text:p>39.72%</text:p>
          </table:table-cell>
          <table:table-cell table:style-name="ce110" table:formula="of:=[.R3]/[.$R$41]" office:value-type="percentage" office:value="0.368421052631579" calcext:value-type="percentage">
            <text:p>36.84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1" office:value-type="string" calcext:value-type="string">
            <text:p>Elongate sinuate</text:p>
          </table:table-cell>
          <table:table-cell table:style-name="ce62" table:number-columns-repeated="4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"/>
          <table:table-cell table:style-name="ce115" table:number-columns-repeated="4"/>
          <table:table-cell table:style-name="ce115" table:formula="of:=[.G4]/[.$G$41]" office:value-type="percentage" office:value="0.0470588235294118" calcext:value-type="percentage">
            <text:p>4.71%</text:p>
          </table:table-cell>
          <table:table-cell table:style-name="ce115"/>
          <table:table-cell table:style-name="ce115" table:formula="of:=[.I4]/[.$I$41]" office:value-type="percentage" office:value="0.00557103064066852" calcext:value-type="percentage">
            <text:p>0.56%</text:p>
          </table:table-cell>
          <table:table-cell table:style-name="ce115" table:formula="of:=[.J4]/[.$J$41]" office:value-type="percentage" office:value="0.0114285714285714" calcext:value-type="percentage">
            <text:p>1.14%</text:p>
          </table:table-cell>
          <table:table-cell table:style-name="ce115"/>
          <table:table-cell table:style-name="ce115" table:formula="of:=[.L4]/[.$L$41]" office:value-type="percentage" office:value="0.00824175824175824" calcext:value-type="percentage">
            <text:p>0.82%</text:p>
          </table:table-cell>
          <table:table-cell table:style-name="ce115" table:number-columns-repeated="4"/>
          <table:table-cell table:style-name="ce115" table:formula="of:=[.Q4]/[.$Q$41]" office:value-type="percentage" office:value="0.0028169014084507" calcext:value-type="percentage">
            <text:p>0.28%</text:p>
          </table:table-cell>
          <table:table-cell table:style-name="ce115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7"/>
          <table:table-cell table:style-name="ce1"/>
          <table:table-cell table:style-name="ce93" table:number-columns-repeated="6"/>
          <table:table-cell table:style-name="ce99"/>
          <table:table-cell table:style-name="ce1"/>
          <table:table-cell table:style-name="ce113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0" office:value-type="string" calcext:value-type="string">
            <text:p>Elongate echinate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3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6" calcext:value-type="float">
            <text:p>6</text:p>
          </table:table-cell>
          <table:table-cell table:style-name="ce1"/>
          <table:table-cell table:style-name="ce115" table:formula="of:=[.C6]/[.$C$41]" office:value-type="percentage" office:value="0.0110192837465565" calcext:value-type="percentage">
            <text:p>1.10%</text:p>
          </table:table-cell>
          <table:table-cell table:style-name="ce115" table:formula="of:=[.D6]/[.$D$41]" office:value-type="percentage" office:value="0.0140845070422535" calcext:value-type="percentage">
            <text:p>1.41%</text:p>
          </table:table-cell>
          <table:table-cell table:style-name="ce115"/>
          <table:table-cell table:style-name="ce115" table:formula="of:=[.F6]/[.$F$41]" office:value-type="percentage" office:value="0.0196078431372549" calcext:value-type="percentage">
            <text:p>1.96%</text:p>
          </table:table-cell>
          <table:table-cell table:style-name="ce115" table:formula="of:=[.G6]/[.$G$41]" office:value-type="percentage" office:value="0.0588235294117647" calcext:value-type="percentage">
            <text:p>5.88%</text:p>
          </table:table-cell>
          <table:table-cell table:style-name="ce115" table:formula="of:=[.H6]/[.$H$41]" office:value-type="percentage" office:value="0.00813008130081301" calcext:value-type="percentage">
            <text:p>0.81%</text:p>
          </table:table-cell>
          <table:table-cell table:style-name="ce115" table:formula="of:=[.I6]/[.$I$41]" office:value-type="percentage" office:value="0.00557103064066852" calcext:value-type="percentage">
            <text:p>0.56%</text:p>
          </table:table-cell>
          <table:table-cell table:style-name="ce115" table:formula="of:=[.J6]/[.$J$41]" office:value-type="percentage" office:value="0.00571428571428571" calcext:value-type="percentage">
            <text:p>0.57%</text:p>
          </table:table-cell>
          <table:table-cell table:style-name="ce115" table:formula="of:=[.K6]/[.$K$41]" office:value-type="percentage" office:value="0.0056980056980057" calcext:value-type="percentage">
            <text:p>0.57%</text:p>
          </table:table-cell>
          <table:table-cell table:style-name="ce115"/>
          <table:table-cell table:style-name="ce115" table:formula="of:=[.M6]/[.$M$41]" office:value-type="percentage" office:value="0.0369318181818182" calcext:value-type="percentage">
            <text:p>3.69%</text:p>
          </table:table-cell>
          <table:table-cell table:style-name="ce115" table:formula="of:=[.N6]/[.$N$41]" office:value-type="percentage" office:value="0.0184210526315789" calcext:value-type="percentage">
            <text:p>1.84%</text:p>
          </table:table-cell>
          <table:table-cell table:style-name="ce115"/>
          <table:table-cell table:style-name="ce115" table:formula="of:=[.P6]/[.$P$41]" office:value-type="percentage" office:value="0.0123456790123457" calcext:value-type="percentage">
            <text:p>1.23%</text:p>
          </table:table-cell>
          <table:table-cell table:style-name="ce115" table:formula="of:=[.Q6]/[.$Q$41]" office:value-type="percentage" office:value="0.11830985915493" calcext:value-type="percentage">
            <text:p>11.83%</text:p>
          </table:table-cell>
          <table:table-cell table:style-name="ce115" table:formula="of:=[.R6]/[.$R$41]" office:value-type="percentage" office:value="0.0166204986149585" calcext:value-type="percentage">
            <text:p>1.66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52"/>
          <table:table-cell table:style-name="ce192" office:value-type="string" calcext:value-type="string">
            <text:p>Elongate pilate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15" table:formula="of:=[.C7]/[.$C$41]" office:value-type="percentage" office:value="0.00275482093663912" calcext:value-type="percentage">
            <text:p>0.28%</text:p>
          </table:table-cell>
          <table:table-cell table:style-name="ce115" table:formula="of:=[.D7]/[.$D$41]" office:value-type="percentage" office:value="0.0028169014084507" calcext:value-type="percentage">
            <text:p>0.28%</text:p>
          </table:table-cell>
          <table:table-cell table:style-name="ce115" table:number-columns-repeated="6"/>
          <table:table-cell table:style-name="ce115" table:formula="of:=[.K7]/[.$K$41]" office:value-type="percentage" office:value="0.00284900284900285" calcext:value-type="percentage">
            <text:p>0.28%</text:p>
          </table:table-cell>
          <table:table-cell table:style-name="ce115" table:number-columns-repeated="5"/>
          <table:table-cell table:style-name="ce115" table:formula="of:=[.Q7]/[.$Q$41]" office:value-type="percentage" office:value="0.00845070422535211" calcext:value-type="percentage">
            <text:p>0.85%</text:p>
          </table:table-cell>
          <table:table-cell table:style-name="ce115" table:formula="of:=[.R7]/[.$R$41]" office:value-type="percentage" office:value="0.00277008310249307" calcext:value-type="percentage">
            <text:p>0.28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52"/>
          <table:table-cell table:style-name="ce192" office:value-type="string" calcext:value-type="string">
            <text:p>Elongate crenate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1"/>
          <table:table-cell table:style-name="ce115" table:formula="of:=[.C8]/[.$C$41]" office:value-type="percentage" office:value="0.00550964187327824" calcext:value-type="percentage">
            <text:p>0.55%</text:p>
          </table:table-cell>
          <table:table-cell table:style-name="ce115" table:number-columns-repeated="5"/>
          <table:table-cell table:style-name="ce115" table:formula="of:=[.I8]/[.$I$41]" office:value-type="percentage" office:value="0.00835654596100279" calcext:value-type="percentage">
            <text:p>0.84%</text:p>
          </table:table-cell>
          <table:table-cell table:style-name="ce115" table:number-columns-repeated="2"/>
          <table:table-cell table:style-name="ce115" table:formula="of:=[.L8]/[.$L$41]" office:value-type="percentage" office:value="0.00274725274725275" calcext:value-type="percentage">
            <text:p>0.27%</text:p>
          </table:table-cell>
          <table:table-cell table:style-name="ce115"/>
          <table:table-cell table:style-name="ce115" table:formula="of:=[.N8]/[.$N$41]" office:value-type="percentage" office:value="0.0105263157894737" calcext:value-type="percentage">
            <text:p>1.05%</text:p>
          </table:table-cell>
          <table:table-cell table:style-name="ce115" table:number-columns-repeated="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52"/>
          <table:table-cell table:style-name="ce192" office:value-type="string" calcext:value-type="string">
            <text:p>Elongate polylobate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1"/>
          <table:table-cell table:style-name="ce115" table:number-columns-repeated="3"/>
          <table:table-cell table:style-name="ce115" table:formula="of:=[.F9]/[.$F$41]" office:value-type="percentage" office:value="0.0112044817927171" calcext:value-type="percentage">
            <text:p>1.12%</text:p>
          </table:table-cell>
          <table:table-cell table:style-name="ce115" table:number-columns-repeated="5"/>
          <table:table-cell table:style-name="ce115" table:formula="of:=[.L9]/[.$L$41]" office:value-type="percentage" office:value="0.00274725274725275" calcext:value-type="percentage">
            <text:p>0.27%</text:p>
          </table:table-cell>
          <table:table-cell table:style-name="ce115"/>
          <table:table-cell table:style-name="ce115" table:formula="of:=[.N9]/[.$N$41]" office:value-type="percentage" office:value="0.0105263157894737" calcext:value-type="percentage">
            <text:p>1.05%</text:p>
          </table:table-cell>
          <table:table-cell table:style-name="ce115"/>
          <table:table-cell table:style-name="ce115" table:formula="of:=[.P9]/[.$P$41]" office:value-type="percentage" office:value="0.0123456790123457" calcext:value-type="percentage">
            <text:p>1.23%</text:p>
          </table:table-cell>
          <table:table-cell table:style-name="ce115" table:number-columns-repeated="2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52"/>
          <table:table-cell table:style-name="ce191" office:value-type="string" calcext:value-type="string">
            <text:p>Elongate colummelate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1"/>
          <table:table-cell table:style-name="ce115" table:number-columns-repeated="8"/>
          <table:table-cell table:style-name="ce115" table:formula="of:=[.K10]/[.$K$41]" office:value-type="percentage" office:value="0.00284900284900285" calcext:value-type="percentage">
            <text:p>0.28%</text:p>
          </table:table-cell>
          <table:table-cell table:style-name="ce115" table:number-columns-repeated="7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140"/>
          <table:table-cell table:style-name="ce55" table:number-columns-repeated="7"/>
          <table:table-cell table:style-name="ce1"/>
          <table:table-cell table:style-name="ce55" table:number-columns-repeated="6"/>
          <table:table-cell table:style-name="ce4"/>
          <table:table-cell table:style-name="ce1"/>
          <table:table-cell table:style-name="ce113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0" office:value-type="string" calcext:value-type="string">
            <text:p>Bylobate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6" calcext:value-type="float">
            <text:p>46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1" calcext:value-type="float">
            <text:p>21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33" calcext:value-type="float">
            <text:p>33</text:p>
          </table:table-cell>
          <table:table-cell table:style-name="ce1"/>
          <table:table-cell table:style-name="ce115" table:formula="of:=[.C12]/[.$C$41]" office:value-type="percentage" office:value="0.101928374655647" calcext:value-type="percentage">
            <text:p>10.19%</text:p>
          </table:table-cell>
          <table:table-cell table:style-name="ce115" table:formula="of:=[.D12]/[.$D$41]" office:value-type="percentage" office:value="0.129577464788732" calcext:value-type="percentage">
            <text:p>12.96%</text:p>
          </table:table-cell>
          <table:table-cell table:style-name="ce115"/>
          <table:table-cell table:style-name="ce115" table:formula="of:=[.F12]/[.$F$41]" office:value-type="percentage" office:value="0.0672268907563025" calcext:value-type="percentage">
            <text:p>6.72%</text:p>
          </table:table-cell>
          <table:table-cell table:style-name="ce115" table:formula="of:=[.G12]/[.$G$41]" office:value-type="percentage" office:value="0.0352941176470588" calcext:value-type="percentage">
            <text:p>3.53%</text:p>
          </table:table-cell>
          <table:table-cell table:style-name="ce115" table:formula="of:=[.H12]/[.$H$41]" office:value-type="percentage" office:value="0.0948509485094851" calcext:value-type="percentage">
            <text:p>9.49%</text:p>
          </table:table-cell>
          <table:table-cell table:style-name="ce115" table:formula="of:=[.I12]/[.$I$41]" office:value-type="percentage" office:value="0.0919220055710306" calcext:value-type="percentage">
            <text:p>9.19%</text:p>
          </table:table-cell>
          <table:table-cell table:style-name="ce115" table:formula="of:=[.J12]/[.$J$41]" office:value-type="percentage" office:value="0.0457142857142857" calcext:value-type="percentage">
            <text:p>4.57%</text:p>
          </table:table-cell>
          <table:table-cell table:style-name="ce115" table:formula="of:=[.K12]/[.$K$41]" office:value-type="percentage" office:value="0.0769230769230769" calcext:value-type="percentage">
            <text:p>7.69%</text:p>
          </table:table-cell>
          <table:table-cell table:style-name="ce115" table:formula="of:=[.L12]/[.$L$41]" office:value-type="percentage" office:value="0.0879120879120879" calcext:value-type="percentage">
            <text:p>8.79%</text:p>
          </table:table-cell>
          <table:table-cell table:style-name="ce115" table:formula="of:=[.M12]/[.$M$41]" office:value-type="percentage" office:value="0.0681818181818182" calcext:value-type="percentage">
            <text:p>6.82%</text:p>
          </table:table-cell>
          <table:table-cell table:style-name="ce115" table:formula="of:=[.N12]/[.$N$41]" office:value-type="percentage" office:value="0.0552631578947368" calcext:value-type="percentage">
            <text:p>5.53%</text:p>
          </table:table-cell>
          <table:table-cell table:style-name="ce115"/>
          <table:table-cell table:style-name="ce115" table:formula="of:=[.P12]/[.$P$41]" office:value-type="percentage" office:value="0.0987654320987654" calcext:value-type="percentage">
            <text:p>9.88%</text:p>
          </table:table-cell>
          <table:table-cell table:style-name="ce115" table:formula="of:=[.Q12]/[.$Q$41]" office:value-type="percentage" office:value="0.0704225352112676" calcext:value-type="percentage">
            <text:p>7.04%</text:p>
          </table:table-cell>
          <table:table-cell table:style-name="ce115" table:formula="of:=[.R12]/[.$R$41]" office:value-type="percentage" office:value="0.0914127423822715" calcext:value-type="percentage">
            <text:p>9.14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Cylindric polylobate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1"/>
          <table:table-cell table:style-name="ce115"/>
          <table:table-cell table:style-name="ce115" table:formula="of:=[.D13]/[.$D$41]" office:value-type="percentage" office:value="0.0028169014084507" calcext:value-type="percentage">
            <text:p>0.28%</text:p>
          </table:table-cell>
          <table:table-cell table:style-name="ce115"/>
          <table:table-cell table:style-name="ce115" table:formula="of:=[.F13]/[.$F$41]" office:value-type="percentage" office:value="0.00280112044817927" calcext:value-type="percentage">
            <text:p>0.28%</text:p>
          </table:table-cell>
          <table:table-cell table:style-name="ce115"/>
          <table:table-cell table:style-name="ce115" table:formula="of:=[.H13]/[.$H$41]" office:value-type="percentage" office:value="0.00813008130081301" calcext:value-type="percentage">
            <text:p>0.81%</text:p>
          </table:table-cell>
          <table:table-cell table:style-name="ce115" table:number-columns-repeated="2"/>
          <table:table-cell table:style-name="ce115" table:formula="of:=[.K13]/[.$K$41]" office:value-type="percentage" office:value="0.0113960113960114" calcext:value-type="percentage">
            <text:p>1.14%</text:p>
          </table:table-cell>
          <table:table-cell table:style-name="ce115" table:formula="of:=[.L13]/[.$L$41]" office:value-type="percentage" office:value="0.00274725274725275" calcext:value-type="percentage">
            <text:p>0.27%</text:p>
          </table:table-cell>
          <table:table-cell table:style-name="ce115"/>
          <table:table-cell table:style-name="ce115" table:formula="of:=[.N13]/[.$N$41]" office:value-type="percentage" office:value="0.00526315789473684" calcext:value-type="percentage">
            <text:p>0.53%</text:p>
          </table:table-cell>
          <table:table-cell table:style-name="ce115" table:number-columns-repeated="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Cubic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15" table:number-columns-repeated="3"/>
          <table:table-cell table:style-name="ce115" table:formula="of:=[.F14]/[.$F$41]" office:value-type="percentage" office:value="0.00840336134453782" calcext:value-type="percentage">
            <text:p>0.84%</text:p>
          </table:table-cell>
          <table:table-cell table:style-name="ce115" table:number-columns-repeated="3"/>
          <table:table-cell table:style-name="ce115" table:formula="of:=[.J14]/[.$J$41]" office:value-type="percentage" office:value="0.00571428571428571" calcext:value-type="percentage">
            <text:p>0.57%</text:p>
          </table:table-cell>
          <table:table-cell table:style-name="ce115" table:number-columns-repeated="3"/>
          <table:table-cell table:style-name="ce115" table:formula="of:=[.N14]/[.$N$41]" office:value-type="percentage" office:value="0.00263157894736842" calcext:value-type="percentage">
            <text:p>0.26%</text:p>
          </table:table-cell>
          <table:table-cell table:style-name="ce115" table:number-columns-repeated="3"/>
          <table:table-cell table:style-name="ce115" table:formula="of:=[.R14]/[.$R$41]" office:value-type="percentage" office:value="0.00277008310249307" calcext:value-type="percentage">
            <text:p>0.28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Cross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1"/>
          <table:table-cell table:style-name="ce115" table:formula="of:=[.C15]/[.$C$41]" office:value-type="percentage" office:value="0.0220385674931129" calcext:value-type="percentage">
            <text:p>2.20%</text:p>
          </table:table-cell>
          <table:table-cell table:style-name="ce115" table:formula="of:=[.D15]/[.$D$41]" office:value-type="percentage" office:value="0.0112676056338028" calcext:value-type="percentage">
            <text:p>1.13%</text:p>
          </table:table-cell>
          <table:table-cell table:style-name="ce115"/>
          <table:table-cell table:style-name="ce115" table:formula="of:=[.F15]/[.$F$41]" office:value-type="percentage" office:value="0.00280112044817927" calcext:value-type="percentage">
            <text:p>0.28%</text:p>
          </table:table-cell>
          <table:table-cell table:style-name="ce115"/>
          <table:table-cell table:style-name="ce115" table:formula="of:=[.H15]/[.$H$41]" office:value-type="percentage" office:value="0.016260162601626" calcext:value-type="percentage">
            <text:p>1.63%</text:p>
          </table:table-cell>
          <table:table-cell table:style-name="ce115" table:number-columns-repeated="3"/>
          <table:table-cell table:style-name="ce115" table:formula="of:=[.L15]/[.$L$41]" office:value-type="percentage" office:value="0.00274725274725275" calcext:value-type="percentage">
            <text:p>0.27%</text:p>
          </table:table-cell>
          <table:table-cell table:style-name="ce115" table:formula="of:=[.M15]/[.$M$41]" office:value-type="percentage" office:value="0.00568181818181818" calcext:value-type="percentage">
            <text:p>0.57%</text:p>
          </table:table-cell>
          <table:table-cell table:style-name="ce115" table:number-columns-repeated="3"/>
          <table:table-cell table:style-name="ce115" table:formula="of:=[.Q15]/[.$Q$41]" office:value-type="percentage" office:value="0.0169014084507042" calcext:value-type="percentage">
            <text:p>1.69%</text:p>
          </table:table-cell>
          <table:table-cell table:style-name="ce115" table:formula="of:=[.R15]/[.$R$41]" office:value-type="percentage" office:value="0.00831024930747923" calcext:value-type="percentage">
            <text:p>0.83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Rondel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1"/>
          <table:table-cell table:style-name="ce115" table:formula="of:=[.C16]/[.$C$41]" office:value-type="percentage" office:value="0.0165289256198347" calcext:value-type="percentage">
            <text:p>1.65%</text:p>
          </table:table-cell>
          <table:table-cell table:style-name="ce115" table:formula="of:=[.D16]/[.$D$41]" office:value-type="percentage" office:value="0.0169014084507042" calcext:value-type="percentage">
            <text:p>1.69%</text:p>
          </table:table-cell>
          <table:table-cell table:style-name="ce115"/>
          <table:table-cell table:style-name="ce115" table:formula="of:=[.F16]/[.$F$41]" office:value-type="percentage" office:value="0.030812324929972" calcext:value-type="percentage">
            <text:p>3.08%</text:p>
          </table:table-cell>
          <table:table-cell table:style-name="ce115"/>
          <table:table-cell table:style-name="ce115" table:formula="of:=[.H16]/[.$H$41]" office:value-type="percentage" office:value="0.00813008130081301" calcext:value-type="percentage">
            <text:p>0.81%</text:p>
          </table:table-cell>
          <table:table-cell table:style-name="ce115" table:formula="of:=[.I16]/[.$I$41]" office:value-type="percentage" office:value="0.011142061281337" calcext:value-type="percentage">
            <text:p>1.11%</text:p>
          </table:table-cell>
          <table:table-cell table:style-name="ce115" table:formula="of:=[.J16]/[.$J$41]" office:value-type="percentage" office:value="0.0285714285714286" calcext:value-type="percentage">
            <text:p>2.86%</text:p>
          </table:table-cell>
          <table:table-cell table:style-name="ce115" table:formula="of:=[.K16]/[.$K$41]" office:value-type="percentage" office:value="0.0056980056980057" calcext:value-type="percentage">
            <text:p>0.57%</text:p>
          </table:table-cell>
          <table:table-cell table:style-name="ce115" table:formula="of:=[.L16]/[.$L$41]" office:value-type="percentage" office:value="0.00274725274725275" calcext:value-type="percentage">
            <text:p>0.27%</text:p>
          </table:table-cell>
          <table:table-cell table:style-name="ce115" table:formula="of:=[.M16]/[.$M$41]" office:value-type="percentage" office:value="0.00568181818181818" calcext:value-type="percentage">
            <text:p>0.57%</text:p>
          </table:table-cell>
          <table:table-cell table:style-name="ce115" table:formula="of:=[.N16]/[.$N$41]" office:value-type="percentage" office:value="0.00789473684210526" calcext:value-type="percentage">
            <text:p>0.79%</text:p>
          </table:table-cell>
          <table:table-cell table:style-name="ce115" table:formula="of:=[.O16]/[.$O$41]" office:value-type="percentage" office:value="0.0135135135135135" calcext:value-type="percentage">
            <text:p>1.35%</text:p>
          </table:table-cell>
          <table:table-cell table:style-name="ce115" table:formula="of:=[.P16]/[.$P$41]" office:value-type="percentage" office:value="0.0123456790123457" calcext:value-type="percentage">
            <text:p>1.23%</text:p>
          </table:table-cell>
          <table:table-cell table:style-name="ce115" table:formula="of:=[.Q16]/[.$Q$41]" office:value-type="percentage" office:value="0.0253521126760563" calcext:value-type="percentage">
            <text:p>2.54%</text:p>
          </table:table-cell>
          <table:table-cell table:style-name="ce115" table:formula="of:=[.R16]/[.$R$41]" office:value-type="percentage" office:value="0.0166204986149585" calcext:value-type="percentage">
            <text:p>1.66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Saddle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28" calcext:value-type="float">
            <text:p>28</text:p>
          </table:table-cell>
          <table:table-cell table:style-name="ce1"/>
          <table:table-cell table:style-name="ce115" table:formula="of:=[.C17]/[.$C$41]" office:value-type="percentage" office:value="0.0550964187327824" calcext:value-type="percentage">
            <text:p>5.51%</text:p>
          </table:table-cell>
          <table:table-cell table:style-name="ce115" table:formula="of:=[.D17]/[.$D$41]" office:value-type="percentage" office:value="0.0507042253521127" calcext:value-type="percentage">
            <text:p>5.07%</text:p>
          </table:table-cell>
          <table:table-cell table:style-name="ce115"/>
          <table:table-cell table:style-name="ce115" table:formula="of:=[.F17]/[.$F$41]" office:value-type="percentage" office:value="0.0224089635854342" calcext:value-type="percentage">
            <text:p>2.24%</text:p>
          </table:table-cell>
          <table:table-cell table:style-name="ce115" table:formula="of:=[.G17]/[.$G$41]" office:value-type="percentage" office:value="0.0705882352941176" calcext:value-type="percentage">
            <text:p>7.06%</text:p>
          </table:table-cell>
          <table:table-cell table:style-name="ce115" table:formula="of:=[.H17]/[.$H$41]" office:value-type="percentage" office:value="0.032520325203252" calcext:value-type="percentage">
            <text:p>3.25%</text:p>
          </table:table-cell>
          <table:table-cell table:style-name="ce115" table:formula="of:=[.I17]/[.$I$41]" office:value-type="percentage" office:value="0.0612813370473538" calcext:value-type="percentage">
            <text:p>6.13%</text:p>
          </table:table-cell>
          <table:table-cell table:style-name="ce115" table:formula="of:=[.J17]/[.$J$41]" office:value-type="percentage" office:value="0.0771428571428571" calcext:value-type="percentage">
            <text:p>7.71%</text:p>
          </table:table-cell>
          <table:table-cell table:style-name="ce115" table:formula="of:=[.K17]/[.$K$41]" office:value-type="percentage" office:value="0.0626780626780627" calcext:value-type="percentage">
            <text:p>6.27%</text:p>
          </table:table-cell>
          <table:table-cell table:style-name="ce115" table:formula="of:=[.L17]/[.$L$41]" office:value-type="percentage" office:value="0.0686813186813187" calcext:value-type="percentage">
            <text:p>6.87%</text:p>
          </table:table-cell>
          <table:table-cell table:style-name="ce115" table:formula="of:=[.M17]/[.$M$41]" office:value-type="percentage" office:value="0.0823863636363636" calcext:value-type="percentage">
            <text:p>8.24%</text:p>
          </table:table-cell>
          <table:table-cell table:style-name="ce115" table:formula="of:=[.N17]/[.$N$41]" office:value-type="percentage" office:value="0.0289473684210526" calcext:value-type="percentage">
            <text:p>2.89%</text:p>
          </table:table-cell>
          <table:table-cell table:style-name="ce115"/>
          <table:table-cell table:style-name="ce115" table:formula="of:=[.P17]/[.$P$41]" office:value-type="percentage" office:value="0.0246913580246914" calcext:value-type="percentage">
            <text:p>2.47%</text:p>
          </table:table-cell>
          <table:table-cell table:style-name="ce115" table:formula="of:=[.Q17]/[.$Q$41]" office:value-type="percentage" office:value="0.0788732394366197" calcext:value-type="percentage">
            <text:p>7.89%</text:p>
          </table:table-cell>
          <table:table-cell table:style-name="ce115" table:formula="of:=[.R17]/[.$R$41]" office:value-type="percentage" office:value="0.0775623268698061" calcext:value-type="percentage">
            <text:p>7.76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Trapeziform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22" calcext:value-type="float">
            <text:p>22</text:p>
          </table:table-cell>
          <table:table-cell table:style-name="ce215" office:value-type="float" office:value="184" calcext:value-type="float">
            <text:p>184</text:p>
          </table:table-cell>
          <table:table-cell table:style-name="ce57" office:value-type="float" office:value="126" calcext:value-type="float">
            <text:p>126</text:p>
          </table:table-cell>
          <table:table-cell table:style-name="ce57" office:value-type="float" office:value="134" calcext:value-type="float">
            <text:p>134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89" calcext:value-type="float">
            <text:p>89</text:p>
          </table:table-cell>
          <table:table-cell table:style-name="ce57" office:value-type="float" office:value="132" calcext:value-type="float">
            <text:p>132</text:p>
          </table:table-cell>
          <table:table-cell table:style-name="ce1"/>
          <table:table-cell table:style-name="ce115" table:formula="of:=[.C18]/[.$C$41]" office:value-type="percentage" office:value="0.399449035812672" calcext:value-type="percentage">
            <text:p>39.94%</text:p>
          </table:table-cell>
          <table:table-cell table:style-name="ce115" table:formula="of:=[.D18]/[.$D$41]" office:value-type="percentage" office:value="0.326760563380282" calcext:value-type="percentage">
            <text:p>32.68%</text:p>
          </table:table-cell>
          <table:table-cell table:style-name="ce115" table:formula="of:=[.E18]/[.$E$41]" office:value-type="percentage" office:value="0.130434782608696" calcext:value-type="percentage">
            <text:p>13.04%</text:p>
          </table:table-cell>
          <table:table-cell table:style-name="ce115" table:formula="of:=[.F18]/[.$F$41]" office:value-type="percentage" office:value="0.196078431372549" calcext:value-type="percentage">
            <text:p>19.61%</text:p>
          </table:table-cell>
          <table:table-cell table:style-name="ce115" table:formula="of:=[.G18]/[.$G$41]" office:value-type="percentage" office:value="0.258823529411765" calcext:value-type="percentage">
            <text:p>25.88%</text:p>
          </table:table-cell>
          <table:table-cell table:style-name="ce115" table:formula="of:=[.H18]/[.$H$41]" office:value-type="percentage" office:value="0.498644986449864" calcext:value-type="percentage">
            <text:p>49.86%</text:p>
          </table:table-cell>
          <table:table-cell table:style-name="ce115" table:formula="of:=[.I18]/[.$I$41]" office:value-type="percentage" office:value="0.350974930362117" calcext:value-type="percentage">
            <text:p>35.10%</text:p>
          </table:table-cell>
          <table:table-cell table:style-name="ce115" table:formula="of:=[.J18]/[.$J$41]" office:value-type="percentage" office:value="0.382857142857143" calcext:value-type="percentage">
            <text:p>38.29%</text:p>
          </table:table-cell>
          <table:table-cell table:style-name="ce115" table:formula="of:=[.K18]/[.$K$41]" office:value-type="percentage" office:value="0.452991452991453" calcext:value-type="percentage">
            <text:p>45.30%</text:p>
          </table:table-cell>
          <table:table-cell table:style-name="ce115" table:formula="of:=[.L18]/[.$L$41]" office:value-type="percentage" office:value="0.302197802197802" calcext:value-type="percentage">
            <text:p>30.22%</text:p>
          </table:table-cell>
          <table:table-cell table:style-name="ce115" table:formula="of:=[.M18]/[.$M$41]" office:value-type="percentage" office:value="0.363636363636364" calcext:value-type="percentage">
            <text:p>36.36%</text:p>
          </table:table-cell>
          <table:table-cell table:style-name="ce115" table:formula="of:=[.N18]/[.$N$41]" office:value-type="percentage" office:value="0.2" calcext:value-type="percentage">
            <text:p>20.00%</text:p>
          </table:table-cell>
          <table:table-cell table:style-name="ce115" table:formula="of:=[.O18]/[.$O$41]" office:value-type="percentage" office:value="0.22972972972973" calcext:value-type="percentage">
            <text:p>22.97%</text:p>
          </table:table-cell>
          <table:table-cell table:style-name="ce115" table:formula="of:=[.P18]/[.$P$41]" office:value-type="percentage" office:value="0.246913580246914" calcext:value-type="percentage">
            <text:p>24.69%</text:p>
          </table:table-cell>
          <table:table-cell table:style-name="ce115" table:formula="of:=[.Q18]/[.$Q$41]" office:value-type="percentage" office:value="0.250704225352113" calcext:value-type="percentage">
            <text:p>25.07%</text:p>
          </table:table-cell>
          <table:table-cell table:style-name="ce115" table:formula="of:=[.R18]/[.$R$41]" office:value-type="percentage" office:value="0.365650969529086" calcext:value-type="percentage">
            <text:p>36.57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Trapeziform polylobate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15" table:number-columns-repeated="6"/>
          <table:table-cell table:style-name="ce115" table:formula="of:=[.I19]/[.$I$41]" office:value-type="percentage" office:value="0.00557103064066852" calcext:value-type="percentage">
            <text:p>0.56%</text:p>
          </table:table-cell>
          <table:table-cell table:style-name="ce115" table:formula="of:=[.J19]/[.$J$41]" office:value-type="percentage" office:value="0.00285714285714286" calcext:value-type="percentage">
            <text:p>0.29%</text:p>
          </table:table-cell>
          <table:table-cell table:style-name="ce115" table:number-columns-repeated="7"/>
          <table:table-cell table:style-name="ce115" table:formula="of:=[.R19]/[.$R$41]" office:value-type="percentage" office:value="0.00277008310249307" calcext:value-type="percentage">
            <text:p>0.28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Trapeziform sinuate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1"/>
          <table:table-cell table:style-name="ce115" table:formula="of:=[.C20]/[.$C$41]" office:value-type="percentage" office:value="0.00275482093663912" calcext:value-type="percentage">
            <text:p>0.28%</text:p>
          </table:table-cell>
          <table:table-cell table:style-name="ce115" table:number-columns-repeated="2"/>
          <table:table-cell table:style-name="ce115" table:formula="of:=[.F20]/[.$F$41]" office:value-type="percentage" office:value="0.00280112044817927" calcext:value-type="percentage">
            <text:p>0.28%</text:p>
          </table:table-cell>
          <table:table-cell table:style-name="ce115" table:number-columns-repeated="5"/>
          <table:table-cell table:style-name="ce115" table:formula="of:=[.L20]/[.$L$41]" office:value-type="percentage" office:value="0.00549450549450549" calcext:value-type="percentage">
            <text:p>0.55%</text:p>
          </table:table-cell>
          <table:table-cell table:style-name="ce115" table:number-columns-repeated="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Hair base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1"/>
          <table:table-cell table:style-name="ce115" table:number-columns-repeated="9"/>
          <table:table-cell table:style-name="ce115" table:formula="of:=[.L21]/[.$L$41]" office:value-type="percentage" office:value="0.00274725274725275" calcext:value-type="percentage">
            <text:p>0.27%</text:p>
          </table:table-cell>
          <table:table-cell table:style-name="ce115"/>
          <table:table-cell table:style-name="ce115" table:formula="of:=[.N21]/[.$N$41]" office:value-type="percentage" office:value="0.00263157894736842" calcext:value-type="percentage">
            <text:p>0.26%</text:p>
          </table:table-cell>
          <table:table-cell table:style-name="ce115" table:number-columns-repeated="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Trichome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1"/>
          <table:table-cell table:style-name="ce115" table:formula="of:=[.C22]/[.$C$41]" office:value-type="percentage" office:value="0.00275482093663912" calcext:value-type="percentage">
            <text:p>0.28%</text:p>
          </table:table-cell>
          <table:table-cell table:style-name="ce115" table:formula="of:=[.D22]/[.$D$41]" office:value-type="percentage" office:value="0.00845070422535211" calcext:value-type="percentage">
            <text:p>0.85%</text:p>
          </table:table-cell>
          <table:table-cell table:style-name="ce115" table:number-columns-repeated="8"/>
          <table:table-cell table:style-name="ce115" table:formula="of:=[.M22]/[.$M$41]" office:value-type="percentage" office:value="0.00568181818181818" calcext:value-type="percentage">
            <text:p>0.57%</text:p>
          </table:table-cell>
          <table:table-cell table:style-name="ce115" table:formula="of:=[.N22]/[.$N$41]" office:value-type="percentage" office:value="0.0131578947368421" calcext:value-type="percentage">
            <text:p>1.32%</text:p>
          </table:table-cell>
          <table:table-cell table:style-name="ce115" table:formula="of:=[.O22]/[.$O$41]" office:value-type="percentage" office:value="0.0135135135135135" calcext:value-type="percentage">
            <text:p>1.35%</text:p>
          </table:table-cell>
          <table:table-cell table:style-name="ce115"/>
          <table:table-cell table:style-name="ce115" table:formula="of:=[.Q22]/[.$Q$41]" office:value-type="percentage" office:value="0.00563380281690141" calcext:value-type="percentage">
            <text:p>0.56%</text:p>
          </table:table-cell>
          <table:table-cell table:style-name="ce115" table:formula="of:=[.R22]/[.$R$41]" office:value-type="percentage" office:value="0.0110803324099723" calcext:value-type="percentage">
            <text:p>1.11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Stomate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1"/>
          <table:table-cell table:style-name="ce115" table:number-columns-repeated="2"/>
          <table:table-cell table:style-name="ce115" table:formula="of:=[.E23]/[.$E$41]" office:value-type="percentage" office:value="0.0434782608695652" calcext:value-type="percentage">
            <text:p>4.35%</text:p>
          </table:table-cell>
          <table:table-cell table:style-name="ce115" table:number-columns-repeated="2"/>
          <table:table-cell table:style-name="ce115" table:formula="of:=[.H23]/[.$H$41]" office:value-type="percentage" office:value="0.00542005420054201" calcext:value-type="percentage">
            <text:p>0.54%</text:p>
          </table:table-cell>
          <table:table-cell table:style-name="ce115" table:number-columns-repeated="5"/>
          <table:table-cell table:style-name="ce115" table:formula="of:=[.N23]/[.$N$41]" office:value-type="percentage" office:value="0.00263157894736842" calcext:value-type="percentage">
            <text:p>0.26%</text:p>
          </table:table-cell>
          <table:table-cell table:style-name="ce115" table:number-columns-repeated="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Platelet</text:p>
          </table:table-cell>
          <table:table-cell table:style-name="ce57" table:number-columns-repeated="5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1"/>
          <table:table-cell table:style-name="ce115" table:number-columns-repeated="5"/>
          <table:table-cell table:style-name="ce115" table:formula="of:=[.H24]/[.$H$41]" office:value-type="percentage" office:value="0.002710027100271" calcext:value-type="percentage">
            <text:p>0.27%</text:p>
          </table:table-cell>
          <table:table-cell table:style-name="ce115" table:formula="of:=[.I24]/[.$I$41]" office:value-type="percentage" office:value="0.00278551532033426" calcext:value-type="percentage">
            <text:p>0.28%</text:p>
          </table:table-cell>
          <table:table-cell table:style-name="ce115" table:formula="of:=[.J24]/[.$J$41]" office:value-type="percentage" office:value="0.00285714285714286" calcext:value-type="percentage">
            <text:p>0.29%</text:p>
          </table:table-cell>
          <table:table-cell table:style-name="ce115" table:formula="of:=[.K24]/[.$K$41]" office:value-type="percentage" office:value="0.0056980056980057" calcext:value-type="percentage">
            <text:p>0.57%</text:p>
          </table:table-cell>
          <table:table-cell table:style-name="ce115" table:formula="of:=[.L24]/[.$L$41]" office:value-type="percentage" office:value="0.00274725274725275" calcext:value-type="percentage">
            <text:p>0.27%</text:p>
          </table:table-cell>
          <table:table-cell table:style-name="ce115"/>
          <table:table-cell table:style-name="ce115" table:formula="of:=[.N24]/[.$N$41]" office:value-type="percentage" office:value="0.00526315789473684" calcext:value-type="percentage">
            <text:p>0.53%</text:p>
          </table:table-cell>
          <table:table-cell table:style-name="ce115" table:formula="of:=[.O24]/[.$O$41]" office:value-type="percentage" office:value="0.027027027027027" calcext:value-type="percentage">
            <text:p>2.70%</text:p>
          </table:table-cell>
          <table:table-cell table:style-name="ce115" table:number-columns-repeated="3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Papillae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1"/>
          <table:table-cell table:style-name="ce115" table:formula="of:=[.C25]/[.$C$41]" office:value-type="percentage" office:value="0.00275482093663912" calcext:value-type="percentage">
            <text:p>0.28%</text:p>
          </table:table-cell>
          <table:table-cell table:style-name="ce115" table:formula="of:=[.D25]/[.$D$41]" office:value-type="percentage" office:value="0.0028169014084507" calcext:value-type="percentage">
            <text:p>0.28%</text:p>
          </table:table-cell>
          <table:table-cell table:style-name="ce115" table:number-columns-repeated="4"/>
          <table:table-cell table:style-name="ce115" table:formula="of:=[.I25]/[.$I$41]" office:value-type="percentage" office:value="0.00278551532033426" calcext:value-type="percentage">
            <text:p>0.28%</text:p>
          </table:table-cell>
          <table:table-cell table:style-name="ce115" table:number-columns-repeated="3"/>
          <table:table-cell table:style-name="ce115" table:formula="of:=[.M25]/[.$M$41]" office:value-type="percentage" office:value="0.00284090909090909" calcext:value-type="percentage">
            <text:p>0.28%</text:p>
          </table:table-cell>
          <table:table-cell table:style-name="ce115" table:formula="of:=[.N25]/[.$N$41]" office:value-type="percentage" office:value="0.00526315789473684" calcext:value-type="percentage">
            <text:p>0.53%</text:p>
          </table:table-cell>
          <table:table-cell table:style-name="ce115" table:formula="of:=[.O25]/[.$O$41]" office:value-type="percentage" office:value="0.0135135135135135" calcext:value-type="percentage">
            <text:p>1.35%</text:p>
          </table:table-cell>
          <table:table-cell table:style-name="ce115" table:number-columns-repeated="2"/>
          <table:table-cell table:style-name="ce115" table:formula="of:=[.R25]/[.$R$41]" office:value-type="percentage" office:value="0.00277008310249307" calcext:value-type="percentage">
            <text:p>0.28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1" office:value-type="string" calcext:value-type="string">
            <text:p>Bulliform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9" calcext:value-type="float">
            <text:p>9</text:p>
          </table:table-cell>
          <table:table-cell table:style-name="ce1"/>
          <table:table-cell table:style-name="ce115" table:formula="of:=[.C26]/[.$C$41]" office:value-type="percentage" office:value="0.0110192837465565" calcext:value-type="percentage">
            <text:p>1.10%</text:p>
          </table:table-cell>
          <table:table-cell table:style-name="ce115" table:formula="of:=[.D26]/[.$D$41]" office:value-type="percentage" office:value="0.0112676056338028" calcext:value-type="percentage">
            <text:p>1.13%</text:p>
          </table:table-cell>
          <table:table-cell table:style-name="ce115" table:formula="of:=[.E26]/[.$E$41]" office:value-type="percentage" office:value="0.0869565217391304" calcext:value-type="percentage">
            <text:p>8.70%</text:p>
          </table:table-cell>
          <table:table-cell table:style-name="ce115" table:formula="of:=[.F26]/[.$F$41]" office:value-type="percentage" office:value="0.0700280112044818" calcext:value-type="percentage">
            <text:p>7.00%</text:p>
          </table:table-cell>
          <table:table-cell table:style-name="ce115" table:formula="of:=[.G26]/[.$G$41]" office:value-type="percentage" office:value="0.0352941176470588" calcext:value-type="percentage">
            <text:p>3.53%</text:p>
          </table:table-cell>
          <table:table-cell table:style-name="ce115" table:formula="of:=[.H26]/[.$H$41]" office:value-type="percentage" office:value="0.035230352303523" calcext:value-type="percentage">
            <text:p>3.52%</text:p>
          </table:table-cell>
          <table:table-cell table:style-name="ce115" table:formula="of:=[.I26]/[.$I$41]" office:value-type="percentage" office:value="0.0139275766016713" calcext:value-type="percentage">
            <text:p>1.39%</text:p>
          </table:table-cell>
          <table:table-cell table:style-name="ce115" table:formula="of:=[.J26]/[.$J$41]" office:value-type="percentage" office:value="0.0342857142857143" calcext:value-type="percentage">
            <text:p>3.43%</text:p>
          </table:table-cell>
          <table:table-cell table:style-name="ce115" table:formula="of:=[.K26]/[.$K$41]" office:value-type="percentage" office:value="0.0170940170940171" calcext:value-type="percentage">
            <text:p>1.71%</text:p>
          </table:table-cell>
          <table:table-cell table:style-name="ce115" table:formula="of:=[.L26]/[.$L$41]" office:value-type="percentage" office:value="0.032967032967033" calcext:value-type="percentage">
            <text:p>3.30%</text:p>
          </table:table-cell>
          <table:table-cell table:style-name="ce115" table:formula="of:=[.M26]/[.$M$41]" office:value-type="percentage" office:value="0.0170454545454545" calcext:value-type="percentage">
            <text:p>1.70%</text:p>
          </table:table-cell>
          <table:table-cell table:style-name="ce115" table:formula="of:=[.N26]/[.$N$41]" office:value-type="percentage" office:value="0.0815789473684211" calcext:value-type="percentage">
            <text:p>8.16%</text:p>
          </table:table-cell>
          <table:table-cell table:style-name="ce115" table:formula="of:=[.O26]/[.$O$41]" office:value-type="percentage" office:value="0.121621621621622" calcext:value-type="percentage">
            <text:p>12.16%</text:p>
          </table:table-cell>
          <table:table-cell table:style-name="ce115" table:formula="of:=[.P26]/[.$P$41]" office:value-type="percentage" office:value="0.037037037037037" calcext:value-type="percentage">
            <text:p>3.70%</text:p>
          </table:table-cell>
          <table:table-cell table:style-name="ce115" table:formula="of:=[.Q26]/[.$Q$41]" office:value-type="percentage" office:value="0.0169014084507042" calcext:value-type="percentage">
            <text:p>1.69%</text:p>
          </table:table-cell>
          <table:table-cell table:style-name="ce115" table:formula="of:=[.R26]/[.$R$41]" office:value-type="percentage" office:value="0.0249307479224377" calcext:value-type="percentage">
            <text:p>2.49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7"/>
          <table:table-cell table:style-name="ce1"/>
          <table:table-cell table:style-name="ce93" table:number-columns-repeated="6"/>
          <table:table-cell table:style-name="ce99"/>
          <table:table-cell table:style-name="ce1"/>
          <table:table-cell table:style-name="ce113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0" office:value-type="string" calcext:value-type="string">
            <text:p>Globular psilate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1"/>
          <table:table-cell table:style-name="ce115" table:number-columns-repeated="3"/>
          <table:table-cell table:style-name="ce115" table:formula="of:=[.F28]/[.$F$41]" office:value-type="percentage" office:value="0.00840336134453782" calcext:value-type="percentage">
            <text:p>0.84%</text:p>
          </table:table-cell>
          <table:table-cell table:style-name="ce115"/>
          <table:table-cell table:style-name="ce115" table:formula="of:=[.H28]/[.$H$41]" office:value-type="percentage" office:value="0.002710027100271" calcext:value-type="percentage">
            <text:p>0.27%</text:p>
          </table:table-cell>
          <table:table-cell table:style-name="ce115" table:formula="of:=[.I28]/[.$I$41]" office:value-type="percentage" office:value="0.00835654596100279" calcext:value-type="percentage">
            <text:p>0.84%</text:p>
          </table:table-cell>
          <table:table-cell table:style-name="ce115" table:formula="of:=[.J28]/[.$J$41]" office:value-type="percentage" office:value="0.00571428571428571" calcext:value-type="percentage">
            <text:p>0.57%</text:p>
          </table:table-cell>
          <table:table-cell table:style-name="ce115" table:formula="of:=[.K28]/[.$K$41]" office:value-type="percentage" office:value="0.00284900284900285" calcext:value-type="percentage">
            <text:p>0.28%</text:p>
          </table:table-cell>
          <table:table-cell table:style-name="ce115"/>
          <table:table-cell table:style-name="ce115" table:formula="of:=[.M28]/[.$M$41]" office:value-type="percentage" office:value="0.00284090909090909" calcext:value-type="percentage">
            <text:p>0.28%</text:p>
          </table:table-cell>
          <table:table-cell table:style-name="ce115" table:formula="of:=[.N28]/[.$N$41]" office:value-type="percentage" office:value="0.0210526315789474" calcext:value-type="percentage">
            <text:p>2.11%</text:p>
          </table:table-cell>
          <table:table-cell table:style-name="ce115" table:formula="of:=[.O28]/[.$O$41]" office:value-type="percentage" office:value="0.027027027027027" calcext:value-type="percentage">
            <text:p>2.70%</text:p>
          </table:table-cell>
          <table:table-cell table:style-name="ce115" table:number-columns-repeated="3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Globular granulate</text:p>
          </table:table-cell>
          <table:table-cell table:style-name="ce57" table:number-columns-repeated="16"/>
          <table:table-cell table:style-name="ce1"/>
          <table:table-cell table:style-name="ce115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Tracheid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1"/>
          <table:table-cell table:style-name="ce115" table:formula="of:=[.C30]/[.$C$41]" office:value-type="percentage" office:value="0.00275482093663912" calcext:value-type="percentage">
            <text:p>0.28%</text:p>
          </table:table-cell>
          <table:table-cell table:style-name="ce115" table:formula="of:=[.D30]/[.$D$41]" office:value-type="percentage" office:value="0.00845070422535211" calcext:value-type="percentage">
            <text:p>0.85%</text:p>
          </table:table-cell>
          <table:table-cell table:style-name="ce115"/>
          <table:table-cell table:style-name="ce115" table:formula="of:=[.F30]/[.$F$41]" office:value-type="percentage" office:value="0.00280112044817927" calcext:value-type="percentage">
            <text:p>0.28%</text:p>
          </table:table-cell>
          <table:table-cell table:style-name="ce115" table:formula="of:=[.G30]/[.$G$41]" office:value-type="percentage" office:value="0.0117647058823529" calcext:value-type="percentage">
            <text:p>1.18%</text:p>
          </table:table-cell>
          <table:table-cell table:style-name="ce115" table:formula="of:=[.H30]/[.$H$41]" office:value-type="percentage" office:value="0.00542005420054201" calcext:value-type="percentage">
            <text:p>0.54%</text:p>
          </table:table-cell>
          <table:table-cell table:style-name="ce115" table:formula="of:=[.I30]/[.$I$41]" office:value-type="percentage" office:value="0.00278551532033426" calcext:value-type="percentage">
            <text:p>0.28%</text:p>
          </table:table-cell>
          <table:table-cell table:style-name="ce115" table:formula="of:=[.J30]/[.$J$41]" office:value-type="percentage" office:value="0.00285714285714286" calcext:value-type="percentage">
            <text:p>0.29%</text:p>
          </table:table-cell>
          <table:table-cell table:style-name="ce115" table:formula="of:=[.K30]/[.$K$41]" office:value-type="percentage" office:value="0.00284900284900285" calcext:value-type="percentage">
            <text:p>0.28%</text:p>
          </table:table-cell>
          <table:table-cell table:style-name="ce115" table:formula="of:=[.L30]/[.$L$41]" office:value-type="percentage" office:value="0.00274725274725275" calcext:value-type="percentage">
            <text:p>0.27%</text:p>
          </table:table-cell>
          <table:table-cell table:style-name="ce115" table:formula="of:=[.M30]/[.$M$41]" office:value-type="percentage" office:value="0.00284090909090909" calcext:value-type="percentage">
            <text:p>0.28%</text:p>
          </table:table-cell>
          <table:table-cell table:style-name="ce115" table:formula="of:=[.N30]/[.$N$41]" office:value-type="percentage" office:value="0.00789473684210526" calcext:value-type="percentage">
            <text:p>0.79%</text:p>
          </table:table-cell>
          <table:table-cell table:style-name="ce115" table:number-columns-repeated="2"/>
          <table:table-cell table:style-name="ce115" table:formula="of:=[.Q30]/[.$Q$41]" office:value-type="percentage" office:value="0.0028169014084507" calcext:value-type="percentage">
            <text:p>0.28%</text:p>
          </table:table-cell>
          <table:table-cell table:style-name="ce115" table:formula="of:=[.R30]/[.$R$41]" office:value-type="percentage" office:value="0.00277008310249307" calcext:value-type="percentage">
            <text:p>0.28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Schlereid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1"/>
          <table:table-cell table:style-name="ce115" table:number-columns-repeated="3"/>
          <table:table-cell table:style-name="ce115" table:formula="of:=[.F31]/[.$F$41]" office:value-type="percentage" office:value="0.00560224089635854" calcext:value-type="percentage">
            <text:p>0.56%</text:p>
          </table:table-cell>
          <table:table-cell table:style-name="ce115" table:number-columns-repeated="3"/>
          <table:table-cell table:style-name="ce115" table:formula="of:=[.J31]/[.$J$41]" office:value-type="percentage" office:value="0.00285714285714286" calcext:value-type="percentage">
            <text:p>0.29%</text:p>
          </table:table-cell>
          <table:table-cell table:style-name="ce115" table:number-columns-repeated="3"/>
          <table:table-cell table:style-name="ce115" table:formula="of:=[.N31]/[.$N$41]" office:value-type="percentage" office:value="0.00526315789473684" calcext:value-type="percentage">
            <text:p>0.53%</text:p>
          </table:table-cell>
          <table:table-cell table:style-name="ce115" table:number-columns-repeated="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Scalloped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15" table:number-columns-repeated="10"/>
          <table:table-cell table:style-name="ce115" table:formula="of:=[.M32]/[.$M$41]" office:value-type="percentage" office:value="0.00284090909090909" calcext:value-type="percentage">
            <text:p>0.28%</text:p>
          </table:table-cell>
          <table:table-cell table:style-name="ce115" table:number-columns-repeated="2"/>
          <table:table-cell table:style-name="ce115" table:formula="of:=[.P32]/[.$P$41]" office:value-type="percentage" office:value="0.0123456790123457" calcext:value-type="percentage">
            <text:p>1.23%</text:p>
          </table:table-cell>
          <table:table-cell table:style-name="ce115" table:formula="of:=[.Q32]/[.$Q$41]" office:value-type="percentage" office:value="0.0028169014084507" calcext:value-type="percentage">
            <text:p>0.28%</text:p>
          </table:table-cell>
          <table:table-cell table:style-name="ce115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2" office:value-type="string" calcext:value-type="string">
            <text:p>Dicotyledon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1"/>
          <table:table-cell table:style-name="ce115" table:number-columns-repeated="3"/>
          <table:table-cell table:style-name="ce115" table:formula="of:=[.F33]/[.$F$41]" office:value-type="percentage" office:value="0.0112044817927171" calcext:value-type="percentage">
            <text:p>1.12%</text:p>
          </table:table-cell>
          <table:table-cell table:style-name="ce115" table:number-columns-repeated="2"/>
          <table:table-cell table:style-name="ce115" table:formula="of:=[.I33]/[.$I$41]" office:value-type="percentage" office:value="0.167130919220056" calcext:value-type="percentage">
            <text:p>16.71%</text:p>
          </table:table-cell>
          <table:table-cell table:style-name="ce115" table:formula="of:=[.J33]/[.$J$41]" office:value-type="percentage" office:value="0.06" calcext:value-type="percentage">
            <text:p>6.00%</text:p>
          </table:table-cell>
          <table:table-cell table:style-name="ce115"/>
          <table:table-cell table:style-name="ce115" table:formula="of:=[.L33]/[.$L$41]" office:value-type="percentage" office:value="0.0714285714285714" calcext:value-type="percentage">
            <text:p>7.14%</text:p>
          </table:table-cell>
          <table:table-cell table:style-name="ce115"/>
          <table:table-cell table:style-name="ce115" table:formula="of:=[.N33]/[.$N$41]" office:value-type="percentage" office:value="0.15" calcext:value-type="percentage">
            <text:p>15.00%</text:p>
          </table:table-cell>
          <table:table-cell table:style-name="ce115" table:formula="of:=[.O33]/[.$O$41]" office:value-type="percentage" office:value="0.0405405405405405" calcext:value-type="percentage">
            <text:p>4.05%</text:p>
          </table:table-cell>
          <table:table-cell table:style-name="ce115" table:formula="of:=[.P33]/[.$P$41]" office:value-type="percentage" office:value="0" calcext:value-type="percentage">
            <text:p>0.00%</text:p>
          </table:table-cell>
          <table:table-cell table:style-name="ce115" table:formula="of:=[.Q33]/[.$Q$41]" office:value-type="percentage" office:value="0.0028169014084507" calcext:value-type="percentage">
            <text:p>0.28%</text:p>
          </table:table-cell>
          <table:table-cell table:style-name="ce115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1" office:value-type="string" calcext:value-type="string">
            <text:p>Cystolith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1"/>
          <table:table-cell table:style-name="ce115"/>
          <table:table-cell table:style-name="ce115" table:formula="of:=[.D34]/[.$D$41]" office:value-type="percentage" office:value="0.0028169014084507" calcext:value-type="percentage">
            <text:p>0.28%</text:p>
          </table:table-cell>
          <table:table-cell table:style-name="ce115" table:number-columns-repeated="3"/>
          <table:table-cell table:style-name="ce115" table:formula="of:=[.H34]/[.$H$41]" office:value-type="percentage" office:value="0.002710027100271" calcext:value-type="percentage">
            <text:p>0.27%</text:p>
          </table:table-cell>
          <table:table-cell table:style-name="ce115" table:number-columns-repeated="10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7"/>
          <table:table-cell table:style-name="ce1"/>
          <table:table-cell table:style-name="ce93" table:number-columns-repeated="6"/>
          <table:table-cell table:style-name="ce99"/>
          <table:table-cell table:style-name="ce1"/>
          <table:table-cell table:style-name="ce113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0" office:value-type="string" calcext:value-type="string">
            <text:p>Silica skeleton psilate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1"/>
          <table:table-cell table:style-name="ce115" table:number-columns-repeated="11"/>
          <table:table-cell table:style-name="ce115" table:formula="of:=[.N36]/[.$N$41]" office:value-type="percentage" office:value="0.00263157894736842" calcext:value-type="percentage">
            <text:p>0.26%</text:p>
          </table:table-cell>
          <table:table-cell table:style-name="ce115" table:number-columns-repeated="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191" office:value-type="string" calcext:value-type="string">
            <text:p>Silica skeleton echinate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1"/>
          <table:table-cell table:style-name="ce115"/>
          <table:table-cell table:style-name="ce115" table:formula="of:=[.D37]/[.$D$41]" office:value-type="percentage" office:value="0.0028169014084507" calcext:value-type="percentage">
            <text:p>0.28%</text:p>
          </table:table-cell>
          <table:table-cell table:style-name="ce115" table:number-columns-repeated="14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7"/>
          <table:table-cell table:style-name="ce1"/>
          <table:table-cell table:style-name="ce93" table:number-columns-repeated="6"/>
          <table:table-cell table:style-name="ce99"/>
          <table:table-cell table:style-name="ce1"/>
          <table:table-cell table:style-name="ce113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210" office:value-type="string" calcext:value-type="string">
            <text:p>Undetermined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table:number-columns-repeated="3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table:number-columns-repeated="4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table:number-columns-repeated="2"/>
          <table:table-cell table:style-name="ce91" office:value-type="float" office:value="2" calcext:value-type="float">
            <text:p>2</text:p>
          </table:table-cell>
          <table:table-cell table:style-name="ce1"/>
          <table:table-cell table:style-name="ce115" table:formula="of:=[.C39]/[.$C$41]" office:value-type="percentage" office:value="0.00550964187327824" calcext:value-type="percentage">
            <text:p>0.55%</text:p>
          </table:table-cell>
          <table:table-cell table:style-name="ce115" table:formula="of:=[.D39]/[.$D$41]" office:value-type="percentage" office:value="0.00563380281690141" calcext:value-type="percentage">
            <text:p>0.56%</text:p>
          </table:table-cell>
          <table:table-cell table:style-name="ce115" table:number-columns-repeated="3"/>
          <table:table-cell table:style-name="ce115" table:formula="of:=[.H39]/[.$H$41]" office:value-type="percentage" office:value="0.002710027100271" calcext:value-type="percentage">
            <text:p>0.27%</text:p>
          </table:table-cell>
          <table:table-cell table:style-name="ce115" table:formula="of:=[.I39]/[.$I$41]" office:value-type="percentage" office:value="0.00835654596100279" calcext:value-type="percentage">
            <text:p>0.84%</text:p>
          </table:table-cell>
          <table:table-cell table:style-name="ce115" table:number-columns-repeated="4"/>
          <table:table-cell table:style-name="ce115" table:formula="of:=[.N39]/[.$N$41]" office:value-type="percentage" office:value="0.00263157894736842" calcext:value-type="percentage">
            <text:p>0.26%</text:p>
          </table:table-cell>
          <table:table-cell table:style-name="ce115" table:formula="of:=[.O39]/[.$O$41]" office:value-type="percentage" office:value="0.0405405405405405" calcext:value-type="percentage">
            <text:p>4.05%</text:p>
          </table:table-cell>
          <table:table-cell table:style-name="ce115" table:number-columns-repeated="2"/>
          <table:table-cell table:style-name="ce115" table:formula="of:=[.R39]/[.$R$41]" office:value-type="percentage" office:value="0.00554016620498615" calcext:value-type="percentage">
            <text:p>0.55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7"/>
          <table:table-cell table:style-name="ce1"/>
          <table:table-cell table:style-name="ce93" table:number-columns-repeated="6"/>
          <table:table-cell table:style-name="ce99"/>
          <table:table-cell table:style-name="ce1"/>
          <table:table-cell table:style-name="ce113" table:number-columns-repeated="16"/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210" office:value-type="string" calcext:value-type="string">
            <text:p>TOT</text:p>
          </table:table-cell>
          <table:table-cell table:style-name="ce91" table:formula="of:=SUM([.C3:.C39])" office:value-type="float" office:value="363" calcext:value-type="float">
            <text:p>363</text:p>
          </table:table-cell>
          <table:table-cell table:style-name="ce91" table:formula="of:=SUM([.D3:.D39])" office:value-type="float" office:value="355" calcext:value-type="float">
            <text:p>355</text:p>
          </table:table-cell>
          <table:table-cell table:style-name="ce91" table:formula="of:=SUM([.E3:.E39])" office:value-type="float" office:value="23" calcext:value-type="float">
            <text:p>23</text:p>
          </table:table-cell>
          <table:table-cell table:style-name="ce91" table:formula="of:=SUM([.F3:.F39])" office:value-type="float" office:value="357" calcext:value-type="float">
            <text:p>357</text:p>
          </table:table-cell>
          <table:table-cell table:style-name="ce91" table:formula="of:=SUM([.G3:.G39])" office:value-type="float" office:value="85" calcext:value-type="float">
            <text:p>85</text:p>
          </table:table-cell>
          <table:table-cell table:style-name="ce91" table:formula="of:=SUM([.H3:.H39])" office:value-type="float" office:value="369" calcext:value-type="float">
            <text:p>369</text:p>
          </table:table-cell>
          <table:table-cell table:style-name="ce91" table:formula="of:=SUM([.I3:.I39])" office:value-type="float" office:value="359" calcext:value-type="float">
            <text:p>359</text:p>
          </table:table-cell>
          <table:table-cell table:style-name="ce91" table:formula="of:=SUM([.J3:.J39])" office:value-type="float" office:value="350" calcext:value-type="float">
            <text:p>350</text:p>
          </table:table-cell>
          <table:table-cell table:style-name="ce91" table:formula="of:=SUM([.K3:.K39])" office:value-type="float" office:value="351" calcext:value-type="float">
            <text:p>351</text:p>
          </table:table-cell>
          <table:table-cell table:style-name="ce91" table:formula="of:=SUM([.L3:.L39])" office:value-type="float" office:value="364" calcext:value-type="float">
            <text:p>364</text:p>
          </table:table-cell>
          <table:table-cell table:style-name="ce91" table:formula="of:=SUM([.M3:.M39])" office:value-type="float" office:value="352" calcext:value-type="float">
            <text:p>352</text:p>
          </table:table-cell>
          <table:table-cell table:style-name="ce91" table:formula="of:=SUM([.N3:.N39])" office:value-type="float" office:value="380" calcext:value-type="float">
            <text:p>380</text:p>
          </table:table-cell>
          <table:table-cell table:style-name="ce91" table:formula="of:=SUM([.O3:.O39])" office:value-type="float" office:value="74" calcext:value-type="float">
            <text:p>74</text:p>
          </table:table-cell>
          <table:table-cell table:style-name="ce91" table:formula="of:=SUM([.P3:.P39])" office:value-type="float" office:value="81" calcext:value-type="float">
            <text:p>81</text:p>
          </table:table-cell>
          <table:table-cell table:style-name="ce91" table:formula="of:=SUM([.Q3:.Q39])" office:value-type="float" office:value="355" calcext:value-type="float">
            <text:p>355</text:p>
          </table:table-cell>
          <table:table-cell table:style-name="ce91" table:formula="of:=SUM([.R3:.R39])" office:value-type="float" office:value="361" calcext:value-type="float">
            <text:p>361</text:p>
          </table:table-cell>
          <table:table-cell table:style-name="ce1"/>
          <table:table-cell table:style-name="ce217" table:formula="of:=[.C41]/[.$C$41]" office:value-type="percentage" office:value="1" calcext:value-type="percentage">
            <text:p>100%</text:p>
          </table:table-cell>
          <table:table-cell table:style-name="ce217" table:formula="of:=[.D41]/[.$D$41]" office:value-type="percentage" office:value="1" calcext:value-type="percentage">
            <text:p>100%</text:p>
          </table:table-cell>
          <table:table-cell table:style-name="ce217" table:formula="of:=[.E41]/[.$E$41]" office:value-type="percentage" office:value="1" calcext:value-type="percentage">
            <text:p>100%</text:p>
          </table:table-cell>
          <table:table-cell table:style-name="ce217" table:formula="of:=[.F41]/[.$F$41]" office:value-type="percentage" office:value="1" calcext:value-type="percentage">
            <text:p>100%</text:p>
          </table:table-cell>
          <table:table-cell table:style-name="ce217" table:formula="of:=[.G41]/[.$G$41]" office:value-type="percentage" office:value="1" calcext:value-type="percentage">
            <text:p>100%</text:p>
          </table:table-cell>
          <table:table-cell table:style-name="ce217" table:formula="of:=[.H41]/[.$H$41]" office:value-type="percentage" office:value="1" calcext:value-type="percentage">
            <text:p>100%</text:p>
          </table:table-cell>
          <table:table-cell table:style-name="ce217" table:formula="of:=[.I41]/[.$I$41]" office:value-type="percentage" office:value="1" calcext:value-type="percentage">
            <text:p>100%</text:p>
          </table:table-cell>
          <table:table-cell table:style-name="ce217" table:formula="of:=[.J41]/[.$J$41]" office:value-type="percentage" office:value="1" calcext:value-type="percentage">
            <text:p>100%</text:p>
          </table:table-cell>
          <table:table-cell table:style-name="ce217" table:formula="of:=[.K41]/[.$K$41]" office:value-type="percentage" office:value="1" calcext:value-type="percentage">
            <text:p>100%</text:p>
          </table:table-cell>
          <table:table-cell table:style-name="ce217" table:formula="of:=[.L41]/[.$L$41]" office:value-type="percentage" office:value="1" calcext:value-type="percentage">
            <text:p>100%</text:p>
          </table:table-cell>
          <table:table-cell table:style-name="ce217" table:formula="of:=[.M41]/[.$M$41]" office:value-type="percentage" office:value="1" calcext:value-type="percentage">
            <text:p>100%</text:p>
          </table:table-cell>
          <table:table-cell table:style-name="ce217" table:formula="of:=[.N41]/[.$N$41]" office:value-type="percentage" office:value="1" calcext:value-type="percentage">
            <text:p>100%</text:p>
          </table:table-cell>
          <table:table-cell table:style-name="ce217" table:formula="of:=[.O41]/[.$O$41]" office:value-type="percentage" office:value="1" calcext:value-type="percentage">
            <text:p>100%</text:p>
          </table:table-cell>
          <table:table-cell table:style-name="ce217" table:formula="of:=[.P41]/[.$P$41]" office:value-type="percentage" office:value="1" calcext:value-type="percentage">
            <text:p>100%</text:p>
          </table:table-cell>
          <table:table-cell table:style-name="ce217" table:formula="of:=[.Q41]/[.$Q$41]" office:value-type="percentage" office:value="1" calcext:value-type="percentage">
            <text:p>100%</text:p>
          </table:table-cell>
          <table:table-cell table:style-name="ce217" table:formula="of:=[.R41]/[.$R$41]" office:value-type="percentage" office:value="1" calcext:value-type="percentage">
            <text:p>100%</text:p>
          </table:table-cell>
          <table:table-cell table:style-name="ce1" table:number-columns-repeated="23"/>
          <table:table-cell table:number-columns-repeated="6"/>
        </table:table-row>
        <table:table-row table:style-name="ro2">
          <table:table-cell table:style-name="ce1"/>
          <table:table-cell table:style-name="ce75"/>
          <table:table-cell table:style-name="ce89"/>
          <table:table-cell table:style-name="ce93" table:number-columns-repeated="7"/>
          <table:table-cell table:style-name="ce1"/>
          <table:table-cell table:style-name="ce93" table:number-columns-repeated="6"/>
          <table:table-cell table:style-name="ce99"/>
          <table:table-cell table:style-name="ce1" table:number-columns-repeated="40"/>
          <table:table-cell table:number-columns-repeated="6"/>
        </table:table-row>
        <table:table-row table:style-name="ro2">
          <table:table-cell table:style-name="ce1"/>
          <table:table-cell table:style-name="ce78" office:value-type="string" calcext:value-type="string">
            <text:p>tot cells with si sk</text:p>
          </table:table-cell>
          <table:table-cell table:style-name="ce61" office:value-type="float" office:value="363" calcext:value-type="float">
            <text:p>363</text:p>
          </table:table-cell>
          <table:table-cell table:style-name="ce61" office:value-type="float" office:value="358" calcext:value-type="float">
            <text:p>358</text:p>
          </table:table-cell>
          <table:table-cell table:style-name="ce213" office:value-type="float" office:value="23" calcext:value-type="float">
            <text:p>23</text:p>
          </table:table-cell>
          <table:table-cell table:style-name="ce61" office:value-type="float" office:value="357" calcext:value-type="float">
            <text:p>357</text:p>
          </table:table-cell>
          <table:table-cell table:style-name="ce213" office:value-type="float" office:value="85" calcext:value-type="float">
            <text:p>85</text:p>
          </table:table-cell>
          <table:table-cell table:style-name="ce61" office:value-type="float" office:value="369" calcext:value-type="float">
            <text:p>369</text:p>
          </table:table-cell>
          <table:table-cell table:style-name="ce61" office:value-type="float" office:value="359" calcext:value-type="float">
            <text:p>359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352" calcext:value-type="float">
            <text:p>352</text:p>
          </table:table-cell>
          <table:table-cell table:style-name="ce61" office:value-type="float" office:value="364" calcext:value-type="float">
            <text:p>364</text:p>
          </table:table-cell>
          <table:table-cell table:style-name="ce61" office:value-type="float" office:value="352" calcext:value-type="float">
            <text:p>352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74" calcext:value-type="float">
            <text:p>74</text:p>
          </table:table-cell>
          <table:table-cell table:style-name="ce213" office:value-type="float" office:value="81" calcext:value-type="float">
            <text:p>81</text:p>
          </table:table-cell>
          <table:table-cell table:style-name="ce61" office:value-type="float" office:value="355" calcext:value-type="float">
            <text:p>355</text:p>
          </table:table-cell>
          <table:table-cell table:style-name="ce61" office:value-type="float" office:value="361" calcext:value-type="float">
            <text:p>361</text:p>
          </table:table-cell>
          <table:table-cell table:style-name="ce1" table:number-columns-repeated="40"/>
          <table:table-cell table:number-columns-repeated="6"/>
        </table:table-row>
        <table:table-row table:style-name="ro2">
          <table:table-cell table:style-name="ce1"/>
          <table:table-cell table:style-name="ce79" office:value-type="string" calcext:value-type="string">
            <text:p>tot fields counted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50" calcext:value-type="float">
            <text:p>50</text:p>
          </table:table-cell>
          <table:table-cell table:style-name="ce214" office:value-type="float" office:value="360" calcext:value-type="float">
            <text:p>360</text:p>
          </table:table-cell>
          <table:table-cell table:style-name="ce62" office:value-type="float" office:value="77" calcext:value-type="float">
            <text:p>77</text:p>
          </table:table-cell>
          <table:table-cell table:style-name="ce214" office:value-type="float" office:value="352" calcext:value-type="float">
            <text:p>352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99" calcext:value-type="float">
            <text:p>99</text:p>
          </table:table-cell>
          <table:table-cell table:style-name="ce62" office:value-type="float" office:value="118" calcext:value-type="float">
            <text:p>118</text:p>
          </table:table-cell>
          <table:table-cell table:style-name="ce62" office:value-type="float" office:value="136" calcext:value-type="float">
            <text:p>136</text:p>
          </table:table-cell>
          <table:table-cell table:style-name="ce62" office:value-type="float" office:value="583" calcext:value-type="float">
            <text:p>583</text:p>
          </table:table-cell>
          <table:table-cell table:style-name="ce214" office:value-type="float" office:value="350" calcext:value-type="float">
            <text:p>350</text:p>
          </table:table-cell>
          <table:table-cell table:style-name="ce62" office:value-type="float" office:value="103" calcext:value-type="float">
            <text:p>103</text:p>
          </table:table-cell>
          <table:table-cell table:style-name="ce62" office:value-type="float" office:value="72" calcext:value-type="float">
            <text:p>72</text:p>
          </table:table-cell>
          <table:table-cell table:style-name="ce1" table:number-columns-repeated="40"/>
          <table:table-cell table:number-columns-repeated="6"/>
        </table:table-row>
        <table:table-row table:style-name="ro2" table:number-rows-repeated="2">
          <table:table-cell table:style-name="ce1" table:number-columns-repeated="58"/>
          <table:table-cell table:number-columns-repeated="6"/>
        </table:table-row>
        <table:table-row table:style-name="ro2">
          <table:table-cell table:style-name="ce1"/>
          <table:table-cell table:style-name="ce80" office:value-type="string" calcext:value-type="string">
            <text:p>Grass leaf/stem (elongate psilate/elongate sinuate/short cells/bulliform/stomate/silica skeleton made of elongate psilate/silica skeletons made of elongate sinuate)</text:p>
          </table:table-cell>
          <table:table-cell table:style-name="ce1" table:number-columns-repeated="56"/>
          <table:table-cell table:number-columns-repeated="6"/>
        </table:table-row>
        <table:table-row table:style-name="ro2">
          <table:table-cell table:style-name="ce1"/>
          <table:table-cell table:style-name="ce80" office:value-type="string" calcext:value-type="string">
            <text:p>Inflorescence (elongate echinate/elongate columellate/elongate pilate/elongate polylobatedendritic//silica skeletons made of these elongate type cells )</text:p>
          </table:table-cell>
          <table:table-cell table:style-name="ce1" table:number-columns-repeated="56"/>
          <table:table-cell table:number-columns-repeated="6"/>
        </table:table-row>
        <table:table-row table:style-name="ro2">
          <table:table-cell table:style-name="ce1"/>
          <table:table-cell table:style-name="ce80" office:value-type="string" calcext:value-type="string">
            <text:p>Woody species (schlereids/scalloped/globulars/dycotiledon/cystoliths)</text:p>
          </table:table-cell>
          <table:table-cell table:style-name="ce1" table:number-columns-repeated="56"/>
          <table:table-cell table:number-columns-repeated="6"/>
        </table:table-row>
        <table:table-row table:style-name="ro2" table:number-rows-repeated="2">
          <table:table-cell table:style-name="ce1" table:number-columns-repeated="58"/>
          <table:table-cell table:number-columns-repeated="6"/>
        </table:table-row>
        <table:table-row table:style-name="ro12">
          <table:table-cell table:style-name="ce1"/>
          <table:table-cell table:style-name="ce4"/>
          <table:table-cell table:style-name="ce212" office:value-type="string" calcext:value-type="string">
            <text:p>SKP 08 P001</text:p>
          </table:table-cell>
          <table:table-cell table:style-name="ce212" office:value-type="string" calcext:value-type="string">
            <text:p>SKP 08 P002</text:p>
          </table:table-cell>
          <table:table-cell table:style-name="ce212" office:value-type="string" calcext:value-type="string">
            <text:p>SKP 08 PL001</text:p>
          </table:table-cell>
          <table:table-cell table:style-name="ce212" office:value-type="string" calcext:value-type="string">
            <text:p>SKP 08 PL002</text:p>
          </table:table-cell>
          <table:table-cell table:style-name="ce212" office:value-type="string" calcext:value-type="string">
            <text:p>SKP 08 PL003</text:p>
          </table:table-cell>
          <table:table-cell table:style-name="ce212" office:value-type="string" calcext:value-type="string">
            <text:p>SKP 08 S018</text:p>
          </table:table-cell>
          <table:table-cell table:style-name="ce212" office:value-type="string" calcext:value-type="string">
            <text:p>SKP 08 S019</text:p>
          </table:table-cell>
          <table:table-cell table:style-name="ce212" office:value-type="string" calcext:value-type="string">
            <text:p>SKP 08 S021</text:p>
          </table:table-cell>
          <table:table-cell table:style-name="ce212" office:value-type="string" calcext:value-type="string">
            <text:p>SKP 08 S022</text:p>
          </table:table-cell>
          <table:table-cell table:style-name="ce212" office:value-type="string" calcext:value-type="string">
            <text:p>SKP 08 FP001</text:p>
          </table:table-cell>
          <table:table-cell table:style-name="ce212" office:value-type="string" calcext:value-type="string">
            <text:p>SKP 08 FP002</text:p>
          </table:table-cell>
          <table:table-cell table:style-name="ce212" office:value-type="string" calcext:value-type="string">
            <text:p>SKP 08 FP003</text:p>
          </table:table-cell>
          <table:table-cell table:style-name="ce212" office:value-type="string" calcext:value-type="string">
            <text:p>SKP 08 S003</text:p>
          </table:table-cell>
          <table:table-cell table:style-name="ce212" office:value-type="string" calcext:value-type="string">
            <text:p>SKP 08 S012</text:p>
          </table:table-cell>
          <table:table-cell table:style-name="ce212" office:value-type="string" calcext:value-type="string">
            <text:p>SKP 08 S015</text:p>
          </table:table-cell>
          <table:table-cell table:style-name="ce212" office:value-type="string" calcext:value-type="string">
            <text:p>SKP 08 S020</text:p>
          </table:table-cell>
          <table:table-cell table:style-name="ce216" office:value-type="string" calcext:value-type="string">
            <text:p>SUM</text:p>
          </table:table-cell>
          <table:table-cell table:style-name="ce218" office:value-type="string" calcext:value-type="string">
            <text:p>SKP 08 P001</text:p>
          </table:table-cell>
          <table:table-cell table:style-name="ce212" office:value-type="string" calcext:value-type="string">
            <text:p>SKP 08 P002</text:p>
          </table:table-cell>
          <table:table-cell table:style-name="ce212" office:value-type="string" calcext:value-type="string">
            <text:p>SKP 08 PL001</text:p>
          </table:table-cell>
          <table:table-cell table:style-name="ce212" office:value-type="string" calcext:value-type="string">
            <text:p>SKP 08 PL002</text:p>
          </table:table-cell>
          <table:table-cell table:style-name="ce212" office:value-type="string" calcext:value-type="string">
            <text:p>SKP 08 PL003</text:p>
          </table:table-cell>
          <table:table-cell table:style-name="ce212" office:value-type="string" calcext:value-type="string">
            <text:p>SKP 08 S018</text:p>
          </table:table-cell>
          <table:table-cell table:style-name="ce212" office:value-type="string" calcext:value-type="string">
            <text:p>SKP 08 S019</text:p>
          </table:table-cell>
          <table:table-cell table:style-name="ce212" office:value-type="string" calcext:value-type="string">
            <text:p>SKP 08 S021</text:p>
          </table:table-cell>
          <table:table-cell table:style-name="ce212" office:value-type="string" calcext:value-type="string">
            <text:p>SKP 08 S022</text:p>
          </table:table-cell>
          <table:table-cell table:style-name="ce212" office:value-type="string" calcext:value-type="string">
            <text:p>SKP 08 FP001</text:p>
          </table:table-cell>
          <table:table-cell table:style-name="ce212" office:value-type="string" calcext:value-type="string">
            <text:p>SKP 08 FP002</text:p>
          </table:table-cell>
          <table:table-cell table:style-name="ce212" office:value-type="string" calcext:value-type="string">
            <text:p>SKP 08 FP003</text:p>
          </table:table-cell>
          <table:table-cell table:style-name="ce212" office:value-type="string" calcext:value-type="string">
            <text:p>SKP 08 S003</text:p>
          </table:table-cell>
          <table:table-cell table:style-name="ce212" office:value-type="string" calcext:value-type="string">
            <text:p>SKP 08 S012</text:p>
          </table:table-cell>
          <table:table-cell table:style-name="ce212" office:value-type="string" calcext:value-type="string">
            <text:p>SKP 08 S015</text:p>
          </table:table-cell>
          <table:table-cell table:style-name="ce212" office:value-type="string" calcext:value-type="string">
            <text:p>SKP 08 S020</text:p>
          </table:table-cell>
          <table:table-cell table:style-name="ce216" office:value-type="string" calcext:value-type="string">
            <text:p>SUM</text:p>
          </table:table-cell>
          <table:table-cell table:style-name="ce1"/>
          <table:table-cell table:style-name="ce90" office:value-type="string" calcext:value-type="string">
            <text:p>PIT</text:p>
          </table:table-cell>
          <table:table-cell table:style-name="ce90" office:value-type="string" calcext:value-type="string">
            <text:p>PLASTER</text:p>
          </table:table-cell>
          <table:table-cell table:style-name="ce90" office:value-type="string" calcext:value-type="string">
            <text:p>ASH</text:p>
          </table:table-cell>
          <table:table-cell table:style-name="ce90" office:value-type="string" calcext:value-type="string">
            <text:p>FIREPLACE</text:p>
          </table:table-cell>
          <table:table-cell table:style-name="ce90" office:value-type="string" calcext:value-type="string">
            <text:p>FLOOR</text:p>
          </table:table-cell>
          <table:table-cell table:style-name="ce90" office:value-type="string" calcext:value-type="string">
            <text:p>PIT</text:p>
          </table:table-cell>
          <table:table-cell table:style-name="ce90" office:value-type="string" calcext:value-type="string">
            <text:p>PLASTER</text:p>
          </table:table-cell>
          <table:table-cell table:style-name="ce90" office:value-type="string" calcext:value-type="string">
            <text:p>ASH</text:p>
          </table:table-cell>
          <table:table-cell table:style-name="ce90" office:value-type="string" calcext:value-type="string">
            <text:p>FIREPLACE</text:p>
          </table:table-cell>
          <table:table-cell table:style-name="ce90" office:value-type="string" calcext:value-type="string">
            <text:p>FLOOR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1" office:value-type="string" calcext:value-type="string">
            <text:p>Grass leaf/stem</text:p>
          </table:table-cell>
          <table:table-cell table:style-name="ce61" office:value-type="float" office:value="351" calcext:value-type="float">
            <text:p>351</text:p>
          </table:table-cell>
          <table:table-cell table:style-name="ce61" office:value-type="float" office:value="339" calcext:value-type="float">
            <text:p>339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36" calcext:value-type="float">
            <text:p>336</text:p>
          </table:table-cell>
          <table:table-cell table:style-name="ce61" office:value-type="float" office:value="79" calcext:value-type="float">
            <text:p>79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285" calcext:value-type="float">
            <text:p>285</text:p>
          </table:table-cell>
          <table:table-cell table:style-name="ce61" office:value-type="float" office:value="322" calcext:value-type="float">
            <text:p>322</text:p>
          </table:table-cell>
          <table:table-cell table:style-name="ce61" office:value-type="float" office:value="343" calcext:value-type="float">
            <text:p>343</text:p>
          </table:table-cell>
          <table:table-cell table:number-columns-repeated="2" table:style-name="ce61" office:value-type="float" office:value="333" calcext:value-type="float">
            <text:p>333</text:p>
          </table:table-cell>
          <table:table-cell table:style-name="ce61" office:value-type="float" office:value="284" calcext:value-type="float">
            <text:p>284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78" calcext:value-type="float">
            <text:p>78</text:p>
          </table:table-cell>
          <table:table-cell table:style-name="ce61" office:value-type="float" office:value="305" calcext:value-type="float">
            <text:p>305</text:p>
          </table:table-cell>
          <table:table-cell table:style-name="ce61" office:value-type="float" office:value="346" calcext:value-type="float">
            <text:p>346</text:p>
          </table:table-cell>
          <table:table-cell table:style-name="ce161" office:value-type="float" office:value="4179" calcext:value-type="float">
            <text:p>4179</text:p>
          </table:table-cell>
          <table:table-cell table:style-name="ce117" office:value-type="percentage" office:value="0.975" calcext:value-type="percentage">
            <text:p>97.5%</text:p>
          </table:table-cell>
          <table:table-cell table:style-name="ce117" office:value-type="percentage" office:value="0.974137931034483" calcext:value-type="percentage">
            <text:p>97.4%</text:p>
          </table:table-cell>
          <table:table-cell table:style-name="ce117" office:value-type="percentage" office:value="1" calcext:value-type="percentage">
            <text:p>100.0%</text:p>
          </table:table-cell>
          <table:table-cell table:style-name="ce117" office:value-type="percentage" office:value="0.943820224719101" calcext:value-type="percentage">
            <text:p>94.4%</text:p>
          </table:table-cell>
          <table:table-cell table:style-name="ce117" office:value-type="percentage" office:value="0.94047619047619" calcext:value-type="percentage">
            <text:p>94.0%</text:p>
          </table:table-cell>
          <table:table-cell table:style-name="ce117" office:value-type="percentage" office:value="0.983606557377049" calcext:value-type="percentage">
            <text:p>98.4%</text:p>
          </table:table-cell>
          <table:table-cell table:style-name="ce117" office:value-type="percentage" office:value="0.800561797752809" calcext:value-type="percentage">
            <text:p>80.1%</text:p>
          </table:table-cell>
          <table:table-cell table:style-name="ce117" office:value-type="percentage" office:value="0.925287356321839" calcext:value-type="percentage">
            <text:p>92.5%</text:p>
          </table:table-cell>
          <table:table-cell table:style-name="ce117" office:value-type="percentage" office:value="0.985632183908046" calcext:value-type="percentage">
            <text:p>98.6%</text:p>
          </table:table-cell>
          <table:table-cell table:style-name="ce117" office:value-type="percentage" office:value="0.922437673130194" calcext:value-type="percentage">
            <text:p>92.2%</text:p>
          </table:table-cell>
          <table:table-cell table:style-name="ce117" office:value-type="percentage" office:value="0.956896551724138" calcext:value-type="percentage">
            <text:p>95.7%</text:p>
          </table:table-cell>
          <table:table-cell table:style-name="ce117" office:value-type="percentage" office:value="0.773841961852861" calcext:value-type="percentage">
            <text:p>77.4%</text:p>
          </table:table-cell>
          <table:table-cell table:style-name="ce117" office:value-type="percentage" office:value="0.885714285714286" calcext:value-type="percentage">
            <text:p>88.6%</text:p>
          </table:table-cell>
          <table:table-cell table:style-name="ce117" office:value-type="percentage" office:value="0.962962962962963" calcext:value-type="percentage">
            <text:p>96.3%</text:p>
          </table:table-cell>
          <table:table-cell table:style-name="ce117" office:value-type="percentage" office:value="0.866477272727273" calcext:value-type="percentage">
            <text:p>86.6%</text:p>
          </table:table-cell>
          <table:table-cell table:style-name="ce117" office:value-type="percentage" office:value="0.974647887323944" calcext:value-type="percentage">
            <text:p>97.5%</text:p>
          </table:table-cell>
          <table:table-cell table:style-name="ce219" office:value-type="percentage" office:value="0.923944284766748" calcext:value-type="percentage">
            <text:p>92.4%</text:p>
          </table:table-cell>
          <table:table-cell table:style-name="ce1"/>
          <table:table-cell table:style-name="ce61" office:value-type="float" office:value="690" calcext:value-type="float">
            <text:p>690</text:p>
          </table:table-cell>
          <table:table-cell table:style-name="ce61" office:value-type="float" office:value="438" calcext:value-type="float">
            <text:p>438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791" calcext:value-type="float">
            <text:p>791</text:p>
          </table:table-cell>
          <table:table-cell table:style-name="ce117" office:value-type="percentage" office:value="0.974576271186441" calcext:value-type="percentage">
            <text:p>97.5%</text:p>
          </table:table-cell>
          <table:table-cell table:style-name="ce117" office:value-type="percentage" office:value="0.946004319654428" calcext:value-type="percentage">
            <text:p>94.6%</text:p>
          </table:table-cell>
          <table:table-cell table:style-name="ce117" office:value-type="percentage" office:value="0.974576271186441" calcext:value-type="percentage">
            <text:p>97.5%</text:p>
          </table:table-cell>
          <table:table-cell table:style-name="ce117" office:value-type="percentage" office:value="0.882899628252788" calcext:value-type="percentage">
            <text:p>88.3%</text:p>
          </table:table-cell>
          <table:table-cell table:style-name="ce117" office:value-type="percentage" office:value="0.921911421911422" calcext:value-type="percentage">
            <text:p>92.2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1" office:value-type="string" calcext:value-type="string">
            <text:p>Inflorescence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7" calcext:value-type="float">
            <text:p>7</text:p>
          </table:table-cell>
          <table:table-cell table:style-name="ce162" office:value-type="float" office:value="127" calcext:value-type="float">
            <text:p>127</text:p>
          </table:table-cell>
          <table:table-cell table:style-name="ce118" office:value-type="percentage" office:value="0.0194444444444444" calcext:value-type="percentage">
            <text:p>1.9%</text:p>
          </table:table-cell>
          <table:table-cell table:style-name="ce118" office:value-type="percentage" office:value="0.0172413793103448" calcext:value-type="percentage">
            <text:p>1.7%</text:p>
          </table:table-cell>
          <table:table-cell table:style-name="ce118" office:value-type="percentage" office:value="0" calcext:value-type="percentage">
            <text:p>0.0%</text:p>
          </table:table-cell>
          <table:table-cell table:style-name="ce118" office:value-type="percentage" office:value="0.0308988764044944" calcext:value-type="percentage">
            <text:p>3.1%</text:p>
          </table:table-cell>
          <table:table-cell table:style-name="ce118" office:value-type="percentage" office:value="0.0595238095238095" calcext:value-type="percentage">
            <text:p>6.0%</text:p>
          </table:table-cell>
          <table:table-cell table:style-name="ce118" office:value-type="percentage" office:value="0.00819672131147541" calcext:value-type="percentage">
            <text:p>0.8%</text:p>
          </table:table-cell>
          <table:table-cell table:style-name="ce118" office:value-type="percentage" office:value="0.0140449438202247" calcext:value-type="percentage">
            <text:p>1.4%</text:p>
          </table:table-cell>
          <table:table-cell table:style-name="ce118" office:value-type="percentage" office:value="0.00574712643678161" calcext:value-type="percentage">
            <text:p>0.6%</text:p>
          </table:table-cell>
          <table:table-cell table:style-name="ce118" office:value-type="percentage" office:value="0.0114942528735632" calcext:value-type="percentage">
            <text:p>1.1%</text:p>
          </table:table-cell>
          <table:table-cell table:style-name="ce118"/>
          <table:table-cell table:style-name="ce118" office:value-type="percentage" office:value="0.0373563218390805" calcext:value-type="percentage">
            <text:p>3.7%</text:p>
          </table:table-cell>
          <table:table-cell table:style-name="ce118" office:value-type="percentage" office:value="0.0408719346049046" calcext:value-type="percentage">
            <text:p>4.1%</text:p>
          </table:table-cell>
          <table:table-cell table:style-name="ce118"/>
          <table:table-cell table:style-name="ce118" office:value-type="percentage" office:value="0.0246913580246914" calcext:value-type="percentage">
            <text:p>2.5%</text:p>
          </table:table-cell>
          <table:table-cell table:style-name="ce118" office:value-type="percentage" office:value="0.127840909090909" calcext:value-type="percentage">
            <text:p>12.8%</text:p>
          </table:table-cell>
          <table:table-cell table:style-name="ce118" office:value-type="percentage" office:value="0.0197183098591549" calcext:value-type="percentage">
            <text:p>2.0%</text:p>
          </table:table-cell>
          <table:table-cell table:style-name="ce220" office:value-type="percentage" office:value="0.0280787088215786" calcext:value-type="percentage">
            <text:p>2.8%</text:p>
          </table:table-cell>
          <table:table-cell table:style-name="ce1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4" calcext:value-type="float">
            <text:p>54</text:p>
          </table:table-cell>
          <table:table-cell table:style-name="ce118" office:value-type="percentage" office:value="0.018361581920904" calcext:value-type="percentage">
            <text:p>1.8%</text:p>
          </table:table-cell>
          <table:table-cell table:style-name="ce118" office:value-type="percentage" office:value="0.0345572354211663" calcext:value-type="percentage">
            <text:p>3.5%</text:p>
          </table:table-cell>
          <table:table-cell table:style-name="ce118" office:value-type="percentage" office:value="0.018361581920904" calcext:value-type="percentage">
            <text:p>1.8%</text:p>
          </table:table-cell>
          <table:table-cell table:style-name="ce118" office:value-type="percentage" office:value="0.0278810408921933" calcext:value-type="percentage">
            <text:p>2.8%</text:p>
          </table:table-cell>
          <table:table-cell table:style-name="ce118" office:value-type="percentage" office:value="0.0629370629370629" calcext:value-type="percentage">
            <text:p>6.3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1" office:value-type="string" calcext:value-type="string">
            <text:p>Woody species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162" office:value-type="float" office:value="203" calcext:value-type="float">
            <text:p>203</text:p>
          </table:table-cell>
          <table:table-cell table:style-name="ce118" office:value-type="percentage" office:value="0" calcext:value-type="percentage">
            <text:p>0.0%</text:p>
          </table:table-cell>
          <table:table-cell table:style-name="ce118" office:value-type="percentage" office:value="0.0028735632183908" calcext:value-type="percentage">
            <text:p>0.3%</text:p>
          </table:table-cell>
          <table:table-cell table:style-name="ce118" office:value-type="percentage" office:value="0" calcext:value-type="percentage">
            <text:p>0.0%</text:p>
          </table:table-cell>
          <table:table-cell table:style-name="ce118" office:value-type="percentage" office:value="0.0252808988764045" calcext:value-type="percentage">
            <text:p>2.5%</text:p>
          </table:table-cell>
          <table:table-cell table:style-name="ce118" office:value-type="percentage" office:value="0" calcext:value-type="percentage">
            <text:p>0.0%</text:p>
          </table:table-cell>
          <table:table-cell table:style-name="ce118" office:value-type="percentage" office:value="0.00546448087431694" calcext:value-type="percentage">
            <text:p>0.5%</text:p>
          </table:table-cell>
          <table:table-cell table:style-name="ce118" office:value-type="percentage" office:value="0.176966292134831" calcext:value-type="percentage">
            <text:p>17.7%</text:p>
          </table:table-cell>
          <table:table-cell table:style-name="ce118" office:value-type="percentage" office:value="0.0689655172413793" calcext:value-type="percentage">
            <text:p>6.9%</text:p>
          </table:table-cell>
          <table:table-cell table:style-name="ce118" office:value-type="percentage" office:value="0.0028735632183908" calcext:value-type="percentage">
            <text:p>0.3%</text:p>
          </table:table-cell>
          <table:table-cell table:style-name="ce118" office:value-type="percentage" office:value="0.07202216066482" calcext:value-type="percentage">
            <text:p>7.2%</text:p>
          </table:table-cell>
          <table:table-cell table:style-name="ce118" office:value-type="percentage" office:value="0.00574712643678161" calcext:value-type="percentage">
            <text:p>0.6%</text:p>
          </table:table-cell>
          <table:table-cell table:style-name="ce118" office:value-type="percentage" office:value="0.182561307901907" calcext:value-type="percentage">
            <text:p>18.3%</text:p>
          </table:table-cell>
          <table:table-cell table:style-name="ce118" office:value-type="percentage" office:value="0.0714285714285714" calcext:value-type="percentage">
            <text:p>7.1%</text:p>
          </table:table-cell>
          <table:table-cell table:style-name="ce118" office:value-type="percentage" office:value="0.0123456790123457" calcext:value-type="percentage">
            <text:p>1.2%</text:p>
          </table:table-cell>
          <table:table-cell table:style-name="ce118" office:value-type="percentage" office:value="0.00568181818181818" calcext:value-type="percentage">
            <text:p>0.6%</text:p>
          </table:table-cell>
          <table:table-cell table:style-name="ce118" office:value-type="percentage" office:value="0" calcext:value-type="percentage">
            <text:p>0.0%</text:p>
          </table:table-cell>
          <table:table-cell table:style-name="ce220" office:value-type="percentage" office:value="0.0448817156754367" calcext:value-type="percentage">
            <text:p>4.5%</text:p>
          </table:table-cell>
          <table:table-cell table:style-name="ce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8" calcext:value-type="float">
            <text:p>8</text:p>
          </table:table-cell>
          <table:table-cell table:style-name="ce118" office:value-type="percentage" office:value="0.00141242937853107" calcext:value-type="percentage">
            <text:p>0.1%</text:p>
          </table:table-cell>
          <table:table-cell table:style-name="ce118" office:value-type="percentage" office:value="0.019438444924406" calcext:value-type="percentage">
            <text:p>1.9%</text:p>
          </table:table-cell>
          <table:table-cell table:style-name="ce118" office:value-type="percentage" office:value="0.00141242937853107" calcext:value-type="percentage">
            <text:p>0.1%</text:p>
          </table:table-cell>
          <table:table-cell table:style-name="ce118" office:value-type="percentage" office:value="0.0882899628252788" calcext:value-type="percentage">
            <text:p>8.8%</text:p>
          </table:table-cell>
          <table:table-cell table:style-name="ce118" office:value-type="percentage" office:value="0.00932400932400932" calcext:value-type="percentage">
            <text:p>0.9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194" office:value-type="string" calcext:value-type="string">
            <text:p>UNDETERMINED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162" office:value-type="float" office:value="14" calcext:value-type="float">
            <text:p>14</text:p>
          </table:table-cell>
          <table:table-cell table:style-name="ce118" office:value-type="percentage" office:value="0.00555555555555556" calcext:value-type="percentage">
            <text:p>0.6%</text:p>
          </table:table-cell>
          <table:table-cell table:style-name="ce118" office:value-type="percentage" office:value="0.00574712643678161" calcext:value-type="percentage">
            <text:p>0.6%</text:p>
          </table:table-cell>
          <table:table-cell table:style-name="ce118" table:number-columns-repeated="3"/>
          <table:table-cell table:style-name="ce118" office:value-type="percentage" office:value="0.00273224043715847" calcext:value-type="percentage">
            <text:p>0.3%</text:p>
          </table:table-cell>
          <table:table-cell table:style-name="ce118" office:value-type="percentage" office:value="0.00842696629213483" calcext:value-type="percentage">
            <text:p>0.8%</text:p>
          </table:table-cell>
          <table:table-cell table:style-name="ce118" table:number-columns-repeated="4"/>
          <table:table-cell table:style-name="ce118" office:value-type="percentage" office:value="0.00272479564032698" calcext:value-type="percentage">
            <text:p>0.3%</text:p>
          </table:table-cell>
          <table:table-cell table:style-name="ce118" office:value-type="percentage" office:value="0.0428571428571429" calcext:value-type="percentage">
            <text:p>4.3%</text:p>
          </table:table-cell>
          <table:table-cell table:style-name="ce118" table:number-columns-repeated="2"/>
          <table:table-cell table:style-name="ce118" office:value-type="percentage" office:value="0.00563380281690141" calcext:value-type="percentage">
            <text:p>0.6%</text:p>
          </table:table-cell>
          <table:table-cell table:style-name="ce221" office:value-type="percentage" office:value="0.00309529073623701" calcext:value-type="percentage">
            <text:p>0.3%</text:p>
          </table:table-cell>
          <table:table-cell table:style-name="ce1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119" office:value-type="percentage" office:value="0.00564971751412429" calcext:value-type="percentage">
            <text:p>0.6%</text:p>
          </table:table-cell>
          <table:table-cell table:style-name="ce119" office:value-type="percentage" office:value="0" calcext:value-type="percentage">
            <text:p>0.0%</text:p>
          </table:table-cell>
          <table:table-cell table:style-name="ce119" office:value-type="percentage" office:value="0.00564971751412429" calcext:value-type="percentage">
            <text:p>0.6%</text:p>
          </table:table-cell>
          <table:table-cell table:style-name="ce119" office:value-type="percentage" office:value="0.000929368029739777" calcext:value-type="percentage">
            <text:p>0.1%</text:p>
          </table:table-cell>
          <table:table-cell table:style-name="ce119" office:value-type="percentage" office:value="0.00582750582750583" calcext:value-type="percentage">
            <text:p>0.6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office:value-type="float" office:value="360" calcext:value-type="float">
            <text:p>360</text:p>
          </table:table-cell>
          <table:table-cell table:style-name="ce91" office:value-type="float" office:value="348" calcext:value-type="float">
            <text:p>348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56" calcext:value-type="float">
            <text:p>356</text:p>
          </table:table-cell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56" calcext:value-type="float">
            <text:p>356</text:p>
          </table:table-cell>
          <table:table-cell table:number-columns-repeated="2" table:style-name="ce91" office:value-type="float" office:value="348" calcext:value-type="float">
            <text:p>348</text:p>
          </table:table-cell>
          <table:table-cell table:style-name="ce91" office:value-type="float" office:value="361" calcext:value-type="float">
            <text:p>361</text:p>
          </table:table-cell>
          <table:table-cell table:style-name="ce91" office:value-type="float" office:value="348" calcext:value-type="float">
            <text:p>348</text:p>
          </table:table-cell>
          <table:table-cell table:style-name="ce91" office:value-type="float" office:value="367" calcext:value-type="float">
            <text:p>367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81" calcext:value-type="float">
            <text:p>81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55" calcext:value-type="float">
            <text:p>355</text:p>
          </table:table-cell>
          <table:table-cell table:style-name="ce164" office:value-type="float" office:value="4523" calcext:value-type="float">
            <text:p>4523</text:p>
          </table:table-cell>
          <table:table-cell table:number-columns-repeated="16" table:style-name="ce122" office:value-type="percentage" office:value="1" calcext:value-type="percentage">
            <text:p>100.0%</text:p>
          </table:table-cell>
          <table:table-cell table:style-name="ce221" office:value-type="percentage" office:value="1" calcext:value-type="percentage">
            <text:p>100.0%</text:p>
          </table:table-cell>
          <table:table-cell table:style-name="ce1"/>
          <table:table-cell table:style-name="ce62" office:value-type="float" office:value="708" calcext:value-type="float">
            <text:p>708</text:p>
          </table:table-cell>
          <table:table-cell table:style-name="ce62" office:value-type="float" office:value="463" calcext:value-type="float">
            <text:p>463</text:p>
          </table:table-cell>
          <table:table-cell table:style-name="ce62" office:value-type="float" office:value="1418" calcext:value-type="float">
            <text:p>1418</text:p>
          </table:table-cell>
          <table:table-cell table:style-name="ce62" office:value-type="float" office:value="1076" calcext:value-type="float">
            <text:p>1076</text:p>
          </table:table-cell>
          <table:table-cell table:style-name="ce62" office:value-type="float" office:value="858" calcext:value-type="float">
            <text:p>858</text:p>
          </table:table-cell>
          <table:table-cell table:number-columns-repeated="5" table:style-name="ce119" office:value-type="percentage" office:value="1" calcext:value-type="percentage">
            <text:p>100.0%</text:p>
          </table:table-cell>
          <table:table-cell table:style-name="ce1" table:number-columns-repeated="11"/>
          <table:table-cell table:number-columns-repeated="6"/>
        </table:table-row>
        <table:table-row table:style-name="ro2" table:number-rows-repeated="2">
          <table:table-cell table:style-name="ce1" table:number-columns-repeated="18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22"/>
          <table:table-cell table:number-columns-repeated="6"/>
        </table:table-row>
        <table:table-row table:style-name="ro2">
          <table:table-cell table:style-name="ce1"/>
          <table:table-cell table:style-name="ce84" office:value-type="string" calcext:value-type="string">
            <text:p>Long cells (elongate psilate, elongate non psilate, elongate echinate, dendritic)</text:p>
          </table:table-cell>
          <table:table-cell table:style-name="ce1" table:number-columns-repeated="16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22"/>
          <table:table-cell table:number-columns-repeated="6"/>
        </table:table-row>
        <table:table-row table:style-name="ro2">
          <table:table-cell table:style-name="ce1"/>
          <table:table-cell table:style-name="ce84" office:value-type="string" calcext:value-type="string">
            <text:p>Short cells (bylobate,cylindrical polylobate, cross, rondel, saddle, trapeziform, trapeziform polylobate, trapeziform sinuate, globular psilate, globular granulate, cystolith)</text:p>
          </table:table-cell>
          <table:table-cell table:style-name="ce1" table:number-columns-repeated="16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22"/>
          <table:table-cell table:number-columns-repeated="6"/>
        </table:table-row>
        <table:table-row table:style-name="ro2">
          <table:table-cell table:style-name="ce1"/>
          <table:table-cell table:style-name="ce84" office:value-type="string" calcext:value-type="string">
            <text:p>Silica skeletons (silica skeleton made of elongate psilate and elongate non psilate)</text:p>
          </table:table-cell>
          <table:table-cell table:style-name="ce1" table:number-columns-repeated="16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22"/>
          <table:table-cell table:number-columns-repeated="6"/>
        </table:table-row>
        <table:table-row table:style-name="ro2">
          <table:table-cell table:style-name="ce1"/>
          <table:table-cell table:style-name="ce84" office:value-type="string" calcext:value-type="string">
            <text:p>Other (cubic, hair base, trichomes, stomate, platelet, papillae, bulliform, tracheid, sclereid, scalloped, dicotyledon)</text:p>
          </table:table-cell>
          <table:table-cell table:style-name="ce1" table:number-columns-repeated="16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22"/>
          <table:table-cell table:number-columns-repeated="6"/>
        </table:table-row>
        <table:table-row table:style-name="ro2" table:number-rows-repeated="2">
          <table:table-cell table:style-name="ce1" table:number-columns-repeated="18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22"/>
          <table:table-cell table:number-columns-repeated="6"/>
        </table:table-row>
        <table:table-row table:style-name="ro2">
          <table:table-cell table:style-name="ce1"/>
          <table:table-cell table:style-name="ce85" office:value-type="string" calcext:value-type="string">
            <text:p>Long cells</text:p>
          </table:table-cell>
          <table:table-cell table:style-name="ce61" office:value-type="float" office:value="134" calcext:value-type="float">
            <text:p>134</text:p>
          </table:table-cell>
          <table:table-cell table:style-name="ce61" office:value-type="float" office:value="148" calcext:value-type="float">
            <text:p>148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99" calcext:value-type="float">
            <text:p>19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5" calcext:value-type="float">
            <text:p>105</text:p>
          </table:table-cell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149" calcext:value-type="float">
            <text:p>149</text:p>
          </table:table-cell>
          <table:table-cell table:style-name="ce61" office:value-type="float" office:value="155" calcext:value-type="float">
            <text:p>155</text:p>
          </table:table-cell>
          <table:table-cell table:style-name="ce61" office:value-type="float" office:value="144" calcext:value-type="float">
            <text:p>14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184" calcext:value-type="float">
            <text:p>184</text:p>
          </table:table-cell>
          <table:table-cell table:style-name="ce61" office:value-type="float" office:value="139" calcext:value-type="float">
            <text:p>139</text:p>
          </table:table-cell>
          <table:table-cell table:style-name="ce161" office:value-type="float" office:value="1846" calcext:value-type="float">
            <text:p>1846</text:p>
          </table:table-cell>
          <table:table-cell table:style-name="ce117" office:value-type="percentage" office:value="0.374301675977654" calcext:value-type="percentage">
            <text:p>37.4%</text:p>
          </table:table-cell>
          <table:table-cell table:style-name="ce117" office:value-type="percentage" office:value="0.420454545454545" calcext:value-type="percentage">
            <text:p>42.0%</text:p>
          </table:table-cell>
          <table:table-cell table:style-name="ce117" office:value-type="percentage" office:value="0.739130434782609" calcext:value-type="percentage">
            <text:p>73.9%</text:p>
          </table:table-cell>
          <table:table-cell table:style-name="ce117" office:value-type="percentage" office:value="0.563739376770538" calcext:value-type="percentage">
            <text:p>56.4%</text:p>
          </table:table-cell>
          <table:table-cell table:style-name="ce117" office:value-type="percentage" office:value="0.588235294117647" calcext:value-type="percentage">
            <text:p>58.8%</text:p>
          </table:table-cell>
          <table:table-cell table:style-name="ce117" office:value-type="percentage" office:value="0.285326086956522" calcext:value-type="percentage">
            <text:p>28.5%</text:p>
          </table:table-cell>
          <table:table-cell table:style-name="ce117" office:value-type="percentage" office:value="0.269121813031161" calcext:value-type="percentage">
            <text:p>26.9%</text:p>
          </table:table-cell>
          <table:table-cell table:style-name="ce117" office:value-type="percentage" office:value="0.348571428571429" calcext:value-type="percentage">
            <text:p>34.9%</text:p>
          </table:table-cell>
          <table:table-cell table:style-name="ce117" office:value-type="percentage" office:value="0.358166189111748" calcext:value-type="percentage">
            <text:p>35.8%</text:p>
          </table:table-cell>
          <table:table-cell table:style-name="ce117" office:value-type="percentage" office:value="0.411602209944751" calcext:value-type="percentage">
            <text:p>41.2%</text:p>
          </table:table-cell>
          <table:table-cell table:style-name="ce117" office:value-type="percentage" office:value="0.440340909090909" calcext:value-type="percentage">
            <text:p>44.0%</text:p>
          </table:table-cell>
          <table:table-cell table:style-name="ce117" office:value-type="percentage" office:value="0.388140161725067" calcext:value-type="percentage">
            <text:p>38.8%</text:p>
          </table:table-cell>
          <table:table-cell table:style-name="ce117" office:value-type="percentage" office:value="0.492957746478873" calcext:value-type="percentage">
            <text:p>49.3%</text:p>
          </table:table-cell>
          <table:table-cell table:style-name="ce117" office:value-type="percentage" office:value="0.5625" calcext:value-type="percentage">
            <text:p>56.3%</text:p>
          </table:table-cell>
          <table:table-cell table:style-name="ce117" office:value-type="percentage" office:value="0.522727272727273" calcext:value-type="percentage">
            <text:p>52.3%</text:p>
          </table:table-cell>
          <table:table-cell table:style-name="ce117" office:value-type="percentage" office:value="0.388268156424581" calcext:value-type="percentage">
            <text:p>38.8%</text:p>
          </table:table-cell>
          <table:table-cell table:style-name="ce219" office:value-type="percentage" office:value="0.406876790830946" calcext:value-type="percentage">
            <text:p>40.7%</text:p>
          </table:table-cell>
          <table:table-cell table:style-name="ce1"/>
          <table:table-cell table:style-name="ce61" office:value-type="float" office:value="282" calcext:value-type="float">
            <text:p>282</text:p>
          </table:table-cell>
          <table:table-cell table:style-name="ce61" office:value-type="float" office:value="266" calcext:value-type="float">
            <text:p>266</text:p>
          </table:table-cell>
          <table:table-cell table:style-name="ce61" office:value-type="float" office:value="447" calcext:value-type="float">
            <text:p>447</text:p>
          </table:table-cell>
          <table:table-cell table:style-name="ce61" office:value-type="float" office:value="448" calcext:value-type="float">
            <text:p>448</text:p>
          </table:table-cell>
          <table:table-cell table:style-name="ce61" office:value-type="float" office:value="547" calcext:value-type="float">
            <text:p>547</text:p>
          </table:table-cell>
          <table:table-cell table:style-name="ce117" office:value-type="percentage" office:value="0.397183098591549" calcext:value-type="percentage">
            <text:p>39.7%</text:p>
          </table:table-cell>
          <table:table-cell table:style-name="ce117" office:value-type="percentage" office:value="0.577006507592191" calcext:value-type="percentage">
            <text:p>57.7%</text:p>
          </table:table-cell>
          <table:table-cell table:style-name="ce117" office:value-type="percentage" office:value="0.397183098591549" calcext:value-type="percentage">
            <text:p>39.7%</text:p>
          </table:table-cell>
          <table:table-cell table:style-name="ce117" office:value-type="percentage" office:value="0.412903225806452" calcext:value-type="percentage">
            <text:p>41.3%</text:p>
          </table:table-cell>
          <table:table-cell table:style-name="ce117" office:value-type="percentage" office:value="0.443993506493506" calcext:value-type="percentage">
            <text:p>44.4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6" office:value-type="string" calcext:value-type="string">
            <text:p>Short cells</text:p>
          </table:table-cell>
          <table:table-cell table:style-name="ce57" office:value-type="float" office:value="217" calcext:value-type="float">
            <text:p>21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9" calcext:value-type="float">
            <text:p>119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45" calcext:value-type="float">
            <text:p>245</text:p>
          </table:table-cell>
          <table:table-cell table:number-columns-repeated="2" table:style-name="ce57" office:value-type="float" office:value="190" calcext:value-type="float">
            <text:p>190</text:p>
          </table:table-cell>
          <table:table-cell table:style-name="ce57" office:value-type="float" office:value="215" calcext:value-type="float">
            <text:p>215</text:p>
          </table:table-cell>
          <table:table-cell table:style-name="ce57" office:value-type="float" office:value="172" calcext:value-type="float">
            <text:p>172</text:p>
          </table:table-cell>
          <table:table-cell table:style-name="ce57" office:value-type="float" office:value="186" calcext:value-type="float">
            <text:p>186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57" calcext:value-type="float">
            <text:p>157</text:p>
          </table:table-cell>
          <table:table-cell table:style-name="ce57" office:value-type="float" office:value="203" calcext:value-type="float">
            <text:p>203</text:p>
          </table:table-cell>
          <table:table-cell table:style-name="ce162" office:value-type="float" office:value="2292" calcext:value-type="float">
            <text:p>2292</text:p>
          </table:table-cell>
          <table:table-cell table:style-name="ce118" office:value-type="percentage" office:value="0.606145251396648" calcext:value-type="percentage">
            <text:p>60.6%</text:p>
          </table:table-cell>
          <table:table-cell table:style-name="ce118" office:value-type="percentage" office:value="0.545454545454545" calcext:value-type="percentage">
            <text:p>54.5%</text:p>
          </table:table-cell>
          <table:table-cell table:style-name="ce118" office:value-type="percentage" office:value="0.130434782608696" calcext:value-type="percentage">
            <text:p>13.0%</text:p>
          </table:table-cell>
          <table:table-cell table:style-name="ce118" office:value-type="percentage" office:value="0.337110481586402" calcext:value-type="percentage">
            <text:p>33.7%</text:p>
          </table:table-cell>
          <table:table-cell table:style-name="ce118" office:value-type="percentage" office:value="0.364705882352941" calcext:value-type="percentage">
            <text:p>36.5%</text:p>
          </table:table-cell>
          <table:table-cell table:style-name="ce118" office:value-type="percentage" office:value="0.665760869565217" calcext:value-type="percentage">
            <text:p>66.6%</text:p>
          </table:table-cell>
          <table:table-cell table:style-name="ce118" office:value-type="percentage" office:value="0.538243626062323" calcext:value-type="percentage">
            <text:p>53.8%</text:p>
          </table:table-cell>
          <table:table-cell table:style-name="ce118" office:value-type="percentage" office:value="0.542857142857143" calcext:value-type="percentage">
            <text:p>54.3%</text:p>
          </table:table-cell>
          <table:table-cell table:style-name="ce118" office:value-type="percentage" office:value="0.616045845272206" calcext:value-type="percentage">
            <text:p>61.6%</text:p>
          </table:table-cell>
          <table:table-cell table:style-name="ce118" office:value-type="percentage" office:value="0.475138121546961" calcext:value-type="percentage">
            <text:p>47.5%</text:p>
          </table:table-cell>
          <table:table-cell table:style-name="ce118" office:value-type="percentage" office:value="0.528409090909091" calcext:value-type="percentage">
            <text:p>52.8%</text:p>
          </table:table-cell>
          <table:table-cell table:style-name="ce118" office:value-type="percentage" office:value="0.326145552560647" calcext:value-type="percentage">
            <text:p>32.6%</text:p>
          </table:table-cell>
          <table:table-cell table:style-name="ce118" office:value-type="percentage" office:value="0.28169014084507" calcext:value-type="percentage">
            <text:p>28.2%</text:p>
          </table:table-cell>
          <table:table-cell table:style-name="ce118" office:value-type="percentage" office:value="0.3875" calcext:value-type="percentage">
            <text:p>38.8%</text:p>
          </table:table-cell>
          <table:table-cell table:style-name="ce118" office:value-type="percentage" office:value="0.446022727272727" calcext:value-type="percentage">
            <text:p>44.6%</text:p>
          </table:table-cell>
          <table:table-cell table:style-name="ce118" office:value-type="percentage" office:value="0.567039106145251" calcext:value-type="percentage">
            <text:p>56.7%</text:p>
          </table:table-cell>
          <table:table-cell table:style-name="ce220" office:value-type="percentage" office:value="0.505179634119462" calcext:value-type="percentage">
            <text:p>50.5%</text:p>
          </table:table-cell>
          <table:table-cell table:style-name="ce1"/>
          <table:table-cell table:style-name="ce57" office:value-type="float" office:value="409" calcext:value-type="float">
            <text:p>409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840" calcext:value-type="float">
            <text:p>840</text:p>
          </table:table-cell>
          <table:table-cell table:style-name="ce57" office:value-type="float" office:value="479" calcext:value-type="float">
            <text:p>479</text:p>
          </table:table-cell>
          <table:table-cell table:style-name="ce57" office:value-type="float" office:value="532" calcext:value-type="float">
            <text:p>532</text:p>
          </table:table-cell>
          <table:table-cell table:style-name="ce118" office:value-type="percentage" office:value="0.576056338028169" calcext:value-type="percentage">
            <text:p>57.6%</text:p>
          </table:table-cell>
          <table:table-cell table:style-name="ce118" office:value-type="percentage" office:value="0.331887201735358" calcext:value-type="percentage">
            <text:p>33.2%</text:p>
          </table:table-cell>
          <table:table-cell table:style-name="ce118" office:value-type="percentage" office:value="0.576056338028169" calcext:value-type="percentage">
            <text:p>57.6%</text:p>
          </table:table-cell>
          <table:table-cell table:style-name="ce118" office:value-type="percentage" office:value="0.44147465437788" calcext:value-type="percentage">
            <text:p>44.1%</text:p>
          </table:table-cell>
          <table:table-cell table:style-name="ce118" office:value-type="percentage" office:value="0.431818181818182" calcext:value-type="percentage">
            <text:p>43.2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6" office:value-type="string" calcext:value-type="string">
            <text:p>Silica skeletons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162" office:value-type="float" office:value="2" calcext:value-type="float">
            <text:p>2</text:p>
          </table:table-cell>
          <table:table-cell table:style-name="ce118"/>
          <table:table-cell table:style-name="ce118" office:value-type="percentage" office:value="0.00284090909090909" calcext:value-type="percentage">
            <text:p>0.3%</text:p>
          </table:table-cell>
          <table:table-cell table:style-name="ce118" table:number-columns-repeated="9"/>
          <table:table-cell table:style-name="ce118" office:value-type="percentage" office:value="0.00269541778975741" calcext:value-type="percentage">
            <text:p>0.3%</text:p>
          </table:table-cell>
          <table:table-cell table:style-name="ce118" table:number-columns-repeated="4"/>
          <table:table-cell table:style-name="ce220"/>
          <table:table-cell table:style-name="ce1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118" office:value-type="percentage" office:value="0.00140845070422535" calcext:value-type="percentage">
            <text:p>0.1%</text:p>
          </table:table-cell>
          <table:table-cell table:style-name="ce118" office:value-type="percentage" office:value="0" calcext:value-type="percentage">
            <text:p>0.0%</text:p>
          </table:table-cell>
          <table:table-cell table:style-name="ce118" office:value-type="percentage" office:value="0.00140845070422535" calcext:value-type="percentage">
            <text:p>0.1%</text:p>
          </table:table-cell>
          <table:table-cell table:style-name="ce118" office:value-type="percentage" office:value="0.000921658986175115" calcext:value-type="percentage">
            <text:p>0.1%</text:p>
          </table:table-cell>
          <table:table-cell table:style-name="ce118" office:value-type="percentage" office:value="0.000811688311688312" calcext:value-type="percentage">
            <text:p>0.1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6" office:value-type="string" calcext:value-type="string">
            <text:p>Other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5" calcext:value-type="float">
            <text:p>10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6" calcext:value-type="float">
            <text:p>16</text:p>
          </table:table-cell>
          <table:table-cell table:style-name="ce162" office:value-type="float" office:value="397" calcext:value-type="float">
            <text:p>397</text:p>
          </table:table-cell>
          <table:table-cell table:style-name="ce118" office:value-type="percentage" office:value="0.0195530726256983" calcext:value-type="percentage">
            <text:p>2.0%</text:p>
          </table:table-cell>
          <table:table-cell table:style-name="ce118" office:value-type="percentage" office:value="0.03125" calcext:value-type="percentage">
            <text:p>3.1%</text:p>
          </table:table-cell>
          <table:table-cell table:style-name="ce118" office:value-type="percentage" office:value="0.130434782608696" calcext:value-type="percentage">
            <text:p>13.0%</text:p>
          </table:table-cell>
          <table:table-cell table:style-name="ce118" office:value-type="percentage" office:value="0.0991501416430595" calcext:value-type="percentage">
            <text:p>9.9%</text:p>
          </table:table-cell>
          <table:table-cell table:style-name="ce118" office:value-type="percentage" office:value="0.0470588235294118" calcext:value-type="percentage">
            <text:p>4.7%</text:p>
          </table:table-cell>
          <table:table-cell table:style-name="ce118" office:value-type="percentage" office:value="0.0489130434782609" calcext:value-type="percentage">
            <text:p>4.9%</text:p>
          </table:table-cell>
          <table:table-cell table:style-name="ce118" office:value-type="percentage" office:value="0.192634560906516" calcext:value-type="percentage">
            <text:p>19.3%</text:p>
          </table:table-cell>
          <table:table-cell table:style-name="ce118" office:value-type="percentage" office:value="0.108571428571429" calcext:value-type="percentage">
            <text:p>10.9%</text:p>
          </table:table-cell>
          <table:table-cell table:style-name="ce118" office:value-type="percentage" office:value="0.0257879656160458" calcext:value-type="percentage">
            <text:p>2.6%</text:p>
          </table:table-cell>
          <table:table-cell table:style-name="ce118" office:value-type="percentage" office:value="0.113259668508287" calcext:value-type="percentage">
            <text:p>11.3%</text:p>
          </table:table-cell>
          <table:table-cell table:style-name="ce118" office:value-type="percentage" office:value="0.03125" calcext:value-type="percentage">
            <text:p>3.1%</text:p>
          </table:table-cell>
          <table:table-cell table:style-name="ce118" office:value-type="percentage" office:value="0.283018867924528" calcext:value-type="percentage">
            <text:p>28.3%</text:p>
          </table:table-cell>
          <table:table-cell table:style-name="ce118" office:value-type="percentage" office:value="0.225352112676056" calcext:value-type="percentage">
            <text:p>22.5%</text:p>
          </table:table-cell>
          <table:table-cell table:style-name="ce118" office:value-type="percentage" office:value="0.05" calcext:value-type="percentage">
            <text:p>5.0%</text:p>
          </table:table-cell>
          <table:table-cell table:style-name="ce118" office:value-type="percentage" office:value="0.03125" calcext:value-type="percentage">
            <text:p>3.1%</text:p>
          </table:table-cell>
          <table:table-cell table:style-name="ce118" office:value-type="percentage" office:value="0.0446927374301676" calcext:value-type="percentage">
            <text:p>4.5%</text:p>
          </table:table-cell>
          <table:table-cell table:style-name="ce220" office:value-type="percentage" office:value="0.0875027551245316" calcext:value-type="percentage">
            <text:p>8.8%</text:p>
          </table:table-cell>
          <table:table-cell table:style-name="ce1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157" calcext:value-type="float">
            <text:p>157</text:p>
          </table:table-cell>
          <table:table-cell table:style-name="ce57" office:value-type="float" office:value="152" calcext:value-type="float">
            <text:p>152</text:p>
          </table:table-cell>
          <table:table-cell table:style-name="ce118" office:value-type="percentage" office:value="0.0253521126760563" calcext:value-type="percentage">
            <text:p>2.5%</text:p>
          </table:table-cell>
          <table:table-cell table:style-name="ce118" office:value-type="percentage" office:value="0.0911062906724512" calcext:value-type="percentage">
            <text:p>9.1%</text:p>
          </table:table-cell>
          <table:table-cell table:style-name="ce118" office:value-type="percentage" office:value="0.0253521126760563" calcext:value-type="percentage">
            <text:p>2.5%</text:p>
          </table:table-cell>
          <table:table-cell table:style-name="ce118" office:value-type="percentage" office:value="0.144700460829493" calcext:value-type="percentage">
            <text:p>14.5%</text:p>
          </table:table-cell>
          <table:table-cell table:style-name="ce118" office:value-type="percentage" office:value="0.123376623376623" calcext:value-type="percentage">
            <text:p>12.3%</text:p>
          </table:table-cell>
          <table:table-cell table:style-name="ce1" table:number-columns-repeated="11"/>
          <table:table-cell table:number-columns-repeated="6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office:value-type="float" office:value="358" calcext:value-type="float">
            <text:p>358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53" calcext:value-type="float">
            <text:p>353</text:p>
          </table:table-cell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68" calcext:value-type="float">
            <text:p>368</text:p>
          </table:table-cell>
          <table:table-cell table:style-name="ce91" office:value-type="float" office:value="353" calcext:value-type="float">
            <text:p>353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349" calcext:value-type="float">
            <text:p>349</text:p>
          </table:table-cell>
          <table:table-cell table:style-name="ce91" office:value-type="float" office:value="362" calcext:value-type="float">
            <text:p>362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71" calcext:value-type="float">
            <text:p>371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58" calcext:value-type="float">
            <text:p>358</text:p>
          </table:table-cell>
          <table:table-cell table:style-name="ce164" office:value-type="float" office:value="4537" calcext:value-type="float">
            <text:p>4537</text:p>
          </table:table-cell>
          <table:table-cell table:number-columns-repeated="16" table:style-name="ce122" office:value-type="percentage" office:value="1" calcext:value-type="percentage">
            <text:p>100.0%</text:p>
          </table:table-cell>
          <table:table-cell table:style-name="ce222" office:value-type="percentage" office:value="1" calcext:value-type="percentage">
            <text:p>100.0%</text:p>
          </table:table-cell>
          <table:table-cell table:style-name="ce1"/>
          <table:table-cell table:style-name="ce91" office:value-type="float" office:value="710" calcext:value-type="float">
            <text:p>710</text:p>
          </table:table-cell>
          <table:table-cell table:style-name="ce91" office:value-type="float" office:value="461" calcext:value-type="float">
            <text:p>461</text:p>
          </table:table-cell>
          <table:table-cell table:style-name="ce91" office:value-type="float" office:value="1420" calcext:value-type="float">
            <text:p>1420</text:p>
          </table:table-cell>
          <table:table-cell table:style-name="ce91" office:value-type="float" office:value="1085" calcext:value-type="float">
            <text:p>1085</text:p>
          </table:table-cell>
          <table:table-cell table:style-name="ce91" office:value-type="float" office:value="1232" calcext:value-type="float">
            <text:p>1232</text:p>
          </table:table-cell>
          <table:table-cell table:number-columns-repeated="5" table:style-name="ce122" office:value-type="percentage" office:value="1" calcext:value-type="percentage">
            <text:p>100.0%</text:p>
          </table:table-cell>
          <table:table-cell table:style-name="ce1" table:number-columns-repeated="11"/>
          <table:table-cell table:number-columns-repeated="6"/>
        </table:table-row>
        <table:table-row table:style-name="ro2" table:number-rows-repeated="3">
          <table:table-cell table:style-name="ce1" table:number-columns-repeated="58"/>
          <table:table-cell table:number-columns-repeated="6"/>
        </table:table-row>
        <table:table-row table:style-name="ro7" table:number-rows-repeated="104850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Alamgirpur" table:style-name="ta6">
        <table:table-column table:style-name="co11" table:default-cell-style-name="Default"/>
        <table:table-column table:style-name="co15" table:default-cell-style-name="ce72"/>
        <table:table-column table:style-name="co11" table:number-columns-repeated="62" table:default-cell-style-name="Default"/>
        <table:table-row table:style-name="ro2">
          <table:table-cell table:style-name="ce1" table:number-columns-repeated="2"/>
          <table:table-cell table:style-name="ce87" office:value-type="string" calcext:value-type="string" table:number-columns-spanned="16" table:number-rows-spanned="1">
            <text:p>Absolute count</text:p>
          </table:table-cell>
          <table:covered-table-cell table:number-columns-repeated="14" table:style-name="ce171"/>
          <table:covered-table-cell table:style-name="ce183"/>
          <table:table-cell table:style-name="ce1"/>
          <table:table-cell table:style-name="ce87" office:value-type="string" calcext:value-type="string" table:number-columns-spanned="16" table:number-rows-spanned="1">
            <text:p>Relative count</text:p>
          </table:table-cell>
          <table:covered-table-cell table:number-columns-repeated="14" table:style-name="ce171"/>
          <table:covered-table-cell table:style-name="ce183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 table:number-columns-repeated="2"/>
          <table:table-cell table:style-name="ce137" office:value-type="string" calcext:value-type="string" table:number-columns-spanned="7" table:number-rows-spanned="1">
            <text:p>FLOOR</text:p>
          </table:table-cell>
          <table:covered-table-cell table:number-columns-repeated="5" table:style-name="ce156"/>
          <table:covered-table-cell table:style-name="ce137"/>
          <table:table-cell table:style-name="ce156" office:value-type="string" calcext:value-type="string" table:number-columns-spanned="3" table:number-rows-spanned="1">
            <text:p>ASH</text:p>
          </table:table-cell>
          <table:covered-table-cell table:style-name="ce142"/>
          <table:covered-table-cell table:style-name="ce158"/>
          <table:table-cell table:style-name="ce156" office:value-type="string" calcext:value-type="string" table:number-columns-spanned="6" table:number-rows-spanned="1">
            <text:p>PIT</text:p>
          </table:table-cell>
          <table:covered-table-cell table:number-columns-repeated="4" table:style-name="ce232"/>
          <table:covered-table-cell table:style-name="ce233"/>
          <table:table-cell table:style-name="ce1"/>
          <table:table-cell table:style-name="ce137" office:value-type="string" calcext:value-type="string" table:number-columns-spanned="7" table:number-rows-spanned="1">
            <text:p>FLOOR</text:p>
          </table:table-cell>
          <table:covered-table-cell table:number-columns-repeated="5" table:style-name="ce156"/>
          <table:covered-table-cell table:style-name="ce137"/>
          <table:table-cell table:style-name="ce156" office:value-type="string" calcext:value-type="string" table:number-columns-spanned="3" table:number-rows-spanned="1">
            <text:p>ASH</text:p>
          </table:table-cell>
          <table:covered-table-cell table:style-name="ce142"/>
          <table:covered-table-cell table:style-name="ce158"/>
          <table:table-cell table:style-name="ce156" office:value-type="string" calcext:value-type="string" table:number-columns-spanned="6" table:number-rows-spanned="1">
            <text:p>PIT</text:p>
          </table:table-cell>
          <table:covered-table-cell table:number-columns-repeated="4" table:style-name="ce232"/>
          <table:covered-table-cell table:style-name="ce233"/>
          <table:table-cell table:style-name="ce229"/>
          <table:table-cell table:style-name="ce229" table:number-columns-spanned="3" table:number-rows-spanned="1"/>
          <table:covered-table-cell table:number-columns-repeated="2" table:style-name="ce229"/>
          <table:table-cell table:style-name="ce1" table:number-columns-repeated="12"/>
          <table:table-cell table:number-columns-repeated="13"/>
        </table:table-row>
        <table:table-row table:style-name="ro2">
          <table:table-cell table:style-name="ce1"/>
          <table:table-cell table:style-name="ce78" office:value-type="string" calcext:value-type="string">
            <text:p>ID</text:p>
          </table:table-cell>
          <table:table-cell table:style-name="ce224" office:value-type="float" office:value="17" calcext:value-type="float">
            <text:p>17</text:p>
          </table:table-cell>
          <table:table-cell table:style-name="ce227" office:value-type="float" office:value="39" calcext:value-type="float">
            <text:p>39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float" office:value="31" calcext:value-type="float">
            <text:p>3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25" calcext:value-type="float">
            <text:p>25</text:p>
          </table:table-cell>
          <table:table-cell table:style-name="ce224" office:value-type="float" office:value="33" calcext:value-type="float">
            <text:p>33</text:p>
          </table:table-cell>
          <table:table-cell table:style-name="ce227" office:value-type="float" office:value="19" calcext:value-type="float">
            <text:p>19</text:p>
          </table:table-cell>
          <table:table-cell table:style-name="ce230" office:value-type="float" office:value="21" calcext:value-type="float">
            <text:p>21</text:p>
          </table:table-cell>
          <table:table-cell table:style-name="ce224" office:value-type="float" office:value="15" calcext:value-type="float">
            <text:p>15</text:p>
          </table:table-cell>
          <table:table-cell table:style-name="ce227" office:value-type="float" office:value="43" calcext:value-type="float">
            <text:p>43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45" calcext:value-type="float">
            <text:p>45</text:p>
          </table:table-cell>
          <table:table-cell table:style-name="ce227" office:value-type="float" office:value="10" calcext:value-type="float">
            <text:p>10</text:p>
          </table:table-cell>
          <table:table-cell table:style-name="ce230" office:value-type="float" office:value="13" calcext:value-type="float">
            <text:p>13</text:p>
          </table:table-cell>
          <table:table-cell table:style-name="ce1"/>
          <table:table-cell table:style-name="ce224" office:value-type="float" office:value="17" calcext:value-type="float">
            <text:p>17</text:p>
          </table:table-cell>
          <table:table-cell table:style-name="ce227" office:value-type="float" office:value="39" calcext:value-type="float">
            <text:p>39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float" office:value="31" calcext:value-type="float">
            <text:p>3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25" calcext:value-type="float">
            <text:p>25</text:p>
          </table:table-cell>
          <table:table-cell table:style-name="ce224" office:value-type="float" office:value="33" calcext:value-type="float">
            <text:p>33</text:p>
          </table:table-cell>
          <table:table-cell table:style-name="ce227" office:value-type="float" office:value="19" calcext:value-type="float">
            <text:p>19</text:p>
          </table:table-cell>
          <table:table-cell table:style-name="ce230" office:value-type="float" office:value="21" calcext:value-type="float">
            <text:p>21</text:p>
          </table:table-cell>
          <table:table-cell table:style-name="ce224" office:value-type="float" office:value="15" calcext:value-type="float">
            <text:p>15</text:p>
          </table:table-cell>
          <table:table-cell table:style-name="ce227" office:value-type="float" office:value="43" calcext:value-type="float">
            <text:p>43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45" calcext:value-type="float">
            <text:p>45</text:p>
          </table:table-cell>
          <table:table-cell table:style-name="ce227" office:value-type="float" office:value="10" calcext:value-type="float">
            <text:p>10</text:p>
          </table:table-cell>
          <table:table-cell table:style-name="ce230" office:value-type="float" office:value="13" calcext:value-type="float">
            <text:p>13</text:p>
          </table:table-cell>
          <table:table-cell table:style-name="ce1" table:number-columns-repeated="4"/>
          <table:table-cell table:style-name="ce254"/>
          <table:table-cell table:style-name="ce1" table:number-columns-repeated="11"/>
          <table:table-cell table:number-columns-repeated="13"/>
        </table:table-row>
        <table:table-row table:style-name="ro2">
          <table:table-cell table:style-name="ce1"/>
          <table:table-cell table:style-name="ce79" office:value-type="string" calcext:value-type="string">
            <text:p>feature</text:p>
          </table:table-cell>
          <table:table-cell table:style-name="ce225" office:value-type="float" office:value="114" calcext:value-type="float">
            <text:p>114</text:p>
          </table:table-cell>
          <table:table-cell table:style-name="ce228" office:value-type="float" office:value="125" calcext:value-type="float">
            <text:p>125</text:p>
          </table:table-cell>
          <table:table-cell table:style-name="ce228" office:value-type="float" office:value="117" calcext:value-type="float">
            <text:p>117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06" calcext:value-type="float">
            <text:p>106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118" calcext:value-type="float">
            <text:p>118</text:p>
          </table:table-cell>
          <table:table-cell table:style-name="ce225" office:value-type="float" office:value="122" calcext:value-type="float">
            <text:p>122</text:p>
          </table:table-cell>
          <table:table-cell table:style-name="ce228" office:value-type="float" office:value="115" calcext:value-type="float">
            <text:p>115</text:p>
          </table:table-cell>
          <table:table-cell table:style-name="ce231" office:value-type="float" office:value="116" calcext:value-type="float">
            <text:p>116</text:p>
          </table:table-cell>
          <table:table-cell table:style-name="ce225" office:value-type="float" office:value="112" calcext:value-type="float">
            <text:p>112</text:p>
          </table:table-cell>
          <table:table-cell table:style-name="ce228" office:value-type="float" office:value="127" calcext:value-type="float">
            <text:p>127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128" calcext:value-type="float">
            <text:p>128</text:p>
          </table:table-cell>
          <table:table-cell table:style-name="ce228" office:value-type="float" office:value="108" calcext:value-type="float">
            <text:p>108</text:p>
          </table:table-cell>
          <table:table-cell table:style-name="ce231" office:value-type="float" office:value="106" calcext:value-type="float">
            <text:p>106</text:p>
          </table:table-cell>
          <table:table-cell table:style-name="ce1"/>
          <table:table-cell table:style-name="ce225" office:value-type="float" office:value="114" calcext:value-type="float">
            <text:p>114</text:p>
          </table:table-cell>
          <table:table-cell table:style-name="ce228" office:value-type="float" office:value="125" calcext:value-type="float">
            <text:p>125</text:p>
          </table:table-cell>
          <table:table-cell table:style-name="ce228" office:value-type="float" office:value="117" calcext:value-type="float">
            <text:p>117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06" calcext:value-type="float">
            <text:p>106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118" calcext:value-type="float">
            <text:p>118</text:p>
          </table:table-cell>
          <table:table-cell table:style-name="ce225" office:value-type="float" office:value="122" calcext:value-type="float">
            <text:p>122</text:p>
          </table:table-cell>
          <table:table-cell table:style-name="ce228" office:value-type="float" office:value="115" calcext:value-type="float">
            <text:p>115</text:p>
          </table:table-cell>
          <table:table-cell table:style-name="ce231" office:value-type="float" office:value="116" calcext:value-type="float">
            <text:p>116</text:p>
          </table:table-cell>
          <table:table-cell table:style-name="ce225" office:value-type="float" office:value="112" calcext:value-type="float">
            <text:p>112</text:p>
          </table:table-cell>
          <table:table-cell table:style-name="ce228" office:value-type="float" office:value="127" calcext:value-type="float">
            <text:p>127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128" calcext:value-type="float">
            <text:p>128</text:p>
          </table:table-cell>
          <table:table-cell table:style-name="ce228" office:value-type="float" office:value="108" calcext:value-type="float">
            <text:p>108</text:p>
          </table:table-cell>
          <table:table-cell table:style-name="ce231" office:value-type="float" office:value="106" calcext:value-type="float">
            <text:p>106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3" office:value-type="string" calcext:value-type="string">
            <text:p>Elongate psilate</text:p>
          </table:table-cell>
          <table:table-cell table:style-name="ce141" office:value-type="float" office:value="153" calcext:value-type="float">
            <text:p>153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162" calcext:value-type="float">
            <text:p>162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111" calcext:value-type="float">
            <text:p>111</text:p>
          </table:table-cell>
          <table:table-cell table:style-name="ce141" office:value-type="float" office:value="179" calcext:value-type="float">
            <text:p>179</text:p>
          </table:table-cell>
          <table:table-cell table:style-name="ce51" office:value-type="float" office:value="151" calcext:value-type="float">
            <text:p>151</text:p>
          </table:table-cell>
          <table:table-cell table:style-name="ce153" office:value-type="float" office:value="133" calcext:value-type="float">
            <text:p>133</text:p>
          </table:table-cell>
          <table:table-cell table:style-name="ce141" office:value-type="float" office:value="122" calcext:value-type="float">
            <text:p>122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134" calcext:value-type="float">
            <text:p>134</text:p>
          </table:table-cell>
          <table:table-cell table:style-name="ce51" office:value-type="float" office:value="144" calcext:value-type="float">
            <text:p>144</text:p>
          </table:table-cell>
          <table:table-cell table:style-name="ce153" office:value-type="float" office:value="136" calcext:value-type="float">
            <text:p>136</text:p>
          </table:table-cell>
          <table:table-cell table:style-name="ce1"/>
          <table:table-cell table:style-name="ce235" table:formula="of:=[.C5]/[.$C$43]" office:value-type="percentage" office:value="0.422651933701657" calcext:value-type="percentage">
            <text:p>42.27%</text:p>
          </table:table-cell>
          <table:table-cell table:style-name="ce239" table:formula="of:=[.D5]/[.$D$43]" office:value-type="percentage" office:value="0.463414634146341" calcext:value-type="percentage">
            <text:p>46.34%</text:p>
          </table:table-cell>
          <table:table-cell table:style-name="ce239" table:formula="of:=[.E5]/[.$E$43]" office:value-type="percentage" office:value="0.395833333333333" calcext:value-type="percentage">
            <text:p>39.58%</text:p>
          </table:table-cell>
          <table:table-cell table:style-name="ce239" table:formula="of:=[.F5]/[.$F$43]" office:value-type="percentage" office:value="0.439024390243902" calcext:value-type="percentage">
            <text:p>43.90%</text:p>
          </table:table-cell>
          <table:table-cell table:style-name="ce239" table:formula="of:=[.G5]/[.$G$43]" office:value-type="percentage" office:value="0.460916442048517" calcext:value-type="percentage">
            <text:p>46.09%</text:p>
          </table:table-cell>
          <table:table-cell table:style-name="ce239" table:formula="of:=[.H5]/[.$H$43]" office:value-type="percentage" office:value="0.456521739130435" calcext:value-type="percentage">
            <text:p>45.65%</text:p>
          </table:table-cell>
          <table:table-cell table:style-name="ce239" table:formula="of:=[.I5]/[.$I$43]" office:value-type="percentage" office:value="0.307479224376731" calcext:value-type="percentage">
            <text:p>30.75%</text:p>
          </table:table-cell>
          <table:table-cell table:style-name="ce235" table:formula="of:=[.J5]/[.$J$43]" office:value-type="percentage" office:value="0.476063829787234" calcext:value-type="percentage">
            <text:p>47.61%</text:p>
          </table:table-cell>
          <table:table-cell table:style-name="ce239" table:formula="of:=[.K5]/[.$K$43]" office:value-type="percentage" office:value="0.410326086956522" calcext:value-type="percentage">
            <text:p>41.03%</text:p>
          </table:table-cell>
          <table:table-cell table:style-name="ce243" table:formula="of:=[.L5]/[.$L$43]" office:value-type="percentage" office:value="0.354666666666667" calcext:value-type="percentage">
            <text:p>35.47%</text:p>
          </table:table-cell>
          <table:table-cell table:style-name="ce239" table:formula="of:=[.M5]/[.$M$43]" office:value-type="percentage" office:value="0.308860759493671" calcext:value-type="percentage">
            <text:p>30.89%</text:p>
          </table:table-cell>
          <table:table-cell table:style-name="ce239" table:formula="of:=[.N5]/[.$N$43]" office:value-type="percentage" office:value="0.394736842105263" calcext:value-type="percentage">
            <text:p>39.47%</text:p>
          </table:table-cell>
          <table:table-cell table:style-name="ce239" table:formula="of:=[.O5]/[.$O$43]" office:value-type="percentage" office:value="0.4" calcext:value-type="percentage">
            <text:p>40.00%</text:p>
          </table:table-cell>
          <table:table-cell table:style-name="ce239" table:formula="of:=[.P5]/[.$P$43]" office:value-type="percentage" office:value="0.365122615803815" calcext:value-type="percentage">
            <text:p>36.51%</text:p>
          </table:table-cell>
          <table:table-cell table:style-name="ce239" table:formula="of:=[.Q5]/[.$Q$43]" office:value-type="percentage" office:value="0.391304347826087" calcext:value-type="percentage">
            <text:p>39.13%</text:p>
          </table:table-cell>
          <table:table-cell table:style-name="ce243" table:formula="of:=[.R5]/[.$R$43]" office:value-type="percentage" office:value="0.356955380577428" calcext:value-type="percentage">
            <text:p>35.70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4" office:value-type="string" calcext:value-type="string">
            <text:p>Elongate sinuate</text:p>
          </table:table-cell>
          <table:table-cell table:style-name="ce140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140" office:value-type="float" office:value="15" calcext:value-type="float">
            <text:p>15</text:p>
          </table:table-cell>
          <table:table-cell table:style-name="ce55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140" office:value-type="float" office:value="7" calcext:value-type="float">
            <text:p>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236" table:formula="of:=[.C6]/[.$C$43]" office:value-type="percentage" office:value="0.0138121546961326" calcext:value-type="percentage">
            <text:p>1.38%</text:p>
          </table:table-cell>
          <table:table-cell table:style-name="ce240" table:formula="of:=[.D6]/[.$D$43]" office:value-type="percentage" office:value="0.016260162601626" calcext:value-type="percentage">
            <text:p>1.63%</text:p>
          </table:table-cell>
          <table:table-cell table:style-name="ce240" table:formula="of:=[.E6]/[.$E$43]" office:value-type="percentage" office:value="0.00260416666666667" calcext:value-type="percentage">
            <text:p>0.26%</text:p>
          </table:table-cell>
          <table:table-cell table:style-name="ce240" table:formula="of:=[.F6]/[.$F$43]" office:value-type="percentage" office:value="0.010840108401084" calcext:value-type="percentage">
            <text:p>1.08%</text:p>
          </table:table-cell>
          <table:table-cell table:style-name="ce240" table:formula="of:=[.G6]/[.$G$43]" office:value-type="percentage" office:value="0.00539083557951482" calcext:value-type="percentage">
            <text:p>0.54%</text:p>
          </table:table-cell>
          <table:table-cell table:style-name="ce240"/>
          <table:table-cell table:style-name="ce240" table:formula="of:=[.I6]/[.$I$43]" office:value-type="percentage" office:value="0.00277008310249307" calcext:value-type="percentage">
            <text:p>0.28%</text:p>
          </table:table-cell>
          <table:table-cell table:style-name="ce236" table:formula="of:=[.J6]/[.$J$43]" office:value-type="percentage" office:value="0.0398936170212766" calcext:value-type="percentage">
            <text:p>3.99%</text:p>
          </table:table-cell>
          <table:table-cell table:style-name="ce240" table:formula="of:=[.K6]/[.$K$43]" office:value-type="percentage" office:value="0.138586956521739" calcext:value-type="percentage">
            <text:p>13.86%</text:p>
          </table:table-cell>
          <table:table-cell table:style-name="ce244" table:formula="of:=[.L6]/[.$L$43]" office:value-type="percentage" office:value="0.008" calcext:value-type="percentage">
            <text:p>0.80%</text:p>
          </table:table-cell>
          <table:table-cell table:style-name="ce240" table:formula="of:=[.M6]/[.$M$43]" office:value-type="percentage" office:value="0.0177215189873418" calcext:value-type="percentage">
            <text:p>1.77%</text:p>
          </table:table-cell>
          <table:table-cell table:style-name="ce240" table:formula="of:=[.N6]/[.$N$43]" office:value-type="percentage" office:value="0.00263157894736842" calcext:value-type="percentage">
            <text:p>0.26%</text:p>
          </table:table-cell>
          <table:table-cell table:style-name="ce240" table:formula="of:=[.O6]/[.$O$43]" office:value-type="percentage" office:value="0.012987012987013" calcext:value-type="percentage">
            <text:p>1.30%</text:p>
          </table:table-cell>
          <table:table-cell table:style-name="ce240" table:formula="of:=[.P6]/[.$P$43]" office:value-type="percentage" office:value="0.0245231607629428" calcext:value-type="percentage">
            <text:p>2.45%</text:p>
          </table:table-cell>
          <table:table-cell table:style-name="ce240" table:formula="of:=[.Q6]/[.$Q$43]" office:value-type="percentage" office:value="0.00815217391304348" calcext:value-type="percentage">
            <text:p>0.82%</text:p>
          </table:table-cell>
          <table:table-cell table:style-name="ce244" table:formula="of:=[.R6]/[.$R$43]" office:value-type="percentage" office:value="0.005249343832021" calcext:value-type="percentage">
            <text:p>0.52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52"/>
          <table:table-cell table:style-name="ce139"/>
          <table:table-cell table:style-name="ce52" table:number-columns-repeated="3"/>
          <table:table-cell table:style-name="ce135"/>
          <table:table-cell table:style-name="ce52" table:number-columns-repeated="2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7"/>
          <table:table-cell table:style-name="ce241" table:number-columns-repeated="6"/>
          <table:table-cell table:style-name="ce237"/>
          <table:table-cell table:style-name="ce241"/>
          <table:table-cell table:style-name="ce245"/>
          <table:table-cell table:style-name="ce241" table:number-columns-repeated="5"/>
          <table:table-cell table:style-name="ce245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3" office:value-type="string" calcext:value-type="string">
            <text:p>Elongate echinate</text:p>
          </table:table-cell>
          <table:table-cell table:style-name="ce141" office:value-type="float" office:value="2" calcext:value-type="float">
            <text:p>2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style-name="ce14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153" office:value-type="float" office:value="10" calcext:value-type="float">
            <text:p>10</text:p>
          </table:table-cell>
          <table:table-cell table:style-name="ce141" office:value-type="float" office:value="11" calcext:value-type="float">
            <text:p>11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153" office:value-type="float" office:value="8" calcext:value-type="float">
            <text:p>8</text:p>
          </table:table-cell>
          <table:table-cell table:style-name="ce1"/>
          <table:table-cell table:style-name="ce236" table:formula="of:=[.C8]/[.$C$43]" office:value-type="percentage" office:value="0.00552486187845304" calcext:value-type="percentage">
            <text:p>0.55%</text:p>
          </table:table-cell>
          <table:table-cell table:style-name="ce240" table:formula="of:=[.D8]/[.$D$43]" office:value-type="percentage" office:value="0.024390243902439" calcext:value-type="percentage">
            <text:p>2.44%</text:p>
          </table:table-cell>
          <table:table-cell table:style-name="ce240" table:formula="of:=[.E8]/[.$E$43]" office:value-type="percentage" office:value="0.0078125" calcext:value-type="percentage">
            <text:p>0.78%</text:p>
          </table:table-cell>
          <table:table-cell table:style-name="ce240" table:formula="of:=[.F8]/[.$F$43]" office:value-type="percentage" office:value="0.029810298102981" calcext:value-type="percentage">
            <text:p>2.98%</text:p>
          </table:table-cell>
          <table:table-cell table:style-name="ce240" table:formula="of:=[.G8]/[.$G$43]" office:value-type="percentage" office:value="0.0161725067385445" calcext:value-type="percentage">
            <text:p>1.62%</text:p>
          </table:table-cell>
          <table:table-cell table:style-name="ce240" table:formula="of:=[.H8]/[.$H$43]" office:value-type="percentage" office:value="0.00543478260869565" calcext:value-type="percentage">
            <text:p>0.54%</text:p>
          </table:table-cell>
          <table:table-cell table:style-name="ce240" table:formula="of:=[.I8]/[.$I$43]" office:value-type="percentage" office:value="0.0304709141274238" calcext:value-type="percentage">
            <text:p>3.05%</text:p>
          </table:table-cell>
          <table:table-cell table:style-name="ce236" table:formula="of:=[.J8]/[.$J$43]" office:value-type="percentage" office:value="0.11968085106383" calcext:value-type="percentage">
            <text:p>11.97%</text:p>
          </table:table-cell>
          <table:table-cell table:style-name="ce240" table:formula="of:=[.K8]/[.$K$43]" office:value-type="percentage" office:value="0.133152173913043" calcext:value-type="percentage">
            <text:p>13.32%</text:p>
          </table:table-cell>
          <table:table-cell table:style-name="ce244" table:formula="of:=[.L8]/[.$L$43]" office:value-type="percentage" office:value="0.0266666666666667" calcext:value-type="percentage">
            <text:p>2.67%</text:p>
          </table:table-cell>
          <table:table-cell table:style-name="ce240" table:formula="of:=[.M8]/[.$M$43]" office:value-type="percentage" office:value="0.0278481012658228" calcext:value-type="percentage">
            <text:p>2.78%</text:p>
          </table:table-cell>
          <table:table-cell table:style-name="ce240" table:formula="of:=[.N8]/[.$N$43]" office:value-type="percentage" office:value="0.0184210526315789" calcext:value-type="percentage">
            <text:p>1.84%</text:p>
          </table:table-cell>
          <table:table-cell table:style-name="ce240" table:formula="of:=[.O8]/[.$O$43]" office:value-type="percentage" office:value="0.00779220779220779" calcext:value-type="percentage">
            <text:p>0.78%</text:p>
          </table:table-cell>
          <table:table-cell table:style-name="ce240" table:formula="of:=[.P8]/[.$P$43]" office:value-type="percentage" office:value="0.00272479564032698" calcext:value-type="percentage">
            <text:p>0.27%</text:p>
          </table:table-cell>
          <table:table-cell table:style-name="ce240" table:formula="of:=[.Q8]/[.$Q$43]" office:value-type="percentage" office:value="0.00543478260869565" calcext:value-type="percentage">
            <text:p>0.54%</text:p>
          </table:table-cell>
          <table:table-cell table:style-name="ce244" table:formula="of:=[.R8]/[.$R$43]" office:value-type="percentage" office:value="0.020997375328084" calcext:value-type="percentage">
            <text:p>2.10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Elongate columellate</text:p>
          </table:table-cell>
          <table:table-cell table:style-name="ce13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135"/>
          <table:table-cell table:style-name="ce52" table:number-columns-repeated="2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100"/>
          <table:table-cell table:style-name="ce1"/>
          <table:table-cell table:style-name="ce236"/>
          <table:table-cell table:style-name="ce240" table:formula="of:=[.D9]/[.$D$43]" office:value-type="percentage" office:value="0.002710027100271" calcext:value-type="percentage">
            <text:p>0.27%</text:p>
          </table:table-cell>
          <table:table-cell table:style-name="ce240" table:number-columns-repeated="5"/>
          <table:table-cell table:style-name="ce236"/>
          <table:table-cell table:style-name="ce240"/>
          <table:table-cell table:style-name="ce244"/>
          <table:table-cell table:style-name="ce240" table:number-columns-repeated="4"/>
          <table:table-cell table:style-name="ce240" table:formula="of:=[.Q9]/[.$Q$43]" office:value-type="percentage" office:value="0.00271739130434783" calcext:value-type="percentage">
            <text:p>0.27%</text:p>
          </table:table-cell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Elongate polylobate</text:p>
          </table:table-cell>
          <table:table-cell table:style-name="ce139"/>
          <table:table-cell table:style-name="ce52" table:number-columns-repeated="3"/>
          <table:table-cell table:style-name="ce135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139"/>
          <table:table-cell table:style-name="ce52"/>
          <table:table-cell table:style-name="ce100"/>
          <table:table-cell table:style-name="ce1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100"/>
          <table:table-cell table:style-name="ce1"/>
          <table:table-cell table:style-name="ce236"/>
          <table:table-cell table:style-name="ce240" table:number-columns-repeated="3"/>
          <table:table-cell table:style-name="ce240" table:formula="of:=[.G10]/[.$G$43]" office:value-type="percentage" office:value="0.00539083557951482" calcext:value-type="percentage">
            <text:p>0.54%</text:p>
          </table:table-cell>
          <table:table-cell table:style-name="ce240"/>
          <table:table-cell table:style-name="ce240" table:formula="of:=[.I10]/[.$I$43]" office:value-type="percentage" office:value="0.00554016620498615" calcext:value-type="percentage">
            <text:p>0.55%</text:p>
          </table:table-cell>
          <table:table-cell table:style-name="ce236"/>
          <table:table-cell table:style-name="ce240"/>
          <table:table-cell table:style-name="ce244"/>
          <table:table-cell table:style-name="ce240" table:formula="of:=[.M10]/[.$M$43]" office:value-type="percentage" office:value="0.00253164556962025" calcext:value-type="percentage">
            <text:p>0.25%</text:p>
          </table:table-cell>
          <table:table-cell table:style-name="ce240" table:formula="of:=[.N10]/[.$N$43]" office:value-type="percentage" office:value="0.00263157894736842" calcext:value-type="percentage">
            <text:p>0.26%</text:p>
          </table:table-cell>
          <table:table-cell table:style-name="ce240" table:number-columns-repeated="3"/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4" office:value-type="string" calcext:value-type="string">
            <text:p>Elongate pilate</text:p>
          </table:table-cell>
          <table:table-cell table:style-name="ce140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55"/>
          <table:table-cell table:style-name="ce4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55" table:number-columns-repeated="4"/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236"/>
          <table:table-cell table:style-name="ce240" table:formula="of:=[.D11]/[.$D$43]" office:value-type="percentage" office:value="0.002710027100271" calcext:value-type="percentage">
            <text:p>0.27%</text:p>
          </table:table-cell>
          <table:table-cell table:style-name="ce240"/>
          <table:table-cell table:style-name="ce240" table:formula="of:=[.F11]/[.$F$43]" office:value-type="percentage" office:value="0.00542005420054201" calcext:value-type="percentage">
            <text:p>0.54%</text:p>
          </table:table-cell>
          <table:table-cell table:style-name="ce240" table:number-columns-repeated="2"/>
          <table:table-cell table:style-name="ce240" table:formula="of:=[.I11]/[.$I$43]" office:value-type="percentage" office:value="0.00277008310249307" calcext:value-type="percentage">
            <text:p>0.28%</text:p>
          </table:table-cell>
          <table:table-cell table:style-name="ce236" table:formula="of:=[.J11]/[.$J$43]" office:value-type="percentage" office:value="0.00531914893617021" calcext:value-type="percentage">
            <text:p>0.53%</text:p>
          </table:table-cell>
          <table:table-cell table:style-name="ce240"/>
          <table:table-cell table:style-name="ce244" table:formula="of:=[.L11]/[.$L$43]" office:value-type="percentage" office:value="0.00266666666666667" calcext:value-type="percentage">
            <text:p>0.27%</text:p>
          </table:table-cell>
          <table:table-cell table:style-name="ce240" table:formula="of:=[.M11]/[.$M$43]" office:value-type="percentage" office:value="0.00253164556962025" calcext:value-type="percentage">
            <text:p>0.25%</text:p>
          </table:table-cell>
          <table:table-cell table:style-name="ce240" table:number-columns-repeated="4"/>
          <table:table-cell table:style-name="ce244" table:formula="of:=[.R11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52"/>
          <table:table-cell table:style-name="ce139"/>
          <table:table-cell table:style-name="ce52" table:number-columns-repeated="3"/>
          <table:table-cell table:style-name="ce135"/>
          <table:table-cell table:style-name="ce52" table:number-columns-repeated="2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7"/>
          <table:table-cell table:style-name="ce241" table:number-columns-repeated="6"/>
          <table:table-cell table:style-name="ce237"/>
          <table:table-cell table:style-name="ce241"/>
          <table:table-cell table:style-name="ce245"/>
          <table:table-cell table:style-name="ce241" table:number-columns-repeated="5"/>
          <table:table-cell table:style-name="ce245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3" office:value-type="string" calcext:value-type="string">
            <text:p>Bylobate</text:p>
          </table:table-cell>
          <table:table-cell table:style-name="ce141" office:value-type="float" office:value="26" calcext:value-type="float">
            <text:p>26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153" office:value-type="float" office:value="34" calcext:value-type="float">
            <text:p>34</text:p>
          </table:table-cell>
          <table:table-cell table:style-name="ce14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153" office:value-type="float" office:value="16" calcext:value-type="float">
            <text:p>16</text:p>
          </table:table-cell>
          <table:table-cell table:style-name="ce1"/>
          <table:table-cell table:style-name="ce236" table:formula="of:=[.C13]/[.$C$43]" office:value-type="percentage" office:value="0.0718232044198895" calcext:value-type="percentage">
            <text:p>7.18%</text:p>
          </table:table-cell>
          <table:table-cell table:style-name="ce240" table:formula="of:=[.D13]/[.$D$43]" office:value-type="percentage" office:value="0.040650406504065" calcext:value-type="percentage">
            <text:p>4.07%</text:p>
          </table:table-cell>
          <table:table-cell table:style-name="ce240" table:formula="of:=[.E13]/[.$E$43]" office:value-type="percentage" office:value="0.0755208333333333" calcext:value-type="percentage">
            <text:p>7.55%</text:p>
          </table:table-cell>
          <table:table-cell table:style-name="ce240" table:formula="of:=[.F13]/[.$F$43]" office:value-type="percentage" office:value="0.021680216802168" calcext:value-type="percentage">
            <text:p>2.17%</text:p>
          </table:table-cell>
          <table:table-cell table:style-name="ce240" table:formula="of:=[.G13]/[.$G$43]" office:value-type="percentage" office:value="0.0754716981132075" calcext:value-type="percentage">
            <text:p>7.55%</text:p>
          </table:table-cell>
          <table:table-cell table:style-name="ce240" table:formula="of:=[.H13]/[.$H$43]" office:value-type="percentage" office:value="0.0679347826086956" calcext:value-type="percentage">
            <text:p>6.79%</text:p>
          </table:table-cell>
          <table:table-cell table:style-name="ce240" table:formula="of:=[.I13]/[.$I$43]" office:value-type="percentage" office:value="0.0304709141274238" calcext:value-type="percentage">
            <text:p>3.05%</text:p>
          </table:table-cell>
          <table:table-cell table:style-name="ce236" table:formula="of:=[.J13]/[.$J$43]" office:value-type="percentage" office:value="0.0319148936170213" calcext:value-type="percentage">
            <text:p>3.19%</text:p>
          </table:table-cell>
          <table:table-cell table:style-name="ce240" table:formula="of:=[.K13]/[.$K$43]" office:value-type="percentage" office:value="0.00543478260869565" calcext:value-type="percentage">
            <text:p>0.54%</text:p>
          </table:table-cell>
          <table:table-cell table:style-name="ce244" table:formula="of:=[.L13]/[.$L$43]" office:value-type="percentage" office:value="0.0906666666666667" calcext:value-type="percentage">
            <text:p>9.07%</text:p>
          </table:table-cell>
          <table:table-cell table:style-name="ce240" table:formula="of:=[.M13]/[.$M$43]" office:value-type="percentage" office:value="0.0556962025316456" calcext:value-type="percentage">
            <text:p>5.57%</text:p>
          </table:table-cell>
          <table:table-cell table:style-name="ce240" table:formula="of:=[.N13]/[.$N$43]" office:value-type="percentage" office:value="0.0657894736842105" calcext:value-type="percentage">
            <text:p>6.58%</text:p>
          </table:table-cell>
          <table:table-cell table:style-name="ce240" table:formula="of:=[.O13]/[.$O$43]" office:value-type="percentage" office:value="0.127272727272727" calcext:value-type="percentage">
            <text:p>12.73%</text:p>
          </table:table-cell>
          <table:table-cell table:style-name="ce240" table:formula="of:=[.P13]/[.$P$43]" office:value-type="percentage" office:value="0.119891008174387" calcext:value-type="percentage">
            <text:p>11.99%</text:p>
          </table:table-cell>
          <table:table-cell table:style-name="ce240" table:formula="of:=[.Q13]/[.$Q$43]" office:value-type="percentage" office:value="0.135869565217391" calcext:value-type="percentage">
            <text:p>13.59%</text:p>
          </table:table-cell>
          <table:table-cell table:style-name="ce244" table:formula="of:=[.R13]/[.$R$43]" office:value-type="percentage" office:value="0.041994750656168" calcext:value-type="percentage">
            <text:p>4.20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Cylindrical polylobate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139"/>
          <table:table-cell table:style-name="ce52"/>
          <table:table-cell table:style-name="ce100"/>
          <table:table-cell table:style-name="ce139"/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"/>
          <table:table-cell table:style-name="ce236" table:formula="of:=[.C14]/[.$C$43]" office:value-type="percentage" office:value="0.00276243093922652" calcext:value-type="percentage">
            <text:p>0.28%</text:p>
          </table:table-cell>
          <table:table-cell table:style-name="ce240" table:formula="of:=[.D14]/[.$D$43]" office:value-type="percentage" office:value="0.00542005420054201" calcext:value-type="percentage">
            <text:p>0.54%</text:p>
          </table:table-cell>
          <table:table-cell table:style-name="ce240" table:formula="of:=[.E14]/[.$E$43]" office:value-type="percentage" office:value="0.00520833333333333" calcext:value-type="percentage">
            <text:p>0.52%</text:p>
          </table:table-cell>
          <table:table-cell table:style-name="ce240" table:formula="of:=[.F14]/[.$F$43]" office:value-type="percentage" office:value="0.002710027100271" calcext:value-type="percentage">
            <text:p>0.27%</text:p>
          </table:table-cell>
          <table:table-cell table:style-name="ce240" table:formula="of:=[.G14]/[.$G$43]" office:value-type="percentage" office:value="0.00269541778975741" calcext:value-type="percentage">
            <text:p>0.27%</text:p>
          </table:table-cell>
          <table:table-cell table:style-name="ce240" table:formula="of:=[.H14]/[.$H$43]" office:value-type="percentage" office:value="0.00271739130434783" calcext:value-type="percentage">
            <text:p>0.27%</text:p>
          </table:table-cell>
          <table:table-cell table:style-name="ce240" table:formula="of:=[.I14]/[.$I$43]" office:value-type="percentage" office:value="0.00277008310249307" calcext:value-type="percentage">
            <text:p>0.28%</text:p>
          </table:table-cell>
          <table:table-cell table:style-name="ce236"/>
          <table:table-cell table:style-name="ce240"/>
          <table:table-cell table:style-name="ce244"/>
          <table:table-cell table:style-name="ce240"/>
          <table:table-cell table:style-name="ce240" table:formula="of:=[.N14]/[.$N$43]" office:value-type="percentage" office:value="0.00789473684210526" calcext:value-type="percentage">
            <text:p>0.79%</text:p>
          </table:table-cell>
          <table:table-cell table:style-name="ce240" table:number-columns-repeated="2"/>
          <table:table-cell table:style-name="ce240" table:formula="of:=[.Q14]/[.$Q$43]" office:value-type="percentage" office:value="0.00271739130434783" calcext:value-type="percentage">
            <text:p>0.27%</text:p>
          </table:table-cell>
          <table:table-cell table:style-name="ce244" table:formula="of:=[.R14]/[.$R$43]" office:value-type="percentage" office:value="0.005249343832021" calcext:value-type="percentage">
            <text:p>0.52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Cubic</text:p>
          </table:table-cell>
          <table:table-cell table:style-name="ce139"/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table:number-columns-repeated="4"/>
          <table:table-cell table:style-name="ce139"/>
          <table:table-cell table:style-name="ce52"/>
          <table:table-cell table:style-name="ce100"/>
          <table:table-cell table:style-name="ce139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100"/>
          <table:table-cell table:style-name="ce1"/>
          <table:table-cell table:style-name="ce236"/>
          <table:table-cell table:style-name="ce240"/>
          <table:table-cell table:style-name="ce240" table:formula="of:=[.E15]/[.$E$43]" office:value-type="percentage" office:value="0.0078125" calcext:value-type="percentage">
            <text:p>0.78%</text:p>
          </table:table-cell>
          <table:table-cell table:style-name="ce240" table:number-columns-repeated="4"/>
          <table:table-cell table:style-name="ce236"/>
          <table:table-cell table:style-name="ce240"/>
          <table:table-cell table:style-name="ce244"/>
          <table:table-cell table:style-name="ce240"/>
          <table:table-cell table:style-name="ce240" table:formula="of:=[.N15]/[.$N$43]" office:value-type="percentage" office:value="0.00526315789473684" calcext:value-type="percentage">
            <text:p>0.53%</text:p>
          </table:table-cell>
          <table:table-cell table:style-name="ce240" table:number-columns-repeated="3"/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Cross</text:p>
          </table:table-cell>
          <table:table-cell table:style-name="ce139" office:value-type="float" office:value="6" calcext:value-type="float">
            <text:p>6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139" office:value-type="float" office:value="3" calcext:value-type="float">
            <text:p>3</text:p>
          </table:table-cell>
          <table:table-cell table:style-name="ce52"/>
          <table:table-cell table:style-name="ce100" office:value-type="float" office:value="3" calcext:value-type="float">
            <text:p>3</text:p>
          </table:table-cell>
          <table:table-cell table:style-name="ce139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100" office:value-type="float" office:value="5" calcext:value-type="float">
            <text:p>5</text:p>
          </table:table-cell>
          <table:table-cell table:style-name="ce1"/>
          <table:table-cell table:style-name="ce236" table:formula="of:=[.C16]/[.$C$43]" office:value-type="percentage" office:value="0.0165745856353591" calcext:value-type="percentage">
            <text:p>1.66%</text:p>
          </table:table-cell>
          <table:table-cell table:style-name="ce240" table:formula="of:=[.D16]/[.$D$43]" office:value-type="percentage" office:value="0.00813008130081301" calcext:value-type="percentage">
            <text:p>0.81%</text:p>
          </table:table-cell>
          <table:table-cell table:style-name="ce240" table:formula="of:=[.E16]/[.$E$43]" office:value-type="percentage" office:value="0.0078125" calcext:value-type="percentage">
            <text:p>0.78%</text:p>
          </table:table-cell>
          <table:table-cell table:style-name="ce240" table:formula="of:=[.F16]/[.$F$43]" office:value-type="percentage" office:value="0.018970189701897" calcext:value-type="percentage">
            <text:p>1.90%</text:p>
          </table:table-cell>
          <table:table-cell table:style-name="ce240" table:formula="of:=[.G16]/[.$G$43]" office:value-type="percentage" office:value="0.0134770889487871" calcext:value-type="percentage">
            <text:p>1.35%</text:p>
          </table:table-cell>
          <table:table-cell table:style-name="ce240" table:formula="of:=[.H16]/[.$H$43]" office:value-type="percentage" office:value="0.00815217391304348" calcext:value-type="percentage">
            <text:p>0.82%</text:p>
          </table:table-cell>
          <table:table-cell table:style-name="ce240" table:formula="of:=[.I16]/[.$I$43]" office:value-type="percentage" office:value="0.0193905817174515" calcext:value-type="percentage">
            <text:p>1.94%</text:p>
          </table:table-cell>
          <table:table-cell table:style-name="ce236" table:formula="of:=[.J16]/[.$J$43]" office:value-type="percentage" office:value="0.00797872340425532" calcext:value-type="percentage">
            <text:p>0.80%</text:p>
          </table:table-cell>
          <table:table-cell table:style-name="ce240"/>
          <table:table-cell table:style-name="ce244" table:formula="of:=[.L16]/[.$L$43]" office:value-type="percentage" office:value="0.008" calcext:value-type="percentage">
            <text:p>0.80%</text:p>
          </table:table-cell>
          <table:table-cell table:style-name="ce240"/>
          <table:table-cell table:style-name="ce240" table:formula="of:=[.N16]/[.$N$43]" office:value-type="percentage" office:value="0.0157894736842105" calcext:value-type="percentage">
            <text:p>1.58%</text:p>
          </table:table-cell>
          <table:table-cell table:style-name="ce240" table:formula="of:=[.O16]/[.$O$43]" office:value-type="percentage" office:value="0.0103896103896104" calcext:value-type="percentage">
            <text:p>1.04%</text:p>
          </table:table-cell>
          <table:table-cell table:style-name="ce240"/>
          <table:table-cell table:style-name="ce240" table:formula="of:=[.Q16]/[.$Q$43]" office:value-type="percentage" office:value="0.0217391304347826" calcext:value-type="percentage">
            <text:p>2.17%</text:p>
          </table:table-cell>
          <table:table-cell table:style-name="ce244" table:formula="of:=[.R16]/[.$R$43]" office:value-type="percentage" office:value="0.0131233595800525" calcext:value-type="percentage">
            <text:p>1.31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Rondel</text:p>
          </table:table-cell>
          <table:table-cell table:style-name="ce139" office:value-type="float" office:value="34" calcext:value-type="float">
            <text:p>34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1" calcext:value-type="float">
            <text:p>11</text:p>
          </table:table-cell>
          <table:table-cell table:style-name="ce139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139" office:value-type="float" office:value="23" calcext:value-type="float">
            <text:p>23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100" office:value-type="float" office:value="3" calcext:value-type="float">
            <text:p>3</text:p>
          </table:table-cell>
          <table:table-cell table:style-name="ce1"/>
          <table:table-cell table:style-name="ce236" table:formula="of:=[.C17]/[.$C$43]" office:value-type="percentage" office:value="0.0939226519337016" calcext:value-type="percentage">
            <text:p>9.39%</text:p>
          </table:table-cell>
          <table:table-cell table:style-name="ce240" table:formula="of:=[.D17]/[.$D$43]" office:value-type="percentage" office:value="0.021680216802168" calcext:value-type="percentage">
            <text:p>2.17%</text:p>
          </table:table-cell>
          <table:table-cell table:style-name="ce240" table:formula="of:=[.E17]/[.$E$43]" office:value-type="percentage" office:value="0.00260416666666667" calcext:value-type="percentage">
            <text:p>0.26%</text:p>
          </table:table-cell>
          <table:table-cell table:style-name="ce240" table:formula="of:=[.F17]/[.$F$43]" office:value-type="percentage" office:value="0.002710027100271" calcext:value-type="percentage">
            <text:p>0.27%</text:p>
          </table:table-cell>
          <table:table-cell table:style-name="ce240"/>
          <table:table-cell table:style-name="ce240" table:formula="of:=[.H17]/[.$H$43]" office:value-type="percentage" office:value="0.00543478260869565" calcext:value-type="percentage">
            <text:p>0.54%</text:p>
          </table:table-cell>
          <table:table-cell table:style-name="ce240" table:formula="of:=[.I17]/[.$I$43]" office:value-type="percentage" office:value="0.0304709141274238" calcext:value-type="percentage">
            <text:p>3.05%</text:p>
          </table:table-cell>
          <table:table-cell table:style-name="ce236" table:formula="of:=[.J17]/[.$J$43]" office:value-type="percentage" office:value="0.0212765957446808" calcext:value-type="percentage">
            <text:p>2.13%</text:p>
          </table:table-cell>
          <table:table-cell table:style-name="ce240" table:formula="of:=[.K17]/[.$K$43]" office:value-type="percentage" office:value="0.0135869565217391" calcext:value-type="percentage">
            <text:p>1.36%</text:p>
          </table:table-cell>
          <table:table-cell table:style-name="ce244" table:formula="of:=[.L17]/[.$L$43]" office:value-type="percentage" office:value="0.0106666666666667" calcext:value-type="percentage">
            <text:p>1.07%</text:p>
          </table:table-cell>
          <table:table-cell table:style-name="ce240" table:formula="of:=[.M17]/[.$M$43]" office:value-type="percentage" office:value="0.0582278481012658" calcext:value-type="percentage">
            <text:p>5.82%</text:p>
          </table:table-cell>
          <table:table-cell table:style-name="ce240" table:formula="of:=[.N17]/[.$N$43]" office:value-type="percentage" office:value="0.0236842105263158" calcext:value-type="percentage">
            <text:p>2.37%</text:p>
          </table:table-cell>
          <table:table-cell table:style-name="ce240" table:formula="of:=[.O17]/[.$O$43]" office:value-type="percentage" office:value="0.0181818181818182" calcext:value-type="percentage">
            <text:p>1.82%</text:p>
          </table:table-cell>
          <table:table-cell table:style-name="ce240" table:formula="of:=[.P17]/[.$P$43]" office:value-type="percentage" office:value="0.0190735694822888" calcext:value-type="percentage">
            <text:p>1.91%</text:p>
          </table:table-cell>
          <table:table-cell table:style-name="ce240" table:formula="of:=[.Q17]/[.$Q$43]" office:value-type="percentage" office:value="0.016304347826087" calcext:value-type="percentage">
            <text:p>1.63%</text:p>
          </table:table-cell>
          <table:table-cell table:style-name="ce244" table:formula="of:=[.R17]/[.$R$43]" office:value-type="percentage" office:value="0.0078740157480315" calcext:value-type="percentage">
            <text:p>0.79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Saddle</text:p>
          </table:table-cell>
          <table:table-cell table:style-name="ce139" office:value-type="float" office:value="5" calcext:value-type="float">
            <text:p>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5" calcext:value-type="float">
            <text:p>55</text:p>
          </table:table-cell>
          <table:table-cell table:style-name="ce139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100" office:value-type="float" office:value="46" calcext:value-type="float">
            <text:p>46</text:p>
          </table:table-cell>
          <table:table-cell table:style-name="ce139" office:value-type="float" office:value="53" calcext:value-type="float">
            <text:p>5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6" calcext:value-type="float">
            <text:p>26</text:p>
          </table:table-cell>
          <table:table-cell table:style-name="ce100" office:value-type="float" office:value="65" calcext:value-type="float">
            <text:p>65</text:p>
          </table:table-cell>
          <table:table-cell table:style-name="ce1"/>
          <table:table-cell table:style-name="ce236" table:formula="of:=[.C18]/[.$C$43]" office:value-type="percentage" office:value="0.0138121546961326" calcext:value-type="percentage">
            <text:p>1.38%</text:p>
          </table:table-cell>
          <table:table-cell table:style-name="ce240" table:formula="of:=[.D18]/[.$D$43]" office:value-type="percentage" office:value="0.0840108401084011" calcext:value-type="percentage">
            <text:p>8.40%</text:p>
          </table:table-cell>
          <table:table-cell table:style-name="ce240" table:formula="of:=[.E18]/[.$E$43]" office:value-type="percentage" office:value="0.140625" calcext:value-type="percentage">
            <text:p>14.06%</text:p>
          </table:table-cell>
          <table:table-cell table:style-name="ce240" table:formula="of:=[.F18]/[.$F$43]" office:value-type="percentage" office:value="0.100271002710027" calcext:value-type="percentage">
            <text:p>10.03%</text:p>
          </table:table-cell>
          <table:table-cell table:style-name="ce240" table:formula="of:=[.G18]/[.$G$43]" office:value-type="percentage" office:value="0.091644204851752" calcext:value-type="percentage">
            <text:p>9.16%</text:p>
          </table:table-cell>
          <table:table-cell table:style-name="ce240" table:formula="of:=[.H18]/[.$H$43]" office:value-type="percentage" office:value="0.0652173913043478" calcext:value-type="percentage">
            <text:p>6.52%</text:p>
          </table:table-cell>
          <table:table-cell table:style-name="ce240" table:formula="of:=[.I18]/[.$I$43]" office:value-type="percentage" office:value="0.152354570637119" calcext:value-type="percentage">
            <text:p>15.24%</text:p>
          </table:table-cell>
          <table:table-cell table:style-name="ce236" table:formula="of:=[.J18]/[.$J$43]" office:value-type="percentage" office:value="0.0345744680851064" calcext:value-type="percentage">
            <text:p>3.46%</text:p>
          </table:table-cell>
          <table:table-cell table:style-name="ce240" table:formula="of:=[.K18]/[.$K$43]" office:value-type="percentage" office:value="0.0489130434782609" calcext:value-type="percentage">
            <text:p>4.89%</text:p>
          </table:table-cell>
          <table:table-cell table:style-name="ce244" table:formula="of:=[.L18]/[.$L$43]" office:value-type="percentage" office:value="0.122666666666667" calcext:value-type="percentage">
            <text:p>12.27%</text:p>
          </table:table-cell>
          <table:table-cell table:style-name="ce240" table:formula="of:=[.M18]/[.$M$43]" office:value-type="percentage" office:value="0.134177215189873" calcext:value-type="percentage">
            <text:p>13.42%</text:p>
          </table:table-cell>
          <table:table-cell table:style-name="ce240" table:formula="of:=[.N18]/[.$N$43]" office:value-type="percentage" office:value="0.0631578947368421" calcext:value-type="percentage">
            <text:p>6.32%</text:p>
          </table:table-cell>
          <table:table-cell table:style-name="ce240" table:formula="of:=[.O18]/[.$O$43]" office:value-type="percentage" office:value="0.106493506493506" calcext:value-type="percentage">
            <text:p>10.65%</text:p>
          </table:table-cell>
          <table:table-cell table:style-name="ce240" table:formula="of:=[.P18]/[.$P$43]" office:value-type="percentage" office:value="0.0381471389645777" calcext:value-type="percentage">
            <text:p>3.81%</text:p>
          </table:table-cell>
          <table:table-cell table:style-name="ce240" table:formula="of:=[.Q18]/[.$Q$43]" office:value-type="percentage" office:value="0.0706521739130435" calcext:value-type="percentage">
            <text:p>7.07%</text:p>
          </table:table-cell>
          <table:table-cell table:style-name="ce244" table:formula="of:=[.R18]/[.$R$43]" office:value-type="percentage" office:value="0.170603674540682" calcext:value-type="percentage">
            <text:p>17.0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Trapeziform</text:p>
          </table:table-cell>
          <table:table-cell table:style-name="ce139" office:value-type="float" office:value="98" calcext:value-type="float">
            <text:p>98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11" calcext:value-type="float">
            <text:p>111</text:p>
          </table:table-cell>
          <table:table-cell table:style-name="ce139" office:value-type="float" office:value="48" calcext:value-type="float">
            <text:p>48</text:p>
          </table:table-cell>
          <table:table-cell table:style-name="ce52" office:value-type="float" office:value="63" calcext:value-type="float">
            <text:p>63</text:p>
          </table:table-cell>
          <table:table-cell table:style-name="ce100" office:value-type="float" office:value="109" calcext:value-type="float">
            <text:p>109</text:p>
          </table:table-cell>
          <table:table-cell table:style-name="ce139" office:value-type="float" office:value="101" calcext:value-type="float">
            <text:p>101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87" calcext:value-type="float">
            <text:p>87</text:p>
          </table:table-cell>
          <table:table-cell table:style-name="ce100" office:value-type="float" office:value="114" calcext:value-type="float">
            <text:p>114</text:p>
          </table:table-cell>
          <table:table-cell table:style-name="ce1"/>
          <table:table-cell table:style-name="ce236" table:formula="of:=[.C19]/[.$C$43]" office:value-type="percentage" office:value="0.270718232044199" calcext:value-type="percentage">
            <text:p>27.07%</text:p>
          </table:table-cell>
          <table:table-cell table:style-name="ce240" table:formula="of:=[.D19]/[.$D$43]" office:value-type="percentage" office:value="0.279132791327913" calcext:value-type="percentage">
            <text:p>27.91%</text:p>
          </table:table-cell>
          <table:table-cell table:style-name="ce240" table:formula="of:=[.E19]/[.$E$43]" office:value-type="percentage" office:value="0.276041666666667" calcext:value-type="percentage">
            <text:p>27.60%</text:p>
          </table:table-cell>
          <table:table-cell table:style-name="ce240" table:formula="of:=[.F19]/[.$F$43]" office:value-type="percentage" office:value="0.2710027100271" calcext:value-type="percentage">
            <text:p>27.10%</text:p>
          </table:table-cell>
          <table:table-cell table:style-name="ce240" table:formula="of:=[.G19]/[.$G$43]" office:value-type="percentage" office:value="0.21832884097035" calcext:value-type="percentage">
            <text:p>21.83%</text:p>
          </table:table-cell>
          <table:table-cell table:style-name="ce240" table:formula="of:=[.H19]/[.$H$43]" office:value-type="percentage" office:value="0.258152173913043" calcext:value-type="percentage">
            <text:p>25.82%</text:p>
          </table:table-cell>
          <table:table-cell table:style-name="ce240" table:formula="of:=[.I19]/[.$I$43]" office:value-type="percentage" office:value="0.307479224376731" calcext:value-type="percentage">
            <text:p>30.75%</text:p>
          </table:table-cell>
          <table:table-cell table:style-name="ce236" table:formula="of:=[.J19]/[.$J$43]" office:value-type="percentage" office:value="0.127659574468085" calcext:value-type="percentage">
            <text:p>12.77%</text:p>
          </table:table-cell>
          <table:table-cell table:style-name="ce240" table:formula="of:=[.K19]/[.$K$43]" office:value-type="percentage" office:value="0.171195652173913" calcext:value-type="percentage">
            <text:p>17.12%</text:p>
          </table:table-cell>
          <table:table-cell table:style-name="ce244" table:formula="of:=[.L19]/[.$L$43]" office:value-type="percentage" office:value="0.290666666666667" calcext:value-type="percentage">
            <text:p>29.07%</text:p>
          </table:table-cell>
          <table:table-cell table:style-name="ce240" table:formula="of:=[.M19]/[.$M$43]" office:value-type="percentage" office:value="0.255696202531645" calcext:value-type="percentage">
            <text:p>25.57%</text:p>
          </table:table-cell>
          <table:table-cell table:style-name="ce240" table:formula="of:=[.N19]/[.$N$43]" office:value-type="percentage" office:value="0.297368421052632" calcext:value-type="percentage">
            <text:p>29.74%</text:p>
          </table:table-cell>
          <table:table-cell table:style-name="ce240" table:formula="of:=[.O19]/[.$O$43]" office:value-type="percentage" office:value="0.223376623376623" calcext:value-type="percentage">
            <text:p>22.34%</text:p>
          </table:table-cell>
          <table:table-cell table:style-name="ce240" table:formula="of:=[.P19]/[.$P$43]" office:value-type="percentage" office:value="0.253405994550409" calcext:value-type="percentage">
            <text:p>25.34%</text:p>
          </table:table-cell>
          <table:table-cell table:style-name="ce240" table:formula="of:=[.Q19]/[.$Q$43]" office:value-type="percentage" office:value="0.236413043478261" calcext:value-type="percentage">
            <text:p>23.64%</text:p>
          </table:table-cell>
          <table:table-cell table:style-name="ce244" table:formula="of:=[.R19]/[.$R$43]" office:value-type="percentage" office:value="0.299212598425197" calcext:value-type="percentage">
            <text:p>29.92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Hair base</text:p>
          </table:table-cell>
          <table:table-cell table:style-name="ce139" office:value-type="float" office:value="1" calcext:value-type="float">
            <text:p>1</text:p>
          </table:table-cell>
          <table:table-cell table:style-name="ce52" table:number-columns-repeated="6"/>
          <table:table-cell table:style-name="ce139" office:value-type="float" office:value="2" calcext:value-type="float">
            <text:p>2</text:p>
          </table:table-cell>
          <table:table-cell table:style-name="ce52"/>
          <table:table-cell table:style-name="ce100"/>
          <table:table-cell table:style-name="ce139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100" office:value-type="float" office:value="1" calcext:value-type="float">
            <text:p>1</text:p>
          </table:table-cell>
          <table:table-cell table:style-name="ce1"/>
          <table:table-cell table:style-name="ce236" table:formula="of:=[.C20]/[.$C$43]" office:value-type="percentage" office:value="0.00276243093922652" calcext:value-type="percentage">
            <text:p>0.28%</text:p>
          </table:table-cell>
          <table:table-cell table:style-name="ce240" table:number-columns-repeated="6"/>
          <table:table-cell table:style-name="ce236" table:formula="of:=[.J20]/[.$J$43]" office:value-type="percentage" office:value="0.00531914893617021" calcext:value-type="percentage">
            <text:p>0.53%</text:p>
          </table:table-cell>
          <table:table-cell table:style-name="ce240"/>
          <table:table-cell table:style-name="ce244"/>
          <table:table-cell table:style-name="ce240"/>
          <table:table-cell table:style-name="ce240" table:formula="of:=[.N20]/[.$N$43]" office:value-type="percentage" office:value="0.00263157894736842" calcext:value-type="percentage">
            <text:p>0.26%</text:p>
          </table:table-cell>
          <table:table-cell table:style-name="ce240" table:formula="of:=[.O20]/[.$O$43]" office:value-type="percentage" office:value="0.0025974025974026" calcext:value-type="percentage">
            <text:p>0.26%</text:p>
          </table:table-cell>
          <table:table-cell table:style-name="ce240" table:number-columns-repeated="2"/>
          <table:table-cell table:style-name="ce244" table:formula="of:=[.R20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Trichome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139"/>
          <table:table-cell table:style-name="ce52" office:value-type="float" office:value="1" calcext:value-type="float">
            <text:p>1</text:p>
          </table:table-cell>
          <table:table-cell table:style-name="ce100"/>
          <table:table-cell table:style-name="ce139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"/>
          <table:table-cell table:style-name="ce236" table:formula="of:=[.C21]/[.$C$43]" office:value-type="percentage" office:value="0.00276243093922652" calcext:value-type="percentage">
            <text:p>0.28%</text:p>
          </table:table-cell>
          <table:table-cell table:style-name="ce240" table:formula="of:=[.D21]/[.$D$43]" office:value-type="percentage" office:value="0.00813008130081301" calcext:value-type="percentage">
            <text:p>0.81%</text:p>
          </table:table-cell>
          <table:table-cell table:style-name="ce240" table:formula="of:=[.E21]/[.$E$43]" office:value-type="percentage" office:value="0.0078125" calcext:value-type="percentage">
            <text:p>0.78%</text:p>
          </table:table-cell>
          <table:table-cell table:style-name="ce240"/>
          <table:table-cell table:style-name="ce240" table:formula="of:=[.G21]/[.$G$43]" office:value-type="percentage" office:value="0.00269541778975741" calcext:value-type="percentage">
            <text:p>0.27%</text:p>
          </table:table-cell>
          <table:table-cell table:style-name="ce240"/>
          <table:table-cell table:style-name="ce240" table:formula="of:=[.I21]/[.$I$43]" office:value-type="percentage" office:value="0.0110803324099723" calcext:value-type="percentage">
            <text:p>1.11%</text:p>
          </table:table-cell>
          <table:table-cell table:style-name="ce236"/>
          <table:table-cell table:style-name="ce240" table:formula="of:=[.K21]/[.$K$43]" office:value-type="percentage" office:value="0.00271739130434783" calcext:value-type="percentage">
            <text:p>0.27%</text:p>
          </table:table-cell>
          <table:table-cell table:style-name="ce244"/>
          <table:table-cell table:style-name="ce240" table:formula="of:=[.M21]/[.$M$43]" office:value-type="percentage" office:value="0.00253164556962025" calcext:value-type="percentage">
            <text:p>0.25%</text:p>
          </table:table-cell>
          <table:table-cell table:style-name="ce240" table:formula="of:=[.N21]/[.$N$43]" office:value-type="percentage" office:value="0.0131578947368421" calcext:value-type="percentage">
            <text:p>1.32%</text:p>
          </table:table-cell>
          <table:table-cell table:style-name="ce240" table:formula="of:=[.O21]/[.$O$43]" office:value-type="percentage" office:value="0.0025974025974026" calcext:value-type="percentage">
            <text:p>0.26%</text:p>
          </table:table-cell>
          <table:table-cell table:style-name="ce240" table:formula="of:=[.P21]/[.$P$43]" office:value-type="percentage" office:value="0.00817438692098093" calcext:value-type="percentage">
            <text:p>0.82%</text:p>
          </table:table-cell>
          <table:table-cell table:style-name="ce240" table:formula="of:=[.Q21]/[.$Q$43]" office:value-type="percentage" office:value="0.00271739130434783" calcext:value-type="percentage">
            <text:p>0.27%</text:p>
          </table:table-cell>
          <table:table-cell table:style-name="ce244" table:formula="of:=[.R21]/[.$R$43]" office:value-type="percentage" office:value="0.005249343832021" calcext:value-type="percentage">
            <text:p>0.52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Stomate</text:p>
          </table:table-cell>
          <table:table-cell table:style-name="ce139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139" office:value-type="float" office:value="6" calcext:value-type="float">
            <text:p>6</text:p>
          </table:table-cell>
          <table:table-cell table:style-name="ce52"/>
          <table:table-cell table:style-name="ce100"/>
          <table:table-cell table:style-name="ce139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"/>
          <table:table-cell table:style-name="ce236"/>
          <table:table-cell table:style-name="ce240" table:number-columns-repeated="2"/>
          <table:table-cell table:style-name="ce240" table:formula="of:=[.F22]/[.$F$43]" office:value-type="percentage" office:value="0.002710027100271" calcext:value-type="percentage">
            <text:p>0.27%</text:p>
          </table:table-cell>
          <table:table-cell table:style-name="ce240" table:formula="of:=[.G22]/[.$G$43]" office:value-type="percentage" office:value="0.00539083557951482" calcext:value-type="percentage">
            <text:p>0.54%</text:p>
          </table:table-cell>
          <table:table-cell table:style-name="ce240" table:formula="of:=[.H22]/[.$H$43]" office:value-type="percentage" office:value="0.00271739130434783" calcext:value-type="percentage">
            <text:p>0.27%</text:p>
          </table:table-cell>
          <table:table-cell table:style-name="ce240" table:formula="of:=[.I22]/[.$I$43]" office:value-type="percentage" office:value="0.00277008310249307" calcext:value-type="percentage">
            <text:p>0.28%</text:p>
          </table:table-cell>
          <table:table-cell table:style-name="ce236" table:formula="of:=[.J22]/[.$J$43]" office:value-type="percentage" office:value="0.0159574468085106" calcext:value-type="percentage">
            <text:p>1.60%</text:p>
          </table:table-cell>
          <table:table-cell table:style-name="ce240"/>
          <table:table-cell table:style-name="ce244"/>
          <table:table-cell table:style-name="ce240" table:number-columns-repeated="4"/>
          <table:table-cell table:style-name="ce240" table:formula="of:=[.Q22]/[.$Q$43]" office:value-type="percentage" office:value="0.00271739130434783" calcext:value-type="percentage">
            <text:p>0.27%</text:p>
          </table:table-cell>
          <table:table-cell table:style-name="ce244" table:formula="of:=[.R22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Platelets</text:p>
          </table:table-cell>
          <table:table-cell table:style-name="ce139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139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39" office:value-type="float" office:value="22" calcext:value-type="float">
            <text:p>2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" calcext:value-type="float">
            <text:p>1</text:p>
          </table:table-cell>
          <table:table-cell table:style-name="ce100"/>
          <table:table-cell table:style-name="ce1"/>
          <table:table-cell table:style-name="ce236" table:formula="of:=[.C23]/[.$C$43]" office:value-type="percentage" office:value="0.00552486187845304" calcext:value-type="percentage">
            <text:p>0.55%</text:p>
          </table:table-cell>
          <table:table-cell table:style-name="ce240"/>
          <table:table-cell table:style-name="ce240" table:formula="of:=[.E23]/[.$E$43]" office:value-type="percentage" office:value="0.00520833333333333" calcext:value-type="percentage">
            <text:p>0.52%</text:p>
          </table:table-cell>
          <table:table-cell table:style-name="ce240"/>
          <table:table-cell table:style-name="ce240" table:formula="of:=[.G23]/[.$G$43]" office:value-type="percentage" office:value="0.0134770889487871" calcext:value-type="percentage">
            <text:p>1.35%</text:p>
          </table:table-cell>
          <table:table-cell table:style-name="ce240"/>
          <table:table-cell table:style-name="ce240" table:formula="of:=[.I23]/[.$I$43]" office:value-type="percentage" office:value="0.0166204986149585" calcext:value-type="percentage">
            <text:p>1.66%</text:p>
          </table:table-cell>
          <table:table-cell table:style-name="ce236" table:formula="of:=[.J23]/[.$J$43]" office:value-type="percentage" office:value="0.0132978723404255" calcext:value-type="percentage">
            <text:p>1.33%</text:p>
          </table:table-cell>
          <table:table-cell table:style-name="ce240" table:formula="of:=[.K23]/[.$K$43]" office:value-type="percentage" office:value="0.00815217391304348" calcext:value-type="percentage">
            <text:p>0.82%</text:p>
          </table:table-cell>
          <table:table-cell table:style-name="ce244" table:formula="of:=[.L23]/[.$L$43]" office:value-type="percentage" office:value="0.0106666666666667" calcext:value-type="percentage">
            <text:p>1.07%</text:p>
          </table:table-cell>
          <table:table-cell table:style-name="ce240" table:formula="of:=[.M23]/[.$M$43]" office:value-type="percentage" office:value="0.0556962025316456" calcext:value-type="percentage">
            <text:p>5.57%</text:p>
          </table:table-cell>
          <table:table-cell table:style-name="ce240" table:formula="of:=[.N23]/[.$N$43]" office:value-type="percentage" office:value="0.00263157894736842" calcext:value-type="percentage">
            <text:p>0.26%</text:p>
          </table:table-cell>
          <table:table-cell table:style-name="ce240" table:formula="of:=[.O23]/[.$O$43]" office:value-type="percentage" office:value="0.012987012987013" calcext:value-type="percentage">
            <text:p>1.30%</text:p>
          </table:table-cell>
          <table:table-cell table:style-name="ce240" table:formula="of:=[.P23]/[.$P$43]" office:value-type="percentage" office:value="0.0572207084468665" calcext:value-type="percentage">
            <text:p>5.72%</text:p>
          </table:table-cell>
          <table:table-cell table:style-name="ce240" table:formula="of:=[.Q23]/[.$Q$43]" office:value-type="percentage" office:value="0.00271739130434783" calcext:value-type="percentage">
            <text:p>0.27%</text:p>
          </table:table-cell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Papillae</text:p>
          </table:table-cell>
          <table:table-cell table:style-name="ce139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139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100"/>
          <table:table-cell table:style-name="ce13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100"/>
          <table:table-cell table:style-name="ce1"/>
          <table:table-cell table:style-name="ce236" table:formula="of:=[.C24]/[.$C$43]" office:value-type="percentage" office:value="0.0110497237569061" calcext:value-type="percentage">
            <text:p>1.10%</text:p>
          </table:table-cell>
          <table:table-cell table:style-name="ce240"/>
          <table:table-cell table:style-name="ce240" table:formula="of:=[.E24]/[.$E$43]" office:value-type="percentage" office:value="0.00260416666666667" calcext:value-type="percentage">
            <text:p>0.26%</text:p>
          </table:table-cell>
          <table:table-cell table:style-name="ce240" table:formula="of:=[.F24]/[.$F$43]" office:value-type="percentage" office:value="0.010840108401084" calcext:value-type="percentage">
            <text:p>1.08%</text:p>
          </table:table-cell>
          <table:table-cell table:style-name="ce240" table:formula="of:=[.G24]/[.$G$43]" office:value-type="percentage" office:value="0.0107816711590297" calcext:value-type="percentage">
            <text:p>1.08%</text:p>
          </table:table-cell>
          <table:table-cell table:style-name="ce240" table:formula="of:=[.H24]/[.$H$43]" office:value-type="percentage" office:value="0.00271739130434783" calcext:value-type="percentage">
            <text:p>0.27%</text:p>
          </table:table-cell>
          <table:table-cell table:style-name="ce240" table:formula="of:=[.I24]/[.$I$43]" office:value-type="percentage" office:value="0.00554016620498615" calcext:value-type="percentage">
            <text:p>0.55%</text:p>
          </table:table-cell>
          <table:table-cell table:style-name="ce236" table:formula="of:=[.J24]/[.$J$43]" office:value-type="percentage" office:value="0.0106382978723404" calcext:value-type="percentage">
            <text:p>1.06%</text:p>
          </table:table-cell>
          <table:table-cell table:style-name="ce240" table:formula="of:=[.K24]/[.$K$43]" office:value-type="percentage" office:value="0.0108695652173913" calcext:value-type="percentage">
            <text:p>1.09%</text:p>
          </table:table-cell>
          <table:table-cell table:style-name="ce244"/>
          <table:table-cell table:style-name="ce240" table:formula="of:=[.M24]/[.$M$43]" office:value-type="percentage" office:value="0.00506329113924051" calcext:value-type="percentage">
            <text:p>0.51%</text:p>
          </table:table-cell>
          <table:table-cell table:style-name="ce240" table:formula="of:=[.N24]/[.$N$43]" office:value-type="percentage" office:value="0.00789473684210526" calcext:value-type="percentage">
            <text:p>0.79%</text:p>
          </table:table-cell>
          <table:table-cell table:style-name="ce240"/>
          <table:table-cell table:style-name="ce240" table:formula="of:=[.P24]/[.$P$43]" office:value-type="percentage" office:value="0.00544959128065395" calcext:value-type="percentage">
            <text:p>0.54%</text:p>
          </table:table-cell>
          <table:table-cell table:style-name="ce240" table:formula="of:=[.Q24]/[.$Q$43]" office:value-type="percentage" office:value="0.00271739130434783" calcext:value-type="percentage">
            <text:p>0.27%</text:p>
          </table:table-cell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4" office:value-type="string" calcext:value-type="string">
            <text:p>Bulliform</text:p>
          </table:table-cell>
          <table:table-cell table:style-name="ce140" office:value-type="float" office:value="6" calcext:value-type="float">
            <text:p>6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style-name="ce140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55" office:value-type="float" office:value="6" calcext:value-type="float">
            <text:p>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236" table:formula="of:=[.C25]/[.$C$43]" office:value-type="percentage" office:value="0.0165745856353591" calcext:value-type="percentage">
            <text:p>1.66%</text:p>
          </table:table-cell>
          <table:table-cell table:style-name="ce240"/>
          <table:table-cell table:style-name="ce240" table:formula="of:=[.E25]/[.$E$43]" office:value-type="percentage" office:value="0.0130208333333333" calcext:value-type="percentage">
            <text:p>1.30%</text:p>
          </table:table-cell>
          <table:table-cell table:style-name="ce240" table:formula="of:=[.F25]/[.$F$43]" office:value-type="percentage" office:value="0.002710027100271" calcext:value-type="percentage">
            <text:p>0.27%</text:p>
          </table:table-cell>
          <table:table-cell table:style-name="ce240" table:formula="of:=[.G25]/[.$G$43]" office:value-type="percentage" office:value="0.0215633423180593" calcext:value-type="percentage">
            <text:p>2.16%</text:p>
          </table:table-cell>
          <table:table-cell table:style-name="ce240" table:formula="of:=[.H25]/[.$H$43]" office:value-type="percentage" office:value="0.0326086956521739" calcext:value-type="percentage">
            <text:p>3.26%</text:p>
          </table:table-cell>
          <table:table-cell table:style-name="ce240" table:formula="of:=[.I25]/[.$I$43]" office:value-type="percentage" office:value="0.0110803324099723" calcext:value-type="percentage">
            <text:p>1.11%</text:p>
          </table:table-cell>
          <table:table-cell table:style-name="ce236" table:formula="of:=[.J25]/[.$J$43]" office:value-type="percentage" office:value="0.0106382978723404" calcext:value-type="percentage">
            <text:p>1.06%</text:p>
          </table:table-cell>
          <table:table-cell table:style-name="ce240" table:formula="of:=[.K25]/[.$K$43]" office:value-type="percentage" office:value="0.0190217391304348" calcext:value-type="percentage">
            <text:p>1.90%</text:p>
          </table:table-cell>
          <table:table-cell table:style-name="ce244" table:formula="of:=[.L25]/[.$L$43]" office:value-type="percentage" office:value="0.0133333333333333" calcext:value-type="percentage">
            <text:p>1.33%</text:p>
          </table:table-cell>
          <table:table-cell table:style-name="ce240" table:formula="of:=[.M25]/[.$M$43]" office:value-type="percentage" office:value="0.0253164556962025" calcext:value-type="percentage">
            <text:p>2.53%</text:p>
          </table:table-cell>
          <table:table-cell table:style-name="ce240" table:formula="of:=[.N25]/[.$N$43]" office:value-type="percentage" office:value="0.0157894736842105" calcext:value-type="percentage">
            <text:p>1.58%</text:p>
          </table:table-cell>
          <table:table-cell table:style-name="ce240" table:formula="of:=[.O25]/[.$O$43]" office:value-type="percentage" office:value="0.0155844155844156" calcext:value-type="percentage">
            <text:p>1.56%</text:p>
          </table:table-cell>
          <table:table-cell table:style-name="ce240" table:formula="of:=[.P25]/[.$P$43]" office:value-type="percentage" office:value="0.0599455040871935" calcext:value-type="percentage">
            <text:p>5.99%</text:p>
          </table:table-cell>
          <table:table-cell table:style-name="ce240" table:formula="of:=[.Q25]/[.$Q$43]" office:value-type="percentage" office:value="0.0244565217391304" calcext:value-type="percentage">
            <text:p>2.45%</text:p>
          </table:table-cell>
          <table:table-cell table:style-name="ce244" table:formula="of:=[.R25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52"/>
          <table:table-cell table:style-name="ce139"/>
          <table:table-cell table:style-name="ce52" table:number-columns-repeated="3"/>
          <table:table-cell table:style-name="ce135"/>
          <table:table-cell table:style-name="ce52" table:number-columns-repeated="2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7"/>
          <table:table-cell table:style-name="ce241" table:number-columns-repeated="6"/>
          <table:table-cell table:style-name="ce237"/>
          <table:table-cell table:style-name="ce241"/>
          <table:table-cell table:style-name="ce245"/>
          <table:table-cell table:style-name="ce241" table:number-columns-repeated="5"/>
          <table:table-cell table:style-name="ce245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3" office:value-type="string" calcext:value-type="string">
            <text:p>Globular psilate</text:p>
          </table:table-cell>
          <table:table-cell table:style-name="ce141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53" office:value-type="float" office:value="7" calcext:value-type="float">
            <text:p>7</text:p>
          </table:table-cell>
          <table:table-cell table:style-name="ce1"/>
          <table:table-cell table:style-name="ce236" table:formula="of:=[.C27]/[.$C$43]" office:value-type="percentage" office:value="0.0165745856353591" calcext:value-type="percentage">
            <text:p>1.66%</text:p>
          </table:table-cell>
          <table:table-cell table:style-name="ce240" table:formula="of:=[.D27]/[.$D$43]" office:value-type="percentage" office:value="0.016260162601626" calcext:value-type="percentage">
            <text:p>1.63%</text:p>
          </table:table-cell>
          <table:table-cell table:style-name="ce240" table:formula="of:=[.E27]/[.$E$43]" office:value-type="percentage" office:value="0.0078125" calcext:value-type="percentage">
            <text:p>0.78%</text:p>
          </table:table-cell>
          <table:table-cell table:style-name="ce240" table:formula="of:=[.F27]/[.$F$43]" office:value-type="percentage" office:value="0.010840108401084" calcext:value-type="percentage">
            <text:p>1.08%</text:p>
          </table:table-cell>
          <table:table-cell table:style-name="ce240" table:formula="of:=[.G27]/[.$G$43]" office:value-type="percentage" office:value="0.0323450134770889" calcext:value-type="percentage">
            <text:p>3.23%</text:p>
          </table:table-cell>
          <table:table-cell table:style-name="ce240" table:formula="of:=[.H27]/[.$H$43]" office:value-type="percentage" office:value="0.0135869565217391" calcext:value-type="percentage">
            <text:p>1.36%</text:p>
          </table:table-cell>
          <table:table-cell table:style-name="ce240" table:formula="of:=[.I27]/[.$I$43]" office:value-type="percentage" office:value="0.00277008310249307" calcext:value-type="percentage">
            <text:p>0.28%</text:p>
          </table:table-cell>
          <table:table-cell table:style-name="ce236" table:formula="of:=[.J27]/[.$J$43]" office:value-type="percentage" office:value="0.0132978723404255" calcext:value-type="percentage">
            <text:p>1.33%</text:p>
          </table:table-cell>
          <table:table-cell table:style-name="ce240" table:formula="of:=[.K27]/[.$K$43]" office:value-type="percentage" office:value="0.00815217391304348" calcext:value-type="percentage">
            <text:p>0.82%</text:p>
          </table:table-cell>
          <table:table-cell table:style-name="ce244" table:formula="of:=[.L27]/[.$L$43]" office:value-type="percentage" office:value="0.00266666666666667" calcext:value-type="percentage">
            <text:p>0.27%</text:p>
          </table:table-cell>
          <table:table-cell table:style-name="ce240" table:formula="of:=[.M27]/[.$M$43]" office:value-type="percentage" office:value="0.0126582278481013" calcext:value-type="percentage">
            <text:p>1.27%</text:p>
          </table:table-cell>
          <table:table-cell table:style-name="ce240" table:formula="of:=[.N27]/[.$N$43]" office:value-type="percentage" office:value="0.0157894736842105" calcext:value-type="percentage">
            <text:p>1.58%</text:p>
          </table:table-cell>
          <table:table-cell table:style-name="ce240" table:formula="of:=[.O27]/[.$O$43]" office:value-type="percentage" office:value="0.0051948051948052" calcext:value-type="percentage">
            <text:p>0.52%</text:p>
          </table:table-cell>
          <table:table-cell table:style-name="ce240" table:formula="of:=[.P27]/[.$P$43]" office:value-type="percentage" office:value="0.00817438692098093" calcext:value-type="percentage">
            <text:p>0.82%</text:p>
          </table:table-cell>
          <table:table-cell table:style-name="ce240" table:formula="of:=[.Q27]/[.$Q$43]" office:value-type="percentage" office:value="0.0108695652173913" calcext:value-type="percentage">
            <text:p>1.09%</text:p>
          </table:table-cell>
          <table:table-cell table:style-name="ce244" table:formula="of:=[.R27]/[.$R$43]" office:value-type="percentage" office:value="0.0183727034120735" calcext:value-type="percentage">
            <text:p>1.84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Globular echinate</text:p>
          </table:table-cell>
          <table:table-cell table:style-name="ce139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139" office:value-type="float" office:value="3" calcext:value-type="float">
            <text:p>3</text:p>
          </table:table-cell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6" table:formula="of:=[.C28]/[.$C$43]" office:value-type="percentage" office:value="0.00276243093922652" calcext:value-type="percentage">
            <text:p>0.28%</text:p>
          </table:table-cell>
          <table:table-cell table:style-name="ce240" table:number-columns-repeated="5"/>
          <table:table-cell table:style-name="ce240" table:formula="of:=[.I28]/[.$I$43]" office:value-type="percentage" office:value="0.00277008310249307" calcext:value-type="percentage">
            <text:p>0.28%</text:p>
          </table:table-cell>
          <table:table-cell table:style-name="ce236" table:formula="of:=[.J28]/[.$J$43]" office:value-type="percentage" office:value="0.00797872340425532" calcext:value-type="percentage">
            <text:p>0.80%</text:p>
          </table:table-cell>
          <table:table-cell table:style-name="ce240"/>
          <table:table-cell table:style-name="ce244"/>
          <table:table-cell table:style-name="ce240" table:number-columns-repeated="5"/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Globular granulate</text:p>
          </table:table-cell>
          <table:table-cell table:style-name="ce139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139"/>
          <table:table-cell table:style-name="ce52" office:value-type="float" office:value="2" calcext:value-type="float">
            <text:p>2</text:p>
          </table:table-cell>
          <table:table-cell table:style-name="ce100"/>
          <table:table-cell table:style-name="ce13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"/>
          <table:table-cell table:style-name="ce236"/>
          <table:table-cell table:style-name="ce240" table:number-columns-repeated="2"/>
          <table:table-cell table:style-name="ce240" table:formula="of:=[.F29]/[.$F$43]" office:value-type="percentage" office:value="0.00542005420054201" calcext:value-type="percentage">
            <text:p>0.54%</text:p>
          </table:table-cell>
          <table:table-cell table:style-name="ce240"/>
          <table:table-cell table:style-name="ce240" table:formula="of:=[.H29]/[.$H$43]" office:value-type="percentage" office:value="0.00543478260869565" calcext:value-type="percentage">
            <text:p>0.54%</text:p>
          </table:table-cell>
          <table:table-cell table:style-name="ce240"/>
          <table:table-cell table:style-name="ce236"/>
          <table:table-cell table:style-name="ce240" table:formula="of:=[.K29]/[.$K$43]" office:value-type="percentage" office:value="0.00543478260869565" calcext:value-type="percentage">
            <text:p>0.54%</text:p>
          </table:table-cell>
          <table:table-cell table:style-name="ce244"/>
          <table:table-cell table:style-name="ce240" table:formula="of:=[.M29]/[.$M$43]" office:value-type="percentage" office:value="0.00253164556962025" calcext:value-type="percentage">
            <text:p>0.25%</text:p>
          </table:table-cell>
          <table:table-cell table:style-name="ce240" table:formula="of:=[.N29]/[.$N$43]" office:value-type="percentage" office:value="0.00789473684210526" calcext:value-type="percentage">
            <text:p>0.79%</text:p>
          </table:table-cell>
          <table:table-cell table:style-name="ce240" table:number-columns-repeated="2"/>
          <table:table-cell table:style-name="ce240" table:formula="of:=[.Q29]/[.$Q$43]" office:value-type="percentage" office:value="0.00271739130434783" calcext:value-type="percentage">
            <text:p>0.27%</text:p>
          </table:table-cell>
          <table:table-cell table:style-name="ce244" table:formula="of:=[.R29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Tracheid</text:p>
          </table:table-cell>
          <table:table-cell table:style-name="ce13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139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100" office:value-type="float" office:value="2" calcext:value-type="float">
            <text:p>2</text:p>
          </table:table-cell>
          <table:table-cell table:style-name="ce139" office:value-type="float" office:value="5" calcext:value-type="float">
            <text:p>5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1"/>
          <table:table-cell table:style-name="ce236" table:formula="of:=[.C30]/[.$C$43]" office:value-type="percentage" office:value="0.00552486187845304" calcext:value-type="percentage">
            <text:p>0.55%</text:p>
          </table:table-cell>
          <table:table-cell table:style-name="ce240" table:formula="of:=[.D30]/[.$D$43]" office:value-type="percentage" office:value="0.00542005420054201" calcext:value-type="percentage">
            <text:p>0.54%</text:p>
          </table:table-cell>
          <table:table-cell table:style-name="ce240" table:formula="of:=[.E30]/[.$E$43]" office:value-type="percentage" office:value="0.00260416666666667" calcext:value-type="percentage">
            <text:p>0.26%</text:p>
          </table:table-cell>
          <table:table-cell table:style-name="ce240" table:formula="of:=[.F30]/[.$F$43]" office:value-type="percentage" office:value="0.016260162601626" calcext:value-type="percentage">
            <text:p>1.63%</text:p>
          </table:table-cell>
          <table:table-cell table:style-name="ce240" table:formula="of:=[.G30]/[.$G$43]" office:value-type="percentage" office:value="0.00269541778975741" calcext:value-type="percentage">
            <text:p>0.27%</text:p>
          </table:table-cell>
          <table:table-cell table:style-name="ce240" table:formula="of:=[.H30]/[.$H$43]" office:value-type="percentage" office:value="0.0190217391304348" calcext:value-type="percentage">
            <text:p>1.90%</text:p>
          </table:table-cell>
          <table:table-cell table:style-name="ce240" table:formula="of:=[.I30]/[.$I$43]" office:value-type="percentage" office:value="0.0249307479224377" calcext:value-type="percentage">
            <text:p>2.49%</text:p>
          </table:table-cell>
          <table:table-cell table:style-name="ce236" table:formula="of:=[.J30]/[.$J$43]" office:value-type="percentage" office:value="0.00797872340425532" calcext:value-type="percentage">
            <text:p>0.80%</text:p>
          </table:table-cell>
          <table:table-cell table:style-name="ce240" table:formula="of:=[.K30]/[.$K$43]" office:value-type="percentage" office:value="0.0135869565217391" calcext:value-type="percentage">
            <text:p>1.36%</text:p>
          </table:table-cell>
          <table:table-cell table:style-name="ce244" table:formula="of:=[.L30]/[.$L$43]" office:value-type="percentage" office:value="0.00533333333333333" calcext:value-type="percentage">
            <text:p>0.53%</text:p>
          </table:table-cell>
          <table:table-cell table:style-name="ce240" table:formula="of:=[.M30]/[.$M$43]" office:value-type="percentage" office:value="0.0126582278481013" calcext:value-type="percentage">
            <text:p>1.27%</text:p>
          </table:table-cell>
          <table:table-cell table:style-name="ce240" table:formula="of:=[.N30]/[.$N$43]" office:value-type="percentage" office:value="0.00526315789473684" calcext:value-type="percentage">
            <text:p>0.53%</text:p>
          </table:table-cell>
          <table:table-cell table:style-name="ce240" table:formula="of:=[.O30]/[.$O$43]" office:value-type="percentage" office:value="0.0051948051948052" calcext:value-type="percentage">
            <text:p>0.52%</text:p>
          </table:table-cell>
          <table:table-cell table:style-name="ce240" table:formula="of:=[.P30]/[.$P$43]" office:value-type="percentage" office:value="0.0108991825613079" calcext:value-type="percentage">
            <text:p>1.09%</text:p>
          </table:table-cell>
          <table:table-cell table:style-name="ce240" table:formula="of:=[.Q30]/[.$Q$43]" office:value-type="percentage" office:value="0.0108695652173913" calcext:value-type="percentage">
            <text:p>1.09%</text:p>
          </table:table-cell>
          <table:table-cell table:style-name="ce244" table:formula="of:=[.R30]/[.$R$43]" office:value-type="percentage" office:value="0.010498687664042" calcext:value-type="percentage">
            <text:p>1.05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Schlereid</text:p>
          </table:table-cell>
          <table:table-cell table:style-name="ce139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52"/>
          <table:table-cell table:style-name="ce100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100" office:value-type="float" office:value="1" calcext:value-type="float">
            <text:p>1</text:p>
          </table:table-cell>
          <table:table-cell table:style-name="ce1"/>
          <table:table-cell table:style-name="ce236" table:formula="of:=[.C31]/[.$C$43]" office:value-type="percentage" office:value="0.00276243093922652" calcext:value-type="percentage">
            <text:p>0.28%</text:p>
          </table:table-cell>
          <table:table-cell table:style-name="ce240" table:number-columns-repeated="2"/>
          <table:table-cell table:style-name="ce240" table:formula="of:=[.F31]/[.$F$43]" office:value-type="percentage" office:value="0.010840108401084" calcext:value-type="percentage">
            <text:p>1.08%</text:p>
          </table:table-cell>
          <table:table-cell table:style-name="ce240" table:number-columns-repeated="2"/>
          <table:table-cell table:style-name="ce240" table:formula="of:=[.I31]/[.$I$43]" office:value-type="percentage" office:value="0.00277008310249307" calcext:value-type="percentage">
            <text:p>0.28%</text:p>
          </table:table-cell>
          <table:table-cell table:style-name="ce236" table:formula="of:=[.J31]/[.$J$43]" office:value-type="percentage" office:value="0.00531914893617021" calcext:value-type="percentage">
            <text:p>0.53%</text:p>
          </table:table-cell>
          <table:table-cell table:style-name="ce240"/>
          <table:table-cell table:style-name="ce244" table:formula="of:=[.L31]/[.$L$43]" office:value-type="percentage" office:value="0.008" calcext:value-type="percentage">
            <text:p>0.80%</text:p>
          </table:table-cell>
          <table:table-cell table:style-name="ce240" table:formula="of:=[.M31]/[.$M$43]" office:value-type="percentage" office:value="0.00253164556962025" calcext:value-type="percentage">
            <text:p>0.25%</text:p>
          </table:table-cell>
          <table:table-cell table:style-name="ce240"/>
          <table:table-cell table:style-name="ce240" table:formula="of:=[.O31]/[.$O$43]" office:value-type="percentage" office:value="0.0025974025974026" calcext:value-type="percentage">
            <text:p>0.26%</text:p>
          </table:table-cell>
          <table:table-cell table:style-name="ce240" table:formula="of:=[.P31]/[.$P$43]" office:value-type="percentage" office:value="0.00544959128065395" calcext:value-type="percentage">
            <text:p>0.54%</text:p>
          </table:table-cell>
          <table:table-cell table:style-name="ce240"/>
          <table:table-cell table:style-name="ce244" table:formula="of:=[.R31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Scalloped</text:p>
          </table:table-cell>
          <table:table-cell table:style-name="ce1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table-cell table:style-name="ce52"/>
          <table:table-cell table:style-name="ce100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"/>
          <table:table-cell table:style-name="ce236" table:formula="of:=[.C32]/[.$C$43]" office:value-type="percentage" office:value="0.00276243093922652" calcext:value-type="percentage">
            <text:p>0.28%</text:p>
          </table:table-cell>
          <table:table-cell table:style-name="ce240" table:formula="of:=[.D32]/[.$D$43]" office:value-type="percentage" office:value="0.002710027100271" calcext:value-type="percentage">
            <text:p>0.27%</text:p>
          </table:table-cell>
          <table:table-cell table:style-name="ce240"/>
          <table:table-cell table:style-name="ce240" table:formula="of:=[.F32]/[.$F$43]" office:value-type="percentage" office:value="0.002710027100271" calcext:value-type="percentage">
            <text:p>0.27%</text:p>
          </table:table-cell>
          <table:table-cell table:style-name="ce240"/>
          <table:table-cell table:style-name="ce240" table:formula="of:=[.H32]/[.$H$43]" office:value-type="percentage" office:value="0.00271739130434783" calcext:value-type="percentage">
            <text:p>0.27%</text:p>
          </table:table-cell>
          <table:table-cell table:style-name="ce240" table:formula="of:=[.I32]/[.$I$43]" office:value-type="percentage" office:value="0.00554016620498615" calcext:value-type="percentage">
            <text:p>0.55%</text:p>
          </table:table-cell>
          <table:table-cell table:style-name="ce236" table:formula="of:=[.J32]/[.$J$43]" office:value-type="percentage" office:value="0.00531914893617021" calcext:value-type="percentage">
            <text:p>0.53%</text:p>
          </table:table-cell>
          <table:table-cell table:style-name="ce240"/>
          <table:table-cell table:style-name="ce244" table:formula="of:=[.L32]/[.$L$43]" office:value-type="percentage" office:value="0.008" calcext:value-type="percentage">
            <text:p>0.80%</text:p>
          </table:table-cell>
          <table:table-cell table:style-name="ce240" table:formula="of:=[.M32]/[.$M$43]" office:value-type="percentage" office:value="0.00759493670886076" calcext:value-type="percentage">
            <text:p>0.76%</text:p>
          </table:table-cell>
          <table:table-cell table:style-name="ce240" table:formula="of:=[.N32]/[.$N$43]" office:value-type="percentage" office:value="0.00789473684210526" calcext:value-type="percentage">
            <text:p>0.79%</text:p>
          </table:table-cell>
          <table:table-cell table:style-name="ce240"/>
          <table:table-cell table:style-name="ce240" table:formula="of:=[.P32]/[.$P$43]" office:value-type="percentage" office:value="0.0163487738419619" calcext:value-type="percentage">
            <text:p>1.63%</text:p>
          </table:table-cell>
          <table:table-cell table:style-name="ce240" table:formula="of:=[.Q32]/[.$Q$43]" office:value-type="percentage" office:value="0.00543478260869565" calcext:value-type="percentage">
            <text:p>0.54%</text:p>
          </table:table-cell>
          <table:table-cell table:style-name="ce244" table:formula="of:=[.R32]/[.$R$43]" office:value-type="percentage" office:value="0.0078740157480315" calcext:value-type="percentage">
            <text:p>0.79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Dicotyledon</text:p>
          </table:table-cell>
          <table:table-cell table:style-name="ce13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6" calcext:value-type="float">
            <text:p>6</text:p>
          </table:table-cell>
          <table:table-cell table:style-name="ce139" office:value-type="float" office:value="15" calcext:value-type="float">
            <text:p>15</text:p>
          </table:table-cell>
          <table:table-cell table:style-name="ce52" office:value-type="float" office:value="1" calcext:value-type="float">
            <text:p>1</text:p>
          </table:table-cell>
          <table:table-cell table:style-name="ce100" office:value-type="float" office:value="14" calcext:value-type="float">
            <text:p>14</text:p>
          </table:table-cell>
          <table:table-cell table:style-name="ce13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100" office:value-type="float" office:value="6" calcext:value-type="float">
            <text:p>6</text:p>
          </table:table-cell>
          <table:table-cell table:style-name="ce1"/>
          <table:table-cell table:style-name="ce236" table:formula="of:=[.C33]/[.$C$43]" office:value-type="percentage" office:value="0.0138121546961326" calcext:value-type="percentage">
            <text:p>1.38%</text:p>
          </table:table-cell>
          <table:table-cell table:style-name="ce240" table:formula="of:=[.D33]/[.$D$43]" office:value-type="percentage" office:value="0.018970189701897" calcext:value-type="percentage">
            <text:p>1.90%</text:p>
          </table:table-cell>
          <table:table-cell table:style-name="ce240" table:formula="of:=[.E33]/[.$E$43]" office:value-type="percentage" office:value="0.0390625" calcext:value-type="percentage">
            <text:p>3.91%</text:p>
          </table:table-cell>
          <table:table-cell table:style-name="ce240" table:formula="of:=[.F33]/[.$F$43]" office:value-type="percentage" office:value="0.032520325203252" calcext:value-type="percentage">
            <text:p>3.25%</text:p>
          </table:table-cell>
          <table:table-cell table:style-name="ce240" table:formula="of:=[.G33]/[.$G$43]" office:value-type="percentage" office:value="0.0107816711590297" calcext:value-type="percentage">
            <text:p>1.08%</text:p>
          </table:table-cell>
          <table:table-cell table:style-name="ce240" table:formula="of:=[.H33]/[.$H$43]" office:value-type="percentage" office:value="0.0407608695652174" calcext:value-type="percentage">
            <text:p>4.08%</text:p>
          </table:table-cell>
          <table:table-cell table:style-name="ce240" table:formula="of:=[.I33]/[.$I$43]" office:value-type="percentage" office:value="0.0166204986149585" calcext:value-type="percentage">
            <text:p>1.66%</text:p>
          </table:table-cell>
          <table:table-cell table:style-name="ce236" table:formula="of:=[.J33]/[.$J$43]" office:value-type="percentage" office:value="0.0398936170212766" calcext:value-type="percentage">
            <text:p>3.99%</text:p>
          </table:table-cell>
          <table:table-cell table:style-name="ce240" table:formula="of:=[.K33]/[.$K$43]" office:value-type="percentage" office:value="0.00271739130434783" calcext:value-type="percentage">
            <text:p>0.27%</text:p>
          </table:table-cell>
          <table:table-cell table:style-name="ce244" table:formula="of:=[.L33]/[.$L$43]" office:value-type="percentage" office:value="0.0373333333333333" calcext:value-type="percentage">
            <text:p>3.73%</text:p>
          </table:table-cell>
          <table:table-cell table:style-name="ce240" table:formula="of:=[.M33]/[.$M$43]" office:value-type="percentage" office:value="0.00506329113924051" calcext:value-type="percentage">
            <text:p>0.51%</text:p>
          </table:table-cell>
          <table:table-cell table:style-name="ce240" table:formula="of:=[.N33]/[.$N$43]" office:value-type="percentage" office:value="0.00789473684210526" calcext:value-type="percentage">
            <text:p>0.79%</text:p>
          </table:table-cell>
          <table:table-cell table:style-name="ce240" table:formula="of:=[.O33]/[.$O$43]" office:value-type="percentage" office:value="0.0103896103896104" calcext:value-type="percentage">
            <text:p>1.04%</text:p>
          </table:table-cell>
          <table:table-cell table:style-name="ce240"/>
          <table:table-cell table:style-name="ce240" table:formula="of:=[.Q33]/[.$Q$43]" office:value-type="percentage" office:value="0.0244565217391304" calcext:value-type="percentage">
            <text:p>2.45%</text:p>
          </table:table-cell>
          <table:table-cell table:style-name="ce244" table:formula="of:=[.R33]/[.$R$43]" office:value-type="percentage" office:value="0.015748031496063" calcext:value-type="percentage">
            <text:p>1.57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4" office:value-type="string" calcext:value-type="string">
            <text:p>Cystolith</text:p>
          </table:table-cell>
          <table:table-cell table:style-name="ce140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40"/>
          <table:table-cell table:style-name="ce55"/>
          <table:table-cell table:style-name="ce4"/>
          <table:table-cell table:style-name="ce140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4"/>
          <table:table-cell table:style-name="ce1"/>
          <table:table-cell table:style-name="ce236" table:formula="of:=[.C34]/[.$C$43]" office:value-type="percentage" office:value="0.00276243093922652" calcext:value-type="percentage">
            <text:p>0.28%</text:p>
          </table:table-cell>
          <table:table-cell table:style-name="ce240" table:number-columns-repeated="4"/>
          <table:table-cell table:style-name="ce240" table:formula="of:=[.H34]/[.$H$43]" office:value-type="percentage" office:value="0.00271739130434783" calcext:value-type="percentage">
            <text:p>0.27%</text:p>
          </table:table-cell>
          <table:table-cell table:style-name="ce240"/>
          <table:table-cell table:style-name="ce236"/>
          <table:table-cell table:style-name="ce240"/>
          <table:table-cell table:style-name="ce244"/>
          <table:table-cell table:style-name="ce240"/>
          <table:table-cell table:style-name="ce240" table:formula="of:=[.N34]/[.$N$43]" office:value-type="percentage" office:value="0.00263157894736842" calcext:value-type="percentage">
            <text:p>0.26%</text:p>
          </table:table-cell>
          <table:table-cell table:style-name="ce240" table:number-columns-repeated="2"/>
          <table:table-cell table:style-name="ce240" table:formula="of:=[.Q34]/[.$Q$43]" office:value-type="percentage" office:value="0.00271739130434783" calcext:value-type="percentage">
            <text:p>0.27%</text:p>
          </table:table-cell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135"/>
          <table:table-cell table:style-name="ce139"/>
          <table:table-cell table:style-name="ce52" table:number-columns-repeated="6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7"/>
          <table:table-cell table:style-name="ce241" table:number-columns-repeated="6"/>
          <table:table-cell table:style-name="ce237"/>
          <table:table-cell table:style-name="ce241"/>
          <table:table-cell table:style-name="ce245"/>
          <table:table-cell table:style-name="ce241" table:number-columns-repeated="5"/>
          <table:table-cell table:style-name="ce245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3" office:value-type="string" calcext:value-type="string">
            <text:p>Silica skeleton psilate</text:p>
          </table:table-cell>
          <table:table-cell table:style-name="ce141" office:value-type="float" office:value="1" calcext:value-type="float">
            <text:p>1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141"/>
          <table:table-cell table:style-name="ce51"/>
          <table:table-cell table:style-name="ce153"/>
          <table:table-cell table:style-name="ce141"/>
          <table:table-cell table:style-name="ce51" table:number-columns-repeated="3"/>
          <table:table-cell table:style-name="ce51" office:value-type="float" office:value="3" calcext:value-type="float">
            <text:p>3</text:p>
          </table:table-cell>
          <table:table-cell table:style-name="ce153"/>
          <table:table-cell table:style-name="ce1"/>
          <table:table-cell table:style-name="ce236" table:formula="of:=[.C36]/[.$C$43]" office:value-type="percentage" office:value="0.00276243093922652" calcext:value-type="percentage">
            <text:p>0.28%</text:p>
          </table:table-cell>
          <table:table-cell table:style-name="ce240" table:number-columns-repeated="2"/>
          <table:table-cell table:style-name="ce240" table:formula="of:=[.F36]/[.$F$43]" office:value-type="percentage" office:value="0.002710027100271" calcext:value-type="percentage">
            <text:p>0.27%</text:p>
          </table:table-cell>
          <table:table-cell table:style-name="ce240"/>
          <table:table-cell table:style-name="ce240" table:formula="of:=[.H36]/[.$H$43]" office:value-type="percentage" office:value="0.00543478260869565" calcext:value-type="percentage">
            <text:p>0.54%</text:p>
          </table:table-cell>
          <table:table-cell table:style-name="ce240"/>
          <table:table-cell table:style-name="ce236"/>
          <table:table-cell table:style-name="ce240"/>
          <table:table-cell table:style-name="ce244"/>
          <table:table-cell table:style-name="ce240" table:number-columns-repeated="4"/>
          <table:table-cell table:style-name="ce240" table:formula="of:=[.Q36]/[.$Q$43]" office:value-type="percentage" office:value="0.00815217391304348" calcext:value-type="percentage">
            <text:p>0.82%</text:p>
          </table:table-cell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Silica skeleton echinates</text:p>
          </table:table-cell>
          <table:table-cell table:style-name="ce139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6"/>
          <table:table-cell table:style-name="ce240" table:number-columns-repeated="3"/>
          <table:table-cell table:style-name="ce240" table:formula="of:=[.G37]/[.$G$43]" office:value-type="percentage" office:value="0.00539083557951482" calcext:value-type="percentage">
            <text:p>0.54%</text:p>
          </table:table-cell>
          <table:table-cell table:style-name="ce240" table:number-columns-repeated="2"/>
          <table:table-cell table:style-name="ce236"/>
          <table:table-cell table:style-name="ce240"/>
          <table:table-cell table:style-name="ce244"/>
          <table:table-cell table:style-name="ce240" table:number-columns-repeated="5"/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7" office:value-type="string" calcext:value-type="string">
            <text:p>Silica skeleton sinuate</text:p>
          </table:table-cell>
          <table:table-cell table:style-name="ce139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 office:value-type="float" office:value="1" calcext:value-type="float">
            <text:p>1</text:p>
          </table:table-cell>
          <table:table-cell table:style-name="ce1"/>
          <table:table-cell table:style-name="ce236"/>
          <table:table-cell table:style-name="ce240" table:number-columns-repeated="3"/>
          <table:table-cell table:style-name="ce240" table:formula="of:=[.G38]/[.$G$43]" office:value-type="percentage" office:value="0.00539083557951482" calcext:value-type="percentage">
            <text:p>0.54%</text:p>
          </table:table-cell>
          <table:table-cell table:style-name="ce240" table:formula="of:=[.H38]/[.$H$43]" office:value-type="percentage" office:value="0.00271739130434783" calcext:value-type="percentage">
            <text:p>0.27%</text:p>
          </table:table-cell>
          <table:table-cell table:style-name="ce240"/>
          <table:table-cell table:style-name="ce236"/>
          <table:table-cell table:style-name="ce240"/>
          <table:table-cell table:style-name="ce244"/>
          <table:table-cell table:style-name="ce240" table:number-columns-repeated="5"/>
          <table:table-cell table:style-name="ce244" table:formula="of:=[.R38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4" office:value-type="string" calcext:value-type="string">
            <text:p>Silica skeleton platelets</text:p>
          </table:table-cell>
          <table:table-cell table:style-name="ce140"/>
          <table:table-cell table:style-name="ce55" table:number-columns-repeated="6"/>
          <table:table-cell table:style-name="ce140"/>
          <table:table-cell table:style-name="ce55" office:value-type="float" office:value="3" calcext:value-type="float">
            <text:p>3</text:p>
          </table:table-cell>
          <table:table-cell table:style-name="ce4"/>
          <table:table-cell table:style-name="ce140"/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236"/>
          <table:table-cell table:style-name="ce240" table:number-columns-repeated="6"/>
          <table:table-cell table:style-name="ce236"/>
          <table:table-cell table:style-name="ce240" table:formula="of:=[.K39]/[.$K$43]" office:value-type="percentage" office:value="0.00815217391304348" calcext:value-type="percentage">
            <text:p>0.82%</text:p>
          </table:table-cell>
          <table:table-cell table:style-name="ce244"/>
          <table:table-cell table:style-name="ce240" table:number-columns-repeated="4"/>
          <table:table-cell table:style-name="ce240" table:formula="of:=[.Q39]/[.$Q$43]" office:value-type="percentage" office:value="0.00271739130434783" calcext:value-type="percentage">
            <text:p>0.27%</text:p>
          </table:table-cell>
          <table:table-cell table:style-name="ce244" table:formula="of:=[.R39]/[.$R$43]" office:value-type="percentage" office:value="0.0026246719160105" calcext:value-type="percentage">
            <text:p>0.26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135"/>
          <table:table-cell table:style-name="ce139"/>
          <table:table-cell table:style-name="ce52" table:number-columns-repeated="6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7"/>
          <table:table-cell table:style-name="ce241" table:number-columns-repeated="6"/>
          <table:table-cell table:style-name="ce237"/>
          <table:table-cell table:style-name="ce241"/>
          <table:table-cell table:style-name="ce245"/>
          <table:table-cell table:style-name="ce241" table:number-columns-repeated="5"/>
          <table:table-cell table:style-name="ce245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6" office:value-type="string" calcext:value-type="string">
            <text:p>Undetermined</text:p>
          </table:table-cell>
          <table:table-cell table:style-name="ce89"/>
          <table:table-cell table:style-name="ce93" table:number-columns-repeated="5"/>
          <table:table-cell table:style-name="ce93" office:value-type="float" office:value="2" calcext:value-type="float">
            <text:p>2</text:p>
          </table:table-cell>
          <table:table-cell table:style-name="ce89"/>
          <table:table-cell table:style-name="ce93"/>
          <table:table-cell table:style-name="ce99"/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14" calcext:value-type="float">
            <text:p>14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style-name="ce99"/>
          <table:table-cell table:style-name="ce1"/>
          <table:table-cell table:style-name="ce236"/>
          <table:table-cell table:style-name="ce240" table:number-columns-repeated="5"/>
          <table:table-cell table:style-name="ce240" table:formula="of:=[.I41]/[.$I$43]" office:value-type="percentage" office:value="0.00554016620498615" calcext:value-type="percentage">
            <text:p>0.55%</text:p>
          </table:table-cell>
          <table:table-cell table:style-name="ce236"/>
          <table:table-cell table:style-name="ce240"/>
          <table:table-cell table:style-name="ce244"/>
          <table:table-cell table:style-name="ce240" table:formula="of:=[.M41]/[.$M$43]" office:value-type="percentage" office:value="0.00506329113924051" calcext:value-type="percentage">
            <text:p>0.51%</text:p>
          </table:table-cell>
          <table:table-cell table:style-name="ce240" table:formula="of:=[.N41]/[.$N$43]" office:value-type="percentage" office:value="0.0131578947368421" calcext:value-type="percentage">
            <text:p>1.32%</text:p>
          </table:table-cell>
          <table:table-cell table:style-name="ce240" table:formula="of:=[.O41]/[.$O$43]" office:value-type="percentage" office:value="0.0363636363636364" calcext:value-type="percentage">
            <text:p>3.64%</text:p>
          </table:table-cell>
          <table:table-cell table:style-name="ce240" table:formula="of:=[.P41]/[.$P$43]" office:value-type="percentage" office:value="0.00544959128065395" calcext:value-type="percentage">
            <text:p>0.54%</text:p>
          </table:table-cell>
          <table:table-cell table:style-name="ce240" table:formula="of:=[.Q41]/[.$Q$43]" office:value-type="percentage" office:value="0.00543478260869565" calcext:value-type="percentage">
            <text:p>0.54%</text:p>
          </table:table-cell>
          <table:table-cell table:style-name="ce244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52"/>
          <table:table-cell table:style-name="ce139"/>
          <table:table-cell table:style-name="ce52" table:number-columns-repeated="2"/>
          <table:table-cell table:style-name="ce135"/>
          <table:table-cell table:style-name="ce52" table:number-columns-repeated="3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/>
          <table:table-cell table:style-name="ce237"/>
          <table:table-cell table:style-name="ce241" table:number-columns-repeated="6"/>
          <table:table-cell table:style-name="ce237"/>
          <table:table-cell table:style-name="ce241"/>
          <table:table-cell table:style-name="ce245"/>
          <table:table-cell table:style-name="ce241" table:number-columns-repeated="5"/>
          <table:table-cell table:style-name="ce245"/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76" office:value-type="string" calcext:value-type="string">
            <text:p>TOT</text:p>
          </table:table-cell>
          <table:table-cell table:style-name="ce89" table:formula="of:=SUM([.C5:.C41])" office:value-type="float" office:value="362" calcext:value-type="float">
            <text:p>362</text:p>
          </table:table-cell>
          <table:table-cell table:style-name="ce93" table:formula="of:=SUM([.D5:.D41])" office:value-type="float" office:value="369" calcext:value-type="float">
            <text:p>369</text:p>
          </table:table-cell>
          <table:table-cell table:style-name="ce93" table:formula="of:=SUM([.E5:.E41])" office:value-type="float" office:value="384" calcext:value-type="float">
            <text:p>384</text:p>
          </table:table-cell>
          <table:table-cell table:style-name="ce93" table:formula="of:=SUM([.F5:.F41])" office:value-type="float" office:value="369" calcext:value-type="float">
            <text:p>369</text:p>
          </table:table-cell>
          <table:table-cell table:style-name="ce93" table:formula="of:=SUM([.G5:.G41])" office:value-type="float" office:value="371" calcext:value-type="float">
            <text:p>371</text:p>
          </table:table-cell>
          <table:table-cell table:style-name="ce93" table:formula="of:=SUM([.H5:.H41])" office:value-type="float" office:value="368" calcext:value-type="float">
            <text:p>368</text:p>
          </table:table-cell>
          <table:table-cell table:style-name="ce93" table:formula="of:=SUM([.I5:.I41])" office:value-type="float" office:value="361" calcext:value-type="float">
            <text:p>361</text:p>
          </table:table-cell>
          <table:table-cell table:style-name="ce89" table:formula="of:=SUM([.J5:.J41])" office:value-type="float" office:value="376" calcext:value-type="float">
            <text:p>376</text:p>
          </table:table-cell>
          <table:table-cell table:style-name="ce93" table:formula="of:=SUM([.K5:.K41])" office:value-type="float" office:value="368" calcext:value-type="float">
            <text:p>368</text:p>
          </table:table-cell>
          <table:table-cell table:style-name="ce99" table:formula="of:=SUM([.L5:.L41])" office:value-type="float" office:value="375" calcext:value-type="float">
            <text:p>375</text:p>
          </table:table-cell>
          <table:table-cell table:style-name="ce89" table:formula="of:=SUM([.M5:.M41])" office:value-type="float" office:value="395" calcext:value-type="float">
            <text:p>395</text:p>
          </table:table-cell>
          <table:table-cell table:style-name="ce93" table:formula="of:=SUM([.N5:.N41])" office:value-type="float" office:value="380" calcext:value-type="float">
            <text:p>380</text:p>
          </table:table-cell>
          <table:table-cell table:style-name="ce93" table:formula="of:=SUM([.O5:.O41])" office:value-type="float" office:value="385" calcext:value-type="float">
            <text:p>385</text:p>
          </table:table-cell>
          <table:table-cell table:style-name="ce93" table:formula="of:=SUM([.P5:.P41])" office:value-type="float" office:value="367" calcext:value-type="float">
            <text:p>367</text:p>
          </table:table-cell>
          <table:table-cell table:style-name="ce93" table:formula="of:=SUM([.Q5:.Q41])" office:value-type="float" office:value="368" calcext:value-type="float">
            <text:p>368</text:p>
          </table:table-cell>
          <table:table-cell table:style-name="ce99" table:formula="of:=SUM([.R5:.R41])" office:value-type="float" office:value="381" calcext:value-type="float">
            <text:p>381</text:p>
          </table:table-cell>
          <table:table-cell table:style-name="ce1"/>
          <table:table-cell table:style-name="ce238" table:formula="of:=[.C43]/[.$C$43]" office:value-type="percentage" office:value="1" calcext:value-type="percentage">
            <text:p>100%</text:p>
          </table:table-cell>
          <table:table-cell table:style-name="ce242" table:formula="of:=[.D43]/[.$D$43]" office:value-type="percentage" office:value="1" calcext:value-type="percentage">
            <text:p>100%</text:p>
          </table:table-cell>
          <table:table-cell table:style-name="ce242" table:formula="of:=[.E43]/[.$E$43]" office:value-type="percentage" office:value="1" calcext:value-type="percentage">
            <text:p>100%</text:p>
          </table:table-cell>
          <table:table-cell table:style-name="ce242" table:formula="of:=[.F43]/[.$F$43]" office:value-type="percentage" office:value="1" calcext:value-type="percentage">
            <text:p>100%</text:p>
          </table:table-cell>
          <table:table-cell table:style-name="ce242" table:formula="of:=[.G43]/[.$G$43]" office:value-type="percentage" office:value="1" calcext:value-type="percentage">
            <text:p>100%</text:p>
          </table:table-cell>
          <table:table-cell table:style-name="ce242" table:formula="of:=[.H43]/[.$H$43]" office:value-type="percentage" office:value="1" calcext:value-type="percentage">
            <text:p>100%</text:p>
          </table:table-cell>
          <table:table-cell table:style-name="ce242" table:formula="of:=[.I43]/[.$I$43]" office:value-type="percentage" office:value="1" calcext:value-type="percentage">
            <text:p>100%</text:p>
          </table:table-cell>
          <table:table-cell table:style-name="ce238" table:formula="of:=[.J43]/[.$J$43]" office:value-type="percentage" office:value="1" calcext:value-type="percentage">
            <text:p>100%</text:p>
          </table:table-cell>
          <table:table-cell table:style-name="ce242" table:formula="of:=[.K43]/[.$K$43]" office:value-type="percentage" office:value="1" calcext:value-type="percentage">
            <text:p>100%</text:p>
          </table:table-cell>
          <table:table-cell table:style-name="ce246" table:formula="of:=[.L43]/[.$L$43]" office:value-type="percentage" office:value="1" calcext:value-type="percentage">
            <text:p>100%</text:p>
          </table:table-cell>
          <table:table-cell table:style-name="ce242" table:formula="of:=[.M43]/[.$M$43]" office:value-type="percentage" office:value="1" calcext:value-type="percentage">
            <text:p>100%</text:p>
          </table:table-cell>
          <table:table-cell table:style-name="ce242" table:formula="of:=[.N43]/[.$N$43]" office:value-type="percentage" office:value="1" calcext:value-type="percentage">
            <text:p>100%</text:p>
          </table:table-cell>
          <table:table-cell table:style-name="ce242" table:formula="of:=[.O43]/[.$O$43]" office:value-type="percentage" office:value="1" calcext:value-type="percentage">
            <text:p>100%</text:p>
          </table:table-cell>
          <table:table-cell table:style-name="ce242" table:formula="of:=[.P43]/[.$P$43]" office:value-type="percentage" office:value="1" calcext:value-type="percentage">
            <text:p>100%</text:p>
          </table:table-cell>
          <table:table-cell table:style-name="ce242" table:formula="of:=[.Q43]/[.$Q$43]" office:value-type="percentage" office:value="1" calcext:value-type="percentage">
            <text:p>100%</text:p>
          </table:table-cell>
          <table:table-cell table:style-name="ce246" table:formula="of:=[.R43]/[.$R$43]" office:value-type="percentage" office:value="1" calcext:value-type="percentage">
            <text:p>100%</text:p>
          </table:table-cell>
          <table:table-cell table:style-name="ce1" table:number-columns-repeated="16"/>
          <table:table-cell table:number-columns-repeated="13"/>
        </table:table-row>
        <table:table-row table:style-name="ro2">
          <table:table-cell table:style-name="ce1"/>
          <table:table-cell table:style-name="ce52"/>
          <table:table-cell table:style-name="ce139"/>
          <table:table-cell table:style-name="ce52" table:number-columns-repeated="6"/>
          <table:table-cell table:style-name="ce139"/>
          <table:table-cell table:style-name="ce52"/>
          <table:table-cell table:style-name="ce100"/>
          <table:table-cell table:style-name="ce139"/>
          <table:table-cell table:style-name="ce52" table:number-columns-repeated="4"/>
          <table:table-cell table:style-name="ce100"/>
          <table:table-cell table:style-name="ce1" table:number-columns-repeated="33"/>
          <table:table-cell table:number-columns-repeated="13"/>
        </table:table-row>
        <table:table-row table:style-name="ro2">
          <table:table-cell table:style-name="ce1"/>
          <table:table-cell table:style-name="ce78" office:value-type="string" calcext:value-type="string">
            <text:p>tot with si sk</text:p>
          </table:table-cell>
          <table:table-cell table:style-name="ce141" office:value-type="float" office:value="365" calcext:value-type="float">
            <text:p>365</text:p>
          </table:table-cell>
          <table:table-cell table:style-name="ce51" office:value-type="float" office:value="369" calcext:value-type="float">
            <text:p>369</text:p>
          </table:table-cell>
          <table:table-cell table:style-name="ce51" office:value-type="float" office:value="384" calcext:value-type="float">
            <text:p>384</text:p>
          </table:table-cell>
          <table:table-cell table:style-name="ce51" office:value-type="float" office:value="373" calcext:value-type="float">
            <text:p>373</text:p>
          </table:table-cell>
          <table:table-cell table:style-name="ce51" office:value-type="float" office:value="385" calcext:value-type="float">
            <text:p>385</text:p>
          </table:table-cell>
          <table:table-cell table:style-name="ce51" office:value-type="float" office:value="377" calcext:value-type="float">
            <text:p>377</text:p>
          </table:table-cell>
          <table:table-cell table:style-name="ce51" office:value-type="float" office:value="361" calcext:value-type="float">
            <text:p>361</text:p>
          </table:table-cell>
          <table:table-cell table:style-name="ce141" office:value-type="float" office:value="376" calcext:value-type="float">
            <text:p>376</text:p>
          </table:table-cell>
          <table:table-cell table:style-name="ce51" office:value-type="float" office:value="368" calcext:value-type="float">
            <text:p>368</text:p>
          </table:table-cell>
          <table:table-cell table:style-name="ce153" office:value-type="float" office:value="375" calcext:value-type="float">
            <text:p>375</text:p>
          </table:table-cell>
          <table:table-cell table:style-name="ce141" office:value-type="float" office:value="395" calcext:value-type="float">
            <text:p>395</text:p>
          </table:table-cell>
          <table:table-cell table:style-name="ce51" office:value-type="float" office:value="380" calcext:value-type="float">
            <text:p>380</text:p>
          </table:table-cell>
          <table:table-cell table:style-name="ce51" office:value-type="float" office:value="385" calcext:value-type="float">
            <text:p>385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386" calcext:value-type="float">
            <text:p>386</text:p>
          </table:table-cell>
          <table:table-cell table:style-name="ce153" office:value-type="float" office:value="385" calcext:value-type="float">
            <text:p>385</text:p>
          </table:table-cell>
          <table:table-cell table:style-name="ce1" table:number-columns-repeated="33"/>
          <table:table-cell table:number-columns-repeated="13"/>
        </table:table-row>
        <table:table-row table:style-name="ro2">
          <table:table-cell table:style-name="ce1"/>
          <table:table-cell table:style-name="ce79" office:value-type="string" calcext:value-type="string">
            <text:p>fields counted</text:p>
          </table:table-cell>
          <table:table-cell table:style-name="ce140" office:value-type="float" office:value="60" calcext:value-type="float">
            <text:p>60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3" calcext:value-type="float">
            <text:p>63</text:p>
          </table:table-cell>
          <table:table-cell table:style-name="ce140" office:value-type="float" office:value="110" calcext:value-type="float">
            <text:p>110</text:p>
          </table:table-cell>
          <table:table-cell table:style-name="ce55" office:value-type="float" office:value="33" calcext:value-type="float">
            <text:p>33</text:p>
          </table:table-cell>
          <table:table-cell table:style-name="ce4" office:value-type="float" office:value="74" calcext:value-type="float">
            <text:p>74</text:p>
          </table:table-cell>
          <table:table-cell table:style-name="ce140" office:value-type="float" office:value="134" calcext:value-type="float">
            <text:p>134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53" calcext:value-type="float">
            <text:p>53</text:p>
          </table:table-cell>
          <table:table-cell table:style-name="ce4" office:value-type="float" office:value="37" calcext:value-type="float">
            <text:p>37</text:p>
          </table:table-cell>
          <table:table-cell table:style-name="ce1" table:number-columns-repeated="33"/>
          <table:table-cell table:number-columns-repeated="13"/>
        </table:table-row>
        <table:table-row table:style-name="ro2" table:number-rows-repeated="2">
          <table:table-cell table:style-name="ce1" table:number-columns-repeated="51"/>
          <table:table-cell table:number-columns-repeated="13"/>
        </table:table-row>
        <table:table-row table:style-name="ro2">
          <table:table-cell table:style-name="ce1"/>
          <table:table-cell table:style-name="ce80" office:value-type="string" calcext:value-type="string">
            <text:p>Grass leaf/stem (elongate psilate/elongate sinuate/short cells/bulliform/stomate/silica skeleton made of elongate psilate/silica skeletons made of elongate sinuate)</text:p>
          </table:table-cell>
          <table:table-cell table:style-name="ce1" table:number-columns-repeated="49"/>
          <table:table-cell table:number-columns-repeated="13"/>
        </table:table-row>
        <table:table-row table:style-name="ro2">
          <table:table-cell table:style-name="ce1"/>
          <table:table-cell table:style-name="ce80" office:value-type="string" calcext:value-type="string">
            <text:p>Inflorescence (elongate echinate/elongate columellate/elongate pilate/elongate polylobatedendritic//silica skeletons made of these elongate type cells )</text:p>
          </table:table-cell>
          <table:table-cell table:style-name="ce1" table:number-columns-repeated="49"/>
          <table:table-cell table:number-columns-repeated="13"/>
        </table:table-row>
        <table:table-row table:style-name="ro2">
          <table:table-cell table:style-name="ce1"/>
          <table:table-cell table:style-name="ce80" office:value-type="string" calcext:value-type="string">
            <text:p>Woody species (schlereids/scalloped/globulars/dycotiledon/cystoliths)</text:p>
          </table:table-cell>
          <table:table-cell table:style-name="ce1" table:number-columns-repeated="49"/>
          <table:table-cell table:number-columns-repeated="13"/>
        </table:table-row>
        <table:table-row table:style-name="ro2" table:number-rows-repeated="2">
          <table:table-cell table:style-name="ce1" table:number-columns-repeated="51"/>
          <table:table-cell table:number-columns-repeated="13"/>
        </table:table-row>
        <table:table-row table:style-name="ro13">
          <table:table-cell table:style-name="ce1"/>
          <table:table-cell table:style-name="ce4"/>
          <table:table-cell table:style-name="ce226" office:value-type="string" calcext:value-type="string">
            <text:p>ALM 08 FL001</text:p>
          </table:table-cell>
          <table:table-cell table:style-name="ce226" office:value-type="string" calcext:value-type="string">
            <text:p>ALM 08 FL002</text:p>
          </table:table-cell>
          <table:table-cell table:style-name="ce226" office:value-type="string" calcext:value-type="string">
            <text:p>ALM 08 FL003</text:p>
          </table:table-cell>
          <table:table-cell table:style-name="ce226" office:value-type="string" calcext:value-type="string">
            <text:p>ALM 08 FL004</text:p>
          </table:table-cell>
          <table:table-cell table:style-name="ce226" office:value-type="string" calcext:value-type="string">
            <text:p>ALM 08 FL005</text:p>
          </table:table-cell>
          <table:table-cell table:style-name="ce226" office:value-type="string" calcext:value-type="string">
            <text:p>ALM 08 FL006</text:p>
          </table:table-cell>
          <table:table-cell table:style-name="ce226" office:value-type="string" calcext:value-type="string">
            <text:p>ALM 08 FL007</text:p>
          </table:table-cell>
          <table:table-cell table:style-name="ce226" office:value-type="string" calcext:value-type="string">
            <text:p>ALM 08 A001</text:p>
          </table:table-cell>
          <table:table-cell table:style-name="ce226" office:value-type="string" calcext:value-type="string">
            <text:p>ALM 08 A002</text:p>
          </table:table-cell>
          <table:table-cell table:style-name="ce226" office:value-type="string" calcext:value-type="string">
            <text:p>ALM 08 A003</text:p>
          </table:table-cell>
          <table:table-cell table:style-name="ce226" office:value-type="string" calcext:value-type="string">
            <text:p>ALM 08 P001</text:p>
          </table:table-cell>
          <table:table-cell table:style-name="ce226" office:value-type="string" calcext:value-type="string">
            <text:p>ALM 08 P002</text:p>
          </table:table-cell>
          <table:table-cell table:style-name="ce226" office:value-type="string" calcext:value-type="string">
            <text:p>ALM 08 P003</text:p>
          </table:table-cell>
          <table:table-cell table:style-name="ce226" office:value-type="string" calcext:value-type="string">
            <text:p>ALM 08 P004</text:p>
          </table:table-cell>
          <table:table-cell table:style-name="ce226" office:value-type="string" calcext:value-type="string">
            <text:p>ALM 08 P005</text:p>
          </table:table-cell>
          <table:table-cell table:style-name="ce226" office:value-type="string" calcext:value-type="string">
            <text:p>ALM 08 P006</text:p>
          </table:table-cell>
          <table:table-cell table:style-name="ce234" office:value-type="string" calcext:value-type="string">
            <text:p>SUM</text:p>
          </table:table-cell>
          <table:table-cell table:style-name="ce226" office:value-type="string" calcext:value-type="string">
            <text:p>ALM 08 FL001</text:p>
          </table:table-cell>
          <table:table-cell table:style-name="ce226" office:value-type="string" calcext:value-type="string">
            <text:p>ALM 08 FL002</text:p>
          </table:table-cell>
          <table:table-cell table:style-name="ce226" office:value-type="string" calcext:value-type="string">
            <text:p>ALM 08 FL003</text:p>
          </table:table-cell>
          <table:table-cell table:style-name="ce226" office:value-type="string" calcext:value-type="string">
            <text:p>ALM 08 FL004</text:p>
          </table:table-cell>
          <table:table-cell table:style-name="ce226" office:value-type="string" calcext:value-type="string">
            <text:p>ALM 08 FL005</text:p>
          </table:table-cell>
          <table:table-cell table:style-name="ce226" office:value-type="string" calcext:value-type="string">
            <text:p>ALM 08 FL006</text:p>
          </table:table-cell>
          <table:table-cell table:style-name="ce226" office:value-type="string" calcext:value-type="string">
            <text:p>ALM 08 FL007</text:p>
          </table:table-cell>
          <table:table-cell table:style-name="ce226" office:value-type="string" calcext:value-type="string">
            <text:p>ALM 08 A001</text:p>
          </table:table-cell>
          <table:table-cell table:style-name="ce226" office:value-type="string" calcext:value-type="string">
            <text:p>ALM 08 A002</text:p>
          </table:table-cell>
          <table:table-cell table:style-name="ce226" office:value-type="string" calcext:value-type="string">
            <text:p>ALM 08 A003</text:p>
          </table:table-cell>
          <table:table-cell table:style-name="ce226" office:value-type="string" calcext:value-type="string">
            <text:p>ALM 08 P001</text:p>
          </table:table-cell>
          <table:table-cell table:style-name="ce226" office:value-type="string" calcext:value-type="string">
            <text:p>ALM 08 P002</text:p>
          </table:table-cell>
          <table:table-cell table:style-name="ce226" office:value-type="string" calcext:value-type="string">
            <text:p>ALM 08 P003</text:p>
          </table:table-cell>
          <table:table-cell table:style-name="ce226" office:value-type="string" calcext:value-type="string">
            <text:p>ALM 08 P004</text:p>
          </table:table-cell>
          <table:table-cell table:style-name="ce226" office:value-type="string" calcext:value-type="string">
            <text:p>ALM 08 P005</text:p>
          </table:table-cell>
          <table:table-cell table:style-name="ce226" office:value-type="string" calcext:value-type="string">
            <text:p>ALM 08 P006</text:p>
          </table:table-cell>
          <table:table-cell table:style-name="ce247" office:value-type="string" calcext:value-type="string">
            <text:p>SUM</text:p>
          </table:table-cell>
          <table:table-cell table:style-name="ce118"/>
          <table:table-cell table:style-name="ce253" office:value-type="string" calcext:value-type="string">
            <text:p>GENERAL</text:p>
          </table:table-cell>
          <table:table-cell table:style-name="ce226" office:value-type="string" calcext:value-type="string">
            <text:p>FLOOR</text:p>
          </table:table-cell>
          <table:table-cell table:style-name="ce226" office:value-type="string" calcext:value-type="string">
            <text:p>ASH</text:p>
          </table:table-cell>
          <table:table-cell table:style-name="ce226" office:value-type="string" calcext:value-type="string">
            <text:p>PIT</text:p>
          </table:table-cell>
          <table:table-cell table:style-name="ce226" office:value-type="string" calcext:value-type="string">
            <text:p>GENERAL</text:p>
          </table:table-cell>
          <table:table-cell table:style-name="ce226" office:value-type="string" calcext:value-type="string">
            <text:p>FLOOR</text:p>
          </table:table-cell>
          <table:table-cell table:style-name="ce226" office:value-type="string" calcext:value-type="string">
            <text:p>ASH</text:p>
          </table:table-cell>
          <table:table-cell table:style-name="ce226" office:value-type="string" calcext:value-type="string">
            <text:p>PIT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grass leaf</text:p>
          </table:table-cell>
          <table:table-cell table:style-name="ce57" table:formula="of:=[.C5]+[.C6]+[.C13]+[.C14]+[.C15]+[.C16]+[.C17]+[.C18]+[.C19]+[.C22]+[.C25]+[.C36]+[.C38]" office:value-type="float" office:value="335" calcext:value-type="float">
            <text:p>335</text:p>
          </table:table-cell>
          <table:table-cell table:style-name="ce57" table:formula="of:=[.D5]+[.D6]+[.D13]+[.D14]+[.D15]+[.D16]+[.D17]+[.D18]+[.D19]+[.D22]+[.D25]+[.D36]+[.D38]" office:value-type="float" office:value="339" calcext:value-type="float">
            <text:p>339</text:p>
          </table:table-cell>
          <table:table-cell table:style-name="ce57" table:formula="of:=[.E5]+[.E6]+[.E13]+[.E14]+[.E15]+[.E16]+[.E17]+[.E18]+[.E19]+[.E22]+[.E25]+[.E36]+[.E38]" office:value-type="float" office:value="356" calcext:value-type="float">
            <text:p>356</text:p>
          </table:table-cell>
          <table:table-cell table:style-name="ce57" table:formula="of:=[.F5]+[.F6]+[.F13]+[.F14]+[.F15]+[.F16]+[.F17]+[.F18]+[.F19]+[.F22]+[.F25]+[.F36]+[.F38]" office:value-type="float" office:value="323" calcext:value-type="float">
            <text:p>323</text:p>
          </table:table-cell>
          <table:table-cell table:style-name="ce57" table:formula="of:=[.G5]+[.G6]+[.G13]+[.G14]+[.G15]+[.G16]+[.G17]+[.G18]+[.G19]+[.G22]+[.G25]+[.G36]+[.G38]" office:value-type="float" office:value="334" calcext:value-type="float">
            <text:p>334</text:p>
          </table:table-cell>
          <table:table-cell table:style-name="ce57" table:formula="of:=[.H5]+[.H6]+[.H13]+[.H14]+[.H15]+[.H16]+[.H17]+[.H18]+[.H19]+[.H22]+[.H25]+[.H36]+[.H38]" office:value-type="float" office:value="334" calcext:value-type="float">
            <text:p>334</text:p>
          </table:table-cell>
          <table:table-cell table:style-name="ce57" table:formula="of:=[.I5]+[.I6]+[.I13]+[.I14]+[.I15]+[.I16]+[.I17]+[.I18]+[.I19]+[.I22]+[.I25]+[.I36]+[.I38]" office:value-type="float" office:value="313" calcext:value-type="float">
            <text:p>313</text:p>
          </table:table-cell>
          <table:table-cell table:style-name="ce57" table:formula="of:=[.J5]+[.J6]+[.J13]+[.J14]+[.J15]+[.J16]+[.J17]+[.J18]+[.J19]+[.J22]+[.J25]+[.J36]+[.J38]" office:value-type="float" office:value="288" calcext:value-type="float">
            <text:p>288</text:p>
          </table:table-cell>
          <table:table-cell table:style-name="ce57" table:formula="of:=[.K5]+[.K6]+[.K13]+[.K14]+[.K15]+[.K16]+[.K17]+[.K18]+[.K19]+[.K22]+[.K25]+[.K36]+[.K38]" office:value-type="float" office:value="297" calcext:value-type="float">
            <text:p>297</text:p>
          </table:table-cell>
          <table:table-cell table:style-name="ce57" table:formula="of:=[.L5]+[.L6]+[.L13]+[.L14]+[.L15]+[.L16]+[.L17]+[.L18]+[.L19]+[.L22]+[.L25]+[.L36]+[.L38]" office:value-type="float" office:value="337" calcext:value-type="float">
            <text:p>337</text:p>
          </table:table-cell>
          <table:table-cell table:style-name="ce57" table:formula="of:=[.M5]+[.M6]+[.M13]+[.M14]+[.M15]+[.M16]+[.M17]+[.M18]+[.M19]+[.M22]+[.M25]+[.M36]+[.M38]" office:value-type="float" office:value="338" calcext:value-type="float">
            <text:p>338</text:p>
          </table:table-cell>
          <table:table-cell table:style-name="ce57" table:formula="of:=[.N5]+[.N6]+[.N13]+[.N14]+[.N15]+[.N16]+[.N17]+[.N18]+[.N19]+[.N22]+[.N25]+[.N36]+[.N38]" office:value-type="float" office:value="339" calcext:value-type="float">
            <text:p>339</text:p>
          </table:table-cell>
          <table:table-cell table:style-name="ce57" table:formula="of:=[.O5]+[.O6]+[.O13]+[.O14]+[.O15]+[.O16]+[.O17]+[.O18]+[.O19]+[.O22]+[.O25]+[.O36]+[.O38]" office:value-type="float" office:value="352" calcext:value-type="float">
            <text:p>352</text:p>
          </table:table-cell>
          <table:table-cell table:style-name="ce57" table:formula="of:=[.P5]+[.P6]+[.P13]+[.P14]+[.P15]+[.P16]+[.P17]+[.P18]+[.P19]+[.P22]+[.P25]+[.P36]+[.P38]" office:value-type="float" office:value="323" calcext:value-type="float">
            <text:p>323</text:p>
          </table:table-cell>
          <table:table-cell table:style-name="ce57" table:formula="of:=[.Q5]+[.Q6]+[.Q13]+[.Q14]+[.Q15]+[.Q16]+[.Q17]+[.Q18]+[.Q19]+[.Q22]+[.Q25]+[.Q36]+[.Q38]" office:value-type="float" office:value="338" calcext:value-type="float">
            <text:p>338</text:p>
          </table:table-cell>
          <table:table-cell table:style-name="ce57" table:formula="of:=[.R5]+[.R6]+[.R13]+[.R14]+[.R15]+[.R16]+[.R17]+[.R18]+[.R19]+[.R22]+[.R25]+[.R36]+[.R38]" office:value-type="float" office:value="346" calcext:value-type="float">
            <text:p>346</text:p>
          </table:table-cell>
          <table:table-cell table:style-name="ce161" table:formula="of:=SUM([.C55:.R55])" office:value-type="float" office:value="5292" calcext:value-type="float">
            <text:p>5292</text:p>
          </table:table-cell>
          <table:table-cell table:style-name="ce117" table:formula="of:=[.C55]/[.C$59]" office:value-type="percentage" office:value="0.951704545454545" calcext:value-type="percentage">
            <text:p>95.2%</text:p>
          </table:table-cell>
          <table:table-cell table:style-name="ce117" table:formula="of:=[.D55]/[.D$59]" office:value-type="percentage" office:value="0.931318681318681" calcext:value-type="percentage">
            <text:p>93.1%</text:p>
          </table:table-cell>
          <table:table-cell table:style-name="ce117" table:formula="of:=[.E55]/[.E$59]" office:value-type="percentage" office:value="0.944297082228117" calcext:value-type="percentage">
            <text:p>94.4%</text:p>
          </table:table-cell>
          <table:table-cell table:style-name="ce117" table:formula="of:=[.F55]/[.F$59]" office:value-type="percentage" office:value="0.899721448467967" calcext:value-type="percentage">
            <text:p>90.0%</text:p>
          </table:table-cell>
          <table:table-cell table:style-name="ce117" table:formula="of:=[.G55]/[.G$59]" office:value-type="percentage" office:value="0.927777777777778" calcext:value-type="percentage">
            <text:p>92.8%</text:p>
          </table:table-cell>
          <table:table-cell table:style-name="ce117" table:formula="of:=[.H55]/[.H$59]" office:value-type="percentage" office:value="0.927777777777778" calcext:value-type="percentage">
            <text:p>92.8%</text:p>
          </table:table-cell>
          <table:table-cell table:style-name="ce117" table:formula="of:=[.I55]/[.I$59]" office:value-type="percentage" office:value="0.920588235294118" calcext:value-type="percentage">
            <text:p>92.1%</text:p>
          </table:table-cell>
          <table:table-cell table:style-name="ce117" table:formula="of:=[.J55]/[.J$59]" office:value-type="percentage" office:value="0.795580110497238" calcext:value-type="percentage">
            <text:p>79.6%</text:p>
          </table:table-cell>
          <table:table-cell table:style-name="ce117" table:formula="of:=[.K55]/[.K$59]" office:value-type="percentage" office:value="0.84375" calcext:value-type="percentage">
            <text:p>84.4%</text:p>
          </table:table-cell>
          <table:table-cell table:style-name="ce117" table:formula="of:=[.L55]/[.L$59]" office:value-type="percentage" office:value="0.913279132791328" calcext:value-type="percentage">
            <text:p>91.3%</text:p>
          </table:table-cell>
          <table:table-cell table:style-name="ce117" table:formula="of:=[.M55]/[.M$59]" office:value-type="percentage" office:value="0.926027397260274" calcext:value-type="percentage">
            <text:p>92.6%</text:p>
          </table:table-cell>
          <table:table-cell table:style-name="ce117" table:formula="of:=[.N55]/[.N$59]" office:value-type="percentage" office:value="0.921195652173913" calcext:value-type="percentage">
            <text:p>92.1%</text:p>
          </table:table-cell>
          <table:table-cell table:style-name="ce117" table:formula="of:=[.O55]/[.O$59]" office:value-type="percentage" office:value="0.936170212765957" calcext:value-type="percentage">
            <text:p>93.6%</text:p>
          </table:table-cell>
          <table:table-cell table:style-name="ce117" table:formula="of:=[.P55]/[.P$59]" office:value-type="percentage" office:value="0.958456973293769" calcext:value-type="percentage">
            <text:p>95.8%</text:p>
          </table:table-cell>
          <table:table-cell table:style-name="ce117" table:formula="of:=[.Q55]/[.Q$59]" office:value-type="percentage" office:value="0.938888888888889" calcext:value-type="percentage">
            <text:p>93.9%</text:p>
          </table:table-cell>
          <table:table-cell table:style-name="ce117" table:formula="of:=[.R55]/[.R$59]" office:value-type="percentage" office:value="0.927613941018767" calcext:value-type="percentage">
            <text:p>92.8%</text:p>
          </table:table-cell>
          <table:table-cell table:style-name="ce248" table:formula="of:=[.S55]/[.S$59]" office:value-type="percentage" office:value="0.916522341531001" calcext:value-type="percentage">
            <text:p>91.7%</text:p>
          </table:table-cell>
          <table:table-cell table:style-name="ce252"/>
          <table:table-cell table:style-name="ce153" table:formula="of:=SUM([.C55:.R55])" office:value-type="float" office:value="5292" calcext:value-type="float">
            <text:p>5292</text:p>
          </table:table-cell>
          <table:table-cell table:style-name="ce61" table:formula="of:=[.C55]+[.D55]+[.E55]+[.F55]+[.G55]+[.H55]+[.I55]" office:value-type="float" office:value="2334" calcext:value-type="float">
            <text:p>2334</text:p>
          </table:table-cell>
          <table:table-cell table:style-name="ce61" table:formula="of:=[.J55]+[.K55]+[.L55]" office:value-type="float" office:value="922" calcext:value-type="float">
            <text:p>922</text:p>
          </table:table-cell>
          <table:table-cell table:style-name="ce61" table:formula="of:=[.M55]+[.N55]+[.O55]+[.P55]+[.Q55]+[.R55]" office:value-type="float" office:value="2036" calcext:value-type="float">
            <text:p>2036</text:p>
          </table:table-cell>
          <table:table-cell table:style-name="ce117" table:formula="of:=[.AL55]/[.AL$59]" office:value-type="percentage" office:value="0.916522341531001" calcext:value-type="percentage">
            <text:p>91.7%</text:p>
          </table:table-cell>
          <table:table-cell table:style-name="ce117" table:formula="of:=[.AM55]/[.AM$59]" office:value-type="percentage" office:value="0.929140127388535" calcext:value-type="percentage">
            <text:p>92.9%</text:p>
          </table:table-cell>
          <table:table-cell table:style-name="ce117" table:formula="of:=[.AN55]/[.AN$59]" office:value-type="percentage" office:value="0.851338873499538" calcext:value-type="percentage">
            <text:p>85.1%</text:p>
          </table:table-cell>
          <table:table-cell table:style-name="ce117" table:formula="of:=[.AO55]/[.AO$59]" office:value-type="percentage" office:value="0.934373565855897" calcext:value-type="percentage">
            <text:p>93.4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inflorescence</text:p>
          </table:table-cell>
          <table:table-cell table:style-name="ce57" table:formula="of:=[.C8]+[.C9]+[.C10]+[.C11]+[.C37]" office:value-type="float" office:value="2" calcext:value-type="float">
            <text:p>2</text:p>
          </table:table-cell>
          <table:table-cell table:style-name="ce57" table:formula="of:=[.D8]+[.D9]+[.D10]+[.D11]+[.D37]" office:value-type="float" office:value="11" calcext:value-type="float">
            <text:p>11</text:p>
          </table:table-cell>
          <table:table-cell table:style-name="ce57" table:formula="of:=[.E8]+[.E9]+[.E10]+[.E11]+[.E37]" office:value-type="float" office:value="3" calcext:value-type="float">
            <text:p>3</text:p>
          </table:table-cell>
          <table:table-cell table:style-name="ce57" table:formula="of:=[.F8]+[.F9]+[.F10]+[.F11]+[.F37]" office:value-type="float" office:value="13" calcext:value-type="float">
            <text:p>13</text:p>
          </table:table-cell>
          <table:table-cell table:style-name="ce57" table:formula="of:=[.G8]+[.G9]+[.G10]+[.G11]+[.G37]" office:value-type="float" office:value="10" calcext:value-type="float">
            <text:p>10</text:p>
          </table:table-cell>
          <table:table-cell table:style-name="ce57" table:formula="of:=[.H8]+[.H9]+[.H10]+[.H11]+[.H37]" office:value-type="float" office:value="2" calcext:value-type="float">
            <text:p>2</text:p>
          </table:table-cell>
          <table:table-cell table:style-name="ce57" table:formula="of:=[.I8]+[.I9]+[.I10]+[.I11]+[.I37]" office:value-type="float" office:value="14" calcext:value-type="float">
            <text:p>14</text:p>
          </table:table-cell>
          <table:table-cell table:style-name="ce57" table:formula="of:=[.J8]+[.J9]+[.J10]+[.J11]+[.J37]" office:value-type="float" office:value="47" calcext:value-type="float">
            <text:p>47</text:p>
          </table:table-cell>
          <table:table-cell table:style-name="ce57" table:formula="of:=[.K8]+[.K9]+[.K10]+[.K11]+[.K37]" office:value-type="float" office:value="49" calcext:value-type="float">
            <text:p>49</text:p>
          </table:table-cell>
          <table:table-cell table:style-name="ce57" table:formula="of:=[.L8]+[.L9]+[.L10]+[.L11]+[.L37]" office:value-type="float" office:value="11" calcext:value-type="float">
            <text:p>11</text:p>
          </table:table-cell>
          <table:table-cell table:style-name="ce57" table:formula="of:=[.M8]+[.M9]+[.M10]+[.M11]+[.M37]" office:value-type="float" office:value="13" calcext:value-type="float">
            <text:p>13</text:p>
          </table:table-cell>
          <table:table-cell table:style-name="ce57" table:formula="of:=[.N8]+[.N9]+[.N10]+[.N11]+[.N37]" office:value-type="float" office:value="8" calcext:value-type="float">
            <text:p>8</text:p>
          </table:table-cell>
          <table:table-cell table:style-name="ce57" table:formula="of:=[.O8]+[.O9]+[.O10]+[.O11]+[.O37]" office:value-type="float" office:value="3" calcext:value-type="float">
            <text:p>3</text:p>
          </table:table-cell>
          <table:table-cell table:style-name="ce57" table:formula="of:=[.P8]+[.P9]+[.P10]+[.P11]+[.P37]" office:value-type="float" office:value="1" calcext:value-type="float">
            <text:p>1</text:p>
          </table:table-cell>
          <table:table-cell table:style-name="ce57" table:formula="of:=[.Q8]+[.Q9]+[.Q10]+[.Q11]+[.Q37]" office:value-type="float" office:value="3" calcext:value-type="float">
            <text:p>3</text:p>
          </table:table-cell>
          <table:table-cell table:style-name="ce57" table:formula="of:=[.R8]+[.R9]+[.R10]+[.R11]+[.R37]" office:value-type="float" office:value="9" calcext:value-type="float">
            <text:p>9</text:p>
          </table:table-cell>
          <table:table-cell table:style-name="ce162" table:formula="of:=SUM([.C56:.R56])" office:value-type="float" office:value="199" calcext:value-type="float">
            <text:p>199</text:p>
          </table:table-cell>
          <table:table-cell table:style-name="ce118" table:formula="of:=[.C56]/[.C$59]" office:value-type="percentage" office:value="0.00568181818181818" calcext:value-type="percentage">
            <text:p>0.6%</text:p>
          </table:table-cell>
          <table:table-cell table:style-name="ce118" table:formula="of:=[.D56]/[.D$59]" office:value-type="percentage" office:value="0.0302197802197802" calcext:value-type="percentage">
            <text:p>3.0%</text:p>
          </table:table-cell>
          <table:table-cell table:style-name="ce118" table:formula="of:=[.E56]/[.E$59]" office:value-type="percentage" office:value="0.00795755968169761" calcext:value-type="percentage">
            <text:p>0.8%</text:p>
          </table:table-cell>
          <table:table-cell table:style-name="ce118" table:formula="of:=[.F56]/[.F$59]" office:value-type="percentage" office:value="0.0362116991643454" calcext:value-type="percentage">
            <text:p>3.6%</text:p>
          </table:table-cell>
          <table:table-cell table:style-name="ce118" table:formula="of:=[.G56]/[.G$59]" office:value-type="percentage" office:value="0.0277777777777778" calcext:value-type="percentage">
            <text:p>2.8%</text:p>
          </table:table-cell>
          <table:table-cell table:style-name="ce118" table:formula="of:=[.H56]/[.H$59]" office:value-type="percentage" office:value="0.00555555555555556" calcext:value-type="percentage">
            <text:p>0.6%</text:p>
          </table:table-cell>
          <table:table-cell table:style-name="ce118" table:formula="of:=[.I56]/[.I$59]" office:value-type="percentage" office:value="0.0411764705882353" calcext:value-type="percentage">
            <text:p>4.1%</text:p>
          </table:table-cell>
          <table:table-cell table:style-name="ce118" table:formula="of:=[.J56]/[.J$59]" office:value-type="percentage" office:value="0.129834254143646" calcext:value-type="percentage">
            <text:p>13.0%</text:p>
          </table:table-cell>
          <table:table-cell table:style-name="ce118" table:formula="of:=[.K56]/[.K$59]" office:value-type="percentage" office:value="0.139204545454545" calcext:value-type="percentage">
            <text:p>13.9%</text:p>
          </table:table-cell>
          <table:table-cell table:style-name="ce118" table:formula="of:=[.L56]/[.L$59]" office:value-type="percentage" office:value="0.029810298102981" calcext:value-type="percentage">
            <text:p>3.0%</text:p>
          </table:table-cell>
          <table:table-cell table:style-name="ce118" table:formula="of:=[.M56]/[.M$59]" office:value-type="percentage" office:value="0.0356164383561644" calcext:value-type="percentage">
            <text:p>3.6%</text:p>
          </table:table-cell>
          <table:table-cell table:style-name="ce118" table:formula="of:=[.N56]/[.N$59]" office:value-type="percentage" office:value="0.0217391304347826" calcext:value-type="percentage">
            <text:p>2.2%</text:p>
          </table:table-cell>
          <table:table-cell table:style-name="ce118" table:formula="of:=[.O56]/[.O$59]" office:value-type="percentage" office:value="0.00797872340425532" calcext:value-type="percentage">
            <text:p>0.8%</text:p>
          </table:table-cell>
          <table:table-cell table:style-name="ce118" table:formula="of:=[.P56]/[.P$59]" office:value-type="percentage" office:value="0.0029673590504451" calcext:value-type="percentage">
            <text:p>0.3%</text:p>
          </table:table-cell>
          <table:table-cell table:style-name="ce118" table:formula="of:=[.Q56]/[.Q$59]" office:value-type="percentage" office:value="0.00833333333333333" calcext:value-type="percentage">
            <text:p>0.8%</text:p>
          </table:table-cell>
          <table:table-cell table:style-name="ce118" table:formula="of:=[.R56]/[.R$59]" office:value-type="percentage" office:value="0.0241286863270777" calcext:value-type="percentage">
            <text:p>2.4%</text:p>
          </table:table-cell>
          <table:table-cell table:style-name="ce249" table:formula="of:=[.S56]/[.S$59]" office:value-type="percentage" office:value="0.0344648423969519" calcext:value-type="percentage">
            <text:p>3.4%</text:p>
          </table:table-cell>
          <table:table-cell table:style-name="ce118"/>
          <table:table-cell table:style-name="ce100" table:formula="of:=SUM([.C56:.R56])" office:value-type="float" office:value="199" calcext:value-type="float">
            <text:p>199</text:p>
          </table:table-cell>
          <table:table-cell table:style-name="ce57" table:formula="of:=[.C56]+[.D56]+[.E56]+[.F56]+[.G56]+[.H56]+[.I56]" office:value-type="float" office:value="55" calcext:value-type="float">
            <text:p>55</text:p>
          </table:table-cell>
          <table:table-cell table:style-name="ce57" table:formula="of:=[.J56]+[.K56]+[.L56]" office:value-type="float" office:value="107" calcext:value-type="float">
            <text:p>107</text:p>
          </table:table-cell>
          <table:table-cell table:style-name="ce57" table:formula="of:=[.M56]+[.N56]+[.O56]+[.P56]+[.Q56]+[.R56]" office:value-type="float" office:value="37" calcext:value-type="float">
            <text:p>37</text:p>
          </table:table-cell>
          <table:table-cell table:style-name="ce118" table:formula="of:=[.AL56]/[.AL$59]" office:value-type="percentage" office:value="0.0344648423969519" calcext:value-type="percentage">
            <text:p>3.4%</text:p>
          </table:table-cell>
          <table:table-cell table:style-name="ce118" table:formula="of:=[.AM56]/[.AM$59]" office:value-type="percentage" office:value="0.0218949044585987" calcext:value-type="percentage">
            <text:p>2.2%</text:p>
          </table:table-cell>
          <table:table-cell table:style-name="ce118" table:formula="of:=[.AN56]/[.AN$59]" office:value-type="percentage" office:value="0.0987996306555863" calcext:value-type="percentage">
            <text:p>9.9%</text:p>
          </table:table-cell>
          <table:table-cell table:style-name="ce118" table:formula="of:=[.AO56]/[.AO$59]" office:value-type="percentage" office:value="0.0169802661771455" calcext:value-type="percentage">
            <text:p>1.7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woody species</text:p>
          </table:table-cell>
          <table:table-cell table:style-name="ce57" table:formula="of:=[.C27]+[.C28]+[.C29]+[.C31]+[.C32]+[.C33]+[.C34]" office:value-type="float" office:value="15" calcext:value-type="float">
            <text:p>15</text:p>
          </table:table-cell>
          <table:table-cell table:style-name="ce57" table:formula="of:=[.D27]+[.D28]+[.D29]+[.D31]+[.D32]+[.D33]+[.D34]" office:value-type="float" office:value="14" calcext:value-type="float">
            <text:p>14</text:p>
          </table:table-cell>
          <table:table-cell table:style-name="ce57" table:formula="of:=[.E27]+[.E28]+[.E29]+[.E31]+[.E32]+[.E33]+[.E34]" office:value-type="float" office:value="18" calcext:value-type="float">
            <text:p>18</text:p>
          </table:table-cell>
          <table:table-cell table:style-name="ce57" table:formula="of:=[.F27]+[.F28]+[.F29]+[.F31]+[.F32]+[.F33]+[.F34]" office:value-type="float" office:value="23" calcext:value-type="float">
            <text:p>23</text:p>
          </table:table-cell>
          <table:table-cell table:style-name="ce57" table:formula="of:=[.G27]+[.G28]+[.G29]+[.G31]+[.G32]+[.G33]+[.G34]" office:value-type="float" office:value="16" calcext:value-type="float">
            <text:p>16</text:p>
          </table:table-cell>
          <table:table-cell table:style-name="ce57" table:formula="of:=[.H27]+[.H28]+[.H29]+[.H31]+[.H32]+[.H33]+[.H34]" office:value-type="float" office:value="24" calcext:value-type="float">
            <text:p>24</text:p>
          </table:table-cell>
          <table:table-cell table:style-name="ce57" table:formula="of:=[.I27]+[.I28]+[.I29]+[.I31]+[.I32]+[.I33]+[.I34]" office:value-type="float" office:value="11" calcext:value-type="float">
            <text:p>11</text:p>
          </table:table-cell>
          <table:table-cell table:style-name="ce57" table:formula="of:=[.J27]+[.J28]+[.J29]+[.J31]+[.J32]+[.J33]+[.J34]" office:value-type="float" office:value="27" calcext:value-type="float">
            <text:p>27</text:p>
          </table:table-cell>
          <table:table-cell table:style-name="ce57" table:formula="of:=[.K27]+[.K28]+[.K29]+[.K31]+[.K32]+[.K33]+[.K34]" office:value-type="float" office:value="6" calcext:value-type="float">
            <text:p>6</text:p>
          </table:table-cell>
          <table:table-cell table:style-name="ce57" table:formula="of:=[.L27]+[.L28]+[.L29]+[.L31]+[.L32]+[.L33]+[.L34]" office:value-type="float" office:value="21" calcext:value-type="float">
            <text:p>21</text:p>
          </table:table-cell>
          <table:table-cell table:style-name="ce57" table:formula="of:=[.M27]+[.M28]+[.M29]+[.M31]+[.M32]+[.M33]+[.M34]" office:value-type="float" office:value="12" calcext:value-type="float">
            <text:p>12</text:p>
          </table:table-cell>
          <table:table-cell table:style-name="ce57" table:formula="of:=[.N27]+[.N28]+[.N29]+[.N31]+[.N32]+[.N33]+[.N34]" office:value-type="float" office:value="16" calcext:value-type="float">
            <text:p>16</text:p>
          </table:table-cell>
          <table:table-cell table:style-name="ce57" table:formula="of:=[.O27]+[.O28]+[.O29]+[.O31]+[.O32]+[.O33]+[.O34]" office:value-type="float" office:value="7" calcext:value-type="float">
            <text:p>7</text:p>
          </table:table-cell>
          <table:table-cell table:style-name="ce57" table:formula="of:=[.P27]+[.P28]+[.P29]+[.P31]+[.P32]+[.P33]+[.P34]" office:value-type="float" office:value="11" calcext:value-type="float">
            <text:p>11</text:p>
          </table:table-cell>
          <table:table-cell table:style-name="ce57" table:formula="of:=[.Q27]+[.Q28]+[.Q29]+[.Q31]+[.Q32]+[.Q33]+[.Q34]" office:value-type="float" office:value="17" calcext:value-type="float">
            <text:p>17</text:p>
          </table:table-cell>
          <table:table-cell table:style-name="ce57" table:formula="of:=[.R27]+[.R28]+[.R29]+[.R31]+[.R32]+[.R33]+[.R34]" office:value-type="float" office:value="18" calcext:value-type="float">
            <text:p>18</text:p>
          </table:table-cell>
          <table:table-cell table:style-name="ce162" table:formula="of:=SUM([.C57:.R57])" office:value-type="float" office:value="256" calcext:value-type="float">
            <text:p>256</text:p>
          </table:table-cell>
          <table:table-cell table:style-name="ce118" table:formula="of:=[.C57]/[.C$59]" office:value-type="percentage" office:value="0.0426136363636364" calcext:value-type="percentage">
            <text:p>4.3%</text:p>
          </table:table-cell>
          <table:table-cell table:style-name="ce118" table:formula="of:=[.D57]/[.D$59]" office:value-type="percentage" office:value="0.0384615384615385" calcext:value-type="percentage">
            <text:p>3.8%</text:p>
          </table:table-cell>
          <table:table-cell table:style-name="ce118" table:formula="of:=[.E57]/[.E$59]" office:value-type="percentage" office:value="0.0477453580901857" calcext:value-type="percentage">
            <text:p>4.8%</text:p>
          </table:table-cell>
          <table:table-cell table:style-name="ce118" table:formula="of:=[.F57]/[.F$59]" office:value-type="percentage" office:value="0.064066852367688" calcext:value-type="percentage">
            <text:p>6.4%</text:p>
          </table:table-cell>
          <table:table-cell table:style-name="ce118" table:formula="of:=[.G57]/[.G$59]" office:value-type="percentage" office:value="0.0444444444444444" calcext:value-type="percentage">
            <text:p>4.4%</text:p>
          </table:table-cell>
          <table:table-cell table:style-name="ce118" table:formula="of:=[.H57]/[.H$59]" office:value-type="percentage" office:value="0.0666666666666667" calcext:value-type="percentage">
            <text:p>6.7%</text:p>
          </table:table-cell>
          <table:table-cell table:style-name="ce118" table:formula="of:=[.I57]/[.I$59]" office:value-type="percentage" office:value="0.0323529411764706" calcext:value-type="percentage">
            <text:p>3.2%</text:p>
          </table:table-cell>
          <table:table-cell table:style-name="ce118" table:formula="of:=[.J57]/[.J$59]" office:value-type="percentage" office:value="0.074585635359116" calcext:value-type="percentage">
            <text:p>7.5%</text:p>
          </table:table-cell>
          <table:table-cell table:style-name="ce118" table:formula="of:=[.K57]/[.K$59]" office:value-type="percentage" office:value="0.0170454545454545" calcext:value-type="percentage">
            <text:p>1.7%</text:p>
          </table:table-cell>
          <table:table-cell table:style-name="ce118" table:formula="of:=[.L57]/[.L$59]" office:value-type="percentage" office:value="0.0569105691056911" calcext:value-type="percentage">
            <text:p>5.7%</text:p>
          </table:table-cell>
          <table:table-cell table:style-name="ce118" table:formula="of:=[.M57]/[.M$59]" office:value-type="percentage" office:value="0.0328767123287671" calcext:value-type="percentage">
            <text:p>3.3%</text:p>
          </table:table-cell>
          <table:table-cell table:style-name="ce118" table:formula="of:=[.N57]/[.N$59]" office:value-type="percentage" office:value="0.0434782608695652" calcext:value-type="percentage">
            <text:p>4.3%</text:p>
          </table:table-cell>
          <table:table-cell table:style-name="ce118" table:formula="of:=[.O57]/[.O$59]" office:value-type="percentage" office:value="0.0186170212765957" calcext:value-type="percentage">
            <text:p>1.9%</text:p>
          </table:table-cell>
          <table:table-cell table:style-name="ce118" table:formula="of:=[.P57]/[.P$59]" office:value-type="percentage" office:value="0.0326409495548961" calcext:value-type="percentage">
            <text:p>3.3%</text:p>
          </table:table-cell>
          <table:table-cell table:style-name="ce118" table:formula="of:=[.Q57]/[.Q$59]" office:value-type="percentage" office:value="0.0472222222222222" calcext:value-type="percentage">
            <text:p>4.7%</text:p>
          </table:table-cell>
          <table:table-cell table:style-name="ce118" table:formula="of:=[.R57]/[.R$59]" office:value-type="percentage" office:value="0.0482573726541555" calcext:value-type="percentage">
            <text:p>4.8%</text:p>
          </table:table-cell>
          <table:table-cell table:style-name="ce249" table:formula="of:=[.S57]/[.S$59]" office:value-type="percentage" office:value="0.0443366816764808" calcext:value-type="percentage">
            <text:p>4.4%</text:p>
          </table:table-cell>
          <table:table-cell table:style-name="ce118"/>
          <table:table-cell table:style-name="ce100" table:formula="of:=SUM([.C57:.R57])" office:value-type="float" office:value="256" calcext:value-type="float">
            <text:p>256</text:p>
          </table:table-cell>
          <table:table-cell table:style-name="ce57" table:formula="of:=[.C57]+[.D57]+[.E57]+[.F57]+[.G57]+[.H57]+[.I57]" office:value-type="float" office:value="121" calcext:value-type="float">
            <text:p>121</text:p>
          </table:table-cell>
          <table:table-cell table:style-name="ce57" table:formula="of:=[.J57]+[.K57]+[.L57]" office:value-type="float" office:value="54" calcext:value-type="float">
            <text:p>54</text:p>
          </table:table-cell>
          <table:table-cell table:style-name="ce57" table:formula="of:=[.M57]+[.N57]+[.O57]+[.P57]+[.Q57]+[.R57]" office:value-type="float" office:value="81" calcext:value-type="float">
            <text:p>81</text:p>
          </table:table-cell>
          <table:table-cell table:style-name="ce118" table:formula="of:=[.AL57]/[.AL$59]" office:value-type="percentage" office:value="0.0443366816764808" calcext:value-type="percentage">
            <text:p>4.4%</text:p>
          </table:table-cell>
          <table:table-cell table:style-name="ce118" table:formula="of:=[.AM57]/[.AM$59]" office:value-type="percentage" office:value="0.0481687898089172" calcext:value-type="percentage">
            <text:p>4.8%</text:p>
          </table:table-cell>
          <table:table-cell table:style-name="ce118" table:formula="of:=[.AN57]/[.AN$59]" office:value-type="percentage" office:value="0.0498614958448754" calcext:value-type="percentage">
            <text:p>5.0%</text:p>
          </table:table-cell>
          <table:table-cell table:style-name="ce118" table:formula="of:=[.AO57]/[.AO$59]" office:value-type="percentage" office:value="0.0371730151445617" calcext:value-type="percentage">
            <text:p>3.7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194" office:value-type="string" calcext:value-type="string">
            <text:p>UNDETERMINED</text:p>
          </table:table-cell>
          <table:table-cell table:style-name="ce62" table:formula="of:=[.C41]" office:value-type="float" office:value="0" calcext:value-type="float">
            <text:p>0</text:p>
          </table:table-cell>
          <table:table-cell table:style-name="ce62" table:formula="of:=[.D41]" office:value-type="float" office:value="0" calcext:value-type="float">
            <text:p>0</text:p>
          </table:table-cell>
          <table:table-cell table:style-name="ce62" table:formula="of:=[.E41]" office:value-type="float" office:value="0" calcext:value-type="float">
            <text:p>0</text:p>
          </table:table-cell>
          <table:table-cell table:style-name="ce62" table:formula="of:=[.F41]" office:value-type="float" office:value="0" calcext:value-type="float">
            <text:p>0</text:p>
          </table:table-cell>
          <table:table-cell table:style-name="ce62" table:formula="of:=[.G41]" office:value-type="float" office:value="0" calcext:value-type="float">
            <text:p>0</text:p>
          </table:table-cell>
          <table:table-cell table:style-name="ce62" table:formula="of:=[.H41]" office:value-type="float" office:value="0" calcext:value-type="float">
            <text:p>0</text:p>
          </table:table-cell>
          <table:table-cell table:style-name="ce62" table:formula="of:=[.I41]" office:value-type="float" office:value="2" calcext:value-type="float">
            <text:p>2</text:p>
          </table:table-cell>
          <table:table-cell table:style-name="ce62" table:formula="of:=[.J41]" office:value-type="float" office:value="0" calcext:value-type="float">
            <text:p>0</text:p>
          </table:table-cell>
          <table:table-cell table:style-name="ce62" table:formula="of:=[.K41]" office:value-type="float" office:value="0" calcext:value-type="float">
            <text:p>0</text:p>
          </table:table-cell>
          <table:table-cell table:style-name="ce62" table:formula="of:=[.L41]" office:value-type="float" office:value="0" calcext:value-type="float">
            <text:p>0</text:p>
          </table:table-cell>
          <table:table-cell table:style-name="ce62" table:formula="of:=[.M41]" office:value-type="float" office:value="2" calcext:value-type="float">
            <text:p>2</text:p>
          </table:table-cell>
          <table:table-cell table:style-name="ce62" table:formula="of:=[.N41]" office:value-type="float" office:value="5" calcext:value-type="float">
            <text:p>5</text:p>
          </table:table-cell>
          <table:table-cell table:style-name="ce62" table:formula="of:=[.O41]" office:value-type="float" office:value="14" calcext:value-type="float">
            <text:p>14</text:p>
          </table:table-cell>
          <table:table-cell table:style-name="ce62" table:formula="of:=[.P41]" office:value-type="float" office:value="2" calcext:value-type="float">
            <text:p>2</text:p>
          </table:table-cell>
          <table:table-cell table:style-name="ce62" table:formula="of:=[.Q41]" office:value-type="float" office:value="2" calcext:value-type="float">
            <text:p>2</text:p>
          </table:table-cell>
          <table:table-cell table:style-name="ce62" table:formula="of:=[.R41]" office:value-type="float" office:value="0" calcext:value-type="float">
            <text:p>0</text:p>
          </table:table-cell>
          <table:table-cell table:style-name="ce162" table:formula="of:=SUM([.C58:.R58])" office:value-type="float" office:value="27" calcext:value-type="float">
            <text:p>27</text:p>
          </table:table-cell>
          <table:table-cell table:style-name="ce118" table:formula="of:=[.C58]/[.C$59]" office:value-type="percentage" office:value="0" calcext:value-type="percentage">
            <text:p>0.0%</text:p>
          </table:table-cell>
          <table:table-cell table:style-name="ce118" table:formula="of:=[.D58]/[.D$59]" office:value-type="percentage" office:value="0" calcext:value-type="percentage">
            <text:p>0.0%</text:p>
          </table:table-cell>
          <table:table-cell table:style-name="ce118" table:formula="of:=[.E58]/[.E$59]" office:value-type="percentage" office:value="0" calcext:value-type="percentage">
            <text:p>0.0%</text:p>
          </table:table-cell>
          <table:table-cell table:style-name="ce118" table:formula="of:=[.F58]/[.F$59]" office:value-type="percentage" office:value="0" calcext:value-type="percentage">
            <text:p>0.0%</text:p>
          </table:table-cell>
          <table:table-cell table:style-name="ce118" table:formula="of:=[.G58]/[.G$59]" office:value-type="percentage" office:value="0" calcext:value-type="percentage">
            <text:p>0.0%</text:p>
          </table:table-cell>
          <table:table-cell table:style-name="ce118" table:formula="of:=[.H58]/[.H$59]" office:value-type="percentage" office:value="0" calcext:value-type="percentage">
            <text:p>0.0%</text:p>
          </table:table-cell>
          <table:table-cell table:style-name="ce118" table:formula="of:=[.I58]/[.I$59]" office:value-type="percentage" office:value="0.00588235294117647" calcext:value-type="percentage">
            <text:p>0.6%</text:p>
          </table:table-cell>
          <table:table-cell table:style-name="ce118" table:formula="of:=[.J58]/[.J$59]" office:value-type="percentage" office:value="0" calcext:value-type="percentage">
            <text:p>0.0%</text:p>
          </table:table-cell>
          <table:table-cell table:style-name="ce118" table:formula="of:=[.K58]/[.K$59]" office:value-type="percentage" office:value="0" calcext:value-type="percentage">
            <text:p>0.0%</text:p>
          </table:table-cell>
          <table:table-cell table:style-name="ce118" table:formula="of:=[.L58]/[.L$59]" office:value-type="percentage" office:value="0" calcext:value-type="percentage">
            <text:p>0.0%</text:p>
          </table:table-cell>
          <table:table-cell table:style-name="ce118" table:formula="of:=[.M58]/[.M$59]" office:value-type="percentage" office:value="0.00547945205479452" calcext:value-type="percentage">
            <text:p>0.5%</text:p>
          </table:table-cell>
          <table:table-cell table:style-name="ce118" table:formula="of:=[.N58]/[.N$59]" office:value-type="percentage" office:value="0.0135869565217391" calcext:value-type="percentage">
            <text:p>1.4%</text:p>
          </table:table-cell>
          <table:table-cell table:style-name="ce118" table:formula="of:=[.O58]/[.O$59]" office:value-type="percentage" office:value="0.0372340425531915" calcext:value-type="percentage">
            <text:p>3.7%</text:p>
          </table:table-cell>
          <table:table-cell table:style-name="ce118" table:formula="of:=[.P58]/[.P$59]" office:value-type="percentage" office:value="0.00593471810089021" calcext:value-type="percentage">
            <text:p>0.6%</text:p>
          </table:table-cell>
          <table:table-cell table:style-name="ce118" table:formula="of:=[.Q58]/[.Q$59]" office:value-type="percentage" office:value="0.00555555555555556" calcext:value-type="percentage">
            <text:p>0.6%</text:p>
          </table:table-cell>
          <table:table-cell table:style-name="ce118" table:formula="of:=[.R58]/[.R$59]" office:value-type="percentage" office:value="0" calcext:value-type="percentage">
            <text:p>0.0%</text:p>
          </table:table-cell>
          <table:table-cell table:style-name="ce249" table:formula="of:=[.S58]/[.S$59]" office:value-type="percentage" office:value="0.00467613439556633" calcext:value-type="percentage">
            <text:p>0.5%</text:p>
          </table:table-cell>
          <table:table-cell table:style-name="ce118"/>
          <table:table-cell table:style-name="ce100" table:formula="of:=SUM([.C58:.R58])" office:value-type="float" office:value="27" calcext:value-type="float">
            <text:p>27</text:p>
          </table:table-cell>
          <table:table-cell table:style-name="ce57" table:formula="of:=[.C58]+[.D58]+[.E58]+[.F58]+[.G58]+[.H58]+[.I58]" office:value-type="float" office:value="2" calcext:value-type="float">
            <text:p>2</text:p>
          </table:table-cell>
          <table:table-cell table:style-name="ce57" table:formula="of:=[.J58]+[.K58]+[.L58]" office:value-type="float" office:value="0" calcext:value-type="float">
            <text:p>0</text:p>
          </table:table-cell>
          <table:table-cell table:style-name="ce57" table:formula="of:=[.M58]+[.N58]+[.O58]+[.P58]+[.Q58]+[.R58]" office:value-type="float" office:value="25" calcext:value-type="float">
            <text:p>25</text:p>
          </table:table-cell>
          <table:table-cell table:style-name="ce118" table:formula="of:=[.AL58]/[.AL$59]" office:value-type="percentage" office:value="0.00467613439556633" calcext:value-type="percentage">
            <text:p>0.5%</text:p>
          </table:table-cell>
          <table:table-cell table:style-name="ce118" table:formula="of:=[.AM58]/[.AM$59]" office:value-type="percentage" office:value="0.000796178343949045" calcext:value-type="percentage">
            <text:p>0.1%</text:p>
          </table:table-cell>
          <table:table-cell table:style-name="ce118" table:formula="of:=[.AN58]/[.AN$59]" office:value-type="percentage" office:value="0" calcext:value-type="percentage">
            <text:p>0.0%</text:p>
          </table:table-cell>
          <table:table-cell table:style-name="ce118" table:formula="of:=[.AO58]/[.AO$59]" office:value-type="percentage" office:value="0.0114731528223956" calcext:value-type="percentage">
            <text:p>1.1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table:formula="of:=SUM([.C55:.C58])" office:value-type="float" office:value="352" calcext:value-type="float">
            <text:p>352</text:p>
          </table:table-cell>
          <table:table-cell table:style-name="ce91" table:formula="of:=SUM([.D55:.D58])" office:value-type="float" office:value="364" calcext:value-type="float">
            <text:p>364</text:p>
          </table:table-cell>
          <table:table-cell table:style-name="ce91" table:formula="of:=SUM([.E55:.E58])" office:value-type="float" office:value="377" calcext:value-type="float">
            <text:p>377</text:p>
          </table:table-cell>
          <table:table-cell table:style-name="ce91" table:formula="of:=SUM([.F55:.F58])" office:value-type="float" office:value="359" calcext:value-type="float">
            <text:p>359</text:p>
          </table:table-cell>
          <table:table-cell table:style-name="ce91" table:formula="of:=SUM([.G55:.G58])" office:value-type="float" office:value="360" calcext:value-type="float">
            <text:p>360</text:p>
          </table:table-cell>
          <table:table-cell table:style-name="ce91" table:formula="of:=SUM([.H55:.H58])" office:value-type="float" office:value="360" calcext:value-type="float">
            <text:p>360</text:p>
          </table:table-cell>
          <table:table-cell table:style-name="ce91" table:formula="of:=SUM([.I55:.I58])" office:value-type="float" office:value="340" calcext:value-type="float">
            <text:p>340</text:p>
          </table:table-cell>
          <table:table-cell table:style-name="ce91" table:formula="of:=SUM([.J55:.J58])" office:value-type="float" office:value="362" calcext:value-type="float">
            <text:p>362</text:p>
          </table:table-cell>
          <table:table-cell table:style-name="ce91" table:formula="of:=SUM([.K55:.K58])" office:value-type="float" office:value="352" calcext:value-type="float">
            <text:p>352</text:p>
          </table:table-cell>
          <table:table-cell table:style-name="ce91" table:formula="of:=SUM([.L55:.L58])" office:value-type="float" office:value="369" calcext:value-type="float">
            <text:p>369</text:p>
          </table:table-cell>
          <table:table-cell table:style-name="ce91" table:formula="of:=SUM([.M55:.M58])" office:value-type="float" office:value="365" calcext:value-type="float">
            <text:p>365</text:p>
          </table:table-cell>
          <table:table-cell table:style-name="ce91" table:formula="of:=SUM([.N55:.N58])" office:value-type="float" office:value="368" calcext:value-type="float">
            <text:p>368</text:p>
          </table:table-cell>
          <table:table-cell table:style-name="ce91" table:formula="of:=SUM([.O55:.O58])" office:value-type="float" office:value="376" calcext:value-type="float">
            <text:p>376</text:p>
          </table:table-cell>
          <table:table-cell table:style-name="ce91" table:formula="of:=SUM([.P55:.P58])" office:value-type="float" office:value="337" calcext:value-type="float">
            <text:p>337</text:p>
          </table:table-cell>
          <table:table-cell table:style-name="ce91" table:formula="of:=SUM([.Q55:.Q58])" office:value-type="float" office:value="360" calcext:value-type="float">
            <text:p>360</text:p>
          </table:table-cell>
          <table:table-cell table:style-name="ce91" table:formula="of:=SUM([.R55:.R58])" office:value-type="float" office:value="373" calcext:value-type="float">
            <text:p>373</text:p>
          </table:table-cell>
          <table:table-cell table:style-name="ce164" table:formula="of:=SUM([.C59:.R59])" office:value-type="float" office:value="5774" calcext:value-type="float">
            <text:p>5774</text:p>
          </table:table-cell>
          <table:table-cell table:style-name="ce122" table:formula="of:=[.C59]/[.C$59]" office:value-type="percentage" office:value="1" calcext:value-type="percentage">
            <text:p>100.0%</text:p>
          </table:table-cell>
          <table:table-cell table:style-name="ce122" table:formula="of:=[.D59]/[.D$59]" office:value-type="percentage" office:value="1" calcext:value-type="percentage">
            <text:p>100.0%</text:p>
          </table:table-cell>
          <table:table-cell table:style-name="ce122" table:formula="of:=[.E59]/[.E$59]" office:value-type="percentage" office:value="1" calcext:value-type="percentage">
            <text:p>100.0%</text:p>
          </table:table-cell>
          <table:table-cell table:style-name="ce122" table:formula="of:=[.F59]/[.F$59]" office:value-type="percentage" office:value="1" calcext:value-type="percentage">
            <text:p>100.0%</text:p>
          </table:table-cell>
          <table:table-cell table:style-name="ce122" table:formula="of:=[.G59]/[.G$59]" office:value-type="percentage" office:value="1" calcext:value-type="percentage">
            <text:p>100.0%</text:p>
          </table:table-cell>
          <table:table-cell table:style-name="ce122" table:formula="of:=[.H59]/[.H$59]" office:value-type="percentage" office:value="1" calcext:value-type="percentage">
            <text:p>100.0%</text:p>
          </table:table-cell>
          <table:table-cell table:style-name="ce122" table:formula="of:=[.I59]/[.I$59]" office:value-type="percentage" office:value="1" calcext:value-type="percentage">
            <text:p>100.0%</text:p>
          </table:table-cell>
          <table:table-cell table:style-name="ce122" table:formula="of:=[.J59]/[.J$59]" office:value-type="percentage" office:value="1" calcext:value-type="percentage">
            <text:p>100.0%</text:p>
          </table:table-cell>
          <table:table-cell table:style-name="ce122" table:formula="of:=[.K59]/[.K$59]" office:value-type="percentage" office:value="1" calcext:value-type="percentage">
            <text:p>100.0%</text:p>
          </table:table-cell>
          <table:table-cell table:style-name="ce122" table:formula="of:=[.L59]/[.L$59]" office:value-type="percentage" office:value="1" calcext:value-type="percentage">
            <text:p>100.0%</text:p>
          </table:table-cell>
          <table:table-cell table:style-name="ce122" table:formula="of:=[.M59]/[.M$59]" office:value-type="percentage" office:value="1" calcext:value-type="percentage">
            <text:p>100.0%</text:p>
          </table:table-cell>
          <table:table-cell table:style-name="ce122" table:formula="of:=[.N59]/[.N$59]" office:value-type="percentage" office:value="1" calcext:value-type="percentage">
            <text:p>100.0%</text:p>
          </table:table-cell>
          <table:table-cell table:style-name="ce122" table:formula="of:=[.O59]/[.O$59]" office:value-type="percentage" office:value="1" calcext:value-type="percentage">
            <text:p>100.0%</text:p>
          </table:table-cell>
          <table:table-cell table:style-name="ce122" table:formula="of:=[.P59]/[.P$59]" office:value-type="percentage" office:value="1" calcext:value-type="percentage">
            <text:p>100.0%</text:p>
          </table:table-cell>
          <table:table-cell table:style-name="ce122" table:formula="of:=[.Q59]/[.Q$59]" office:value-type="percentage" office:value="1" calcext:value-type="percentage">
            <text:p>100.0%</text:p>
          </table:table-cell>
          <table:table-cell table:style-name="ce122" table:formula="of:=[.R59]/[.R$59]" office:value-type="percentage" office:value="1" calcext:value-type="percentage">
            <text:p>100.0%</text:p>
          </table:table-cell>
          <table:table-cell table:style-name="ce250" table:formula="of:=[.S59]/[.S$59]" office:value-type="percentage" office:value="1" calcext:value-type="percentage">
            <text:p>100.0%</text:p>
          </table:table-cell>
          <table:table-cell table:style-name="ce118"/>
          <table:table-cell table:style-name="ce99" table:formula="of:=SUM([.AL55:.AL58])" office:value-type="float" office:value="5774" calcext:value-type="float">
            <text:p>5774</text:p>
          </table:table-cell>
          <table:table-cell table:style-name="ce91" table:formula="of:=SUM([.AM55:.AM58])" office:value-type="float" office:value="2512" calcext:value-type="float">
            <text:p>2512</text:p>
          </table:table-cell>
          <table:table-cell table:style-name="ce91" table:formula="of:=SUM([.AN55:.AN58])" office:value-type="float" office:value="1083" calcext:value-type="float">
            <text:p>1083</text:p>
          </table:table-cell>
          <table:table-cell table:style-name="ce91" table:formula="of:=SUM([.AO55:.AO58])" office:value-type="float" office:value="2179" calcext:value-type="float">
            <text:p>2179</text:p>
          </table:table-cell>
          <table:table-cell table:style-name="ce122" table:formula="of:=[.AL59]/[.AL$59]" office:value-type="percentage" office:value="1" calcext:value-type="percentage">
            <text:p>100.0%</text:p>
          </table:table-cell>
          <table:table-cell table:style-name="ce122" table:formula="of:=[.AM59]/[.AM$59]" office:value-type="percentage" office:value="1" calcext:value-type="percentage">
            <text:p>100.0%</text:p>
          </table:table-cell>
          <table:table-cell table:style-name="ce122" table:formula="of:=[.AN59]/[.AN$59]" office:value-type="percentage" office:value="1" calcext:value-type="percentage">
            <text:p>100.0%</text:p>
          </table:table-cell>
          <table:table-cell table:style-name="ce122" table:formula="of:=[.AO59]/[.AO$59]" office:value-type="percentage" office:value="1" calcext:value-type="percentage">
            <text:p>100.0%</text:p>
          </table:table-cell>
          <table:table-cell table:style-name="ce1" table:number-columns-repeated="6"/>
          <table:table-cell table:number-columns-repeated="13"/>
        </table:table-row>
        <table:table-row table:style-name="ro2" table:number-rows-repeated="2">
          <table:table-cell table:style-name="ce1"/>
          <table:table-cell table:style-name="ce84"/>
          <table:table-cell table:style-name="ce1" table:number-columns-repeated="16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5"/>
          <table:table-cell table:number-columns-repeated="13"/>
        </table:table-row>
        <table:table-row table:style-name="ro2">
          <table:table-cell table:style-name="ce1"/>
          <table:table-cell table:style-name="ce84" office:value-type="string" calcext:value-type="string">
            <text:p>Long cells (elongate psilate, elongate non psilate, elongate echinate, dendritic)</text:p>
          </table:table-cell>
          <table:table-cell table:style-name="ce1" table:number-columns-repeated="16"/>
          <table:table-cell table:style-name="ce165"/>
          <table:table-cell table:style-name="ce1" table:number-columns-repeated="16"/>
          <table:table-cell table:style-name="ce165"/>
          <table:table-cell table:style-name="ce1" table:number-columns-repeated="15"/>
          <table:table-cell table:number-columns-repeated="13"/>
        </table:table-row>
        <table:table-row table:style-name="ro2">
          <table:table-cell table:style-name="ce1"/>
          <table:table-cell table:style-name="ce84" office:value-type="string" calcext:value-type="string">
            <text:p>Short cells (bylobate,cylindrical polylobate, cross, rondel, saddle, trapeziform, trapeziform polylobate, trapeziform sinuate, globular psilate, globular granulate, cystolith)</text:p>
          </table:table-cell>
          <table:table-cell table:style-name="ce1" table:number-columns-repeated="16"/>
          <table:table-cell table:style-name="ce165"/>
          <table:table-cell table:style-name="ce1" table:number-columns-repeated="32"/>
          <table:table-cell table:number-columns-repeated="13"/>
        </table:table-row>
        <table:table-row table:style-name="ro2">
          <table:table-cell table:style-name="ce1"/>
          <table:table-cell table:style-name="ce84" office:value-type="string" calcext:value-type="string">
            <text:p>Silica skeletons (silica skeleton made of elongate psilate and elongate non psilate)</text:p>
          </table:table-cell>
          <table:table-cell table:style-name="ce1" table:number-columns-repeated="16"/>
          <table:table-cell table:style-name="ce165"/>
          <table:table-cell table:style-name="ce1" table:number-columns-repeated="32"/>
          <table:table-cell table:number-columns-repeated="13"/>
        </table:table-row>
        <table:table-row table:style-name="ro2">
          <table:table-cell table:style-name="ce1"/>
          <table:table-cell table:style-name="ce84" office:value-type="string" calcext:value-type="string">
            <text:p>Other (cubic, hair base, trichomes, stomate, platelet, papillae, bulliform, tracheid, sclereid, scalloped, dicotyledon)</text:p>
          </table:table-cell>
          <table:table-cell table:style-name="ce1" table:number-columns-repeated="16"/>
          <table:table-cell table:style-name="ce165"/>
          <table:table-cell table:style-name="ce1" table:number-columns-repeated="32"/>
          <table:table-cell table:number-columns-repeated="13"/>
        </table:table-row>
        <table:table-row table:style-name="ro2" table:number-rows-repeated="2">
          <table:table-cell table:style-name="ce1"/>
          <table:table-cell table:style-name="ce84"/>
          <table:table-cell table:style-name="ce1" table:number-columns-repeated="16"/>
          <table:table-cell table:style-name="ce165"/>
          <table:table-cell table:style-name="ce1" table:number-columns-repeated="32"/>
          <table:table-cell table:number-columns-repeated="13"/>
        </table:table-row>
        <table:table-row table:style-name="ro2">
          <table:table-cell table:style-name="ce1"/>
          <table:table-cell table:style-name="ce85" office:value-type="string" calcext:value-type="string">
            <text:p>Long cells</text:p>
          </table:table-cell>
          <table:table-cell table:style-name="ce61" table:formula="of:=[.C5]+[.C6]+[.C8]" office:value-type="float" office:value="160" calcext:value-type="float">
            <text:p>160</text:p>
          </table:table-cell>
          <table:table-cell table:style-name="ce61" table:formula="of:=[.D5]+[.D6]+[.D8]" office:value-type="float" office:value="186" calcext:value-type="float">
            <text:p>186</text:p>
          </table:table-cell>
          <table:table-cell table:style-name="ce61" table:formula="of:=[.E5]+[.E6]+[.E8]" office:value-type="float" office:value="156" calcext:value-type="float">
            <text:p>156</text:p>
          </table:table-cell>
          <table:table-cell table:style-name="ce61" table:formula="of:=[.F5]+[.F6]+[.F8]" office:value-type="float" office:value="177" calcext:value-type="float">
            <text:p>177</text:p>
          </table:table-cell>
          <table:table-cell table:style-name="ce61" office:value-type="float" office:value="181" calcext:value-type="float">
            <text:p>181</text:p>
          </table:table-cell>
          <table:table-cell table:style-name="ce61" table:formula="of:=[.H5]+[.H6]+[.H8]" office:value-type="float" office:value="170" calcext:value-type="float">
            <text:p>170</text:p>
          </table:table-cell>
          <table:table-cell table:style-name="ce61" table:formula="of:=[.I5]+[.I6]+[.I8]" office:value-type="float" office:value="123" calcext:value-type="float">
            <text:p>123</text:p>
          </table:table-cell>
          <table:table-cell table:style-name="ce61" table:formula="of:=[.J5]+[.J6]+[.J8]" office:value-type="float" office:value="239" calcext:value-type="float">
            <text:p>239</text:p>
          </table:table-cell>
          <table:table-cell table:style-name="ce61" table:formula="of:=[.K5]+[.K6]+[.K8]" office:value-type="float" office:value="251" calcext:value-type="float">
            <text:p>251</text:p>
          </table:table-cell>
          <table:table-cell table:style-name="ce61" table:formula="of:=[.L5]+[.L6]+[.L8]" office:value-type="float" office:value="146" calcext:value-type="float">
            <text:p>146</text:p>
          </table:table-cell>
          <table:table-cell table:style-name="ce61" table:formula="of:=[.M5]+[.M6]+[.M8]" office:value-type="float" office:value="140" calcext:value-type="float">
            <text:p>140</text:p>
          </table:table-cell>
          <table:table-cell table:style-name="ce61" table:formula="of:=[.N5]+[.N6]+[.N8]" office:value-type="float" office:value="158" calcext:value-type="float">
            <text:p>158</text:p>
          </table:table-cell>
          <table:table-cell table:style-name="ce61" table:formula="of:=[.O5]+[.O6]+[.O8]" office:value-type="float" office:value="162" calcext:value-type="float">
            <text:p>162</text:p>
          </table:table-cell>
          <table:table-cell table:style-name="ce61" table:formula="of:=[.P5]+[.P6]+[.P8]" office:value-type="float" office:value="144" calcext:value-type="float">
            <text:p>144</text:p>
          </table:table-cell>
          <table:table-cell table:style-name="ce61" table:formula="of:=[.Q5]+[.Q6]+[.Q8]" office:value-type="float" office:value="149" calcext:value-type="float">
            <text:p>149</text:p>
          </table:table-cell>
          <table:table-cell table:style-name="ce61" table:formula="of:=[.R5]+[.R6]+[.R8]" office:value-type="float" office:value="146" calcext:value-type="float">
            <text:p>146</text:p>
          </table:table-cell>
          <table:table-cell table:style-name="ce161" table:formula="of:=SUM([.C68:.R68])" office:value-type="float" office:value="2688" calcext:value-type="float">
            <text:p>2688</text:p>
          </table:table-cell>
          <table:table-cell table:style-name="ce117" table:formula="of:=[.C68]/[.C$72]" office:value-type="percentage" office:value="0.441988950276243" calcext:value-type="percentage">
            <text:p>44.2%</text:p>
          </table:table-cell>
          <table:table-cell table:style-name="ce117" table:formula="of:=[.D68]/[.D$72]" office:value-type="percentage" office:value="0.506811989100817" calcext:value-type="percentage">
            <text:p>50.7%</text:p>
          </table:table-cell>
          <table:table-cell table:style-name="ce117" table:formula="of:=[.E68]/[.E$72]" office:value-type="percentage" office:value="0.40625" calcext:value-type="percentage">
            <text:p>40.6%</text:p>
          </table:table-cell>
          <table:table-cell table:style-name="ce117" table:formula="of:=[.F68]/[.F$72]" office:value-type="percentage" office:value="0.482288828337875" calcext:value-type="percentage">
            <text:p>48.2%</text:p>
          </table:table-cell>
          <table:table-cell table:style-name="ce117" table:formula="of:=[.G68]/[.G$72]" office:value-type="percentage" office:value="0.487870619946092" calcext:value-type="percentage">
            <text:p>48.8%</text:p>
          </table:table-cell>
          <table:table-cell table:style-name="ce117" table:formula="of:=[.H68]/[.H$72]" office:value-type="percentage" office:value="0.46195652173913" calcext:value-type="percentage">
            <text:p>46.2%</text:p>
          </table:table-cell>
          <table:table-cell table:style-name="ce117" table:formula="of:=[.I68]/[.I$72]" office:value-type="percentage" office:value="0.345505617977528" calcext:value-type="percentage">
            <text:p>34.6%</text:p>
          </table:table-cell>
          <table:table-cell table:style-name="ce117" table:formula="of:=[.J68]/[.J$72]" office:value-type="percentage" office:value="0.63903743315508" calcext:value-type="percentage">
            <text:p>63.9%</text:p>
          </table:table-cell>
          <table:table-cell table:style-name="ce117" table:formula="of:=[.K68]/[.K$72]" office:value-type="percentage" office:value="0.682065217391304" calcext:value-type="percentage">
            <text:p>68.2%</text:p>
          </table:table-cell>
          <table:table-cell table:style-name="ce117" table:formula="of:=[.L68]/[.L$72]" office:value-type="percentage" office:value="0.390374331550802" calcext:value-type="percentage">
            <text:p>39.0%</text:p>
          </table:table-cell>
          <table:table-cell table:style-name="ce117" table:formula="of:=[.M68]/[.M$72]" office:value-type="percentage" office:value="0.358056265984655" calcext:value-type="percentage">
            <text:p>35.8%</text:p>
          </table:table-cell>
          <table:table-cell table:style-name="ce117" table:formula="of:=[.N68]/[.N$72]" office:value-type="percentage" office:value="0.422459893048128" calcext:value-type="percentage">
            <text:p>42.2%</text:p>
          </table:table-cell>
          <table:table-cell table:style-name="ce117" table:formula="of:=[.O68]/[.O$72]" office:value-type="percentage" office:value="0.436657681940701" calcext:value-type="percentage">
            <text:p>43.7%</text:p>
          </table:table-cell>
          <table:table-cell table:style-name="ce117" table:formula="of:=[.P68]/[.P$72]" office:value-type="percentage" office:value="0.394520547945205" calcext:value-type="percentage">
            <text:p>39.5%</text:p>
          </table:table-cell>
          <table:table-cell table:style-name="ce117" table:formula="of:=[.Q68]/[.Q$72]" office:value-type="percentage" office:value="0.408219178082192" calcext:value-type="percentage">
            <text:p>40.8%</text:p>
          </table:table-cell>
          <table:table-cell table:style-name="ce117" table:formula="of:=[.R68]/[.R$72]" office:value-type="percentage" office:value="0.384210526315789" calcext:value-type="percentage">
            <text:p>38.4%</text:p>
          </table:table-cell>
          <table:table-cell table:style-name="ce248" table:formula="of:=[.S68]/[.S$72]" office:value-type="percentage" office:value="0.452753916119252" calcext:value-type="percentage">
            <text:p>45.3%</text:p>
          </table:table-cell>
          <table:table-cell table:style-name="ce57"/>
          <table:table-cell table:style-name="ce153" table:formula="of:=SUM([.C68:.R68])" office:value-type="float" office:value="2688" calcext:value-type="float">
            <text:p>2688</text:p>
          </table:table-cell>
          <table:table-cell table:style-name="ce61" table:formula="of:=[.C68]+[.D68]+[.E68]+[.F68]+[.G68]+[.H68]+[.I68]" office:value-type="float" office:value="1153" calcext:value-type="float">
            <text:p>1153</text:p>
          </table:table-cell>
          <table:table-cell table:style-name="ce61" table:formula="of:=[.O68]+[.M68]+[.N68]+[.P68]+[.Q68]+[.R68]" office:value-type="float" office:value="899" calcext:value-type="float">
            <text:p>899</text:p>
          </table:table-cell>
          <table:table-cell table:style-name="ce61" table:formula="of:=[.J68]+[.K68]+[.L68]" office:value-type="float" office:value="636" calcext:value-type="float">
            <text:p>636</text:p>
          </table:table-cell>
          <table:table-cell table:style-name="ce117" table:formula="of:=[.AL68]/[.AL$72]" office:value-type="percentage" office:value="0.452753916119252" calcext:value-type="percentage">
            <text:p>45.3%</text:p>
          </table:table-cell>
          <table:table-cell table:style-name="ce117" table:formula="of:=[.AM68]/[.AM$72]" office:value-type="percentage" office:value="0.447766990291262" calcext:value-type="percentage">
            <text:p>44.8%</text:p>
          </table:table-cell>
          <table:table-cell table:style-name="ce117" table:formula="of:=[.AN68]/[.AN$72]" office:value-type="percentage" office:value="0.40026714158504" calcext:value-type="percentage">
            <text:p>40.0%</text:p>
          </table:table-cell>
          <table:table-cell table:style-name="ce117" table:formula="of:=[.AO68]/[.AO$72]" office:value-type="percentage" office:value="0.56989247311828" calcext:value-type="percentage">
            <text:p>57.0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1" office:value-type="string" calcext:value-type="string">
            <text:p>Short cells</text:p>
          </table:table-cell>
          <table:table-cell table:style-name="ce57" table:formula="of:=[.C13]+[.C14]+[.C16]+[.C17]+[.C18]+[.C19]+[.C27]+[.C28]+[.C29]+[.C34]" office:value-type="float" office:value="178" calcext:value-type="float">
            <text:p>178</text:p>
          </table:table-cell>
          <table:table-cell table:style-name="ce57" table:formula="of:=[.D13]+[.D14]+[.D16]+[.D17]+[.D18]+[.D19]+[.D27]+[.D28]+[.D29]+[.D34]" office:value-type="float" office:value="168" calcext:value-type="float">
            <text:p>168</text:p>
          </table:table-cell>
          <table:table-cell table:style-name="ce57" table:formula="of:=[.E13]+[.E14]+[.E16]+[.E17]+[.E18]+[.E19]+[.E27]+[.E28]+[.E29]+[.E34]" office:value-type="float" office:value="198" calcext:value-type="float">
            <text:p>198</text:p>
          </table:table-cell>
          <table:table-cell table:style-name="ce57" table:formula="of:=[.F13]+[.F14]+[.F16]+[.F17]+[.F18]+[.F19]+[.F27]+[.F28]+[.F29]+[.F34]" office:value-type="float" office:value="160" calcext:value-type="float">
            <text:p>160</text:p>
          </table:table-cell>
          <table:table-cell table:style-name="ce57" office:value-type="float" office:value="161" calcext:value-type="float">
            <text:p>161</text:p>
          </table:table-cell>
          <table:table-cell table:style-name="ce57" table:formula="of:=[.H13]+[.H14]+[.H16]+[.H17]+[.H18]+[.H19]+[.H27]+[.H28]+[.H29]+[.H34]" office:value-type="float" office:value="158" calcext:value-type="float">
            <text:p>158</text:p>
          </table:table-cell>
          <table:table-cell table:style-name="ce57" table:formula="of:=[.I13]+[.I14]+[.I16]+[.I17]+[.I18]+[.I19]+[.I27]+[.I28]+[.I29]+[.I34]" office:value-type="float" office:value="198" calcext:value-type="float">
            <text:p>198</text:p>
          </table:table-cell>
          <table:table-cell table:style-name="ce57" table:formula="of:=[.J13]+[.J14]+[.J16]+[.J17]+[.J18]+[.J19]+[.J27]+[.J28]+[.J29]+[.J34]" office:value-type="float" office:value="92" calcext:value-type="float">
            <text:p>92</text:p>
          </table:table-cell>
          <table:table-cell table:style-name="ce57" table:formula="of:=[.K13]+[.K14]+[.K16]+[.K17]+[.K18]+[.K19]+[.K27]+[.K28]+[.K29]+[.K34]" office:value-type="float" office:value="93" calcext:value-type="float">
            <text:p>93</text:p>
          </table:table-cell>
          <table:table-cell table:style-name="ce57" table:formula="of:=[.L13]+[.L14]+[.L16]+[.L17]+[.L18]+[.L19]+[.L27]+[.L28]+[.L29]+[.L34]" office:value-type="float" office:value="197" calcext:value-type="float">
            <text:p>197</text:p>
          </table:table-cell>
          <table:table-cell table:style-name="ce57" table:formula="of:=[.M13]+[.M14]+[.M16]+[.M17]+[.M18]+[.M19]+[.M27]+[.M28]+[.M29]+[.M34]" office:value-type="float" office:value="205" calcext:value-type="float">
            <text:p>205</text:p>
          </table:table-cell>
          <table:table-cell table:style-name="ce57" table:formula="of:=[.N13]+[.N14]+[.N16]+[.N17]+[.N18]+[.N19]+[.N27]+[.N28]+[.N29]+[.N34]" office:value-type="float" office:value="190" calcext:value-type="float">
            <text:p>190</text:p>
          </table:table-cell>
          <table:table-cell table:style-name="ce57" table:formula="of:=[.O13]+[.O14]+[.O16]+[.O17]+[.O18]+[.O19]+[.O27]+[.O28]+[.O29]+[.O34]" office:value-type="float" office:value="189" calcext:value-type="float">
            <text:p>189</text:p>
          </table:table-cell>
          <table:table-cell table:style-name="ce57" table:formula="of:=[.P13]+[.P14]+[.P16]+[.P17]+[.P18]+[.P19]+[.P27]+[.P28]+[.P29]+[.P34]" office:value-type="float" office:value="161" calcext:value-type="float">
            <text:p>161</text:p>
          </table:table-cell>
          <table:table-cell table:style-name="ce57" table:formula="of:=[.Q13]+[.Q14]+[.Q16]+[.Q17]+[.Q18]+[.Q19]+[.Q27]+[.Q28]+[.Q29]+[.Q34]" office:value-type="float" office:value="184" calcext:value-type="float">
            <text:p>184</text:p>
          </table:table-cell>
          <table:table-cell table:style-name="ce57" table:formula="of:=[.R13]+[.R14]+[.R16]+[.R17]+[.R18]+[.R19]+[.R27]+[.R28]+[.R29]+[.R34]" office:value-type="float" office:value="213" calcext:value-type="float">
            <text:p>213</text:p>
          </table:table-cell>
          <table:table-cell table:style-name="ce162" table:formula="of:=SUM([.C69:.R69])" office:value-type="float" office:value="2745" calcext:value-type="float">
            <text:p>2745</text:p>
          </table:table-cell>
          <table:table-cell table:style-name="ce118" table:formula="of:=[.C69]/[.C$72]" office:value-type="percentage" office:value="0.49171270718232" calcext:value-type="percentage">
            <text:p>49.2%</text:p>
          </table:table-cell>
          <table:table-cell table:style-name="ce118" table:formula="of:=[.D69]/[.D$72]" office:value-type="percentage" office:value="0.457765667574932" calcext:value-type="percentage">
            <text:p>45.8%</text:p>
          </table:table-cell>
          <table:table-cell table:style-name="ce118" table:formula="of:=[.E69]/[.E$72]" office:value-type="percentage" office:value="0.515625" calcext:value-type="percentage">
            <text:p>51.6%</text:p>
          </table:table-cell>
          <table:table-cell table:style-name="ce118" table:formula="of:=[.F69]/[.F$72]" office:value-type="percentage" office:value="0.435967302452316" calcext:value-type="percentage">
            <text:p>43.6%</text:p>
          </table:table-cell>
          <table:table-cell table:style-name="ce118" table:formula="of:=[.G69]/[.G$72]" office:value-type="percentage" office:value="0.433962264150943" calcext:value-type="percentage">
            <text:p>43.4%</text:p>
          </table:table-cell>
          <table:table-cell table:style-name="ce118" table:formula="of:=[.H69]/[.H$72]" office:value-type="percentage" office:value="0.429347826086957" calcext:value-type="percentage">
            <text:p>42.9%</text:p>
          </table:table-cell>
          <table:table-cell table:style-name="ce118" table:formula="of:=[.I69]/[.I$72]" office:value-type="percentage" office:value="0.556179775280899" calcext:value-type="percentage">
            <text:p>55.6%</text:p>
          </table:table-cell>
          <table:table-cell table:style-name="ce118" table:formula="of:=[.J69]/[.J$72]" office:value-type="percentage" office:value="0.245989304812834" calcext:value-type="percentage">
            <text:p>24.6%</text:p>
          </table:table-cell>
          <table:table-cell table:style-name="ce118" table:formula="of:=[.K69]/[.K$72]" office:value-type="percentage" office:value="0.252717391304348" calcext:value-type="percentage">
            <text:p>25.3%</text:p>
          </table:table-cell>
          <table:table-cell table:style-name="ce118" table:formula="of:=[.L69]/[.L$72]" office:value-type="percentage" office:value="0.526737967914438" calcext:value-type="percentage">
            <text:p>52.7%</text:p>
          </table:table-cell>
          <table:table-cell table:style-name="ce118" table:formula="of:=[.M69]/[.M$72]" office:value-type="percentage" office:value="0.524296675191816" calcext:value-type="percentage">
            <text:p>52.4%</text:p>
          </table:table-cell>
          <table:table-cell table:style-name="ce118" table:formula="of:=[.N69]/[.N$72]" office:value-type="percentage" office:value="0.508021390374332" calcext:value-type="percentage">
            <text:p>50.8%</text:p>
          </table:table-cell>
          <table:table-cell table:style-name="ce118" table:formula="of:=[.O69]/[.O$72]" office:value-type="percentage" office:value="0.509433962264151" calcext:value-type="percentage">
            <text:p>50.9%</text:p>
          </table:table-cell>
          <table:table-cell table:style-name="ce118" table:formula="of:=[.P69]/[.P$72]" office:value-type="percentage" office:value="0.441095890410959" calcext:value-type="percentage">
            <text:p>44.1%</text:p>
          </table:table-cell>
          <table:table-cell table:style-name="ce118" table:formula="of:=[.Q69]/[.Q$72]" office:value-type="percentage" office:value="0.504109589041096" calcext:value-type="percentage">
            <text:p>50.4%</text:p>
          </table:table-cell>
          <table:table-cell table:style-name="ce118" table:formula="of:=[.R69]/[.R$72]" office:value-type="percentage" office:value="0.560526315789474" calcext:value-type="percentage">
            <text:p>56.1%</text:p>
          </table:table-cell>
          <table:table-cell table:style-name="ce249" table:formula="of:=[.S69]/[.S$72]" office:value-type="percentage" office:value="0.462354724608388" calcext:value-type="percentage">
            <text:p>46.2%</text:p>
          </table:table-cell>
          <table:table-cell table:style-name="ce57"/>
          <table:table-cell table:style-name="ce100" table:formula="of:=SUM([.C69:.R69])" office:value-type="float" office:value="2745" calcext:value-type="float">
            <text:p>2745</text:p>
          </table:table-cell>
          <table:table-cell table:style-name="ce57" table:formula="of:=[.C69]+[.D69]+[.E69]+[.F69]+[.G69]+[.H69]+[.I69]" office:value-type="float" office:value="1221" calcext:value-type="float">
            <text:p>1221</text:p>
          </table:table-cell>
          <table:table-cell table:style-name="ce57" table:formula="of:=[.O69]+[.M69]+[.N69]+[.P69]+[.Q69]+[.R69]" office:value-type="float" office:value="1142" calcext:value-type="float">
            <text:p>1142</text:p>
          </table:table-cell>
          <table:table-cell table:style-name="ce57" table:formula="of:=[.J69]+[.K69]+[.L69]" office:value-type="float" office:value="382" calcext:value-type="float">
            <text:p>382</text:p>
          </table:table-cell>
          <table:table-cell table:style-name="ce118" table:formula="of:=[.AL69]/[.AL$72]" office:value-type="percentage" office:value="0.462354724608388" calcext:value-type="percentage">
            <text:p>46.2%</text:p>
          </table:table-cell>
          <table:table-cell table:style-name="ce118" table:formula="of:=[.AM69]/[.AM$72]" office:value-type="percentage" office:value="0.474174757281553" calcext:value-type="percentage">
            <text:p>47.4%</text:p>
          </table:table-cell>
          <table:table-cell table:style-name="ce118" table:formula="of:=[.AN69]/[.AN$72]" office:value-type="percentage" office:value="0.508459483526269" calcext:value-type="percentage">
            <text:p>50.8%</text:p>
          </table:table-cell>
          <table:table-cell table:style-name="ce118" table:formula="of:=[.AO69]/[.AO$72]" office:value-type="percentage" office:value="0.342293906810036" calcext:value-type="percentage">
            <text:p>34.2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1" office:value-type="string" calcext:value-type="string">
            <text:p>Silica skeleton</text:p>
          </table:table-cell>
          <table:table-cell table:style-name="ce57" table:formula="of:=[.C36]+[.C37]+[.C38]+[.C39]" office:value-type="float" office:value="1" calcext:value-type="float">
            <text:p>1</text:p>
          </table:table-cell>
          <table:table-cell table:style-name="ce57" table:formula="of:=[.D36]+[.D37]+[.D38]+[.D39]" office:value-type="float" office:value="0" calcext:value-type="float">
            <text:p>0</text:p>
          </table:table-cell>
          <table:table-cell table:style-name="ce57" table:formula="of:=[.E36]+[.E37]+[.E38]+[.E39]" office:value-type="float" office:value="0" calcext:value-type="float">
            <text:p>0</text:p>
          </table:table-cell>
          <table:table-cell table:style-name="ce57" table:formula="of:=[.F36]+[.F37]+[.F38]+[.F39]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formula="of:=[.H36]+[.H37]+[.H38]+[.H39]" office:value-type="float" office:value="3" calcext:value-type="float">
            <text:p>3</text:p>
          </table:table-cell>
          <table:table-cell table:style-name="ce57" table:formula="of:=[.I36]+[.I37]+[.I38]+[.I39]" office:value-type="float" office:value="0" calcext:value-type="float">
            <text:p>0</text:p>
          </table:table-cell>
          <table:table-cell table:style-name="ce57" table:formula="of:=[.J36]+[.J37]+[.J38]+[.J39]" office:value-type="float" office:value="0" calcext:value-type="float">
            <text:p>0</text:p>
          </table:table-cell>
          <table:table-cell table:style-name="ce57" table:formula="of:=[.K36]+[.K37]+[.K38]+[.K39]" office:value-type="float" office:value="3" calcext:value-type="float">
            <text:p>3</text:p>
          </table:table-cell>
          <table:table-cell table:style-name="ce57" table:formula="of:=[.L36]+[.L37]+[.L38]+[.L39]" office:value-type="float" office:value="0" calcext:value-type="float">
            <text:p>0</text:p>
          </table:table-cell>
          <table:table-cell table:style-name="ce57" table:formula="of:=[.M36]+[.M37]+[.M38]+[.M39]" office:value-type="float" office:value="0" calcext:value-type="float">
            <text:p>0</text:p>
          </table:table-cell>
          <table:table-cell table:style-name="ce57" table:formula="of:=[.N36]+[.N37]+[.N38]+[.N39]" office:value-type="float" office:value="0" calcext:value-type="float">
            <text:p>0</text:p>
          </table:table-cell>
          <table:table-cell table:style-name="ce57" table:formula="of:=[.O36]+[.O37]+[.O38]+[.O39]" office:value-type="float" office:value="0" calcext:value-type="float">
            <text:p>0</text:p>
          </table:table-cell>
          <table:table-cell table:style-name="ce57" table:formula="of:=[.P36]+[.P37]+[.P38]+[.P39]" office:value-type="float" office:value="0" calcext:value-type="float">
            <text:p>0</text:p>
          </table:table-cell>
          <table:table-cell table:style-name="ce57" table:formula="of:=[.Q36]+[.Q37]+[.Q38]+[.Q39]" office:value-type="float" office:value="4" calcext:value-type="float">
            <text:p>4</text:p>
          </table:table-cell>
          <table:table-cell table:style-name="ce57" table:formula="of:=[.R36]+[.R37]+[.R38]+[.R39]" office:value-type="float" office:value="2" calcext:value-type="float">
            <text:p>2</text:p>
          </table:table-cell>
          <table:table-cell table:style-name="ce162" table:formula="of:=SUM([.C70:.R70])" office:value-type="float" office:value="18" calcext:value-type="float">
            <text:p>18</text:p>
          </table:table-cell>
          <table:table-cell table:style-name="ce118" table:formula="of:=[.C70]/[.C$72]" office:value-type="percentage" office:value="0.00276243093922652" calcext:value-type="percentage">
            <text:p>0.3%</text:p>
          </table:table-cell>
          <table:table-cell table:style-name="ce118" table:formula="of:=[.D70]/[.D$72]" office:value-type="percentage" office:value="0" calcext:value-type="percentage">
            <text:p>0.0%</text:p>
          </table:table-cell>
          <table:table-cell table:style-name="ce118" table:formula="of:=[.E70]/[.E$72]" office:value-type="percentage" office:value="0" calcext:value-type="percentage">
            <text:p>0.0%</text:p>
          </table:table-cell>
          <table:table-cell table:style-name="ce118" table:formula="of:=[.F70]/[.F$72]" office:value-type="percentage" office:value="0.00272479564032698" calcext:value-type="percentage">
            <text:p>0.3%</text:p>
          </table:table-cell>
          <table:table-cell table:style-name="ce118" table:formula="of:=[.G70]/[.G$72]" office:value-type="percentage" office:value="0.0107816711590297" calcext:value-type="percentage">
            <text:p>1.1%</text:p>
          </table:table-cell>
          <table:table-cell table:style-name="ce118" table:formula="of:=[.H70]/[.H$72]" office:value-type="percentage" office:value="0.00815217391304348" calcext:value-type="percentage">
            <text:p>0.8%</text:p>
          </table:table-cell>
          <table:table-cell table:style-name="ce118" table:formula="of:=[.I70]/[.I$72]" office:value-type="percentage" office:value="0" calcext:value-type="percentage">
            <text:p>0.0%</text:p>
          </table:table-cell>
          <table:table-cell table:style-name="ce118" table:formula="of:=[.J70]/[.J$72]" office:value-type="percentage" office:value="0" calcext:value-type="percentage">
            <text:p>0.0%</text:p>
          </table:table-cell>
          <table:table-cell table:style-name="ce118" table:formula="of:=[.K70]/[.K$72]" office:value-type="percentage" office:value="0.00815217391304348" calcext:value-type="percentage">
            <text:p>0.8%</text:p>
          </table:table-cell>
          <table:table-cell table:style-name="ce118" table:formula="of:=[.L70]/[.L$72]" office:value-type="percentage" office:value="0" calcext:value-type="percentage">
            <text:p>0.0%</text:p>
          </table:table-cell>
          <table:table-cell table:style-name="ce118" table:formula="of:=[.M70]/[.M$72]" office:value-type="percentage" office:value="0" calcext:value-type="percentage">
            <text:p>0.0%</text:p>
          </table:table-cell>
          <table:table-cell table:style-name="ce118" table:formula="of:=[.N70]/[.N$72]" office:value-type="percentage" office:value="0" calcext:value-type="percentage">
            <text:p>0.0%</text:p>
          </table:table-cell>
          <table:table-cell table:style-name="ce118" table:formula="of:=[.O70]/[.O$72]" office:value-type="percentage" office:value="0" calcext:value-type="percentage">
            <text:p>0.0%</text:p>
          </table:table-cell>
          <table:table-cell table:style-name="ce118" table:formula="of:=[.P70]/[.P$72]" office:value-type="percentage" office:value="0" calcext:value-type="percentage">
            <text:p>0.0%</text:p>
          </table:table-cell>
          <table:table-cell table:style-name="ce118" table:formula="of:=[.Q70]/[.Q$72]" office:value-type="percentage" office:value="0.010958904109589" calcext:value-type="percentage">
            <text:p>1.1%</text:p>
          </table:table-cell>
          <table:table-cell table:style-name="ce118" table:formula="of:=[.R70]/[.R$72]" office:value-type="percentage" office:value="0.00526315789473684" calcext:value-type="percentage">
            <text:p>0.5%</text:p>
          </table:table-cell>
          <table:table-cell table:style-name="ce249" table:formula="of:=[.S70]/[.S$72]" office:value-type="percentage" office:value="0.00303183425972713" calcext:value-type="percentage">
            <text:p>0.3%</text:p>
          </table:table-cell>
          <table:table-cell table:style-name="ce57"/>
          <table:table-cell table:style-name="ce100" table:formula="of:=SUM([.C70:.R70])" office:value-type="float" office:value="18" calcext:value-type="float">
            <text:p>18</text:p>
          </table:table-cell>
          <table:table-cell table:style-name="ce57" table:formula="of:=[.C70]+[.D70]+[.E70]+[.F70]+[.G70]+[.H70]+[.I70]" office:value-type="float" office:value="9" calcext:value-type="float">
            <text:p>9</text:p>
          </table:table-cell>
          <table:table-cell table:style-name="ce57" table:formula="of:=[.O70]+[.M70]+[.N70]+[.P70]+[.Q70]+[.R70]" office:value-type="float" office:value="6" calcext:value-type="float">
            <text:p>6</text:p>
          </table:table-cell>
          <table:table-cell table:style-name="ce57" table:formula="of:=[.J70]+[.K70]+[.L70]" office:value-type="float" office:value="3" calcext:value-type="float">
            <text:p>3</text:p>
          </table:table-cell>
          <table:table-cell table:style-name="ce118" table:formula="of:=[.AL70]/[.AL$72]" office:value-type="percentage" office:value="0.00303183425972713" calcext:value-type="percentage">
            <text:p>0.3%</text:p>
          </table:table-cell>
          <table:table-cell table:style-name="ce118" table:formula="of:=[.AM70]/[.AM$72]" office:value-type="percentage" office:value="0.00349514563106796" calcext:value-type="percentage">
            <text:p>0.3%</text:p>
          </table:table-cell>
          <table:table-cell table:style-name="ce118" table:formula="of:=[.AN70]/[.AN$72]" office:value-type="percentage" office:value="0.00267141585040071" calcext:value-type="percentage">
            <text:p>0.3%</text:p>
          </table:table-cell>
          <table:table-cell table:style-name="ce118" table:formula="of:=[.AO70]/[.AO$72]" office:value-type="percentage" office:value="0.00268817204301075" calcext:value-type="percentage">
            <text:p>0.3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79" office:value-type="string" calcext:value-type="string">
            <text:p>Other</text:p>
          </table:table-cell>
          <table:table-cell table:style-name="ce62" table:formula="of:=[.C15]+[.C20]+[.C21]+[.C22]+[.C23]+[.C24]+[.C25]+[.C30]+[.C31]+[.C32]+[.C33]" office:value-type="float" office:value="23" calcext:value-type="float">
            <text:p>23</text:p>
          </table:table-cell>
          <table:table-cell table:style-name="ce62" table:formula="of:=[.D15]+[.D20]+[.D21]+[.D22]+[.D23]+[.D24]+[.D25]+[.D30]+[.D31]+[.D32]+[.D33]" office:value-type="float" office:value="13" calcext:value-type="float">
            <text:p>13</text:p>
          </table:table-cell>
          <table:table-cell table:style-name="ce62" table:formula="of:=[.E15]+[.E20]+[.E21]+[.E22]+[.E23]+[.E24]+[.E25]+[.E30]+[.E31]+[.E32]+[.E33]" office:value-type="float" office:value="30" calcext:value-type="float">
            <text:p>30</text:p>
          </table:table-cell>
          <table:table-cell table:style-name="ce62" table:formula="of:=[.F15]+[.F20]+[.F21]+[.F22]+[.F23]+[.F24]+[.F25]+[.F30]+[.F31]+[.F32]+[.F33]" office:value-type="float" office:value="29" calcext:value-type="float">
            <text:p>29</text:p>
          </table:table-cell>
          <table:table-cell table:style-name="ce62" office:value-type="float" office:value="25" calcext:value-type="float">
            <text:p>25</text:p>
          </table:table-cell>
          <table:table-cell table:style-name="ce62" table:formula="of:=[.H15]+[.H20]+[.H21]+[.H22]+[.H23]+[.H24]+[.H25]+[.H30]+[.H31]+[.H32]+[.H33]" office:value-type="float" office:value="37" calcext:value-type="float">
            <text:p>37</text:p>
          </table:table-cell>
          <table:table-cell table:style-name="ce62" table:formula="of:=[.I15]+[.I20]+[.I21]+[.I22]+[.I23]+[.I24]+[.I25]+[.I30]+[.I31]+[.I32]+[.I33]" office:value-type="float" office:value="35" calcext:value-type="float">
            <text:p>35</text:p>
          </table:table-cell>
          <table:table-cell table:style-name="ce62" table:formula="of:=[.J15]+[.J20]+[.J21]+[.J22]+[.J23]+[.J24]+[.J25]+[.J30]+[.J31]+[.J32]+[.J33]" office:value-type="float" office:value="43" calcext:value-type="float">
            <text:p>43</text:p>
          </table:table-cell>
          <table:table-cell table:style-name="ce62" table:formula="of:=[.K15]+[.K20]+[.K21]+[.K22]+[.K23]+[.K24]+[.K25]+[.K30]+[.K31]+[.K32]+[.K33]" office:value-type="float" office:value="21" calcext:value-type="float">
            <text:p>21</text:p>
          </table:table-cell>
          <table:table-cell table:style-name="ce62" table:formula="of:=[.L15]+[.L20]+[.L21]+[.L22]+[.L23]+[.L24]+[.L25]+[.L30]+[.L31]+[.L32]+[.L33]" office:value-type="float" office:value="31" calcext:value-type="float">
            <text:p>31</text:p>
          </table:table-cell>
          <table:table-cell table:style-name="ce62" table:formula="of:=[.M15]+[.M20]+[.M21]+[.M22]+[.M23]+[.M24]+[.M25]+[.M30]+[.M31]+[.M32]+[.M33]" office:value-type="float" office:value="46" calcext:value-type="float">
            <text:p>46</text:p>
          </table:table-cell>
          <table:table-cell table:style-name="ce62" table:formula="of:=[.N15]+[.N20]+[.N21]+[.N22]+[.N23]+[.N24]+[.N25]+[.N30]+[.N31]+[.N32]+[.N33]" office:value-type="float" office:value="26" calcext:value-type="float">
            <text:p>26</text:p>
          </table:table-cell>
          <table:table-cell table:style-name="ce62" table:formula="of:=[.O15]+[.O20]+[.O21]+[.O22]+[.O23]+[.O24]+[.O25]+[.O30]+[.O31]+[.O32]+[.O33]" office:value-type="float" office:value="20" calcext:value-type="float">
            <text:p>20</text:p>
          </table:table-cell>
          <table:table-cell table:style-name="ce62" table:formula="of:=[.P15]+[.P20]+[.P21]+[.P22]+[.P23]+[.P24]+[.P25]+[.P30]+[.P31]+[.P32]+[.P33]" office:value-type="float" office:value="60" calcext:value-type="float">
            <text:p>60</text:p>
          </table:table-cell>
          <table:table-cell table:style-name="ce62" table:formula="of:=[.Q15]+[.Q20]+[.Q21]+[.Q22]+[.Q23]+[.Q24]+[.Q25]+[.Q30]+[.Q31]+[.Q32]+[.Q33]" office:value-type="float" office:value="28" calcext:value-type="float">
            <text:p>28</text:p>
          </table:table-cell>
          <table:table-cell table:style-name="ce62" table:formula="of:=[.R15]+[.R20]+[.R21]+[.R22]+[.R23]+[.R24]+[.R25]+[.R30]+[.R31]+[.R32]+[.R33]" office:value-type="float" office:value="19" calcext:value-type="float">
            <text:p>19</text:p>
          </table:table-cell>
          <table:table-cell table:style-name="ce163" table:formula="of:=SUM([.C71:.R71])" office:value-type="float" office:value="486" calcext:value-type="float">
            <text:p>486</text:p>
          </table:table-cell>
          <table:table-cell table:style-name="ce119" table:formula="of:=[.C71]/[.C$72]" office:value-type="percentage" office:value="0.0635359116022099" calcext:value-type="percentage">
            <text:p>6.4%</text:p>
          </table:table-cell>
          <table:table-cell table:style-name="ce119" table:formula="of:=[.D71]/[.D$72]" office:value-type="percentage" office:value="0.0354223433242507" calcext:value-type="percentage">
            <text:p>3.5%</text:p>
          </table:table-cell>
          <table:table-cell table:style-name="ce119" table:formula="of:=[.E71]/[.E$72]" office:value-type="percentage" office:value="0.078125" calcext:value-type="percentage">
            <text:p>7.8%</text:p>
          </table:table-cell>
          <table:table-cell table:style-name="ce119" table:formula="of:=[.F71]/[.F$72]" office:value-type="percentage" office:value="0.0790190735694823" calcext:value-type="percentage">
            <text:p>7.9%</text:p>
          </table:table-cell>
          <table:table-cell table:style-name="ce119" table:formula="of:=[.G71]/[.G$72]" office:value-type="percentage" office:value="0.0673854447439353" calcext:value-type="percentage">
            <text:p>6.7%</text:p>
          </table:table-cell>
          <table:table-cell table:style-name="ce119" table:formula="of:=[.H71]/[.H$72]" office:value-type="percentage" office:value="0.10054347826087" calcext:value-type="percentage">
            <text:p>10.1%</text:p>
          </table:table-cell>
          <table:table-cell table:style-name="ce119" table:formula="of:=[.I71]/[.I$72]" office:value-type="percentage" office:value="0.098314606741573" calcext:value-type="percentage">
            <text:p>9.8%</text:p>
          </table:table-cell>
          <table:table-cell table:style-name="ce119" table:formula="of:=[.J71]/[.J$72]" office:value-type="percentage" office:value="0.114973262032086" calcext:value-type="percentage">
            <text:p>11.5%</text:p>
          </table:table-cell>
          <table:table-cell table:style-name="ce119" table:formula="of:=[.K71]/[.K$72]" office:value-type="percentage" office:value="0.0570652173913043" calcext:value-type="percentage">
            <text:p>5.7%</text:p>
          </table:table-cell>
          <table:table-cell table:style-name="ce119" table:formula="of:=[.L71]/[.L$72]" office:value-type="percentage" office:value="0.0828877005347594" calcext:value-type="percentage">
            <text:p>8.3%</text:p>
          </table:table-cell>
          <table:table-cell table:style-name="ce119" table:formula="of:=[.M71]/[.M$72]" office:value-type="percentage" office:value="0.117647058823529" calcext:value-type="percentage">
            <text:p>11.8%</text:p>
          </table:table-cell>
          <table:table-cell table:style-name="ce119" table:formula="of:=[.N71]/[.N$72]" office:value-type="percentage" office:value="0.0695187165775401" calcext:value-type="percentage">
            <text:p>7.0%</text:p>
          </table:table-cell>
          <table:table-cell table:style-name="ce119" table:formula="of:=[.O71]/[.O$72]" office:value-type="percentage" office:value="0.0539083557951482" calcext:value-type="percentage">
            <text:p>5.4%</text:p>
          </table:table-cell>
          <table:table-cell table:style-name="ce119" table:formula="of:=[.P71]/[.P$72]" office:value-type="percentage" office:value="0.164383561643836" calcext:value-type="percentage">
            <text:p>16.4%</text:p>
          </table:table-cell>
          <table:table-cell table:style-name="ce119" table:formula="of:=[.Q71]/[.Q$72]" office:value-type="percentage" office:value="0.0767123287671233" calcext:value-type="percentage">
            <text:p>7.7%</text:p>
          </table:table-cell>
          <table:table-cell table:style-name="ce119" table:formula="of:=[.R71]/[.R$72]" office:value-type="percentage" office:value="0.05" calcext:value-type="percentage">
            <text:p>5.0%</text:p>
          </table:table-cell>
          <table:table-cell table:style-name="ce251" table:formula="of:=[.S71]/[.S$72]" office:value-type="percentage" office:value="0.0818595250126326" calcext:value-type="percentage">
            <text:p>8.2%</text:p>
          </table:table-cell>
          <table:table-cell table:style-name="ce57"/>
          <table:table-cell table:style-name="ce4" table:formula="of:=SUM([.C71:.R71])" office:value-type="float" office:value="486" calcext:value-type="float">
            <text:p>486</text:p>
          </table:table-cell>
          <table:table-cell table:style-name="ce62" table:formula="of:=[.C71]+[.D71]+[.E71]+[.F71]+[.G71]+[.H71]+[.I71]" office:value-type="float" office:value="192" calcext:value-type="float">
            <text:p>192</text:p>
          </table:table-cell>
          <table:table-cell table:style-name="ce62" table:formula="of:=[.O71]+[.M71]+[.N71]+[.P71]+[.Q71]+[.R71]" office:value-type="float" office:value="199" calcext:value-type="float">
            <text:p>199</text:p>
          </table:table-cell>
          <table:table-cell table:style-name="ce62" table:formula="of:=[.J71]+[.K71]+[.L71]" office:value-type="float" office:value="95" calcext:value-type="float">
            <text:p>95</text:p>
          </table:table-cell>
          <table:table-cell table:style-name="ce119" table:formula="of:=[.AL71]/[.AL$72]" office:value-type="percentage" office:value="0.0818595250126326" calcext:value-type="percentage">
            <text:p>8.2%</text:p>
          </table:table-cell>
          <table:table-cell table:style-name="ce119" table:formula="of:=[.AM71]/[.AM$72]" office:value-type="percentage" office:value="0.0745631067961165" calcext:value-type="percentage">
            <text:p>7.5%</text:p>
          </table:table-cell>
          <table:table-cell table:style-name="ce119" table:formula="of:=[.AN71]/[.AN$72]" office:value-type="percentage" office:value="0.0886019590382903" calcext:value-type="percentage">
            <text:p>8.9%</text:p>
          </table:table-cell>
          <table:table-cell table:style-name="ce119" table:formula="of:=[.AO71]/[.AO$72]" office:value-type="percentage" office:value="0.0851254480286738" calcext:value-type="percentage">
            <text:p>8.5%</text:p>
          </table:table-cell>
          <table:table-cell table:style-name="ce1" table:number-columns-repeated="6"/>
          <table:table-cell table:number-columns-repeated="13"/>
        </table:table-row>
        <table:table-row table:style-name="ro2">
          <table:table-cell table:style-name="ce1"/>
          <table:table-cell table:style-name="ce82" office:value-type="string" calcext:value-type="string">
            <text:p>TOT</text:p>
          </table:table-cell>
          <table:table-cell table:style-name="ce91" table:formula="of:=SUM([.C68:.C71])" office:value-type="float" office:value="362" calcext:value-type="float">
            <text:p>362</text:p>
          </table:table-cell>
          <table:table-cell table:style-name="ce91" table:formula="of:=SUM([.D68:.D71])" office:value-type="float" office:value="367" calcext:value-type="float">
            <text:p>367</text:p>
          </table:table-cell>
          <table:table-cell table:style-name="ce91" table:formula="of:=SUM([.E68:.E71])" office:value-type="float" office:value="384" calcext:value-type="float">
            <text:p>384</text:p>
          </table:table-cell>
          <table:table-cell table:style-name="ce91" table:formula="of:=SUM([.F68:.F71])" office:value-type="float" office:value="367" calcext:value-type="float">
            <text:p>367</text:p>
          </table:table-cell>
          <table:table-cell table:style-name="ce91" table:formula="of:=SUM([.G68:.G71])" office:value-type="float" office:value="371" calcext:value-type="float">
            <text:p>371</text:p>
          </table:table-cell>
          <table:table-cell table:style-name="ce91" table:formula="of:=SUM([.H68:.H71])" office:value-type="float" office:value="368" calcext:value-type="float">
            <text:p>368</text:p>
          </table:table-cell>
          <table:table-cell table:style-name="ce91" table:formula="of:=SUM([.I68:.I71])" office:value-type="float" office:value="356" calcext:value-type="float">
            <text:p>356</text:p>
          </table:table-cell>
          <table:table-cell table:style-name="ce91" table:formula="of:=SUM([.J68:.J71])" office:value-type="float" office:value="374" calcext:value-type="float">
            <text:p>374</text:p>
          </table:table-cell>
          <table:table-cell table:style-name="ce91" table:formula="of:=SUM([.K68:.K71])" office:value-type="float" office:value="368" calcext:value-type="float">
            <text:p>368</text:p>
          </table:table-cell>
          <table:table-cell table:style-name="ce91" table:formula="of:=SUM([.L68:.L71])" office:value-type="float" office:value="374" calcext:value-type="float">
            <text:p>374</text:p>
          </table:table-cell>
          <table:table-cell table:style-name="ce91" table:formula="of:=SUM([.M68:.M71])" office:value-type="float" office:value="391" calcext:value-type="float">
            <text:p>391</text:p>
          </table:table-cell>
          <table:table-cell table:style-name="ce91" table:formula="of:=SUM([.N68:.N71])" office:value-type="float" office:value="374" calcext:value-type="float">
            <text:p>374</text:p>
          </table:table-cell>
          <table:table-cell table:style-name="ce91" table:formula="of:=SUM([.O68:.O71])" office:value-type="float" office:value="371" calcext:value-type="float">
            <text:p>371</text:p>
          </table:table-cell>
          <table:table-cell table:style-name="ce91" table:formula="of:=SUM([.P68:.P71])" office:value-type="float" office:value="365" calcext:value-type="float">
            <text:p>365</text:p>
          </table:table-cell>
          <table:table-cell table:style-name="ce91" table:formula="of:=SUM([.Q68:.Q71])" office:value-type="float" office:value="365" calcext:value-type="float">
            <text:p>365</text:p>
          </table:table-cell>
          <table:table-cell table:style-name="ce91" table:formula="of:=SUM([.R68:.R71])" office:value-type="float" office:value="380" calcext:value-type="float">
            <text:p>380</text:p>
          </table:table-cell>
          <table:table-cell table:style-name="ce163" table:formula="of:=SUM([.C72:.R72])" office:value-type="float" office:value="5937" calcext:value-type="float">
            <text:p>5937</text:p>
          </table:table-cell>
          <table:table-cell table:style-name="ce119" table:formula="of:=[.C72]/[.C$72]" office:value-type="percentage" office:value="1" calcext:value-type="percentage">
            <text:p>100.0%</text:p>
          </table:table-cell>
          <table:table-cell table:style-name="ce119" table:formula="of:=[.D72]/[.D$72]" office:value-type="percentage" office:value="1" calcext:value-type="percentage">
            <text:p>100.0%</text:p>
          </table:table-cell>
          <table:table-cell table:style-name="ce119" table:formula="of:=[.E72]/[.E$72]" office:value-type="percentage" office:value="1" calcext:value-type="percentage">
            <text:p>100.0%</text:p>
          </table:table-cell>
          <table:table-cell table:style-name="ce119" table:formula="of:=[.F72]/[.F$72]" office:value-type="percentage" office:value="1" calcext:value-type="percentage">
            <text:p>100.0%</text:p>
          </table:table-cell>
          <table:table-cell table:style-name="ce119" table:formula="of:=[.G72]/[.G$72]" office:value-type="percentage" office:value="1" calcext:value-type="percentage">
            <text:p>100.0%</text:p>
          </table:table-cell>
          <table:table-cell table:style-name="ce119" table:formula="of:=[.H72]/[.H$72]" office:value-type="percentage" office:value="1" calcext:value-type="percentage">
            <text:p>100.0%</text:p>
          </table:table-cell>
          <table:table-cell table:style-name="ce119" table:formula="of:=[.I72]/[.I$72]" office:value-type="percentage" office:value="1" calcext:value-type="percentage">
            <text:p>100.0%</text:p>
          </table:table-cell>
          <table:table-cell table:style-name="ce119" table:formula="of:=[.J72]/[.J$72]" office:value-type="percentage" office:value="1" calcext:value-type="percentage">
            <text:p>100.0%</text:p>
          </table:table-cell>
          <table:table-cell table:style-name="ce119" table:formula="of:=[.K72]/[.K$72]" office:value-type="percentage" office:value="1" calcext:value-type="percentage">
            <text:p>100.0%</text:p>
          </table:table-cell>
          <table:table-cell table:style-name="ce119" table:formula="of:=[.L72]/[.L$72]" office:value-type="percentage" office:value="1" calcext:value-type="percentage">
            <text:p>100.0%</text:p>
          </table:table-cell>
          <table:table-cell table:style-name="ce119" table:formula="of:=[.M72]/[.M$72]" office:value-type="percentage" office:value="1" calcext:value-type="percentage">
            <text:p>100.0%</text:p>
          </table:table-cell>
          <table:table-cell table:style-name="ce119" table:formula="of:=[.N72]/[.N$72]" office:value-type="percentage" office:value="1" calcext:value-type="percentage">
            <text:p>100.0%</text:p>
          </table:table-cell>
          <table:table-cell table:style-name="ce119" table:formula="of:=[.O72]/[.O$72]" office:value-type="percentage" office:value="1" calcext:value-type="percentage">
            <text:p>100.0%</text:p>
          </table:table-cell>
          <table:table-cell table:style-name="ce119" table:formula="of:=[.P72]/[.P$72]" office:value-type="percentage" office:value="1" calcext:value-type="percentage">
            <text:p>100.0%</text:p>
          </table:table-cell>
          <table:table-cell table:style-name="ce119" table:formula="of:=[.Q72]/[.Q$72]" office:value-type="percentage" office:value="1" calcext:value-type="percentage">
            <text:p>100.0%</text:p>
          </table:table-cell>
          <table:table-cell table:style-name="ce119" table:formula="of:=[.R72]/[.R$72]" office:value-type="percentage" office:value="1" calcext:value-type="percentage">
            <text:p>100.0%</text:p>
          </table:table-cell>
          <table:table-cell table:style-name="ce251" table:formula="of:=[.S72]/[.S$72]" office:value-type="percentage" office:value="1" calcext:value-type="percentage">
            <text:p>100.0%</text:p>
          </table:table-cell>
          <table:table-cell table:style-name="ce57"/>
          <table:table-cell table:style-name="ce4" table:formula="of:=SUM([.C72:.R72])" office:value-type="float" office:value="5937" calcext:value-type="float">
            <text:p>5937</text:p>
          </table:table-cell>
          <table:table-cell table:style-name="ce62" table:formula="of:=[.C72]+[.D72]+[.E72]+[.F72]+[.G72]+[.H72]+[.I72]" office:value-type="float" office:value="2575" calcext:value-type="float">
            <text:p>2575</text:p>
          </table:table-cell>
          <table:table-cell table:style-name="ce62" table:formula="of:=[.O72]+[.M72]+[.N72]+[.P72]+[.Q72]+[.R72]" office:value-type="float" office:value="2246" calcext:value-type="float">
            <text:p>2246</text:p>
          </table:table-cell>
          <table:table-cell table:style-name="ce62" table:formula="of:=[.J72]+[.K72]+[.L72]" office:value-type="float" office:value="1116" calcext:value-type="float">
            <text:p>1116</text:p>
          </table:table-cell>
          <table:table-cell table:style-name="ce119" table:formula="of:=[.AL72]/[.AL$72]" office:value-type="percentage" office:value="1" calcext:value-type="percentage">
            <text:p>100.0%</text:p>
          </table:table-cell>
          <table:table-cell table:style-name="ce119" table:formula="of:=[.AM72]/[.AM$72]" office:value-type="percentage" office:value="1" calcext:value-type="percentage">
            <text:p>100.0%</text:p>
          </table:table-cell>
          <table:table-cell table:style-name="ce119" table:formula="of:=[.AN72]/[.AN$72]" office:value-type="percentage" office:value="1" calcext:value-type="percentage">
            <text:p>100.0%</text:p>
          </table:table-cell>
          <table:table-cell table:style-name="ce119" table:formula="of:=[.AO72]/[.AO$72]" office:value-type="percentage" office:value="1" calcext:value-type="percentage">
            <text:p>100.0%</text:p>
          </table:table-cell>
          <table:table-cell table:style-name="ce1" table:number-columns-repeated="6"/>
          <table:table-cell table:number-columns-repeated="13"/>
        </table:table-row>
        <table:table-row table:style-name="ro2" table:number-rows-repeated="3">
          <table:table-cell table:style-name="ce1" table:number-columns-repeated="51"/>
          <table:table-cell table:number-columns-repeated="13"/>
        </table:table-row>
        <table:table-row table:style-name="ro2">
          <table:table-cell table:style-name="ce1" table:number-columns-repeated="2"/>
          <table:table-cell table:style-name="ce94" office:value-type="string" calcext:value-type="string" table:number-columns-spanned="6" table:number-rows-spanned="1">
            <text:p>AN</text:p>
          </table:table-cell>
          <table:covered-table-cell table:number-columns-repeated="5" table:style-name="ce94"/>
          <table:table-cell table:style-name="ce229" office:value-type="string" calcext:value-type="string" table:number-columns-spanned="6" table:number-rows-spanned="1">
            <text:p>RN %</text:p>
          </table:table-cell>
          <table:covered-table-cell table:number-columns-repeated="5" table:style-name="ce229"/>
          <table:table-cell table:style-name="ce1" table:number-columns-repeated="37"/>
          <table:table-cell table:number-columns-repeated="13"/>
        </table:table-row>
        <table:table-row table:style-name="ro2">
          <table:table-cell table:style-name="ce1"/>
          <table:table-cell table:style-name="ce82" office:value-type="string" calcext:value-type="string">
            <text:p>Phases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89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1" table:number-columns-repeated="37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grass leaf</text:p>
          </table:table-cell>
          <table:table-cell table:style-name="ce1" table:formula="of:=[.G55]+[.H55]+[.R55]" office:value-type="float" office:value="1014" calcext:value-type="float">
            <text:p>1014</text:p>
          </table:table-cell>
          <table:table-cell table:style-name="ce1" table:formula="of:=[.Q55]+[.O55]+[.M55]" office:value-type="float" office:value="1028" calcext:value-type="float">
            <text:p>1028</text:p>
          </table:table-cell>
          <table:table-cell table:style-name="ce1" table:formula="of:=[.C55]+[.K55]" office:value-type="float" office:value="632" calcext:value-type="float">
            <text:p>632</text:p>
          </table:table-cell>
          <table:table-cell table:style-name="ce1" table:formula="of:=[.L55]+[.E55]+[.F55]+[.I55]" office:value-type="float" office:value="1329" calcext:value-type="float">
            <text:p>1329</text:p>
          </table:table-cell>
          <table:table-cell table:style-name="ce1" table:formula="of:=[.D55]+[.J55]" office:value-type="float" office:value="627" calcext:value-type="float">
            <text:p>627</text:p>
          </table:table-cell>
          <table:table-cell table:style-name="ce1" table:formula="of:=[.N55]+[.P55]" office:value-type="float" office:value="662" calcext:value-type="float">
            <text:p>662</text:p>
          </table:table-cell>
          <table:table-cell table:style-name="ce141" table:formula="of:=[.H78]/[.$H$82]*100" office:value-type="float" office:value="93.9007092198582" calcext:value-type="float">
            <text:p>93.9007092198582</text:p>
          </table:table-cell>
          <table:table-cell table:style-name="ce51" table:formula="of:=[.G78]/[.$G$82]*100" office:value-type="float" office:value="86.3636363636364" calcext:value-type="float">
            <text:p>86.3636363636364</text:p>
          </table:table-cell>
          <table:table-cell table:style-name="ce51" table:formula="of:=[.F78]/[.$F$82]*100" office:value-type="float" office:value="91.9723183391004" calcext:value-type="float">
            <text:p>91.9723183391004</text:p>
          </table:table-cell>
          <table:table-cell table:style-name="ce51" table:formula="of:=[.E78]/[.$E$82]*100" office:value-type="float" office:value="89.7727272727273" calcext:value-type="float">
            <text:p>89.7727272727273</text:p>
          </table:table-cell>
          <table:table-cell table:style-name="ce51" table:formula="of:=[.D78]/[.$D$82]*100" office:value-type="float" office:value="93.369663941871" calcext:value-type="float">
            <text:p>93.369663941871</text:p>
          </table:table-cell>
          <table:table-cell table:style-name="ce153" table:formula="of:=[.C78]/[.$C$82]*100" office:value-type="float" office:value="92.772186642269" calcext:value-type="float">
            <text:p>92.772186642269</text:p>
          </table:table-cell>
          <table:table-cell table:style-name="ce1" table:number-columns-repeated="37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inflorescence</text:p>
          </table:table-cell>
          <table:table-cell table:style-name="ce1" table:formula="of:=[.G56]+[.H56]+[.R56]" office:value-type="float" office:value="21" calcext:value-type="float">
            <text:p>21</text:p>
          </table:table-cell>
          <table:table-cell table:style-name="ce1" table:formula="of:=[.Q56]+[.O56]+[.M56]" office:value-type="float" office:value="19" calcext:value-type="float">
            <text:p>19</text:p>
          </table:table-cell>
          <table:table-cell table:style-name="ce1" table:formula="of:=[.C56]+[.K56]" office:value-type="float" office:value="51" calcext:value-type="float">
            <text:p>51</text:p>
          </table:table-cell>
          <table:table-cell table:style-name="ce1" table:formula="of:=[.L56]+[.E56]+[.F56]+[.I56]" office:value-type="float" office:value="41" calcext:value-type="float">
            <text:p>41</text:p>
          </table:table-cell>
          <table:table-cell table:style-name="ce1" table:formula="of:=[.D56]+[.J56]" office:value-type="float" office:value="58" calcext:value-type="float">
            <text:p>58</text:p>
          </table:table-cell>
          <table:table-cell table:style-name="ce1" table:formula="of:=[.N56]+[.P56]" office:value-type="float" office:value="9" calcext:value-type="float">
            <text:p>9</text:p>
          </table:table-cell>
          <table:table-cell table:style-name="ce139" table:formula="of:=[.H79]/[.$H$82]*100" office:value-type="float" office:value="1.27659574468085" calcext:value-type="float">
            <text:p>1.27659574468085</text:p>
          </table:table-cell>
          <table:table-cell table:style-name="ce52" table:formula="of:=[.G79]/[.$G$82]*100" office:value-type="float" office:value="7.98898071625344" calcext:value-type="float">
            <text:p>7.98898071625344</text:p>
          </table:table-cell>
          <table:table-cell table:style-name="ce52" table:formula="of:=[.F79]/[.$F$82]*100" office:value-type="float" office:value="2.83737024221453" calcext:value-type="float">
            <text:p>2.83737024221453</text:p>
          </table:table-cell>
          <table:table-cell table:style-name="ce52" table:formula="of:=[.E79]/[.$E$82]*100" office:value-type="float" office:value="7.24431818181818" calcext:value-type="float">
            <text:p>7.24431818181818</text:p>
          </table:table-cell>
          <table:table-cell table:style-name="ce52" table:formula="of:=[.D79]/[.$D$82]*100" office:value-type="float" office:value="1.72570390554042" calcext:value-type="float">
            <text:p>1.72570390554042</text:p>
          </table:table-cell>
          <table:table-cell table:style-name="ce100" table:formula="of:=[.C79]/[.$C$82]*100" office:value-type="float" office:value="1.92131747483989" calcext:value-type="float">
            <text:p>1.92131747483989</text:p>
          </table:table-cell>
          <table:table-cell table:style-name="ce1" table:number-columns-repeated="37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woody species</text:p>
          </table:table-cell>
          <table:table-cell table:style-name="ce1" table:formula="of:=[.G57]+[.H57]+[.R57]" office:value-type="float" office:value="58" calcext:value-type="float">
            <text:p>58</text:p>
          </table:table-cell>
          <table:table-cell table:style-name="ce1" table:formula="of:=[.Q57]+[.O57]+[.M57]" office:value-type="float" office:value="36" calcext:value-type="float">
            <text:p>36</text:p>
          </table:table-cell>
          <table:table-cell table:style-name="ce1" table:formula="of:=[.C57]+[.K57]" office:value-type="float" office:value="21" calcext:value-type="float">
            <text:p>21</text:p>
          </table:table-cell>
          <table:table-cell table:style-name="ce1" table:formula="of:=[.L57]+[.E57]+[.F57]+[.I57]" office:value-type="float" office:value="73" calcext:value-type="float">
            <text:p>73</text:p>
          </table:table-cell>
          <table:table-cell table:style-name="ce1" table:formula="of:=[.D57]+[.J57]" office:value-type="float" office:value="41" calcext:value-type="float">
            <text:p>41</text:p>
          </table:table-cell>
          <table:table-cell table:style-name="ce1" table:formula="of:=[.N57]+[.P57]" office:value-type="float" office:value="27" calcext:value-type="float">
            <text:p>27</text:p>
          </table:table-cell>
          <table:table-cell table:style-name="ce139" table:formula="of:=[.H80]/[.$H$82]*100" office:value-type="float" office:value="3.82978723404255" calcext:value-type="float">
            <text:p>3.82978723404255</text:p>
          </table:table-cell>
          <table:table-cell table:style-name="ce52" table:formula="of:=[.G80]/[.$G$82]*100" office:value-type="float" office:value="5.64738292011019" calcext:value-type="float">
            <text:p>5.64738292011019</text:p>
          </table:table-cell>
          <table:table-cell table:style-name="ce52" table:formula="of:=[.F80]/[.$F$82]*100" office:value-type="float" office:value="5.05190311418685" calcext:value-type="float">
            <text:p>5.05190311418685</text:p>
          </table:table-cell>
          <table:table-cell table:style-name="ce52" table:formula="of:=[.E80]/[.$E$82]*100" office:value-type="float" office:value="2.98295454545455" calcext:value-type="float">
            <text:p>2.98295454545455</text:p>
          </table:table-cell>
          <table:table-cell table:style-name="ce52" table:formula="of:=[.D80]/[.$D$82]*100" office:value-type="float" office:value="3.26975476839237" calcext:value-type="float">
            <text:p>3.26975476839237</text:p>
          </table:table-cell>
          <table:table-cell table:style-name="ce100" table:formula="of:=[.C80]/[.$C$82]*100" office:value-type="float" office:value="5.30649588289113" calcext:value-type="float">
            <text:p>5.30649588289113</text:p>
          </table:table-cell>
          <table:table-cell table:style-name="ce1" table:number-columns-repeated="37"/>
          <table:table-cell table:number-columns-repeated="13"/>
        </table:table-row>
        <table:table-row table:style-name="ro2">
          <table:table-cell table:style-name="ce1"/>
          <table:table-cell table:style-name="ce86" office:value-type="string" calcext:value-type="string">
            <text:p>UNDETERMINED</text:p>
          </table:table-cell>
          <table:table-cell table:style-name="ce1" table:formula="of:=[.G58]+[.H58]+[.R58]" office:value-type="float" office:value="0" calcext:value-type="float">
            <text:p>0</text:p>
          </table:table-cell>
          <table:table-cell table:style-name="ce1" table:formula="of:=[.Q58]+[.O58]+[.M58]" office:value-type="float" office:value="18" calcext:value-type="float">
            <text:p>18</text:p>
          </table:table-cell>
          <table:table-cell table:style-name="ce1" table:formula="of:=[.C58]+[.K58]" office:value-type="float" office:value="0" calcext:value-type="float">
            <text:p>0</text:p>
          </table:table-cell>
          <table:table-cell table:style-name="ce1" table:formula="of:=[.L58]+[.E58]+[.F58]+[.I58]" office:value-type="float" office:value="2" calcext:value-type="float">
            <text:p>2</text:p>
          </table:table-cell>
          <table:table-cell table:style-name="ce1" table:formula="of:=[.D58]+[.J58]" office:value-type="float" office:value="0" calcext:value-type="float">
            <text:p>0</text:p>
          </table:table-cell>
          <table:table-cell table:style-name="ce1" table:formula="of:=[.N58]+[.P58]" office:value-type="float" office:value="7" calcext:value-type="float">
            <text:p>7</text:p>
          </table:table-cell>
          <table:table-cell table:style-name="ce140" table:formula="of:=[.H81]/[.$H$82]*100" office:value-type="float" office:value="0.99290780141844" calcext:value-type="float">
            <text:p>0.99290780141844</text:p>
          </table:table-cell>
          <table:table-cell table:style-name="ce55" table:formula="of:=[.G81]/[.$G$82]*100" office:value-type="float" office:value="0" calcext:value-type="float">
            <text:p>0</text:p>
          </table:table-cell>
          <table:table-cell table:style-name="ce55" table:formula="of:=[.F81]/[.$F$82]*100" office:value-type="float" office:value="0.13840830449827" calcext:value-type="float">
            <text:p>0.13840830449827</text:p>
          </table:table-cell>
          <table:table-cell table:style-name="ce55" table:formula="of:=[.E81]/[.$E$82]*100" office:value-type="float" office:value="0" calcext:value-type="float">
            <text:p>0</text:p>
          </table:table-cell>
          <table:table-cell table:style-name="ce55" table:formula="of:=[.D81]/[.$D$82]*100" office:value-type="float" office:value="1.63487738419619" calcext:value-type="float">
            <text:p>1.63487738419619</text:p>
          </table:table-cell>
          <table:table-cell table:style-name="ce4" table:formula="of:=[.C81]/[.$C$82]*100" office:value-type="float" office:value="0" calcext:value-type="float">
            <text:p>0</text:p>
          </table:table-cell>
          <table:table-cell table:style-name="ce1" table:number-columns-repeated="37"/>
          <table:table-cell table:number-columns-repeated="13"/>
        </table:table-row>
        <table:table-row table:style-name="ro2">
          <table:table-cell table:style-name="ce1"/>
          <table:table-cell table:style-name="ce223" office:value-type="string" calcext:value-type="string">
            <text:p>TOT</text:p>
          </table:table-cell>
          <table:table-cell table:style-name="ce89" table:formula="of:=SUM([.C78:.C81])" office:value-type="float" office:value="1093" calcext:value-type="float">
            <text:p>1093</text:p>
          </table:table-cell>
          <table:table-cell table:style-name="ce93" table:formula="of:=SUM([.D78:.D81])" office:value-type="float" office:value="1101" calcext:value-type="float">
            <text:p>1101</text:p>
          </table:table-cell>
          <table:table-cell table:style-name="ce93" table:formula="of:=SUM([.E78:.E81])" office:value-type="float" office:value="704" calcext:value-type="float">
            <text:p>704</text:p>
          </table:table-cell>
          <table:table-cell table:style-name="ce93" table:formula="of:=SUM([.F78:.F81])" office:value-type="float" office:value="1445" calcext:value-type="float">
            <text:p>1445</text:p>
          </table:table-cell>
          <table:table-cell table:style-name="ce93" table:formula="of:=SUM([.G78:.G81])" office:value-type="float" office:value="726" calcext:value-type="float">
            <text:p>726</text:p>
          </table:table-cell>
          <table:table-cell table:style-name="ce93" table:formula="of:=SUM([.H78:.H81])" office:value-type="float" office:value="705" calcext:value-type="float">
            <text:p>705</text:p>
          </table:table-cell>
          <table:table-cell table:style-name="ce89" table:formula="of:=[.H82]/[.$H$82]*100" office:value-type="float" office:value="100" calcext:value-type="float">
            <text:p>100</text:p>
          </table:table-cell>
          <table:table-cell table:style-name="ce93" table:formula="of:=[.G82]/[.$G$82]*100" office:value-type="float" office:value="100" calcext:value-type="float">
            <text:p>100</text:p>
          </table:table-cell>
          <table:table-cell table:style-name="ce93" table:formula="of:=[.F82]/[.$F$82]*100" office:value-type="float" office:value="100" calcext:value-type="float">
            <text:p>100</text:p>
          </table:table-cell>
          <table:table-cell table:style-name="ce93" table:formula="of:=[.E82]/[.$E$82]*100" office:value-type="float" office:value="100" calcext:value-type="float">
            <text:p>100</text:p>
          </table:table-cell>
          <table:table-cell table:style-name="ce93" table:formula="of:=[.D82]/[.$D$82]*100" office:value-type="float" office:value="100" calcext:value-type="float">
            <text:p>100</text:p>
          </table:table-cell>
          <table:table-cell table:style-name="ce99" table:formula="of:=[.C82]/[.$C$82]*100" office:value-type="float" office:value="100" calcext:value-type="float">
            <text:p>100</text:p>
          </table:table-cell>
          <table:table-cell table:style-name="ce1" table:number-columns-repeated="37"/>
          <table:table-cell table:number-columns-repeated="13"/>
        </table:table-row>
        <table:table-row table:style-name="ro2" table:number-rows-repeated="2">
          <table:table-cell table:style-name="ce1" table:number-columns-repeated="51"/>
          <table:table-cell table:number-columns-repeated="13"/>
        </table:table-row>
        <table:table-row table:style-name="ro7" table:number-rows-repeated="104849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1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3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£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4" loext:min-decimal-places="4" number:min-integer-digits="1"/>
    </number:number-style>
    <number:percentage-style style:name="N136">
      <number:number number:decimal-places="1" loext:min-decimal-places="1" number:min-integer-digits="1"/>
      <number:text>%</number:text>
    </number:percentage-style>
    <number:number-style style:name="N137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ights-concentrations" style:display-name="PageStyle_weights-concent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ng_20_ref_20_coll" style:display-name="PageStyle_dung ref co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rappa" style:display-name="PageStyle_Harapp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nmer" style:display-name="PageStyle_Kanm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ikarpur" style:display-name="PageStyle_Shikarp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amgirpur" style:display-name="PageStyle_Alamgirp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 L</meta:initial-creator>
    <meta:creation-date>2010-03-20T12:28:33.713999900</meta:creation-date>
    <dc:creator>Carla Lancelotti</dc:creator>
    <dc:date>2017-10-16T16:58:29.080000000</dc:date>
    <meta:document-statistic meta:table-count="6" meta:cell-count="6334" meta:object-count="0"/>
    <meta:generator>LibreOffice/6.4.2.2$MacOSX_X86_64 LibreOffice_project/4e471d8c02c9c90f512f7f9ead8875b57fcb1ec3</meta:generator>
  </office:meta>
</office:document-meta>
</file>